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419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13.3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NFORMED PERIOD OF REPORT:</text:p>
          </table:table-cell>
          <table:table-cell office:value-type="string">
            <text:p><text:tab/>20120630<text:tab/></text:p>
          </table:table-cell>
          <table:table-cell table:number-columns-repeated="2"/>
        </table:table-row>
        <table:table-row table:style-name="ro1">
          <table:table-cell office:value-type="string">
            <text:p>FILED AS OF DATE:<text:tab/><text:tab/>201208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/>MARKET</text:p>
          </table:table-cell>
          <table:table-cell office:value-type="string">
            <text:p><text:s text:c="2"/>SHRS OR <text:s/>SH/ PUT/ INVESTMENT <text:s/>OTHER <text:s text:c="4"/>VOTING AUTHORITY<text:tab/><text:tab/></text:p>
          </table:table-cell>
        </table:table-row>
        <table:table-row table:style-name="ro1">
          <table:table-cell office:value-type="string">
            <text:p>NAME OF ISSUER</text:p>
          </table:table-cell>
          <table:table-cell office:value-type="string">
            <text:p><text:s text:c="2"/>TITLE OF CLASS <text:s text:c="2"/>CUSIP</text:p>
          </table:table-cell>
          <table:table-cell office:value-type="string">
            <text:p><text:s/>VALUE</text:p>
          </table:table-cell>
          <table:table-cell office:value-type="string">
            <text:p><text:s text:c="2"/>PRN AMT <text:s/>PRN CALL DESCRETION <text:s/>MANAGERS <text:s/>SOLE <text:s text:c="7"/>SHARED <text:s/>NONE<text:tab/><text:tab/></text:p>
          </table:table-cell>
        </table:table-row>
        <table:table-row table:style-name="ro1">
          <table:table-cell office:value-type="string">
            <text:p>&lt;S&gt;</text:p>
          </table:table-cell>
          <table:table-cell office:value-type="string">
            <text:p><text:s text:c="2"/>&lt;C&gt; <text:s text:c="13"/>&lt;C&gt;</text:p>
          </table:table-cell>
          <table:table-cell office:value-type="string">
            <text:p><text:s/>&lt;C&gt;</text:p>
          </table:table-cell>
          <table:table-cell office:value-type="string">
            <text:p><text:s text:c="2"/>&lt;C&gt; <text:s text:c="5"/>&lt;C&gt; <text:s text:c="5"/>&lt;C&gt; <text:s text:c="18"/>&lt;C&gt; <text:s text:c="8"/>&lt;C&gt; <text:s text:c="4"/>&lt;C&gt;<text:tab/><text:tab/></text:p>
          </table:table-cell>
        </table:table-row>
        <table:table-row table:style-name="ro1">
          <table:table-cell office:value-type="string">
            <text:p>AGILENT TECHNOLOGIES INC</text:p>
          </table:table-cell>
          <table:table-cell office:value-type="string">
            <text:p><text:s text:c="2"/>COM <text:s text:c="12"/>00846U101</text:p>
          </table:table-cell>
          <table:table-cell office:value-type="float" office:value="1104">
            <text:p>1104</text:p>
          </table:table-cell>
          <table:table-cell office:value-type="string">
            <text:p><text:s text:c="3"/>28144 <text:s text:c="2"/>SH <text:s text:c="7"/>SOLE <text:s text:c="16"/>28144 <text:s text:c="6"/>0 <text:s text:c="7"/>0<text:tab/><text:tab/></text:p>
          </table:table-cell>
        </table:table-row>
        <table:table-row table:style-name="ro1">
          <table:table-cell office:value-type="string">
            <text:p>ASSET ACCEP CAP CORP</text:p>
          </table:table-cell>
          <table:table-cell office:value-type="string">
            <text:p><text:s text:c="2"/>COM <text:s text:c="12"/>04543P100</text:p>
          </table:table-cell>
          <table:table-cell office:value-type="float" office:value="86">
            <text:p>86</text:p>
          </table:table-cell>
          <table:table-cell office:value-type="string">
            <text:p><text:s text:c="3"/>12700 <text:s text:c="2"/>SH <text:s text:c="7"/>SOLE <text:s text:c="16"/>12700 <text:s text:c="6"/>0 <text:s text:c="7"/>0<text:tab/><text:tab/></text:p>
          </table:table-cell>
        </table:table-row>
        <table:table-row table:style-name="ro1">
          <table:table-cell office:value-type="string">
            <text:p>APPLE INC</text:p>
          </table:table-cell>
          <table:table-cell office:value-type="string">
            <text:p><text:s text:c="2"/>COM <text:s text:c="12"/>037833100</text:p>
          </table:table-cell>
          <table:table-cell office:value-type="float" office:value="1215">
            <text:p>1215</text:p>
          </table:table-cell>
          <table:table-cell office:value-type="string">
            <text:p><text:s text:c="4"/>2081 <text:s text:c="2"/>SH <text:s text:c="7"/>SOLE <text:s text:c="17"/>2081 <text:s text:c="6"/>0 <text:s text:c="7"/>0<text:tab/><text:tab/></text:p>
          </table:table-cell>
        </table:table-row>
        <table:table-row table:style-name="ro1">
          <table:table-cell office:value-type="string">
            <text:p>AMERIS BANCORP</text:p>
          </table:table-cell>
          <table:table-cell office:value-type="string">
            <text:p><text:s text:c="2"/>COM <text:s text:c="12"/>03076K108</text:p>
          </table:table-cell>
          <table:table-cell office:value-type="float" office:value="173">
            <text:p>173</text:p>
          </table:table-cell>
          <table:table-cell office:value-type="string">
            <text:p><text:s text:c="3"/>13757 <text:s text:c="2"/>SH <text:s text:c="7"/>SOLE <text:s text:c="16"/>13757 <text:s text:c="6"/>0 <text:s text:c="7"/>0<text:tab/><text:tab/></text:p>
          </table:table-cell>
        </table:table-row>
        <table:table-row table:style-name="ro1">
          <table:table-cell office:value-type="string">
            <text:p>ASBURY AUTOMOTIVE GROUP INC</text:p>
          </table:table-cell>
          <table:table-cell office:value-type="string">
            <text:p><text:s text:c="2"/>COM <text:s text:c="12"/>043436104</text:p>
          </table:table-cell>
          <table:table-cell office:value-type="float" office:value="731">
            <text:p>731</text:p>
          </table:table-cell>
          <table:table-cell office:value-type="string">
            <text:p><text:s text:c="3"/>30836 <text:s text:c="2"/>SH <text:s text:c="7"/>SOLE <text:s text:c="16"/>30836 <text:s text:c="6"/>0 <text:s text:c="7"/>0<text:tab/><text:tab/></text:p>
          </table:table-cell>
        </table:table-row>
        <table:table-row table:style-name="ro1">
          <table:table-cell office:value-type="string">
            <text:p>ARBOR RLTY TR INC</text:p>
          </table:table-cell>
          <table:table-cell office:value-type="string">
            <text:p><text:s text:c="2"/>COM <text:s text:c="12"/>038923108</text:p>
          </table:table-cell>
          <table:table-cell office:value-type="float" office:value="171">
            <text:p>171</text:p>
          </table:table-cell>
          <table:table-cell office:value-type="string">
            <text:p><text:s text:c="3"/>31900 <text:s text:c="2"/>SH <text:s text:c="7"/>SOLE <text:s text:c="16"/>31900 <text:s text:c="6"/>0 <text:s text:c="7"/>0<text:tab/><text:tab/></text:p>
          </table:table-cell>
        </table:table-row>
        <table:table-row table:style-name="ro1">
          <table:table-cell office:value-type="string">
            <text:p>ABBOTT LABS</text:p>
          </table:table-cell>
          <table:table-cell office:value-type="string">
            <text:p><text:s text:c="2"/>COM <text:s text:c="12"/>002824100</text:p>
          </table:table-cell>
          <table:table-cell office:value-type="float" office:value="1620">
            <text:p>1620</text:p>
          </table:table-cell>
          <table:table-cell office:value-type="string">
            <text:p><text:s text:c="3"/>25124 <text:s text:c="2"/>SH <text:s text:c="7"/>SOLE <text:s text:c="16"/>25124 <text:s text:c="6"/>0 <text:s text:c="7"/>0<text:tab/><text:tab/></text:p>
          </table:table-cell>
        </table:table-row>
        <table:table-row table:style-name="ro1">
          <table:table-cell office:value-type="string">
            <text:p>ARCTIC CAT INC</text:p>
          </table:table-cell>
          <table:table-cell office:value-type="string">
            <text:p><text:s text:c="2"/>COM <text:s text:c="12"/>039670104</text:p>
          </table:table-cell>
          <table:table-cell office:value-type="float" office:value="723">
            <text:p>723</text:p>
          </table:table-cell>
          <table:table-cell office:value-type="string">
            <text:p><text:s text:c="3"/>19765 <text:s text:c="2"/>SH <text:s text:c="7"/>SOLE <text:s text:c="16"/>19765 <text:s text:c="6"/>0 <text:s text:c="7"/>0<text:tab/><text:tab/></text:p>
          </table:table-cell>
        </table:table-row>
        <table:table-row table:style-name="ro1">
          <table:table-cell office:value-type="string">
            <text:p>ACCELRYS INC</text:p>
          </table:table-cell>
          <table:table-cell office:value-type="string">
            <text:p><text:s text:c="2"/>COM <text:s text:c="12"/>00430U103</text:p>
          </table:table-cell>
          <table:table-cell office:value-type="float" office:value="111">
            <text:p>111</text:p>
          </table:table-cell>
          <table:table-cell office:value-type="string">
            <text:p><text:s text:c="3"/>13691 <text:s text:c="2"/>SH <text:s text:c="7"/>SOLE <text:s text:c="16"/>13691 <text:s text:c="6"/>0 <text:s text:c="7"/>0<text:tab/><text:tab/></text:p>
          </table:table-cell>
        </table:table-row>
        <table:table-row table:style-name="ro1">
          <table:table-cell office:value-type="string">
            <text:p>ACE LTD</text:p>
          </table:table-cell>
          <table:table-cell office:value-type="string">
            <text:p><text:s text:c="2"/>SHS <text:s text:c="12"/>H0023R105</text:p>
          </table:table-cell>
          <table:table-cell office:value-type="float" office:value="311">
            <text:p>311</text:p>
          </table:table-cell>
          <table:table-cell office:value-type="string">
            <text:p><text:s text:c="4"/>4200 <text:s text:c="2"/>SH <text:s text:c="7"/>SOLE <text:s text:c="17"/>4200 <text:s text:c="6"/>0 <text:s text:c="7"/>0<text:tab/><text:tab/></text:p>
          </table:table-cell>
        </table:table-row>
        <table:table-row table:style-name="ro1">
          <table:table-cell office:value-type="string">
            <text:p>ARCH COAL INC</text:p>
          </table:table-cell>
          <table:table-cell office:value-type="string">
            <text:p><text:s text:c="2"/>COM <text:s text:c="12"/>039380100</text:p>
          </table:table-cell>
          <table:table-cell office:value-type="float" office:value="280">
            <text:p>280</text:p>
          </table:table-cell>
          <table:table-cell office:value-type="string">
            <text:p><text:s text:c="3"/>40682 <text:s text:c="2"/>SH <text:s text:c="7"/>SOLE <text:s text:c="16"/>40682 <text:s text:c="6"/>0 <text:s text:c="7"/>0<text:tab/><text:tab/></text:p>
          </table:table-cell>
        </table:table-row>
        <table:table-row table:style-name="ro1">
          <table:table-cell office:value-type="string">
            <text:p>AXCELIS TECHNOLOGIES INC</text:p>
          </table:table-cell>
          <table:table-cell office:value-type="string">
            <text:p><text:s text:c="2"/>COM <text:s text:c="12"/>054540109</text:p>
          </table:table-cell>
          <table:table-cell office:value-type="float" office:value="170">
            <text:p>170</text:p>
          </table:table-cell>
          <table:table-cell office:value-type="string">
            <text:p><text:s text:c="2"/>140698 <text:s text:c="2"/>SH <text:s text:c="7"/>SOLE <text:s text:c="15"/>140698 <text:s text:c="6"/>0 <text:s text:c="7"/>0<text:tab/><text:tab/></text:p>
          </table:table-cell>
        </table:table-row>
        <table:table-row table:style-name="ro1">
          <table:table-cell office:value-type="string">
            <text:p>ACCENTURE PLC IRELAND</text:p>
          </table:table-cell>
          <table:table-cell office:value-type="string">
            <text:p><text:s text:c="2"/>SHS CLASS A <text:s text:c="4"/>G1151C101</text:p>
          </table:table-cell>
          <table:table-cell office:value-type="float" office:value="1711">
            <text:p>1711</text:p>
          </table:table-cell>
          <table:table-cell office:value-type="string">
            <text:p><text:s text:c="3"/>28473 <text:s text:c="2"/>SH <text:s text:c="7"/>SOLE <text:s text:c="16"/>28473 <text:s text:c="6"/>0 <text:s text:c="7"/>0<text:tab/><text:tab/></text:p>
          </table:table-cell>
        </table:table-row>
        <table:table-row table:style-name="ro1">
          <table:table-cell office:value-type="string">
            <text:p>AMCOL INTL CORP</text:p>
          </table:table-cell>
          <table:table-cell office:value-type="string">
            <text:p><text:s text:c="2"/>COM <text:s text:c="12"/>02341W103</text:p>
          </table:table-cell>
          <table:table-cell office:value-type="float" office:value="273">
            <text:p>273</text:p>
          </table:table-cell>
          <table:table-cell office:value-type="string">
            <text:p><text:s text:c="4"/>9630 <text:s text:c="2"/>SH <text:s text:c="7"/>SOLE <text:s text:c="17"/>9630 <text:s text:c="6"/>0 <text:s text:c="7"/>0<text:tab/><text:tab/></text:p>
          </table:table-cell>
        </table:table-row>
        <table:table-row table:style-name="ro1">
          <table:table-cell office:value-type="string">
            <text:p>ANCESTRY COM INC</text:p>
          </table:table-cell>
          <table:table-cell office:value-type="string">
            <text:p><text:s text:c="2"/>COM <text:s text:c="12"/>032803108</text:p>
          </table:table-cell>
          <table:table-cell office:value-type="float" office:value="203">
            <text:p>203</text:p>
          </table:table-cell>
          <table:table-cell office:value-type="string">
            <text:p><text:s text:c="4"/>7387 <text:s text:c="2"/>SH <text:s text:c="7"/>SOLE <text:s text:c="17"/>7387 <text:s text:c="6"/>0 <text:s text:c="7"/>0<text:tab/><text:tab/></text:p>
          </table:table-cell>
        </table:table-row>
        <table:table-row table:style-name="ro1">
          <table:table-cell office:value-type="string">
            <text:p>ACORDA THERAPEUTICS INC</text:p>
          </table:table-cell>
          <table:table-cell office:value-type="string">
            <text:p><text:s text:c="2"/>COM <text:s text:c="12"/>00484M106</text:p>
          </table:table-cell>
          <table:table-cell office:value-type="float" office:value="517">
            <text:p>517</text:p>
          </table:table-cell>
          <table:table-cell office:value-type="string">
            <text:p><text:s text:c="3"/>22007 <text:s text:c="2"/>SH <text:s text:c="7"/>SOLE <text:s text:c="16"/>22007 <text:s text:c="6"/>0 <text:s text:c="7"/>0<text:tab/><text:tab/></text:p>
          </table:table-cell>
        </table:table-row>
        <table:table-row table:style-name="ro1">
          <table:table-cell office:value-type="string">
            <text:p>ACXIOM CORP</text:p>
          </table:table-cell>
          <table:table-cell office:value-type="string">
            <text:p><text:s text:c="2"/>COM <text:s text:c="12"/>005125109</text:p>
          </table:table-cell>
          <table:table-cell office:value-type="float" office:value="346">
            <text:p>346</text:p>
          </table:table-cell>
          <table:table-cell office:value-type="string">
            <text:p><text:s text:c="3"/>22909 <text:s text:c="2"/>SH <text:s text:c="7"/>SOLE <text:s text:c="16"/>22909 <text:s text:c="6"/>0 <text:s text:c="7"/>0<text:tab/><text:tab/></text:p>
          </table:table-cell>
        </table:table-row>
        <table:table-row table:style-name="ro1">
          <table:table-cell office:value-type="string">
            <text:p>ARCHER DANIELS MIDLAND CO</text:p>
          </table:table-cell>
          <table:table-cell office:value-type="string">
            <text:p><text:s text:c="2"/>COM <text:s text:c="12"/>039483102</text:p>
          </table:table-cell>
          <table:table-cell office:value-type="float" office:value="2490">
            <text:p>2490</text:p>
          </table:table-cell>
          <table:table-cell office:value-type="string">
            <text:p><text:s text:c="3"/>84358 <text:s text:c="2"/>SH <text:s text:c="7"/>SOLE <text:s text:c="16"/>84358 <text:s text:c="6"/>0 <text:s text:c="7"/>0<text:tab/><text:tab/></text:p>
          </table:table-cell>
        </table:table-row>
        <table:table-row table:style-name="ro1">
          <table:table-cell office:value-type="string">
            <text:p>AUTOMATIC DATA PROCESSING I</text:p>
          </table:table-cell>
          <table:table-cell office:value-type="string">
            <text:p><text:s text:c="2"/>COM <text:s text:c="12"/>053015103</text:p>
          </table:table-cell>
          <table:table-cell office:value-type="float" office:value="349">
            <text:p>349</text:p>
          </table:table-cell>
          <table:table-cell office:value-type="string">
            <text:p><text:s text:c="4"/>6263 <text:s text:c="2"/>SH <text:s text:c="7"/>SOLE <text:s text:c="17"/>6263 <text:s text:c="6"/>0 <text:s text:c="7"/>0<text:tab/><text:tab/></text:p>
          </table:table-cell>
        </table:table-row>
        <table:table-row table:style-name="ro1">
          <table:table-cell office:value-type="string">
            <text:p>FEIHE INTL INC</text:p>
          </table:table-cell>
          <table:table-cell office:value-type="string">
            <text:p><text:s text:c="2"/>COM <text:s text:c="12"/>31429Y103</text:p>
          </table:table-cell>
          <table:table-cell office:value-type="float" office:value="96">
            <text:p>96</text:p>
          </table:table-cell>
          <table:table-cell office:value-type="string">
            <text:p><text:s text:c="3"/>14040 <text:s text:c="2"/>SH <text:s text:c="7"/>SOLE <text:s text:c="16"/>14040 <text:s text:c="6"/>0 <text:s text:c="7"/>0<text:tab/><text:tab/></text:p>
          </table:table-cell>
        </table:table-row>
        <table:table-row table:style-name="ro1">
          <table:table-cell office:value-type="string">
            <text:p>ADAMS RES &amp; ENERGY INC</text:p>
          </table:table-cell>
          <table:table-cell office:value-type="string">
            <text:p><text:s text:c="2"/>COM NEW <text:s text:c="8"/>006351308</text:p>
          </table:table-cell>
          <table:table-cell office:value-type="float" office:value="1243">
            <text:p>1243</text:p>
          </table:table-cell>
          <table:table-cell office:value-type="string">
            <text:p><text:s text:c="3"/>29658 <text:s text:c="2"/>SH <text:s text:c="7"/>SOLE <text:s text:c="16"/>29658 <text:s text:c="6"/>0 <text:s text:c="7"/>0<text:tab/><text:tab/></text:p>
          </table:table-cell>
        </table:table-row>
        <table:table-row table:style-name="ro1">
          <table:table-cell office:value-type="string">
            <text:p>ASSOCIATED ESTATES RLTY COR</text:p>
          </table:table-cell>
          <table:table-cell office:value-type="string">
            <text:p><text:s text:c="2"/>COM <text:s text:c="12"/>045604105</text:p>
          </table:table-cell>
          <table:table-cell office:value-type="float" office:value="233">
            <text:p>233</text:p>
          </table:table-cell>
          <table:table-cell office:value-type="string">
            <text:p><text:s text:c="3"/>15600 <text:s text:c="2"/>SH <text:s text:c="7"/>SOLE <text:s text:c="16"/>15600 <text:s text:c="6"/>0 <text:s text:c="7"/>0<text:tab/><text:tab/></text:p>
          </table:table-cell>
        </table:table-row>
        <table:table-row table:style-name="ro1">
          <table:table-cell office:value-type="string">
            <text:p>AMEREN CORP</text:p>
          </table:table-cell>
          <table:table-cell office:value-type="string">
            <text:p><text:s text:c="2"/>COM <text:s text:c="12"/>023608102</text:p>
          </table:table-cell>
          <table:table-cell office:value-type="float" office:value="942">
            <text:p>942</text:p>
          </table:table-cell>
          <table:table-cell office:value-type="string">
            <text:p><text:s text:c="3"/>28071 <text:s text:c="2"/>SH <text:s text:c="7"/>SOLE <text:s text:c="16"/>28071 <text:s text:c="6"/>0 <text:s text:c="7"/>0<text:tab/><text:tab/></text:p>
          </table:table-cell>
        </table:table-row>
        <table:table-row table:style-name="ro1">
          <table:table-cell office:value-type="string">
            <text:p>AGNICO EAGLE MINES LTD</text:p>
          </table:table-cell>
          <table:table-cell office:value-type="string">
            <text:p><text:s text:c="2"/>COM <text:s text:c="12"/>008474108</text:p>
          </table:table-cell>
          <table:table-cell office:value-type="float" office:value="345">
            <text:p>345</text:p>
          </table:table-cell>
          <table:table-cell office:value-type="string">
            <text:p><text:s text:c="4"/>8534 <text:s text:c="2"/>SH <text:s text:c="7"/>SOLE <text:s text:c="17"/>8534 <text:s text:c="6"/>0 <text:s text:c="7"/>0<text:tab/><text:tab/></text:p>
          </table:table-cell>
        </table:table-row>
        <table:table-row table:style-name="ro1">
          <table:table-cell office:value-type="string">
            <text:p>AMERICAN EAGLE OUTFITTERS N</text:p>
          </table:table-cell>
          <table:table-cell office:value-type="string">
            <text:p><text:s text:c="2"/>COM <text:s text:c="12"/>02553E106</text:p>
          </table:table-cell>
          <table:table-cell office:value-type="float" office:value="312">
            <text:p>312</text:p>
          </table:table-cell>
          <table:table-cell office:value-type="string">
            <text:p><text:s text:c="3"/>15811 <text:s text:c="2"/>SH <text:s text:c="7"/>SOLE <text:s text:c="16"/>15811 <text:s text:c="6"/>0 <text:s text:c="7"/>0<text:tab/><text:tab/></text:p>
          </table:table-cell>
        </table:table-row>
        <table:table-row table:style-name="ro1">
          <table:table-cell office:value-type="string">
            <text:p>AEP INDS INC</text:p>
          </table:table-cell>
          <table:table-cell office:value-type="string">
            <text:p><text:s text:c="2"/>COM <text:s text:c="12"/>001031103</text:p>
          </table:table-cell>
          <table:table-cell office:value-type="float" office:value="593">
            <text:p>593</text:p>
          </table:table-cell>
          <table:table-cell office:value-type="string">
            <text:p><text:s text:c="3"/>13555 <text:s text:c="2"/>SH <text:s text:c="7"/>SOLE <text:s text:c="16"/>13555 <text:s text:c="6"/>0 <text:s text:c="7"/>0<text:tab/><text:tab/></text:p>
          </table:table-cell>
        </table:table-row>
        <table:table-row table:style-name="ro1">
          <table:table-cell office:value-type="string">
            <text:p>AETNA INC NEW</text:p>
          </table:table-cell>
          <table:table-cell office:value-type="string">
            <text:p><text:s text:c="2"/>COM <text:s text:c="12"/>00817Y108</text:p>
          </table:table-cell>
          <table:table-cell office:value-type="float" office:value="2911">
            <text:p>2911</text:p>
          </table:table-cell>
          <table:table-cell office:value-type="string">
            <text:p><text:s text:c="3"/>75074 <text:s text:c="2"/>SH <text:s text:c="7"/>SOLE <text:s text:c="16"/>75074 <text:s text:c="6"/>0 <text:s text:c="7"/>0<text:tab/><text:tab/></text:p>
          </table:table-cell>
        </table:table-row>
        <table:table-row table:style-name="ro1">
          <table:table-cell office:value-type="string">
            <text:p>ALMOST FAMILY INC</text:p>
          </table:table-cell>
          <table:table-cell office:value-type="string">
            <text:p><text:s text:c="2"/>COM <text:s text:c="12"/>020409108</text:p>
          </table:table-cell>
          <table:table-cell office:value-type="float" office:value="395">
            <text:p>395</text:p>
          </table:table-cell>
          <table:table-cell office:value-type="string">
            <text:p><text:s text:c="3"/>17674 <text:s text:c="2"/>SH <text:s text:c="7"/>SOLE <text:s text:c="16"/>17674 <text:s text:c="6"/>0 <text:s text:c="7"/>0<text:tab/><text:tab/></text:p>
          </table:table-cell>
        </table:table-row>
        <table:table-row table:style-name="ro1">
          <table:table-cell office:value-type="string">
            <text:p>AFFYMETRIX INC</text:p>
          </table:table-cell>
          <table:table-cell office:value-type="string">
            <text:p><text:s text:c="2"/>COM <text:s text:c="12"/>00826T108</text:p>
          </table:table-cell>
          <table:table-cell office:value-type="float" office:value="398">
            <text:p>398</text:p>
          </table:table-cell>
          <table:table-cell office:value-type="string">
            <text:p><text:s text:c="3"/>84824 <text:s text:c="2"/>SH <text:s text:c="7"/>SOLE <text:s text:c="16"/>84824 <text:s text:c="6"/>0 <text:s text:c="7"/>0<text:tab/><text:tab/></text:p>
          </table:table-cell>
        </table:table-row>
        <table:table-row table:style-name="ro1">
          <table:table-cell office:value-type="string">
            <text:p>AFLAC INC</text:p>
          </table:table-cell>
          <table:table-cell office:value-type="string">
            <text:p><text:s text:c="2"/>COM <text:s text:c="12"/>001055102</text:p>
          </table:table-cell>
          <table:table-cell office:value-type="float" office:value="457">
            <text:p>457</text:p>
          </table:table-cell>
          <table:table-cell office:value-type="string">
            <text:p><text:s text:c="3"/>10731 <text:s text:c="2"/>SH <text:s text:c="7"/>SOLE <text:s text:c="16"/>10731 <text:s text:c="6"/>0 <text:s text:c="7"/>0<text:tab/><text:tab/></text:p>
          </table:table-cell>
        </table:table-row>
        <table:table-row table:style-name="ro1">
          <table:table-cell office:value-type="string">
            <text:p>ALLERGAN INC</text:p>
          </table:table-cell>
          <table:table-cell office:value-type="string">
            <text:p><text:s text:c="2"/>COM <text:s text:c="12"/>018490102</text:p>
          </table:table-cell>
          <table:table-cell office:value-type="float" office:value="4468">
            <text:p>4468</text:p>
          </table:table-cell>
          <table:table-cell office:value-type="string">
            <text:p><text:s text:c="3"/>48262 <text:s text:c="2"/>SH <text:s text:c="7"/>SOLE <text:s text:c="16"/>48262 <text:s text:c="6"/>0 <text:s text:c="7"/>0<text:tab/><text:tab/></text:p>
          </table:table-cell>
        </table:table-row>
        <table:table-row table:style-name="ro1">
          <table:table-cell office:value-type="string">
            <text:p>A H BELO CORP</text:p>
          </table:table-cell>
          <table:table-cell office:value-type="string">
            <text:p><text:s text:c="2"/>COM CL A <text:s text:c="7"/>001282102</text:p>
          </table:table-cell>
          <table:table-cell office:value-type="float" office:value="177">
            <text:p>177</text:p>
          </table:table-cell>
          <table:table-cell office:value-type="string">
            <text:p><text:s text:c="3"/>44127 <text:s text:c="2"/>SH <text:s text:c="7"/>SOLE <text:s text:c="16"/>44127 <text:s text:c="6"/>0 <text:s text:c="7"/>0<text:tab/><text:tab/></text:p>
          </table:table-cell>
        </table:table-row>
        <table:table-row table:style-name="ro1">
          <table:table-cell office:value-type="string">
            <text:p>ALLIANCE HOLDINGS GP LP</text:p>
          </table:table-cell>
          <table:table-cell office:value-type="string">
            <text:p><text:s text:c="2"/>COM UNITS LP <text:s text:c="3"/>01861G100</text:p>
          </table:table-cell>
          <table:table-cell office:value-type="float" office:value="955">
            <text:p>955</text:p>
          </table:table-cell>
          <table:table-cell office:value-type="string">
            <text:p><text:s text:c="3"/>23038 <text:s text:c="2"/>SH <text:s text:c="7"/>SOLE <text:s text:c="16"/>23038 <text:s text:c="6"/>0 <text:s text:c="7"/>0<text:tab/><text:tab/></text:p>
          </table:table-cell>
        </table:table-row>
        <table:table-row table:style-name="ro1">
          <table:table-cell office:value-type="string">
            <text:p>AMERICAN INTL GROUP INC</text:p>
          </table:table-cell>
          <table:table-cell office:value-type="string">
            <text:p><text:s text:c="2"/>COM NEW <text:s text:c="8"/>026874784</text:p>
          </table:table-cell>
          <table:table-cell office:value-type="float" office:value="1621">
            <text:p>1621</text:p>
          </table:table-cell>
          <table:table-cell office:value-type="string">
            <text:p><text:s text:c="3"/>50529 <text:s text:c="2"/>SH <text:s text:c="7"/>SOLE <text:s text:c="16"/>50529 <text:s text:c="6"/>0 <text:s text:c="7"/>0<text:tab/><text:tab/></text:p>
          </table:table-cell>
        </table:table-row>
        <table:table-row table:style-name="ro1">
          <table:table-cell office:value-type="string">
            <text:p>AAR CORP</text:p>
          </table:table-cell>
          <table:table-cell office:value-type="string">
            <text:p><text:s text:c="2"/>COM <text:s text:c="12"/>000361105</text:p>
          </table:table-cell>
          <table:table-cell office:value-type="float" office:value="325">
            <text:p>325</text:p>
          </table:table-cell>
          <table:table-cell office:value-type="string">
            <text:p><text:s text:c="3"/>24138 <text:s text:c="2"/>SH <text:s text:c="7"/>SOLE <text:s text:c="16"/>24138 <text:s text:c="6"/>0 <text:s text:c="7"/>0<text:tab/><text:tab/></text:p>
          </table:table-cell>
        </table:table-row>
        <table:table-row table:style-name="ro1">
          <table:table-cell office:value-type="string">
            <text:p>APARTMENT INVT &amp; MGMT CO</text:p>
          </table:table-cell>
          <table:table-cell office:value-type="string">
            <text:p><text:s text:c="2"/>CL A <text:s text:c="11"/>03748R101</text:p>
          </table:table-cell>
          <table:table-cell office:value-type="float" office:value="310">
            <text:p>310</text:p>
          </table:table-cell>
          <table:table-cell office:value-type="string">
            <text:p><text:s text:c="3"/>11484 <text:s text:c="2"/>SH <text:s text:c="7"/>SOLE <text:s text:c="16"/>11484 <text:s text:c="6"/>0 <text:s text:c="7"/>0<text:tab/><text:tab/></text:p>
          </table:table-cell>
        </table:table-row>
        <table:table-row table:style-name="ro1">
          <table:table-cell office:value-type="string">
            <text:p>ASSURANT INC</text:p>
          </table:table-cell>
          <table:table-cell office:value-type="string">
            <text:p><text:s text:c="2"/>COM <text:s text:c="12"/>04621X108</text:p>
          </table:table-cell>
          <table:table-cell office:value-type="float" office:value="1070">
            <text:p>1070</text:p>
          </table:table-cell>
          <table:table-cell office:value-type="string">
            <text:p><text:s text:c="3"/>30700 <text:s text:c="2"/>SH <text:s text:c="7"/>SOLE <text:s text:c="16"/>30700 <text:s text:c="6"/>0 <text:s text:c="7"/>0<text:tab/><text:tab/></text:p>
          </table:table-cell>
        </table:table-row>
        <table:table-row table:style-name="ro1">
          <table:table-cell office:value-type="string">
            <text:p>GALLAGHER ARTHUR J &amp; CO</text:p>
          </table:table-cell>
          <table:table-cell office:value-type="string">
            <text:p><text:s text:c="2"/>COM <text:s text:c="12"/>363576109</text:p>
          </table:table-cell>
          <table:table-cell office:value-type="float" office:value="358">
            <text:p>358</text:p>
          </table:table-cell>
          <table:table-cell office:value-type="string">
            <text:p><text:s text:c="3"/>10205 <text:s text:c="2"/>SH <text:s text:c="7"/>SOLE <text:s text:c="16"/>10205 <text:s text:c="6"/>0 <text:s text:c="7"/>0<text:tab/><text:tab/></text:p>
          </table:table-cell>
        </table:table-row>
        <table:table-row table:style-name="ro1">
          <table:table-cell office:value-type="string">
            <text:p>AKORN INC</text:p>
          </table:table-cell>
          <table:table-cell office:value-type="string">
            <text:p><text:s text:c="2"/>COM <text:s text:c="12"/>009728106</text:p>
          </table:table-cell>
          <table:table-cell office:value-type="float" office:value="227">
            <text:p>227</text:p>
          </table:table-cell>
          <table:table-cell office:value-type="string">
            <text:p><text:s text:c="3"/>14370 <text:s text:c="2"/>SH <text:s text:c="7"/>SOLE <text:s text:c="16"/>14370 <text:s text:c="6"/>0 <text:s text:c="7"/>0<text:tab/><text:tab/></text:p>
          </table:table-cell>
        </table:table-row>
        <table:table-row table:style-name="ro1">
          <table:table-cell office:value-type="string">
            <text:p>ALAMO GROUP INC</text:p>
          </table:table-cell>
          <table:table-cell office:value-type="string">
            <text:p><text:s text:c="2"/>COM <text:s text:c="12"/>011311107</text:p>
          </table:table-cell>
          <table:table-cell office:value-type="float" office:value="657">
            <text:p>657</text:p>
          </table:table-cell>
          <table:table-cell office:value-type="string">
            <text:p><text:s text:c="3"/>20937 <text:s text:c="2"/>SH <text:s text:c="7"/>SOLE <text:s text:c="16"/>20937 <text:s text:c="6"/>0 <text:s text:c="7"/>0<text:tab/><text:tab/></text:p>
          </table:table-cell>
        </table:table-row>
        <table:table-row table:style-name="ro1">
          <table:table-cell office:value-type="string">
            <text:p>ALIGN TECHNOLOGY INC</text:p>
          </table:table-cell>
          <table:table-cell office:value-type="string">
            <text:p><text:s text:c="2"/>COM <text:s text:c="12"/>016255101</text:p>
          </table:table-cell>
          <table:table-cell office:value-type="float" office:value="258">
            <text:p>258</text:p>
          </table:table-cell>
          <table:table-cell office:value-type="string">
            <text:p><text:s text:c="4"/>7700 <text:s text:c="2"/>SH <text:s text:c="7"/>SOLE <text:s text:c="17"/>7700 <text:s text:c="6"/>0 <text:s text:c="7"/>0<text:tab/><text:tab/></text:p>
          </table:table-cell>
        </table:table-row>
        <table:table-row table:style-name="ro1">
          <table:table-cell office:value-type="string">
            <text:p>ALON USA ENERGY INC</text:p>
          </table:table-cell>
          <table:table-cell office:value-type="string">
            <text:p><text:s text:c="2"/>COM <text:s text:c="12"/>020520102</text:p>
          </table:table-cell>
          <table:table-cell office:value-type="float" office:value="519">
            <text:p>519</text:p>
          </table:table-cell>
          <table:table-cell office:value-type="string">
            <text:p><text:s text:c="3"/>61400 <text:s text:c="2"/>SH <text:s text:c="7"/>SOLE <text:s text:c="16"/>61400 <text:s text:c="6"/>0 <text:s text:c="7"/>0<text:tab/><text:tab/></text:p>
          </table:table-cell>
        </table:table-row>
        <table:table-row table:style-name="ro1">
          <table:table-cell office:value-type="string">
            <text:p>ALASKA AIR GROUP INC</text:p>
          </table:table-cell>
          <table:table-cell office:value-type="string">
            <text:p><text:s text:c="2"/>COM <text:s text:c="12"/>011659109</text:p>
          </table:table-cell>
          <table:table-cell office:value-type="float" office:value="477">
            <text:p>477</text:p>
          </table:table-cell>
          <table:table-cell office:value-type="string">
            <text:p><text:s text:c="3"/>13280 <text:s text:c="2"/>SH <text:s text:c="7"/>SOLE <text:s text:c="16"/>13280 <text:s text:c="6"/>0 <text:s text:c="7"/>0<text:tab/><text:tab/></text:p>
          </table:table-cell>
        </table:table-row>
        <table:table-row table:style-name="ro1">
          <table:table-cell office:value-type="string">
            <text:p>ALKERMES PLC</text:p>
          </table:table-cell>
          <table:table-cell office:value-type="string">
            <text:p><text:s text:c="2"/>SHS <text:s text:c="12"/>G01767105</text:p>
          </table:table-cell>
          <table:table-cell office:value-type="float" office:value="403">
            <text:p>403</text:p>
          </table:table-cell>
          <table:table-cell office:value-type="string">
            <text:p><text:s text:c="3"/>23744 <text:s text:c="2"/>SH <text:s text:c="7"/>SOLE <text:s text:c="16"/>23744 <text:s text:c="6"/>0 <text:s text:c="7"/>0<text:tab/><text:tab/></text:p>
          </table:table-cell>
        </table:table-row>
        <table:table-row table:style-name="ro1">
          <table:table-cell office:value-type="string">
            <text:p>ALLSTATE CORP</text:p>
          </table:table-cell>
          <table:table-cell office:value-type="string">
            <text:p><text:s text:c="2"/>COM <text:s text:c="12"/>020002101</text:p>
          </table:table-cell>
          <table:table-cell office:value-type="float" office:value="550">
            <text:p>550</text:p>
          </table:table-cell>
          <table:table-cell office:value-type="string">
            <text:p><text:s text:c="3"/>15664 <text:s text:c="2"/>SH <text:s text:c="7"/>SOLE <text:s text:c="16"/>15664 <text:s text:c="6"/>0 <text:s text:c="7"/>0<text:tab/><text:tab/></text:p>
          </table:table-cell>
        </table:table-row>
        <table:table-row table:style-name="ro1">
          <table:table-cell office:value-type="string">
            <text:p>ALEXION PHARMACEUTICALS INC</text:p>
          </table:table-cell>
          <table:table-cell office:value-type="string">
            <text:p><text:s text:c="2"/>COM <text:s text:c="12"/>015351109</text:p>
          </table:table-cell>
          <table:table-cell office:value-type="float" office:value="252">
            <text:p>252</text:p>
          </table:table-cell>
          <table:table-cell office:value-type="string">
            <text:p><text:s text:c="4"/>2539 <text:s text:c="2"/>SH <text:s text:c="7"/>SOLE <text:s text:c="17"/>2539 <text:s text:c="6"/>0 <text:s text:c="7"/>0<text:tab/><text:tab/></text:p>
          </table:table-cell>
        </table:table-row>
        <table:table-row table:style-name="ro1">
          <table:table-cell office:value-type="string">
            <text:p>AMERICAN GREETINGS CORP</text:p>
          </table:table-cell>
          <table:table-cell office:value-type="string">
            <text:p><text:s text:c="2"/>CL A <text:s text:c="11"/>026375105</text:p>
          </table:table-cell>
          <table:table-cell office:value-type="float" office:value="474">
            <text:p>474</text:p>
          </table:table-cell>
          <table:table-cell office:value-type="string">
            <text:p><text:s text:c="3"/>32455 <text:s text:c="2"/>SH <text:s text:c="7"/>SOLE <text:s text:c="16"/>32455 <text:s text:c="6"/>0 <text:s text:c="7"/>0<text:tab/><text:tab/></text:p>
          </table:table-cell>
        </table:table-row>
        <table:table-row table:style-name="ro1">
          <table:table-cell office:value-type="string">
            <text:p>AMC NETWORKS INC</text:p>
          </table:table-cell>
          <table:table-cell office:value-type="string">
            <text:p><text:s text:c="2"/>CL A <text:s text:c="11"/>00164V103</text:p>
          </table:table-cell>
          <table:table-cell office:value-type="float" office:value="376">
            <text:p>376</text:p>
          </table:table-cell>
          <table:table-cell office:value-type="string">
            <text:p><text:s text:c="3"/>10578 <text:s text:c="2"/>SH <text:s text:c="7"/>SOLE <text:s text:c="16"/>10578 <text:s text:c="6"/>0 <text:s text:c="7"/>0<text:tab/><text:tab/></text:p>
          </table:table-cell>
        </table:table-row>
        <table:table-row table:style-name="ro1">
          <table:table-cell office:value-type="string">
            <text:p>ADVANCED MICRO DEVICES INC</text:p>
          </table:table-cell>
          <table:table-cell office:value-type="string">
            <text:p><text:s text:c="2"/>COM <text:s text:c="12"/>007903107</text:p>
          </table:table-cell>
          <table:table-cell office:value-type="float" office:value="705">
            <text:p>705</text:p>
          </table:table-cell>
          <table:table-cell office:value-type="string">
            <text:p><text:s text:c="2"/>123090 <text:s text:c="2"/>SH <text:s text:c="7"/>SOLE <text:s text:c="15"/>123090 <text:s text:c="6"/>0 <text:s text:c="7"/>0<text:tab/><text:tab/></text:p>
          </table:table-cell>
        </table:table-row>
        <table:table-row table:style-name="ro1">
          <table:table-cell office:value-type="string">
            <text:p>AMEDISYS INC</text:p>
          </table:table-cell>
          <table:table-cell office:value-type="string">
            <text:p><text:s text:c="2"/>COM <text:s text:c="12"/>023436108</text:p>
          </table:table-cell>
          <table:table-cell office:value-type="float" office:value="495">
            <text:p>495</text:p>
          </table:table-cell>
          <table:table-cell office:value-type="string">
            <text:p><text:s text:c="3"/>39758 <text:s text:c="2"/>SH <text:s text:c="7"/>SOLE <text:s text:c="16"/>39758 <text:s text:c="6"/>0 <text:s text:c="7"/>0<text:tab/><text:tab/></text:p>
          </table:table-cell>
        </table:table-row>
        <table:table-row table:style-name="ro1">
          <table:table-cell office:value-type="string">
            <text:p>AMGEN INC</text:p>
          </table:table-cell>
          <table:table-cell office:value-type="string">
            <text:p><text:s text:c="2"/>COM <text:s text:c="12"/>031162100</text:p>
          </table:table-cell>
          <table:table-cell office:value-type="float" office:value="1661">
            <text:p>1661</text:p>
          </table:table-cell>
          <table:table-cell office:value-type="string">
            <text:p><text:s text:c="3"/>22788 <text:s text:c="2"/>SH <text:s text:c="7"/>SOLE <text:s text:c="16"/>22788 <text:s text:c="6"/>0 <text:s text:c="7"/>0<text:tab/><text:tab/></text:p>
          </table:table-cell>
        </table:table-row>
        <table:table-row table:style-name="ro1">
          <table:table-cell office:value-type="string">
            <text:p>AMKOR TECHNOLOGY INC</text:p>
          </table:table-cell>
          <table:table-cell office:value-type="string">
            <text:p><text:s text:c="2"/>COM <text:s text:c="12"/>031652100</text:p>
          </table:table-cell>
          <table:table-cell office:value-type="float" office:value="1174">
            <text:p>1174</text:p>
          </table:table-cell>
          <table:table-cell office:value-type="string">
            <text:p><text:s text:c="2"/>240295 <text:s text:c="2"/>SH <text:s text:c="7"/>SOLE <text:s text:c="15"/>240295 <text:s text:c="6"/>0 <text:s text:c="7"/>0<text:tab/><text:tab/></text:p>
          </table:table-cell>
        </table:table-row>
        <table:table-row table:style-name="ro1">
          <table:table-cell office:value-type="string">
            <text:p>ALBANY MOLECULAR RESH INC</text:p>
          </table:table-cell>
          <table:table-cell office:value-type="string">
            <text:p><text:s text:c="2"/>COM <text:s text:c="12"/>012423109</text:p>
          </table:table-cell>
          <table:table-cell office:value-type="float" office:value="151">
            <text:p>151</text:p>
          </table:table-cell>
          <table:table-cell office:value-type="string">
            <text:p><text:s text:c="3"/>59056 <text:s text:c="2"/>SH <text:s text:c="7"/>SOLE <text:s text:c="16"/>59056 <text:s text:c="6"/>0 <text:s text:c="7"/>0<text:tab/><text:tab/></text:p>
          </table:table-cell>
        </table:table-row>
        <table:table-row table:style-name="ro1">
          <table:table-cell office:value-type="string">
            <text:p>AMERICAN SOFTWARE INC</text:p>
          </table:table-cell>
          <table:table-cell office:value-type="string">
            <text:p><text:s text:c="2"/>CL A <text:s text:c="11"/>029683109</text:p>
          </table:table-cell>
          <table:table-cell office:value-type="float" office:value="217">
            <text:p>217</text:p>
          </table:table-cell>
          <table:table-cell office:value-type="string">
            <text:p><text:s text:c="3"/>27307 <text:s text:c="2"/>SH <text:s text:c="7"/>SOLE <text:s text:c="16"/>27307 <text:s text:c="6"/>0 <text:s text:c="7"/>0<text:tab/><text:tab/></text:p>
          </table:table-cell>
        </table:table-row>
        <table:table-row table:style-name="ro1">
          <table:table-cell office:value-type="string">
            <text:p>AMERICAN TOWER CORP NEW</text:p>
          </table:table-cell>
          <table:table-cell office:value-type="string">
            <text:p><text:s text:c="2"/>COM <text:s text:c="12"/>03027X100</text:p>
          </table:table-cell>
          <table:table-cell office:value-type="float" office:value="211">
            <text:p>211</text:p>
          </table:table-cell>
          <table:table-cell office:value-type="string">
            <text:p><text:s text:c="4"/>3012 <text:s text:c="2"/>SH <text:s text:c="7"/>SOLE <text:s text:c="17"/>3012 <text:s text:c="6"/>0 <text:s text:c="7"/>0<text:tab/><text:tab/></text:p>
          </table:table-cell>
        </table:table-row>
        <table:table-row table:style-name="ro1">
          <table:table-cell office:value-type="string">
            <text:p>TD AMERITRADE HLDG CORP</text:p>
          </table:table-cell>
          <table:table-cell office:value-type="string">
            <text:p><text:s text:c="2"/>COM <text:s text:c="12"/>87236Y108</text:p>
          </table:table-cell>
          <table:table-cell office:value-type="float" office:value="372">
            <text:p>372</text:p>
          </table:table-cell>
          <table:table-cell office:value-type="string">
            <text:p><text:s text:c="3"/>21871 <text:s text:c="2"/>SH <text:s text:c="7"/>SOLE <text:s text:c="16"/>21871 <text:s text:c="6"/>0 <text:s text:c="7"/>0<text:tab/><text:tab/></text:p>
          </table:table-cell>
        </table:table-row>
        <table:table-row table:style-name="ro1">
          <table:table-cell office:value-type="string">
            <text:p>AUTONATION INC</text:p>
          </table:table-cell>
          <table:table-cell office:value-type="string">
            <text:p><text:s text:c="2"/>COM <text:s text:c="12"/>05329W102</text:p>
          </table:table-cell>
          <table:table-cell office:value-type="float" office:value="442">
            <text:p>442</text:p>
          </table:table-cell>
          <table:table-cell office:value-type="string">
            <text:p><text:s text:c="3"/>12518 <text:s text:c="2"/>SH <text:s text:c="7"/>SOLE <text:s text:c="16"/>12518 <text:s text:c="6"/>0 <text:s text:c="7"/>0<text:tab/><text:tab/></text:p>
          </table:table-cell>
        </table:table-row>
        <table:table-row table:style-name="ro1">
          <table:table-cell office:value-type="string">
            <text:p>ANDERSONS INC</text:p>
          </table:table-cell>
          <table:table-cell office:value-type="string">
            <text:p><text:s text:c="2"/>COM <text:s text:c="12"/>034164103</text:p>
          </table:table-cell>
          <table:table-cell office:value-type="float" office:value="494">
            <text:p>494</text:p>
          </table:table-cell>
          <table:table-cell office:value-type="string">
            <text:p><text:s text:c="3"/>11593 <text:s text:c="2"/>SH <text:s text:c="7"/>SOLE <text:s text:c="16"/>11593 <text:s text:c="6"/>0 <text:s text:c="7"/>0<text:tab/><text:tab/></text:p>
          </table:table-cell>
        </table:table-row>
        <table:table-row table:style-name="ro1">
          <table:table-cell office:value-type="string">
            <text:p>ANWORTH MORTGAGE ASSET CP</text:p>
          </table:table-cell>
          <table:table-cell office:value-type="string">
            <text:p><text:s text:c="2"/>COM <text:s text:c="12"/>037347101</text:p>
          </table:table-cell>
          <table:table-cell office:value-type="float" office:value="334">
            <text:p>334</text:p>
          </table:table-cell>
          <table:table-cell office:value-type="string">
            <text:p><text:s text:c="3"/>47388 <text:s text:c="2"/>SH <text:s text:c="7"/>SOLE <text:s text:c="16"/>47388 <text:s text:c="6"/>0 <text:s text:c="7"/>0<text:tab/><text:tab/></text:p>
          </table:table-cell>
        </table:table-row>
        <table:table-row table:style-name="ro1">
          <table:table-cell office:value-type="string">
            <text:p>ANIKA THERAPEUTICS INC</text:p>
          </table:table-cell>
          <table:table-cell office:value-type="string">
            <text:p><text:s text:c="2"/>COM <text:s text:c="12"/>035255108</text:p>
          </table:table-cell>
          <table:table-cell office:value-type="float" office:value="360">
            <text:p>360</text:p>
          </table:table-cell>
          <table:table-cell office:value-type="string">
            <text:p><text:s text:c="3"/>26500 <text:s text:c="2"/>SH <text:s text:c="7"/>SOLE <text:s text:c="16"/>26500 <text:s text:c="6"/>0 <text:s text:c="7"/>0<text:tab/><text:tab/></text:p>
          </table:table-cell>
        </table:table-row>
        <table:table-row table:style-name="ro1">
          <table:table-cell office:value-type="string">
            <text:p>ANN INC</text:p>
          </table:table-cell>
          <table:table-cell office:value-type="string">
            <text:p><text:s text:c="2"/>COM <text:s text:c="12"/>035623107</text:p>
          </table:table-cell>
          <table:table-cell office:value-type="float" office:value="1235">
            <text:p>1235</text:p>
          </table:table-cell>
          <table:table-cell office:value-type="string">
            <text:p><text:s text:c="3"/>48434 <text:s text:c="2"/>SH <text:s text:c="7"/>SOLE <text:s text:c="16"/>48434 <text:s text:c="6"/>0 <text:s text:c="7"/>0<text:tab/><text:tab/></text:p>
          </table:table-cell>
        </table:table-row>
        <table:table-row table:style-name="ro1">
          <table:table-cell office:value-type="string">
            <text:p>ALPHA NATURAL RESOURCES INC</text:p>
          </table:table-cell>
          <table:table-cell office:value-type="string">
            <text:p><text:s text:c="2"/>COM <text:s text:c="12"/>02076X102</text:p>
          </table:table-cell>
          <table:table-cell office:value-type="float" office:value="139">
            <text:p>139</text:p>
          </table:table-cell>
          <table:table-cell office:value-type="string">
            <text:p><text:s text:c="3"/>16002 <text:s text:c="2"/>SH <text:s text:c="7"/>SOLE <text:s text:c="16"/>16002 <text:s text:c="6"/>0 <text:s text:c="7"/>0<text:tab/><text:tab/></text:p>
          </table:table-cell>
        </table:table-row>
        <table:table-row table:style-name="ro1">
          <table:table-cell office:value-type="string">
            <text:p>AOL INC</text:p>
          </table:table-cell>
          <table:table-cell office:value-type="string">
            <text:p><text:s text:c="2"/>COM <text:s text:c="12"/>00184X105</text:p>
          </table:table-cell>
          <table:table-cell office:value-type="float" office:value="702">
            <text:p>702</text:p>
          </table:table-cell>
          <table:table-cell office:value-type="string">
            <text:p><text:s text:c="3"/>25009 <text:s text:c="2"/>SH <text:s text:c="7"/>SOLE <text:s text:c="16"/>25009 <text:s text:c="6"/>0 <text:s text:c="7"/>0<text:tab/><text:tab/></text:p>
          </table:table-cell>
        </table:table-row>
        <table:table-row table:style-name="ro1">
          <table:table-cell office:value-type="string">
            <text:p>AON PLC</text:p>
          </table:table-cell>
          <table:table-cell office:value-type="string">
            <text:p><text:s text:c="2"/>SHS CL A <text:s text:c="7"/>G0408V102</text:p>
          </table:table-cell>
          <table:table-cell office:value-type="float" office:value="1369">
            <text:p>1369</text:p>
          </table:table-cell>
          <table:table-cell office:value-type="string">
            <text:p><text:s text:c="3"/>29271 <text:s text:c="2"/>SH <text:s text:c="7"/>SOLE <text:s text:c="16"/>29271 <text:s text:c="6"/>0 <text:s text:c="7"/>0<text:tab/><text:tab/></text:p>
          </table:table-cell>
        </table:table-row>
        <table:table-row table:style-name="ro1">
          <table:table-cell office:value-type="string">
            <text:p>SMITH A O</text:p>
          </table:table-cell>
          <table:table-cell office:value-type="string">
            <text:p><text:s text:c="2"/>COM <text:s text:c="12"/>831865209</text:p>
          </table:table-cell>
          <table:table-cell office:value-type="float" office:value="266">
            <text:p>266</text:p>
          </table:table-cell>
          <table:table-cell office:value-type="string">
            <text:p><text:s text:c="4"/>5444 <text:s text:c="2"/>SH <text:s text:c="7"/>SOLE <text:s text:c="17"/>5444 <text:s text:c="6"/>0 <text:s text:c="7"/>0<text:tab/><text:tab/></text:p>
          </table:table-cell>
        </table:table-row>
        <table:table-row table:style-name="ro1">
          <table:table-cell office:value-type="string">
            <text:p>ANADARKO PETE CORP</text:p>
          </table:table-cell>
          <table:table-cell office:value-type="string">
            <text:p><text:s text:c="2"/>COM <text:s text:c="12"/>032511107</text:p>
          </table:table-cell>
          <table:table-cell office:value-type="float" office:value="538">
            <text:p>538</text:p>
          </table:table-cell>
          <table:table-cell office:value-type="string">
            <text:p><text:s text:c="4"/>8128 <text:s text:c="2"/>SH <text:s text:c="7"/>SOLE <text:s text:c="17"/>8128 <text:s text:c="6"/>0 <text:s text:c="7"/>0<text:tab/><text:tab/></text:p>
          </table:table-cell>
        </table:table-row>
        <table:table-row table:style-name="ro1">
          <table:table-cell office:value-type="string">
            <text:p>AMPHENOL CORP NEW</text:p>
          </table:table-cell>
          <table:table-cell office:value-type="string">
            <text:p><text:s text:c="2"/>CL A <text:s text:c="11"/>032095101</text:p>
          </table:table-cell>
          <table:table-cell office:value-type="float" office:value="224">
            <text:p>224</text:p>
          </table:table-cell>
          <table:table-cell office:value-type="string">
            <text:p><text:s text:c="4"/>4070 <text:s text:c="2"/>SH <text:s text:c="7"/>SOLE <text:s text:c="17"/>4070 <text:s text:c="6"/>0 <text:s text:c="7"/>0<text:tab/><text:tab/></text:p>
          </table:table-cell>
        </table:table-row>
        <table:table-row table:style-name="ro1">
          <table:table-cell office:value-type="string">
            <text:p>ACME PACKET INC</text:p>
          </table:table-cell>
          <table:table-cell office:value-type="string">
            <text:p><text:s text:c="2"/>COM <text:s text:c="12"/>004764106</text:p>
          </table:table-cell>
          <table:table-cell office:value-type="float" office:value="318">
            <text:p>318</text:p>
          </table:table-cell>
          <table:table-cell office:value-type="string">
            <text:p><text:s text:c="3"/>17095 <text:s text:c="2"/>SH <text:s text:c="7"/>SOLE <text:s text:c="16"/>17095 <text:s text:c="6"/>0 <text:s text:c="7"/>0<text:tab/><text:tab/></text:p>
          </table:table-cell>
        </table:table-row>
        <table:table-row table:style-name="ro1">
          <table:table-cell office:value-type="string">
            <text:p>ATLAS PIPELINE PARTNERS LP</text:p>
          </table:table-cell>
          <table:table-cell office:value-type="string">
            <text:p><text:s text:c="2"/>UNIT L P INT <text:s text:c="3"/>049392103</text:p>
          </table:table-cell>
          <table:table-cell office:value-type="float" office:value="314">
            <text:p>314</text:p>
          </table:table-cell>
          <table:table-cell office:value-type="string">
            <text:p><text:s text:c="3"/>10055 <text:s text:c="2"/>SH <text:s text:c="7"/>SOLE <text:s text:c="16"/>10055 <text:s text:c="6"/>0 <text:s text:c="7"/>0<text:tab/><text:tab/></text:p>
          </table:table-cell>
        </table:table-row>
        <table:table-row table:style-name="ro1">
          <table:table-cell office:value-type="string">
            <text:p>APOLLO GLOBAL MGMT LLC</text:p>
          </table:table-cell>
          <table:table-cell office:value-type="string">
            <text:p><text:s text:c="2"/>CL A SHS <text:s text:c="7"/>037612306</text:p>
          </table:table-cell>
          <table:table-cell office:value-type="float" office:value="215">
            <text:p>215</text:p>
          </table:table-cell>
          <table:table-cell office:value-type="string">
            <text:p><text:s text:c="3"/>17300 <text:s text:c="2"/>SH <text:s text:c="7"/>SOLE <text:s text:c="16"/>17300 <text:s text:c="6"/>0 <text:s text:c="7"/>0<text:tab/><text:tab/></text:p>
          </table:table-cell>
        </table:table-row>
        <table:table-row table:style-name="ro1">
          <table:table-cell office:value-type="string">
            <text:p>APOLLO GROUP INC</text:p>
          </table:table-cell>
          <table:table-cell office:value-type="string">
            <text:p><text:s text:c="2"/>CL A <text:s text:c="11"/>037604105</text:p>
          </table:table-cell>
          <table:table-cell office:value-type="float" office:value="2678">
            <text:p>2678</text:p>
          </table:table-cell>
          <table:table-cell office:value-type="string">
            <text:p><text:s text:c="3"/>73997 <text:s text:c="2"/>SH <text:s text:c="7"/>SOLE <text:s text:c="16"/>73997 <text:s text:c="6"/>0 <text:s text:c="7"/>0<text:tab/><text:tab/></text:p>
          </table:table-cell>
        </table:table-row>
        <table:table-row table:style-name="ro1">
          <table:table-cell office:value-type="string">
            <text:p>ARBITRON INC</text:p>
          </table:table-cell>
          <table:table-cell office:value-type="string">
            <text:p><text:s text:c="2"/>COM <text:s text:c="12"/>03875Q108</text:p>
          </table:table-cell>
          <table:table-cell office:value-type="float" office:value="700">
            <text:p>700</text:p>
          </table:table-cell>
          <table:table-cell office:value-type="string">
            <text:p><text:s text:c="3"/>20003 <text:s text:c="2"/>SH <text:s text:c="7"/>SOLE <text:s text:c="16"/>20003 <text:s text:c="6"/>0 <text:s text:c="7"/>0<text:tab/><text:tab/></text:p>
          </table:table-cell>
        </table:table-row>
        <table:table-row table:style-name="ro1">
          <table:table-cell office:value-type="string">
            <text:p>ARIBA INC</text:p>
          </table:table-cell>
          <table:table-cell office:value-type="string">
            <text:p><text:s text:c="2"/>COM NEW <text:s text:c="8"/>04033V203</text:p>
          </table:table-cell>
          <table:table-cell office:value-type="float" office:value="5008">
            <text:p>5008</text:p>
          </table:table-cell>
          <table:table-cell office:value-type="string">
            <text:p><text:s text:c="2"/>111999 <text:s text:c="2"/>SH <text:s text:c="7"/>SOLE <text:s text:c="15"/>111999 <text:s text:c="6"/>0 <text:s text:c="7"/>0<text:tab/><text:tab/></text:p>
          </table:table-cell>
        </table:table-row>
        <table:table-row table:style-name="ro1">
          <table:table-cell office:value-type="string">
            <text:p>ALLIANCE RES PARTNER L P</text:p>
          </table:table-cell>
          <table:table-cell office:value-type="string">
            <text:p><text:s text:c="2"/>UT LTD PART <text:s text:c="4"/>01877R108</text:p>
          </table:table-cell>
          <table:table-cell office:value-type="float" office:value="843">
            <text:p>843</text:p>
          </table:table-cell>
          <table:table-cell office:value-type="string">
            <text:p><text:s text:c="3"/>14989 <text:s text:c="2"/>SH <text:s text:c="7"/>SOLE <text:s text:c="16"/>14989 <text:s text:c="6"/>0 <text:s text:c="7"/>0<text:tab/><text:tab/></text:p>
          </table:table-cell>
        </table:table-row>
        <table:table-row table:style-name="ro1">
          <table:table-cell office:value-type="string">
            <text:p>ARM HLDGS PLC</text:p>
          </table:table-cell>
          <table:table-cell office:value-type="string">
            <text:p><text:s text:c="2"/>SPONSORED ADR <text:s text:c="2"/>042068106</text:p>
          </table:table-cell>
          <table:table-cell office:value-type="float" office:value="266">
            <text:p>266</text:p>
          </table:table-cell>
          <table:table-cell office:value-type="string">
            <text:p><text:s text:c="3"/>11186 <text:s text:c="2"/>SH <text:s text:c="7"/>SOLE <text:s text:c="16"/>11186 <text:s text:c="6"/>0 <text:s text:c="7"/>0<text:tab/><text:tab/></text:p>
          </table:table-cell>
        </table:table-row>
        <table:table-row table:style-name="ro1">
          <table:table-cell office:value-type="string">
            <text:p>ARENA PHARMACEUTICALS INC</text:p>
          </table:table-cell>
          <table:table-cell office:value-type="string">
            <text:p><text:s text:c="2"/>COM <text:s text:c="12"/>040047102</text:p>
          </table:table-cell>
          <table:table-cell office:value-type="float" office:value="1108">
            <text:p>1108</text:p>
          </table:table-cell>
          <table:table-cell office:value-type="string">
            <text:p><text:s text:c="2"/>111083 <text:s text:c="2"/>SH <text:s text:c="7"/>SOLE <text:s text:c="15"/>111083 <text:s text:c="6"/>0 <text:s text:c="7"/>0<text:tab/><text:tab/></text:p>
          </table:table-cell>
        </table:table-row>
        <table:table-row table:style-name="ro1">
          <table:table-cell office:value-type="string">
            <text:p>AEROPOSTALE</text:p>
          </table:table-cell>
          <table:table-cell office:value-type="string">
            <text:p><text:s text:c="2"/>COM <text:s text:c="12"/>007865108</text:p>
          </table:table-cell>
          <table:table-cell office:value-type="float" office:value="1699">
            <text:p>1699</text:p>
          </table:table-cell>
          <table:table-cell office:value-type="string">
            <text:p><text:s text:c="3"/>95312 <text:s text:c="2"/>SH <text:s text:c="7"/>SOLE <text:s text:c="16"/>95312 <text:s text:c="6"/>0 <text:s text:c="7"/>0<text:tab/><text:tab/></text:p>
          </table:table-cell>
        </table:table-row>
        <table:table-row table:style-name="ro1">
          <table:table-cell office:value-type="string">
            <text:p>ARRAY BIOPHARMA INC</text:p>
          </table:table-cell>
          <table:table-cell office:value-type="string">
            <text:p><text:s text:c="2"/>COM <text:s text:c="12"/>04269X105</text:p>
          </table:table-cell>
          <table:table-cell office:value-type="float" office:value="555">
            <text:p>555</text:p>
          </table:table-cell>
          <table:table-cell office:value-type="string">
            <text:p><text:s text:c="2"/>160013 <text:s text:c="2"/>SH <text:s text:c="7"/>SOLE <text:s text:c="15"/>160013 <text:s text:c="6"/>0 <text:s text:c="7"/>0<text:tab/><text:tab/></text:p>
          </table:table-cell>
        </table:table-row>
        <table:table-row table:style-name="ro1">
          <table:table-cell office:value-type="string">
            <text:p>ARABIAN AMERN DEV CO</text:p>
          </table:table-cell>
          <table:table-cell office:value-type="string">
            <text:p><text:s text:c="2"/>COM <text:s text:c="12"/>038465100</text:p>
          </table:table-cell>
          <table:table-cell office:value-type="float" office:value="104">
            <text:p>104</text:p>
          </table:table-cell>
          <table:table-cell office:value-type="string">
            <text:p><text:s text:c="3"/>10700 <text:s text:c="2"/>SH <text:s text:c="7"/>SOLE <text:s text:c="16"/>10700 <text:s text:c="6"/>0 <text:s text:c="7"/>0<text:tab/><text:tab/></text:p>
          </table:table-cell>
        </table:table-row>
        <table:table-row table:style-name="ro1">
          <table:table-cell office:value-type="string">
            <text:p>ASHLAND INC NEW</text:p>
          </table:table-cell>
          <table:table-cell office:value-type="string">
            <text:p><text:s text:c="2"/>COM <text:s text:c="12"/>044209104</text:p>
          </table:table-cell>
          <table:table-cell office:value-type="float" office:value="540">
            <text:p>540</text:p>
          </table:table-cell>
          <table:table-cell office:value-type="string">
            <text:p><text:s text:c="4"/>7794 <text:s text:c="2"/>SH <text:s text:c="7"/>SOLE <text:s text:c="17"/>7794 <text:s text:c="6"/>0 <text:s text:c="7"/>0<text:tab/><text:tab/></text:p>
          </table:table-cell>
        </table:table-row>
        <table:table-row table:style-name="ro1">
          <table:table-cell office:value-type="string">
            <text:p>ASCENA RETAIL GROUP INC</text:p>
          </table:table-cell>
          <table:table-cell office:value-type="string">
            <text:p><text:s text:c="2"/>COM <text:s text:c="12"/>04351G101</text:p>
          </table:table-cell>
          <table:table-cell office:value-type="float" office:value="796">
            <text:p>796</text:p>
          </table:table-cell>
          <table:table-cell office:value-type="string">
            <text:p><text:s text:c="3"/>42745 <text:s text:c="2"/>SH <text:s text:c="7"/>SOLE <text:s text:c="16"/>42745 <text:s text:c="6"/>0 <text:s text:c="7"/>0<text:tab/><text:tab/></text:p>
          </table:table-cell>
        </table:table-row>
        <table:table-row table:style-name="ro1">
          <table:table-cell office:value-type="string">
            <text:p>ALTISOURCE PORTFOLIO SOLNS</text:p>
          </table:table-cell>
          <table:table-cell office:value-type="string">
            <text:p><text:s text:c="2"/>REG SHS <text:s text:c="8"/>L0175J104</text:p>
          </table:table-cell>
          <table:table-cell office:value-type="float" office:value="1125">
            <text:p>1125</text:p>
          </table:table-cell>
          <table:table-cell office:value-type="string">
            <text:p><text:s text:c="3"/>15367 <text:s text:c="2"/>SH <text:s text:c="7"/>SOLE <text:s text:c="16"/>15367 <text:s text:c="6"/>0 <text:s text:c="7"/>0<text:tab/><text:tab/></text:p>
          </table:table-cell>
        </table:table-row>
        <table:table-row table:style-name="ro1">
          <table:table-cell office:value-type="string">
            <text:p>ASTEC INDS INC</text:p>
          </table:table-cell>
          <table:table-cell office:value-type="string">
            <text:p><text:s text:c="2"/>COM <text:s text:c="12"/>046224101</text:p>
          </table:table-cell>
          <table:table-cell office:value-type="float" office:value="207">
            <text:p>207</text:p>
          </table:table-cell>
          <table:table-cell office:value-type="string">
            <text:p><text:s text:c="4"/>6766 <text:s text:c="2"/>SH <text:s text:c="7"/>SOLE <text:s text:c="17"/>6766 <text:s text:c="6"/>0 <text:s text:c="7"/>0<text:tab/><text:tab/></text:p>
          </table:table-cell>
        </table:table-row>
        <table:table-row table:style-name="ro1">
          <table:table-cell office:value-type="string">
            <text:p>AMTECH SYS INC</text:p>
          </table:table-cell>
          <table:table-cell office:value-type="string">
            <text:p><text:s text:c="2"/>COM PAR $0.01N <text:s/>032332504</text:p>
          </table:table-cell>
          <table:table-cell office:value-type="float" office:value="183">
            <text:p>183</text:p>
          </table:table-cell>
          <table:table-cell office:value-type="string">
            <text:p><text:s text:c="3"/>48723 <text:s text:c="2"/>SH <text:s text:c="7"/>SOLE <text:s text:c="16"/>48723 <text:s text:c="6"/>0 <text:s text:c="7"/>0<text:tab/><text:tab/></text:p>
          </table:table-cell>
        </table:table-row>
        <table:table-row table:style-name="ro1">
          <table:table-cell office:value-type="string">
            <text:p>ALLEGHENY TECHNOLOGIES INC</text:p>
          </table:table-cell>
          <table:table-cell office:value-type="string">
            <text:p><text:s text:c="2"/>COM <text:s text:c="12"/>01741R102</text:p>
          </table:table-cell>
          <table:table-cell office:value-type="float" office:value="412">
            <text:p>412</text:p>
          </table:table-cell>
          <table:table-cell office:value-type="string">
            <text:p><text:s text:c="3"/>12915 <text:s text:c="2"/>SH <text:s text:c="7"/>SOLE <text:s text:c="16"/>12915 <text:s text:c="6"/>0 <text:s text:c="7"/>0<text:tab/><text:tab/></text:p>
          </table:table-cell>
        </table:table-row>
        <table:table-row table:style-name="ro1">
          <table:table-cell office:value-type="string">
            <text:p>ATLAS ENERGY LP</text:p>
          </table:table-cell>
          <table:table-cell office:value-type="string">
            <text:p><text:s text:c="2"/>COM UNITS LP <text:s text:c="3"/>04930A104</text:p>
          </table:table-cell>
          <table:table-cell office:value-type="float" office:value="447">
            <text:p>447</text:p>
          </table:table-cell>
          <table:table-cell office:value-type="string">
            <text:p><text:s text:c="3"/>14636 <text:s text:c="2"/>SH <text:s text:c="7"/>SOLE <text:s text:c="16"/>14636 <text:s text:c="6"/>0 <text:s text:c="7"/>0<text:tab/><text:tab/></text:p>
          </table:table-cell>
        </table:table-row>
        <table:table-row table:style-name="ro1">
          <table:table-cell office:value-type="string">
            <text:p>ATMEL CORP</text:p>
          </table:table-cell>
          <table:table-cell office:value-type="string">
            <text:p><text:s text:c="2"/>COM <text:s text:c="12"/>049513104</text:p>
          </table:table-cell>
          <table:table-cell office:value-type="float" office:value="578">
            <text:p>578</text:p>
          </table:table-cell>
          <table:table-cell office:value-type="string">
            <text:p><text:s text:c="3"/>86160 <text:s text:c="2"/>SH <text:s text:c="7"/>SOLE <text:s text:c="16"/>86160 <text:s text:c="6"/>0 <text:s text:c="7"/>0<text:tab/><text:tab/></text:p>
          </table:table-cell>
        </table:table-row>
        <table:table-row table:style-name="ro1">
          <table:table-cell office:value-type="string">
            <text:p>ATLANTIC TELE NETWORK INC</text:p>
          </table:table-cell>
          <table:table-cell office:value-type="string">
            <text:p><text:s text:c="2"/>COM NEW <text:s text:c="8"/>049079205</text:p>
          </table:table-cell>
          <table:table-cell office:value-type="float" office:value="449">
            <text:p>449</text:p>
          </table:table-cell>
          <table:table-cell office:value-type="string">
            <text:p><text:s text:c="3"/>13300 <text:s text:c="2"/>SH <text:s text:c="7"/>SOLE <text:s text:c="16"/>13300 <text:s text:c="6"/>0 <text:s text:c="7"/>0<text:tab/><text:tab/></text:p>
          </table:table-cell>
        </table:table-row>
        <table:table-row table:style-name="ro1">
          <table:table-cell office:value-type="string">
            <text:p>APTARGROUP INC</text:p>
          </table:table-cell>
          <table:table-cell office:value-type="string">
            <text:p><text:s text:c="2"/>COM <text:s text:c="12"/>038336103</text:p>
          </table:table-cell>
          <table:table-cell office:value-type="float" office:value="267">
            <text:p>267</text:p>
          </table:table-cell>
          <table:table-cell office:value-type="string">
            <text:p><text:s text:c="4"/>5236 <text:s text:c="2"/>SH <text:s text:c="7"/>SOLE <text:s text:c="17"/>5236 <text:s text:c="6"/>0 <text:s text:c="7"/>0<text:tab/><text:tab/></text:p>
          </table:table-cell>
        </table:table-row>
        <table:table-row table:style-name="ro1">
          <table:table-cell office:value-type="string">
            <text:p>ASTRONICS CORP</text:p>
          </table:table-cell>
          <table:table-cell office:value-type="string">
            <text:p><text:s text:c="2"/>COM <text:s text:c="12"/>046433108</text:p>
          </table:table-cell>
          <table:table-cell office:value-type="float" office:value="324">
            <text:p>324</text:p>
          </table:table-cell>
          <table:table-cell office:value-type="string">
            <text:p><text:s text:c="3"/>11500 <text:s text:c="2"/>SH <text:s text:c="7"/>SOLE <text:s text:c="16"/>11500 <text:s text:c="6"/>0 <text:s text:c="7"/>0<text:tab/><text:tab/></text:p>
          </table:table-cell>
        </table:table-row>
        <table:table-row table:style-name="ro1">
          <table:table-cell office:value-type="string">
            <text:p>ATWOOD OCEANICS INC</text:p>
          </table:table-cell>
          <table:table-cell office:value-type="string">
            <text:p><text:s text:c="2"/>COM <text:s text:c="12"/>050095108</text:p>
          </table:table-cell>
          <table:table-cell office:value-type="float" office:value="257">
            <text:p>257</text:p>
          </table:table-cell>
          <table:table-cell office:value-type="string">
            <text:p><text:s text:c="4"/>6781 <text:s text:c="2"/>SH <text:s text:c="7"/>SOLE <text:s text:c="17"/>6781 <text:s text:c="6"/>0 <text:s text:c="7"/>0<text:tab/><text:tab/></text:p>
          </table:table-cell>
        </table:table-row>
        <table:table-row table:style-name="ro1">
          <table:table-cell office:value-type="string">
            <text:p>CROSS A T CO</text:p>
          </table:table-cell>
          <table:table-cell office:value-type="string">
            <text:p><text:s text:c="2"/>CL A <text:s text:c="11"/>227478104</text:p>
          </table:table-cell>
          <table:table-cell office:value-type="float" office:value="242">
            <text:p>242</text:p>
          </table:table-cell>
          <table:table-cell office:value-type="string">
            <text:p><text:s text:c="3"/>24479 <text:s text:c="2"/>SH <text:s text:c="7"/>SOLE <text:s text:c="16"/>24479 <text:s text:c="6"/>0 <text:s text:c="7"/>0<text:tab/><text:tab/></text:p>
          </table:table-cell>
        </table:table-row>
        <table:table-row table:style-name="ro1">
          <table:table-cell office:value-type="string">
            <text:p>AURICO GOLD INC</text:p>
          </table:table-cell>
          <table:table-cell office:value-type="string">
            <text:p><text:s text:c="2"/>COM <text:s text:c="12"/>05155C105</text:p>
          </table:table-cell>
          <table:table-cell office:value-type="float" office:value="124">
            <text:p>124</text:p>
          </table:table-cell>
          <table:table-cell office:value-type="string">
            <text:p><text:s text:c="3"/>15456 <text:s text:c="2"/>SH <text:s text:c="7"/>SOLE <text:s text:c="16"/>15456 <text:s text:c="6"/>0 <text:s text:c="7"/>0<text:tab/><text:tab/></text:p>
          </table:table-cell>
        </table:table-row>
        <table:table-row table:style-name="ro1">
          <table:table-cell office:value-type="string">
            <text:p>AUXILIUM PHARMACEUTICALS IN</text:p>
          </table:table-cell>
          <table:table-cell office:value-type="string">
            <text:p><text:s text:c="2"/>COM <text:s text:c="12"/>05334D107</text:p>
          </table:table-cell>
          <table:table-cell office:value-type="float" office:value="534">
            <text:p>534</text:p>
          </table:table-cell>
          <table:table-cell office:value-type="string">
            <text:p><text:s text:c="3"/>19857 <text:s text:c="2"/>SH <text:s text:c="7"/>SOLE <text:s text:c="16"/>19857 <text:s text:c="6"/>0 <text:s text:c="7"/>0<text:tab/><text:tab/></text:p>
          </table:table-cell>
        </table:table-row>
        <table:table-row table:style-name="ro1">
          <table:table-cell office:value-type="string">
            <text:p>AVERY DENNISON CORP</text:p>
          </table:table-cell>
          <table:table-cell office:value-type="string">
            <text:p><text:s text:c="2"/>COM <text:s text:c="12"/>053611109</text:p>
          </table:table-cell>
          <table:table-cell office:value-type="float" office:value="1539">
            <text:p>1539</text:p>
          </table:table-cell>
          <table:table-cell office:value-type="string">
            <text:p><text:s text:c="3"/>56297 <text:s text:c="2"/>SH <text:s text:c="7"/>SOLE <text:s text:c="16"/>56297 <text:s text:c="6"/>0 <text:s text:c="7"/>0<text:tab/><text:tab/></text:p>
          </table:table-cell>
        </table:table-row>
        <table:table-row table:style-name="ro1">
          <table:table-cell office:value-type="string">
            <text:p>AMERICAN STS WTR CO</text:p>
          </table:table-cell>
          <table:table-cell office:value-type="string">
            <text:p><text:s text:c="2"/>COM <text:s text:c="12"/>029899101</text:p>
          </table:table-cell>
          <table:table-cell office:value-type="float" office:value="241">
            <text:p>241</text:p>
          </table:table-cell>
          <table:table-cell office:value-type="string">
            <text:p><text:s text:c="4"/>6096 <text:s text:c="2"/>SH <text:s text:c="7"/>SOLE <text:s text:c="17"/>6096 <text:s text:c="6"/>0 <text:s text:c="7"/>0<text:tab/><text:tab/></text:p>
          </table:table-cell>
        </table:table-row>
        <table:table-row table:style-name="ro1">
          <table:table-cell office:value-type="string">
            <text:p>ANIXTER INTL INC</text:p>
          </table:table-cell>
          <table:table-cell office:value-type="string">
            <text:p><text:s text:c="2"/>COM <text:s text:c="12"/>035290105</text:p>
          </table:table-cell>
          <table:table-cell office:value-type="float" office:value="933">
            <text:p>933</text:p>
          </table:table-cell>
          <table:table-cell office:value-type="string">
            <text:p><text:s text:c="3"/>17589 <text:s text:c="2"/>SH <text:s text:c="7"/>SOLE <text:s text:c="16"/>17589 <text:s text:c="6"/>0 <text:s text:c="7"/>0<text:tab/><text:tab/></text:p>
          </table:table-cell>
        </table:table-row>
        <table:table-row table:style-name="ro1">
          <table:table-cell office:value-type="string">
            <text:p>AXIS CAPITAL HOLDINGS INV</text:p>
          </table:table-cell>
          <table:table-cell office:value-type="string">
            <text:p><text:s text:c="2"/>SHS <text:s text:c="12"/>G0692U109</text:p>
          </table:table-cell>
          <table:table-cell office:value-type="float" office:value="598">
            <text:p>598</text:p>
          </table:table-cell>
          <table:table-cell office:value-type="string">
            <text:p><text:s text:c="3"/>18380 <text:s text:c="2"/>SH <text:s text:c="7"/>SOLE <text:s text:c="16"/>18380 <text:s text:c="6"/>0 <text:s text:c="7"/>0<text:tab/><text:tab/></text:p>
          </table:table-cell>
        </table:table-row>
        <table:table-row table:style-name="ro1">
          <table:table-cell office:value-type="string">
            <text:p>ACUITY BRANDS INC</text:p>
          </table:table-cell>
          <table:table-cell office:value-type="string">
            <text:p><text:s text:c="2"/>COM <text:s text:c="12"/>00508Y102</text:p>
          </table:table-cell>
          <table:table-cell office:value-type="float" office:value="521">
            <text:p>521</text:p>
          </table:table-cell>
          <table:table-cell office:value-type="string">
            <text:p><text:s text:c="3"/>10226 <text:s text:c="2"/>SH <text:s text:c="7"/>SOLE <text:s text:c="16"/>10226 <text:s text:c="6"/>0 <text:s text:c="7"/>0<text:tab/><text:tab/></text:p>
          </table:table-cell>
        </table:table-row>
        <table:table-row table:style-name="ro1">
          <table:table-cell office:value-type="string">
            <text:p>EINSTEIN NOAH REST GROUP IN</text:p>
          </table:table-cell>
          <table:table-cell office:value-type="string">
            <text:p><text:s text:c="2"/>COM <text:s text:c="12"/>28257U104</text:p>
          </table:table-cell>
          <table:table-cell office:value-type="float" office:value="679">
            <text:p>679</text:p>
          </table:table-cell>
          <table:table-cell office:value-type="string">
            <text:p><text:s text:c="3"/>38802 <text:s text:c="2"/>SH <text:s text:c="7"/>SOLE <text:s text:c="16"/>38802 <text:s text:c="6"/>0 <text:s text:c="7"/>0<text:tab/><text:tab/></text:p>
          </table:table-cell>
        </table:table-row>
        <table:table-row table:style-name="ro1">
          <table:table-cell office:value-type="string">
            <text:p>BROOKFIELD ASSET MGMT INC</text:p>
          </table:table-cell>
          <table:table-cell office:value-type="string">
            <text:p><text:s text:c="2"/>CL A LTD VT SH <text:s/>112585104</text:p>
          </table:table-cell>
          <table:table-cell office:value-type="float" office:value="241">
            <text:p>241</text:p>
          </table:table-cell>
          <table:table-cell office:value-type="string">
            <text:p><text:s text:c="4"/>7268 <text:s text:c="2"/>SH <text:s text:c="7"/>SOLE <text:s text:c="17"/>7268 <text:s text:c="6"/>0 <text:s text:c="7"/>0<text:tab/><text:tab/></text:p>
          </table:table-cell>
        </table:table-row>
        <table:table-row table:style-name="ro1">
          <table:table-cell office:value-type="string">
            <text:p>CREDICORP LTD</text:p>
          </table:table-cell>
          <table:table-cell office:value-type="string">
            <text:p><text:s text:c="2"/>COM <text:s text:c="12"/>G2519Y108</text:p>
          </table:table-cell>
          <table:table-cell office:value-type="float" office:value="483">
            <text:p>483</text:p>
          </table:table-cell>
          <table:table-cell office:value-type="string">
            <text:p><text:s text:c="4"/>3838 <text:s text:c="2"/>SH <text:s text:c="7"/>SOLE <text:s text:c="17"/>3838 <text:s text:c="6"/>0 <text:s text:c="7"/>0<text:tab/><text:tab/></text:p>
          </table:table-cell>
        </table:table-row>
        <table:table-row table:style-name="ro1">
          <table:table-cell office:value-type="string">
            <text:p>BAXTER INTL INC</text:p>
          </table:table-cell>
          <table:table-cell office:value-type="string">
            <text:p><text:s text:c="2"/>COM <text:s text:c="12"/>071813109</text:p>
          </table:table-cell>
          <table:table-cell office:value-type="float" office:value="1036">
            <text:p>1036</text:p>
          </table:table-cell>
          <table:table-cell office:value-type="string">
            <text:p><text:s text:c="3"/>19493 <text:s text:c="2"/>SH <text:s text:c="7"/>SOLE <text:s text:c="16"/>19493 <text:s text:c="6"/>0 <text:s text:c="7"/>0<text:tab/><text:tab/></text:p>
          </table:table-cell>
        </table:table-row>
        <table:table-row table:style-name="ro1">
          <table:table-cell office:value-type="string">
            <text:p>BANCO BRADESCO S A</text:p>
          </table:table-cell>
          <table:table-cell office:value-type="string">
            <text:p><text:s text:c="2"/>SP ADR PFD NEW <text:s/>059460303</text:p>
          </table:table-cell>
          <table:table-cell office:value-type="float" office:value="159">
            <text:p>159</text:p>
          </table:table-cell>
          <table:table-cell office:value-type="string">
            <text:p><text:s text:c="3"/>10682 <text:s text:c="2"/>SH <text:s text:c="7"/>SOLE <text:s text:c="16"/>10682 <text:s text:c="6"/>0 <text:s text:c="7"/>0<text:tab/><text:tab/></text:p>
          </table:table-cell>
        </table:table-row>
        <table:table-row table:style-name="ro1">
          <table:table-cell office:value-type="string">
            <text:p>BUILD A BEAR WORKSHOP</text:p>
          </table:table-cell>
          <table:table-cell office:value-type="string">
            <text:p><text:s text:c="2"/>COM <text:s text:c="12"/>120076104</text:p>
          </table:table-cell>
          <table:table-cell office:value-type="float" office:value="410">
            <text:p>410</text:p>
          </table:table-cell>
          <table:table-cell office:value-type="string">
            <text:p><text:s text:c="3"/>85710 <text:s text:c="2"/>SH <text:s text:c="7"/>SOLE <text:s text:c="16"/>85710 <text:s text:c="6"/>0 <text:s text:c="7"/>0<text:tab/><text:tab/></text:p>
          </table:table-cell>
        </table:table-row>
        <table:table-row table:style-name="ro1">
          <table:table-cell office:value-type="string">
            <text:p>BEST BUY INC</text:p>
          </table:table-cell>
          <table:table-cell office:value-type="string">
            <text:p><text:s text:c="2"/>COM <text:s text:c="12"/>086516101</text:p>
          </table:table-cell>
          <table:table-cell office:value-type="float" office:value="785">
            <text:p>785</text:p>
          </table:table-cell>
          <table:table-cell office:value-type="string">
            <text:p><text:s text:c="3"/>37432 <text:s text:c="2"/>SH <text:s text:c="7"/>SOLE <text:s text:c="16"/>37432 <text:s text:c="6"/>0 <text:s text:c="7"/>0<text:tab/><text:tab/></text:p>
          </table:table-cell>
        </table:table-row>
        <table:table-row table:style-name="ro1">
          <table:table-cell office:value-type="string">
            <text:p>BRINKS CO</text:p>
          </table:table-cell>
          <table:table-cell office:value-type="string">
            <text:p><text:s text:c="2"/>COM <text:s text:c="12"/>109696104</text:p>
          </table:table-cell>
          <table:table-cell office:value-type="float" office:value="980">
            <text:p>980</text:p>
          </table:table-cell>
          <table:table-cell office:value-type="string">
            <text:p><text:s text:c="3"/>42260 <text:s text:c="2"/>SH <text:s text:c="7"/>SOLE <text:s text:c="16"/>42260 <text:s text:c="6"/>0 <text:s text:c="7"/>0<text:tab/><text:tab/></text:p>
          </table:table-cell>
        </table:table-row>
        <table:table-row table:style-name="ro1">
          <table:table-cell office:value-type="string">
            <text:p>BLUCORA INC</text:p>
          </table:table-cell>
          <table:table-cell office:value-type="string">
            <text:p><text:s text:c="2"/>COM <text:s text:c="12"/>095229100</text:p>
          </table:table-cell>
          <table:table-cell office:value-type="float" office:value="235">
            <text:p>235</text:p>
          </table:table-cell>
          <table:table-cell office:value-type="string">
            <text:p><text:s text:c="3"/>19110 <text:s text:c="2"/>SH <text:s text:c="7"/>SOLE <text:s text:c="16"/>19110 <text:s text:c="6"/>0 <text:s text:c="7"/>0<text:tab/><text:tab/></text:p>
          </table:table-cell>
        </table:table-row>
        <table:table-row table:style-name="ro1">
          <table:table-cell office:value-type="string">
            <text:p>BRANDYWINE RLTY TR</text:p>
          </table:table-cell>
          <table:table-cell office:value-type="string">
            <text:p><text:s text:c="2"/>SH BEN INT NEW <text:s/>105368203</text:p>
          </table:table-cell>
          <table:table-cell office:value-type="float" office:value="664">
            <text:p>664</text:p>
          </table:table-cell>
          <table:table-cell office:value-type="string">
            <text:p><text:s text:c="3"/>53815 <text:s text:c="2"/>SH <text:s text:c="7"/>SOLE <text:s text:c="16"/>53815 <text:s text:c="6"/>0 <text:s text:c="7"/>0<text:tab/><text:tab/></text:p>
          </table:table-cell>
        </table:table-row>
        <table:table-row table:style-name="ro1">
          <table:table-cell office:value-type="string">
            <text:p>BECTON DICKINSON &amp; CO</text:p>
          </table:table-cell>
          <table:table-cell office:value-type="string">
            <text:p><text:s text:c="2"/>COM <text:s text:c="12"/>075887109</text:p>
          </table:table-cell>
          <table:table-cell office:value-type="float" office:value="1001">
            <text:p>1001</text:p>
          </table:table-cell>
          <table:table-cell office:value-type="string">
            <text:p><text:s text:c="3"/>13390 <text:s text:c="2"/>SH <text:s text:c="7"/>SOLE <text:s text:c="16"/>13390 <text:s text:c="6"/>0 <text:s text:c="7"/>0<text:tab/><text:tab/></text:p>
          </table:table-cell>
        </table:table-row>
        <table:table-row table:style-name="ro1">
          <table:table-cell office:value-type="string">
            <text:p>BEAM INC</text:p>
          </table:table-cell>
          <table:table-cell office:value-type="string">
            <text:p><text:s text:c="2"/>COM <text:s text:c="12"/>073730103</text:p>
          </table:table-cell>
          <table:table-cell office:value-type="float" office:value="1175">
            <text:p>1175</text:p>
          </table:table-cell>
          <table:table-cell office:value-type="string">
            <text:p><text:s text:c="3"/>18797 <text:s text:c="2"/>SH <text:s text:c="7"/>SOLE <text:s text:c="16"/>18797 <text:s text:c="6"/>0 <text:s text:c="7"/>0<text:tab/><text:tab/></text:p>
          </table:table-cell>
        </table:table-row>
        <table:table-row table:style-name="ro1">
          <table:table-cell office:value-type="string">
            <text:p>CARDIONET INC</text:p>
          </table:table-cell>
          <table:table-cell office:value-type="string">
            <text:p><text:s text:c="2"/>COM <text:s text:c="12"/>14159L103</text:p>
          </table:table-cell>
          <table:table-cell office:value-type="float" office:value="150">
            <text:p>150</text:p>
          </table:table-cell>
          <table:table-cell office:value-type="string">
            <text:p><text:s text:c="3"/>73345 <text:s text:c="2"/>SH <text:s text:c="7"/>SOLE <text:s text:c="16"/>73345 <text:s text:c="6"/>0 <text:s text:c="7"/>0<text:tab/><text:tab/></text:p>
          </table:table-cell>
        </table:table-row>
        <table:table-row table:style-name="ro1">
          <table:table-cell office:value-type="string">
            <text:p>STRATEGIC HOTELS &amp; RESORTS</text:p>
          </table:table-cell>
          <table:table-cell office:value-type="string">
            <text:p><text:s text:c="2"/>COM <text:s text:c="12"/>86272T106</text:p>
          </table:table-cell>
          <table:table-cell office:value-type="float" office:value="560">
            <text:p>560</text:p>
          </table:table-cell>
          <table:table-cell office:value-type="string">
            <text:p><text:s text:c="3"/>86614 <text:s text:c="2"/>SH <text:s text:c="7"/>SOLE <text:s text:c="16"/>86614 <text:s text:c="6"/>0 <text:s text:c="7"/>0<text:tab/><text:tab/></text:p>
          </table:table-cell>
        </table:table-row>
        <table:table-row table:style-name="ro1">
          <table:table-cell office:value-type="string">
            <text:p>FRANKLIN RES INC</text:p>
          </table:table-cell>
          <table:table-cell office:value-type="string">
            <text:p><text:s text:c="2"/>COM <text:s text:c="12"/>354613101</text:p>
          </table:table-cell>
          <table:table-cell office:value-type="float" office:value="354">
            <text:p>354</text:p>
          </table:table-cell>
          <table:table-cell office:value-type="string">
            <text:p><text:s text:c="4"/>3192 <text:s text:c="2"/>SH <text:s text:c="7"/>SOLE <text:s text:c="17"/>3192 <text:s text:c="6"/>0 <text:s text:c="7"/>0<text:tab/><text:tab/></text:p>
          </table:table-cell>
        </table:table-row>
        <table:table-row table:style-name="ro1">
          <table:table-cell office:value-type="string">
            <text:p>GENERAL CABLE CORP DEL NEW</text:p>
          </table:table-cell>
          <table:table-cell office:value-type="string">
            <text:p><text:s text:c="2"/>COM <text:s text:c="12"/>369300108</text:p>
          </table:table-cell>
          <table:table-cell office:value-type="float" office:value="907">
            <text:p>907</text:p>
          </table:table-cell>
          <table:table-cell office:value-type="string">
            <text:p><text:s text:c="3"/>34957 <text:s text:c="2"/>SH <text:s text:c="7"/>SOLE <text:s text:c="16"/>34957 <text:s text:c="6"/>0 <text:s text:c="7"/>0<text:tab/><text:tab/></text:p>
          </table:table-cell>
        </table:table-row>
        <table:table-row table:style-name="ro1">
          <table:table-cell office:value-type="string">
            <text:p>BIG 5 SPORTING GOODS CORP</text:p>
          </table:table-cell>
          <table:table-cell office:value-type="string">
            <text:p><text:s text:c="2"/>COM <text:s text:c="12"/>08915P101</text:p>
          </table:table-cell>
          <table:table-cell office:value-type="float" office:value="284">
            <text:p>284</text:p>
          </table:table-cell>
          <table:table-cell office:value-type="string">
            <text:p><text:s text:c="3"/>37651 <text:s text:c="2"/>SH <text:s text:c="7"/>SOLE <text:s text:c="16"/>37651 <text:s text:c="6"/>0 <text:s text:c="7"/>0<text:tab/><text:tab/></text:p>
          </table:table-cell>
        </table:table-row>
        <table:table-row table:style-name="ro1">
          <table:table-cell office:value-type="string">
            <text:p>BRIGGS &amp; STRATTON CORP</text:p>
          </table:table-cell>
          <table:table-cell office:value-type="string">
            <text:p><text:s text:c="2"/>COM <text:s text:c="12"/>109043109</text:p>
          </table:table-cell>
          <table:table-cell office:value-type="float" office:value="324">
            <text:p>324</text:p>
          </table:table-cell>
          <table:table-cell office:value-type="string">
            <text:p><text:s text:c="3"/>18516 <text:s text:c="2"/>SH <text:s text:c="7"/>SOLE <text:s text:c="16"/>18516 <text:s text:c="6"/>0 <text:s text:c="7"/>0<text:tab/><text:tab/></text:p>
          </table:table-cell>
        </table:table-row>
        <table:table-row table:style-name="ro1">
          <table:table-cell office:value-type="string">
            <text:p>BIG LOTS INC</text:p>
          </table:table-cell>
          <table:table-cell office:value-type="string">
            <text:p><text:s text:c="2"/>COM <text:s text:c="12"/>089302103</text:p>
          </table:table-cell>
          <table:table-cell office:value-type="float" office:value="307">
            <text:p>307</text:p>
          </table:table-cell>
          <table:table-cell office:value-type="string">
            <text:p><text:s text:c="4"/>7525 <text:s text:c="2"/>SH <text:s text:c="7"/>SOLE <text:s text:c="17"/>7525 <text:s text:c="6"/>0 <text:s text:c="7"/>0<text:tab/><text:tab/></text:p>
          </table:table-cell>
        </table:table-row>
        <table:table-row table:style-name="ro1">
          <table:table-cell office:value-type="string">
            <text:p>BIOGEN IDEC INC</text:p>
          </table:table-cell>
          <table:table-cell office:value-type="string">
            <text:p><text:s text:c="2"/>COM <text:s text:c="12"/>09062X103</text:p>
          </table:table-cell>
          <table:table-cell office:value-type="float" office:value="1019">
            <text:p>1019</text:p>
          </table:table-cell>
          <table:table-cell office:value-type="string">
            <text:p><text:s text:c="4"/>7058 <text:s text:c="2"/>SH <text:s text:c="7"/>SOLE <text:s text:c="17"/>7058 <text:s text:c="6"/>0 <text:s text:c="7"/>0<text:tab/><text:tab/></text:p>
          </table:table-cell>
        </table:table-row>
        <table:table-row table:style-name="ro1">
          <table:table-cell office:value-type="string">
            <text:p>BIOSCRIP INC</text:p>
          </table:table-cell>
          <table:table-cell office:value-type="string">
            <text:p><text:s text:c="2"/>COM <text:s text:c="12"/>09069N108</text:p>
          </table:table-cell>
          <table:table-cell office:value-type="float" office:value="425">
            <text:p>425</text:p>
          </table:table-cell>
          <table:table-cell office:value-type="string">
            <text:p><text:s text:c="3"/>57381 <text:s text:c="2"/>SH <text:s text:c="7"/>SOLE <text:s text:c="16"/>57381 <text:s text:c="6"/>0 <text:s text:c="7"/>0<text:tab/><text:tab/></text:p>
          </table:table-cell>
        </table:table-row>
        <table:table-row table:style-name="ro1">
          <table:table-cell office:value-type="string">
            <text:p>ACTUATE CORP</text:p>
          </table:table-cell>
          <table:table-cell office:value-type="string">
            <text:p><text:s text:c="2"/>COM <text:s text:c="12"/>00508B102</text:p>
          </table:table-cell>
          <table:table-cell office:value-type="float" office:value="699">
            <text:p>699</text:p>
          </table:table-cell>
          <table:table-cell office:value-type="string">
            <text:p><text:s text:c="2"/>100883 <text:s text:c="2"/>SH <text:s text:c="7"/>SOLE <text:s text:c="15"/>100883 <text:s text:c="6"/>0 <text:s text:c="7"/>0<text:tab/><text:tab/></text:p>
          </table:table-cell>
        </table:table-row>
        <table:table-row table:style-name="ro1">
          <table:table-cell office:value-type="string">
            <text:p>BJS RESTAURANTS INC</text:p>
          </table:table-cell>
          <table:table-cell office:value-type="string">
            <text:p><text:s text:c="2"/>COM <text:s text:c="12"/>09180C106</text:p>
          </table:table-cell>
          <table:table-cell office:value-type="float" office:value="349">
            <text:p>349</text:p>
          </table:table-cell>
          <table:table-cell office:value-type="string">
            <text:p><text:s text:c="4"/>9171 <text:s text:c="2"/>SH <text:s text:c="7"/>SOLE <text:s text:c="17"/>9171 <text:s text:c="6"/>0 <text:s text:c="7"/>0<text:tab/><text:tab/></text:p>
          </table:table-cell>
        </table:table-row>
        <table:table-row table:style-name="ro1">
          <table:table-cell office:value-type="string">
            <text:p>BUCKEYE TECHNOLOGIES INC</text:p>
          </table:table-cell>
          <table:table-cell office:value-type="string">
            <text:p><text:s text:c="2"/>COM <text:s text:c="12"/>118255108</text:p>
          </table:table-cell>
          <table:table-cell office:value-type="float" office:value="268">
            <text:p>268</text:p>
          </table:table-cell>
          <table:table-cell office:value-type="string">
            <text:p><text:s text:c="4"/>9421 <text:s text:c="2"/>SH <text:s text:c="7"/>SOLE <text:s text:c="17"/>9421 <text:s text:c="6"/>0 <text:s text:c="7"/>0<text:tab/><text:tab/></text:p>
          </table:table-cell>
        </table:table-row>
        <table:table-row table:style-name="ro1">
          <table:table-cell office:value-type="string">
            <text:p>BARNES &amp; NOBLE INC</text:p>
          </table:table-cell>
          <table:table-cell office:value-type="string">
            <text:p><text:s text:c="2"/>COM <text:s text:c="12"/>067774109</text:p>
          </table:table-cell>
          <table:table-cell office:value-type="float" office:value="322">
            <text:p>322</text:p>
          </table:table-cell>
          <table:table-cell office:value-type="string">
            <text:p><text:s text:c="3"/>19555 <text:s text:c="2"/>SH <text:s text:c="7"/>SOLE <text:s text:c="16"/>19555 <text:s text:c="6"/>0 <text:s text:c="7"/>0<text:tab/><text:tab/></text:p>
          </table:table-cell>
        </table:table-row>
        <table:table-row table:style-name="ro1">
          <table:table-cell office:value-type="string">
            <text:p>BLACKROCK INC</text:p>
          </table:table-cell>
          <table:table-cell office:value-type="string">
            <text:p><text:s text:c="2"/>COM <text:s text:c="12"/>09247X101</text:p>
          </table:table-cell>
          <table:table-cell office:value-type="float" office:value="3739">
            <text:p>3739</text:p>
          </table:table-cell>
          <table:table-cell office:value-type="string">
            <text:p><text:s text:c="3"/>22019 <text:s text:c="2"/>SH <text:s text:c="7"/>SOLE <text:s text:c="16"/>22019 <text:s text:c="6"/>0 <text:s text:c="7"/>0<text:tab/><text:tab/></text:p>
          </table:table-cell>
        </table:table-row>
        <table:table-row table:style-name="ro1">
          <table:table-cell office:value-type="string">
            <text:p>BALL CORP</text:p>
          </table:table-cell>
          <table:table-cell office:value-type="string">
            <text:p><text:s text:c="2"/>COM <text:s text:c="12"/>058498106</text:p>
          </table:table-cell>
          <table:table-cell office:value-type="float" office:value="1255">
            <text:p>1255</text:p>
          </table:table-cell>
          <table:table-cell office:value-type="string">
            <text:p><text:s text:c="3"/>30571 <text:s text:c="2"/>SH <text:s text:c="7"/>SOLE <text:s text:c="16"/>30571 <text:s text:c="6"/>0 <text:s text:c="7"/>0<text:tab/><text:tab/></text:p>
          </table:table-cell>
        </table:table-row>
        <table:table-row table:style-name="ro1">
          <table:table-cell office:value-type="string">
            <text:p>BMC SOFTWARE INC</text:p>
          </table:table-cell>
          <table:table-cell office:value-type="string">
            <text:p><text:s text:c="2"/>COM <text:s text:c="12"/>055921100</text:p>
          </table:table-cell>
          <table:table-cell office:value-type="float" office:value="359">
            <text:p>359</text:p>
          </table:table-cell>
          <table:table-cell office:value-type="string">
            <text:p><text:s text:c="4"/>8413 <text:s text:c="2"/>SH <text:s text:c="7"/>SOLE <text:s text:c="17"/>8413 <text:s text:c="6"/>0 <text:s text:c="7"/>0<text:tab/><text:tab/></text:p>
          </table:table-cell>
        </table:table-row>
        <table:table-row table:style-name="ro1">
          <table:table-cell office:value-type="string">
            <text:p>BIOMED REALTY TRUST INC</text:p>
          </table:table-cell>
          <table:table-cell office:value-type="string">
            <text:p><text:s text:c="2"/>COM <text:s text:c="12"/>09063H107</text:p>
          </table:table-cell>
          <table:table-cell office:value-type="float" office:value="251">
            <text:p>251</text:p>
          </table:table-cell>
          <table:table-cell office:value-type="string">
            <text:p><text:s text:c="3"/>13430 <text:s text:c="2"/>SH <text:s text:c="7"/>SOLE <text:s text:c="16"/>13430 <text:s text:c="6"/>0 <text:s text:c="7"/>0<text:tab/><text:tab/></text:p>
          </table:table-cell>
        </table:table-row>
        <table:table-row table:style-name="ro1">
          <table:table-cell office:value-type="string">
            <text:p>BENEFICIAL MUTUAL BANCORP I</text:p>
          </table:table-cell>
          <table:table-cell office:value-type="string">
            <text:p><text:s text:c="2"/>COM <text:s text:c="12"/>08173R104</text:p>
          </table:table-cell>
          <table:table-cell office:value-type="float" office:value="105">
            <text:p>105</text:p>
          </table:table-cell>
          <table:table-cell office:value-type="string">
            <text:p><text:s text:c="3"/>12123 <text:s text:c="2"/>SH <text:s text:c="7"/>SOLE <text:s text:c="16"/>12123 <text:s text:c="6"/>0 <text:s text:c="7"/>0<text:tab/><text:tab/></text:p>
          </table:table-cell>
        </table:table-row>
        <table:table-row table:style-name="ro1">
          <table:table-cell office:value-type="string">
            <text:p>BOB EVANS FARMS INC</text:p>
          </table:table-cell>
          <table:table-cell office:value-type="string">
            <text:p><text:s text:c="2"/>COM <text:s text:c="12"/>096761101</text:p>
          </table:table-cell>
          <table:table-cell office:value-type="float" office:value="333">
            <text:p>333</text:p>
          </table:table-cell>
          <table:table-cell office:value-type="string">
            <text:p><text:s text:c="4"/>8286 <text:s text:c="2"/>SH <text:s text:c="7"/>SOLE <text:s text:c="17"/>8286 <text:s text:c="6"/>0 <text:s text:c="7"/>0<text:tab/><text:tab/></text:p>
          </table:table-cell>
        </table:table-row>
        <table:table-row table:style-name="ro1">
          <table:table-cell office:value-type="string">
            <text:p>BANK HAWAII CORP</text:p>
          </table:table-cell>
          <table:table-cell office:value-type="string">
            <text:p><text:s text:c="2"/>COM <text:s text:c="12"/>062540109</text:p>
          </table:table-cell>
          <table:table-cell office:value-type="float" office:value="614">
            <text:p>614</text:p>
          </table:table-cell>
          <table:table-cell office:value-type="string">
            <text:p><text:s text:c="3"/>13352 <text:s text:c="2"/>SH <text:s text:c="7"/>SOLE <text:s text:c="16"/>13352 <text:s text:c="6"/>0 <text:s text:c="7"/>0<text:tab/><text:tab/></text:p>
          </table:table-cell>
        </table:table-row>
        <table:table-row table:style-name="ro1">
          <table:table-cell office:value-type="string">
            <text:p>BOLT TECHNOLOGY CORP</text:p>
          </table:table-cell>
          <table:table-cell office:value-type="string">
            <text:p><text:s text:c="2"/>COM <text:s text:c="12"/>097698104</text:p>
          </table:table-cell>
          <table:table-cell office:value-type="float" office:value="283">
            <text:p>283</text:p>
          </table:table-cell>
          <table:table-cell office:value-type="string">
            <text:p><text:s text:c="3"/>18900 <text:s text:c="2"/>SH <text:s text:c="7"/>SOLE <text:s text:c="16"/>18900 <text:s text:c="6"/>0 <text:s text:c="7"/>0<text:tab/><text:tab/></text:p>
          </table:table-cell>
        </table:table-row>
        <table:table-row table:style-name="ro1">
          <table:table-cell office:value-type="string">
            <text:p>SEACUBE CONTAINER LEASING L</text:p>
          </table:table-cell>
          <table:table-cell office:value-type="string">
            <text:p><text:s text:c="2"/>SHS <text:s text:c="12"/>G79978105</text:p>
          </table:table-cell>
          <table:table-cell office:value-type="float" office:value="217">
            <text:p>217</text:p>
          </table:table-cell>
          <table:table-cell office:value-type="string">
            <text:p><text:s text:c="3"/>12700 <text:s text:c="2"/>SH <text:s text:c="7"/>SOLE <text:s text:c="16"/>12700 <text:s text:c="6"/>0 <text:s text:c="7"/>0<text:tab/><text:tab/></text:p>
          </table:table-cell>
        </table:table-row>
        <table:table-row table:style-name="ro1">
          <table:table-cell office:value-type="string">
            <text:p>BOSTON PRIVATE FINL HLDGS I</text:p>
          </table:table-cell>
          <table:table-cell office:value-type="string">
            <text:p><text:s text:c="2"/>COM <text:s text:c="12"/>101119105</text:p>
          </table:table-cell>
          <table:table-cell office:value-type="float" office:value="116">
            <text:p>116</text:p>
          </table:table-cell>
          <table:table-cell office:value-type="string">
            <text:p><text:s text:c="3"/>12957 <text:s text:c="2"/>SH <text:s text:c="7"/>SOLE <text:s text:c="16"/>12957 <text:s text:c="6"/>0 <text:s text:c="7"/>0<text:tab/><text:tab/></text:p>
          </table:table-cell>
        </table:table-row>
        <table:table-row table:style-name="ro1">
          <table:table-cell office:value-type="string">
            <text:p>BRIDGEPOINT ED INC</text:p>
          </table:table-cell>
          <table:table-cell office:value-type="string">
            <text:p><text:s text:c="2"/>COM <text:s text:c="12"/>10807M105</text:p>
          </table:table-cell>
          <table:table-cell office:value-type="float" office:value="734">
            <text:p>734</text:p>
          </table:table-cell>
          <table:table-cell office:value-type="string">
            <text:p><text:s text:c="3"/>33648 <text:s text:c="2"/>SH <text:s text:c="7"/>SOLE <text:s text:c="16"/>33648 <text:s text:c="6"/>0 <text:s text:c="7"/>0<text:tab/><text:tab/></text:p>
          </table:table-cell>
        </table:table-row>
        <table:table-row table:style-name="ro1">
          <table:table-cell office:value-type="string">
            <text:p>BP PRUDHOE BAY RTY TR</text:p>
          </table:table-cell>
          <table:table-cell office:value-type="string">
            <text:p><text:s text:c="2"/>UNIT BEN INT <text:s text:c="3"/>055630107</text:p>
          </table:table-cell>
          <table:table-cell office:value-type="float" office:value="565">
            <text:p>565</text:p>
          </table:table-cell>
          <table:table-cell office:value-type="string">
            <text:p><text:s text:c="4"/>4847 <text:s text:c="2"/>SH <text:s text:c="7"/>SOLE <text:s text:c="17"/>4847 <text:s text:c="6"/>0 <text:s text:c="7"/>0<text:tab/><text:tab/></text:p>
          </table:table-cell>
        </table:table-row>
        <table:table-row table:style-name="ro1">
          <table:table-cell office:value-type="string">
            <text:p>BROADRIDGE FINL SOLUTIONS I</text:p>
          </table:table-cell>
          <table:table-cell office:value-type="string">
            <text:p><text:s text:c="2"/>COM <text:s text:c="12"/>11133T103</text:p>
          </table:table-cell>
          <table:table-cell office:value-type="float" office:value="214">
            <text:p>214</text:p>
          </table:table-cell>
          <table:table-cell office:value-type="string">
            <text:p><text:s text:c="3"/>10054 <text:s text:c="2"/>SH <text:s text:c="7"/>SOLE <text:s text:c="16"/>10054 <text:s text:c="6"/>0 <text:s text:c="7"/>0<text:tab/><text:tab/></text:p>
          </table:table-cell>
        </table:table-row>
        <table:table-row table:style-name="ro1">
          <table:table-cell office:value-type="string">
            <text:p>BROCADE COMMUNICATIONS SYS</text:p>
          </table:table-cell>
          <table:table-cell office:value-type="string">
            <text:p><text:s text:c="2"/>COM NEW <text:s text:c="8"/>111621306</text:p>
          </table:table-cell>
          <table:table-cell office:value-type="float" office:value="403">
            <text:p>403</text:p>
          </table:table-cell>
          <table:table-cell office:value-type="string">
            <text:p><text:s text:c="3"/>81796 <text:s text:c="2"/>SH <text:s text:c="7"/>SOLE <text:s text:c="16"/>81796 <text:s text:c="6"/>0 <text:s text:c="7"/>0<text:tab/><text:tab/></text:p>
          </table:table-cell>
        </table:table-row>
        <table:table-row table:style-name="ro1">
          <table:table-cell office:value-type="string">
            <text:p>BROADCOM CORP</text:p>
          </table:table-cell>
          <table:table-cell office:value-type="string">
            <text:p><text:s text:c="2"/>CL A <text:s text:c="11"/>111320107</text:p>
          </table:table-cell>
          <table:table-cell office:value-type="float" office:value="290">
            <text:p>290</text:p>
          </table:table-cell>
          <table:table-cell office:value-type="string">
            <text:p><text:s text:c="4"/>8602 <text:s text:c="2"/>SH <text:s text:c="7"/>SOLE <text:s text:c="17"/>8602 <text:s text:c="6"/>0 <text:s text:c="7"/>0<text:tab/><text:tab/></text:p>
          </table:table-cell>
        </table:table-row>
        <table:table-row table:style-name="ro1">
          <table:table-cell office:value-type="string">
            <text:p>CRAFT BREW ALLIANCE INC</text:p>
          </table:table-cell>
          <table:table-cell office:value-type="string">
            <text:p><text:s text:c="2"/>COM <text:s text:c="12"/>224122101</text:p>
          </table:table-cell>
          <table:table-cell office:value-type="float" office:value="177">
            <text:p>177</text:p>
          </table:table-cell>
          <table:table-cell office:value-type="string">
            <text:p><text:s text:c="3"/>21623 <text:s text:c="2"/>SH <text:s text:c="7"/>SOLE <text:s text:c="16"/>21623 <text:s text:c="6"/>0 <text:s text:c="7"/>0<text:tab/><text:tab/></text:p>
          </table:table-cell>
        </table:table-row>
        <table:table-row table:style-name="ro1">
          <table:table-cell office:value-type="string">
            <text:p>BERKSHIRE HATHAWAY INC DEL</text:p>
          </table:table-cell>
          <table:table-cell office:value-type="string">
            <text:p><text:s text:c="2"/>CL A <text:s text:c="11"/>084670108</text:p>
          </table:table-cell>
          <table:table-cell office:value-type="float" office:value="375">
            <text:p>375</text:p>
          </table:table-cell>
          <table:table-cell office:value-type="string">
            <text:p><text:s text:c="7"/>3 <text:s text:c="2"/>SH <text:s text:c="7"/>SOLE <text:s text:c="20"/>3 <text:s text:c="6"/>0 <text:s text:c="7"/>0<text:tab/><text:tab/></text:p>
          </table:table-cell>
        </table:table-row>
        <table:table-row table:style-name="ro1">
          <table:table-cell office:value-type="string">
            <text:p>BERKSHIRE HATHAWAY INC DEL</text:p>
          </table:table-cell>
          <table:table-cell office:value-type="string">
            <text:p><text:s text:c="2"/>CL B NEW <text:s text:c="7"/>084670702</text:p>
          </table:table-cell>
          <table:table-cell office:value-type="float" office:value="686">
            <text:p>686</text:p>
          </table:table-cell>
          <table:table-cell office:value-type="string">
            <text:p><text:s text:c="4"/>8230 <text:s text:c="2"/>SH <text:s text:c="7"/>SOLE <text:s text:c="17"/>8230 <text:s text:c="6"/>0 <text:s text:c="7"/>0<text:tab/><text:tab/></text:p>
          </table:table-cell>
        </table:table-row>
        <table:table-row table:style-name="ro1">
          <table:table-cell office:value-type="string">
            <text:p>BROOKS AUTOMATION INC</text:p>
          </table:table-cell>
          <table:table-cell office:value-type="string">
            <text:p><text:s text:c="2"/>COM <text:s text:c="12"/>114340102</text:p>
          </table:table-cell>
          <table:table-cell office:value-type="float" office:value="154">
            <text:p>154</text:p>
          </table:table-cell>
          <table:table-cell office:value-type="string">
            <text:p><text:s text:c="3"/>16369 <text:s text:c="2"/>SH <text:s text:c="7"/>SOLE <text:s text:c="16"/>16369 <text:s text:c="6"/>0 <text:s text:c="7"/>0<text:tab/><text:tab/></text:p>
          </table:table-cell>
        </table:table-row>
        <table:table-row table:style-name="ro1">
          <table:table-cell office:value-type="string">
            <text:p>BIO-REFERENCE LABS INC</text:p>
          </table:table-cell>
          <table:table-cell office:value-type="string">
            <text:p><text:s text:c="2"/>COM $.01 NEW <text:s text:c="3"/>09057G602</text:p>
          </table:table-cell>
          <table:table-cell office:value-type="float" office:value="504">
            <text:p>504</text:p>
          </table:table-cell>
          <table:table-cell office:value-type="string">
            <text:p><text:s text:c="3"/>19181 <text:s text:c="2"/>SH <text:s text:c="7"/>SOLE <text:s text:c="16"/>19181 <text:s text:c="6"/>0 <text:s text:c="7"/>0<text:tab/><text:tab/></text:p>
          </table:table-cell>
        </table:table-row>
        <table:table-row table:style-name="ro1">
          <table:table-cell office:value-type="string">
            <text:p>BERRY PETE CO</text:p>
          </table:table-cell>
          <table:table-cell office:value-type="string">
            <text:p><text:s text:c="2"/>CL A <text:s text:c="11"/>085789105</text:p>
          </table:table-cell>
          <table:table-cell office:value-type="float" office:value="557">
            <text:p>557</text:p>
          </table:table-cell>
          <table:table-cell office:value-type="string">
            <text:p><text:s text:c="3"/>14054 <text:s text:c="2"/>SH <text:s text:c="7"/>SOLE <text:s text:c="16"/>14054 <text:s text:c="6"/>0 <text:s text:c="7"/>0<text:tab/><text:tab/></text:p>
          </table:table-cell>
        </table:table-row>
        <table:table-row table:style-name="ro1">
          <table:table-cell office:value-type="string">
            <text:p>BANCO SANTANDER BRASIL S A</text:p>
          </table:table-cell>
          <table:table-cell office:value-type="string">
            <text:p><text:s text:c="2"/>ADS REP 1 UNIT <text:s/>05967A107</text:p>
          </table:table-cell>
          <table:table-cell office:value-type="float" office:value="79">
            <text:p>79</text:p>
          </table:table-cell>
          <table:table-cell office:value-type="string">
            <text:p><text:s text:c="3"/>10254 <text:s text:c="2"/>SH <text:s text:c="7"/>SOLE <text:s text:c="16"/>10254 <text:s text:c="6"/>0 <text:s text:c="7"/>0<text:tab/><text:tab/></text:p>
          </table:table-cell>
        </table:table-row>
        <table:table-row table:style-name="ro1">
          <table:table-cell office:value-type="string">
            <text:p>BASSETT FURNITURE INDS INC</text:p>
          </table:table-cell>
          <table:table-cell office:value-type="string">
            <text:p><text:s text:c="2"/>COM <text:s text:c="12"/>070203104</text:p>
          </table:table-cell>
          <table:table-cell office:value-type="float" office:value="421">
            <text:p>421</text:p>
          </table:table-cell>
          <table:table-cell office:value-type="string">
            <text:p><text:s text:c="3"/>40645 <text:s text:c="2"/>SH <text:s text:c="7"/>SOLE <text:s text:c="16"/>40645 <text:s text:c="6"/>0 <text:s text:c="7"/>0<text:tab/><text:tab/></text:p>
          </table:table-cell>
        </table:table-row>
        <table:table-row table:style-name="ro1">
          <table:table-cell office:value-type="string">
            <text:p>BOSTON SCIENTIFIC CORP</text:p>
          </table:table-cell>
          <table:table-cell office:value-type="string">
            <text:p><text:s text:c="2"/>COM <text:s text:c="12"/>101137107</text:p>
          </table:table-cell>
          <table:table-cell office:value-type="float" office:value="960">
            <text:p>960</text:p>
          </table:table-cell>
          <table:table-cell office:value-type="string">
            <text:p><text:s text:c="2"/>169303 <text:s text:c="2"/>SH <text:s text:c="7"/>SOLE <text:s text:c="15"/>169303 <text:s text:c="6"/>0 <text:s text:c="7"/>0<text:tab/><text:tab/></text:p>
          </table:table-cell>
        </table:table-row>
        <table:table-row table:style-name="ro1">
          <table:table-cell office:value-type="string">
            <text:p>BLYTH INC</text:p>
          </table:table-cell>
          <table:table-cell office:value-type="string">
            <text:p><text:s text:c="2"/>COM NEW <text:s text:c="8"/>09643P207</text:p>
          </table:table-cell>
          <table:table-cell office:value-type="float" office:value="813">
            <text:p>813</text:p>
          </table:table-cell>
          <table:table-cell office:value-type="string">
            <text:p><text:s text:c="3"/>23534 <text:s text:c="2"/>SH <text:s text:c="7"/>SOLE <text:s text:c="16"/>23534 <text:s text:c="6"/>0 <text:s text:c="7"/>0<text:tab/><text:tab/></text:p>
          </table:table-cell>
        </table:table-row>
        <table:table-row table:style-name="ro1">
          <table:table-cell office:value-type="string">
            <text:p>ANHEUSER BUSCH INBEV SA/NV</text:p>
          </table:table-cell>
          <table:table-cell office:value-type="string">
            <text:p><text:s text:c="2"/>SPONSORED ADR <text:s text:c="2"/>03524A108</text:p>
          </table:table-cell>
          <table:table-cell office:value-type="float" office:value="336">
            <text:p>336</text:p>
          </table:table-cell>
          <table:table-cell office:value-type="string">
            <text:p><text:s text:c="4"/>4219 <text:s text:c="2"/>SH <text:s text:c="7"/>SOLE <text:s text:c="17"/>4219 <text:s text:c="6"/>0 <text:s text:c="7"/>0<text:tab/><text:tab/></text:p>
          </table:table-cell>
        </table:table-row>
        <table:table-row table:style-name="ro1">
          <table:table-cell office:value-type="string">
            <text:p>BORGWARNER INC</text:p>
          </table:table-cell>
          <table:table-cell office:value-type="string">
            <text:p><text:s text:c="2"/>COM <text:s text:c="12"/>099724106</text:p>
          </table:table-cell>
          <table:table-cell office:value-type="float" office:value="224">
            <text:p>224</text:p>
          </table:table-cell>
          <table:table-cell office:value-type="string">
            <text:p><text:s text:c="4"/>3411 <text:s text:c="2"/>SH <text:s text:c="7"/>SOLE <text:s text:c="17"/>3411 <text:s text:c="6"/>0 <text:s text:c="7"/>0<text:tab/><text:tab/></text:p>
          </table:table-cell>
        </table:table-row>
        <table:table-row table:style-name="ro1">
          <table:table-cell office:value-type="string">
            <text:p>BROWN SHOE INC NEW</text:p>
          </table:table-cell>
          <table:table-cell office:value-type="string">
            <text:p><text:s text:c="2"/>COM <text:s text:c="12"/>115736100</text:p>
          </table:table-cell>
          <table:table-cell office:value-type="float" office:value="320">
            <text:p>320</text:p>
          </table:table-cell>
          <table:table-cell office:value-type="string">
            <text:p><text:s text:c="3"/>24815 <text:s text:c="2"/>SH <text:s text:c="7"/>SOLE <text:s text:c="16"/>24815 <text:s text:c="6"/>0 <text:s text:c="7"/>0<text:tab/><text:tab/></text:p>
          </table:table-cell>
        </table:table-row>
        <table:table-row table:style-name="ro1">
          <table:table-cell office:value-type="string">
            <text:p>BOSTON PROPERTIES INC</text:p>
          </table:table-cell>
          <table:table-cell office:value-type="string">
            <text:p><text:s text:c="2"/>COM <text:s text:c="12"/>101121101</text:p>
          </table:table-cell>
          <table:table-cell office:value-type="float" office:value="424">
            <text:p>424</text:p>
          </table:table-cell>
          <table:table-cell office:value-type="string">
            <text:p><text:s text:c="4"/>3909 <text:s text:c="2"/>SH <text:s text:c="7"/>SOLE <text:s text:c="17"/>3909 <text:s text:c="6"/>0 <text:s text:c="7"/>0<text:tab/><text:tab/></text:p>
          </table:table-cell>
        </table:table-row>
        <table:table-row table:style-name="ro1">
          <table:table-cell office:value-type="string">
            <text:p>BALLY TECHNOLOGIES INC</text:p>
          </table:table-cell>
          <table:table-cell office:value-type="string">
            <text:p><text:s text:c="2"/>COM <text:s text:c="12"/>05874B107</text:p>
          </table:table-cell>
          <table:table-cell office:value-type="float" office:value="351">
            <text:p>351</text:p>
          </table:table-cell>
          <table:table-cell office:value-type="string">
            <text:p><text:s text:c="4"/>7519 <text:s text:c="2"/>SH <text:s text:c="7"/>SOLE <text:s text:c="17"/>7519 <text:s text:c="6"/>0 <text:s text:c="7"/>0<text:tab/><text:tab/></text:p>
          </table:table-cell>
        </table:table-row>
        <table:table-row table:style-name="ro1">
          <table:table-cell office:value-type="string">
            <text:p>BOISE INC</text:p>
          </table:table-cell>
          <table:table-cell office:value-type="string">
            <text:p><text:s text:c="2"/>COM <text:s text:c="12"/>09746Y105</text:p>
          </table:table-cell>
          <table:table-cell office:value-type="float" office:value="361">
            <text:p>361</text:p>
          </table:table-cell>
          <table:table-cell office:value-type="string">
            <text:p><text:s text:c="3"/>54848 <text:s text:c="2"/>SH <text:s text:c="7"/>SOLE <text:s text:c="16"/>54848 <text:s text:c="6"/>0 <text:s text:c="7"/>0<text:tab/><text:tab/></text:p>
          </table:table-cell>
        </table:table-row>
        <table:table-row table:style-name="ro1">
          <table:table-cell office:value-type="string">
            <text:p>CITIGROUP INC</text:p>
          </table:table-cell>
          <table:table-cell office:value-type="string">
            <text:p><text:s text:c="2"/>COM NEW <text:s text:c="8"/>172967424</text:p>
          </table:table-cell>
          <table:table-cell office:value-type="float" office:value="1797">
            <text:p>1797</text:p>
          </table:table-cell>
          <table:table-cell office:value-type="string">
            <text:p><text:s text:c="3"/>65568 <text:s text:c="2"/>SH <text:s text:c="7"/>SOLE <text:s text:c="16"/>65568 <text:s text:c="6"/>0 <text:s text:c="7"/>0<text:tab/><text:tab/></text:p>
          </table:table-cell>
        </table:table-row>
        <table:table-row table:style-name="ro1">
          <table:table-cell office:value-type="string">
            <text:p>CONAGRA FOODS INC</text:p>
          </table:table-cell>
          <table:table-cell office:value-type="string">
            <text:p><text:s text:c="2"/>COM <text:s text:c="12"/>205887102</text:p>
          </table:table-cell>
          <table:table-cell office:value-type="float" office:value="317">
            <text:p>317</text:p>
          </table:table-cell>
          <table:table-cell office:value-type="string">
            <text:p><text:s text:c="3"/>12219 <text:s text:c="2"/>SH <text:s text:c="7"/>SOLE <text:s text:c="16"/>12219 <text:s text:c="6"/>0 <text:s text:c="7"/>0<text:tab/><text:tab/></text:p>
          </table:table-cell>
        </table:table-row>
        <table:table-row table:style-name="ro1">
          <table:table-cell office:value-type="string">
            <text:p>CARDINAL HEALTH INC</text:p>
          </table:table-cell>
          <table:table-cell office:value-type="string">
            <text:p><text:s text:c="2"/>COM <text:s text:c="12"/>14149Y108</text:p>
          </table:table-cell>
          <table:table-cell office:value-type="float" office:value="1050">
            <text:p>1050</text:p>
          </table:table-cell>
          <table:table-cell office:value-type="string">
            <text:p><text:s text:c="3"/>24997 <text:s text:c="2"/>SH <text:s text:c="7"/>SOLE <text:s text:c="16"/>24997 <text:s text:c="6"/>0 <text:s text:c="7"/>0<text:tab/><text:tab/></text:p>
          </table:table-cell>
        </table:table-row>
        <table:table-row table:style-name="ro1">
          <table:table-cell office:value-type="string">
            <text:p>CHEESECAKE FACTORY INC</text:p>
          </table:table-cell>
          <table:table-cell office:value-type="string">
            <text:p><text:s text:c="2"/>COM <text:s text:c="12"/>163072101</text:p>
          </table:table-cell>
          <table:table-cell office:value-type="float" office:value="538">
            <text:p>538</text:p>
          </table:table-cell>
          <table:table-cell office:value-type="string">
            <text:p><text:s text:c="3"/>16842 <text:s text:c="2"/>SH <text:s text:c="7"/>SOLE <text:s text:c="16"/>16842 <text:s text:c="6"/>0 <text:s text:c="7"/>0<text:tab/><text:tab/></text:p>
          </table:table-cell>
        </table:table-row>
        <table:table-row table:style-name="ro1">
          <table:table-cell office:value-type="string">
            <text:p>CALAMP CORP</text:p>
          </table:table-cell>
          <table:table-cell office:value-type="string">
            <text:p><text:s text:c="2"/>COM <text:s text:c="12"/>128126109</text:p>
          </table:table-cell>
          <table:table-cell office:value-type="float" office:value="871">
            <text:p>871</text:p>
          </table:table-cell>
          <table:table-cell office:value-type="string">
            <text:p><text:s text:c="2"/>118879 <text:s text:c="2"/>SH <text:s text:c="7"/>SOLE <text:s text:c="15"/>118879 <text:s text:c="6"/>0 <text:s text:c="7"/>0<text:tab/><text:tab/></text:p>
          </table:table-cell>
        </table:table-row>
        <table:table-row table:style-name="ro1">
          <table:table-cell office:value-type="string">
            <text:p>CASCADE CORP</text:p>
          </table:table-cell>
          <table:table-cell office:value-type="string">
            <text:p><text:s text:c="2"/>COM <text:s text:c="12"/>147195101</text:p>
          </table:table-cell>
          <table:table-cell office:value-type="float" office:value="494">
            <text:p>494</text:p>
          </table:table-cell>
          <table:table-cell office:value-type="string">
            <text:p><text:s text:c="3"/>10500 <text:s text:c="2"/>SH <text:s text:c="7"/>SOLE <text:s text:c="16"/>10500 <text:s text:c="6"/>0 <text:s text:c="7"/>0<text:tab/><text:tab/></text:p>
          </table:table-cell>
        </table:table-row>
        <table:table-row table:style-name="ro1">
          <table:table-cell office:value-type="string">
            <text:p>CATERPILLAR INC DEL</text:p>
          </table:table-cell>
          <table:table-cell office:value-type="string">
            <text:p><text:s text:c="2"/>COM <text:s text:c="12"/>149123101</text:p>
          </table:table-cell>
          <table:table-cell office:value-type="float" office:value="3822">
            <text:p>3822</text:p>
          </table:table-cell>
          <table:table-cell office:value-type="string">
            <text:p><text:s text:c="3"/>45012 <text:s text:c="2"/>SH <text:s text:c="7"/>SOLE <text:s text:c="16"/>45012 <text:s text:c="6"/>0 <text:s text:c="7"/>0<text:tab/><text:tab/></text:p>
          </table:table-cell>
        </table:table-row>
        <table:table-row table:style-name="ro1">
          <table:table-cell office:value-type="string">
            <text:p>CATHAY GENERAL BANCORP</text:p>
          </table:table-cell>
          <table:table-cell office:value-type="string">
            <text:p><text:s text:c="2"/>COM <text:s text:c="12"/>149150104</text:p>
          </table:table-cell>
          <table:table-cell office:value-type="float" office:value="172">
            <text:p>172</text:p>
          </table:table-cell>
          <table:table-cell office:value-type="string">
            <text:p><text:s text:c="3"/>10400 <text:s text:c="2"/>SH <text:s text:c="7"/>SOLE <text:s text:c="16"/>10400 <text:s text:c="6"/>0 <text:s text:c="7"/>0<text:tab/><text:tab/></text:p>
          </table:table-cell>
        </table:table-row>
        <table:table-row table:style-name="ro1">
          <table:table-cell office:value-type="string">
            <text:p>CHUBB CORP</text:p>
          </table:table-cell>
          <table:table-cell office:value-type="string">
            <text:p><text:s text:c="2"/>COM <text:s text:c="12"/>171232101</text:p>
          </table:table-cell>
          <table:table-cell office:value-type="float" office:value="856">
            <text:p>856</text:p>
          </table:table-cell>
          <table:table-cell office:value-type="string">
            <text:p><text:s text:c="3"/>11753 <text:s text:c="2"/>SH <text:s text:c="7"/>SOLE <text:s text:c="16"/>11753 <text:s text:c="6"/>0 <text:s text:c="7"/>0<text:tab/><text:tab/></text:p>
          </table:table-cell>
        </table:table-row>
        <table:table-row table:style-name="ro1">
          <table:table-cell office:value-type="string">
            <text:p>COOPER INDUSTRIES PLC</text:p>
          </table:table-cell>
          <table:table-cell office:value-type="string">
            <text:p><text:s text:c="2"/>SHS <text:s text:c="12"/>G24140108</text:p>
          </table:table-cell>
          <table:table-cell office:value-type="float" office:value="605">
            <text:p>605</text:p>
          </table:table-cell>
          <table:table-cell office:value-type="string">
            <text:p><text:s text:c="4"/>8874 <text:s text:c="2"/>SH <text:s text:c="7"/>SOLE <text:s text:c="17"/>8874 <text:s text:c="6"/>0 <text:s text:c="7"/>0<text:tab/><text:tab/></text:p>
          </table:table-cell>
        </table:table-row>
        <table:table-row table:style-name="ro1">
          <table:table-cell office:value-type="string">
            <text:p>CBEYOND INC</text:p>
          </table:table-cell>
          <table:table-cell office:value-type="string">
            <text:p><text:s text:c="2"/>COM <text:s text:c="12"/>149847105</text:p>
          </table:table-cell>
          <table:table-cell office:value-type="float" office:value="743">
            <text:p>743</text:p>
          </table:table-cell>
          <table:table-cell office:value-type="string">
            <text:p><text:s text:c="2"/>109700 <text:s text:c="2"/>SH <text:s text:c="7"/>SOLE <text:s text:c="15"/>109700 <text:s text:c="6"/>0 <text:s text:c="7"/>0<text:tab/><text:tab/></text:p>
          </table:table-cell>
        </table:table-row>
        <table:table-row table:style-name="ro1">
          <table:table-cell office:value-type="string">
            <text:p>CHRISTOPHER &amp; BANKS CORP</text:p>
          </table:table-cell>
          <table:table-cell office:value-type="string">
            <text:p><text:s text:c="2"/>COM <text:s text:c="12"/>171046105</text:p>
          </table:table-cell>
          <table:table-cell office:value-type="float" office:value="67">
            <text:p>67</text:p>
          </table:table-cell>
          <table:table-cell office:value-type="string">
            <text:p><text:s text:c="3"/>56597 <text:s text:c="2"/>SH <text:s text:c="7"/>SOLE <text:s text:c="16"/>56597 <text:s text:c="6"/>0 <text:s text:c="7"/>0<text:tab/><text:tab/></text:p>
          </table:table-cell>
        </table:table-row>
        <table:table-row table:style-name="ro1">
          <table:table-cell office:value-type="string">
            <text:p>CBL &amp; ASSOC PPTYS INC</text:p>
          </table:table-cell>
          <table:table-cell office:value-type="string">
            <text:p><text:s text:c="2"/>COM <text:s text:c="12"/>124830100</text:p>
          </table:table-cell>
          <table:table-cell office:value-type="float" office:value="428">
            <text:p>428</text:p>
          </table:table-cell>
          <table:table-cell office:value-type="string">
            <text:p><text:s text:c="3"/>21919 <text:s text:c="2"/>SH <text:s text:c="7"/>SOLE <text:s text:c="16"/>21919 <text:s text:c="6"/>0 <text:s text:c="7"/>0<text:tab/><text:tab/></text:p>
          </table:table-cell>
        </table:table-row>
        <table:table-row table:style-name="ro1">
          <table:table-cell office:value-type="string">
            <text:p>CAMBREX CORP</text:p>
          </table:table-cell>
          <table:table-cell office:value-type="string">
            <text:p><text:s text:c="2"/>COM <text:s text:c="12"/>132011107</text:p>
          </table:table-cell>
          <table:table-cell office:value-type="float" office:value="185">
            <text:p>185</text:p>
          </table:table-cell>
          <table:table-cell office:value-type="string">
            <text:p><text:s text:c="3"/>19698 <text:s text:c="2"/>SH <text:s text:c="7"/>SOLE <text:s text:c="16"/>19698 <text:s text:c="6"/>0 <text:s text:c="7"/>0<text:tab/><text:tab/></text:p>
          </table:table-cell>
        </table:table-row>
        <table:table-row table:style-name="ro1">
          <table:table-cell office:value-type="string">
            <text:p>CARIBOU COFFEE INC</text:p>
          </table:table-cell>
          <table:table-cell office:value-type="string">
            <text:p><text:s text:c="2"/>COM <text:s text:c="12"/>142042209</text:p>
          </table:table-cell>
          <table:table-cell office:value-type="float" office:value="807">
            <text:p>807</text:p>
          </table:table-cell>
          <table:table-cell office:value-type="string">
            <text:p><text:s text:c="3"/>62635 <text:s text:c="2"/>SH <text:s text:c="7"/>SOLE <text:s text:c="16"/>62635 <text:s text:c="6"/>0 <text:s text:c="7"/>0<text:tab/><text:tab/></text:p>
          </table:table-cell>
        </table:table-row>
        <table:table-row table:style-name="ro1">
          <table:table-cell office:value-type="string">
            <text:p>CHINA BIOLOGIC PRODS INC</text:p>
          </table:table-cell>
          <table:table-cell office:value-type="string">
            <text:p><text:s text:c="2"/>COM <text:s text:c="12"/>16938C106</text:p>
          </table:table-cell>
          <table:table-cell office:value-type="float" office:value="114">
            <text:p>114</text:p>
          </table:table-cell>
          <table:table-cell office:value-type="string">
            <text:p><text:s text:c="3"/>12200 <text:s text:c="2"/>SH <text:s text:c="7"/>SOLE <text:s text:c="16"/>12200 <text:s text:c="6"/>0 <text:s text:c="7"/>0<text:tab/><text:tab/></text:p>
          </table:table-cell>
        </table:table-row>
        <table:table-row table:style-name="ro1">
          <table:table-cell office:value-type="string">
            <text:p>CIBER INC</text:p>
          </table:table-cell>
          <table:table-cell office:value-type="string">
            <text:p><text:s text:c="2"/>COM <text:s text:c="12"/>17163B102</text:p>
          </table:table-cell>
          <table:table-cell office:value-type="float" office:value="238">
            <text:p>238</text:p>
          </table:table-cell>
          <table:table-cell office:value-type="string">
            <text:p><text:s text:c="3"/>55157 <text:s text:c="2"/>SH <text:s text:c="7"/>SOLE <text:s text:c="16"/>55157 <text:s text:c="6"/>0 <text:s text:c="7"/>0<text:tab/><text:tab/></text:p>
          </table:table-cell>
        </table:table-row>
        <table:table-row table:style-name="ro1">
          <table:table-cell office:value-type="string">
            <text:p>CRACKER BARREL OLD CTRY STO</text:p>
          </table:table-cell>
          <table:table-cell office:value-type="string">
            <text:p><text:s text:c="2"/>COM <text:s text:c="12"/>22410J106</text:p>
          </table:table-cell>
          <table:table-cell office:value-type="float" office:value="380">
            <text:p>380</text:p>
          </table:table-cell>
          <table:table-cell office:value-type="string">
            <text:p><text:s text:c="4"/>6061 <text:s text:c="2"/>SH <text:s text:c="7"/>SOLE <text:s text:c="17"/>6061 <text:s text:c="6"/>0 <text:s text:c="7"/>0<text:tab/><text:tab/></text:p>
          </table:table-cell>
        </table:table-row>
        <table:table-row table:style-name="ro1">
          <table:table-cell office:value-type="string">
            <text:p>COLUMBIA LABS INC</text:p>
          </table:table-cell>
          <table:table-cell office:value-type="string">
            <text:p><text:s text:c="2"/>COM <text:s text:c="12"/>197779101</text:p>
          </table:table-cell>
          <table:table-cell office:value-type="float" office:value="297">
            <text:p>297</text:p>
          </table:table-cell>
          <table:table-cell office:value-type="string">
            <text:p><text:s text:c="2"/>436632 <text:s text:c="2"/>SH <text:s text:c="7"/>SOLE <text:s text:c="15"/>436632 <text:s text:c="6"/>0 <text:s text:c="7"/>0<text:tab/><text:tab/></text:p>
          </table:table-cell>
        </table:table-row>
        <table:table-row table:style-name="ro1">
          <table:table-cell office:value-type="string">
            <text:p>CBS CORP NEW</text:p>
          </table:table-cell>
          <table:table-cell office:value-type="string">
            <text:p><text:s text:c="2"/>CL B <text:s text:c="11"/>124857202</text:p>
          </table:table-cell>
          <table:table-cell office:value-type="float" office:value="527">
            <text:p>527</text:p>
          </table:table-cell>
          <table:table-cell office:value-type="string">
            <text:p><text:s text:c="3"/>16075 <text:s text:c="2"/>SH <text:s text:c="7"/>SOLE <text:s text:c="16"/>16075 <text:s text:c="6"/>0 <text:s text:c="7"/>0<text:tab/><text:tab/></text:p>
          </table:table-cell>
        </table:table-row>
        <table:table-row table:style-name="ro1">
          <table:table-cell office:value-type="string">
            <text:p>COMMERCE BANCSHARES INC</text:p>
          </table:table-cell>
          <table:table-cell office:value-type="string">
            <text:p><text:s text:c="2"/>COM <text:s text:c="12"/>200525103</text:p>
          </table:table-cell>
          <table:table-cell office:value-type="float" office:value="556">
            <text:p>556</text:p>
          </table:table-cell>
          <table:table-cell office:value-type="string">
            <text:p><text:s text:c="3"/>14661 <text:s text:c="2"/>SH <text:s text:c="7"/>SOLE <text:s text:c="16"/>14661 <text:s text:c="6"/>0 <text:s text:c="7"/>0<text:tab/><text:tab/></text:p>
          </table:table-cell>
        </table:table-row>
        <table:table-row table:style-name="ro1">
          <table:table-cell office:value-type="string">
            <text:p>CUBIST PHARMACEUTICALS INC</text:p>
          </table:table-cell>
          <table:table-cell office:value-type="string">
            <text:p><text:s text:c="2"/>COM <text:s text:c="12"/>229678107</text:p>
          </table:table-cell>
          <table:table-cell office:value-type="float" office:value="1319">
            <text:p>1319</text:p>
          </table:table-cell>
          <table:table-cell office:value-type="string">
            <text:p><text:s text:c="3"/>34793 <text:s text:c="2"/>SH <text:s text:c="7"/>SOLE <text:s text:c="16"/>34793 <text:s text:c="6"/>0 <text:s text:c="7"/>0<text:tab/><text:tab/></text:p>
          </table:table-cell>
        </table:table-row>
        <table:table-row table:style-name="ro1">
          <table:table-cell office:value-type="string">
            <text:p>COCA COLA ENTERPRISES INC N</text:p>
          </table:table-cell>
          <table:table-cell office:value-type="string">
            <text:p><text:s text:c="2"/>COM <text:s text:c="12"/>19122T109</text:p>
          </table:table-cell>
          <table:table-cell office:value-type="float" office:value="213">
            <text:p>213</text:p>
          </table:table-cell>
          <table:table-cell office:value-type="string">
            <text:p><text:s text:c="4"/>7610 <text:s text:c="2"/>SH <text:s text:c="7"/>SOLE <text:s text:c="17"/>7610 <text:s text:c="6"/>0 <text:s text:c="7"/>0<text:tab/><text:tab/></text:p>
          </table:table-cell>
        </table:table-row>
        <table:table-row table:style-name="ro1">
          <table:table-cell office:value-type="string">
            <text:p>COLEMAN CABLE INC</text:p>
          </table:table-cell>
          <table:table-cell office:value-type="string">
            <text:p><text:s text:c="2"/>COM <text:s text:c="12"/>193459302</text:p>
          </table:table-cell>
          <table:table-cell office:value-type="float" office:value="290">
            <text:p>290</text:p>
          </table:table-cell>
          <table:table-cell office:value-type="string">
            <text:p><text:s text:c="3"/>33433 <text:s text:c="2"/>SH <text:s text:c="7"/>SOLE <text:s text:c="16"/>33433 <text:s text:c="6"/>0 <text:s text:c="7"/>0<text:tab/><text:tab/></text:p>
          </table:table-cell>
        </table:table-row>
        <table:table-row table:style-name="ro1">
          <table:table-cell office:value-type="string">
            <text:p>CAMECO CORP</text:p>
          </table:table-cell>
          <table:table-cell office:value-type="string">
            <text:p><text:s text:c="2"/>COM <text:s text:c="12"/>13321L108</text:p>
          </table:table-cell>
          <table:table-cell office:value-type="float" office:value="278">
            <text:p>278</text:p>
          </table:table-cell>
          <table:table-cell office:value-type="string">
            <text:p><text:s text:c="3"/>12646 <text:s text:c="2"/>SH <text:s text:c="7"/>SOLE <text:s text:c="16"/>12646 <text:s text:c="6"/>0 <text:s text:c="7"/>0<text:tab/><text:tab/></text:p>
          </table:table-cell>
        </table:table-row>
        <table:table-row table:style-name="ro1">
          <table:table-cell office:value-type="string">
            <text:p>CROWN HOLDINGS INC</text:p>
          </table:table-cell>
          <table:table-cell office:value-type="string">
            <text:p><text:s text:c="2"/>COM <text:s text:c="12"/>228368106</text:p>
          </table:table-cell>
          <table:table-cell office:value-type="float" office:value="602">
            <text:p>602</text:p>
          </table:table-cell>
          <table:table-cell office:value-type="string">
            <text:p><text:s text:c="3"/>17460 <text:s text:c="2"/>SH <text:s text:c="7"/>SOLE <text:s text:c="16"/>17460 <text:s text:c="6"/>0 <text:s text:c="7"/>0<text:tab/><text:tab/></text:p>
          </table:table-cell>
        </table:table-row>
        <table:table-row table:style-name="ro1">
          <table:table-cell office:value-type="string">
            <text:p>CARNIVAL CORP</text:p>
          </table:table-cell>
          <table:table-cell office:value-type="string">
            <text:p><text:s text:c="2"/>PAIRED CTF <text:s text:c="5"/>143658300</text:p>
          </table:table-cell>
          <table:table-cell office:value-type="float" office:value="2423">
            <text:p>2423</text:p>
          </table:table-cell>
          <table:table-cell office:value-type="string">
            <text:p><text:s text:c="3"/>70711 <text:s text:c="2"/>SH <text:s text:c="7"/>SOLE <text:s text:c="16"/>70711 <text:s text:c="6"/>0 <text:s text:c="7"/>0<text:tab/><text:tab/></text:p>
          </table:table-cell>
        </table:table-row>
        <table:table-row table:style-name="ro1">
          <table:table-cell office:value-type="string">
            <text:p>CABOT MICROELECTRONICS CORP</text:p>
          </table:table-cell>
          <table:table-cell office:value-type="string">
            <text:p><text:s text:c="2"/>COM <text:s text:c="12"/>12709P103</text:p>
          </table:table-cell>
          <table:table-cell office:value-type="float" office:value="334">
            <text:p>334</text:p>
          </table:table-cell>
          <table:table-cell office:value-type="string">
            <text:p><text:s text:c="3"/>11435 <text:s text:c="2"/>SH <text:s text:c="7"/>SOLE <text:s text:c="16"/>11435 <text:s text:c="6"/>0 <text:s text:c="7"/>0<text:tab/><text:tab/></text:p>
          </table:table-cell>
        </table:table-row>
        <table:table-row table:style-name="ro1">
          <table:table-cell office:value-type="string">
            <text:p>CLEAR CHANNEL OUTDOOR HLDGS</text:p>
          </table:table-cell>
          <table:table-cell office:value-type="string">
            <text:p><text:s text:c="2"/>CL A <text:s text:c="11"/>18451C109</text:p>
          </table:table-cell>
          <table:table-cell office:value-type="float" office:value="322">
            <text:p>322</text:p>
          </table:table-cell>
          <table:table-cell office:value-type="string">
            <text:p><text:s text:c="3"/>53528 <text:s text:c="2"/>SH <text:s text:c="7"/>SOLE <text:s text:c="16"/>53528 <text:s text:c="6"/>0 <text:s text:c="7"/>0<text:tab/><text:tab/></text:p>
          </table:table-cell>
        </table:table-row>
        <table:table-row table:style-name="ro1">
          <table:table-cell office:value-type="string">
            <text:p>COEUR D ALENE MINES CORP ID</text:p>
          </table:table-cell>
          <table:table-cell office:value-type="string">
            <text:p><text:s text:c="2"/>COM NEW <text:s text:c="8"/>192108504</text:p>
          </table:table-cell>
          <table:table-cell office:value-type="float" office:value="229">
            <text:p>229</text:p>
          </table:table-cell>
          <table:table-cell office:value-type="string">
            <text:p><text:s text:c="3"/>13063 <text:s text:c="2"/>SH <text:s text:c="7"/>SOLE <text:s text:c="16"/>13063 <text:s text:c="6"/>0 <text:s text:c="7"/>0<text:tab/><text:tab/></text:p>
          </table:table-cell>
        </table:table-row>
        <table:table-row table:style-name="ro1">
          <table:table-cell office:value-type="string">
            <text:p>C D I CORP</text:p>
          </table:table-cell>
          <table:table-cell office:value-type="string">
            <text:p><text:s text:c="2"/>COM <text:s text:c="12"/>125071100</text:p>
          </table:table-cell>
          <table:table-cell office:value-type="float" office:value="420">
            <text:p>420</text:p>
          </table:table-cell>
          <table:table-cell office:value-type="string">
            <text:p><text:s text:c="3"/>25621 <text:s text:c="2"/>SH <text:s text:c="7"/>SOLE <text:s text:c="16"/>25621 <text:s text:c="6"/>0 <text:s text:c="7"/>0<text:tab/><text:tab/></text:p>
          </table:table-cell>
        </table:table-row>
        <table:table-row table:style-name="ro1">
          <table:table-cell office:value-type="string">
            <text:p>CADENCE DESIGN SYSTEM INC</text:p>
          </table:table-cell>
          <table:table-cell office:value-type="string">
            <text:p><text:s text:c="2"/>COM <text:s text:c="12"/>127387108</text:p>
          </table:table-cell>
          <table:table-cell office:value-type="float" office:value="1483">
            <text:p>1483</text:p>
          </table:table-cell>
          <table:table-cell office:value-type="string">
            <text:p><text:s text:c="2"/>134977 <text:s text:c="2"/>SH <text:s text:c="7"/>SOLE <text:s text:c="15"/>134977 <text:s text:c="6"/>0 <text:s text:c="7"/>0<text:tab/><text:tab/></text:p>
          </table:table-cell>
        </table:table-row>
        <table:table-row table:style-name="ro1">
          <table:table-cell office:value-type="string">
            <text:p>CELANESE CORP DEL</text:p>
          </table:table-cell>
          <table:table-cell office:value-type="string">
            <text:p><text:s text:c="2"/>COM SER A <text:s text:c="6"/>150870103</text:p>
          </table:table-cell>
          <table:table-cell office:value-type="float" office:value="1611">
            <text:p>1611</text:p>
          </table:table-cell>
          <table:table-cell office:value-type="string">
            <text:p><text:s text:c="3"/>46526 <text:s text:c="2"/>SH <text:s text:c="7"/>SOLE <text:s text:c="16"/>46526 <text:s text:c="6"/>0 <text:s text:c="7"/>0<text:tab/><text:tab/></text:p>
          </table:table-cell>
        </table:table-row>
        <table:table-row table:style-name="ro1">
          <table:table-cell office:value-type="string">
            <text:p>CECO ENVIRONMENTAL CORP</text:p>
          </table:table-cell>
          <table:table-cell office:value-type="string">
            <text:p><text:s text:c="2"/>COM <text:s text:c="12"/>125141101</text:p>
          </table:table-cell>
          <table:table-cell office:value-type="float" office:value="151">
            <text:p>151</text:p>
          </table:table-cell>
          <table:table-cell office:value-type="string">
            <text:p><text:s text:c="3"/>19200 <text:s text:c="2"/>SH <text:s text:c="7"/>SOLE <text:s text:c="16"/>19200 <text:s text:c="6"/>0 <text:s text:c="7"/>0<text:tab/><text:tab/></text:p>
          </table:table-cell>
        </table:table-row>
        <table:table-row table:style-name="ro1">
          <table:table-cell office:value-type="string">
            <text:p>CAREER EDUCATION CORP</text:p>
          </table:table-cell>
          <table:table-cell office:value-type="string">
            <text:p><text:s text:c="2"/>COM <text:s text:c="12"/>141665109</text:p>
          </table:table-cell>
          <table:table-cell office:value-type="float" office:value="1125">
            <text:p>1125</text:p>
          </table:table-cell>
          <table:table-cell office:value-type="string">
            <text:p><text:s text:c="2"/>168193 <text:s text:c="2"/>SH <text:s text:c="7"/>SOLE <text:s text:c="15"/>168193 <text:s text:c="6"/>0 <text:s text:c="7"/>0<text:tab/><text:tab/></text:p>
          </table:table-cell>
        </table:table-row>
        <table:table-row table:style-name="ro1">
          <table:table-cell office:value-type="string">
            <text:p>BRIGHTPOINT INC</text:p>
          </table:table-cell>
          <table:table-cell office:value-type="string">
            <text:p><text:s text:c="2"/>COM NEW <text:s text:c="8"/>109473405</text:p>
          </table:table-cell>
          <table:table-cell office:value-type="float" office:value="616">
            <text:p>616</text:p>
          </table:table-cell>
          <table:table-cell office:value-type="string">
            <text:p><text:s text:c="2"/>114331 <text:s text:c="2"/>SH <text:s text:c="7"/>SOLE <text:s text:c="15"/>114331 <text:s text:c="6"/>0 <text:s text:c="7"/>0<text:tab/><text:tab/></text:p>
          </table:table-cell>
        </table:table-row>
        <table:table-row table:style-name="ro1">
          <table:table-cell office:value-type="string">
            <text:p>CENTRAL GARDEN &amp; PET CO</text:p>
          </table:table-cell>
          <table:table-cell office:value-type="string">
            <text:p><text:s text:c="2"/>COM <text:s text:c="12"/>153527106</text:p>
          </table:table-cell>
          <table:table-cell office:value-type="float" office:value="402">
            <text:p>402</text:p>
          </table:table-cell>
          <table:table-cell office:value-type="string">
            <text:p><text:s text:c="3"/>38600 <text:s text:c="2"/>SH <text:s text:c="7"/>SOLE <text:s text:c="16"/>38600 <text:s text:c="6"/>0 <text:s text:c="7"/>0<text:tab/><text:tab/></text:p>
          </table:table-cell>
        </table:table-row>
        <table:table-row table:style-name="ro1">
          <table:table-cell office:value-type="string">
            <text:p>CERNER CORP</text:p>
          </table:table-cell>
          <table:table-cell office:value-type="string">
            <text:p><text:s text:c="2"/>COM <text:s text:c="12"/>156782104</text:p>
          </table:table-cell>
          <table:table-cell office:value-type="float" office:value="432">
            <text:p>432</text:p>
          </table:table-cell>
          <table:table-cell office:value-type="string">
            <text:p><text:s text:c="4"/>5231 <text:s text:c="2"/>SH <text:s text:c="7"/>SOLE <text:s text:c="17"/>5231 <text:s text:c="6"/>0 <text:s text:c="7"/>0<text:tab/><text:tab/></text:p>
          </table:table-cell>
        </table:table-row>
        <table:table-row table:style-name="ro1">
          <table:table-cell office:value-type="string">
            <text:p>CF INDS HLDGS INC</text:p>
          </table:table-cell>
          <table:table-cell office:value-type="string">
            <text:p><text:s text:c="2"/>COM <text:s text:c="12"/>125269100</text:p>
          </table:table-cell>
          <table:table-cell office:value-type="float" office:value="532">
            <text:p>532</text:p>
          </table:table-cell>
          <table:table-cell office:value-type="string">
            <text:p><text:s text:c="4"/>2744 <text:s text:c="2"/>SH <text:s text:c="7"/>SOLE <text:s text:c="17"/>2744 <text:s text:c="6"/>0 <text:s text:c="7"/>0<text:tab/><text:tab/></text:p>
          </table:table-cell>
        </table:table-row>
        <table:table-row table:style-name="ro1">
          <table:table-cell office:value-type="string">
            <text:p>CULP INC</text:p>
          </table:table-cell>
          <table:table-cell office:value-type="string">
            <text:p><text:s text:c="2"/>COM <text:s text:c="12"/>230215105</text:p>
          </table:table-cell>
          <table:table-cell office:value-type="float" office:value="113">
            <text:p>113</text:p>
          </table:table-cell>
          <table:table-cell office:value-type="string">
            <text:p><text:s text:c="3"/>11000 <text:s text:c="2"/>SH <text:s text:c="7"/>SOLE <text:s text:c="16"/>11000 <text:s text:c="6"/>0 <text:s text:c="7"/>0<text:tab/><text:tab/></text:p>
          </table:table-cell>
        </table:table-row>
        <table:table-row table:style-name="ro1">
          <table:table-cell office:value-type="string">
            <text:p>CHINA GREEN AGRICULTURE INC</text:p>
          </table:table-cell>
          <table:table-cell office:value-type="string">
            <text:p><text:s text:c="2"/>COM <text:s text:c="12"/>16943W105</text:p>
          </table:table-cell>
          <table:table-cell office:value-type="float" office:value="93">
            <text:p>93</text:p>
          </table:table-cell>
          <table:table-cell office:value-type="string">
            <text:p><text:s text:c="3"/>25900 <text:s text:c="2"/>SH <text:s text:c="7"/>SOLE <text:s text:c="16"/>25900 <text:s text:c="6"/>0 <text:s text:c="7"/>0<text:tab/><text:tab/></text:p>
          </table:table-cell>
        </table:table-row>
        <table:table-row table:style-name="ro1">
          <table:table-cell office:value-type="string">
            <text:p>CONSOLIDATED GRAPHICS INC</text:p>
          </table:table-cell>
          <table:table-cell office:value-type="string">
            <text:p><text:s text:c="2"/>COM <text:s text:c="12"/>209341106</text:p>
          </table:table-cell>
          <table:table-cell office:value-type="float" office:value="755">
            <text:p>755</text:p>
          </table:table-cell>
          <table:table-cell office:value-type="string">
            <text:p><text:s text:c="3"/>26005 <text:s text:c="2"/>SH <text:s text:c="7"/>SOLE <text:s text:c="16"/>26005 <text:s text:c="6"/>0 <text:s text:c="7"/>0<text:tab/><text:tab/></text:p>
          </table:table-cell>
        </table:table-row>
        <table:table-row table:style-name="ro1">
          <table:table-cell office:value-type="string">
            <text:p>CHURCHILL DOWNS INC</text:p>
          </table:table-cell>
          <table:table-cell office:value-type="string">
            <text:p><text:s text:c="2"/>COM <text:s text:c="12"/>171484108</text:p>
          </table:table-cell>
          <table:table-cell office:value-type="float" office:value="219">
            <text:p>219</text:p>
          </table:table-cell>
          <table:table-cell office:value-type="string">
            <text:p><text:s text:c="4"/>3720 <text:s text:c="2"/>SH <text:s text:c="7"/>SOLE <text:s text:c="17"/>3720 <text:s text:c="6"/>0 <text:s text:c="7"/>0<text:tab/><text:tab/></text:p>
          </table:table-cell>
        </table:table-row>
        <table:table-row table:style-name="ro1">
          <table:table-cell office:value-type="string">
            <text:p>CHOICE HOTELS INTL INC</text:p>
          </table:table-cell>
          <table:table-cell office:value-type="string">
            <text:p><text:s text:c="2"/>COM <text:s text:c="12"/>169905106</text:p>
          </table:table-cell>
          <table:table-cell office:value-type="float" office:value="370">
            <text:p>370</text:p>
          </table:table-cell>
          <table:table-cell office:value-type="string">
            <text:p><text:s text:c="4"/>9271 <text:s text:c="2"/>SH <text:s text:c="7"/>SOLE <text:s text:c="17"/>9271 <text:s text:c="6"/>0 <text:s text:c="7"/>0<text:tab/><text:tab/></text:p>
          </table:table-cell>
        </table:table-row>
        <table:table-row table:style-name="ro1">
          <table:table-cell office:value-type="string">
            <text:p>CHECK POINT SOFTWARE TECH L</text:p>
          </table:table-cell>
          <table:table-cell office:value-type="string">
            <text:p><text:s text:c="2"/>ORD <text:s text:c="12"/>M22465104</text:p>
          </table:table-cell>
          <table:table-cell office:value-type="float" office:value="1901">
            <text:p>1901</text:p>
          </table:table-cell>
          <table:table-cell office:value-type="string">
            <text:p><text:s text:c="3"/>38331 <text:s text:c="2"/>SH <text:s text:c="7"/>SOLE <text:s text:c="16"/>38331 <text:s text:c="6"/>0 <text:s text:c="7"/>0<text:tab/><text:tab/></text:p>
          </table:table-cell>
        </table:table-row>
        <table:table-row table:style-name="ro1">
          <table:table-cell office:value-type="string">
            <text:p>CHINA GERUI ADV MAT GR LTD</text:p>
          </table:table-cell>
          <table:table-cell office:value-type="string">
            <text:p><text:s text:c="2"/>SHS <text:s text:c="12"/>G21101103</text:p>
          </table:table-cell>
          <table:table-cell office:value-type="float" office:value="159">
            <text:p>159</text:p>
          </table:table-cell>
          <table:table-cell office:value-type="string">
            <text:p><text:s text:c="3"/>55641 <text:s text:c="2"/>SH <text:s text:c="7"/>SOLE <text:s text:c="16"/>55641 <text:s text:c="6"/>0 <text:s text:c="7"/>0<text:tab/><text:tab/></text:p>
          </table:table-cell>
        </table:table-row>
        <table:table-row table:style-name="ro1">
          <table:table-cell office:value-type="string">
            <text:p>C H ROBINSON WORLDWIDE INC</text:p>
          </table:table-cell>
          <table:table-cell office:value-type="string">
            <text:p><text:s text:c="2"/>COM NEW <text:s text:c="8"/>12541W209</text:p>
          </table:table-cell>
          <table:table-cell office:value-type="float" office:value="238">
            <text:p>238</text:p>
          </table:table-cell>
          <table:table-cell office:value-type="string">
            <text:p><text:s text:c="4"/>4061 <text:s text:c="2"/>SH <text:s text:c="7"/>SOLE <text:s text:c="17"/>4061 <text:s text:c="6"/>0 <text:s text:c="7"/>0<text:tab/><text:tab/></text:p>
          </table:table-cell>
        </table:table-row>
        <table:table-row table:style-name="ro1">
          <table:table-cell office:value-type="string">
            <text:p>CHESAPEAKE LODGING TR</text:p>
          </table:table-cell>
          <table:table-cell office:value-type="string">
            <text:p><text:s text:c="2"/>SH BEN INT <text:s text:c="5"/>165240102</text:p>
          </table:table-cell>
          <table:table-cell office:value-type="float" office:value="320">
            <text:p>320</text:p>
          </table:table-cell>
          <table:table-cell office:value-type="string">
            <text:p><text:s text:c="3"/>18600 <text:s text:c="2"/>SH <text:s text:c="7"/>SOLE <text:s text:c="16"/>18600 <text:s text:c="6"/>0 <text:s text:c="7"/>0<text:tab/><text:tab/></text:p>
          </table:table-cell>
        </table:table-row>
        <table:table-row table:style-name="ro1">
          <table:table-cell office:value-type="string">
            <text:p>CHARTER COMMUNICATIONS INC</text:p>
          </table:table-cell>
          <table:table-cell office:value-type="string">
            <text:p><text:s text:c="2"/>CL A NEW <text:s text:c="7"/>16117M305</text:p>
          </table:table-cell>
          <table:table-cell office:value-type="float" office:value="238">
            <text:p>238</text:p>
          </table:table-cell>
          <table:table-cell office:value-type="string">
            <text:p><text:s text:c="4"/>3364 <text:s text:c="2"/>SH <text:s text:c="7"/>SOLE <text:s text:c="17"/>3364 <text:s text:c="6"/>0 <text:s text:c="7"/>0<text:tab/><text:tab/></text:p>
          </table:table-cell>
        </table:table-row>
        <table:table-row table:style-name="ro1">
          <table:table-cell office:value-type="string">
            <text:p>CIGNA CORPORATION</text:p>
          </table:table-cell>
          <table:table-cell office:value-type="string">
            <text:p><text:s text:c="2"/>COM <text:s text:c="12"/>125509109</text:p>
          </table:table-cell>
          <table:table-cell office:value-type="float" office:value="281">
            <text:p>281</text:p>
          </table:table-cell>
          <table:table-cell office:value-type="string">
            <text:p><text:s text:c="4"/>6377 <text:s text:c="2"/>SH <text:s text:c="7"/>SOLE <text:s text:c="17"/>6377 <text:s text:c="6"/>0 <text:s text:c="7"/>0<text:tab/><text:tab/></text:p>
          </table:table-cell>
        </table:table-row>
        <table:table-row table:style-name="ro1">
          <table:table-cell office:value-type="string">
            <text:p>COBALT INTL ENERGY INC</text:p>
          </table:table-cell>
          <table:table-cell office:value-type="string">
            <text:p><text:s text:c="2"/>COM <text:s text:c="12"/>19075F106</text:p>
          </table:table-cell>
          <table:table-cell office:value-type="float" office:value="532">
            <text:p>532</text:p>
          </table:table-cell>
          <table:table-cell office:value-type="string">
            <text:p><text:s text:c="3"/>22636 <text:s text:c="2"/>SH <text:s text:c="7"/>SOLE <text:s text:c="16"/>22636 <text:s text:c="6"/>0 <text:s text:c="7"/>0<text:tab/><text:tab/></text:p>
          </table:table-cell>
        </table:table-row>
        <table:table-row table:style-name="ro1">
          <table:table-cell office:value-type="string">
            <text:p>CIT GROUP INC</text:p>
          </table:table-cell>
          <table:table-cell office:value-type="string">
            <text:p><text:s text:c="2"/>COM NEW <text:s text:c="8"/>125581801</text:p>
          </table:table-cell>
          <table:table-cell office:value-type="float" office:value="318">
            <text:p>318</text:p>
          </table:table-cell>
          <table:table-cell office:value-type="string">
            <text:p><text:s text:c="4"/>8917 <text:s text:c="2"/>SH <text:s text:c="7"/>SOLE <text:s text:c="17"/>8917 <text:s text:c="6"/>0 <text:s text:c="7"/>0<text:tab/><text:tab/></text:p>
          </table:table-cell>
        </table:table-row>
        <table:table-row table:style-name="ro1">
          <table:table-cell office:value-type="string">
            <text:p>CARMIKE CINEMAS INC</text:p>
          </table:table-cell>
          <table:table-cell office:value-type="string">
            <text:p><text:s text:c="2"/>COM <text:s text:c="12"/>143436400</text:p>
          </table:table-cell>
          <table:table-cell office:value-type="float" office:value="689">
            <text:p>689</text:p>
          </table:table-cell>
          <table:table-cell office:value-type="string">
            <text:p><text:s text:c="3"/>47004 <text:s text:c="2"/>SH <text:s text:c="7"/>SOLE <text:s text:c="16"/>47004 <text:s text:c="6"/>0 <text:s text:c="7"/>0<text:tab/><text:tab/></text:p>
          </table:table-cell>
        </table:table-row>
        <table:table-row table:style-name="ro1">
          <table:table-cell office:value-type="string">
            <text:p>COLLECTORS UNIVERSE INC</text:p>
          </table:table-cell>
          <table:table-cell office:value-type="string">
            <text:p><text:s text:c="2"/>COM NEW <text:s text:c="8"/>19421R200</text:p>
          </table:table-cell>
          <table:table-cell office:value-type="float" office:value="312">
            <text:p>312</text:p>
          </table:table-cell>
          <table:table-cell office:value-type="string">
            <text:p><text:s text:c="3"/>21297 <text:s text:c="2"/>SH <text:s text:c="7"/>SOLE <text:s text:c="16"/>21297 <text:s text:c="6"/>0 <text:s text:c="7"/>0<text:tab/><text:tab/></text:p>
          </table:table-cell>
        </table:table-row>
        <table:table-row table:style-name="ro1">
          <table:table-cell office:value-type="string">
            <text:p>CLOUD PEAK ENERGY INC</text:p>
          </table:table-cell>
          <table:table-cell office:value-type="string">
            <text:p><text:s text:c="2"/>COM <text:s text:c="12"/>18911Q102</text:p>
          </table:table-cell>
          <table:table-cell office:value-type="float" office:value="671">
            <text:p>671</text:p>
          </table:table-cell>
          <table:table-cell office:value-type="string">
            <text:p><text:s text:c="3"/>39654 <text:s text:c="2"/>SH <text:s text:c="7"/>SOLE <text:s text:c="16"/>39654 <text:s text:c="6"/>0 <text:s text:c="7"/>0<text:tab/><text:tab/></text:p>
          </table:table-cell>
        </table:table-row>
        <table:table-row table:style-name="ro1">
          <table:table-cell office:value-type="string">
            <text:p>CELLDEX THERAPEUTICS INC NE</text:p>
          </table:table-cell>
          <table:table-cell office:value-type="string">
            <text:p><text:s text:c="2"/>COM <text:s text:c="12"/>15117B103</text:p>
          </table:table-cell>
          <table:table-cell office:value-type="float" office:value="205">
            <text:p>205</text:p>
          </table:table-cell>
          <table:table-cell office:value-type="string">
            <text:p><text:s text:c="3"/>39660 <text:s text:c="2"/>SH <text:s text:c="7"/>SOLE <text:s text:c="16"/>39660 <text:s text:c="6"/>0 <text:s text:c="7"/>0<text:tab/><text:tab/></text:p>
          </table:table-cell>
        </table:table-row>
        <table:table-row table:style-name="ro1">
          <table:table-cell office:value-type="string">
            <text:p>CLIFFS NATURAL RESOURCES IN</text:p>
          </table:table-cell>
          <table:table-cell office:value-type="string">
            <text:p><text:s text:c="2"/>COM <text:s text:c="12"/>18683K101</text:p>
          </table:table-cell>
          <table:table-cell office:value-type="float" office:value="530">
            <text:p>530</text:p>
          </table:table-cell>
          <table:table-cell office:value-type="string">
            <text:p><text:s text:c="3"/>10756 <text:s text:c="2"/>SH <text:s text:c="7"/>SOLE <text:s text:c="16"/>10756 <text:s text:c="6"/>0 <text:s text:c="7"/>0<text:tab/><text:tab/></text:p>
          </table:table-cell>
        </table:table-row>
        <table:table-row table:style-name="ro1">
          <table:table-cell office:value-type="string">
            <text:p>CORELOGIC INC</text:p>
          </table:table-cell>
          <table:table-cell office:value-type="string">
            <text:p><text:s text:c="2"/>COM <text:s text:c="12"/>21871D103</text:p>
          </table:table-cell>
          <table:table-cell office:value-type="float" office:value="500">
            <text:p>500</text:p>
          </table:table-cell>
          <table:table-cell office:value-type="string">
            <text:p><text:s text:c="3"/>27294 <text:s text:c="2"/>SH <text:s text:c="7"/>SOLE <text:s text:c="16"/>27294 <text:s text:c="6"/>0 <text:s text:c="7"/>0<text:tab/><text:tab/></text:p>
          </table:table-cell>
        </table:table-row>
        <table:table-row table:style-name="ro1">
          <table:table-cell office:value-type="string">
            <text:p>CLEAN HARBORS INC</text:p>
          </table:table-cell>
          <table:table-cell office:value-type="string">
            <text:p><text:s text:c="2"/>COM <text:s text:c="12"/>184496107</text:p>
          </table:table-cell>
          <table:table-cell office:value-type="float" office:value="594">
            <text:p>594</text:p>
          </table:table-cell>
          <table:table-cell office:value-type="string">
            <text:p><text:s text:c="3"/>10524 <text:s text:c="2"/>SH <text:s text:c="7"/>SOLE <text:s text:c="16"/>10524 <text:s text:c="6"/>0 <text:s text:c="7"/>0<text:tab/><text:tab/></text:p>
          </table:table-cell>
        </table:table-row>
        <table:table-row table:style-name="ro1">
          <table:table-cell office:value-type="string">
            <text:p>MACK CALI RLTY CORP</text:p>
          </table:table-cell>
          <table:table-cell office:value-type="string">
            <text:p><text:s text:c="2"/>COM <text:s text:c="12"/>554489104</text:p>
          </table:table-cell>
          <table:table-cell office:value-type="float" office:value="490">
            <text:p>490</text:p>
          </table:table-cell>
          <table:table-cell office:value-type="string">
            <text:p><text:s text:c="3"/>16860 <text:s text:c="2"/>SH <text:s text:c="7"/>SOLE <text:s text:c="16"/>16860 <text:s text:c="6"/>0 <text:s text:c="7"/>0<text:tab/><text:tab/></text:p>
          </table:table-cell>
        </table:table-row>
        <table:table-row table:style-name="ro1">
          <table:table-cell office:value-type="string">
            <text:p>CALUMET SPECIALTY PRODS PTN</text:p>
          </table:table-cell>
          <table:table-cell office:value-type="string">
            <text:p><text:s text:c="2"/>UT LTD PARTNER <text:s/>131476103</text:p>
          </table:table-cell>
          <table:table-cell office:value-type="float" office:value="309">
            <text:p>309</text:p>
          </table:table-cell>
          <table:table-cell office:value-type="string">
            <text:p><text:s text:c="3"/>13021 <text:s text:c="2"/>SH <text:s text:c="7"/>SOLE <text:s text:c="16"/>13021 <text:s text:c="6"/>0 <text:s text:c="7"/>0<text:tab/><text:tab/></text:p>
          </table:table-cell>
        </table:table-row>
        <table:table-row table:style-name="ro1">
          <table:table-cell office:value-type="string">
            <text:p>CONTINENTAL RESOURCES INC</text:p>
          </table:table-cell>
          <table:table-cell office:value-type="string">
            <text:p><text:s text:c="2"/>COM <text:s text:c="12"/>212015101</text:p>
          </table:table-cell>
          <table:table-cell office:value-type="float" office:value="815">
            <text:p>815</text:p>
          </table:table-cell>
          <table:table-cell office:value-type="string">
            <text:p><text:s text:c="3"/>12234 <text:s text:c="2"/>SH <text:s text:c="7"/>SOLE <text:s text:c="16"/>12234 <text:s text:c="6"/>0 <text:s text:c="7"/>0<text:tab/><text:tab/></text:p>
          </table:table-cell>
        </table:table-row>
        <table:table-row table:style-name="ro1">
          <table:table-cell office:value-type="string">
            <text:p>TOWN SPORTS INTL HLDGS INC</text:p>
          </table:table-cell>
          <table:table-cell office:value-type="string">
            <text:p><text:s text:c="2"/>COM <text:s text:c="12"/>89214A102</text:p>
          </table:table-cell>
          <table:table-cell office:value-type="float" office:value="700">
            <text:p>700</text:p>
          </table:table-cell>
          <table:table-cell office:value-type="string">
            <text:p><text:s text:c="3"/>52740 <text:s text:c="2"/>SH <text:s text:c="7"/>SOLE <text:s text:c="16"/>52740 <text:s text:c="6"/>0 <text:s text:c="7"/>0<text:tab/><text:tab/></text:p>
          </table:table-cell>
        </table:table-row>
        <table:table-row table:style-name="ro1">
          <table:table-cell office:value-type="string">
            <text:p>CLEARWIRE CORP NEW</text:p>
          </table:table-cell>
          <table:table-cell office:value-type="string">
            <text:p><text:s text:c="2"/>CL A <text:s text:c="11"/>18538Q105</text:p>
          </table:table-cell>
          <table:table-cell office:value-type="float" office:value="11">
            <text:p>11</text:p>
          </table:table-cell>
          <table:table-cell office:value-type="string">
            <text:p><text:s text:c="3"/>10100 <text:s text:c="2"/>SH <text:s text:c="7"/>SOLE <text:s text:c="16"/>10100 <text:s text:c="6"/>0 <text:s text:c="7"/>0<text:tab/><text:tab/></text:p>
          </table:table-cell>
        </table:table-row>
        <table:table-row table:style-name="ro1">
          <table:table-cell office:value-type="string">
            <text:p>CLOROX CO DEL</text:p>
          </table:table-cell>
          <table:table-cell office:value-type="string">
            <text:p><text:s text:c="2"/>COM <text:s text:c="12"/>189054109</text:p>
          </table:table-cell>
          <table:table-cell office:value-type="float" office:value="469">
            <text:p>469</text:p>
          </table:table-cell>
          <table:table-cell office:value-type="string">
            <text:p><text:s text:c="4"/>6479 <text:s text:c="2"/>SH <text:s text:c="7"/>SOLE <text:s text:c="17"/>6479 <text:s text:c="6"/>0 <text:s text:c="7"/>0<text:tab/><text:tab/></text:p>
          </table:table-cell>
        </table:table-row>
        <table:table-row table:style-name="ro1">
          <table:table-cell office:value-type="string">
            <text:p>COMMERCIAL METALS CO</text:p>
          </table:table-cell>
          <table:table-cell office:value-type="string">
            <text:p><text:s text:c="2"/>COM <text:s text:c="12"/>201723103</text:p>
          </table:table-cell>
          <table:table-cell office:value-type="float" office:value="954">
            <text:p>954</text:p>
          </table:table-cell>
          <table:table-cell office:value-type="string">
            <text:p><text:s text:c="3"/>75480 <text:s text:c="2"/>SH <text:s text:c="7"/>SOLE <text:s text:c="16"/>75480 <text:s text:c="6"/>0 <text:s text:c="7"/>0<text:tab/><text:tab/></text:p>
          </table:table-cell>
        </table:table-row>
        <table:table-row table:style-name="ro1">
          <table:table-cell office:value-type="string">
            <text:p>COMCAST CORP NEW</text:p>
          </table:table-cell>
          <table:table-cell office:value-type="string">
            <text:p><text:s text:c="2"/>CL A <text:s text:c="11"/>20030N101</text:p>
          </table:table-cell>
          <table:table-cell office:value-type="float" office:value="408">
            <text:p>408</text:p>
          </table:table-cell>
          <table:table-cell office:value-type="string">
            <text:p><text:s text:c="3"/>12749 <text:s text:c="2"/>SH <text:s text:c="7"/>SOLE <text:s text:c="16"/>12749 <text:s text:c="6"/>0 <text:s text:c="7"/>0<text:tab/><text:tab/></text:p>
          </table:table-cell>
        </table:table-row>
        <table:table-row table:style-name="ro1">
          <table:table-cell office:value-type="string">
            <text:p>CME GROUP INC</text:p>
          </table:table-cell>
          <table:table-cell office:value-type="string">
            <text:p><text:s text:c="2"/>COM <text:s text:c="12"/>12572Q105</text:p>
          </table:table-cell>
          <table:table-cell office:value-type="float" office:value="1426">
            <text:p>1426</text:p>
          </table:table-cell>
          <table:table-cell office:value-type="string">
            <text:p><text:s text:c="4"/>5317 <text:s text:c="2"/>SH <text:s text:c="7"/>SOLE <text:s text:c="17"/>5317 <text:s text:c="6"/>0 <text:s text:c="7"/>0<text:tab/><text:tab/></text:p>
          </table:table-cell>
        </table:table-row>
        <table:table-row table:style-name="ro1">
          <table:table-cell office:value-type="string">
            <text:p>CUMMINS INC</text:p>
          </table:table-cell>
          <table:table-cell office:value-type="string">
            <text:p><text:s text:c="2"/>COM <text:s text:c="12"/>231021106</text:p>
          </table:table-cell>
          <table:table-cell office:value-type="float" office:value="1556">
            <text:p>1556</text:p>
          </table:table-cell>
          <table:table-cell office:value-type="string">
            <text:p><text:s text:c="3"/>16051 <text:s text:c="2"/>SH <text:s text:c="7"/>SOLE <text:s text:c="16"/>16051 <text:s text:c="6"/>0 <text:s text:c="7"/>0<text:tab/><text:tab/></text:p>
          </table:table-cell>
        </table:table-row>
        <table:table-row table:style-name="ro1">
          <table:table-cell office:value-type="string">
            <text:p>CASUAL MALE RETAIL GRP INC</text:p>
          </table:table-cell>
          <table:table-cell office:value-type="string">
            <text:p><text:s text:c="2"/>COM NEW <text:s text:c="8"/>148711302</text:p>
          </table:table-cell>
          <table:table-cell office:value-type="float" office:value="280">
            <text:p>280</text:p>
          </table:table-cell>
          <table:table-cell office:value-type="string">
            <text:p><text:s text:c="3"/>76669 <text:s text:c="2"/>SH <text:s text:c="7"/>SOLE <text:s text:c="16"/>76669 <text:s text:c="6"/>0 <text:s text:c="7"/>0<text:tab/><text:tab/></text:p>
          </table:table-cell>
        </table:table-row>
        <table:table-row table:style-name="ro1">
          <table:table-cell office:value-type="string">
            <text:p>CMS ENERGY CORP</text:p>
          </table:table-cell>
          <table:table-cell office:value-type="string">
            <text:p><text:s text:c="2"/>COM <text:s text:c="12"/>125896100</text:p>
          </table:table-cell>
          <table:table-cell office:value-type="float" office:value="807">
            <text:p>807</text:p>
          </table:table-cell>
          <table:table-cell office:value-type="string">
            <text:p><text:s text:c="3"/>34357 <text:s text:c="2"/>SH <text:s text:c="7"/>SOLE <text:s text:c="16"/>34357 <text:s text:c="6"/>0 <text:s text:c="7"/>0<text:tab/><text:tab/></text:p>
          </table:table-cell>
        </table:table-row>
        <table:table-row table:style-name="ro1">
          <table:table-cell office:value-type="string">
            <text:p>COMTECH TELECOMMUNICATIONS</text:p>
          </table:table-cell>
          <table:table-cell office:value-type="string">
            <text:p><text:s text:c="2"/>COM NEW <text:s text:c="8"/>205826209</text:p>
          </table:table-cell>
          <table:table-cell office:value-type="float" office:value="340">
            <text:p>340</text:p>
          </table:table-cell>
          <table:table-cell office:value-type="string">
            <text:p><text:s text:c="3"/>11909 <text:s text:c="2"/>SH <text:s text:c="7"/>SOLE <text:s text:c="16"/>11909 <text:s text:c="6"/>0 <text:s text:c="7"/>0<text:tab/><text:tab/></text:p>
          </table:table-cell>
        </table:table-row>
        <table:table-row table:style-name="ro1">
          <table:table-cell office:value-type="string">
            <text:p>CONMED CORP</text:p>
          </table:table-cell>
          <table:table-cell office:value-type="string">
            <text:p><text:s text:c="2"/>COM <text:s text:c="12"/>207410101</text:p>
          </table:table-cell>
          <table:table-cell office:value-type="float" office:value="520">
            <text:p>520</text:p>
          </table:table-cell>
          <table:table-cell office:value-type="string">
            <text:p><text:s text:c="3"/>18800 <text:s text:c="2"/>SH <text:s text:c="7"/>SOLE <text:s text:c="16"/>18800 <text:s text:c="6"/>0 <text:s text:c="7"/>0<text:tab/><text:tab/></text:p>
          </table:table-cell>
        </table:table-row>
        <table:table-row table:style-name="ro1">
          <table:table-cell office:value-type="string">
            <text:p>CENTERPOINT ENERGY INC</text:p>
          </table:table-cell>
          <table:table-cell office:value-type="string">
            <text:p><text:s text:c="2"/>COM <text:s text:c="12"/>15189T107</text:p>
          </table:table-cell>
          <table:table-cell office:value-type="float" office:value="276">
            <text:p>276</text:p>
          </table:table-cell>
          <table:table-cell office:value-type="string">
            <text:p><text:s text:c="3"/>13361 <text:s text:c="2"/>SH <text:s text:c="7"/>SOLE <text:s text:c="16"/>13361 <text:s text:c="6"/>0 <text:s text:c="7"/>0<text:tab/><text:tab/></text:p>
          </table:table-cell>
        </table:table-row>
        <table:table-row table:style-name="ro1">
          <table:table-cell office:value-type="string">
            <text:p>COHEN &amp; STEERS INC</text:p>
          </table:table-cell>
          <table:table-cell office:value-type="string">
            <text:p><text:s text:c="2"/>COM <text:s text:c="12"/>19247A100</text:p>
          </table:table-cell>
          <table:table-cell office:value-type="float" office:value="411">
            <text:p>411</text:p>
          </table:table-cell>
          <table:table-cell office:value-type="string">
            <text:p><text:s text:c="3"/>11906 <text:s text:c="2"/>SH <text:s text:c="7"/>SOLE <text:s text:c="16"/>11906 <text:s text:c="6"/>0 <text:s text:c="7"/>0<text:tab/><text:tab/></text:p>
          </table:table-cell>
        </table:table-row>
        <table:table-row table:style-name="ro1">
          <table:table-cell office:value-type="string">
            <text:p>CON-WAY INC</text:p>
          </table:table-cell>
          <table:table-cell office:value-type="string">
            <text:p><text:s text:c="2"/>COM <text:s text:c="12"/>205944101</text:p>
          </table:table-cell>
          <table:table-cell office:value-type="float" office:value="635">
            <text:p>635</text:p>
          </table:table-cell>
          <table:table-cell office:value-type="string">
            <text:p><text:s text:c="3"/>17589 <text:s text:c="2"/>SH <text:s text:c="7"/>SOLE <text:s text:c="16"/>17589 <text:s text:c="6"/>0 <text:s text:c="7"/>0<text:tab/><text:tab/></text:p>
          </table:table-cell>
        </table:table-row>
        <table:table-row table:style-name="ro1">
          <table:table-cell office:value-type="string">
            <text:p>CONSOL ENERGY INC</text:p>
          </table:table-cell>
          <table:table-cell office:value-type="string">
            <text:p><text:s text:c="2"/>COM <text:s text:c="12"/>20854P109</text:p>
          </table:table-cell>
          <table:table-cell office:value-type="float" office:value="511">
            <text:p>511</text:p>
          </table:table-cell>
          <table:table-cell office:value-type="string">
            <text:p><text:s text:c="3"/>16914 <text:s text:c="2"/>SH <text:s text:c="7"/>SOLE <text:s text:c="16"/>16914 <text:s text:c="6"/>0 <text:s text:c="7"/>0<text:tab/><text:tab/></text:p>
          </table:table-cell>
        </table:table-row>
        <table:table-row table:style-name="ro1">
          <table:table-cell office:value-type="string">
            <text:p>CORINTHIAN COLLEGES INC</text:p>
          </table:table-cell>
          <table:table-cell office:value-type="string">
            <text:p><text:s text:c="2"/>COM <text:s text:c="12"/>218868107</text:p>
          </table:table-cell>
          <table:table-cell office:value-type="float" office:value="524">
            <text:p>524</text:p>
          </table:table-cell>
          <table:table-cell office:value-type="string">
            <text:p><text:s text:c="2"/>181480 <text:s text:c="2"/>SH <text:s text:c="7"/>SOLE <text:s text:c="15"/>181480 <text:s text:c="6"/>0 <text:s text:c="7"/>0<text:tab/><text:tab/></text:p>
          </table:table-cell>
        </table:table-row>
        <table:table-row table:style-name="ro1">
          <table:table-cell office:value-type="string">
            <text:p>COMPASS DIVERSIFIED HOLDING</text:p>
          </table:table-cell>
          <table:table-cell office:value-type="string">
            <text:p><text:s text:c="2"/>SH BEN INT <text:s text:c="5"/>20451Q104</text:p>
          </table:table-cell>
          <table:table-cell office:value-type="float" office:value="352">
            <text:p>352</text:p>
          </table:table-cell>
          <table:table-cell office:value-type="string">
            <text:p><text:s text:c="3"/>25200 <text:s text:c="2"/>SH <text:s text:c="7"/>SOLE <text:s text:c="16"/>25200 <text:s text:c="6"/>0 <text:s text:c="7"/>0<text:tab/><text:tab/></text:p>
          </table:table-cell>
        </table:table-row>
        <table:table-row table:style-name="ro1">
          <table:table-cell office:value-type="string">
            <text:p>CAPITAL ONE FINL CORP</text:p>
          </table:table-cell>
          <table:table-cell office:value-type="string">
            <text:p><text:s text:c="2"/>COM <text:s text:c="12"/>14040H105</text:p>
          </table:table-cell>
          <table:table-cell office:value-type="float" office:value="349">
            <text:p>349</text:p>
          </table:table-cell>
          <table:table-cell office:value-type="string">
            <text:p><text:s text:c="4"/>6377 <text:s text:c="2"/>SH <text:s text:c="7"/>SOLE <text:s text:c="17"/>6377 <text:s text:c="6"/>0 <text:s text:c="7"/>0<text:tab/><text:tab/></text:p>
          </table:table-cell>
        </table:table-row>
        <table:table-row table:style-name="ro1">
          <table:table-cell office:value-type="string">
            <text:p>CABOT OIL &amp; GAS CORP</text:p>
          </table:table-cell>
          <table:table-cell office:value-type="string">
            <text:p><text:s text:c="2"/>COM <text:s text:c="12"/>127097103</text:p>
          </table:table-cell>
          <table:table-cell office:value-type="float" office:value="826">
            <text:p>826</text:p>
          </table:table-cell>
          <table:table-cell office:value-type="string">
            <text:p><text:s text:c="3"/>20968 <text:s text:c="2"/>SH <text:s text:c="7"/>SOLE <text:s text:c="16"/>20968 <text:s text:c="6"/>0 <text:s text:c="7"/>0<text:tab/><text:tab/></text:p>
          </table:table-cell>
        </table:table-row>
        <table:table-row table:style-name="ro1">
          <table:table-cell office:value-type="string">
            <text:p>COACH INC</text:p>
          </table:table-cell>
          <table:table-cell office:value-type="string">
            <text:p><text:s text:c="2"/>COM <text:s text:c="12"/>189754104</text:p>
          </table:table-cell>
          <table:table-cell office:value-type="float" office:value="2788">
            <text:p>2788</text:p>
          </table:table-cell>
          <table:table-cell office:value-type="string">
            <text:p><text:s text:c="3"/>47667 <text:s text:c="2"/>SH <text:s text:c="7"/>SOLE <text:s text:c="16"/>47667 <text:s text:c="6"/>0 <text:s text:c="7"/>0<text:tab/><text:tab/></text:p>
          </table:table-cell>
        </table:table-row>
        <table:table-row table:style-name="ro1">
          <table:table-cell office:value-type="string">
            <text:p>COCA COLA BOTTLING CO CONS</text:p>
          </table:table-cell>
          <table:table-cell office:value-type="string">
            <text:p><text:s text:c="2"/>COM <text:s text:c="12"/>191098102</text:p>
          </table:table-cell>
          <table:table-cell office:value-type="float" office:value="210">
            <text:p>210</text:p>
          </table:table-cell>
          <table:table-cell office:value-type="string">
            <text:p><text:s text:c="4"/>3305 <text:s text:c="2"/>SH <text:s text:c="7"/>SOLE <text:s text:c="17"/>3305 <text:s text:c="6"/>0 <text:s text:c="7"/>0<text:tab/><text:tab/></text:p>
          </table:table-cell>
        </table:table-row>
        <table:table-row table:style-name="ro1">
          <table:table-cell office:value-type="string">
            <text:p>COOPER COS INC</text:p>
          </table:table-cell>
          <table:table-cell office:value-type="string">
            <text:p><text:s text:c="2"/>COM NEW <text:s text:c="8"/>216648402</text:p>
          </table:table-cell>
          <table:table-cell office:value-type="float" office:value="796">
            <text:p>796</text:p>
          </table:table-cell>
          <table:table-cell office:value-type="string">
            <text:p><text:s text:c="4"/>9976 <text:s text:c="2"/>SH <text:s text:c="7"/>SOLE <text:s text:c="17"/>9976 <text:s text:c="6"/>0 <text:s text:c="7"/>0<text:tab/><text:tab/></text:p>
          </table:table-cell>
        </table:table-row>
        <table:table-row table:style-name="ro1">
          <table:table-cell office:value-type="string">
            <text:p>MAJESCO ENTERTAINMENT CO</text:p>
          </table:table-cell>
          <table:table-cell office:value-type="string">
            <text:p><text:s text:c="2"/>COM NEW <text:s text:c="8"/>560690208</text:p>
          </table:table-cell>
          <table:table-cell office:value-type="float" office:value="769">
            <text:p>769</text:p>
          </table:table-cell>
          <table:table-cell office:value-type="string">
            <text:p><text:s text:c="2"/>382433 <text:s text:c="2"/>SH <text:s text:c="7"/>SOLE <text:s text:c="15"/>382433 <text:s text:c="6"/>0 <text:s text:c="7"/>0<text:tab/><text:tab/></text:p>
          </table:table-cell>
        </table:table-row>
        <table:table-row table:style-name="ro1">
          <table:table-cell office:value-type="string">
            <text:p>CORESITE RLTY CORP</text:p>
          </table:table-cell>
          <table:table-cell office:value-type="string">
            <text:p><text:s text:c="2"/>COM <text:s text:c="12"/>21870Q105</text:p>
          </table:table-cell>
          <table:table-cell office:value-type="float" office:value="828">
            <text:p>828</text:p>
          </table:table-cell>
          <table:table-cell office:value-type="string">
            <text:p><text:s text:c="3"/>32077 <text:s text:c="2"/>SH <text:s text:c="7"/>SOLE <text:s text:c="16"/>32077 <text:s text:c="6"/>0 <text:s text:c="7"/>0<text:tab/><text:tab/></text:p>
          </table:table-cell>
        </table:table-row>
        <table:table-row table:style-name="ro1">
          <table:table-cell office:value-type="string">
            <text:p>CORE MARK HOLDING CO INC</text:p>
          </table:table-cell>
          <table:table-cell office:value-type="string">
            <text:p><text:s text:c="2"/>COM <text:s text:c="12"/>218681104</text:p>
          </table:table-cell>
          <table:table-cell office:value-type="float" office:value="435">
            <text:p>435</text:p>
          </table:table-cell>
          <table:table-cell office:value-type="string">
            <text:p><text:s text:c="4"/>9043 <text:s text:c="2"/>SH <text:s text:c="7"/>SOLE <text:s text:c="17"/>9043 <text:s text:c="6"/>0 <text:s text:c="7"/>0<text:tab/><text:tab/></text:p>
          </table:table-cell>
        </table:table-row>
        <table:table-row table:style-name="ro1">
          <table:table-cell office:value-type="string">
            <text:p>COVIDIEN PLC</text:p>
          </table:table-cell>
          <table:table-cell office:value-type="string">
            <text:p><text:s text:c="2"/>SHS <text:s text:c="12"/>G2554F113</text:p>
          </table:table-cell>
          <table:table-cell office:value-type="float" office:value="1569">
            <text:p>1569</text:p>
          </table:table-cell>
          <table:table-cell office:value-type="string">
            <text:p><text:s text:c="3"/>29335 <text:s text:c="2"/>SH <text:s text:c="7"/>SOLE <text:s text:c="16"/>29335 <text:s text:c="6"/>0 <text:s text:c="7"/>0<text:tab/><text:tab/></text:p>
          </table:table-cell>
        </table:table-row>
        <table:table-row table:style-name="ro1">
          <table:table-cell office:value-type="string">
            <text:p>COPA HOLDINGS SA</text:p>
          </table:table-cell>
          <table:table-cell office:value-type="string">
            <text:p><text:s text:c="2"/>CL A <text:s text:c="11"/>P31076105</text:p>
          </table:table-cell>
          <table:table-cell office:value-type="float" office:value="1364">
            <text:p>1364</text:p>
          </table:table-cell>
          <table:table-cell office:value-type="string">
            <text:p><text:s text:c="3"/>16537 <text:s text:c="2"/>SH <text:s text:c="7"/>SOLE <text:s text:c="16"/>16537 <text:s text:c="6"/>0 <text:s text:c="7"/>0<text:tab/><text:tab/></text:p>
          </table:table-cell>
        </table:table-row>
        <table:table-row table:style-name="ro1">
          <table:table-cell office:value-type="string">
            <text:p>CALLON PETE CO DEL</text:p>
          </table:table-cell>
          <table:table-cell office:value-type="string">
            <text:p><text:s text:c="2"/>COM <text:s text:c="12"/>13123X102</text:p>
          </table:table-cell>
          <table:table-cell office:value-type="float" office:value="630">
            <text:p>630</text:p>
          </table:table-cell>
          <table:table-cell office:value-type="string">
            <text:p><text:s text:c="2"/>147772 <text:s text:c="2"/>SH <text:s text:c="7"/>SOLE <text:s text:c="15"/>147772 <text:s text:c="6"/>0 <text:s text:c="7"/>0<text:tab/><text:tab/></text:p>
          </table:table-cell>
        </table:table-row>
        <table:table-row table:style-name="ro1">
          <table:table-cell office:value-type="string">
            <text:p>CUMBERLAND PHARMACEUTICALS</text:p>
          </table:table-cell>
          <table:table-cell office:value-type="string">
            <text:p><text:s text:c="2"/>COM <text:s text:c="12"/>230770109</text:p>
          </table:table-cell>
          <table:table-cell office:value-type="float" office:value="217">
            <text:p>217</text:p>
          </table:table-cell>
          <table:table-cell office:value-type="string">
            <text:p><text:s text:c="3"/>33634 <text:s text:c="2"/>SH <text:s text:c="7"/>SOLE <text:s text:c="16"/>33634 <text:s text:c="6"/>0 <text:s text:c="7"/>0<text:tab/><text:tab/></text:p>
          </table:table-cell>
        </table:table-row>
        <table:table-row table:style-name="ro1">
          <table:table-cell office:value-type="string">
            <text:p>CAPELLA EDUCATION COMPANY</text:p>
          </table:table-cell>
          <table:table-cell office:value-type="string">
            <text:p><text:s text:c="2"/>COM <text:s text:c="12"/>139594105</text:p>
          </table:table-cell>
          <table:table-cell office:value-type="float" office:value="953">
            <text:p>953</text:p>
          </table:table-cell>
          <table:table-cell office:value-type="string">
            <text:p><text:s text:c="3"/>27533 <text:s text:c="2"/>SH <text:s text:c="7"/>SOLE <text:s text:c="16"/>27533 <text:s text:c="6"/>0 <text:s text:c="7"/>0<text:tab/><text:tab/></text:p>
          </table:table-cell>
        </table:table-row>
        <table:table-row table:style-name="ro1">
          <table:table-cell office:value-type="string">
            <text:p>CALPINE CORP</text:p>
          </table:table-cell>
          <table:table-cell office:value-type="string">
            <text:p><text:s text:c="2"/>COM NEW <text:s text:c="8"/>131347304</text:p>
          </table:table-cell>
          <table:table-cell office:value-type="float" office:value="403">
            <text:p>403</text:p>
          </table:table-cell>
          <table:table-cell office:value-type="string">
            <text:p><text:s text:c="3"/>24387 <text:s text:c="2"/>SH <text:s text:c="7"/>SOLE <text:s text:c="16"/>24387 <text:s text:c="6"/>0 <text:s text:c="7"/>0<text:tab/><text:tab/></text:p>
          </table:table-cell>
        </table:table-row>
        <table:table-row table:style-name="ro1">
          <table:table-cell office:value-type="string">
            <text:p>COMPUTER PROGRAMS &amp; SYS INC</text:p>
          </table:table-cell>
          <table:table-cell office:value-type="string">
            <text:p><text:s text:c="2"/>COM <text:s text:c="12"/>205306103</text:p>
          </table:table-cell>
          <table:table-cell office:value-type="float" office:value="1306">
            <text:p>1306</text:p>
          </table:table-cell>
          <table:table-cell office:value-type="string">
            <text:p><text:s text:c="3"/>22896 <text:s text:c="2"/>SH <text:s text:c="7"/>SOLE <text:s text:c="16"/>22896 <text:s text:c="6"/>0 <text:s text:c="7"/>0<text:tab/><text:tab/></text:p>
          </table:table-cell>
        </table:table-row>
        <table:table-row table:style-name="ro1">
          <table:table-cell office:value-type="string">
            <text:p>CAMDEN PPTY TR</text:p>
          </table:table-cell>
          <table:table-cell office:value-type="string">
            <text:p><text:s text:c="2"/>SH BEN INT <text:s text:c="5"/>133131102</text:p>
          </table:table-cell>
          <table:table-cell office:value-type="float" office:value="265">
            <text:p>265</text:p>
          </table:table-cell>
          <table:table-cell office:value-type="string">
            <text:p><text:s text:c="4"/>3921 <text:s text:c="2"/>SH <text:s text:c="7"/>SOLE <text:s text:c="17"/>3921 <text:s text:c="6"/>0 <text:s text:c="7"/>0<text:tab/><text:tab/></text:p>
          </table:table-cell>
        </table:table-row>
        <table:table-row table:style-name="ro1">
          <table:table-cell office:value-type="string">
            <text:p>COMPUWARE CORP</text:p>
          </table:table-cell>
          <table:table-cell office:value-type="string">
            <text:p><text:s text:c="2"/>COM <text:s text:c="12"/>205638109</text:p>
          </table:table-cell>
          <table:table-cell office:value-type="float" office:value="612">
            <text:p>612</text:p>
          </table:table-cell>
          <table:table-cell office:value-type="string">
            <text:p><text:s text:c="3"/>65761 <text:s text:c="2"/>SH <text:s text:c="7"/>SOLE <text:s text:c="16"/>65761 <text:s text:c="6"/>0 <text:s text:c="7"/>0<text:tab/><text:tab/></text:p>
          </table:table-cell>
        </table:table-row>
        <table:table-row table:style-name="ro1">
          <table:table-cell office:value-type="string">
            <text:p>CHIQUITA BRANDS INTL INC</text:p>
          </table:table-cell>
          <table:table-cell office:value-type="string">
            <text:p><text:s text:c="2"/>COM <text:s text:c="12"/>170032809</text:p>
          </table:table-cell>
          <table:table-cell office:value-type="float" office:value="84">
            <text:p>84</text:p>
          </table:table-cell>
          <table:table-cell office:value-type="string">
            <text:p><text:s text:c="3"/>16800 <text:s text:c="2"/>SH <text:s text:c="7"/>SOLE <text:s text:c="16"/>16800 <text:s text:c="6"/>0 <text:s text:c="7"/>0<text:tab/><text:tab/></text:p>
          </table:table-cell>
        </table:table-row>
        <table:table-row table:style-name="ro1">
          <table:table-cell office:value-type="string">
            <text:p>CRANE CO</text:p>
          </table:table-cell>
          <table:table-cell office:value-type="string">
            <text:p><text:s text:c="2"/>COM <text:s text:c="12"/>224399105</text:p>
          </table:table-cell>
          <table:table-cell office:value-type="float" office:value="529">
            <text:p>529</text:p>
          </table:table-cell>
          <table:table-cell office:value-type="string">
            <text:p><text:s text:c="3"/>14536 <text:s text:c="2"/>SH <text:s text:c="7"/>SOLE <text:s text:c="16"/>14536 <text:s text:c="6"/>0 <text:s text:c="7"/>0<text:tab/><text:tab/></text:p>
          </table:table-cell>
        </table:table-row>
        <table:table-row table:style-name="ro1">
          <table:table-cell office:value-type="string">
            <text:p>CITIZENS REPUBLIC BANCORP I</text:p>
          </table:table-cell>
          <table:table-cell office:value-type="string">
            <text:p><text:s text:c="2"/>COM NEW <text:s text:c="8"/>174420307</text:p>
          </table:table-cell>
          <table:table-cell office:value-type="float" office:value="532">
            <text:p>532</text:p>
          </table:table-cell>
          <table:table-cell office:value-type="string">
            <text:p><text:s text:c="3"/>31100 <text:s text:c="2"/>SH <text:s text:c="7"/>SOLE <text:s text:c="16"/>31100 <text:s text:c="6"/>0 <text:s text:c="7"/>0<text:tab/><text:tab/></text:p>
          </table:table-cell>
        </table:table-row>
        <table:table-row table:style-name="ro1">
          <table:table-cell office:value-type="string">
            <text:p>CRAWFORD &amp; CO</text:p>
          </table:table-cell>
          <table:table-cell office:value-type="string">
            <text:p><text:s text:c="2"/>CL B <text:s text:c="11"/>224633107</text:p>
          </table:table-cell>
          <table:table-cell office:value-type="float" office:value="223">
            <text:p>223</text:p>
          </table:table-cell>
          <table:table-cell office:value-type="string">
            <text:p><text:s text:c="3"/>54573 <text:s text:c="2"/>SH <text:s text:c="7"/>SOLE <text:s text:c="16"/>54573 <text:s text:c="6"/>0 <text:s text:c="7"/>0<text:tab/><text:tab/></text:p>
          </table:table-cell>
        </table:table-row>
        <table:table-row table:style-name="ro1">
          <table:table-cell office:value-type="string">
            <text:p>CURIS INC</text:p>
          </table:table-cell>
          <table:table-cell office:value-type="string">
            <text:p><text:s text:c="2"/>COM <text:s text:c="12"/>231269101</text:p>
          </table:table-cell>
          <table:table-cell office:value-type="float" office:value="69">
            <text:p>69</text:p>
          </table:table-cell>
          <table:table-cell office:value-type="string">
            <text:p><text:s text:c="3"/>12800 <text:s text:c="2"/>SH <text:s text:c="7"/>SOLE <text:s text:c="16"/>12800 <text:s text:c="6"/>0 <text:s text:c="7"/>0<text:tab/><text:tab/></text:p>
          </table:table-cell>
        </table:table-row>
        <table:table-row table:style-name="ro1">
          <table:table-cell office:value-type="string">
            <text:p>CHARLES RIV LABS INTL INC</text:p>
          </table:table-cell>
          <table:table-cell office:value-type="string">
            <text:p><text:s text:c="2"/>COM <text:s text:c="12"/>159864107</text:p>
          </table:table-cell>
          <table:table-cell office:value-type="float" office:value="1382">
            <text:p>1382</text:p>
          </table:table-cell>
          <table:table-cell office:value-type="string">
            <text:p><text:s text:c="3"/>42186 <text:s text:c="2"/>SH <text:s text:c="7"/>SOLE <text:s text:c="16"/>42186 <text:s text:c="6"/>0 <text:s text:c="7"/>0<text:tab/><text:tab/></text:p>
          </table:table-cell>
        </table:table-row>
        <table:table-row table:style-name="ro1">
          <table:table-cell office:value-type="string">
            <text:p>SALESFORCE COM INC</text:p>
          </table:table-cell>
          <table:table-cell office:value-type="string">
            <text:p><text:s text:c="2"/>COM <text:s text:c="12"/>79466L302</text:p>
          </table:table-cell>
          <table:table-cell office:value-type="float" office:value="245">
            <text:p>245</text:p>
          </table:table-cell>
          <table:table-cell office:value-type="string">
            <text:p><text:s text:c="4"/>1775 <text:s text:c="2"/>SH <text:s text:c="7"/>SOLE <text:s text:c="17"/>1775 <text:s text:c="6"/>0 <text:s text:c="7"/>0<text:tab/><text:tab/></text:p>
          </table:table-cell>
        </table:table-row>
        <table:table-row table:style-name="ro1">
          <table:table-cell office:value-type="string">
            <text:p>CARBO CERAMICS INC</text:p>
          </table:table-cell>
          <table:table-cell office:value-type="string">
            <text:p><text:s text:c="2"/>COM <text:s text:c="12"/>140781105</text:p>
          </table:table-cell>
          <table:table-cell office:value-type="float" office:value="658">
            <text:p>658</text:p>
          </table:table-cell>
          <table:table-cell office:value-type="string">
            <text:p><text:s text:c="4"/>8579 <text:s text:c="2"/>SH <text:s text:c="7"/>SOLE <text:s text:c="17"/>8579 <text:s text:c="6"/>0 <text:s text:c="7"/>0<text:tab/><text:tab/></text:p>
          </table:table-cell>
        </table:table-row>
        <table:table-row table:style-name="ro1">
          <table:table-cell office:value-type="string">
            <text:p>COURIER CORP</text:p>
          </table:table-cell>
          <table:table-cell office:value-type="string">
            <text:p><text:s text:c="2"/>COM <text:s text:c="12"/>222660102</text:p>
          </table:table-cell>
          <table:table-cell office:value-type="float" office:value="141">
            <text:p>141</text:p>
          </table:table-cell>
          <table:table-cell office:value-type="string">
            <text:p><text:s text:c="3"/>10600 <text:s text:c="2"/>SH <text:s text:c="7"/>SOLE <text:s text:c="16"/>10600 <text:s text:c="6"/>0 <text:s text:c="7"/>0<text:tab/><text:tab/></text:p>
          </table:table-cell>
        </table:table-row>
        <table:table-row table:style-name="ro1">
          <table:table-cell office:value-type="string">
            <text:p>CARPENTER TECHNOLOGY CORP</text:p>
          </table:table-cell>
          <table:table-cell office:value-type="string">
            <text:p><text:s text:c="2"/>COM <text:s text:c="12"/>144285103</text:p>
          </table:table-cell>
          <table:table-cell office:value-type="float" office:value="427">
            <text:p>427</text:p>
          </table:table-cell>
          <table:table-cell office:value-type="string">
            <text:p><text:s text:c="4"/>8921 <text:s text:c="2"/>SH <text:s text:c="7"/>SOLE <text:s text:c="17"/>8921 <text:s text:c="6"/>0 <text:s text:c="7"/>0<text:tab/><text:tab/></text:p>
          </table:table-cell>
        </table:table-row>
        <table:table-row table:style-name="ro1">
          <table:table-cell office:value-type="string">
            <text:p>CROSS TIMBERS RTY TR</text:p>
          </table:table-cell>
          <table:table-cell office:value-type="string">
            <text:p><text:s text:c="2"/>TR UNIT <text:s text:c="8"/>22757R109</text:p>
          </table:table-cell>
          <table:table-cell office:value-type="float" office:value="298">
            <text:p>298</text:p>
          </table:table-cell>
          <table:table-cell office:value-type="string">
            <text:p><text:s text:c="4"/>8510 <text:s text:c="2"/>SH <text:s text:c="7"/>SOLE <text:s text:c="17"/>8510 <text:s text:c="6"/>0 <text:s text:c="7"/>0<text:tab/><text:tab/></text:p>
          </table:table-cell>
        </table:table-row>
        <table:table-row table:style-name="ro1">
          <table:table-cell office:value-type="string">
            <text:p>CORNERSTONE THERAPEUTICS IN</text:p>
          </table:table-cell>
          <table:table-cell office:value-type="string">
            <text:p><text:s text:c="2"/>COM <text:s text:c="12"/>21924P103</text:p>
          </table:table-cell>
          <table:table-cell office:value-type="float" office:value="178">
            <text:p>178</text:p>
          </table:table-cell>
          <table:table-cell office:value-type="string">
            <text:p><text:s text:c="3"/>28229 <text:s text:c="2"/>SH <text:s text:c="7"/>SOLE <text:s text:c="16"/>28229 <text:s text:c="6"/>0 <text:s text:c="7"/>0<text:tab/><text:tab/></text:p>
          </table:table-cell>
        </table:table-row>
        <table:table-row table:style-name="ro1">
          <table:table-cell office:value-type="string">
            <text:p>CIRRUS LOGIC INC</text:p>
          </table:table-cell>
          <table:table-cell office:value-type="string">
            <text:p><text:s text:c="2"/>COM <text:s text:c="12"/>172755100</text:p>
          </table:table-cell>
          <table:table-cell office:value-type="float" office:value="816">
            <text:p>816</text:p>
          </table:table-cell>
          <table:table-cell office:value-type="string">
            <text:p><text:s text:c="3"/>27336 <text:s text:c="2"/>SH <text:s text:c="7"/>SOLE <text:s text:c="16"/>27336 <text:s text:c="6"/>0 <text:s text:c="7"/>0<text:tab/><text:tab/></text:p>
          </table:table-cell>
        </table:table-row>
        <table:table-row table:style-name="ro1">
          <table:table-cell office:value-type="string">
            <text:p>COMPUTER SCIENCES CORP</text:p>
          </table:table-cell>
          <table:table-cell office:value-type="string">
            <text:p><text:s text:c="2"/>COM <text:s text:c="12"/>205363104</text:p>
          </table:table-cell>
          <table:table-cell office:value-type="float" office:value="1564">
            <text:p>1564</text:p>
          </table:table-cell>
          <table:table-cell office:value-type="string">
            <text:p><text:s text:c="3"/>63006 <text:s text:c="2"/>SH <text:s text:c="7"/>SOLE <text:s text:c="16"/>63006 <text:s text:c="6"/>0 <text:s text:c="7"/>0<text:tab/><text:tab/></text:p>
          </table:table-cell>
        </table:table-row>
        <table:table-row table:style-name="ro1">
          <table:table-cell office:value-type="string">
            <text:p>CISCO SYS INC</text:p>
          </table:table-cell>
          <table:table-cell office:value-type="string">
            <text:p><text:s text:c="2"/>COM <text:s text:c="12"/>17275R102</text:p>
          </table:table-cell>
          <table:table-cell office:value-type="float" office:value="242">
            <text:p>242</text:p>
          </table:table-cell>
          <table:table-cell office:value-type="string">
            <text:p><text:s text:c="3"/>14076 <text:s text:c="2"/>SH <text:s text:c="7"/>SOLE <text:s text:c="16"/>14076 <text:s text:c="6"/>0 <text:s text:c="7"/>0<text:tab/><text:tab/></text:p>
          </table:table-cell>
        </table:table-row>
        <table:table-row table:style-name="ro1">
          <table:table-cell office:value-type="string">
            <text:p>CAPITALSOURCE INC</text:p>
          </table:table-cell>
          <table:table-cell office:value-type="string">
            <text:p><text:s text:c="2"/>COM <text:s text:c="12"/>14055X102</text:p>
          </table:table-cell>
          <table:table-cell office:value-type="float" office:value="1400">
            <text:p>1400</text:p>
          </table:table-cell>
          <table:table-cell office:value-type="string">
            <text:p><text:s text:c="2"/>208334 <text:s text:c="2"/>SH <text:s text:c="7"/>SOLE <text:s text:c="15"/>208334 <text:s text:c="6"/>0 <text:s text:c="7"/>0<text:tab/><text:tab/></text:p>
          </table:table-cell>
        </table:table-row>
        <table:table-row table:style-name="ro1">
          <table:table-cell office:value-type="string">
            <text:p>CSG SYS INTL INC</text:p>
          </table:table-cell>
          <table:table-cell office:value-type="string">
            <text:p><text:s text:c="2"/>COM <text:s text:c="12"/>126349109</text:p>
          </table:table-cell>
          <table:table-cell office:value-type="float" office:value="409">
            <text:p>409</text:p>
          </table:table-cell>
          <table:table-cell office:value-type="string">
            <text:p><text:s text:c="3"/>23740 <text:s text:c="2"/>SH <text:s text:c="7"/>SOLE <text:s text:c="16"/>23740 <text:s text:c="6"/>0 <text:s text:c="7"/>0<text:tab/><text:tab/></text:p>
          </table:table-cell>
        </table:table-row>
        <table:table-row table:style-name="ro1">
          <table:table-cell office:value-type="string">
            <text:p>CARDIOVASCULAR SYS INC DEL</text:p>
          </table:table-cell>
          <table:table-cell office:value-type="string">
            <text:p><text:s text:c="2"/>COM <text:s text:c="12"/>141619106</text:p>
          </table:table-cell>
          <table:table-cell office:value-type="float" office:value="104">
            <text:p>104</text:p>
          </table:table-cell>
          <table:table-cell office:value-type="string">
            <text:p><text:s text:c="3"/>10628 <text:s text:c="2"/>SH <text:s text:c="7"/>SOLE <text:s text:c="16"/>10628 <text:s text:c="6"/>0 <text:s text:c="7"/>0<text:tab/><text:tab/></text:p>
          </table:table-cell>
        </table:table-row>
        <table:table-row table:style-name="ro1">
          <table:table-cell office:value-type="string">
            <text:p>CANADIAN SOLAR INC</text:p>
          </table:table-cell>
          <table:table-cell office:value-type="string">
            <text:p><text:s text:c="2"/>COM <text:s text:c="12"/>136635109</text:p>
          </table:table-cell>
          <table:table-cell office:value-type="float" office:value="122">
            <text:p>122</text:p>
          </table:table-cell>
          <table:table-cell office:value-type="string">
            <text:p><text:s text:c="3"/>34002 <text:s text:c="2"/>SH <text:s text:c="7"/>SOLE <text:s text:c="16"/>34002 <text:s text:c="6"/>0 <text:s text:c="7"/>0<text:tab/><text:tab/></text:p>
          </table:table-cell>
        </table:table-row>
        <table:table-row table:style-name="ro1">
          <table:table-cell office:value-type="string">
            <text:p>CSS INDS INC</text:p>
          </table:table-cell>
          <table:table-cell office:value-type="string">
            <text:p><text:s text:c="2"/>COM <text:s text:c="12"/>125906107</text:p>
          </table:table-cell>
          <table:table-cell office:value-type="float" office:value="304">
            <text:p>304</text:p>
          </table:table-cell>
          <table:table-cell office:value-type="string">
            <text:p><text:s text:c="3"/>14805 <text:s text:c="2"/>SH <text:s text:c="7"/>SOLE <text:s text:c="16"/>14805 <text:s text:c="6"/>0 <text:s text:c="7"/>0<text:tab/><text:tab/></text:p>
          </table:table-cell>
        </table:table-row>
        <table:table-row table:style-name="ro1">
          <table:table-cell office:value-type="string">
            <text:p>CSX CORP</text:p>
          </table:table-cell>
          <table:table-cell office:value-type="string">
            <text:p><text:s text:c="2"/>COM <text:s text:c="12"/>126408103</text:p>
          </table:table-cell>
          <table:table-cell office:value-type="float" office:value="1397">
            <text:p>1397</text:p>
          </table:table-cell>
          <table:table-cell office:value-type="string">
            <text:p><text:s text:c="3"/>62456 <text:s text:c="2"/>SH <text:s text:c="7"/>SOLE <text:s text:c="16"/>62456 <text:s text:c="6"/>0 <text:s text:c="7"/>0<text:tab/><text:tab/></text:p>
          </table:table-cell>
        </table:table-row>
        <table:table-row table:style-name="ro1">
          <table:table-cell office:value-type="string">
            <text:p>CTC MEDIA INC</text:p>
          </table:table-cell>
          <table:table-cell office:value-type="string">
            <text:p><text:s text:c="2"/>COM <text:s text:c="12"/>12642X106</text:p>
          </table:table-cell>
          <table:table-cell office:value-type="float" office:value="407">
            <text:p>407</text:p>
          </table:table-cell>
          <table:table-cell office:value-type="string">
            <text:p><text:s text:c="3"/>50439 <text:s text:c="2"/>SH <text:s text:c="7"/>SOLE <text:s text:c="16"/>50439 <text:s text:c="6"/>0 <text:s text:c="7"/>0<text:tab/><text:tab/></text:p>
          </table:table-cell>
        </table:table-row>
        <table:table-row table:style-name="ro1">
          <table:table-cell office:value-type="string">
            <text:p>CONSTANT CONTACT INC</text:p>
          </table:table-cell>
          <table:table-cell office:value-type="string">
            <text:p><text:s text:c="2"/>COM <text:s text:c="12"/>210313102</text:p>
          </table:table-cell>
          <table:table-cell office:value-type="float" office:value="511">
            <text:p>511</text:p>
          </table:table-cell>
          <table:table-cell office:value-type="string">
            <text:p><text:s text:c="3"/>28584 <text:s text:c="2"/>SH <text:s text:c="7"/>SOLE <text:s text:c="16"/>28584 <text:s text:c="6"/>0 <text:s text:c="7"/>0<text:tab/><text:tab/></text:p>
          </table:table-cell>
        </table:table-row>
        <table:table-row table:style-name="ro1">
          <table:table-cell office:value-type="string">
            <text:p>COMPUTER TASK GROUP INC</text:p>
          </table:table-cell>
          <table:table-cell office:value-type="string">
            <text:p><text:s text:c="2"/>COM <text:s text:c="12"/>205477102</text:p>
          </table:table-cell>
          <table:table-cell office:value-type="float" office:value="515">
            <text:p>515</text:p>
          </table:table-cell>
          <table:table-cell office:value-type="string">
            <text:p><text:s text:c="3"/>34629 <text:s text:c="2"/>SH <text:s text:c="7"/>SOLE <text:s text:c="16"/>34629 <text:s text:c="6"/>0 <text:s text:c="7"/>0<text:tab/><text:tab/></text:p>
          </table:table-cell>
        </table:table-row>
        <table:table-row table:style-name="ro1">
          <table:table-cell office:value-type="string">
            <text:p>CTS CORP</text:p>
          </table:table-cell>
          <table:table-cell office:value-type="string">
            <text:p><text:s text:c="2"/>COM <text:s text:c="12"/>126501105</text:p>
          </table:table-cell>
          <table:table-cell office:value-type="float" office:value="380">
            <text:p>380</text:p>
          </table:table-cell>
          <table:table-cell office:value-type="string">
            <text:p><text:s text:c="3"/>40312 <text:s text:c="2"/>SH <text:s text:c="7"/>SOLE <text:s text:c="16"/>40312 <text:s text:c="6"/>0 <text:s text:c="7"/>0<text:tab/><text:tab/></text:p>
          </table:table-cell>
        </table:table-row>
        <table:table-row table:style-name="ro1">
          <table:table-cell office:value-type="string">
            <text:p>COGNIZANT TECHNOLOGY SOLUTI</text:p>
          </table:table-cell>
          <table:table-cell office:value-type="string">
            <text:p><text:s text:c="2"/>CL A <text:s text:c="11"/>192446102</text:p>
          </table:table-cell>
          <table:table-cell office:value-type="float" office:value="602">
            <text:p>602</text:p>
          </table:table-cell>
          <table:table-cell office:value-type="string">
            <text:p><text:s text:c="3"/>10040 <text:s text:c="2"/>SH <text:s text:c="7"/>SOLE <text:s text:c="16"/>10040 <text:s text:c="6"/>0 <text:s text:c="7"/>0<text:tab/><text:tab/></text:p>
          </table:table-cell>
        </table:table-row>
        <table:table-row table:style-name="ro1">
          <table:table-cell office:value-type="string">
            <text:p>CUBESMART</text:p>
          </table:table-cell>
          <table:table-cell office:value-type="string">
            <text:p><text:s text:c="2"/>COM <text:s text:c="12"/>229663109</text:p>
          </table:table-cell>
          <table:table-cell office:value-type="float" office:value="394">
            <text:p>394</text:p>
          </table:table-cell>
          <table:table-cell office:value-type="string">
            <text:p><text:s text:c="3"/>33800 <text:s text:c="2"/>SH <text:s text:c="7"/>SOLE <text:s text:c="16"/>33800 <text:s text:c="6"/>0 <text:s text:c="7"/>0<text:tab/><text:tab/></text:p>
          </table:table-cell>
        </table:table-row>
        <table:table-row table:style-name="ro1">
          <table:table-cell office:value-type="string">
            <text:p>COVANTA HLDG CORP</text:p>
          </table:table-cell>
          <table:table-cell office:value-type="string">
            <text:p><text:s text:c="2"/>COM <text:s text:c="12"/>22282E102</text:p>
          </table:table-cell>
          <table:table-cell office:value-type="float" office:value="345">
            <text:p>345</text:p>
          </table:table-cell>
          <table:table-cell office:value-type="string">
            <text:p><text:s text:c="3"/>20128 <text:s text:c="2"/>SH <text:s text:c="7"/>SOLE <text:s text:c="16"/>20128 <text:s text:c="6"/>0 <text:s text:c="7"/>0<text:tab/><text:tab/></text:p>
          </table:table-cell>
        </table:table-row>
        <table:table-row table:style-name="ro1">
          <table:table-cell office:value-type="string">
            <text:p>CVB FINL CORP</text:p>
          </table:table-cell>
          <table:table-cell office:value-type="string">
            <text:p><text:s text:c="2"/>COM <text:s text:c="12"/>126600105</text:p>
          </table:table-cell>
          <table:table-cell office:value-type="float" office:value="177">
            <text:p>177</text:p>
          </table:table-cell>
          <table:table-cell office:value-type="string">
            <text:p><text:s text:c="3"/>15227 <text:s text:c="2"/>SH <text:s text:c="7"/>SOLE <text:s text:c="16"/>15227 <text:s text:c="6"/>0 <text:s text:c="7"/>0<text:tab/><text:tab/></text:p>
          </table:table-cell>
        </table:table-row>
        <table:table-row table:style-name="ro1">
          <table:table-cell office:value-type="string">
            <text:p>CABLEVISION SYS CORP</text:p>
          </table:table-cell>
          <table:table-cell office:value-type="string">
            <text:p><text:s text:c="2"/>CL A NY CABLVS <text:s/>12686C109</text:p>
          </table:table-cell>
          <table:table-cell office:value-type="float" office:value="627">
            <text:p>627</text:p>
          </table:table-cell>
          <table:table-cell office:value-type="string">
            <text:p><text:s text:c="3"/>47199 <text:s text:c="2"/>SH <text:s text:c="7"/>SOLE <text:s text:c="16"/>47199 <text:s text:c="6"/>0 <text:s text:c="7"/>0<text:tab/><text:tab/></text:p>
          </table:table-cell>
        </table:table-row>
        <table:table-row table:style-name="ro1">
          <table:table-cell office:value-type="string">
            <text:p>COVENTRY HEALTH CARE INC</text:p>
          </table:table-cell>
          <table:table-cell office:value-type="string">
            <text:p><text:s text:c="2"/>COM <text:s text:c="12"/>222862104</text:p>
          </table:table-cell>
          <table:table-cell office:value-type="float" office:value="2164">
            <text:p>2164</text:p>
          </table:table-cell>
          <table:table-cell office:value-type="string">
            <text:p><text:s text:c="3"/>68061 <text:s text:c="2"/>SH <text:s text:c="7"/>SOLE <text:s text:c="16"/>68061 <text:s text:c="6"/>0 <text:s text:c="7"/>0<text:tab/><text:tab/></text:p>
          </table:table-cell>
        </table:table-row>
        <table:table-row table:style-name="ro1">
          <table:table-cell office:value-type="string">
            <text:p>COMMVAULT SYSTEMS INC</text:p>
          </table:table-cell>
          <table:table-cell office:value-type="string">
            <text:p><text:s text:c="2"/>COM <text:s text:c="12"/>204166102</text:p>
          </table:table-cell>
          <table:table-cell office:value-type="float" office:value="858">
            <text:p>858</text:p>
          </table:table-cell>
          <table:table-cell office:value-type="string">
            <text:p><text:s text:c="3"/>17328 <text:s text:c="2"/>SH <text:s text:c="7"/>SOLE <text:s text:c="16"/>17328 <text:s text:c="6"/>0 <text:s text:c="7"/>0<text:tab/><text:tab/></text:p>
          </table:table-cell>
        </table:table-row>
        <table:table-row table:style-name="ro1">
          <table:table-cell office:value-type="string">
            <text:p>CENVEO INC</text:p>
          </table:table-cell>
          <table:table-cell office:value-type="string">
            <text:p><text:s text:c="2"/>COM <text:s text:c="12"/>15670S105</text:p>
          </table:table-cell>
          <table:table-cell office:value-type="float" office:value="190">
            <text:p>190</text:p>
          </table:table-cell>
          <table:table-cell office:value-type="string">
            <text:p><text:s text:c="3"/>98683 <text:s text:c="2"/>SH <text:s text:c="7"/>SOLE <text:s text:c="16"/>98683 <text:s text:c="6"/>0 <text:s text:c="7"/>0<text:tab/><text:tab/></text:p>
          </table:table-cell>
        </table:table-row>
        <table:table-row table:style-name="ro1">
          <table:table-cell office:value-type="string">
            <text:p>CVS CAREMARK CORPORATION</text:p>
          </table:table-cell>
          <table:table-cell office:value-type="string">
            <text:p><text:s text:c="2"/>COM <text:s text:c="12"/>126650100</text:p>
          </table:table-cell>
          <table:table-cell office:value-type="float" office:value="234">
            <text:p>234</text:p>
          </table:table-cell>
          <table:table-cell office:value-type="string">
            <text:p><text:s text:c="4"/>5012 <text:s text:c="2"/>SH <text:s text:c="7"/>SOLE <text:s text:c="17"/>5012 <text:s text:c="6"/>0 <text:s text:c="7"/>0<text:tab/><text:tab/></text:p>
          </table:table-cell>
        </table:table-row>
        <table:table-row table:style-name="ro1">
          <table:table-cell office:value-type="string">
            <text:p>CHINA VALVES TECHNOLOGY INC</text:p>
          </table:table-cell>
          <table:table-cell office:value-type="string">
            <text:p><text:s text:c="2"/>COM NEW <text:s text:c="8"/>169476207</text:p>
          </table:table-cell>
          <table:table-cell office:value-type="float" office:value="32">
            <text:p>32</text:p>
          </table:table-cell>
          <table:table-cell office:value-type="string">
            <text:p><text:s text:c="3"/>29575 <text:s text:c="2"/>SH <text:s text:c="7"/>SOLE <text:s text:c="16"/>29575 <text:s text:c="6"/>0 <text:s text:c="7"/>0<text:tab/><text:tab/></text:p>
          </table:table-cell>
        </table:table-row>
        <table:table-row table:style-name="ro1">
          <table:table-cell office:value-type="string">
            <text:p>CASELLA WASTE SYS INC</text:p>
          </table:table-cell>
          <table:table-cell office:value-type="string">
            <text:p><text:s text:c="2"/>CL A <text:s text:c="11"/>147448104</text:p>
          </table:table-cell>
          <table:table-cell office:value-type="float" office:value="77">
            <text:p>77</text:p>
          </table:table-cell>
          <table:table-cell office:value-type="string">
            <text:p><text:s text:c="3"/>13166 <text:s text:c="2"/>SH <text:s text:c="7"/>SOLE <text:s text:c="16"/>13166 <text:s text:c="6"/>0 <text:s text:c="7"/>0<text:tab/><text:tab/></text:p>
          </table:table-cell>
        </table:table-row>
        <table:table-row table:style-name="ro1">
          <table:table-cell office:value-type="string">
            <text:p>CEMEX SAB DE CV</text:p>
          </table:table-cell>
          <table:table-cell office:value-type="string">
            <text:p><text:s text:c="2"/>SPON ADR NEW <text:s text:c="3"/>151290889</text:p>
          </table:table-cell>
          <table:table-cell office:value-type="float" office:value="75">
            <text:p>75</text:p>
          </table:table-cell>
          <table:table-cell office:value-type="string">
            <text:p><text:s text:c="3"/>11210 <text:s text:c="2"/>SH <text:s text:c="7"/>SOLE <text:s text:c="16"/>11210 <text:s text:c="6"/>0 <text:s text:c="7"/>0<text:tab/><text:tab/></text:p>
          </table:table-cell>
        </table:table-row>
        <table:table-row table:style-name="ro1">
          <table:table-cell office:value-type="string">
            <text:p>CHINA XD PLASTICS CO LTD</text:p>
          </table:table-cell>
          <table:table-cell office:value-type="string">
            <text:p><text:s text:c="2"/>COM <text:s text:c="12"/>16948F107</text:p>
          </table:table-cell>
          <table:table-cell office:value-type="float" office:value="126">
            <text:p>126</text:p>
          </table:table-cell>
          <table:table-cell office:value-type="string">
            <text:p><text:s text:c="3"/>27478 <text:s text:c="2"/>SH <text:s text:c="7"/>SOLE <text:s text:c="16"/>27478 <text:s text:c="6"/>0 <text:s text:c="7"/>0<text:tab/><text:tab/></text:p>
          </table:table-cell>
        </table:table-row>
        <table:table-row table:style-name="ro1">
          <table:table-cell office:value-type="string">
            <text:p>CONCHO RES INC</text:p>
          </table:table-cell>
          <table:table-cell office:value-type="string">
            <text:p><text:s text:c="2"/>COM <text:s text:c="12"/>20605P101</text:p>
          </table:table-cell>
          <table:table-cell office:value-type="float" office:value="210">
            <text:p>210</text:p>
          </table:table-cell>
          <table:table-cell office:value-type="string">
            <text:p><text:s text:c="4"/>2472 <text:s text:c="2"/>SH <text:s text:c="7"/>SOLE <text:s text:c="17"/>2472 <text:s text:c="6"/>0 <text:s text:c="7"/>0<text:tab/><text:tab/></text:p>
          </table:table-cell>
        </table:table-row>
        <table:table-row table:style-name="ro1">
          <table:table-cell office:value-type="string">
            <text:p>CRIMSON EXPLORATION INC</text:p>
          </table:table-cell>
          <table:table-cell office:value-type="string">
            <text:p><text:s text:c="2"/>COM NEW <text:s text:c="8"/>22662K207</text:p>
          </table:table-cell>
          <table:table-cell office:value-type="float" office:value="298">
            <text:p>298</text:p>
          </table:table-cell>
          <table:table-cell office:value-type="string">
            <text:p><text:s text:c="3"/>64841 <text:s text:c="2"/>SH <text:s text:c="7"/>SOLE <text:s text:c="16"/>64841 <text:s text:c="6"/>0 <text:s text:c="7"/>0<text:tab/><text:tab/></text:p>
          </table:table-cell>
        </table:table-row>
        <table:table-row table:style-name="ro1">
          <table:table-cell office:value-type="string">
            <text:p>CYPRESS SEMICONDUCTOR CORP</text:p>
          </table:table-cell>
          <table:table-cell office:value-type="string">
            <text:p><text:s text:c="2"/>COM <text:s text:c="12"/>232806109</text:p>
          </table:table-cell>
          <table:table-cell office:value-type="float" office:value="1687">
            <text:p>1687</text:p>
          </table:table-cell>
          <table:table-cell office:value-type="string">
            <text:p><text:s text:c="2"/>127573 <text:s text:c="2"/>SH <text:s text:c="7"/>SOLE <text:s text:c="15"/>127573 <text:s text:c="6"/>0 <text:s text:c="7"/>0<text:tab/><text:tab/></text:p>
          </table:table-cell>
        </table:table-row>
        <table:table-row table:style-name="ro1">
          <table:table-cell office:value-type="string">
            <text:p>CYBERONICS INC</text:p>
          </table:table-cell>
          <table:table-cell office:value-type="string">
            <text:p><text:s text:c="2"/>COM <text:s text:c="12"/>23251P102</text:p>
          </table:table-cell>
          <table:table-cell office:value-type="float" office:value="1273">
            <text:p>1273</text:p>
          </table:table-cell>
          <table:table-cell office:value-type="string">
            <text:p><text:s text:c="3"/>28355 <text:s text:c="2"/>SH <text:s text:c="7"/>SOLE <text:s text:c="16"/>28355 <text:s text:c="6"/>0 <text:s text:c="7"/>0<text:tab/><text:tab/></text:p>
          </table:table-cell>
        </table:table-row>
        <table:table-row table:style-name="ro1">
          <table:table-cell office:value-type="string">
            <text:p>CHINA YUCHAI INTL LTD</text:p>
          </table:table-cell>
          <table:table-cell office:value-type="string">
            <text:p><text:s text:c="2"/>COM <text:s text:c="12"/>G21082105</text:p>
          </table:table-cell>
          <table:table-cell office:value-type="float" office:value="159">
            <text:p>159</text:p>
          </table:table-cell>
          <table:table-cell office:value-type="string">
            <text:p><text:s text:c="3"/>11603 <text:s text:c="2"/>SH <text:s text:c="7"/>SOLE <text:s text:c="16"/>11603 <text:s text:c="6"/>0 <text:s text:c="7"/>0<text:tab/><text:tab/></text:p>
          </table:table-cell>
        </table:table-row>
        <table:table-row table:style-name="ro1">
          <table:table-cell office:value-type="string">
            <text:p>COMMUNITY HEALTH SYS INC NE</text:p>
          </table:table-cell>
          <table:table-cell office:value-type="string">
            <text:p><text:s text:c="2"/>COM <text:s text:c="12"/>203668108</text:p>
          </table:table-cell>
          <table:table-cell office:value-type="float" office:value="1374">
            <text:p>1374</text:p>
          </table:table-cell>
          <table:table-cell office:value-type="string">
            <text:p><text:s text:c="3"/>49034 <text:s text:c="2"/>SH <text:s text:c="7"/>SOLE <text:s text:c="16"/>49034 <text:s text:c="6"/>0 <text:s text:c="7"/>0<text:tab/><text:tab/></text:p>
          </table:table-cell>
        </table:table-row>
        <table:table-row table:style-name="ro1">
          <table:table-cell office:value-type="string">
            <text:p>CITY NATL CORP</text:p>
          </table:table-cell>
          <table:table-cell office:value-type="string">
            <text:p><text:s text:c="2"/>COM <text:s text:c="12"/>178566105</text:p>
          </table:table-cell>
          <table:table-cell office:value-type="float" office:value="462">
            <text:p>462</text:p>
          </table:table-cell>
          <table:table-cell office:value-type="string">
            <text:p><text:s text:c="4"/>9505 <text:s text:c="2"/>SH <text:s text:c="7"/>SOLE <text:s text:c="17"/>9505 <text:s text:c="6"/>0 <text:s text:c="7"/>0<text:tab/><text:tab/></text:p>
          </table:table-cell>
        </table:table-row>
        <table:table-row table:style-name="ro1">
          <table:table-cell office:value-type="string">
            <text:p>CYNOSURE INC</text:p>
          </table:table-cell>
          <table:table-cell office:value-type="string">
            <text:p><text:s text:c="2"/>CL A <text:s text:c="11"/>232577205</text:p>
          </table:table-cell>
          <table:table-cell office:value-type="float" office:value="218">
            <text:p>218</text:p>
          </table:table-cell>
          <table:table-cell office:value-type="string">
            <text:p><text:s text:c="3"/>10344 <text:s text:c="2"/>SH <text:s text:c="7"/>SOLE <text:s text:c="16"/>10344 <text:s text:c="6"/>0 <text:s text:c="7"/>0<text:tab/><text:tab/></text:p>
          </table:table-cell>
        </table:table-row>
        <table:table-row table:style-name="ro1">
          <table:table-cell office:value-type="string">
            <text:p>CHANGYOU COM LTD</text:p>
          </table:table-cell>
          <table:table-cell office:value-type="string">
            <text:p><text:s text:c="2"/>ADS REP CL A <text:s text:c="3"/>15911M107</text:p>
          </table:table-cell>
          <table:table-cell office:value-type="float" office:value="355">
            <text:p>355</text:p>
          </table:table-cell>
          <table:table-cell office:value-type="string">
            <text:p><text:s text:c="3"/>16803 <text:s text:c="2"/>SH <text:s text:c="7"/>SOLE <text:s text:c="16"/>16803 <text:s text:c="6"/>0 <text:s text:c="7"/>0<text:tab/><text:tab/></text:p>
          </table:table-cell>
        </table:table-row>
        <table:table-row table:style-name="ro1">
          <table:table-cell office:value-type="string">
            <text:p>CYS INVTS INC</text:p>
          </table:table-cell>
          <table:table-cell office:value-type="string">
            <text:p><text:s text:c="2"/>COM <text:s text:c="12"/>12673A108</text:p>
          </table:table-cell>
          <table:table-cell office:value-type="float" office:value="462">
            <text:p>462</text:p>
          </table:table-cell>
          <table:table-cell office:value-type="string">
            <text:p><text:s text:c="3"/>33551 <text:s text:c="2"/>SH <text:s text:c="7"/>SOLE <text:s text:c="16"/>33551 <text:s text:c="6"/>0 <text:s text:c="7"/>0<text:tab/><text:tab/></text:p>
          </table:table-cell>
        </table:table-row>
        <table:table-row table:style-name="ro1">
          <table:table-cell office:value-type="string">
            <text:p>CYTEC INDS INC</text:p>
          </table:table-cell>
          <table:table-cell office:value-type="string">
            <text:p><text:s text:c="2"/>COM <text:s text:c="12"/>232820100</text:p>
          </table:table-cell>
          <table:table-cell office:value-type="float" office:value="706">
            <text:p>706</text:p>
          </table:table-cell>
          <table:table-cell office:value-type="string">
            <text:p><text:s text:c="3"/>12039 <text:s text:c="2"/>SH <text:s text:c="7"/>SOLE <text:s text:c="16"/>12039 <text:s text:c="6"/>0 <text:s text:c="7"/>0<text:tab/><text:tab/></text:p>
          </table:table-cell>
        </table:table-row>
        <table:table-row table:style-name="ro1">
          <table:table-cell office:value-type="string">
            <text:p>CITIZENS &amp; NORTHN CORP</text:p>
          </table:table-cell>
          <table:table-cell office:value-type="string">
            <text:p><text:s text:c="2"/>COM <text:s text:c="12"/>172922106</text:p>
          </table:table-cell>
          <table:table-cell office:value-type="float" office:value="271">
            <text:p>271</text:p>
          </table:table-cell>
          <table:table-cell office:value-type="string">
            <text:p><text:s text:c="3"/>14200 <text:s text:c="2"/>SH <text:s text:c="7"/>SOLE <text:s text:c="16"/>14200 <text:s text:c="6"/>0 <text:s text:c="7"/>0<text:tab/><text:tab/></text:p>
          </table:table-cell>
        </table:table-row>
        <table:table-row table:style-name="ro1">
          <table:table-cell office:value-type="string">
            <text:p>COSAN LTD</text:p>
          </table:table-cell>
          <table:table-cell office:value-type="string">
            <text:p><text:s text:c="2"/>SHS A <text:s text:c="10"/>G25343107</text:p>
          </table:table-cell>
          <table:table-cell office:value-type="float" office:value="960">
            <text:p>960</text:p>
          </table:table-cell>
          <table:table-cell office:value-type="string">
            <text:p><text:s text:c="3"/>75653 <text:s text:c="2"/>SH <text:s text:c="7"/>SOLE <text:s text:c="16"/>75653 <text:s text:c="6"/>0 <text:s text:c="7"/>0<text:tab/><text:tab/></text:p>
          </table:table-cell>
        </table:table-row>
        <table:table-row table:style-name="ro1">
          <table:table-cell office:value-type="string">
            <text:p>DOMINION RES INC VA NEW</text:p>
          </table:table-cell>
          <table:table-cell office:value-type="string">
            <text:p><text:s text:c="2"/>COM <text:s text:c="12"/>25746U109</text:p>
          </table:table-cell>
          <table:table-cell office:value-type="float" office:value="324">
            <text:p>324</text:p>
          </table:table-cell>
          <table:table-cell office:value-type="string">
            <text:p><text:s text:c="4"/>6002 <text:s text:c="2"/>SH <text:s text:c="7"/>SOLE <text:s text:c="17"/>6002 <text:s text:c="6"/>0 <text:s text:c="7"/>0<text:tab/><text:tab/></text:p>
          </table:table-cell>
        </table:table-row>
        <table:table-row table:style-name="ro1">
          <table:table-cell office:value-type="string">
            <text:p>DAKTRONICS INC</text:p>
          </table:table-cell>
          <table:table-cell office:value-type="string">
            <text:p><text:s text:c="2"/>COM <text:s text:c="12"/>234264109</text:p>
          </table:table-cell>
          <table:table-cell office:value-type="float" office:value="104">
            <text:p>104</text:p>
          </table:table-cell>
          <table:table-cell office:value-type="string">
            <text:p><text:s text:c="3"/>15163 <text:s text:c="2"/>SH <text:s text:c="7"/>SOLE <text:s text:c="16"/>15163 <text:s text:c="6"/>0 <text:s text:c="7"/>0<text:tab/><text:tab/></text:p>
          </table:table-cell>
        </table:table-row>
        <table:table-row table:style-name="ro1">
          <table:table-cell office:value-type="string">
            <text:p>DELTA AIR LINES INC DEL</text:p>
          </table:table-cell>
          <table:table-cell office:value-type="string">
            <text:p><text:s text:c="2"/>COM NEW <text:s text:c="8"/>247361702</text:p>
          </table:table-cell>
          <table:table-cell office:value-type="float" office:value="1219">
            <text:p>1219</text:p>
          </table:table-cell>
          <table:table-cell office:value-type="string">
            <text:p><text:s text:c="2"/>111317 <text:s text:c="2"/>SH <text:s text:c="7"/>SOLE <text:s text:c="15"/>111317 <text:s text:c="6"/>0 <text:s text:c="7"/>0<text:tab/><text:tab/></text:p>
          </table:table-cell>
        </table:table-row>
        <table:table-row table:style-name="ro1">
          <table:table-cell office:value-type="string">
            <text:p>DEUTSCHE BANK AG</text:p>
          </table:table-cell>
          <table:table-cell office:value-type="string">
            <text:p><text:s text:c="2"/>NAMEN AKT <text:s text:c="6"/>D18190898</text:p>
          </table:table-cell>
          <table:table-cell office:value-type="float" office:value="228">
            <text:p>228</text:p>
          </table:table-cell>
          <table:table-cell office:value-type="string">
            <text:p><text:s text:c="4"/>6291 <text:s text:c="2"/>SH <text:s text:c="7"/>SOLE <text:s text:c="17"/>6291 <text:s text:c="6"/>0 <text:s text:c="7"/>0<text:tab/><text:tab/></text:p>
          </table:table-cell>
        </table:table-row>
        <table:table-row table:style-name="ro1">
          <table:table-cell office:value-type="string">
            <text:p>DIEBOLD INC</text:p>
          </table:table-cell>
          <table:table-cell office:value-type="string">
            <text:p><text:s text:c="2"/>COM <text:s text:c="12"/>253651103</text:p>
          </table:table-cell>
          <table:table-cell office:value-type="float" office:value="734">
            <text:p>734</text:p>
          </table:table-cell>
          <table:table-cell office:value-type="string">
            <text:p><text:s text:c="3"/>19873 <text:s text:c="2"/>SH <text:s text:c="7"/>SOLE <text:s text:c="16"/>19873 <text:s text:c="6"/>0 <text:s text:c="7"/>0<text:tab/><text:tab/></text:p>
          </table:table-cell>
        </table:table-row>
        <table:table-row table:style-name="ro1">
          <table:table-cell office:value-type="string">
            <text:p>DOUBLE EAGLE PETE CO</text:p>
          </table:table-cell>
          <table:table-cell office:value-type="string">
            <text:p><text:s text:c="2"/>COM PAR $0.10 <text:s text:c="2"/>258570209</text:p>
          </table:table-cell>
          <table:table-cell office:value-type="float" office:value="115">
            <text:p>115</text:p>
          </table:table-cell>
          <table:table-cell office:value-type="string">
            <text:p><text:s text:c="3"/>26100 <text:s text:c="2"/>SH <text:s text:c="7"/>SOLE <text:s text:c="16"/>26100 <text:s text:c="6"/>0 <text:s text:c="7"/>0<text:tab/><text:tab/></text:p>
          </table:table-cell>
        </table:table-row>
        <table:table-row table:style-name="ro1">
          <table:table-cell office:value-type="string">
            <text:p>DONALDSON INC</text:p>
          </table:table-cell>
          <table:table-cell office:value-type="string">
            <text:p><text:s text:c="2"/>COM <text:s text:c="12"/>257651109</text:p>
          </table:table-cell>
          <table:table-cell office:value-type="float" office:value="207">
            <text:p>207</text:p>
          </table:table-cell>
          <table:table-cell office:value-type="string">
            <text:p><text:s text:c="4"/>6210 <text:s text:c="2"/>SH <text:s text:c="7"/>SOLE <text:s text:c="17"/>6210 <text:s text:c="6"/>0 <text:s text:c="7"/>0<text:tab/><text:tab/></text:p>
          </table:table-cell>
        </table:table-row>
        <table:table-row table:style-name="ro1">
          <table:table-cell office:value-type="string">
            <text:p>DIANA CONTAINERSHIPS INC</text:p>
          </table:table-cell>
          <table:table-cell office:value-type="string">
            <text:p><text:s text:c="2"/>COM <text:s text:c="12"/>Y2069P101</text:p>
          </table:table-cell>
          <table:table-cell office:value-type="float" office:value="238">
            <text:p>238</text:p>
          </table:table-cell>
          <table:table-cell office:value-type="string">
            <text:p><text:s text:c="3"/>32014 <text:s text:c="2"/>SH <text:s text:c="7"/>SOLE <text:s text:c="16"/>32014 <text:s text:c="6"/>0 <text:s text:c="7"/>0<text:tab/><text:tab/></text:p>
          </table:table-cell>
        </table:table-row>
        <table:table-row table:style-name="ro1">
          <table:table-cell office:value-type="string">
            <text:p>DU PONT E I DE NEMOURS &amp; CO</text:p>
          </table:table-cell>
          <table:table-cell office:value-type="string">
            <text:p><text:s text:c="2"/>COM <text:s text:c="12"/>263534109</text:p>
          </table:table-cell>
          <table:table-cell office:value-type="float" office:value="222">
            <text:p>222</text:p>
          </table:table-cell>
          <table:table-cell office:value-type="string">
            <text:p><text:s text:c="4"/>4383 <text:s text:c="2"/>SH <text:s text:c="7"/>SOLE <text:s text:c="17"/>4383 <text:s text:c="6"/>0 <text:s text:c="7"/>0<text:tab/><text:tab/></text:p>
          </table:table-cell>
        </table:table-row>
        <table:table-row table:style-name="ro1">
          <table:table-cell office:value-type="string">
            <text:p>DDR CORP</text:p>
          </table:table-cell>
          <table:table-cell office:value-type="string">
            <text:p><text:s text:c="2"/>COM <text:s text:c="12"/>23317H102</text:p>
          </table:table-cell>
          <table:table-cell office:value-type="float" office:value="434">
            <text:p>434</text:p>
          </table:table-cell>
          <table:table-cell office:value-type="string">
            <text:p><text:s text:c="3"/>29654 <text:s text:c="2"/>SH <text:s text:c="7"/>SOLE <text:s text:c="16"/>29654 <text:s text:c="6"/>0 <text:s text:c="7"/>0<text:tab/><text:tab/></text:p>
          </table:table-cell>
        </table:table-row>
        <table:table-row table:style-name="ro1">
          <table:table-cell office:value-type="string">
            <text:p>DOUGLAS EMMETT INC</text:p>
          </table:table-cell>
          <table:table-cell office:value-type="string">
            <text:p><text:s text:c="2"/>COM <text:s text:c="12"/>25960P109</text:p>
          </table:table-cell>
          <table:table-cell office:value-type="float" office:value="651">
            <text:p>651</text:p>
          </table:table-cell>
          <table:table-cell office:value-type="string">
            <text:p><text:s text:c="3"/>28191 <text:s text:c="2"/>SH <text:s text:c="7"/>SOLE <text:s text:c="16"/>28191 <text:s text:c="6"/>0 <text:s text:c="7"/>0<text:tab/><text:tab/></text:p>
          </table:table-cell>
        </table:table-row>
        <table:table-row table:style-name="ro1">
          <table:table-cell office:value-type="string">
            <text:p>DEPOMED INC</text:p>
          </table:table-cell>
          <table:table-cell office:value-type="string">
            <text:p><text:s text:c="2"/>COM <text:s text:c="12"/>249908104</text:p>
          </table:table-cell>
          <table:table-cell office:value-type="float" office:value="369">
            <text:p>369</text:p>
          </table:table-cell>
          <table:table-cell office:value-type="string">
            <text:p><text:s text:c="3"/>64908 <text:s text:c="2"/>SH <text:s text:c="7"/>SOLE <text:s text:c="16"/>64908 <text:s text:c="6"/>0 <text:s text:c="7"/>0<text:tab/><text:tab/></text:p>
          </table:table-cell>
        </table:table-row>
        <table:table-row table:style-name="ro1">
          <table:table-cell office:value-type="string">
            <text:p>DESTINATION MATERNITY CORP</text:p>
          </table:table-cell>
          <table:table-cell office:value-type="string">
            <text:p><text:s text:c="2"/>COM <text:s text:c="12"/>25065D100</text:p>
          </table:table-cell>
          <table:table-cell office:value-type="float" office:value="931">
            <text:p>931</text:p>
          </table:table-cell>
          <table:table-cell office:value-type="string">
            <text:p><text:s text:c="3"/>43091 <text:s text:c="2"/>SH <text:s text:c="7"/>SOLE <text:s text:c="16"/>43091 <text:s text:c="6"/>0 <text:s text:c="7"/>0<text:tab/><text:tab/></text:p>
          </table:table-cell>
        </table:table-row>
        <table:table-row table:style-name="ro1">
          <table:table-cell office:value-type="string">
            <text:p>DEAN FOODS CO NEW</text:p>
          </table:table-cell>
          <table:table-cell office:value-type="string">
            <text:p><text:s text:c="2"/>COM <text:s text:c="12"/>242370104</text:p>
          </table:table-cell>
          <table:table-cell office:value-type="float" office:value="1165">
            <text:p>1165</text:p>
          </table:table-cell>
          <table:table-cell office:value-type="string">
            <text:p><text:s text:c="3"/>68386 <text:s text:c="2"/>SH <text:s text:c="7"/>SOLE <text:s text:c="16"/>68386 <text:s text:c="6"/>0 <text:s text:c="7"/>0<text:tab/><text:tab/></text:p>
          </table:table-cell>
        </table:table-row>
        <table:table-row table:style-name="ro1">
          <table:table-cell office:value-type="string">
            <text:p>QUEST DIAGNOSTICS INC</text:p>
          </table:table-cell>
          <table:table-cell office:value-type="string">
            <text:p><text:s text:c="2"/>COM <text:s text:c="12"/>74834L100</text:p>
          </table:table-cell>
          <table:table-cell office:value-type="float" office:value="669">
            <text:p>669</text:p>
          </table:table-cell>
          <table:table-cell office:value-type="string">
            <text:p><text:s text:c="3"/>11172 <text:s text:c="2"/>SH <text:s text:c="7"/>SOLE <text:s text:c="16"/>11172 <text:s text:c="6"/>0 <text:s text:c="7"/>0<text:tab/><text:tab/></text:p>
          </table:table-cell>
        </table:table-row>
        <table:table-row table:style-name="ro1">
          <table:table-cell office:value-type="string">
            <text:p>DANAHER CORP DEL</text:p>
          </table:table-cell>
          <table:table-cell office:value-type="string">
            <text:p><text:s text:c="2"/>COM <text:s text:c="12"/>235851102</text:p>
          </table:table-cell>
          <table:table-cell office:value-type="float" office:value="309">
            <text:p>309</text:p>
          </table:table-cell>
          <table:table-cell office:value-type="string">
            <text:p><text:s text:c="4"/>5934 <text:s text:c="2"/>SH <text:s text:c="7"/>SOLE <text:s text:c="17"/>5934 <text:s text:c="6"/>0 <text:s text:c="7"/>0<text:tab/><text:tab/></text:p>
          </table:table-cell>
        </table:table-row>
        <table:table-row table:style-name="ro1">
          <table:table-cell office:value-type="string">
            <text:p>DISNEY WALT CO</text:p>
          </table:table-cell>
          <table:table-cell office:value-type="string">
            <text:p><text:s text:c="2"/>COM DISNEY <text:s text:c="5"/>254687106</text:p>
          </table:table-cell>
          <table:table-cell office:value-type="float" office:value="1300">
            <text:p>1300</text:p>
          </table:table-cell>
          <table:table-cell office:value-type="string">
            <text:p><text:s text:c="3"/>26804 <text:s text:c="2"/>SH <text:s text:c="7"/>SOLE <text:s text:c="16"/>26804 <text:s text:c="6"/>0 <text:s text:c="7"/>0<text:tab/><text:tab/></text:p>
          </table:table-cell>
        </table:table-row>
        <table:table-row table:style-name="ro1">
          <table:table-cell office:value-type="string">
            <text:p>DELEK US HLDGS INC</text:p>
          </table:table-cell>
          <table:table-cell office:value-type="string">
            <text:p><text:s text:c="2"/>COM <text:s text:c="12"/>246647101</text:p>
          </table:table-cell>
          <table:table-cell office:value-type="float" office:value="929">
            <text:p>929</text:p>
          </table:table-cell>
          <table:table-cell office:value-type="string">
            <text:p><text:s text:c="3"/>52838 <text:s text:c="2"/>SH <text:s text:c="7"/>SOLE <text:s text:c="16"/>52838 <text:s text:c="6"/>0 <text:s text:c="7"/>0<text:tab/><text:tab/></text:p>
          </table:table-cell>
        </table:table-row>
        <table:table-row table:style-name="ro1">
          <table:table-cell office:value-type="string">
            <text:p>DOLBY LABORATORIES INC</text:p>
          </table:table-cell>
          <table:table-cell office:value-type="string">
            <text:p><text:s text:c="2"/>COM <text:s text:c="12"/>25659T107</text:p>
          </table:table-cell>
          <table:table-cell office:value-type="float" office:value="1235">
            <text:p>1235</text:p>
          </table:table-cell>
          <table:table-cell office:value-type="string">
            <text:p><text:s text:c="3"/>29905 <text:s text:c="2"/>SH <text:s text:c="7"/>SOLE <text:s text:c="16"/>29905 <text:s text:c="6"/>0 <text:s text:c="7"/>0<text:tab/><text:tab/></text:p>
          </table:table-cell>
        </table:table-row>
        <table:table-row table:style-name="ro1">
          <table:table-cell office:value-type="string">
            <text:p>DELPHI AUTOMOTIVE PLC</text:p>
          </table:table-cell>
          <table:table-cell office:value-type="string">
            <text:p><text:s text:c="2"/>SHS <text:s text:c="12"/>G27823106</text:p>
          </table:table-cell>
          <table:table-cell office:value-type="float" office:value="1800">
            <text:p>1800</text:p>
          </table:table-cell>
          <table:table-cell office:value-type="string">
            <text:p><text:s text:c="3"/>70597 <text:s text:c="2"/>SH <text:s text:c="7"/>SOLE <text:s text:c="16"/>70597 <text:s text:c="6"/>0 <text:s text:c="7"/>0<text:tab/><text:tab/></text:p>
          </table:table-cell>
        </table:table-row>
        <table:table-row table:style-name="ro1">
          <table:table-cell office:value-type="string">
            <text:p>DIGITAL RLTY TR INC</text:p>
          </table:table-cell>
          <table:table-cell office:value-type="string">
            <text:p><text:s text:c="2"/>COM <text:s text:c="12"/>253868103</text:p>
          </table:table-cell>
          <table:table-cell office:value-type="float" office:value="787">
            <text:p>787</text:p>
          </table:table-cell>
          <table:table-cell office:value-type="string">
            <text:p><text:s text:c="3"/>10487 <text:s text:c="2"/>SH <text:s text:c="7"/>SOLE <text:s text:c="16"/>10487 <text:s text:c="6"/>0 <text:s text:c="7"/>0<text:tab/><text:tab/></text:p>
          </table:table-cell>
        </table:table-row>
        <table:table-row table:style-name="ro1">
          <table:table-cell office:value-type="string">
            <text:p>DOLLAR TREE INC</text:p>
          </table:table-cell>
          <table:table-cell office:value-type="string">
            <text:p><text:s text:c="2"/>COM <text:s text:c="12"/>256746108</text:p>
          </table:table-cell>
          <table:table-cell office:value-type="float" office:value="1920">
            <text:p>1920</text:p>
          </table:table-cell>
          <table:table-cell office:value-type="string">
            <text:p><text:s text:c="3"/>35684 <text:s text:c="2"/>SH <text:s text:c="7"/>SOLE <text:s text:c="16"/>35684 <text:s text:c="6"/>0 <text:s text:c="7"/>0<text:tab/><text:tab/></text:p>
          </table:table-cell>
        </table:table-row>
        <table:table-row table:style-name="ro1">
          <table:table-cell office:value-type="string">
            <text:p>DELUXE CORP</text:p>
          </table:table-cell>
          <table:table-cell office:value-type="string">
            <text:p><text:s text:c="2"/>COM <text:s text:c="12"/>248019101</text:p>
          </table:table-cell>
          <table:table-cell office:value-type="float" office:value="963">
            <text:p>963</text:p>
          </table:table-cell>
          <table:table-cell office:value-type="string">
            <text:p><text:s text:c="3"/>38612 <text:s text:c="2"/>SH <text:s text:c="7"/>SOLE <text:s text:c="16"/>38612 <text:s text:c="6"/>0 <text:s text:c="7"/>0<text:tab/><text:tab/></text:p>
          </table:table-cell>
        </table:table-row>
        <table:table-row table:style-name="ro1">
          <table:table-cell office:value-type="string">
            <text:p>DORCHESTER MINERALS LP</text:p>
          </table:table-cell>
          <table:table-cell office:value-type="string">
            <text:p><text:s text:c="2"/>COM UNIT <text:s text:c="7"/>25820R105</text:p>
          </table:table-cell>
          <table:table-cell office:value-type="float" office:value="344">
            <text:p>344</text:p>
          </table:table-cell>
          <table:table-cell office:value-type="string">
            <text:p><text:s text:c="3"/>15625 <text:s text:c="2"/>SH <text:s text:c="7"/>SOLE <text:s text:c="16"/>15625 <text:s text:c="6"/>0 <text:s text:c="7"/>0<text:tab/><text:tab/></text:p>
          </table:table-cell>
        </table:table-row>
        <table:table-row table:style-name="ro1">
          <table:table-cell office:value-type="string">
            <text:p>DIAMOND FOODS INC</text:p>
          </table:table-cell>
          <table:table-cell office:value-type="string">
            <text:p><text:s text:c="2"/>COM <text:s text:c="12"/>252603105</text:p>
          </table:table-cell>
          <table:table-cell office:value-type="float" office:value="489">
            <text:p>489</text:p>
          </table:table-cell>
          <table:table-cell office:value-type="string">
            <text:p><text:s text:c="3"/>27401 <text:s text:c="2"/>SH <text:s text:c="7"/>SOLE <text:s text:c="16"/>27401 <text:s text:c="6"/>0 <text:s text:c="7"/>0<text:tab/><text:tab/></text:p>
          </table:table-cell>
        </table:table-row>
        <table:table-row table:style-name="ro1">
          <table:table-cell office:value-type="string">
            <text:p>DIGIMARC CORP NEW</text:p>
          </table:table-cell>
          <table:table-cell office:value-type="string">
            <text:p><text:s text:c="2"/>COM <text:s text:c="12"/>25381B101</text:p>
          </table:table-cell>
          <table:table-cell office:value-type="float" office:value="251">
            <text:p>251</text:p>
          </table:table-cell>
          <table:table-cell office:value-type="string">
            <text:p><text:s text:c="4"/>9771 <text:s text:c="2"/>SH <text:s text:c="7"/>SOLE <text:s text:c="17"/>9771 <text:s text:c="6"/>0 <text:s text:c="7"/>0<text:tab/><text:tab/></text:p>
          </table:table-cell>
        </table:table-row>
        <table:table-row table:style-name="ro1">
          <table:table-cell office:value-type="string">
            <text:p>DIAMOND OFFSHORE DRILLING I</text:p>
          </table:table-cell>
          <table:table-cell office:value-type="string">
            <text:p><text:s text:c="2"/>COM <text:s text:c="12"/>25271C102</text:p>
          </table:table-cell>
          <table:table-cell office:value-type="float" office:value="1690">
            <text:p>1690</text:p>
          </table:table-cell>
          <table:table-cell office:value-type="string">
            <text:p><text:s text:c="3"/>28573 <text:s text:c="2"/>SH <text:s text:c="7"/>SOLE <text:s text:c="16"/>28573 <text:s text:c="6"/>0 <text:s text:c="7"/>0<text:tab/><text:tab/></text:p>
          </table:table-cell>
        </table:table-row>
        <table:table-row table:style-name="ro1">
          <table:table-cell office:value-type="string">
            <text:p>DOLE FOOD CO INC NEW</text:p>
          </table:table-cell>
          <table:table-cell office:value-type="string">
            <text:p><text:s text:c="2"/>COM <text:s text:c="12"/>256603101</text:p>
          </table:table-cell>
          <table:table-cell office:value-type="float" office:value="179">
            <text:p>179</text:p>
          </table:table-cell>
          <table:table-cell office:value-type="string">
            <text:p><text:s text:c="3"/>20400 <text:s text:c="2"/>SH <text:s text:c="7"/>SOLE <text:s text:c="16"/>20400 <text:s text:c="6"/>0 <text:s text:c="7"/>0<text:tab/><text:tab/></text:p>
          </table:table-cell>
        </table:table-row>
        <table:table-row table:style-name="ro1">
          <table:table-cell office:value-type="string">
            <text:p>DOMINION RES BLACK WARRIOR</text:p>
          </table:table-cell>
          <table:table-cell office:value-type="string">
            <text:p><text:s text:c="2"/>UNITS BEN INT <text:s text:c="2"/>25746Q108</text:p>
          </table:table-cell>
          <table:table-cell office:value-type="float" office:value="70">
            <text:p>70</text:p>
          </table:table-cell>
          <table:table-cell office:value-type="string">
            <text:p><text:s text:c="3"/>10705 <text:s text:c="2"/>SH <text:s text:c="7"/>SOLE <text:s text:c="16"/>10705 <text:s text:c="6"/>0 <text:s text:c="7"/>0<text:tab/><text:tab/></text:p>
          </table:table-cell>
        </table:table-row>
        <table:table-row table:style-name="ro1">
          <table:table-cell office:value-type="string">
            <text:p>DOVER CORP</text:p>
          </table:table-cell>
          <table:table-cell office:value-type="string">
            <text:p><text:s text:c="2"/>COM <text:s text:c="12"/>260003108</text:p>
          </table:table-cell>
          <table:table-cell office:value-type="float" office:value="960">
            <text:p>960</text:p>
          </table:table-cell>
          <table:table-cell office:value-type="string">
            <text:p><text:s text:c="3"/>17903 <text:s text:c="2"/>SH <text:s text:c="7"/>SOLE <text:s text:c="16"/>17903 <text:s text:c="6"/>0 <text:s text:c="7"/>0<text:tab/><text:tab/></text:p>
          </table:table-cell>
        </table:table-row>
        <table:table-row table:style-name="ro1">
          <table:table-cell office:value-type="string">
            <text:p>DOW CHEM CO</text:p>
          </table:table-cell>
          <table:table-cell office:value-type="string">
            <text:p><text:s text:c="2"/>COM <text:s text:c="12"/>260543103</text:p>
          </table:table-cell>
          <table:table-cell office:value-type="float" office:value="1959">
            <text:p>1959</text:p>
          </table:table-cell>
          <table:table-cell office:value-type="string">
            <text:p><text:s text:c="3"/>62199 <text:s text:c="2"/>SH <text:s text:c="7"/>SOLE <text:s text:c="16"/>62199 <text:s text:c="6"/>0 <text:s text:c="7"/>0<text:tab/><text:tab/></text:p>
          </table:table-cell>
        </table:table-row>
        <table:table-row table:style-name="ro1">
          <table:table-cell office:value-type="string">
            <text:p>AMDOCS LTD</text:p>
          </table:table-cell>
          <table:table-cell office:value-type="string">
            <text:p><text:s text:c="2"/>ORD <text:s text:c="12"/>G02602103</text:p>
          </table:table-cell>
          <table:table-cell office:value-type="float" office:value="460">
            <text:p>460</text:p>
          </table:table-cell>
          <table:table-cell office:value-type="string">
            <text:p><text:s text:c="3"/>15478 <text:s text:c="2"/>SH <text:s text:c="7"/>SOLE <text:s text:c="16"/>15478 <text:s text:c="6"/>0 <text:s text:c="7"/>0<text:tab/><text:tab/></text:p>
          </table:table-cell>
        </table:table-row>
        <table:table-row table:style-name="ro1">
          <table:table-cell office:value-type="string">
            <text:p>DOMINOS PIZZA INC</text:p>
          </table:table-cell>
          <table:table-cell office:value-type="string">
            <text:p><text:s text:c="2"/>COM <text:s text:c="12"/>25754A201</text:p>
          </table:table-cell>
          <table:table-cell office:value-type="float" office:value="768">
            <text:p>768</text:p>
          </table:table-cell>
          <table:table-cell office:value-type="string">
            <text:p><text:s text:c="3"/>24860 <text:s text:c="2"/>SH <text:s text:c="7"/>SOLE <text:s text:c="16"/>24860 <text:s text:c="6"/>0 <text:s text:c="7"/>0<text:tab/><text:tab/></text:p>
          </table:table-cell>
        </table:table-row>
        <table:table-row table:style-name="ro1">
          <table:table-cell office:value-type="string">
            <text:p>DUKE REALTY CORP</text:p>
          </table:table-cell>
          <table:table-cell office:value-type="string">
            <text:p><text:s text:c="2"/>COM NEW <text:s text:c="8"/>264411505</text:p>
          </table:table-cell>
          <table:table-cell office:value-type="float" office:value="661">
            <text:p>661</text:p>
          </table:table-cell>
          <table:table-cell office:value-type="string">
            <text:p><text:s text:c="3"/>45181 <text:s text:c="2"/>SH <text:s text:c="7"/>SOLE <text:s text:c="16"/>45181 <text:s text:c="6"/>0 <text:s text:c="7"/>0<text:tab/><text:tab/></text:p>
          </table:table-cell>
        </table:table-row>
        <table:table-row table:style-name="ro1">
          <table:table-cell office:value-type="string">
            <text:p>DRIL-QUIP INC</text:p>
          </table:table-cell>
          <table:table-cell office:value-type="string">
            <text:p><text:s text:c="2"/>COM <text:s text:c="12"/>262037104</text:p>
          </table:table-cell>
          <table:table-cell office:value-type="float" office:value="264">
            <text:p>264</text:p>
          </table:table-cell>
          <table:table-cell office:value-type="string">
            <text:p><text:s text:c="4"/>4025 <text:s text:c="2"/>SH <text:s text:c="7"/>SOLE <text:s text:c="17"/>4025 <text:s text:c="6"/>0 <text:s text:c="7"/>0<text:tab/><text:tab/></text:p>
          </table:table-cell>
        </table:table-row>
        <table:table-row table:style-name="ro1">
          <table:table-cell office:value-type="string">
            <text:p>DURECT CORP</text:p>
          </table:table-cell>
          <table:table-cell office:value-type="string">
            <text:p><text:s text:c="2"/>COM <text:s text:c="12"/>266605104</text:p>
          </table:table-cell>
          <table:table-cell office:value-type="float" office:value="18">
            <text:p>18</text:p>
          </table:table-cell>
          <table:table-cell office:value-type="string">
            <text:p><text:s text:c="3"/>19841 <text:s text:c="2"/>SH <text:s text:c="7"/>SOLE <text:s text:c="16"/>19841 <text:s text:c="6"/>0 <text:s text:c="7"/>0<text:tab/><text:tab/></text:p>
          </table:table-cell>
        </table:table-row>
        <table:table-row table:style-name="ro1">
          <table:table-cell office:value-type="string">
            <text:p>DIANA SHIPPING INC</text:p>
          </table:table-cell>
          <table:table-cell office:value-type="string">
            <text:p><text:s text:c="2"/>COM <text:s text:c="12"/>Y2066G104</text:p>
          </table:table-cell>
          <table:table-cell office:value-type="float" office:value="130">
            <text:p>130</text:p>
          </table:table-cell>
          <table:table-cell office:value-type="string">
            <text:p><text:s text:c="3"/>16726 <text:s text:c="2"/>SH <text:s text:c="7"/>SOLE <text:s text:c="16"/>16726 <text:s text:c="6"/>0 <text:s text:c="7"/>0<text:tab/><text:tab/></text:p>
          </table:table-cell>
        </table:table-row>
        <table:table-row table:style-name="ro1">
          <table:table-cell office:value-type="string">
            <text:p>DTE ENERGY CO</text:p>
          </table:table-cell>
          <table:table-cell office:value-type="string">
            <text:p><text:s text:c="2"/>COM <text:s text:c="12"/>233331107</text:p>
          </table:table-cell>
          <table:table-cell office:value-type="float" office:value="646">
            <text:p>646</text:p>
          </table:table-cell>
          <table:table-cell office:value-type="string">
            <text:p><text:s text:c="3"/>10894 <text:s text:c="2"/>SH <text:s text:c="7"/>SOLE <text:s text:c="16"/>10894 <text:s text:c="6"/>0 <text:s text:c="7"/>0<text:tab/><text:tab/></text:p>
          </table:table-cell>
        </table:table-row>
        <table:table-row table:style-name="ro1">
          <table:table-cell office:value-type="string">
            <text:p>DUFF &amp; PHELPS CORP NEW</text:p>
          </table:table-cell>
          <table:table-cell office:value-type="string">
            <text:p><text:s text:c="2"/>CL A <text:s text:c="11"/>26433B107</text:p>
          </table:table-cell>
          <table:table-cell office:value-type="float" office:value="152">
            <text:p>152</text:p>
          </table:table-cell>
          <table:table-cell office:value-type="string">
            <text:p><text:s text:c="3"/>10500 <text:s text:c="2"/>SH <text:s text:c="7"/>SOLE <text:s text:c="16"/>10500 <text:s text:c="6"/>0 <text:s text:c="7"/>0<text:tab/><text:tab/></text:p>
          </table:table-cell>
        </table:table-row>
        <table:table-row table:style-name="ro1">
          <table:table-cell office:value-type="string">
            <text:p>DUKE ENERGY CORP NEW</text:p>
          </table:table-cell>
          <table:table-cell office:value-type="string">
            <text:p><text:s text:c="2"/>COM <text:s text:c="12"/>26441C105</text:p>
          </table:table-cell>
          <table:table-cell office:value-type="float" office:value="1517">
            <text:p>1517</text:p>
          </table:table-cell>
          <table:table-cell office:value-type="string">
            <text:p><text:s text:c="3"/>65802 <text:s text:c="2"/>SH <text:s text:c="7"/>SOLE <text:s text:c="16"/>65802 <text:s text:c="6"/>0 <text:s text:c="7"/>0<text:tab/><text:tab/></text:p>
          </table:table-cell>
        </table:table-row>
        <table:table-row table:style-name="ro1">
          <table:table-cell office:value-type="string">
            <text:p>DUSA PHARMACEUTICALS INC</text:p>
          </table:table-cell>
          <table:table-cell office:value-type="string">
            <text:p><text:s text:c="2"/>COM <text:s text:c="12"/>266898105</text:p>
          </table:table-cell>
          <table:table-cell office:value-type="float" office:value="776">
            <text:p>776</text:p>
          </table:table-cell>
          <table:table-cell office:value-type="string">
            <text:p><text:s text:c="2"/>148427 <text:s text:c="2"/>SH <text:s text:c="7"/>SOLE <text:s text:c="15"/>148427 <text:s text:c="6"/>0 <text:s text:c="7"/>0<text:tab/><text:tab/></text:p>
          </table:table-cell>
        </table:table-row>
        <table:table-row table:style-name="ro1">
          <table:table-cell office:value-type="string">
            <text:p>DEVON ENERGY CORP NEW</text:p>
          </table:table-cell>
          <table:table-cell office:value-type="string">
            <text:p><text:s text:c="2"/>COM <text:s text:c="12"/>25179M103</text:p>
          </table:table-cell>
          <table:table-cell office:value-type="float" office:value="1273">
            <text:p>1273</text:p>
          </table:table-cell>
          <table:table-cell office:value-type="string">
            <text:p><text:s text:c="3"/>21955 <text:s text:c="2"/>SH <text:s text:c="7"/>SOLE <text:s text:c="16"/>21955 <text:s text:c="6"/>0 <text:s text:c="7"/>0<text:tab/><text:tab/></text:p>
          </table:table-cell>
        </table:table-row>
        <table:table-row table:style-name="ro1">
          <table:table-cell office:value-type="string">
            <text:p>DXP ENTERPRISES INC NEW</text:p>
          </table:table-cell>
          <table:table-cell office:value-type="string">
            <text:p><text:s text:c="2"/>COM NEW <text:s text:c="8"/>233377407</text:p>
          </table:table-cell>
          <table:table-cell office:value-type="float" office:value="401">
            <text:p>401</text:p>
          </table:table-cell>
          <table:table-cell office:value-type="string">
            <text:p><text:s text:c="4"/>9685 <text:s text:c="2"/>SH <text:s text:c="7"/>SOLE <text:s text:c="17"/>9685 <text:s text:c="6"/>0 <text:s text:c="7"/>0<text:tab/><text:tab/></text:p>
          </table:table-cell>
        </table:table-row>
        <table:table-row table:style-name="ro1">
          <table:table-cell office:value-type="string">
            <text:p>DYCOM INDS INC</text:p>
          </table:table-cell>
          <table:table-cell office:value-type="string">
            <text:p><text:s text:c="2"/>COM <text:s text:c="12"/>267475101</text:p>
          </table:table-cell>
          <table:table-cell office:value-type="float" office:value="584">
            <text:p>584</text:p>
          </table:table-cell>
          <table:table-cell office:value-type="string">
            <text:p><text:s text:c="3"/>31376 <text:s text:c="2"/>SH <text:s text:c="7"/>SOLE <text:s text:c="16"/>31376 <text:s text:c="6"/>0 <text:s text:c="7"/>0<text:tab/><text:tab/></text:p>
          </table:table-cell>
        </table:table-row>
        <table:table-row table:style-name="ro1">
          <table:table-cell office:value-type="string">
            <text:p>ELECTRONIC ARTS INC</text:p>
          </table:table-cell>
          <table:table-cell office:value-type="string">
            <text:p><text:s text:c="2"/>COM <text:s text:c="12"/>285512109</text:p>
          </table:table-cell>
          <table:table-cell office:value-type="float" office:value="309">
            <text:p>309</text:p>
          </table:table-cell>
          <table:table-cell office:value-type="string">
            <text:p><text:s text:c="3"/>25009 <text:s text:c="2"/>SH <text:s text:c="7"/>SOLE <text:s text:c="16"/>25009 <text:s text:c="6"/>0 <text:s text:c="7"/>0<text:tab/><text:tab/></text:p>
          </table:table-cell>
        </table:table-row>
        <table:table-row table:style-name="ro1">
          <table:table-cell office:value-type="string">
            <text:p>BRINKER INTL INC</text:p>
          </table:table-cell>
          <table:table-cell office:value-type="string">
            <text:p><text:s text:c="2"/>COM <text:s text:c="12"/>109641100</text:p>
          </table:table-cell>
          <table:table-cell office:value-type="float" office:value="1081">
            <text:p>1081</text:p>
          </table:table-cell>
          <table:table-cell office:value-type="string">
            <text:p><text:s text:c="3"/>33923 <text:s text:c="2"/>SH <text:s text:c="7"/>SOLE <text:s text:c="16"/>33923 <text:s text:c="6"/>0 <text:s text:c="7"/>0<text:tab/><text:tab/></text:p>
          </table:table-cell>
        </table:table-row>
        <table:table-row table:style-name="ro1">
          <table:table-cell office:value-type="string">
            <text:p>EBAY INC</text:p>
          </table:table-cell>
          <table:table-cell office:value-type="string">
            <text:p><text:s text:c="2"/>COM <text:s text:c="12"/>278642103</text:p>
          </table:table-cell>
          <table:table-cell office:value-type="float" office:value="1289">
            <text:p>1289</text:p>
          </table:table-cell>
          <table:table-cell office:value-type="string">
            <text:p><text:s text:c="3"/>30691 <text:s text:c="2"/>SH <text:s text:c="7"/>SOLE <text:s text:c="16"/>30691 <text:s text:c="6"/>0 <text:s text:c="7"/>0<text:tab/><text:tab/></text:p>
          </table:table-cell>
        </table:table-row>
        <table:table-row table:style-name="ro1">
          <table:table-cell office:value-type="string">
            <text:p>EBIX INC</text:p>
          </table:table-cell>
          <table:table-cell office:value-type="string">
            <text:p><text:s text:c="2"/>COM NEW <text:s text:c="8"/>278715206</text:p>
          </table:table-cell>
          <table:table-cell office:value-type="float" office:value="376">
            <text:p>376</text:p>
          </table:table-cell>
          <table:table-cell office:value-type="string">
            <text:p><text:s text:c="3"/>18878 <text:s text:c="2"/>SH <text:s text:c="7"/>SOLE <text:s text:c="16"/>18878 <text:s text:c="6"/>0 <text:s text:c="7"/>0<text:tab/><text:tab/></text:p>
          </table:table-cell>
        </table:table-row>
        <table:table-row table:style-name="ro1">
          <table:table-cell office:value-type="string">
            <text:p>EMERGENT BIOSOLUTIONS INC</text:p>
          </table:table-cell>
          <table:table-cell office:value-type="string">
            <text:p><text:s text:c="2"/>COM <text:s text:c="12"/>29089Q105</text:p>
          </table:table-cell>
          <table:table-cell office:value-type="float" office:value="636">
            <text:p>636</text:p>
          </table:table-cell>
          <table:table-cell office:value-type="string">
            <text:p><text:s text:c="3"/>41994 <text:s text:c="2"/>SH <text:s text:c="7"/>SOLE <text:s text:c="16"/>41994 <text:s text:c="6"/>0 <text:s text:c="7"/>0<text:tab/><text:tab/></text:p>
          </table:table-cell>
        </table:table-row>
        <table:table-row table:style-name="ro1">
          <table:table-cell office:value-type="string">
            <text:p>ENCANA CORP</text:p>
          </table:table-cell>
          <table:table-cell office:value-type="string">
            <text:p><text:s text:c="2"/>COM <text:s text:c="12"/>292505104</text:p>
          </table:table-cell>
          <table:table-cell office:value-type="float" office:value="2724">
            <text:p>2724</text:p>
          </table:table-cell>
          <table:table-cell office:value-type="string">
            <text:p><text:s text:c="2"/>130795 <text:s text:c="2"/>SH <text:s text:c="7"/>SOLE <text:s text:c="15"/>130795 <text:s text:c="6"/>0 <text:s text:c="7"/>0<text:tab/><text:tab/></text:p>
          </table:table-cell>
        </table:table-row>
        <table:table-row table:style-name="ro1">
          <table:table-cell office:value-type="string">
            <text:p>ECHO GLOBAL LOGISTICS INC</text:p>
          </table:table-cell>
          <table:table-cell office:value-type="string">
            <text:p><text:s text:c="2"/>COM <text:s text:c="12"/>27875T101</text:p>
          </table:table-cell>
          <table:table-cell office:value-type="float" office:value="571">
            <text:p>571</text:p>
          </table:table-cell>
          <table:table-cell office:value-type="string">
            <text:p><text:s text:c="3"/>29943 <text:s text:c="2"/>SH <text:s text:c="7"/>SOLE <text:s text:c="16"/>29943 <text:s text:c="6"/>0 <text:s text:c="7"/>0<text:tab/><text:tab/></text:p>
          </table:table-cell>
        </table:table-row>
        <table:table-row table:style-name="ro1">
          <table:table-cell office:value-type="string">
            <text:p>ECOLAB INC</text:p>
          </table:table-cell>
          <table:table-cell office:value-type="string">
            <text:p><text:s text:c="2"/>COM <text:s text:c="12"/>278865100</text:p>
          </table:table-cell>
          <table:table-cell office:value-type="float" office:value="281">
            <text:p>281</text:p>
          </table:table-cell>
          <table:table-cell office:value-type="string">
            <text:p><text:s text:c="4"/>4095 <text:s text:c="2"/>SH <text:s text:c="7"/>SOLE <text:s text:c="17"/>4095 <text:s text:c="6"/>0 <text:s text:c="7"/>0<text:tab/><text:tab/></text:p>
          </table:table-cell>
        </table:table-row>
        <table:table-row table:style-name="ro1">
          <table:table-cell office:value-type="string">
            <text:p>US ECOLOGY INC</text:p>
          </table:table-cell>
          <table:table-cell office:value-type="string">
            <text:p><text:s text:c="2"/>COM <text:s text:c="12"/>91732J102</text:p>
          </table:table-cell>
          <table:table-cell office:value-type="float" office:value="719">
            <text:p>719</text:p>
          </table:table-cell>
          <table:table-cell office:value-type="string">
            <text:p><text:s text:c="3"/>40438 <text:s text:c="2"/>SH <text:s text:c="7"/>SOLE <text:s text:c="16"/>40438 <text:s text:c="6"/>0 <text:s text:c="7"/>0<text:tab/><text:tab/></text:p>
          </table:table-cell>
        </table:table-row>
        <table:table-row table:style-name="ro1">
          <table:table-cell office:value-type="string">
            <text:p>CONSOLIDATED EDISON INC</text:p>
          </table:table-cell>
          <table:table-cell office:value-type="string">
            <text:p><text:s text:c="2"/>COM <text:s text:c="12"/>209115104</text:p>
          </table:table-cell>
          <table:table-cell office:value-type="float" office:value="1006">
            <text:p>1006</text:p>
          </table:table-cell>
          <table:table-cell office:value-type="string">
            <text:p><text:s text:c="3"/>16170 <text:s text:c="2"/>SH <text:s text:c="7"/>SOLE <text:s text:c="16"/>16170 <text:s text:c="6"/>0 <text:s text:c="7"/>0<text:tab/><text:tab/></text:p>
          </table:table-cell>
        </table:table-row>
        <table:table-row table:style-name="ro1">
          <table:table-cell office:value-type="string">
            <text:p>EURONET WORLDWIDE INC</text:p>
          </table:table-cell>
          <table:table-cell office:value-type="string">
            <text:p><text:s text:c="2"/>COM <text:s text:c="12"/>298736109</text:p>
          </table:table-cell>
          <table:table-cell office:value-type="float" office:value="284">
            <text:p>284</text:p>
          </table:table-cell>
          <table:table-cell office:value-type="string">
            <text:p><text:s text:c="3"/>16654 <text:s text:c="2"/>SH <text:s text:c="7"/>SOLE <text:s text:c="16"/>16654 <text:s text:c="6"/>0 <text:s text:c="7"/>0<text:tab/><text:tab/></text:p>
          </table:table-cell>
        </table:table-row>
        <table:table-row table:style-name="ro1">
          <table:table-cell office:value-type="string">
            <text:p>ELECTRONICS FOR IMAGING INC</text:p>
          </table:table-cell>
          <table:table-cell office:value-type="string">
            <text:p><text:s text:c="2"/>COM <text:s text:c="12"/>286082102</text:p>
          </table:table-cell>
          <table:table-cell office:value-type="float" office:value="165">
            <text:p>165</text:p>
          </table:table-cell>
          <table:table-cell office:value-type="string">
            <text:p><text:s text:c="3"/>10188 <text:s text:c="2"/>SH <text:s text:c="7"/>SOLE <text:s text:c="16"/>10188 <text:s text:c="6"/>0 <text:s text:c="7"/>0<text:tab/><text:tab/></text:p>
          </table:table-cell>
        </table:table-row>
        <table:table-row table:style-name="ro1">
          <table:table-cell office:value-type="string">
            <text:p>EQUIFAX INC</text:p>
          </table:table-cell>
          <table:table-cell office:value-type="string">
            <text:p><text:s text:c="2"/>COM <text:s text:c="12"/>294429105</text:p>
          </table:table-cell>
          <table:table-cell office:value-type="float" office:value="1049">
            <text:p>1049</text:p>
          </table:table-cell>
          <table:table-cell office:value-type="string">
            <text:p><text:s text:c="3"/>22504 <text:s text:c="2"/>SH <text:s text:c="7"/>SOLE <text:s text:c="16"/>22504 <text:s text:c="6"/>0 <text:s text:c="7"/>0<text:tab/><text:tab/></text:p>
          </table:table-cell>
        </table:table-row>
        <table:table-row table:style-name="ro1">
          <table:table-cell office:value-type="string">
            <text:p>ENERGEN CORP</text:p>
          </table:table-cell>
          <table:table-cell office:value-type="string">
            <text:p><text:s text:c="2"/>COM <text:s text:c="12"/>29265N108</text:p>
          </table:table-cell>
          <table:table-cell office:value-type="float" office:value="927">
            <text:p>927</text:p>
          </table:table-cell>
          <table:table-cell office:value-type="string">
            <text:p><text:s text:c="3"/>20546 <text:s text:c="2"/>SH <text:s text:c="7"/>SOLE <text:s text:c="16"/>20546 <text:s text:c="6"/>0 <text:s text:c="7"/>0<text:tab/><text:tab/></text:p>
          </table:table-cell>
        </table:table-row>
        <table:table-row table:style-name="ro1">
          <table:table-cell office:value-type="string">
            <text:p>NIC INC</text:p>
          </table:table-cell>
          <table:table-cell office:value-type="string">
            <text:p><text:s text:c="2"/>COM <text:s text:c="12"/>62914B100</text:p>
          </table:table-cell>
          <table:table-cell office:value-type="float" office:value="229">
            <text:p>229</text:p>
          </table:table-cell>
          <table:table-cell office:value-type="string">
            <text:p><text:s text:c="3"/>18048 <text:s text:c="2"/>SH <text:s text:c="7"/>SOLE <text:s text:c="16"/>18048 <text:s text:c="6"/>0 <text:s text:c="7"/>0<text:tab/><text:tab/></text:p>
          </table:table-cell>
        </table:table-row>
        <table:table-row table:style-name="ro1">
          <table:table-cell office:value-type="string">
            <text:p>VAALCO ENERGY INC</text:p>
          </table:table-cell>
          <table:table-cell office:value-type="string">
            <text:p><text:s text:c="2"/>COM NEW <text:s text:c="8"/>91851C201</text:p>
          </table:table-cell>
          <table:table-cell office:value-type="float" office:value="710">
            <text:p>710</text:p>
          </table:table-cell>
          <table:table-cell office:value-type="string">
            <text:p><text:s text:c="3"/>82250 <text:s text:c="2"/>SH <text:s text:c="7"/>SOLE <text:s text:c="16"/>82250 <text:s text:c="6"/>0 <text:s text:c="7"/>0<text:tab/><text:tab/></text:p>
          </table:table-cell>
        </table:table-row>
        <table:table-row table:style-name="ro1">
          <table:table-cell office:value-type="string">
            <text:p>EHEALTH INC</text:p>
          </table:table-cell>
          <table:table-cell office:value-type="string">
            <text:p><text:s text:c="2"/>COM <text:s text:c="12"/>28238P109</text:p>
          </table:table-cell>
          <table:table-cell office:value-type="float" office:value="343">
            <text:p>343</text:p>
          </table:table-cell>
          <table:table-cell office:value-type="string">
            <text:p><text:s text:c="3"/>21273 <text:s text:c="2"/>SH <text:s text:c="7"/>SOLE <text:s text:c="16"/>21273 <text:s text:c="6"/>0 <text:s text:c="7"/>0<text:tab/><text:tab/></text:p>
          </table:table-cell>
        </table:table-row>
        <table:table-row table:style-name="ro1">
          <table:table-cell office:value-type="string">
            <text:p>EMPLOYERS HOLDINGS INC</text:p>
          </table:table-cell>
          <table:table-cell office:value-type="string">
            <text:p><text:s text:c="2"/>COM <text:s text:c="12"/>292218104</text:p>
          </table:table-cell>
          <table:table-cell office:value-type="float" office:value="182">
            <text:p>182</text:p>
          </table:table-cell>
          <table:table-cell office:value-type="string">
            <text:p><text:s text:c="3"/>10100 <text:s text:c="2"/>SH <text:s text:c="7"/>SOLE <text:s text:c="16"/>10100 <text:s text:c="6"/>0 <text:s text:c="7"/>0<text:tab/><text:tab/></text:p>
          </table:table-cell>
        </table:table-row>
        <table:table-row table:style-name="ro1">
          <table:table-cell office:value-type="string">
            <text:p>EDISON INTL</text:p>
          </table:table-cell>
          <table:table-cell office:value-type="string">
            <text:p><text:s text:c="2"/>COM <text:s text:c="12"/>281020107</text:p>
          </table:table-cell>
          <table:table-cell office:value-type="float" office:value="255">
            <text:p>255</text:p>
          </table:table-cell>
          <table:table-cell office:value-type="string">
            <text:p><text:s text:c="4"/>5529 <text:s text:c="2"/>SH <text:s text:c="7"/>SOLE <text:s text:c="17"/>5529 <text:s text:c="6"/>0 <text:s text:c="7"/>0<text:tab/><text:tab/></text:p>
          </table:table-cell>
        </table:table-row>
        <table:table-row table:style-name="ro1">
          <table:table-cell office:value-type="string">
            <text:p>LAUDER ESTEE COS INC</text:p>
          </table:table-cell>
          <table:table-cell office:value-type="string">
            <text:p><text:s text:c="2"/>CL A <text:s text:c="11"/>518439104</text:p>
          </table:table-cell>
          <table:table-cell office:value-type="float" office:value="2896">
            <text:p>2896</text:p>
          </table:table-cell>
          <table:table-cell office:value-type="string">
            <text:p><text:s text:c="3"/>53502 <text:s text:c="2"/>SH <text:s text:c="7"/>SOLE <text:s text:c="16"/>53502 <text:s text:c="6"/>0 <text:s text:c="7"/>0<text:tab/><text:tab/></text:p>
          </table:table-cell>
        </table:table-row>
        <table:table-row table:style-name="ro1">
          <table:table-cell office:value-type="string">
            <text:p>ELLIE MAE INC</text:p>
          </table:table-cell>
          <table:table-cell office:value-type="string">
            <text:p><text:s text:c="2"/>COM <text:s text:c="12"/>28849P100</text:p>
          </table:table-cell>
          <table:table-cell office:value-type="float" office:value="434">
            <text:p>434</text:p>
          </table:table-cell>
          <table:table-cell office:value-type="string">
            <text:p><text:s text:c="3"/>24095 <text:s text:c="2"/>SH <text:s text:c="7"/>SOLE <text:s text:c="16"/>24095 <text:s text:c="6"/>0 <text:s text:c="7"/>0<text:tab/><text:tab/></text:p>
          </table:table-cell>
        </table:table-row>
        <table:table-row table:style-name="ro1">
          <table:table-cell office:value-type="string">
            <text:p>EARTHLINK INC</text:p>
          </table:table-cell>
          <table:table-cell office:value-type="string">
            <text:p><text:s text:c="2"/>COM <text:s text:c="12"/>270321102</text:p>
          </table:table-cell>
          <table:table-cell office:value-type="float" office:value="1075">
            <text:p>1075</text:p>
          </table:table-cell>
          <table:table-cell office:value-type="string">
            <text:p><text:s text:c="2"/>144656 <text:s text:c="2"/>SH <text:s text:c="7"/>SOLE <text:s text:c="15"/>144656 <text:s text:c="6"/>0 <text:s text:c="7"/>0<text:tab/><text:tab/></text:p>
          </table:table-cell>
        </table:table-row>
        <table:table-row table:style-name="ro1">
          <table:table-cell office:value-type="string">
            <text:p>ELECTRO RENT CORP</text:p>
          </table:table-cell>
          <table:table-cell office:value-type="string">
            <text:p><text:s text:c="2"/>COM <text:s text:c="12"/>285218103</text:p>
          </table:table-cell>
          <table:table-cell office:value-type="float" office:value="519">
            <text:p>519</text:p>
          </table:table-cell>
          <table:table-cell office:value-type="string">
            <text:p><text:s text:c="3"/>32225 <text:s text:c="2"/>SH <text:s text:c="7"/>SOLE <text:s text:c="16"/>32225 <text:s text:c="6"/>0 <text:s text:c="7"/>0<text:tab/><text:tab/></text:p>
          </table:table-cell>
        </table:table-row>
        <table:table-row table:style-name="ro1">
          <table:table-cell office:value-type="string">
            <text:p>ENDURANCE SPECIALTY HLDGS L</text:p>
          </table:table-cell>
          <table:table-cell office:value-type="string">
            <text:p><text:s text:c="2"/>SHS <text:s text:c="12"/>G30397106</text:p>
          </table:table-cell>
          <table:table-cell office:value-type="float" office:value="293">
            <text:p>293</text:p>
          </table:table-cell>
          <table:table-cell office:value-type="string">
            <text:p><text:s text:c="4"/>7646 <text:s text:c="2"/>SH <text:s text:c="7"/>SOLE <text:s text:c="17"/>7646 <text:s text:c="6"/>0 <text:s text:c="7"/>0<text:tab/><text:tab/></text:p>
          </table:table-cell>
        </table:table-row>
        <table:table-row table:style-name="ro1">
          <table:table-cell office:value-type="string">
            <text:p>ENTEGRIS INC</text:p>
          </table:table-cell>
          <table:table-cell office:value-type="string">
            <text:p><text:s text:c="2"/>COM <text:s text:c="12"/>29362U104</text:p>
          </table:table-cell>
          <table:table-cell office:value-type="float" office:value="377">
            <text:p>377</text:p>
          </table:table-cell>
          <table:table-cell office:value-type="string">
            <text:p><text:s text:c="3"/>44204 <text:s text:c="2"/>SH <text:s text:c="7"/>SOLE <text:s text:c="16"/>44204 <text:s text:c="6"/>0 <text:s text:c="7"/>0<text:tab/><text:tab/></text:p>
          </table:table-cell>
        </table:table-row>
        <table:table-row table:style-name="ro1">
          <table:table-cell office:value-type="string">
            <text:p>ENZO BIOCHEM INC</text:p>
          </table:table-cell>
          <table:table-cell office:value-type="string">
            <text:p><text:s text:c="2"/>COM <text:s text:c="12"/>294100102</text:p>
          </table:table-cell>
          <table:table-cell office:value-type="float" office:value="160">
            <text:p>160</text:p>
          </table:table-cell>
          <table:table-cell office:value-type="string">
            <text:p><text:s text:c="3"/>95799 <text:s text:c="2"/>SH <text:s text:c="7"/>SOLE <text:s text:c="16"/>95799 <text:s text:c="6"/>0 <text:s text:c="7"/>0<text:tab/><text:tab/></text:p>
          </table:table-cell>
        </table:table-row>
        <table:table-row table:style-name="ro1">
          <table:table-cell office:value-type="string">
            <text:p>EOG RES INC</text:p>
          </table:table-cell>
          <table:table-cell office:value-type="string">
            <text:p><text:s text:c="2"/>COM <text:s text:c="12"/>26875P101</text:p>
          </table:table-cell>
          <table:table-cell office:value-type="float" office:value="3829">
            <text:p>3829</text:p>
          </table:table-cell>
          <table:table-cell office:value-type="string">
            <text:p><text:s text:c="3"/>42488 <text:s text:c="2"/>SH <text:s text:c="7"/>SOLE <text:s text:c="16"/>42488 <text:s text:c="6"/>0 <text:s text:c="7"/>0<text:tab/><text:tab/></text:p>
          </table:table-cell>
        </table:table-row>
        <table:table-row table:style-name="ro1">
          <table:table-cell office:value-type="string">
            <text:p>BOTTOMLINE TECH DEL INC</text:p>
          </table:table-cell>
          <table:table-cell office:value-type="string">
            <text:p><text:s text:c="2"/>COM <text:s text:c="12"/>101388106</text:p>
          </table:table-cell>
          <table:table-cell office:value-type="float" office:value="250">
            <text:p>250</text:p>
          </table:table-cell>
          <table:table-cell office:value-type="string">
            <text:p><text:s text:c="3"/>13921 <text:s text:c="2"/>SH <text:s text:c="7"/>SOLE <text:s text:c="16"/>13921 <text:s text:c="6"/>0 <text:s text:c="7"/>0<text:tab/><text:tab/></text:p>
          </table:table-cell>
        </table:table-row>
        <table:table-row table:style-name="ro1">
          <table:table-cell office:value-type="string">
            <text:p>EPOCH HOLDING CORP</text:p>
          </table:table-cell>
          <table:table-cell office:value-type="string">
            <text:p><text:s text:c="2"/>COM <text:s text:c="12"/>29428R103</text:p>
          </table:table-cell>
          <table:table-cell office:value-type="float" office:value="972">
            <text:p>972</text:p>
          </table:table-cell>
          <table:table-cell office:value-type="string">
            <text:p><text:s text:c="3"/>42770 <text:s text:c="2"/>SH <text:s text:c="7"/>SOLE <text:s text:c="16"/>42770 <text:s text:c="6"/>0 <text:s text:c="7"/>0<text:tab/><text:tab/></text:p>
          </table:table-cell>
        </table:table-row>
        <table:table-row table:style-name="ro1">
          <table:table-cell office:value-type="string">
            <text:p>ENERGYSOLUTIONS INC</text:p>
          </table:table-cell>
          <table:table-cell office:value-type="string">
            <text:p><text:s text:c="2"/>COM <text:s text:c="12"/>292756202</text:p>
          </table:table-cell>
          <table:table-cell office:value-type="float" office:value="52">
            <text:p>52</text:p>
          </table:table-cell>
          <table:table-cell office:value-type="string">
            <text:p><text:s text:c="3"/>30870 <text:s text:c="2"/>SH <text:s text:c="7"/>SOLE <text:s text:c="16"/>30870 <text:s text:c="6"/>0 <text:s text:c="7"/>0<text:tab/><text:tab/></text:p>
          </table:table-cell>
        </table:table-row>
        <table:table-row table:style-name="ro1">
          <table:table-cell office:value-type="string">
            <text:p>EUROSEAS LTD</text:p>
          </table:table-cell>
          <table:table-cell office:value-type="string">
            <text:p><text:s text:c="2"/>COM NEW <text:s text:c="8"/>Y23592200</text:p>
          </table:table-cell>
          <table:table-cell office:value-type="float" office:value="39">
            <text:p>39</text:p>
          </table:table-cell>
          <table:table-cell office:value-type="string">
            <text:p><text:s text:c="3"/>33198 <text:s text:c="2"/>SH <text:s text:c="7"/>SOLE <text:s text:c="16"/>33198 <text:s text:c="6"/>0 <text:s text:c="7"/>0<text:tab/><text:tab/></text:p>
          </table:table-cell>
        </table:table-row>
        <table:table-row table:style-name="ro1">
          <table:table-cell office:value-type="string">
            <text:p>ITT EDUCATIONAL SERVICES IN</text:p>
          </table:table-cell>
          <table:table-cell office:value-type="string">
            <text:p><text:s text:c="2"/>COM <text:s text:c="12"/>45068B109</text:p>
          </table:table-cell>
          <table:table-cell office:value-type="float" office:value="2018">
            <text:p>2018</text:p>
          </table:table-cell>
          <table:table-cell office:value-type="string">
            <text:p><text:s text:c="3"/>33219 <text:s text:c="2"/>SH <text:s text:c="7"/>SOLE <text:s text:c="16"/>33219 <text:s text:c="6"/>0 <text:s text:c="7"/>0<text:tab/><text:tab/></text:p>
          </table:table-cell>
        </table:table-row>
        <table:table-row table:style-name="ro1">
          <table:table-cell office:value-type="string">
            <text:p>ENSCO PLC</text:p>
          </table:table-cell>
          <table:table-cell office:value-type="string">
            <text:p><text:s text:c="2"/>SHS CLASS A <text:s text:c="4"/>G3157S106</text:p>
          </table:table-cell>
          <table:table-cell office:value-type="float" office:value="226">
            <text:p>226</text:p>
          </table:table-cell>
          <table:table-cell office:value-type="string">
            <text:p><text:s text:c="4"/>4821 <text:s text:c="2"/>SH <text:s text:c="7"/>SOLE <text:s text:c="17"/>4821 <text:s text:c="6"/>0 <text:s text:c="7"/>0<text:tab/><text:tab/></text:p>
          </table:table-cell>
        </table:table-row>
        <table:table-row table:style-name="ro1">
          <table:table-cell office:value-type="string">
            <text:p>E TRADE FINANCIAL CORP</text:p>
          </table:table-cell>
          <table:table-cell office:value-type="string">
            <text:p><text:s text:c="2"/>COM NEW <text:s text:c="8"/>269246401</text:p>
          </table:table-cell>
          <table:table-cell office:value-type="float" office:value="803">
            <text:p>803</text:p>
          </table:table-cell>
          <table:table-cell office:value-type="string">
            <text:p><text:s text:c="3"/>99892 <text:s text:c="2"/>SH <text:s text:c="7"/>SOLE <text:s text:c="16"/>99892 <text:s text:c="6"/>0 <text:s text:c="7"/>0<text:tab/><text:tab/></text:p>
          </table:table-cell>
        </table:table-row>
        <table:table-row table:style-name="ro1">
          <table:table-cell office:value-type="string">
            <text:p>EATON CORP</text:p>
          </table:table-cell>
          <table:table-cell office:value-type="string">
            <text:p><text:s text:c="2"/>COM <text:s text:c="12"/>278058102</text:p>
          </table:table-cell>
          <table:table-cell office:value-type="float" office:value="452">
            <text:p>452</text:p>
          </table:table-cell>
          <table:table-cell office:value-type="string">
            <text:p><text:s text:c="3"/>11407 <text:s text:c="2"/>SH <text:s text:c="7"/>SOLE <text:s text:c="16"/>11407 <text:s text:c="6"/>0 <text:s text:c="7"/>0<text:tab/><text:tab/></text:p>
          </table:table-cell>
        </table:table-row>
        <table:table-row table:style-name="ro1">
          <table:table-cell office:value-type="string">
            <text:p>EXACTECH INC</text:p>
          </table:table-cell>
          <table:table-cell office:value-type="string">
            <text:p><text:s text:c="2"/>COM <text:s text:c="12"/>30064E109</text:p>
          </table:table-cell>
          <table:table-cell office:value-type="float" office:value="252">
            <text:p>252</text:p>
          </table:table-cell>
          <table:table-cell office:value-type="string">
            <text:p><text:s text:c="3"/>15042 <text:s text:c="2"/>SH <text:s text:c="7"/>SOLE <text:s text:c="16"/>15042 <text:s text:c="6"/>0 <text:s text:c="7"/>0<text:tab/><text:tab/></text:p>
          </table:table-cell>
        </table:table-row>
        <table:table-row table:style-name="ro1">
          <table:table-cell office:value-type="string">
            <text:p>EXPEDITORS INTL WASH INC</text:p>
          </table:table-cell>
          <table:table-cell office:value-type="string">
            <text:p><text:s text:c="2"/>COM <text:s text:c="12"/>302130109</text:p>
          </table:table-cell>
          <table:table-cell office:value-type="float" office:value="350">
            <text:p>350</text:p>
          </table:table-cell>
          <table:table-cell office:value-type="string">
            <text:p><text:s text:c="4"/>9023 <text:s text:c="2"/>SH <text:s text:c="7"/>SOLE <text:s text:c="17"/>9023 <text:s text:c="6"/>0 <text:s text:c="7"/>0<text:tab/><text:tab/></text:p>
          </table:table-cell>
        </table:table-row>
        <table:table-row table:style-name="ro1">
          <table:table-cell office:value-type="string">
            <text:p>EXPEDIA INC DEL</text:p>
          </table:table-cell>
          <table:table-cell office:value-type="string">
            <text:p><text:s text:c="2"/>COM NEW <text:s text:c="8"/>30212P303</text:p>
          </table:table-cell>
          <table:table-cell office:value-type="float" office:value="828">
            <text:p>828</text:p>
          </table:table-cell>
          <table:table-cell office:value-type="string">
            <text:p><text:s text:c="3"/>17218 <text:s text:c="2"/>SH <text:s text:c="7"/>SOLE <text:s text:c="16"/>17218 <text:s text:c="6"/>0 <text:s text:c="7"/>0<text:tab/><text:tab/></text:p>
          </table:table-cell>
        </table:table-row>
        <table:table-row table:style-name="ro1">
          <table:table-cell office:value-type="string">
            <text:p>EXPRESS INC</text:p>
          </table:table-cell>
          <table:table-cell office:value-type="string">
            <text:p><text:s text:c="2"/>COM <text:s text:c="12"/>30219E103</text:p>
          </table:table-cell>
          <table:table-cell office:value-type="float" office:value="579">
            <text:p>579</text:p>
          </table:table-cell>
          <table:table-cell office:value-type="string">
            <text:p><text:s text:c="3"/>31892 <text:s text:c="2"/>SH <text:s text:c="7"/>SOLE <text:s text:c="16"/>31892 <text:s text:c="6"/>0 <text:s text:c="7"/>0<text:tab/><text:tab/></text:p>
          </table:table-cell>
        </table:table-row>
        <table:table-row table:style-name="ro1">
          <table:table-cell office:value-type="string">
            <text:p>EXTRA SPACE STORAGE INC</text:p>
          </table:table-cell>
          <table:table-cell office:value-type="string">
            <text:p><text:s text:c="2"/>COM <text:s text:c="12"/>30225T102</text:p>
          </table:table-cell>
          <table:table-cell office:value-type="float" office:value="458">
            <text:p>458</text:p>
          </table:table-cell>
          <table:table-cell office:value-type="string">
            <text:p><text:s text:c="3"/>14983 <text:s text:c="2"/>SH <text:s text:c="7"/>SOLE <text:s text:c="16"/>14983 <text:s text:c="6"/>0 <text:s text:c="7"/>0<text:tab/><text:tab/></text:p>
          </table:table-cell>
        </table:table-row>
        <table:table-row table:style-name="ro1">
          <table:table-cell office:value-type="string">
            <text:p>EXTREME NETWORKS INC</text:p>
          </table:table-cell>
          <table:table-cell office:value-type="string">
            <text:p><text:s text:c="2"/>COM <text:s text:c="12"/>30226D106</text:p>
          </table:table-cell>
          <table:table-cell office:value-type="float" office:value="505">
            <text:p>505</text:p>
          </table:table-cell>
          <table:table-cell office:value-type="string">
            <text:p><text:s text:c="2"/>146926 <text:s text:c="2"/>SH <text:s text:c="7"/>SOLE <text:s text:c="15"/>146926 <text:s text:c="6"/>0 <text:s text:c="7"/>0<text:tab/><text:tab/></text:p>
          </table:table-cell>
        </table:table-row>
        <table:table-row table:style-name="ro1">
          <table:table-cell office:value-type="string">
            <text:p>EZCORP INC</text:p>
          </table:table-cell>
          <table:table-cell office:value-type="string">
            <text:p><text:s text:c="2"/>CL A NON VTG <text:s text:c="3"/>302301106</text:p>
          </table:table-cell>
          <table:table-cell office:value-type="float" office:value="378">
            <text:p>378</text:p>
          </table:table-cell>
          <table:table-cell office:value-type="string">
            <text:p><text:s text:c="3"/>16096 <text:s text:c="2"/>SH <text:s text:c="7"/>SOLE <text:s text:c="16"/>16096 <text:s text:c="6"/>0 <text:s text:c="7"/>0<text:tab/><text:tab/></text:p>
          </table:table-cell>
        </table:table-row>
        <table:table-row table:style-name="ro1">
          <table:table-cell office:value-type="string">
            <text:p>FORD MTR CO DEL</text:p>
          </table:table-cell>
          <table:table-cell office:value-type="string">
            <text:p><text:s text:c="2"/>COM PAR $0.01 <text:s text:c="2"/>345370860</text:p>
          </table:table-cell>
          <table:table-cell office:value-type="float" office:value="206">
            <text:p>206</text:p>
          </table:table-cell>
          <table:table-cell office:value-type="string">
            <text:p><text:s text:c="3"/>21516 <text:s text:c="2"/>SH <text:s text:c="7"/>SOLE <text:s text:c="16"/>21516 <text:s text:c="6"/>0 <text:s text:c="7"/>0<text:tab/><text:tab/></text:p>
          </table:table-cell>
        </table:table-row>
        <table:table-row table:style-name="ro1">
          <table:table-cell office:value-type="string">
            <text:p>FIRST AMERN FINL CORP</text:p>
          </table:table-cell>
          <table:table-cell office:value-type="string">
            <text:p><text:s text:c="2"/>COM <text:s text:c="12"/>31847R102</text:p>
          </table:table-cell>
          <table:table-cell office:value-type="float" office:value="614">
            <text:p>614</text:p>
          </table:table-cell>
          <table:table-cell office:value-type="string">
            <text:p><text:s text:c="3"/>36212 <text:s text:c="2"/>SH <text:s text:c="7"/>SOLE <text:s text:c="16"/>36212 <text:s text:c="6"/>0 <text:s text:c="7"/>0<text:tab/><text:tab/></text:p>
          </table:table-cell>
        </table:table-row>
        <table:table-row table:style-name="ro1">
          <table:table-cell office:value-type="string">
            <text:p>FALCONSTOR SOFTWARE INC</text:p>
          </table:table-cell>
          <table:table-cell office:value-type="string">
            <text:p><text:s text:c="2"/>COM <text:s text:c="12"/>306137100</text:p>
          </table:table-cell>
          <table:table-cell office:value-type="float" office:value="79">
            <text:p>79</text:p>
          </table:table-cell>
          <table:table-cell office:value-type="string">
            <text:p><text:s text:c="3"/>30600 <text:s text:c="2"/>SH <text:s text:c="7"/>SOLE <text:s text:c="16"/>30600 <text:s text:c="6"/>0 <text:s text:c="7"/>0<text:tab/><text:tab/></text:p>
          </table:table-cell>
        </table:table-row>
        <table:table-row table:style-name="ro1">
          <table:table-cell office:value-type="string">
            <text:p>FARMER BROS CO</text:p>
          </table:table-cell>
          <table:table-cell office:value-type="string">
            <text:p><text:s text:c="2"/>COM <text:s text:c="12"/>307675108</text:p>
          </table:table-cell>
          <table:table-cell office:value-type="float" office:value="150">
            <text:p>150</text:p>
          </table:table-cell>
          <table:table-cell office:value-type="string">
            <text:p><text:s text:c="3"/>18883 <text:s text:c="2"/>SH <text:s text:c="7"/>SOLE <text:s text:c="16"/>18883 <text:s text:c="6"/>0 <text:s text:c="7"/>0<text:tab/><text:tab/></text:p>
          </table:table-cell>
        </table:table-row>
        <table:table-row table:style-name="ro1">
          <table:table-cell office:value-type="string">
            <text:p>FRANKLIN COVEY CO</text:p>
          </table:table-cell>
          <table:table-cell office:value-type="string">
            <text:p><text:s text:c="2"/>COM <text:s text:c="12"/>353469109</text:p>
          </table:table-cell>
          <table:table-cell office:value-type="float" office:value="297">
            <text:p>297</text:p>
          </table:table-cell>
          <table:table-cell office:value-type="string">
            <text:p><text:s text:c="3"/>29051 <text:s text:c="2"/>SH <text:s text:c="7"/>SOLE <text:s text:c="16"/>29051 <text:s text:c="6"/>0 <text:s text:c="7"/>0<text:tab/><text:tab/></text:p>
          </table:table-cell>
        </table:table-row>
        <table:table-row table:style-name="ro1">
          <table:table-cell office:value-type="string">
            <text:p>FUELCELL ENERGY INC</text:p>
          </table:table-cell>
          <table:table-cell office:value-type="string">
            <text:p><text:s text:c="2"/>COM <text:s text:c="12"/>35952H106</text:p>
          </table:table-cell>
          <table:table-cell office:value-type="float" office:value="10">
            <text:p>10</text:p>
          </table:table-cell>
          <table:table-cell office:value-type="string">
            <text:p><text:s text:c="3"/>10061 <text:s text:c="2"/>SH <text:s text:c="7"/>SOLE <text:s text:c="16"/>10061 <text:s text:c="6"/>0 <text:s text:c="7"/>0<text:tab/><text:tab/></text:p>
          </table:table-cell>
        </table:table-row>
        <table:table-row table:style-name="ro1">
          <table:table-cell office:value-type="string">
            <text:p>FIRST COMWLTH FINL CORP PA</text:p>
          </table:table-cell>
          <table:table-cell office:value-type="string">
            <text:p><text:s text:c="2"/>COM <text:s text:c="12"/>319829107</text:p>
          </table:table-cell>
          <table:table-cell office:value-type="float" office:value="103">
            <text:p>103</text:p>
          </table:table-cell>
          <table:table-cell office:value-type="string">
            <text:p><text:s text:c="3"/>15353 <text:s text:c="2"/>SH <text:s text:c="7"/>SOLE <text:s text:c="16"/>15353 <text:s text:c="6"/>0 <text:s text:c="7"/>0<text:tab/><text:tab/></text:p>
          </table:table-cell>
        </table:table-row>
        <table:table-row table:style-name="ro1">
          <table:table-cell office:value-type="string">
            <text:p>FIRST CASH FINL SVCS INC</text:p>
          </table:table-cell>
          <table:table-cell office:value-type="string">
            <text:p><text:s text:c="2"/>COM <text:s text:c="12"/>31942D107</text:p>
          </table:table-cell>
          <table:table-cell office:value-type="float" office:value="690">
            <text:p>690</text:p>
          </table:table-cell>
          <table:table-cell office:value-type="string">
            <text:p><text:s text:c="3"/>17196 <text:s text:c="2"/>SH <text:s text:c="7"/>SOLE <text:s text:c="16"/>17196 <text:s text:c="6"/>0 <text:s text:c="7"/>0<text:tab/><text:tab/></text:p>
          </table:table-cell>
        </table:table-row>
        <table:table-row table:style-name="ro1">
          <table:table-cell office:value-type="string">
            <text:p>FREEPORT-MCMORAN COPPER &amp; G</text:p>
          </table:table-cell>
          <table:table-cell office:value-type="string">
            <text:p><text:s text:c="2"/>COM <text:s text:c="12"/>35671D857</text:p>
          </table:table-cell>
          <table:table-cell office:value-type="float" office:value="2586">
            <text:p>2586</text:p>
          </table:table-cell>
          <table:table-cell office:value-type="string">
            <text:p><text:s text:c="3"/>75888 <text:s text:c="2"/>SH <text:s text:c="7"/>SOLE <text:s text:c="16"/>75888 <text:s text:c="6"/>0 <text:s text:c="7"/>0<text:tab/><text:tab/></text:p>
          </table:table-cell>
        </table:table-row>
        <table:table-row table:style-name="ro1">
          <table:table-cell office:value-type="string">
            <text:p>FAMILY DLR STORES INC</text:p>
          </table:table-cell>
          <table:table-cell office:value-type="string">
            <text:p><text:s text:c="2"/>COM <text:s text:c="12"/>307000109</text:p>
          </table:table-cell>
          <table:table-cell office:value-type="float" office:value="2309">
            <text:p>2309</text:p>
          </table:table-cell>
          <table:table-cell office:value-type="string">
            <text:p><text:s text:c="3"/>34738 <text:s text:c="2"/>SH <text:s text:c="7"/>SOLE <text:s text:c="16"/>34738 <text:s text:c="6"/>0 <text:s text:c="7"/>0<text:tab/><text:tab/></text:p>
          </table:table-cell>
        </table:table-row>
        <table:table-row table:style-name="ro1">
          <table:table-cell office:value-type="string">
            <text:p>FACTSET RESH SYS INC</text:p>
          </table:table-cell>
          <table:table-cell office:value-type="string">
            <text:p><text:s text:c="2"/>COM <text:s text:c="12"/>303075105</text:p>
          </table:table-cell>
          <table:table-cell office:value-type="float" office:value="798">
            <text:p>798</text:p>
          </table:table-cell>
          <table:table-cell office:value-type="string">
            <text:p><text:s text:c="4"/>8586 <text:s text:c="2"/>SH <text:s text:c="7"/>SOLE <text:s text:c="17"/>8586 <text:s text:c="6"/>0 <text:s text:c="7"/>0<text:tab/><text:tab/></text:p>
          </table:table-cell>
        </table:table-row>
        <table:table-row table:style-name="ro1">
          <table:table-cell office:value-type="string">
            <text:p>FIDUS INVT CORP</text:p>
          </table:table-cell>
          <table:table-cell office:value-type="string">
            <text:p><text:s text:c="2"/>COM <text:s text:c="12"/>316500107</text:p>
          </table:table-cell>
          <table:table-cell office:value-type="float" office:value="177">
            <text:p>177</text:p>
          </table:table-cell>
          <table:table-cell office:value-type="string">
            <text:p><text:s text:c="3"/>11645 <text:s text:c="2"/>SH <text:s text:c="7"/>SOLE <text:s text:c="16"/>11645 <text:s text:c="6"/>0 <text:s text:c="7"/>0<text:tab/><text:tab/></text:p>
          </table:table-cell>
        </table:table-row>
        <table:table-row table:style-name="ro1">
          <table:table-cell office:value-type="string">
            <text:p>FEDEX CORP</text:p>
          </table:table-cell>
          <table:table-cell office:value-type="string">
            <text:p><text:s text:c="2"/>COM <text:s text:c="12"/>31428X106</text:p>
          </table:table-cell>
          <table:table-cell office:value-type="float" office:value="261">
            <text:p>261</text:p>
          </table:table-cell>
          <table:table-cell office:value-type="string">
            <text:p><text:s text:c="4"/>2845 <text:s text:c="2"/>SH <text:s text:c="7"/>SOLE <text:s text:c="17"/>2845 <text:s text:c="6"/>0 <text:s text:c="7"/>0<text:tab/><text:tab/></text:p>
          </table:table-cell>
        </table:table-row>
        <table:table-row table:style-name="ro1">
          <table:table-cell office:value-type="string">
            <text:p>FUTUREFUEL CORPORATION</text:p>
          </table:table-cell>
          <table:table-cell office:value-type="string">
            <text:p><text:s text:c="2"/>COM <text:s text:c="12"/>36116M106</text:p>
          </table:table-cell>
          <table:table-cell office:value-type="float" office:value="190">
            <text:p>190</text:p>
          </table:table-cell>
          <table:table-cell office:value-type="string">
            <text:p><text:s text:c="3"/>18113 <text:s text:c="2"/>SH <text:s text:c="7"/>SOLE <text:s text:c="16"/>18113 <text:s text:c="6"/>0 <text:s text:c="7"/>0<text:tab/><text:tab/></text:p>
          </table:table-cell>
        </table:table-row>
        <table:table-row table:style-name="ro1">
          <table:table-cell office:value-type="string">
            <text:p>F5 NETWORKS INC</text:p>
          </table:table-cell>
          <table:table-cell office:value-type="string">
            <text:p><text:s text:c="2"/>COM <text:s text:c="12"/>315616102</text:p>
          </table:table-cell>
          <table:table-cell office:value-type="float" office:value="1257">
            <text:p>1257</text:p>
          </table:table-cell>
          <table:table-cell office:value-type="string">
            <text:p><text:s text:c="3"/>12626 <text:s text:c="2"/>SH <text:s text:c="7"/>SOLE <text:s text:c="16"/>12626 <text:s text:c="6"/>0 <text:s text:c="7"/>0<text:tab/><text:tab/></text:p>
          </table:table-cell>
        </table:table-row>
        <table:table-row table:style-name="ro1">
          <table:table-cell office:value-type="string">
            <text:p>FEMALE HEALTH CO</text:p>
          </table:table-cell>
          <table:table-cell office:value-type="string">
            <text:p><text:s text:c="2"/>COM <text:s text:c="12"/>314462102</text:p>
          </table:table-cell>
          <table:table-cell office:value-type="float" office:value="273">
            <text:p>273</text:p>
          </table:table-cell>
          <table:table-cell office:value-type="string">
            <text:p><text:s text:c="3"/>46483 <text:s text:c="2"/>SH <text:s text:c="7"/>SOLE <text:s text:c="16"/>46483 <text:s text:c="6"/>0 <text:s text:c="7"/>0<text:tab/><text:tab/></text:p>
          </table:table-cell>
        </table:table-row>
        <table:table-row table:style-name="ro1">
          <table:table-cell office:value-type="string">
            <text:p>FEDERATED INVS INC PA</text:p>
          </table:table-cell>
          <table:table-cell office:value-type="string">
            <text:p><text:s text:c="2"/>CL B <text:s text:c="11"/>314211103</text:p>
          </table:table-cell>
          <table:table-cell office:value-type="float" office:value="900">
            <text:p>900</text:p>
          </table:table-cell>
          <table:table-cell office:value-type="string">
            <text:p><text:s text:c="3"/>41194 <text:s text:c="2"/>SH <text:s text:c="7"/>SOLE <text:s text:c="16"/>41194 <text:s text:c="6"/>0 <text:s text:c="7"/>0<text:tab/><text:tab/></text:p>
          </table:table-cell>
        </table:table-row>
        <table:table-row table:style-name="ro1">
          <table:table-cell office:value-type="string">
            <text:p>FINISH LINE INC</text:p>
          </table:table-cell>
          <table:table-cell office:value-type="string">
            <text:p><text:s text:c="2"/>CL A <text:s text:c="11"/>317923100</text:p>
          </table:table-cell>
          <table:table-cell office:value-type="float" office:value="245">
            <text:p>245</text:p>
          </table:table-cell>
          <table:table-cell office:value-type="string">
            <text:p><text:s text:c="3"/>11728 <text:s text:c="2"/>SH <text:s text:c="7"/>SOLE <text:s text:c="16"/>11728 <text:s text:c="6"/>0 <text:s text:c="7"/>0<text:tab/><text:tab/></text:p>
          </table:table-cell>
        </table:table-row>
        <table:table-row table:style-name="ro1">
          <table:table-cell office:value-type="string">
            <text:p>FIDELITY NATL INFORMATION S</text:p>
          </table:table-cell>
          <table:table-cell office:value-type="string">
            <text:p><text:s text:c="2"/>COM <text:s text:c="12"/>31620M106</text:p>
          </table:table-cell>
          <table:table-cell office:value-type="float" office:value="729">
            <text:p>729</text:p>
          </table:table-cell>
          <table:table-cell office:value-type="string">
            <text:p><text:s text:c="3"/>21381 <text:s text:c="2"/>SH <text:s text:c="7"/>SOLE <text:s text:c="16"/>21381 <text:s text:c="6"/>0 <text:s text:c="7"/>0<text:tab/><text:tab/></text:p>
          </table:table-cell>
        </table:table-row>
        <table:table-row table:style-name="ro1">
          <table:table-cell office:value-type="string">
            <text:p>FIFTH THIRD BANCORP</text:p>
          </table:table-cell>
          <table:table-cell office:value-type="string">
            <text:p><text:s text:c="2"/>COM <text:s text:c="12"/>316773100</text:p>
          </table:table-cell>
          <table:table-cell office:value-type="float" office:value="734">
            <text:p>734</text:p>
          </table:table-cell>
          <table:table-cell office:value-type="string">
            <text:p><text:s text:c="3"/>54758 <text:s text:c="2"/>SH <text:s text:c="7"/>SOLE <text:s text:c="16"/>54758 <text:s text:c="6"/>0 <text:s text:c="7"/>0<text:tab/><text:tab/></text:p>
          </table:table-cell>
        </table:table-row>
        <table:table-row table:style-name="ro1">
          <table:table-cell office:value-type="string">
            <text:p>NATIONAL BEVERAGE CORP</text:p>
          </table:table-cell>
          <table:table-cell office:value-type="string">
            <text:p><text:s text:c="2"/>COM <text:s text:c="12"/>635017106</text:p>
          </table:table-cell>
          <table:table-cell office:value-type="float" office:value="611">
            <text:p>611</text:p>
          </table:table-cell>
          <table:table-cell office:value-type="string">
            <text:p><text:s text:c="3"/>40874 <text:s text:c="2"/>SH <text:s text:c="7"/>SOLE <text:s text:c="16"/>40874 <text:s text:c="6"/>0 <text:s text:c="7"/>0<text:tab/><text:tab/></text:p>
          </table:table-cell>
        </table:table-row>
        <table:table-row table:style-name="ro1">
          <table:table-cell office:value-type="string">
            <text:p>FOOT LOCKER INC</text:p>
          </table:table-cell>
          <table:table-cell office:value-type="string">
            <text:p><text:s text:c="2"/>COM <text:s text:c="12"/>344849104</text:p>
          </table:table-cell>
          <table:table-cell office:value-type="float" office:value="777">
            <text:p>777</text:p>
          </table:table-cell>
          <table:table-cell office:value-type="string">
            <text:p><text:s text:c="3"/>25423 <text:s text:c="2"/>SH <text:s text:c="7"/>SOLE <text:s text:c="16"/>25423 <text:s text:c="6"/>0 <text:s text:c="7"/>0<text:tab/><text:tab/></text:p>
          </table:table-cell>
        </table:table-row>
        <table:table-row table:style-name="ro1">
          <table:table-cell office:value-type="string">
            <text:p>FLEXTRONICS INTL LTD</text:p>
          </table:table-cell>
          <table:table-cell office:value-type="string">
            <text:p><text:s text:c="2"/>ORD <text:s text:c="12"/>Y2573F102</text:p>
          </table:table-cell>
          <table:table-cell office:value-type="float" office:value="1090">
            <text:p>1090</text:p>
          </table:table-cell>
          <table:table-cell office:value-type="string">
            <text:p><text:s text:c="2"/>175859 <text:s text:c="2"/>SH <text:s text:c="7"/>SOLE <text:s text:c="15"/>175859 <text:s text:c="6"/>0 <text:s text:c="7"/>0<text:tab/><text:tab/></text:p>
          </table:table-cell>
        </table:table-row>
        <table:table-row table:style-name="ro1">
          <table:table-cell office:value-type="string">
            <text:p>FLIR SYS INC</text:p>
          </table:table-cell>
          <table:table-cell office:value-type="string">
            <text:p><text:s text:c="2"/>COM <text:s text:c="12"/>302445101</text:p>
          </table:table-cell>
          <table:table-cell office:value-type="float" office:value="1281">
            <text:p>1281</text:p>
          </table:table-cell>
          <table:table-cell office:value-type="string">
            <text:p><text:s text:c="3"/>65708 <text:s text:c="2"/>SH <text:s text:c="7"/>SOLE <text:s text:c="16"/>65708 <text:s text:c="6"/>0 <text:s text:c="7"/>0<text:tab/><text:tab/></text:p>
          </table:table-cell>
        </table:table-row>
        <table:table-row table:style-name="ro1">
          <table:table-cell office:value-type="string">
            <text:p>FLOW INTL CORP</text:p>
          </table:table-cell>
          <table:table-cell office:value-type="string">
            <text:p><text:s text:c="2"/>COM <text:s text:c="12"/>343468104</text:p>
          </table:table-cell>
          <table:table-cell office:value-type="float" office:value="497">
            <text:p>497</text:p>
          </table:table-cell>
          <table:table-cell office:value-type="string">
            <text:p><text:s text:c="2"/>159344 <text:s text:c="2"/>SH <text:s text:c="7"/>SOLE <text:s text:c="15"/>159344 <text:s text:c="6"/>0 <text:s text:c="7"/>0<text:tab/><text:tab/></text:p>
          </table:table-cell>
        </table:table-row>
        <table:table-row table:style-name="ro1">
          <table:table-cell office:value-type="string">
            <text:p>FLEETCOR TECHNOLOGIES INC</text:p>
          </table:table-cell>
          <table:table-cell office:value-type="string">
            <text:p><text:s text:c="2"/>COM <text:s text:c="12"/>339041105</text:p>
          </table:table-cell>
          <table:table-cell office:value-type="float" office:value="238">
            <text:p>238</text:p>
          </table:table-cell>
          <table:table-cell office:value-type="string">
            <text:p><text:s text:c="4"/>6799 <text:s text:c="2"/>SH <text:s text:c="7"/>SOLE <text:s text:c="17"/>6799 <text:s text:c="6"/>0 <text:s text:c="7"/>0<text:tab/><text:tab/></text:p>
          </table:table-cell>
        </table:table-row>
        <table:table-row table:style-name="ro1">
          <table:table-cell office:value-type="string">
            <text:p>FLY LEASING LTD</text:p>
          </table:table-cell>
          <table:table-cell office:value-type="string">
            <text:p><text:s text:c="2"/>SPONSORED ADR <text:s text:c="2"/>34407D109</text:p>
          </table:table-cell>
          <table:table-cell office:value-type="float" office:value="275">
            <text:p>275</text:p>
          </table:table-cell>
          <table:table-cell office:value-type="string">
            <text:p><text:s text:c="3"/>22551 <text:s text:c="2"/>SH <text:s text:c="7"/>SOLE <text:s text:c="16"/>22551 <text:s text:c="6"/>0 <text:s text:c="7"/>0<text:tab/><text:tab/></text:p>
          </table:table-cell>
        </table:table-row>
        <table:table-row table:style-name="ro1">
          <table:table-cell office:value-type="string">
            <text:p>FIRSTMERIT CORP</text:p>
          </table:table-cell>
          <table:table-cell office:value-type="string">
            <text:p><text:s text:c="2"/>COM <text:s text:c="12"/>337915102</text:p>
          </table:table-cell>
          <table:table-cell office:value-type="float" office:value="278">
            <text:p>278</text:p>
          </table:table-cell>
          <table:table-cell office:value-type="string">
            <text:p><text:s text:c="3"/>16865 <text:s text:c="2"/>SH <text:s text:c="7"/>SOLE <text:s text:c="16"/>16865 <text:s text:c="6"/>0 <text:s text:c="7"/>0<text:tab/><text:tab/></text:p>
          </table:table-cell>
        </table:table-row>
        <table:table-row table:style-name="ro1">
          <table:table-cell office:value-type="string">
            <text:p>FNB CORP PA</text:p>
          </table:table-cell>
          <table:table-cell office:value-type="string">
            <text:p><text:s text:c="2"/>COM <text:s text:c="12"/>302520101</text:p>
          </table:table-cell>
          <table:table-cell office:value-type="float" office:value="182">
            <text:p>182</text:p>
          </table:table-cell>
          <table:table-cell office:value-type="string">
            <text:p><text:s text:c="3"/>16724 <text:s text:c="2"/>SH <text:s text:c="7"/>SOLE <text:s text:c="16"/>16724 <text:s text:c="6"/>0 <text:s text:c="7"/>0<text:tab/><text:tab/></text:p>
          </table:table-cell>
        </table:table-row>
        <table:table-row table:style-name="ro1">
          <table:table-cell office:value-type="string">
            <text:p>FIDELITY NATIONAL FINANCIAL</text:p>
          </table:table-cell>
          <table:table-cell office:value-type="string">
            <text:p><text:s text:c="2"/>CL A <text:s text:c="11"/>31620R105</text:p>
          </table:table-cell>
          <table:table-cell office:value-type="float" office:value="1437">
            <text:p>1437</text:p>
          </table:table-cell>
          <table:table-cell office:value-type="string">
            <text:p><text:s text:c="3"/>74626 <text:s text:c="2"/>SH <text:s text:c="7"/>SOLE <text:s text:c="16"/>74626 <text:s text:c="6"/>0 <text:s text:c="7"/>0<text:tab/><text:tab/></text:p>
          </table:table-cell>
        </table:table-row>
        <table:table-row table:style-name="ro1">
          <table:table-cell office:value-type="string">
            <text:p>FIRST NIAGARA FINL GP INC</text:p>
          </table:table-cell>
          <table:table-cell office:value-type="string">
            <text:p><text:s text:c="2"/>COM <text:s text:c="12"/>33582V108</text:p>
          </table:table-cell>
          <table:table-cell office:value-type="float" office:value="579">
            <text:p>579</text:p>
          </table:table-cell>
          <table:table-cell office:value-type="string">
            <text:p><text:s text:c="3"/>75635 <text:s text:c="2"/>SH <text:s text:c="7"/>SOLE <text:s text:c="16"/>75635 <text:s text:c="6"/>0 <text:s text:c="7"/>0<text:tab/><text:tab/></text:p>
          </table:table-cell>
        </table:table-row>
        <table:table-row table:style-name="ro1">
          <table:table-cell office:value-type="string">
            <text:p>FIFTH &amp; PAC COS INC</text:p>
          </table:table-cell>
          <table:table-cell office:value-type="string">
            <text:p><text:s text:c="2"/>COM <text:s text:c="12"/>316645100</text:p>
          </table:table-cell>
          <table:table-cell office:value-type="float" office:value="384">
            <text:p>384</text:p>
          </table:table-cell>
          <table:table-cell office:value-type="string">
            <text:p><text:s text:c="3"/>35763 <text:s text:c="2"/>SH <text:s text:c="7"/>SOLE <text:s text:c="16"/>35763 <text:s text:c="6"/>0 <text:s text:c="7"/>0<text:tab/><text:tab/></text:p>
          </table:table-cell>
        </table:table-row>
        <table:table-row table:style-name="ro1">
          <table:table-cell office:value-type="string">
            <text:p>FERRO CORP</text:p>
          </table:table-cell>
          <table:table-cell office:value-type="string">
            <text:p><text:s text:c="2"/>COM <text:s text:c="12"/>315405100</text:p>
          </table:table-cell>
          <table:table-cell office:value-type="float" office:value="491">
            <text:p>491</text:p>
          </table:table-cell>
          <table:table-cell office:value-type="string">
            <text:p><text:s text:c="2"/>102204 <text:s text:c="2"/>SH <text:s text:c="7"/>SOLE <text:s text:c="15"/>102204 <text:s text:c="6"/>0 <text:s text:c="7"/>0<text:tab/><text:tab/></text:p>
          </table:table-cell>
        </table:table-row>
        <table:table-row table:style-name="ro1">
          <table:table-cell office:value-type="string">
            <text:p>FORESTAR GROUP INC</text:p>
          </table:table-cell>
          <table:table-cell office:value-type="string">
            <text:p><text:s text:c="2"/>COM <text:s text:c="12"/>346233109</text:p>
          </table:table-cell>
          <table:table-cell office:value-type="float" office:value="183">
            <text:p>183</text:p>
          </table:table-cell>
          <table:table-cell office:value-type="string">
            <text:p><text:s text:c="3"/>14248 <text:s text:c="2"/>SH <text:s text:c="7"/>SOLE <text:s text:c="16"/>14248 <text:s text:c="6"/>0 <text:s text:c="7"/>0<text:tab/><text:tab/></text:p>
          </table:table-cell>
        </table:table-row>
        <table:table-row table:style-name="ro1">
          <table:table-cell office:value-type="string">
            <text:p>FIRST INDUSTRIAL REALTY TRU</text:p>
          </table:table-cell>
          <table:table-cell office:value-type="string">
            <text:p><text:s text:c="2"/>COM <text:s text:c="12"/>32054K103</text:p>
          </table:table-cell>
          <table:table-cell office:value-type="float" office:value="175">
            <text:p>175</text:p>
          </table:table-cell>
          <table:table-cell office:value-type="string">
            <text:p><text:s text:c="3"/>13900 <text:s text:c="2"/>SH <text:s text:c="7"/>SOLE <text:s text:c="16"/>13900 <text:s text:c="6"/>0 <text:s text:c="7"/>0<text:tab/><text:tab/></text:p>
          </table:table-cell>
        </table:table-row>
        <table:table-row table:style-name="ro1">
          <table:table-cell office:value-type="string">
            <text:p>FRANCESCAS HLDGS CORP</text:p>
          </table:table-cell>
          <table:table-cell office:value-type="string">
            <text:p><text:s text:c="2"/>COM <text:s text:c="12"/>351793104</text:p>
          </table:table-cell>
          <table:table-cell office:value-type="float" office:value="227">
            <text:p>227</text:p>
          </table:table-cell>
          <table:table-cell office:value-type="string">
            <text:p><text:s text:c="4"/>8391 <text:s text:c="2"/>SH <text:s text:c="7"/>SOLE <text:s text:c="17"/>8391 <text:s text:c="6"/>0 <text:s text:c="7"/>0<text:tab/><text:tab/></text:p>
          </table:table-cell>
        </table:table-row>
        <table:table-row table:style-name="ro1">
          <table:table-cell office:value-type="string">
            <text:p>FREDS INC</text:p>
          </table:table-cell>
          <table:table-cell office:value-type="string">
            <text:p><text:s text:c="2"/>CL A <text:s text:c="11"/>356108100</text:p>
          </table:table-cell>
          <table:table-cell office:value-type="float" office:value="712">
            <text:p>712</text:p>
          </table:table-cell>
          <table:table-cell office:value-type="string">
            <text:p><text:s text:c="3"/>46694 <text:s text:c="2"/>SH <text:s text:c="7"/>SOLE <text:s text:c="16"/>46694 <text:s text:c="6"/>0 <text:s text:c="7"/>0<text:tab/><text:tab/></text:p>
          </table:table-cell>
        </table:table-row>
        <table:table-row table:style-name="ro1">
          <table:table-cell office:value-type="string">
            <text:p>FORTEGRA FINL CORP</text:p>
          </table:table-cell>
          <table:table-cell office:value-type="string">
            <text:p><text:s text:c="2"/>COM <text:s text:c="12"/>34954W104</text:p>
          </table:table-cell>
          <table:table-cell office:value-type="float" office:value="81">
            <text:p>81</text:p>
          </table:table-cell>
          <table:table-cell office:value-type="string">
            <text:p><text:s text:c="3"/>10092 <text:s text:c="2"/>SH <text:s text:c="7"/>SOLE <text:s text:c="16"/>10092 <text:s text:c="6"/>0 <text:s text:c="7"/>0<text:tab/><text:tab/></text:p>
          </table:table-cell>
        </table:table-row>
        <table:table-row table:style-name="ro1">
          <table:table-cell office:value-type="string">
            <text:p>FIRST MERCHANTS CORP</text:p>
          </table:table-cell>
          <table:table-cell office:value-type="string">
            <text:p><text:s text:c="2"/>COM <text:s text:c="12"/>320817109</text:p>
          </table:table-cell>
          <table:table-cell office:value-type="float" office:value="566">
            <text:p>566</text:p>
          </table:table-cell>
          <table:table-cell office:value-type="string">
            <text:p><text:s text:c="3"/>45673 <text:s text:c="2"/>SH <text:s text:c="7"/>SOLE <text:s text:c="16"/>45673 <text:s text:c="6"/>0 <text:s text:c="7"/>0<text:tab/><text:tab/></text:p>
          </table:table-cell>
        </table:table-row>
        <table:table-row table:style-name="ro1">
          <table:table-cell office:value-type="string">
            <text:p>FUSHI COPPERWELD INC</text:p>
          </table:table-cell>
          <table:table-cell office:value-type="string">
            <text:p><text:s text:c="2"/>COM <text:s text:c="12"/>36113E107</text:p>
          </table:table-cell>
          <table:table-cell office:value-type="float" office:value="419">
            <text:p>419</text:p>
          </table:table-cell>
          <table:table-cell office:value-type="string">
            <text:p><text:s text:c="3"/>48000 <text:s text:c="2"/>SH <text:s text:c="7"/>SOLE <text:s text:c="16"/>48000 <text:s text:c="6"/>0 <text:s text:c="7"/>0<text:tab/><text:tab/></text:p>
          </table:table-cell>
        </table:table-row>
        <table:table-row table:style-name="ro1">
          <table:table-cell office:value-type="string">
            <text:p>FREESCALE SEMICONDUCTOR LTD</text:p>
          </table:table-cell>
          <table:table-cell office:value-type="string">
            <text:p><text:s text:c="2"/>SHS <text:s text:c="12"/>G3727Q101</text:p>
          </table:table-cell>
          <table:table-cell office:value-type="float" office:value="213">
            <text:p>213</text:p>
          </table:table-cell>
          <table:table-cell office:value-type="string">
            <text:p><text:s text:c="3"/>20827 <text:s text:c="2"/>SH <text:s text:c="7"/>SOLE <text:s text:c="16"/>20827 <text:s text:c="6"/>0 <text:s text:c="7"/>0<text:tab/><text:tab/></text:p>
          </table:table-cell>
        </table:table-row>
        <table:table-row table:style-name="ro1">
          <table:table-cell office:value-type="string">
            <text:p>FIRST SOLAR INC</text:p>
          </table:table-cell>
          <table:table-cell office:value-type="string">
            <text:p><text:s text:c="2"/>COM <text:s text:c="12"/>336433107</text:p>
          </table:table-cell>
          <table:table-cell office:value-type="float" office:value="1683">
            <text:p>1683</text:p>
          </table:table-cell>
          <table:table-cell office:value-type="string">
            <text:p><text:s text:c="2"/>111776 <text:s text:c="2"/>SH <text:s text:c="7"/>SOLE <text:s text:c="15"/>111776 <text:s text:c="6"/>0 <text:s text:c="7"/>0<text:tab/><text:tab/></text:p>
          </table:table-cell>
        </table:table-row>
        <table:table-row table:style-name="ro1">
          <table:table-cell office:value-type="string">
            <text:p>FOREST OIL CORP</text:p>
          </table:table-cell>
          <table:table-cell office:value-type="string">
            <text:p><text:s text:c="2"/>COM PAR $0.01 <text:s text:c="2"/>346091705</text:p>
          </table:table-cell>
          <table:table-cell office:value-type="float" office:value="457">
            <text:p>457</text:p>
          </table:table-cell>
          <table:table-cell office:value-type="string">
            <text:p><text:s text:c="3"/>62407 <text:s text:c="2"/>SH <text:s text:c="7"/>SOLE <text:s text:c="16"/>62407 <text:s text:c="6"/>0 <text:s text:c="7"/>0<text:tab/><text:tab/></text:p>
          </table:table-cell>
        </table:table-row>
        <table:table-row table:style-name="ro1">
          <table:table-cell office:value-type="string">
            <text:p>FOSTER L B CO</text:p>
          </table:table-cell>
          <table:table-cell office:value-type="string">
            <text:p><text:s text:c="2"/>COM <text:s text:c="12"/>350060109</text:p>
          </table:table-cell>
          <table:table-cell office:value-type="float" office:value="498">
            <text:p>498</text:p>
          </table:table-cell>
          <table:table-cell office:value-type="string">
            <text:p><text:s text:c="3"/>17406 <text:s text:c="2"/>SH <text:s text:c="7"/>SOLE <text:s text:c="16"/>17406 <text:s text:c="6"/>0 <text:s text:c="7"/>0<text:tab/><text:tab/></text:p>
          </table:table-cell>
        </table:table-row>
        <table:table-row table:style-name="ro1">
          <table:table-cell office:value-type="string">
            <text:p>FMC TECHNOLOGIES INC</text:p>
          </table:table-cell>
          <table:table-cell office:value-type="string">
            <text:p><text:s text:c="2"/>COM <text:s text:c="12"/>30249U101</text:p>
          </table:table-cell>
          <table:table-cell office:value-type="float" office:value="3023">
            <text:p>3023</text:p>
          </table:table-cell>
          <table:table-cell office:value-type="string">
            <text:p><text:s text:c="3"/>77067 <text:s text:c="2"/>SH <text:s text:c="7"/>SOLE <text:s text:c="16"/>77067 <text:s text:c="6"/>0 <text:s text:c="7"/>0<text:tab/><text:tab/></text:p>
          </table:table-cell>
        </table:table-row>
        <table:table-row table:style-name="ro1">
          <table:table-cell office:value-type="string">
            <text:p>FLOTEK INDS INC DEL</text:p>
          </table:table-cell>
          <table:table-cell office:value-type="string">
            <text:p><text:s text:c="2"/>COM <text:s text:c="12"/>343389102</text:p>
          </table:table-cell>
          <table:table-cell office:value-type="float" office:value="842">
            <text:p>842</text:p>
          </table:table-cell>
          <table:table-cell office:value-type="string">
            <text:p><text:s text:c="3"/>90155 <text:s text:c="2"/>SH <text:s text:c="7"/>SOLE <text:s text:c="16"/>90155 <text:s text:c="6"/>0 <text:s text:c="7"/>0<text:tab/><text:tab/></text:p>
          </table:table-cell>
        </table:table-row>
        <table:table-row table:style-name="ro1">
          <table:table-cell office:value-type="string">
            <text:p>FRONTIER COMMUNICATIONS COR</text:p>
          </table:table-cell>
          <table:table-cell office:value-type="string">
            <text:p><text:s text:c="2"/>COM <text:s text:c="12"/>35906A108</text:p>
          </table:table-cell>
          <table:table-cell office:value-type="float" office:value="145">
            <text:p>145</text:p>
          </table:table-cell>
          <table:table-cell office:value-type="string">
            <text:p><text:s text:c="3"/>37800 <text:s text:c="2"/>SH <text:s text:c="7"/>SOLE <text:s text:c="16"/>37800 <text:s text:c="6"/>0 <text:s text:c="7"/>0<text:tab/><text:tab/></text:p>
          </table:table-cell>
        </table:table-row>
        <table:table-row table:style-name="ro1">
          <table:table-cell office:value-type="string">
            <text:p>FULLER H B CO</text:p>
          </table:table-cell>
          <table:table-cell office:value-type="string">
            <text:p><text:s text:c="2"/>COM <text:s text:c="12"/>359694106</text:p>
          </table:table-cell>
          <table:table-cell office:value-type="float" office:value="720">
            <text:p>720</text:p>
          </table:table-cell>
          <table:table-cell office:value-type="string">
            <text:p><text:s text:c="3"/>23458 <text:s text:c="2"/>SH <text:s text:c="7"/>SOLE <text:s text:c="16"/>23458 <text:s text:c="6"/>0 <text:s text:c="7"/>0<text:tab/><text:tab/></text:p>
          </table:table-cell>
        </table:table-row>
        <table:table-row table:style-name="ro1">
          <table:table-cell office:value-type="string">
            <text:p>CEDAR FAIR L P</text:p>
          </table:table-cell>
          <table:table-cell office:value-type="string">
            <text:p><text:s text:c="2"/>DEPOSITRY UNIT <text:s/>150185106</text:p>
          </table:table-cell>
          <table:table-cell office:value-type="float" office:value="1006">
            <text:p>1006</text:p>
          </table:table-cell>
          <table:table-cell office:value-type="string">
            <text:p><text:s text:c="3"/>33575 <text:s text:c="2"/>SH <text:s text:c="7"/>SOLE <text:s text:c="16"/>33575 <text:s text:c="6"/>0 <text:s text:c="7"/>0<text:tab/><text:tab/></text:p>
          </table:table-cell>
        </table:table-row>
        <table:table-row table:style-name="ro1">
          <table:table-cell office:value-type="string">
            <text:p>FIVE STAR QUALITY CARE INC</text:p>
          </table:table-cell>
          <table:table-cell office:value-type="string">
            <text:p><text:s text:c="2"/>COM <text:s text:c="12"/>33832D106</text:p>
          </table:table-cell>
          <table:table-cell office:value-type="float" office:value="106">
            <text:p>106</text:p>
          </table:table-cell>
          <table:table-cell office:value-type="string">
            <text:p><text:s text:c="3"/>34438 <text:s text:c="2"/>SH <text:s text:c="7"/>SOLE <text:s text:c="16"/>34438 <text:s text:c="6"/>0 <text:s text:c="7"/>0<text:tab/><text:tab/></text:p>
          </table:table-cell>
        </table:table-row>
        <table:table-row table:style-name="ro1">
          <table:table-cell office:value-type="string">
            <text:p>FXCM INC</text:p>
          </table:table-cell>
          <table:table-cell office:value-type="string">
            <text:p><text:s text:c="2"/>COM CL A <text:s text:c="7"/>302693106</text:p>
          </table:table-cell>
          <table:table-cell office:value-type="float" office:value="226">
            <text:p>226</text:p>
          </table:table-cell>
          <table:table-cell office:value-type="string">
            <text:p><text:s text:c="3"/>19236 <text:s text:c="2"/>SH <text:s text:c="7"/>SOLE <text:s text:c="16"/>19236 <text:s text:c="6"/>0 <text:s text:c="7"/>0<text:tab/><text:tab/></text:p>
          </table:table-cell>
        </table:table-row>
        <table:table-row table:style-name="ro1">
          <table:table-cell office:value-type="string">
            <text:p>GIANT INTERACTIVE GROUP INC</text:p>
          </table:table-cell>
          <table:table-cell office:value-type="string">
            <text:p><text:s text:c="2"/>ADR <text:s text:c="12"/>374511103</text:p>
          </table:table-cell>
          <table:table-cell office:value-type="float" office:value="115">
            <text:p>115</text:p>
          </table:table-cell>
          <table:table-cell office:value-type="string">
            <text:p><text:s text:c="3"/>23743 <text:s text:c="2"/>SH <text:s text:c="7"/>SOLE <text:s text:c="16"/>23743 <text:s text:c="6"/>0 <text:s text:c="7"/>0<text:tab/><text:tab/></text:p>
          </table:table-cell>
        </table:table-row>
        <table:table-row table:style-name="ro1">
          <table:table-cell office:value-type="string">
            <text:p>GAIAM INC</text:p>
          </table:table-cell>
          <table:table-cell office:value-type="string">
            <text:p><text:s text:c="2"/>CL A <text:s text:c="11"/>36268Q103</text:p>
          </table:table-cell>
          <table:table-cell office:value-type="float" office:value="74">
            <text:p>74</text:p>
          </table:table-cell>
          <table:table-cell office:value-type="string">
            <text:p><text:s text:c="3"/>18900 <text:s text:c="2"/>SH <text:s text:c="7"/>SOLE <text:s text:c="16"/>18900 <text:s text:c="6"/>0 <text:s text:c="7"/>0<text:tab/><text:tab/></text:p>
          </table:table-cell>
        </table:table-row>
        <table:table-row table:style-name="ro1">
          <table:table-cell office:value-type="string">
            <text:p>SHANDA GAMES LTD</text:p>
          </table:table-cell>
          <table:table-cell office:value-type="string">
            <text:p><text:s text:c="2"/>SP ADR REPTG A <text:s/>81941U105</text:p>
          </table:table-cell>
          <table:table-cell office:value-type="float" office:value="356">
            <text:p>356</text:p>
          </table:table-cell>
          <table:table-cell office:value-type="string">
            <text:p><text:s text:c="3"/>89000 <text:s text:c="2"/>SH <text:s text:c="7"/>SOLE <text:s text:c="16"/>89000 <text:s text:c="6"/>0 <text:s text:c="7"/>0<text:tab/><text:tab/></text:p>
          </table:table-cell>
        </table:table-row>
        <table:table-row table:style-name="ro1">
          <table:table-cell office:value-type="string">
            <text:p>STEALTHGAS INC</text:p>
          </table:table-cell>
          <table:table-cell office:value-type="string">
            <text:p><text:s text:c="2"/>SHS <text:s text:c="12"/>Y81669106</text:p>
          </table:table-cell>
          <table:table-cell office:value-type="float" office:value="344">
            <text:p>344</text:p>
          </table:table-cell>
          <table:table-cell office:value-type="string">
            <text:p><text:s text:c="3"/>59204 <text:s text:c="2"/>SH <text:s text:c="7"/>SOLE <text:s text:c="16"/>59204 <text:s text:c="6"/>0 <text:s text:c="7"/>0<text:tab/><text:tab/></text:p>
          </table:table-cell>
        </table:table-row>
        <table:table-row table:style-name="ro1">
          <table:table-cell office:value-type="string">
            <text:p>GLOBAL CASH ACCESS HLDGS IN</text:p>
          </table:table-cell>
          <table:table-cell office:value-type="string">
            <text:p><text:s text:c="2"/>COM <text:s text:c="12"/>378967103</text:p>
          </table:table-cell>
          <table:table-cell office:value-type="float" office:value="518">
            <text:p>518</text:p>
          </table:table-cell>
          <table:table-cell office:value-type="string">
            <text:p><text:s text:c="3"/>71821 <text:s text:c="2"/>SH <text:s text:c="7"/>SOLE <text:s text:c="16"/>71821 <text:s text:c="6"/>0 <text:s text:c="7"/>0<text:tab/><text:tab/></text:p>
          </table:table-cell>
        </table:table-row>
        <table:table-row table:style-name="ro1">
          <table:table-cell office:value-type="string">
            <text:p>GENERAL DYNAMICS CORP</text:p>
          </table:table-cell>
          <table:table-cell office:value-type="string">
            <text:p><text:s text:c="2"/>COM <text:s text:c="12"/>369550108</text:p>
          </table:table-cell>
          <table:table-cell office:value-type="float" office:value="200">
            <text:p>200</text:p>
          </table:table-cell>
          <table:table-cell office:value-type="string">
            <text:p><text:s text:c="4"/>3037 <text:s text:c="2"/>SH <text:s text:c="7"/>SOLE <text:s text:c="17"/>3037 <text:s text:c="6"/>0 <text:s text:c="7"/>0<text:tab/><text:tab/></text:p>
          </table:table-cell>
        </table:table-row>
        <table:table-row table:style-name="ro1">
          <table:table-cell office:value-type="string">
            <text:p>GREIF INC</text:p>
          </table:table-cell>
          <table:table-cell office:value-type="string">
            <text:p><text:s text:c="2"/>CL A <text:s text:c="11"/>397624107</text:p>
          </table:table-cell>
          <table:table-cell office:value-type="float" office:value="228">
            <text:p>228</text:p>
          </table:table-cell>
          <table:table-cell office:value-type="string">
            <text:p><text:s text:c="4"/>5565 <text:s text:c="2"/>SH <text:s text:c="7"/>SOLE <text:s text:c="17"/>5565 <text:s text:c="6"/>0 <text:s text:c="7"/>0<text:tab/><text:tab/></text:p>
          </table:table-cell>
        </table:table-row>
        <table:table-row table:style-name="ro1">
          <table:table-cell office:value-type="string">
            <text:p>GENON ENERGY INC</text:p>
          </table:table-cell>
          <table:table-cell office:value-type="string">
            <text:p><text:s text:c="2"/>COM <text:s text:c="12"/>37244E107</text:p>
          </table:table-cell>
          <table:table-cell office:value-type="float" office:value="52">
            <text:p>52</text:p>
          </table:table-cell>
          <table:table-cell office:value-type="string">
            <text:p><text:s text:c="3"/>30508 <text:s text:c="2"/>SH <text:s text:c="7"/>SOLE <text:s text:c="16"/>30508 <text:s text:c="6"/>0 <text:s text:c="7"/>0<text:tab/><text:tab/></text:p>
          </table:table-cell>
        </table:table-row>
        <table:table-row table:style-name="ro1">
          <table:table-cell office:value-type="string">
            <text:p>GERON CORP</text:p>
          </table:table-cell>
          <table:table-cell office:value-type="string">
            <text:p><text:s text:c="2"/>COM <text:s text:c="12"/>374163103</text:p>
          </table:table-cell>
          <table:table-cell office:value-type="float" office:value="26">
            <text:p>26</text:p>
          </table:table-cell>
          <table:table-cell office:value-type="string">
            <text:p><text:s text:c="3"/>14988 <text:s text:c="2"/>SH <text:s text:c="7"/>SOLE <text:s text:c="16"/>14988 <text:s text:c="6"/>0 <text:s text:c="7"/>0<text:tab/><text:tab/></text:p>
          </table:table-cell>
        </table:table-row>
        <table:table-row table:style-name="ro1">
          <table:table-cell office:value-type="string">
            <text:p>GAYLORD ENTMT CO NEW</text:p>
          </table:table-cell>
          <table:table-cell office:value-type="string">
            <text:p><text:s text:c="2"/>COM <text:s text:c="12"/>367905106</text:p>
          </table:table-cell>
          <table:table-cell office:value-type="float" office:value="428">
            <text:p>428</text:p>
          </table:table-cell>
          <table:table-cell office:value-type="string">
            <text:p><text:s text:c="3"/>11093 <text:s text:c="2"/>SH <text:s text:c="7"/>SOLE <text:s text:c="16"/>11093 <text:s text:c="6"/>0 <text:s text:c="7"/>0<text:tab/><text:tab/></text:p>
          </table:table-cell>
        </table:table-row>
        <table:table-row table:style-name="ro1">
          <table:table-cell office:value-type="string">
            <text:p>GOLD FIELDS LTD NEW</text:p>
          </table:table-cell>
          <table:table-cell office:value-type="string">
            <text:p><text:s text:c="2"/>SPONSORED ADR <text:s text:c="2"/>38059T106</text:p>
          </table:table-cell>
          <table:table-cell office:value-type="float" office:value="247">
            <text:p>247</text:p>
          </table:table-cell>
          <table:table-cell office:value-type="string">
            <text:p><text:s text:c="3"/>19315 <text:s text:c="2"/>SH <text:s text:c="7"/>SOLE <text:s text:c="16"/>19315 <text:s text:c="6"/>0 <text:s text:c="7"/>0<text:tab/><text:tab/></text:p>
          </table:table-cell>
        </table:table-row>
        <table:table-row table:style-name="ro1">
          <table:table-cell office:value-type="string">
            <text:p>GFI GROUP INC</text:p>
          </table:table-cell>
          <table:table-cell office:value-type="string">
            <text:p><text:s text:c="2"/>COM <text:s text:c="12"/>361652209</text:p>
          </table:table-cell>
          <table:table-cell office:value-type="float" office:value="41">
            <text:p>41</text:p>
          </table:table-cell>
          <table:table-cell office:value-type="string">
            <text:p><text:s text:c="3"/>11582 <text:s text:c="2"/>SH <text:s text:c="7"/>SOLE <text:s text:c="16"/>11582 <text:s text:c="6"/>0 <text:s text:c="7"/>0<text:tab/><text:tab/></text:p>
          </table:table-cell>
        </table:table-row>
        <table:table-row table:style-name="ro1">
          <table:table-cell office:value-type="string">
            <text:p>GOLDCORP INC NEW</text:p>
          </table:table-cell>
          <table:table-cell office:value-type="string">
            <text:p><text:s text:c="2"/>COM <text:s text:c="12"/>380956409</text:p>
          </table:table-cell>
          <table:table-cell office:value-type="float" office:value="1665">
            <text:p>1665</text:p>
          </table:table-cell>
          <table:table-cell office:value-type="string">
            <text:p><text:s text:c="3"/>44311 <text:s text:c="2"/>SH <text:s text:c="7"/>SOLE <text:s text:c="16"/>44311 <text:s text:c="6"/>0 <text:s text:c="7"/>0<text:tab/><text:tab/></text:p>
          </table:table-cell>
        </table:table-row>
        <table:table-row table:style-name="ro1">
          <table:table-cell office:value-type="string">
            <text:p>GEORGIA GULF CORP</text:p>
          </table:table-cell>
          <table:table-cell office:value-type="string">
            <text:p><text:s text:c="2"/>COM PAR$0.01 NEW373200302</text:p>
          </table:table-cell>
          <table:table-cell office:value-type="float" office:value="644">
            <text:p>644</text:p>
          </table:table-cell>
          <table:table-cell office:value-type="string">
            <text:p><text:s text:c="3"/>25071 <text:s text:c="2"/>SH <text:s text:c="7"/>SOLE <text:s text:c="16"/>25071 <text:s text:c="6"/>0 <text:s text:c="7"/>0<text:tab/><text:tab/></text:p>
          </table:table-cell>
        </table:table-row>
        <table:table-row table:style-name="ro1">
          <table:table-cell office:value-type="string">
            <text:p>GRACO INC</text:p>
          </table:table-cell>
          <table:table-cell office:value-type="string">
            <text:p><text:s text:c="2"/>COM <text:s text:c="12"/>384109104</text:p>
          </table:table-cell>
          <table:table-cell office:value-type="float" office:value="266">
            <text:p>266</text:p>
          </table:table-cell>
          <table:table-cell office:value-type="string">
            <text:p><text:s text:c="4"/>5765 <text:s text:c="2"/>SH <text:s text:c="7"/>SOLE <text:s text:c="17"/>5765 <text:s text:c="6"/>0 <text:s text:c="7"/>0<text:tab/><text:tab/></text:p>
          </table:table-cell>
        </table:table-row>
        <table:table-row table:style-name="ro1">
          <table:table-cell office:value-type="string">
            <text:p>GLOBAL GEOPHYSICAL SVCS INC</text:p>
          </table:table-cell>
          <table:table-cell office:value-type="string">
            <text:p><text:s text:c="2"/>COM <text:s text:c="12"/>37946S107</text:p>
          </table:table-cell>
          <table:table-cell office:value-type="float" office:value="395">
            <text:p>395</text:p>
          </table:table-cell>
          <table:table-cell office:value-type="string">
            <text:p><text:s text:c="3"/>64535 <text:s text:c="2"/>SH <text:s text:c="7"/>SOLE <text:s text:c="16"/>64535 <text:s text:c="6"/>0 <text:s text:c="7"/>0<text:tab/><text:tab/></text:p>
          </table:table-cell>
        </table:table-row>
        <table:table-row table:style-name="ro1">
          <table:table-cell office:value-type="string">
            <text:p>GENOMIC HEALTH INC</text:p>
          </table:table-cell>
          <table:table-cell office:value-type="string">
            <text:p><text:s text:c="2"/>COM <text:s text:c="12"/>37244C101</text:p>
          </table:table-cell>
          <table:table-cell office:value-type="float" office:value="1012">
            <text:p>1012</text:p>
          </table:table-cell>
          <table:table-cell office:value-type="string">
            <text:p><text:s text:c="3"/>30332 <text:s text:c="2"/>SH <text:s text:c="7"/>SOLE <text:s text:c="16"/>30332 <text:s text:c="6"/>0 <text:s text:c="7"/>0<text:tab/><text:tab/></text:p>
          </table:table-cell>
        </table:table-row>
        <table:table-row table:style-name="ro1">
          <table:table-cell office:value-type="string">
            <text:p>GREENHILL &amp; CO INC</text:p>
          </table:table-cell>
          <table:table-cell office:value-type="string">
            <text:p><text:s text:c="2"/>COM <text:s text:c="12"/>395259104</text:p>
          </table:table-cell>
          <table:table-cell office:value-type="float" office:value="555">
            <text:p>555</text:p>
          </table:table-cell>
          <table:table-cell office:value-type="string">
            <text:p><text:s text:c="3"/>15557 <text:s text:c="2"/>SH <text:s text:c="7"/>SOLE <text:s text:c="16"/>15557 <text:s text:c="6"/>0 <text:s text:c="7"/>0<text:tab/><text:tab/></text:p>
          </table:table-cell>
        </table:table-row>
        <table:table-row table:style-name="ro1">
          <table:table-cell office:value-type="string">
            <text:p>G-III APPAREL GROUP LTD</text:p>
          </table:table-cell>
          <table:table-cell office:value-type="string">
            <text:p><text:s text:c="2"/>COM <text:s text:c="12"/>36237H101</text:p>
          </table:table-cell>
          <table:table-cell office:value-type="float" office:value="289">
            <text:p>289</text:p>
          </table:table-cell>
          <table:table-cell office:value-type="string">
            <text:p><text:s text:c="3"/>12261 <text:s text:c="2"/>SH <text:s text:c="7"/>SOLE <text:s text:c="16"/>12261 <text:s text:c="6"/>0 <text:s text:c="7"/>0<text:tab/><text:tab/></text:p>
          </table:table-cell>
        </table:table-row>
        <table:table-row table:style-name="ro1">
          <table:table-cell office:value-type="string">
            <text:p>GILAT SATELLITE NETWORKS LT</text:p>
          </table:table-cell>
          <table:table-cell office:value-type="string">
            <text:p><text:s text:c="2"/>SHS NEW <text:s text:c="8"/>M51474118</text:p>
          </table:table-cell>
          <table:table-cell office:value-type="float" office:value="50">
            <text:p>50</text:p>
          </table:table-cell>
          <table:table-cell office:value-type="string">
            <text:p><text:s text:c="3"/>16100 <text:s text:c="2"/>SH <text:s text:c="7"/>SOLE <text:s text:c="16"/>16100 <text:s text:c="6"/>0 <text:s text:c="7"/>0<text:tab/><text:tab/></text:p>
          </table:table-cell>
        </table:table-row>
        <table:table-row table:style-name="ro1">
          <table:table-cell office:value-type="string">
            <text:p>GRAMERCY CAP CORP</text:p>
          </table:table-cell>
          <table:table-cell office:value-type="string">
            <text:p><text:s text:c="2"/>COM <text:s text:c="12"/>384871109</text:p>
          </table:table-cell>
          <table:table-cell office:value-type="float" office:value="237">
            <text:p>237</text:p>
          </table:table-cell>
          <table:table-cell office:value-type="string">
            <text:p><text:s text:c="3"/>94677 <text:s text:c="2"/>SH <text:s text:c="7"/>SOLE <text:s text:c="16"/>94677 <text:s text:c="6"/>0 <text:s text:c="7"/>0<text:tab/><text:tab/></text:p>
          </table:table-cell>
        </table:table-row>
        <table:table-row table:style-name="ro1">
          <table:table-cell office:value-type="string">
            <text:p>G &amp; K SVCS INC</text:p>
          </table:table-cell>
          <table:table-cell office:value-type="string">
            <text:p><text:s text:c="2"/>CL A <text:s text:c="11"/>361268105</text:p>
          </table:table-cell>
          <table:table-cell office:value-type="float" office:value="280">
            <text:p>280</text:p>
          </table:table-cell>
          <table:table-cell office:value-type="string">
            <text:p><text:s text:c="4"/>9000 <text:s text:c="2"/>SH <text:s text:c="7"/>SOLE <text:s text:c="17"/>9000 <text:s text:c="6"/>0 <text:s text:c="7"/>0<text:tab/><text:tab/></text:p>
          </table:table-cell>
        </table:table-row>
        <table:table-row table:style-name="ro1">
          <table:table-cell office:value-type="string">
            <text:p>GREAT LAKES DREDGE &amp; DOCK C</text:p>
          </table:table-cell>
          <table:table-cell office:value-type="string">
            <text:p><text:s text:c="2"/>COM <text:s text:c="12"/>390607109</text:p>
          </table:table-cell>
          <table:table-cell office:value-type="float" office:value="155">
            <text:p>155</text:p>
          </table:table-cell>
          <table:table-cell office:value-type="string">
            <text:p><text:s text:c="3"/>21818 <text:s text:c="2"/>SH <text:s text:c="7"/>SOLE <text:s text:c="16"/>21818 <text:s text:c="6"/>0 <text:s text:c="7"/>0<text:tab/><text:tab/></text:p>
          </table:table-cell>
        </table:table-row>
        <table:table-row table:style-name="ro1">
          <table:table-cell office:value-type="string">
            <text:p>GLATFELTER</text:p>
          </table:table-cell>
          <table:table-cell office:value-type="string">
            <text:p><text:s text:c="2"/>COM <text:s text:c="12"/>377316104</text:p>
          </table:table-cell>
          <table:table-cell office:value-type="float" office:value="698">
            <text:p>698</text:p>
          </table:table-cell>
          <table:table-cell office:value-type="string">
            <text:p><text:s text:c="3"/>42656 <text:s text:c="2"/>SH <text:s text:c="7"/>SOLE <text:s text:c="16"/>42656 <text:s text:c="6"/>0 <text:s text:c="7"/>0<text:tab/><text:tab/></text:p>
          </table:table-cell>
        </table:table-row>
        <table:table-row table:style-name="ro1">
          <table:table-cell office:value-type="string">
            <text:p>CORNING INC</text:p>
          </table:table-cell>
          <table:table-cell office:value-type="string">
            <text:p><text:s text:c="2"/>COM <text:s text:c="12"/>219350105</text:p>
          </table:table-cell>
          <table:table-cell office:value-type="float" office:value="1441">
            <text:p>1441</text:p>
          </table:table-cell>
          <table:table-cell office:value-type="string">
            <text:p><text:s text:c="2"/>111429 <text:s text:c="2"/>SH <text:s text:c="7"/>SOLE <text:s text:c="15"/>111429 <text:s text:c="6"/>0 <text:s text:c="7"/>0<text:tab/><text:tab/></text:p>
          </table:table-cell>
        </table:table-row>
        <table:table-row table:style-name="ro1">
          <table:table-cell office:value-type="string">
            <text:p>GENERAL MTRS CO</text:p>
          </table:table-cell>
          <table:table-cell office:value-type="string">
            <text:p><text:s text:c="2"/>COM <text:s text:c="12"/>37045V100</text:p>
          </table:table-cell>
          <table:table-cell office:value-type="float" office:value="1712">
            <text:p>1712</text:p>
          </table:table-cell>
          <table:table-cell office:value-type="string">
            <text:p><text:s text:c="3"/>86838 <text:s text:c="2"/>SH <text:s text:c="7"/>SOLE <text:s text:c="16"/>86838 <text:s text:c="6"/>0 <text:s text:c="7"/>0<text:tab/><text:tab/></text:p>
          </table:table-cell>
        </table:table-row>
        <table:table-row table:style-name="ro1">
          <table:table-cell office:value-type="string">
            <text:p>GORDMANS STORES INC</text:p>
          </table:table-cell>
          <table:table-cell office:value-type="string">
            <text:p><text:s text:c="2"/>COM <text:s text:c="12"/>38269P100</text:p>
          </table:table-cell>
          <table:table-cell office:value-type="float" office:value="463">
            <text:p>463</text:p>
          </table:table-cell>
          <table:table-cell office:value-type="string">
            <text:p><text:s text:c="3"/>28044 <text:s text:c="2"/>SH <text:s text:c="7"/>SOLE <text:s text:c="16"/>28044 <text:s text:c="6"/>0 <text:s text:c="7"/>0<text:tab/><text:tab/></text:p>
          </table:table-cell>
        </table:table-row>
        <table:table-row table:style-name="ro1">
          <table:table-cell office:value-type="string">
            <text:p>GAMESTOP CORP NEW</text:p>
          </table:table-cell>
          <table:table-cell office:value-type="string">
            <text:p><text:s text:c="2"/>CL A <text:s text:c="11"/>36467W109</text:p>
          </table:table-cell>
          <table:table-cell office:value-type="float" office:value="810">
            <text:p>810</text:p>
          </table:table-cell>
          <table:table-cell office:value-type="string">
            <text:p><text:s text:c="3"/>44130 <text:s text:c="2"/>SH <text:s text:c="7"/>SOLE <text:s text:c="16"/>44130 <text:s text:c="6"/>0 <text:s text:c="7"/>0<text:tab/><text:tab/></text:p>
          </table:table-cell>
        </table:table-row>
        <table:table-row table:style-name="ro1">
          <table:table-cell office:value-type="string">
            <text:p>GREAT NORTHN IRON ORE PPTYS</text:p>
          </table:table-cell>
          <table:table-cell office:value-type="string">
            <text:p><text:s text:c="2"/>CTFS BEN INT <text:s text:c="3"/>391064102</text:p>
          </table:table-cell>
          <table:table-cell office:value-type="float" office:value="445">
            <text:p>445</text:p>
          </table:table-cell>
          <table:table-cell office:value-type="string">
            <text:p><text:s text:c="4"/>5885 <text:s text:c="2"/>SH <text:s text:c="7"/>SOLE <text:s text:c="17"/>5885 <text:s text:c="6"/>0 <text:s text:c="7"/>0<text:tab/><text:tab/></text:p>
          </table:table-cell>
        </table:table-row>
        <table:table-row table:style-name="ro1">
          <table:table-cell office:value-type="string">
            <text:p>GENWORTH FINL INC</text:p>
          </table:table-cell>
          <table:table-cell office:value-type="string">
            <text:p><text:s text:c="2"/>COM CL A <text:s text:c="7"/>37247D106</text:p>
          </table:table-cell>
          <table:table-cell office:value-type="float" office:value="125">
            <text:p>125</text:p>
          </table:table-cell>
          <table:table-cell office:value-type="string">
            <text:p><text:s text:c="3"/>22148 <text:s text:c="2"/>SH <text:s text:c="7"/>SOLE <text:s text:c="16"/>22148 <text:s text:c="6"/>0 <text:s text:c="7"/>0<text:tab/><text:tab/></text:p>
          </table:table-cell>
        </table:table-row>
        <table:table-row table:style-name="ro1">
          <table:table-cell office:value-type="string">
            <text:p>GOLD RESOURCE CORP</text:p>
          </table:table-cell>
          <table:table-cell office:value-type="string">
            <text:p><text:s text:c="2"/>COM <text:s text:c="12"/>38068T105</text:p>
          </table:table-cell>
          <table:table-cell office:value-type="float" office:value="493">
            <text:p>493</text:p>
          </table:table-cell>
          <table:table-cell office:value-type="string">
            <text:p><text:s text:c="3"/>18983 <text:s text:c="2"/>SH <text:s text:c="7"/>SOLE <text:s text:c="16"/>18983 <text:s text:c="6"/>0 <text:s text:c="7"/>0<text:tab/><text:tab/></text:p>
          </table:table-cell>
        </table:table-row>
        <table:table-row table:style-name="ro1">
          <table:table-cell office:value-type="string">
            <text:p>GROUP 1 AUTOMOTIVE INC</text:p>
          </table:table-cell>
          <table:table-cell office:value-type="string">
            <text:p><text:s text:c="2"/>COM <text:s text:c="12"/>398905109</text:p>
          </table:table-cell>
          <table:table-cell office:value-type="float" office:value="378">
            <text:p>378</text:p>
          </table:table-cell>
          <table:table-cell office:value-type="string">
            <text:p><text:s text:c="4"/>8285 <text:s text:c="2"/>SH <text:s text:c="7"/>SOLE <text:s text:c="17"/>8285 <text:s text:c="6"/>0 <text:s text:c="7"/>0<text:tab/><text:tab/></text:p>
          </table:table-cell>
        </table:table-row>
        <table:table-row table:style-name="ro1">
          <table:table-cell office:value-type="string">
            <text:p>GRAPHIC PACKAGING HLDG CO</text:p>
          </table:table-cell>
          <table:table-cell office:value-type="string">
            <text:p><text:s text:c="2"/>COM <text:s text:c="12"/>388689101</text:p>
          </table:table-cell>
          <table:table-cell office:value-type="float" office:value="65">
            <text:p>65</text:p>
          </table:table-cell>
          <table:table-cell office:value-type="string">
            <text:p><text:s text:c="3"/>11900 <text:s text:c="2"/>SH <text:s text:c="7"/>SOLE <text:s text:c="16"/>11900 <text:s text:c="6"/>0 <text:s text:c="7"/>0<text:tab/><text:tab/></text:p>
          </table:table-cell>
        </table:table-row>
        <table:table-row table:style-name="ro1">
          <table:table-cell office:value-type="string">
            <text:p>GREEN PLAINS RENEWABLE ENER</text:p>
          </table:table-cell>
          <table:table-cell office:value-type="string">
            <text:p><text:s text:c="2"/>COM <text:s text:c="12"/>393222104</text:p>
          </table:table-cell>
          <table:table-cell office:value-type="float" office:value="346">
            <text:p>346</text:p>
          </table:table-cell>
          <table:table-cell office:value-type="string">
            <text:p><text:s text:c="3"/>55385 <text:s text:c="2"/>SH <text:s text:c="7"/>SOLE <text:s text:c="16"/>55385 <text:s text:c="6"/>0 <text:s text:c="7"/>0<text:tab/><text:tab/></text:p>
          </table:table-cell>
        </table:table-row>
        <table:table-row table:style-name="ro1">
          <table:table-cell office:value-type="string">
            <text:p>GP STRATEGIES CORP</text:p>
          </table:table-cell>
          <table:table-cell office:value-type="string">
            <text:p><text:s text:c="2"/>COM <text:s text:c="12"/>36225V104</text:p>
          </table:table-cell>
          <table:table-cell office:value-type="float" office:value="337">
            <text:p>337</text:p>
          </table:table-cell>
          <table:table-cell office:value-type="string">
            <text:p><text:s text:c="3"/>18223 <text:s text:c="2"/>SH <text:s text:c="7"/>SOLE <text:s text:c="16"/>18223 <text:s text:c="6"/>0 <text:s text:c="7"/>0<text:tab/><text:tab/></text:p>
          </table:table-cell>
        </table:table-row>
        <table:table-row table:style-name="ro1">
          <table:table-cell office:value-type="string">
            <text:p>GRACE W R &amp; CO DEL NEW</text:p>
          </table:table-cell>
          <table:table-cell office:value-type="string">
            <text:p><text:s text:c="2"/>COM <text:s text:c="12"/>38388F108</text:p>
          </table:table-cell>
          <table:table-cell office:value-type="float" office:value="327">
            <text:p>327</text:p>
          </table:table-cell>
          <table:table-cell office:value-type="string">
            <text:p><text:s text:c="4"/>6475 <text:s text:c="2"/>SH <text:s text:c="7"/>SOLE <text:s text:c="17"/>6475 <text:s text:c="6"/>0 <text:s text:c="7"/>0<text:tab/><text:tab/></text:p>
          </table:table-cell>
        </table:table-row>
        <table:table-row table:style-name="ro1">
          <table:table-cell office:value-type="string">
            <text:p>GARMIN LTD</text:p>
          </table:table-cell>
          <table:table-cell office:value-type="string">
            <text:p><text:s text:c="2"/>SHS <text:s text:c="12"/>H2906T109</text:p>
          </table:table-cell>
          <table:table-cell office:value-type="float" office:value="1647">
            <text:p>1647</text:p>
          </table:table-cell>
          <table:table-cell office:value-type="string">
            <text:p><text:s text:c="3"/>43018 <text:s text:c="2"/>SH <text:s text:c="7"/>SOLE <text:s text:c="16"/>43018 <text:s text:c="6"/>0 <text:s text:c="7"/>0<text:tab/><text:tab/></text:p>
          </table:table-cell>
        </table:table-row>
        <table:table-row table:style-name="ro1">
          <table:table-cell office:value-type="string">
            <text:p>MI DEVS INC</text:p>
          </table:table-cell>
          <table:table-cell office:value-type="string">
            <text:p><text:s text:c="2"/>COM <text:s text:c="12"/>55304X104</text:p>
          </table:table-cell>
          <table:table-cell office:value-type="float" office:value="453">
            <text:p>453</text:p>
          </table:table-cell>
          <table:table-cell office:value-type="string">
            <text:p><text:s text:c="3"/>13362 <text:s text:c="2"/>SH <text:s text:c="7"/>SOLE <text:s text:c="16"/>13362 <text:s text:c="6"/>0 <text:s text:c="7"/>0<text:tab/><text:tab/></text:p>
          </table:table-cell>
        </table:table-row>
        <table:table-row table:style-name="ro1">
          <table:table-cell office:value-type="string">
            <text:p>GROUPON INC</text:p>
          </table:table-cell>
          <table:table-cell office:value-type="string">
            <text:p><text:s text:c="2"/>COM CL A <text:s text:c="7"/>399473107</text:p>
          </table:table-cell>
          <table:table-cell office:value-type="float" office:value="572">
            <text:p>572</text:p>
          </table:table-cell>
          <table:table-cell office:value-type="string">
            <text:p><text:s text:c="3"/>53833 <text:s text:c="2"/>SH <text:s text:c="7"/>SOLE <text:s text:c="16"/>53833 <text:s text:c="6"/>0 <text:s text:c="7"/>0<text:tab/><text:tab/></text:p>
          </table:table-cell>
        </table:table-row>
        <table:table-row table:style-name="ro1">
          <table:table-cell office:value-type="string">
            <text:p>GLIMCHER RLTY TR</text:p>
          </table:table-cell>
          <table:table-cell office:value-type="string">
            <text:p><text:s text:c="2"/>SH BEN INT <text:s text:c="5"/>379302102</text:p>
          </table:table-cell>
          <table:table-cell office:value-type="float" office:value="238">
            <text:p>238</text:p>
          </table:table-cell>
          <table:table-cell office:value-type="string">
            <text:p><text:s text:c="3"/>23327 <text:s text:c="2"/>SH <text:s text:c="7"/>SOLE <text:s text:c="16"/>23327 <text:s text:c="6"/>0 <text:s text:c="7"/>0<text:tab/><text:tab/></text:p>
          </table:table-cell>
        </table:table-row>
        <table:table-row table:style-name="ro1">
          <table:table-cell office:value-type="string">
            <text:p>GOLDMAN SACHS GROUP INC</text:p>
          </table:table-cell>
          <table:table-cell office:value-type="string">
            <text:p><text:s text:c="2"/>COM <text:s text:c="12"/>38141G104</text:p>
          </table:table-cell>
          <table:table-cell office:value-type="float" office:value="814">
            <text:p>814</text:p>
          </table:table-cell>
          <table:table-cell office:value-type="string">
            <text:p><text:s text:c="4"/>8495 <text:s text:c="2"/>SH <text:s text:c="7"/>SOLE <text:s text:c="17"/>8495 <text:s text:c="6"/>0 <text:s text:c="7"/>0<text:tab/><text:tab/></text:p>
          </table:table-cell>
        </table:table-row>
        <table:table-row table:style-name="ro1">
          <table:table-cell office:value-type="string">
            <text:p>GSE HLDG INC</text:p>
          </table:table-cell>
          <table:table-cell office:value-type="string">
            <text:p><text:s text:c="2"/>COM <text:s text:c="12"/>36191X100</text:p>
          </table:table-cell>
          <table:table-cell office:value-type="float" office:value="121">
            <text:p>121</text:p>
          </table:table-cell>
          <table:table-cell office:value-type="string">
            <text:p><text:s text:c="3"/>11403 <text:s text:c="2"/>SH <text:s text:c="7"/>SOLE <text:s text:c="16"/>11403 <text:s text:c="6"/>0 <text:s text:c="7"/>0<text:tab/><text:tab/></text:p>
          </table:table-cell>
        </table:table-row>
        <table:table-row table:style-name="ro1">
          <table:table-cell office:value-type="string">
            <text:p>GLOBAL SHIP LEASE INC NEW</text:p>
          </table:table-cell>
          <table:table-cell office:value-type="string">
            <text:p><text:s text:c="2"/>SHS A <text:s text:c="10"/>Y27183105</text:p>
          </table:table-cell>
          <table:table-cell office:value-type="float" office:value="89">
            <text:p>89</text:p>
          </table:table-cell>
          <table:table-cell office:value-type="string">
            <text:p><text:s text:c="3"/>27723 <text:s text:c="2"/>SH <text:s text:c="7"/>SOLE <text:s text:c="16"/>27723 <text:s text:c="6"/>0 <text:s text:c="7"/>0<text:tab/><text:tab/></text:p>
          </table:table-cell>
        </table:table-row>
        <table:table-row table:style-name="ro1">
          <table:table-cell office:value-type="string">
            <text:p>GOLDEN STAR RES LTD CDA</text:p>
          </table:table-cell>
          <table:table-cell office:value-type="string">
            <text:p><text:s text:c="2"/>COM <text:s text:c="12"/>38119T104</text:p>
          </table:table-cell>
          <table:table-cell office:value-type="float" office:value="325">
            <text:p>325</text:p>
          </table:table-cell>
          <table:table-cell office:value-type="string">
            <text:p><text:s text:c="2"/>280169 <text:s text:c="2"/>SH <text:s text:c="7"/>SOLE <text:s text:c="15"/>280169 <text:s text:c="6"/>0 <text:s text:c="7"/>0<text:tab/><text:tab/></text:p>
          </table:table-cell>
        </table:table-row>
        <table:table-row table:style-name="ro1">
          <table:table-cell office:value-type="string">
            <text:p>GT ADVANCED TECHNOLOGIES IN</text:p>
          </table:table-cell>
          <table:table-cell office:value-type="string">
            <text:p><text:s text:c="2"/>COM <text:s text:c="12"/>36191U106</text:p>
          </table:table-cell>
          <table:table-cell office:value-type="float" office:value="752">
            <text:p>752</text:p>
          </table:table-cell>
          <table:table-cell office:value-type="string">
            <text:p><text:s text:c="2"/>142500 <text:s text:c="2"/>SH <text:s text:c="7"/>SOLE <text:s text:c="15"/>142500 <text:s text:c="6"/>0 <text:s text:c="7"/>0<text:tab/><text:tab/></text:p>
          </table:table-cell>
        </table:table-row>
        <table:table-row table:style-name="ro1">
          <table:table-cell office:value-type="string">
            <text:p>GRAN TIERRA ENERGY INC</text:p>
          </table:table-cell>
          <table:table-cell office:value-type="string">
            <text:p><text:s text:c="2"/>COM <text:s text:c="12"/>38500T101</text:p>
          </table:table-cell>
          <table:table-cell office:value-type="float" office:value="690">
            <text:p>690</text:p>
          </table:table-cell>
          <table:table-cell office:value-type="string">
            <text:p><text:s text:c="2"/>140588 <text:s text:c="2"/>SH <text:s text:c="7"/>SOLE <text:s text:c="15"/>140588 <text:s text:c="6"/>0 <text:s text:c="7"/>0<text:tab/><text:tab/></text:p>
          </table:table-cell>
        </table:table-row>
        <table:table-row table:style-name="ro1">
          <table:table-cell office:value-type="string">
            <text:p>GENTIVA HEALTH SERVICES INC</text:p>
          </table:table-cell>
          <table:table-cell office:value-type="string">
            <text:p><text:s text:c="2"/>COM <text:s text:c="12"/>37247A102</text:p>
          </table:table-cell>
          <table:table-cell office:value-type="float" office:value="183">
            <text:p>183</text:p>
          </table:table-cell>
          <table:table-cell office:value-type="string">
            <text:p><text:s text:c="3"/>26492 <text:s text:c="2"/>SH <text:s text:c="7"/>SOLE <text:s text:c="16"/>26492 <text:s text:c="6"/>0 <text:s text:c="7"/>0<text:tab/><text:tab/></text:p>
          </table:table-cell>
        </table:table-row>
        <table:table-row table:style-name="ro1">
          <table:table-cell office:value-type="string">
            <text:p>CHART INDS INC</text:p>
          </table:table-cell>
          <table:table-cell office:value-type="string">
            <text:p><text:s text:c="2"/>COM PAR $0.01 <text:s text:c="2"/>16115Q308</text:p>
          </table:table-cell>
          <table:table-cell office:value-type="float" office:value="820">
            <text:p>820</text:p>
          </table:table-cell>
          <table:table-cell office:value-type="string">
            <text:p><text:s text:c="3"/>11967 <text:s text:c="2"/>SH <text:s text:c="7"/>SOLE <text:s text:c="16"/>11967 <text:s text:c="6"/>0 <text:s text:c="7"/>0<text:tab/><text:tab/></text:p>
          </table:table-cell>
        </table:table-row>
        <table:table-row table:style-name="ro1">
          <table:table-cell office:value-type="string">
            <text:p>TRIPLE-S MGMT CORP</text:p>
          </table:table-cell>
          <table:table-cell office:value-type="string">
            <text:p><text:s text:c="2"/>CL B <text:s text:c="11"/>896749108</text:p>
          </table:table-cell>
          <table:table-cell office:value-type="float" office:value="451">
            <text:p>451</text:p>
          </table:table-cell>
          <table:table-cell office:value-type="string">
            <text:p><text:s text:c="3"/>24690 <text:s text:c="2"/>SH <text:s text:c="7"/>SOLE <text:s text:c="16"/>24690 <text:s text:c="6"/>0 <text:s text:c="7"/>0<text:tab/><text:tab/></text:p>
          </table:table-cell>
        </table:table-row>
        <table:table-row table:style-name="ro1">
          <table:table-cell office:value-type="string">
            <text:p>GUIDANCE SOFTWARE INC</text:p>
          </table:table-cell>
          <table:table-cell office:value-type="string">
            <text:p><text:s text:c="2"/>COM <text:s text:c="12"/>401692108</text:p>
          </table:table-cell>
          <table:table-cell office:value-type="float" office:value="639">
            <text:p>639</text:p>
          </table:table-cell>
          <table:table-cell office:value-type="string">
            <text:p><text:s text:c="3"/>67394 <text:s text:c="2"/>SH <text:s text:c="7"/>SOLE <text:s text:c="16"/>67394 <text:s text:c="6"/>0 <text:s text:c="7"/>0<text:tab/><text:tab/></text:p>
          </table:table-cell>
        </table:table-row>
        <table:table-row table:style-name="ro1">
          <table:table-cell office:value-type="string">
            <text:p>GULF RESOURCES INC</text:p>
          </table:table-cell>
          <table:table-cell office:value-type="string">
            <text:p><text:s text:c="2"/>COM PAR $0.0005 40251W309</text:p>
          </table:table-cell>
          <table:table-cell office:value-type="float" office:value="104">
            <text:p>104</text:p>
          </table:table-cell>
          <table:table-cell office:value-type="string">
            <text:p><text:s text:c="3"/>85635 <text:s text:c="2"/>SH <text:s text:c="7"/>SOLE <text:s text:c="16"/>85635 <text:s text:c="6"/>0 <text:s text:c="7"/>0<text:tab/><text:tab/></text:p>
          </table:table-cell>
        </table:table-row>
        <table:table-row table:style-name="ro1">
          <table:table-cell office:value-type="string">
            <text:p>HAWAIIAN HOLDINGS INC</text:p>
          </table:table-cell>
          <table:table-cell office:value-type="string">
            <text:p><text:s text:c="2"/>COM <text:s text:c="12"/>419879101</text:p>
          </table:table-cell>
          <table:table-cell office:value-type="float" office:value="698">
            <text:p>698</text:p>
          </table:table-cell>
          <table:table-cell office:value-type="string">
            <text:p><text:s text:c="2"/>107545 <text:s text:c="2"/>SH <text:s text:c="7"/>SOLE <text:s text:c="15"/>107545 <text:s text:c="6"/>0 <text:s text:c="7"/>0<text:tab/><text:tab/></text:p>
          </table:table-cell>
        </table:table-row>
        <table:table-row table:style-name="ro1">
          <table:table-cell office:value-type="string">
            <text:p>HAEMONETICS CORP</text:p>
          </table:table-cell>
          <table:table-cell office:value-type="string">
            <text:p><text:s text:c="2"/>COM <text:s text:c="12"/>405024100</text:p>
          </table:table-cell>
          <table:table-cell office:value-type="float" office:value="351">
            <text:p>351</text:p>
          </table:table-cell>
          <table:table-cell office:value-type="string">
            <text:p><text:s text:c="4"/>4737 <text:s text:c="2"/>SH <text:s text:c="7"/>SOLE <text:s text:c="17"/>4737 <text:s text:c="6"/>0 <text:s text:c="7"/>0<text:tab/><text:tab/></text:p>
          </table:table-cell>
        </table:table-row>
        <table:table-row table:style-name="ro1">
          <table:table-cell office:value-type="string">
            <text:p>HANMI FINL CORP</text:p>
          </table:table-cell>
          <table:table-cell office:value-type="string">
            <text:p><text:s text:c="2"/>COM NEW <text:s text:c="8"/>410495204</text:p>
          </table:table-cell>
          <table:table-cell office:value-type="float" office:value="181">
            <text:p>181</text:p>
          </table:table-cell>
          <table:table-cell office:value-type="string">
            <text:p><text:s text:c="3"/>17300 <text:s text:c="2"/>SH <text:s text:c="7"/>SOLE <text:s text:c="16"/>17300 <text:s text:c="6"/>0 <text:s text:c="7"/>0<text:tab/><text:tab/></text:p>
          </table:table-cell>
        </table:table-row>
        <table:table-row table:style-name="ro1">
          <table:table-cell office:value-type="string">
            <text:p>HALLIBURTON CO</text:p>
          </table:table-cell>
          <table:table-cell office:value-type="string">
            <text:p><text:s text:c="2"/>COM <text:s text:c="12"/>406216101</text:p>
          </table:table-cell>
          <table:table-cell office:value-type="float" office:value="1452">
            <text:p>1452</text:p>
          </table:table-cell>
          <table:table-cell office:value-type="string">
            <text:p><text:s text:c="3"/>51130 <text:s text:c="2"/>SH <text:s text:c="7"/>SOLE <text:s text:c="16"/>51130 <text:s text:c="6"/>0 <text:s text:c="7"/>0<text:tab/><text:tab/></text:p>
          </table:table-cell>
        </table:table-row>
        <table:table-row table:style-name="ro1">
          <table:table-cell office:value-type="string">
            <text:p>HSBC HLDGS PLC</text:p>
          </table:table-cell>
          <table:table-cell office:value-type="string">
            <text:p><text:s text:c="2"/>SPON ADR NEW <text:s text:c="3"/>404280406</text:p>
          </table:table-cell>
          <table:table-cell office:value-type="float" office:value="217">
            <text:p>217</text:p>
          </table:table-cell>
          <table:table-cell office:value-type="string">
            <text:p><text:s text:c="4"/>4906 <text:s text:c="2"/>SH <text:s text:c="7"/>SOLE <text:s text:c="17"/>4906 <text:s text:c="6"/>0 <text:s text:c="7"/>0<text:tab/><text:tab/></text:p>
          </table:table-cell>
        </table:table-row>
        <table:table-row table:style-name="ro1">
          <table:table-cell office:value-type="string">
            <text:p>HARVARD BIOSCIENCE INC</text:p>
          </table:table-cell>
          <table:table-cell office:value-type="string">
            <text:p><text:s text:c="2"/>COM <text:s text:c="12"/>416906105</text:p>
          </table:table-cell>
          <table:table-cell office:value-type="float" office:value="254">
            <text:p>254</text:p>
          </table:table-cell>
          <table:table-cell office:value-type="string">
            <text:p><text:s text:c="3"/>67600 <text:s text:c="2"/>SH <text:s text:c="7"/>SOLE <text:s text:c="16"/>67600 <text:s text:c="6"/>0 <text:s text:c="7"/>0<text:tab/><text:tab/></text:p>
          </table:table-cell>
        </table:table-row>
        <table:table-row table:style-name="ro1">
          <table:table-cell office:value-type="string">
            <text:p>HCA HOLDINGS INC</text:p>
          </table:table-cell>
          <table:table-cell office:value-type="string">
            <text:p><text:s text:c="2"/>COM <text:s text:c="12"/>40412C101</text:p>
          </table:table-cell>
          <table:table-cell office:value-type="float" office:value="334">
            <text:p>334</text:p>
          </table:table-cell>
          <table:table-cell office:value-type="string">
            <text:p><text:s text:c="3"/>10979 <text:s text:c="2"/>SH <text:s text:c="7"/>SOLE <text:s text:c="16"/>10979 <text:s text:c="6"/>0 <text:s text:c="7"/>0<text:tab/><text:tab/></text:p>
          </table:table-cell>
        </table:table-row>
        <table:table-row table:style-name="ro1">
          <table:table-cell office:value-type="string">
            <text:p>HUDSON CITY BANCORP</text:p>
          </table:table-cell>
          <table:table-cell office:value-type="string">
            <text:p><text:s text:c="2"/>COM <text:s text:c="12"/>443683107</text:p>
          </table:table-cell>
          <table:table-cell office:value-type="float" office:value="1675">
            <text:p>1675</text:p>
          </table:table-cell>
          <table:table-cell office:value-type="string">
            <text:p><text:s text:c="2"/>263004 <text:s text:c="2"/>SH <text:s text:c="7"/>SOLE <text:s text:c="15"/>263004 <text:s text:c="6"/>0 <text:s text:c="7"/>0<text:tab/><text:tab/></text:p>
          </table:table-cell>
        </table:table-row>
        <table:table-row table:style-name="ro1">
          <table:table-cell office:value-type="string">
            <text:p>HACKETT GROUP INC</text:p>
          </table:table-cell>
          <table:table-cell office:value-type="string">
            <text:p><text:s text:c="2"/>COM <text:s text:c="12"/>404609109</text:p>
          </table:table-cell>
          <table:table-cell office:value-type="float" office:value="338">
            <text:p>338</text:p>
          </table:table-cell>
          <table:table-cell office:value-type="string">
            <text:p><text:s text:c="3"/>60834 <text:s text:c="2"/>SH <text:s text:c="7"/>SOLE <text:s text:c="16"/>60834 <text:s text:c="6"/>0 <text:s text:c="7"/>0<text:tab/><text:tab/></text:p>
          </table:table-cell>
        </table:table-row>
        <table:table-row table:style-name="ro1">
          <table:table-cell office:value-type="string">
            <text:p>HOME DEPOT INC</text:p>
          </table:table-cell>
          <table:table-cell office:value-type="string">
            <text:p><text:s text:c="2"/>COM <text:s text:c="12"/>437076102</text:p>
          </table:table-cell>
          <table:table-cell office:value-type="float" office:value="646">
            <text:p>646</text:p>
          </table:table-cell>
          <table:table-cell office:value-type="string">
            <text:p><text:s text:c="3"/>12189 <text:s text:c="2"/>SH <text:s text:c="7"/>SOLE <text:s text:c="16"/>12189 <text:s text:c="6"/>0 <text:s text:c="7"/>0<text:tab/><text:tab/></text:p>
          </table:table-cell>
        </table:table-row>
        <table:table-row table:style-name="ro1">
          <table:table-cell office:value-type="string">
            <text:p>H &amp; E EQUIPMENT SERVICES IN</text:p>
          </table:table-cell>
          <table:table-cell office:value-type="string">
            <text:p><text:s text:c="2"/>COM <text:s text:c="12"/>404030108</text:p>
          </table:table-cell>
          <table:table-cell office:value-type="float" office:value="461">
            <text:p>461</text:p>
          </table:table-cell>
          <table:table-cell office:value-type="string">
            <text:p><text:s text:c="3"/>30627 <text:s text:c="2"/>SH <text:s text:c="7"/>SOLE <text:s text:c="16"/>30627 <text:s text:c="6"/>0 <text:s text:c="7"/>0<text:tab/><text:tab/></text:p>
          </table:table-cell>
        </table:table-row>
        <table:table-row table:style-name="ro1">
          <table:table-cell office:value-type="string">
            <text:p>HECKMANN CORP</text:p>
          </table:table-cell>
          <table:table-cell office:value-type="string">
            <text:p><text:s text:c="2"/>COM <text:s text:c="12"/>422680108</text:p>
          </table:table-cell>
          <table:table-cell office:value-type="float" office:value="44">
            <text:p>44</text:p>
          </table:table-cell>
          <table:table-cell office:value-type="string">
            <text:p><text:s text:c="3"/>12919 <text:s text:c="2"/>SH <text:s text:c="7"/>SOLE <text:s text:c="16"/>12919 <text:s text:c="6"/>0 <text:s text:c="7"/>0<text:tab/><text:tab/></text:p>
          </table:table-cell>
        </table:table-row>
        <table:table-row table:style-name="ro1">
          <table:table-cell office:value-type="string">
            <text:p>HESS CORP</text:p>
          </table:table-cell>
          <table:table-cell office:value-type="string">
            <text:p><text:s text:c="2"/>COM <text:s text:c="12"/>42809H107</text:p>
          </table:table-cell>
          <table:table-cell office:value-type="float" office:value="619">
            <text:p>619</text:p>
          </table:table-cell>
          <table:table-cell office:value-type="string">
            <text:p><text:s text:c="3"/>14251 <text:s text:c="2"/>SH <text:s text:c="7"/>SOLE <text:s text:c="16"/>14251 <text:s text:c="6"/>0 <text:s text:c="7"/>0<text:tab/><text:tab/></text:p>
          </table:table-cell>
        </table:table-row>
        <table:table-row table:style-name="ro1">
          <table:table-cell office:value-type="string">
            <text:p>HERITAGE FINL CORP WASH</text:p>
          </table:table-cell>
          <table:table-cell office:value-type="string">
            <text:p><text:s text:c="2"/>COM <text:s text:c="12"/>42722X106</text:p>
          </table:table-cell>
          <table:table-cell office:value-type="float" office:value="304">
            <text:p>304</text:p>
          </table:table-cell>
          <table:table-cell office:value-type="string">
            <text:p><text:s text:c="3"/>20972 <text:s text:c="2"/>SH <text:s text:c="7"/>SOLE <text:s text:c="16"/>20972 <text:s text:c="6"/>0 <text:s text:c="7"/>0<text:tab/><text:tab/></text:p>
          </table:table-cell>
        </table:table-row>
        <table:table-row table:style-name="ro1">
          <table:table-cell office:value-type="string">
            <text:p>HHGREGG INC</text:p>
          </table:table-cell>
          <table:table-cell office:value-type="string">
            <text:p><text:s text:c="2"/>COM <text:s text:c="12"/>42833L108</text:p>
          </table:table-cell>
          <table:table-cell office:value-type="float" office:value="1158">
            <text:p>1158</text:p>
          </table:table-cell>
          <table:table-cell office:value-type="string">
            <text:p><text:s text:c="2"/>102409 <text:s text:c="2"/>SH <text:s text:c="7"/>SOLE <text:s text:c="15"/>102409 <text:s text:c="6"/>0 <text:s text:c="7"/>0<text:tab/><text:tab/></text:p>
          </table:table-cell>
        </table:table-row>
        <table:table-row table:style-name="ro1">
          <table:table-cell office:value-type="string">
            <text:p>HANGER INC</text:p>
          </table:table-cell>
          <table:table-cell office:value-type="string">
            <text:p><text:s text:c="2"/>COM NEW <text:s text:c="8"/>41043F208</text:p>
          </table:table-cell>
          <table:table-cell office:value-type="float" office:value="253">
            <text:p>253</text:p>
          </table:table-cell>
          <table:table-cell office:value-type="string">
            <text:p><text:s text:c="4"/>9853 <text:s text:c="2"/>SH <text:s text:c="7"/>SOLE <text:s text:c="17"/>9853 <text:s text:c="6"/>0 <text:s text:c="7"/>0<text:tab/><text:tab/></text:p>
          </table:table-cell>
        </table:table-row>
        <table:table-row table:style-name="ro1">
          <table:table-cell office:value-type="string">
            <text:p>HUMAN GENOME SCIENCES INC</text:p>
          </table:table-cell>
          <table:table-cell office:value-type="string">
            <text:p><text:s text:c="2"/>COM <text:s text:c="12"/>444903108</text:p>
          </table:table-cell>
          <table:table-cell office:value-type="float" office:value="349">
            <text:p>349</text:p>
          </table:table-cell>
          <table:table-cell office:value-type="string">
            <text:p><text:s text:c="3"/>26601 <text:s text:c="2"/>SH <text:s text:c="7"/>SOLE <text:s text:c="16"/>26601 <text:s text:c="6"/>0 <text:s text:c="7"/>0<text:tab/><text:tab/></text:p>
          </table:table-cell>
        </table:table-row>
        <table:table-row table:style-name="ro1">
          <table:table-cell office:value-type="string">
            <text:p>DOT HILL SYS CORP</text:p>
          </table:table-cell>
          <table:table-cell office:value-type="string">
            <text:p><text:s text:c="2"/>COM <text:s text:c="12"/>25848T109</text:p>
          </table:table-cell>
          <table:table-cell office:value-type="float" office:value="31">
            <text:p>31</text:p>
          </table:table-cell>
          <table:table-cell office:value-type="string">
            <text:p><text:s text:c="3"/>26798 <text:s text:c="2"/>SH <text:s text:c="7"/>SOLE <text:s text:c="16"/>26798 <text:s text:c="6"/>0 <text:s text:c="7"/>0<text:tab/><text:tab/></text:p>
          </table:table-cell>
        </table:table-row>
        <table:table-row table:style-name="ro1">
          <table:table-cell office:value-type="string">
            <text:p>HI-TECH PHARMACAL INC</text:p>
          </table:table-cell>
          <table:table-cell office:value-type="string">
            <text:p><text:s text:c="2"/>COM <text:s text:c="12"/>42840B101</text:p>
          </table:table-cell>
          <table:table-cell office:value-type="float" office:value="709">
            <text:p>709</text:p>
          </table:table-cell>
          <table:table-cell office:value-type="string">
            <text:p><text:s text:c="3"/>21917 <text:s text:c="2"/>SH <text:s text:c="7"/>SOLE <text:s text:c="16"/>21917 <text:s text:c="6"/>0 <text:s text:c="7"/>0<text:tab/><text:tab/></text:p>
          </table:table-cell>
        </table:table-row>
        <table:table-row table:style-name="ro1">
          <table:table-cell office:value-type="string">
            <text:p>HECLA MNG CO</text:p>
          </table:table-cell>
          <table:table-cell office:value-type="string">
            <text:p><text:s text:c="2"/>COM <text:s text:c="12"/>422704106</text:p>
          </table:table-cell>
          <table:table-cell office:value-type="float" office:value="180">
            <text:p>180</text:p>
          </table:table-cell>
          <table:table-cell office:value-type="string">
            <text:p><text:s text:c="3"/>37991 <text:s text:c="2"/>SH <text:s text:c="7"/>SOLE <text:s text:c="16"/>37991 <text:s text:c="6"/>0 <text:s text:c="7"/>0<text:tab/><text:tab/></text:p>
          </table:table-cell>
        </table:table-row>
        <table:table-row table:style-name="ro1">
          <table:table-cell office:value-type="string">
            <text:p>HERBALIFE LTD</text:p>
          </table:table-cell>
          <table:table-cell office:value-type="string">
            <text:p><text:s text:c="2"/>COM USD SHS <text:s text:c="4"/>G4412G101</text:p>
          </table:table-cell>
          <table:table-cell office:value-type="float" office:value="1258">
            <text:p>1258</text:p>
          </table:table-cell>
          <table:table-cell office:value-type="string">
            <text:p><text:s text:c="3"/>26036 <text:s text:c="2"/>SH <text:s text:c="7"/>SOLE <text:s text:c="16"/>26036 <text:s text:c="6"/>0 <text:s text:c="7"/>0<text:tab/><text:tab/></text:p>
          </table:table-cell>
        </table:table-row>
        <table:table-row table:style-name="ro1">
          <table:table-cell office:value-type="string">
            <text:p>HEALTHSOUTH CORP</text:p>
          </table:table-cell>
          <table:table-cell office:value-type="string">
            <text:p><text:s text:c="2"/>COM NEW <text:s text:c="8"/>421924309</text:p>
          </table:table-cell>
          <table:table-cell office:value-type="float" office:value="679">
            <text:p>679</text:p>
          </table:table-cell>
          <table:table-cell office:value-type="string">
            <text:p><text:s text:c="3"/>29173 <text:s text:c="2"/>SH <text:s text:c="7"/>SOLE <text:s text:c="16"/>29173 <text:s text:c="6"/>0 <text:s text:c="7"/>0<text:tab/><text:tab/></text:p>
          </table:table-cell>
        </table:table-row>
        <table:table-row table:style-name="ro1">
          <table:table-cell office:value-type="string">
            <text:p>HELIX ENERGY SOLUTIONS GRP</text:p>
          </table:table-cell>
          <table:table-cell office:value-type="string">
            <text:p><text:s text:c="2"/>COM <text:s text:c="12"/>42330P107</text:p>
          </table:table-cell>
          <table:table-cell office:value-type="float" office:value="821">
            <text:p>821</text:p>
          </table:table-cell>
          <table:table-cell office:value-type="string">
            <text:p><text:s text:c="3"/>50036 <text:s text:c="2"/>SH <text:s text:c="7"/>SOLE <text:s text:c="16"/>50036 <text:s text:c="6"/>0 <text:s text:c="7"/>0<text:tab/><text:tab/></text:p>
          </table:table-cell>
        </table:table-row>
        <table:table-row table:style-name="ro1">
          <table:table-cell office:value-type="string">
            <text:p>HOME PROPERTIES INC</text:p>
          </table:table-cell>
          <table:table-cell office:value-type="string">
            <text:p><text:s text:c="2"/>COM <text:s text:c="12"/>437306103</text:p>
          </table:table-cell>
          <table:table-cell office:value-type="float" office:value="279">
            <text:p>279</text:p>
          </table:table-cell>
          <table:table-cell office:value-type="string">
            <text:p><text:s text:c="4"/>4543 <text:s text:c="2"/>SH <text:s text:c="7"/>SOLE <text:s text:c="17"/>4543 <text:s text:c="6"/>0 <text:s text:c="7"/>0<text:tab/><text:tab/></text:p>
          </table:table-cell>
        </table:table-row>
        <table:table-row table:style-name="ro1">
          <table:table-cell office:value-type="string">
            <text:p>HANDY &amp; HARMAN LTD</text:p>
          </table:table-cell>
          <table:table-cell office:value-type="string">
            <text:p><text:s text:c="2"/>COM <text:s text:c="12"/>410315105</text:p>
          </table:table-cell>
          <table:table-cell office:value-type="float" office:value="313">
            <text:p>313</text:p>
          </table:table-cell>
          <table:table-cell office:value-type="string">
            <text:p><text:s text:c="3"/>23200 <text:s text:c="2"/>SH <text:s text:c="7"/>SOLE <text:s text:c="16"/>23200 <text:s text:c="6"/>0 <text:s text:c="7"/>0<text:tab/><text:tab/></text:p>
          </table:table-cell>
        </table:table-row>
        <table:table-row table:style-name="ro1">
          <table:table-cell office:value-type="string">
            <text:p>HEALTH NET INC</text:p>
          </table:table-cell>
          <table:table-cell office:value-type="string">
            <text:p><text:s text:c="2"/>COM <text:s text:c="12"/>42222G108</text:p>
          </table:table-cell>
          <table:table-cell office:value-type="float" office:value="634">
            <text:p>634</text:p>
          </table:table-cell>
          <table:table-cell office:value-type="string">
            <text:p><text:s text:c="3"/>26128 <text:s text:c="2"/>SH <text:s text:c="7"/>SOLE <text:s text:c="16"/>26128 <text:s text:c="6"/>0 <text:s text:c="7"/>0<text:tab/><text:tab/></text:p>
          </table:table-cell>
        </table:table-row>
        <table:table-row table:style-name="ro1">
          <table:table-cell office:value-type="string">
            <text:p>HEINZ H J CO</text:p>
          </table:table-cell>
          <table:table-cell office:value-type="string">
            <text:p><text:s text:c="2"/>COM <text:s text:c="12"/>423074103</text:p>
          </table:table-cell>
          <table:table-cell office:value-type="float" office:value="375">
            <text:p>375</text:p>
          </table:table-cell>
          <table:table-cell office:value-type="string">
            <text:p><text:s text:c="4"/>6891 <text:s text:c="2"/>SH <text:s text:c="7"/>SOLE <text:s text:c="17"/>6891 <text:s text:c="6"/>0 <text:s text:c="7"/>0<text:tab/><text:tab/></text:p>
          </table:table-cell>
        </table:table-row>
        <table:table-row table:style-name="ro1">
          <table:table-cell office:value-type="string">
            <text:p>HARLEY DAVIDSON INC</text:p>
          </table:table-cell>
          <table:table-cell office:value-type="string">
            <text:p><text:s text:c="2"/>COM <text:s text:c="12"/>412822108</text:p>
          </table:table-cell>
          <table:table-cell office:value-type="float" office:value="1999">
            <text:p>1999</text:p>
          </table:table-cell>
          <table:table-cell office:value-type="string">
            <text:p><text:s text:c="3"/>43708 <text:s text:c="2"/>SH <text:s text:c="7"/>SOLE <text:s text:c="16"/>43708 <text:s text:c="6"/>0 <text:s text:c="7"/>0<text:tab/><text:tab/></text:p>
          </table:table-cell>
        </table:table-row>
        <table:table-row table:style-name="ro1">
          <table:table-cell office:value-type="string">
            <text:p>HOME BANCSHARES INC</text:p>
          </table:table-cell>
          <table:table-cell office:value-type="string">
            <text:p><text:s text:c="2"/>COM <text:s text:c="12"/>436893200</text:p>
          </table:table-cell>
          <table:table-cell office:value-type="float" office:value="214">
            <text:p>214</text:p>
          </table:table-cell>
          <table:table-cell office:value-type="string">
            <text:p><text:s text:c="4"/>7020 <text:s text:c="2"/>SH <text:s text:c="7"/>SOLE <text:s text:c="17"/>7020 <text:s text:c="6"/>0 <text:s text:c="7"/>0<text:tab/><text:tab/></text:p>
          </table:table-cell>
        </table:table-row>
        <table:table-row table:style-name="ro1">
          <table:table-cell office:value-type="string">
            <text:p>HOME FED BANCORP INC MD</text:p>
          </table:table-cell>
          <table:table-cell office:value-type="string">
            <text:p><text:s text:c="2"/>COM <text:s text:c="12"/>43710G105</text:p>
          </table:table-cell>
          <table:table-cell office:value-type="float" office:value="164">
            <text:p>164</text:p>
          </table:table-cell>
          <table:table-cell office:value-type="string">
            <text:p><text:s text:c="3"/>15700 <text:s text:c="2"/>SH <text:s text:c="7"/>SOLE <text:s text:c="16"/>15700 <text:s text:c="6"/>0 <text:s text:c="7"/>0<text:tab/><text:tab/></text:p>
          </table:table-cell>
        </table:table-row>
        <table:table-row table:style-name="ro1">
          <table:table-cell office:value-type="string">
            <text:p>HONEYWELL INTL INC</text:p>
          </table:table-cell>
          <table:table-cell office:value-type="string">
            <text:p><text:s text:c="2"/>COM <text:s text:c="12"/>438516106</text:p>
          </table:table-cell>
          <table:table-cell office:value-type="float" office:value="1383">
            <text:p>1383</text:p>
          </table:table-cell>
          <table:table-cell office:value-type="string">
            <text:p><text:s text:c="3"/>24765 <text:s text:c="2"/>SH <text:s text:c="7"/>SOLE <text:s text:c="16"/>24765 <text:s text:c="6"/>0 <text:s text:c="7"/>0<text:tab/><text:tab/></text:p>
          </table:table-cell>
        </table:table-row>
        <table:table-row table:style-name="ro1">
          <table:table-cell office:value-type="string">
            <text:p>HOT TOPIC INC</text:p>
          </table:table-cell>
          <table:table-cell office:value-type="string">
            <text:p><text:s text:c="2"/>COM <text:s text:c="12"/>441339108</text:p>
          </table:table-cell>
          <table:table-cell office:value-type="float" office:value="888">
            <text:p>888</text:p>
          </table:table-cell>
          <table:table-cell office:value-type="string">
            <text:p><text:s text:c="3"/>91918 <text:s text:c="2"/>SH <text:s text:c="7"/>SOLE <text:s text:c="16"/>91918 <text:s text:c="6"/>0 <text:s text:c="7"/>0<text:tab/><text:tab/></text:p>
          </table:table-cell>
        </table:table-row>
        <table:table-row table:style-name="ro1">
          <table:table-cell office:value-type="string">
            <text:p>HEWLETT PACKARD CO</text:p>
          </table:table-cell>
          <table:table-cell office:value-type="string">
            <text:p><text:s text:c="2"/>COM <text:s text:c="12"/>428236103</text:p>
          </table:table-cell>
          <table:table-cell office:value-type="float" office:value="3246">
            <text:p>3246</text:p>
          </table:table-cell>
          <table:table-cell office:value-type="string">
            <text:p><text:s text:c="2"/>161396 <text:s text:c="2"/>SH <text:s text:c="7"/>SOLE <text:s text:c="15"/>161396 <text:s text:c="6"/>0 <text:s text:c="7"/>0<text:tab/><text:tab/></text:p>
          </table:table-cell>
        </table:table-row>
        <table:table-row table:style-name="ro1">
          <table:table-cell office:value-type="string">
            <text:p>HOSPITALITY PPTYS TR</text:p>
          </table:table-cell>
          <table:table-cell office:value-type="string">
            <text:p><text:s text:c="2"/>COM SH BEN INT <text:s/>44106M102</text:p>
          </table:table-cell>
          <table:table-cell office:value-type="float" office:value="865">
            <text:p>865</text:p>
          </table:table-cell>
          <table:table-cell office:value-type="string">
            <text:p><text:s text:c="3"/>34910 <text:s text:c="2"/>SH <text:s text:c="7"/>SOLE <text:s text:c="16"/>34910 <text:s text:c="6"/>0 <text:s text:c="7"/>0<text:tab/><text:tab/></text:p>
          </table:table-cell>
        </table:table-row>
        <table:table-row table:style-name="ro1">
          <table:table-cell office:value-type="string">
            <text:p>HEARTLAND PMT SYS INC</text:p>
          </table:table-cell>
          <table:table-cell office:value-type="string">
            <text:p><text:s text:c="2"/>COM <text:s text:c="12"/>42235N108</text:p>
          </table:table-cell>
          <table:table-cell office:value-type="float" office:value="706">
            <text:p>706</text:p>
          </table:table-cell>
          <table:table-cell office:value-type="string">
            <text:p><text:s text:c="3"/>23475 <text:s text:c="2"/>SH <text:s text:c="7"/>SOLE <text:s text:c="16"/>23475 <text:s text:c="6"/>0 <text:s text:c="7"/>0<text:tab/><text:tab/></text:p>
          </table:table-cell>
        </table:table-row>
        <table:table-row table:style-name="ro1">
          <table:table-cell office:value-type="string">
            <text:p>HEALTHCARE RLTY TR</text:p>
          </table:table-cell>
          <table:table-cell office:value-type="string">
            <text:p><text:s text:c="2"/>COM <text:s text:c="12"/>421946104</text:p>
          </table:table-cell>
          <table:table-cell office:value-type="float" office:value="440">
            <text:p>440</text:p>
          </table:table-cell>
          <table:table-cell office:value-type="string">
            <text:p><text:s text:c="3"/>18454 <text:s text:c="2"/>SH <text:s text:c="7"/>SOLE <text:s text:c="16"/>18454 <text:s text:c="6"/>0 <text:s text:c="7"/>0<text:tab/><text:tab/></text:p>
          </table:table-cell>
        </table:table-row>
        <table:table-row table:style-name="ro1">
          <table:table-cell office:value-type="string">
            <text:p>BLOCK H &amp; R INC</text:p>
          </table:table-cell>
          <table:table-cell office:value-type="string">
            <text:p><text:s text:c="2"/>COM <text:s text:c="12"/>093671105</text:p>
          </table:table-cell>
          <table:table-cell office:value-type="float" office:value="730">
            <text:p>730</text:p>
          </table:table-cell>
          <table:table-cell office:value-type="string">
            <text:p><text:s text:c="3"/>45693 <text:s text:c="2"/>SH <text:s text:c="7"/>SOLE <text:s text:c="16"/>45693 <text:s text:c="6"/>0 <text:s text:c="7"/>0<text:tab/><text:tab/></text:p>
          </table:table-cell>
        </table:table-row>
        <table:table-row table:style-name="ro1">
          <table:table-cell office:value-type="string">
            <text:p>HILL ROM HLDGS INC</text:p>
          </table:table-cell>
          <table:table-cell office:value-type="string">
            <text:p><text:s text:c="2"/>COM <text:s text:c="12"/>431475102</text:p>
          </table:table-cell>
          <table:table-cell office:value-type="float" office:value="1153">
            <text:p>1153</text:p>
          </table:table-cell>
          <table:table-cell office:value-type="string">
            <text:p><text:s text:c="3"/>37370 <text:s text:c="2"/>SH <text:s text:c="7"/>SOLE <text:s text:c="16"/>37370 <text:s text:c="6"/>0 <text:s text:c="7"/>0<text:tab/><text:tab/></text:p>
          </table:table-cell>
        </table:table-row>
        <table:table-row table:style-name="ro1">
          <table:table-cell office:value-type="string">
            <text:p>HARSCO CORP</text:p>
          </table:table-cell>
          <table:table-cell office:value-type="string">
            <text:p><text:s text:c="2"/>COM <text:s text:c="12"/>415864107</text:p>
          </table:table-cell>
          <table:table-cell office:value-type="float" office:value="477">
            <text:p>477</text:p>
          </table:table-cell>
          <table:table-cell office:value-type="string">
            <text:p><text:s text:c="3"/>23424 <text:s text:c="2"/>SH <text:s text:c="7"/>SOLE <text:s text:c="16"/>23424 <text:s text:c="6"/>0 <text:s text:c="7"/>0<text:tab/><text:tab/></text:p>
          </table:table-cell>
        </table:table-row>
        <table:table-row table:style-name="ro1">
          <table:table-cell office:value-type="string">
            <text:p>HILLSHIRE BRANDS CO</text:p>
          </table:table-cell>
          <table:table-cell office:value-type="string">
            <text:p><text:s text:c="2"/>COM <text:s text:c="12"/>432589109</text:p>
          </table:table-cell>
          <table:table-cell office:value-type="float" office:value="804">
            <text:p>804</text:p>
          </table:table-cell>
          <table:table-cell office:value-type="string">
            <text:p><text:s text:c="3"/>27749 <text:s text:c="2"/>SH <text:s text:c="7"/>SOLE <text:s text:c="16"/>27749 <text:s text:c="6"/>0 <text:s text:c="7"/>0<text:tab/><text:tab/></text:p>
          </table:table-cell>
        </table:table-row>
        <table:table-row table:style-name="ro1">
          <table:table-cell office:value-type="string">
            <text:p>SCHEIN HENRY INC</text:p>
          </table:table-cell>
          <table:table-cell office:value-type="string">
            <text:p><text:s text:c="2"/>COM <text:s text:c="12"/>806407102</text:p>
          </table:table-cell>
          <table:table-cell office:value-type="float" office:value="1209">
            <text:p>1209</text:p>
          </table:table-cell>
          <table:table-cell office:value-type="string">
            <text:p><text:s text:c="3"/>15405 <text:s text:c="2"/>SH <text:s text:c="7"/>SOLE <text:s text:c="16"/>15405 <text:s text:c="6"/>0 <text:s text:c="7"/>0<text:tab/><text:tab/></text:p>
          </table:table-cell>
        </table:table-row>
        <table:table-row table:style-name="ro1">
          <table:table-cell office:value-type="string">
            <text:p>HSN INC</text:p>
          </table:table-cell>
          <table:table-cell office:value-type="string">
            <text:p><text:s text:c="2"/>COM <text:s text:c="12"/>404303109</text:p>
          </table:table-cell>
          <table:table-cell office:value-type="float" office:value="552">
            <text:p>552</text:p>
          </table:table-cell>
          <table:table-cell office:value-type="string">
            <text:p><text:s text:c="3"/>13676 <text:s text:c="2"/>SH <text:s text:c="7"/>SOLE <text:s text:c="16"/>13676 <text:s text:c="6"/>0 <text:s text:c="7"/>0<text:tab/><text:tab/></text:p>
          </table:table-cell>
        </table:table-row>
        <table:table-row table:style-name="ro1">
          <table:table-cell office:value-type="string">
            <text:p>HUDSON GLOBAL INC</text:p>
          </table:table-cell>
          <table:table-cell office:value-type="string">
            <text:p><text:s text:c="2"/>COM <text:s text:c="12"/>443787106</text:p>
          </table:table-cell>
          <table:table-cell office:value-type="float" office:value="86">
            <text:p>86</text:p>
          </table:table-cell>
          <table:table-cell office:value-type="string">
            <text:p><text:s text:c="3"/>20583 <text:s text:c="2"/>SH <text:s text:c="7"/>SOLE <text:s text:c="16"/>20583 <text:s text:c="6"/>0 <text:s text:c="7"/>0<text:tab/><text:tab/></text:p>
          </table:table-cell>
        </table:table-row>
        <table:table-row table:style-name="ro1">
          <table:table-cell office:value-type="string">
            <text:p>HOSPIRA INC</text:p>
          </table:table-cell>
          <table:table-cell office:value-type="string">
            <text:p><text:s text:c="2"/>COM <text:s text:c="12"/>441060100</text:p>
          </table:table-cell>
          <table:table-cell office:value-type="float" office:value="404">
            <text:p>404</text:p>
          </table:table-cell>
          <table:table-cell office:value-type="string">
            <text:p><text:s text:c="3"/>11557 <text:s text:c="2"/>SH <text:s text:c="7"/>SOLE <text:s text:c="16"/>11557 <text:s text:c="6"/>0 <text:s text:c="7"/>0<text:tab/><text:tab/></text:p>
          </table:table-cell>
        </table:table-row>
        <table:table-row table:style-name="ro1">
          <table:table-cell office:value-type="string">
            <text:p>HOST HOTELS &amp; RESORTS INC</text:p>
          </table:table-cell>
          <table:table-cell office:value-type="string">
            <text:p><text:s text:c="2"/>COM <text:s text:c="12"/>44107P104</text:p>
          </table:table-cell>
          <table:table-cell office:value-type="float" office:value="890">
            <text:p>890</text:p>
          </table:table-cell>
          <table:table-cell office:value-type="string">
            <text:p><text:s text:c="3"/>56270 <text:s text:c="2"/>SH <text:s text:c="7"/>SOLE <text:s text:c="16"/>56270 <text:s text:c="6"/>0 <text:s text:c="7"/>0<text:tab/><text:tab/></text:p>
          </table:table-cell>
        </table:table-row>
        <table:table-row table:style-name="ro1">
          <table:table-cell office:value-type="string">
            <text:p>HERITAGE COMMERCE CORP</text:p>
          </table:table-cell>
          <table:table-cell office:value-type="string">
            <text:p><text:s text:c="2"/>COM <text:s text:c="12"/>426927109</text:p>
          </table:table-cell>
          <table:table-cell office:value-type="float" office:value="89">
            <text:p>89</text:p>
          </table:table-cell>
          <table:table-cell office:value-type="string">
            <text:p><text:s text:c="3"/>13600 <text:s text:c="2"/>SH <text:s text:c="7"/>SOLE <text:s text:c="16"/>13600 <text:s text:c="6"/>0 <text:s text:c="7"/>0<text:tab/><text:tab/></text:p>
          </table:table-cell>
        </table:table-row>
        <table:table-row table:style-name="ro1">
          <table:table-cell office:value-type="string">
            <text:p>HICKORY TECH CORP</text:p>
          </table:table-cell>
          <table:table-cell office:value-type="string">
            <text:p><text:s text:c="2"/>COM <text:s text:c="12"/>429060106</text:p>
          </table:table-cell>
          <table:table-cell office:value-type="float" office:value="199">
            <text:p>199</text:p>
          </table:table-cell>
          <table:table-cell office:value-type="string">
            <text:p><text:s text:c="3"/>17850 <text:s text:c="2"/>SH <text:s text:c="7"/>SOLE <text:s text:c="16"/>17850 <text:s text:c="6"/>0 <text:s text:c="7"/>0<text:tab/><text:tab/></text:p>
          </table:table-cell>
        </table:table-row>
        <table:table-row table:style-name="ro1">
          <table:table-cell office:value-type="string">
            <text:p>HEARTLAND FINL USA INC</text:p>
          </table:table-cell>
          <table:table-cell office:value-type="string">
            <text:p><text:s text:c="2"/>COM <text:s text:c="12"/>42234Q102</text:p>
          </table:table-cell>
          <table:table-cell office:value-type="float" office:value="208">
            <text:p>208</text:p>
          </table:table-cell>
          <table:table-cell office:value-type="string">
            <text:p><text:s text:c="4"/>8678 <text:s text:c="2"/>SH <text:s text:c="7"/>SOLE <text:s text:c="17"/>8678 <text:s text:c="6"/>0 <text:s text:c="7"/>0<text:tab/><text:tab/></text:p>
          </table:table-cell>
        </table:table-row>
        <table:table-row table:style-name="ro1">
          <table:table-cell office:value-type="string">
            <text:p>HERTZ GLOBAL HOLDINGS INC</text:p>
          </table:table-cell>
          <table:table-cell office:value-type="string">
            <text:p><text:s text:c="2"/>COM <text:s text:c="12"/>42805T105</text:p>
          </table:table-cell>
          <table:table-cell office:value-type="float" office:value="257">
            <text:p>257</text:p>
          </table:table-cell>
          <table:table-cell office:value-type="string">
            <text:p><text:s text:c="3"/>20051 <text:s text:c="2"/>SH <text:s text:c="7"/>SOLE <text:s text:c="16"/>20051 <text:s text:c="6"/>0 <text:s text:c="7"/>0<text:tab/><text:tab/></text:p>
          </table:table-cell>
        </table:table-row>
        <table:table-row table:style-name="ro1">
          <table:table-cell office:value-type="string">
            <text:p>HUMANA INC</text:p>
          </table:table-cell>
          <table:table-cell office:value-type="string">
            <text:p><text:s text:c="2"/>COM <text:s text:c="12"/>444859102</text:p>
          </table:table-cell>
          <table:table-cell office:value-type="float" office:value="1916">
            <text:p>1916</text:p>
          </table:table-cell>
          <table:table-cell office:value-type="string">
            <text:p><text:s text:c="3"/>24745 <text:s text:c="2"/>SH <text:s text:c="7"/>SOLE <text:s text:c="16"/>24745 <text:s text:c="6"/>0 <text:s text:c="7"/>0<text:tab/><text:tab/></text:p>
          </table:table-cell>
        </table:table-row>
        <table:table-row table:style-name="ro1">
          <table:table-cell office:value-type="string">
            <text:p>HAVERTY FURNITURE INC</text:p>
          </table:table-cell>
          <table:table-cell office:value-type="string">
            <text:p><text:s text:c="2"/>COM <text:s text:c="12"/>419596101</text:p>
          </table:table-cell>
          <table:table-cell office:value-type="float" office:value="463">
            <text:p>463</text:p>
          </table:table-cell>
          <table:table-cell office:value-type="string">
            <text:p><text:s text:c="3"/>41450 <text:s text:c="2"/>SH <text:s text:c="7"/>SOLE <text:s text:c="16"/>41450 <text:s text:c="6"/>0 <text:s text:c="7"/>0<text:tab/><text:tab/></text:p>
          </table:table-cell>
        </table:table-row>
        <table:table-row table:style-name="ro1">
          <table:table-cell office:value-type="string">
            <text:p>HOUSTON WIRE &amp; CABLE CO</text:p>
          </table:table-cell>
          <table:table-cell office:value-type="string">
            <text:p><text:s text:c="2"/>COM <text:s text:c="12"/>44244K109</text:p>
          </table:table-cell>
          <table:table-cell office:value-type="float" office:value="200">
            <text:p>200</text:p>
          </table:table-cell>
          <table:table-cell office:value-type="string">
            <text:p><text:s text:c="3"/>18370 <text:s text:c="2"/>SH <text:s text:c="7"/>SOLE <text:s text:c="16"/>18370 <text:s text:c="6"/>0 <text:s text:c="7"/>0<text:tab/><text:tab/></text:p>
          </table:table-cell>
        </table:table-row>
        <table:table-row table:style-name="ro1">
          <table:table-cell office:value-type="string">
            <text:p>IAC INTERACTIVECORP</text:p>
          </table:table-cell>
          <table:table-cell office:value-type="string">
            <text:p><text:s text:c="2"/>COM PAR $.001 <text:s text:c="2"/>44919P508</text:p>
          </table:table-cell>
          <table:table-cell office:value-type="float" office:value="231">
            <text:p>231</text:p>
          </table:table-cell>
          <table:table-cell office:value-type="string">
            <text:p><text:s text:c="4"/>5061 <text:s text:c="2"/>SH <text:s text:c="7"/>SOLE <text:s text:c="17"/>5061 <text:s text:c="6"/>0 <text:s text:c="7"/>0<text:tab/><text:tab/></text:p>
          </table:table-cell>
        </table:table-row>
        <table:table-row table:style-name="ro1">
          <table:table-cell office:value-type="string">
            <text:p>INTERNATIONAL BUSINESS MACH</text:p>
          </table:table-cell>
          <table:table-cell office:value-type="string">
            <text:p><text:s text:c="2"/>COM <text:s text:c="12"/>459200101</text:p>
          </table:table-cell>
          <table:table-cell office:value-type="float" office:value="2855">
            <text:p>2855</text:p>
          </table:table-cell>
          <table:table-cell office:value-type="string">
            <text:p><text:s text:c="3"/>14598 <text:s text:c="2"/>SH <text:s text:c="7"/>SOLE <text:s text:c="16"/>14598 <text:s text:c="6"/>0 <text:s text:c="7"/>0<text:tab/><text:tab/></text:p>
          </table:table-cell>
        </table:table-row>
        <table:table-row table:style-name="ro1">
          <table:table-cell office:value-type="string">
            <text:p>ICF INTL INC</text:p>
          </table:table-cell>
          <table:table-cell office:value-type="string">
            <text:p><text:s text:c="2"/>COM <text:s text:c="12"/>44925C103</text:p>
          </table:table-cell>
          <table:table-cell office:value-type="float" office:value="263">
            <text:p>263</text:p>
          </table:table-cell>
          <table:table-cell office:value-type="string">
            <text:p><text:s text:c="3"/>11085 <text:s text:c="2"/>SH <text:s text:c="7"/>SOLE <text:s text:c="16"/>11085 <text:s text:c="6"/>0 <text:s text:c="7"/>0<text:tab/><text:tab/></text:p>
          </table:table-cell>
        </table:table-row>
        <table:table-row table:style-name="ro1">
          <table:table-cell office:value-type="string">
            <text:p>ICU MED INC</text:p>
          </table:table-cell>
          <table:table-cell office:value-type="string">
            <text:p><text:s text:c="2"/>COM <text:s text:c="12"/>44930G107</text:p>
          </table:table-cell>
          <table:table-cell office:value-type="float" office:value="673">
            <text:p>673</text:p>
          </table:table-cell>
          <table:table-cell office:value-type="string">
            <text:p><text:s text:c="3"/>12638 <text:s text:c="2"/>SH <text:s text:c="7"/>SOLE <text:s text:c="16"/>12638 <text:s text:c="6"/>0 <text:s text:c="7"/>0<text:tab/><text:tab/></text:p>
          </table:table-cell>
        </table:table-row>
        <table:table-row table:style-name="ro1">
          <table:table-cell office:value-type="string">
            <text:p>IDT CORP</text:p>
          </table:table-cell>
          <table:table-cell office:value-type="string">
            <text:p><text:s text:c="2"/>CL B NEW <text:s text:c="7"/>448947507</text:p>
          </table:table-cell>
          <table:table-cell office:value-type="float" office:value="545">
            <text:p>545</text:p>
          </table:table-cell>
          <table:table-cell office:value-type="string">
            <text:p><text:s text:c="3"/>55588 <text:s text:c="2"/>SH <text:s text:c="7"/>SOLE <text:s text:c="16"/>55588 <text:s text:c="6"/>0 <text:s text:c="7"/>0<text:tab/><text:tab/></text:p>
          </table:table-cell>
        </table:table-row>
        <table:table-row table:style-name="ro1">
          <table:table-cell office:value-type="string">
            <text:p>INTEGRATED DEVICE TECHNOLOG</text:p>
          </table:table-cell>
          <table:table-cell office:value-type="string">
            <text:p><text:s text:c="2"/>COM <text:s text:c="12"/>458118106</text:p>
          </table:table-cell>
          <table:table-cell office:value-type="float" office:value="338">
            <text:p>338</text:p>
          </table:table-cell>
          <table:table-cell office:value-type="string">
            <text:p><text:s text:c="3"/>60088 <text:s text:c="2"/>SH <text:s text:c="7"/>SOLE <text:s text:c="16"/>60088 <text:s text:c="6"/>0 <text:s text:c="7"/>0<text:tab/><text:tab/></text:p>
          </table:table-cell>
        </table:table-row>
        <table:table-row table:style-name="ro1">
          <table:table-cell office:value-type="string">
            <text:p>IDEXX LABS INC</text:p>
          </table:table-cell>
          <table:table-cell office:value-type="string">
            <text:p><text:s text:c="2"/>COM <text:s text:c="12"/>45168D104</text:p>
          </table:table-cell>
          <table:table-cell office:value-type="float" office:value="358">
            <text:p>358</text:p>
          </table:table-cell>
          <table:table-cell office:value-type="string">
            <text:p><text:s text:c="4"/>3727 <text:s text:c="2"/>SH <text:s text:c="7"/>SOLE <text:s text:c="17"/>3727 <text:s text:c="6"/>0 <text:s text:c="7"/>0<text:tab/><text:tab/></text:p>
          </table:table-cell>
        </table:table-row>
        <table:table-row table:style-name="ro1">
          <table:table-cell office:value-type="string">
            <text:p>INTERNATIONAL FLAVORS&amp;FRAGR</text:p>
          </table:table-cell>
          <table:table-cell office:value-type="string">
            <text:p><text:s text:c="2"/>COM <text:s text:c="12"/>459506101</text:p>
          </table:table-cell>
          <table:table-cell office:value-type="float" office:value="1010">
            <text:p>1010</text:p>
          </table:table-cell>
          <table:table-cell office:value-type="string">
            <text:p><text:s text:c="3"/>18436 <text:s text:c="2"/>SH <text:s text:c="7"/>SOLE <text:s text:c="16"/>18436 <text:s text:c="6"/>0 <text:s text:c="7"/>0<text:tab/><text:tab/></text:p>
          </table:table-cell>
        </table:table-row>
        <table:table-row table:style-name="ro1">
          <table:table-cell office:value-type="string">
            <text:p>INGRAM MICRO INC</text:p>
          </table:table-cell>
          <table:table-cell office:value-type="string">
            <text:p><text:s text:c="2"/>CL A <text:s text:c="11"/>457153104</text:p>
          </table:table-cell>
          <table:table-cell office:value-type="float" office:value="436">
            <text:p>436</text:p>
          </table:table-cell>
          <table:table-cell office:value-type="string">
            <text:p><text:s text:c="3"/>24943 <text:s text:c="2"/>SH <text:s text:c="7"/>SOLE <text:s text:c="16"/>24943 <text:s text:c="6"/>0 <text:s text:c="7"/>0<text:tab/><text:tab/></text:p>
          </table:table-cell>
        </table:table-row>
        <table:table-row table:style-name="ro1">
          <table:table-cell office:value-type="string">
            <text:p>IMMUNOMEDICS INC</text:p>
          </table:table-cell>
          <table:table-cell office:value-type="string">
            <text:p><text:s text:c="2"/>COM <text:s text:c="12"/>452907108</text:p>
          </table:table-cell>
          <table:table-cell office:value-type="float" office:value="80">
            <text:p>80</text:p>
          </table:table-cell>
          <table:table-cell office:value-type="string">
            <text:p><text:s text:c="3"/>22390 <text:s text:c="2"/>SH <text:s text:c="7"/>SOLE <text:s text:c="16"/>22390 <text:s text:c="6"/>0 <text:s text:c="7"/>0<text:tab/><text:tab/></text:p>
          </table:table-cell>
        </table:table-row>
        <table:table-row table:style-name="ro1">
          <table:table-cell office:value-type="string">
            <text:p>CHIPMOS TECH BERMUDA LTD</text:p>
          </table:table-cell>
          <table:table-cell office:value-type="string">
            <text:p><text:s text:c="2"/>SHS <text:s text:c="12"/>G2110R114</text:p>
          </table:table-cell>
          <table:table-cell office:value-type="float" office:value="845">
            <text:p>845</text:p>
          </table:table-cell>
          <table:table-cell office:value-type="string">
            <text:p><text:s text:c="3"/>79755 <text:s text:c="2"/>SH <text:s text:c="7"/>SOLE <text:s text:c="16"/>79755 <text:s text:c="6"/>0 <text:s text:c="7"/>0<text:tab/><text:tab/></text:p>
          </table:table-cell>
        </table:table-row>
        <table:table-row table:style-name="ro1">
          <table:table-cell office:value-type="string">
            <text:p>INTERNAP NETWORK SVCS CORP</text:p>
          </table:table-cell>
          <table:table-cell office:value-type="string">
            <text:p><text:s text:c="2"/>COM PAR $.001 <text:s text:c="2"/>45885A300</text:p>
          </table:table-cell>
          <table:table-cell office:value-type="float" office:value="254">
            <text:p>254</text:p>
          </table:table-cell>
          <table:table-cell office:value-type="string">
            <text:p><text:s text:c="3"/>39024 <text:s text:c="2"/>SH <text:s text:c="7"/>SOLE <text:s text:c="16"/>39024 <text:s text:c="6"/>0 <text:s text:c="7"/>0<text:tab/><text:tab/></text:p>
          </table:table-cell>
        </table:table-row>
        <table:table-row table:style-name="ro1">
          <table:table-cell office:value-type="string">
            <text:p>INCYTE CORP</text:p>
          </table:table-cell>
          <table:table-cell office:value-type="string">
            <text:p><text:s text:c="2"/>COM <text:s text:c="12"/>45337C102</text:p>
          </table:table-cell>
          <table:table-cell office:value-type="float" office:value="939">
            <text:p>939</text:p>
          </table:table-cell>
          <table:table-cell office:value-type="string">
            <text:p><text:s text:c="3"/>41439 <text:s text:c="2"/>SH <text:s text:c="7"/>SOLE <text:s text:c="16"/>41439 <text:s text:c="6"/>0 <text:s text:c="7"/>0<text:tab/><text:tab/></text:p>
          </table:table-cell>
        </table:table-row>
        <table:table-row table:style-name="ro1">
          <table:table-cell office:value-type="string">
            <text:p>INFORMATICA CORP</text:p>
          </table:table-cell>
          <table:table-cell office:value-type="string">
            <text:p><text:s text:c="2"/>COM <text:s text:c="12"/>45666Q102</text:p>
          </table:table-cell>
          <table:table-cell office:value-type="float" office:value="752">
            <text:p>752</text:p>
          </table:table-cell>
          <table:table-cell office:value-type="string">
            <text:p><text:s text:c="3"/>17752 <text:s text:c="2"/>SH <text:s text:c="7"/>SOLE <text:s text:c="16"/>17752 <text:s text:c="6"/>0 <text:s text:c="7"/>0<text:tab/><text:tab/></text:p>
          </table:table-cell>
        </table:table-row>
        <table:table-row table:style-name="ro1">
          <table:table-cell office:value-type="string">
            <text:p>INGREDION INC</text:p>
          </table:table-cell>
          <table:table-cell office:value-type="string">
            <text:p><text:s text:c="2"/>COM <text:s text:c="12"/>457187102</text:p>
          </table:table-cell>
          <table:table-cell office:value-type="float" office:value="676">
            <text:p>676</text:p>
          </table:table-cell>
          <table:table-cell office:value-type="string">
            <text:p><text:s text:c="3"/>13643 <text:s text:c="2"/>SH <text:s text:c="7"/>SOLE <text:s text:c="16"/>13643 <text:s text:c="6"/>0 <text:s text:c="7"/>0<text:tab/><text:tab/></text:p>
          </table:table-cell>
        </table:table-row>
        <table:table-row table:style-name="ro1">
          <table:table-cell office:value-type="string">
            <text:p>INTEL CORP</text:p>
          </table:table-cell>
          <table:table-cell office:value-type="string">
            <text:p><text:s text:c="2"/>COM <text:s text:c="12"/>458140100</text:p>
          </table:table-cell>
          <table:table-cell office:value-type="float" office:value="1718">
            <text:p>1718</text:p>
          </table:table-cell>
          <table:table-cell office:value-type="string">
            <text:p><text:s text:c="3"/>64468 <text:s text:c="2"/>SH <text:s text:c="7"/>SOLE <text:s text:c="16"/>64468 <text:s text:c="6"/>0 <text:s text:c="7"/>0<text:tab/><text:tab/></text:p>
          </table:table-cell>
        </table:table-row>
        <table:table-row table:style-name="ro1">
          <table:table-cell office:value-type="string">
            <text:p>INTL FCSTONE INC</text:p>
          </table:table-cell>
          <table:table-cell office:value-type="string">
            <text:p><text:s text:c="2"/>COM <text:s text:c="12"/>46116V105</text:p>
          </table:table-cell>
          <table:table-cell office:value-type="float" office:value="536">
            <text:p>536</text:p>
          </table:table-cell>
          <table:table-cell office:value-type="string">
            <text:p><text:s text:c="3"/>27702 <text:s text:c="2"/>SH <text:s text:c="7"/>SOLE <text:s text:c="16"/>27702 <text:s text:c="6"/>0 <text:s text:c="7"/>0<text:tab/><text:tab/></text:p>
          </table:table-cell>
        </table:table-row>
        <table:table-row table:style-name="ro1">
          <table:table-cell office:value-type="string">
            <text:p>INTUIT</text:p>
          </table:table-cell>
          <table:table-cell office:value-type="string">
            <text:p><text:s text:c="2"/>COM <text:s text:c="12"/>461202103</text:p>
          </table:table-cell>
          <table:table-cell office:value-type="float" office:value="499">
            <text:p>499</text:p>
          </table:table-cell>
          <table:table-cell office:value-type="string">
            <text:p><text:s text:c="4"/>8415 <text:s text:c="2"/>SH <text:s text:c="7"/>SOLE <text:s text:c="17"/>8415 <text:s text:c="6"/>0 <text:s text:c="7"/>0<text:tab/><text:tab/></text:p>
          </table:table-cell>
        </table:table-row>
        <table:table-row table:style-name="ro1">
          <table:table-cell office:value-type="string">
            <text:p>INTERSECTIONS INC</text:p>
          </table:table-cell>
          <table:table-cell office:value-type="string">
            <text:p><text:s text:c="2"/>COM <text:s text:c="12"/>460981301</text:p>
          </table:table-cell>
          <table:table-cell office:value-type="float" office:value="835">
            <text:p>835</text:p>
          </table:table-cell>
          <table:table-cell office:value-type="string">
            <text:p><text:s text:c="3"/>52665 <text:s text:c="2"/>SH <text:s text:c="7"/>SOLE <text:s text:c="16"/>52665 <text:s text:c="6"/>0 <text:s text:c="7"/>0<text:tab/><text:tab/></text:p>
          </table:table-cell>
        </table:table-row>
        <table:table-row table:style-name="ro1">
          <table:table-cell office:value-type="string">
            <text:p>INVENSENSE INC</text:p>
          </table:table-cell>
          <table:table-cell office:value-type="string">
            <text:p><text:s text:c="2"/>COM <text:s text:c="12"/>46123D205</text:p>
          </table:table-cell>
          <table:table-cell office:value-type="float" office:value="297">
            <text:p>297</text:p>
          </table:table-cell>
          <table:table-cell office:value-type="string">
            <text:p><text:s text:c="3"/>26272 <text:s text:c="2"/>SH <text:s text:c="7"/>SOLE <text:s text:c="16"/>26272 <text:s text:c="6"/>0 <text:s text:c="7"/>0<text:tab/><text:tab/></text:p>
          </table:table-cell>
        </table:table-row>
        <table:table-row table:style-name="ro1">
          <table:table-cell office:value-type="string">
            <text:p>ION GEOPHYSICAL CORP</text:p>
          </table:table-cell>
          <table:table-cell office:value-type="string">
            <text:p><text:s text:c="2"/>COM <text:s text:c="12"/>462044108</text:p>
          </table:table-cell>
          <table:table-cell office:value-type="float" office:value="157">
            <text:p>157</text:p>
          </table:table-cell>
          <table:table-cell office:value-type="string">
            <text:p><text:s text:c="3"/>23856 <text:s text:c="2"/>SH <text:s text:c="7"/>SOLE <text:s text:c="16"/>23856 <text:s text:c="6"/>0 <text:s text:c="7"/>0<text:tab/><text:tab/></text:p>
          </table:table-cell>
        </table:table-row>
        <table:table-row table:style-name="ro1">
          <table:table-cell office:value-type="string">
            <text:p>INNOSPEC INC</text:p>
          </table:table-cell>
          <table:table-cell office:value-type="string">
            <text:p><text:s text:c="2"/>COM <text:s text:c="12"/>45768S105</text:p>
          </table:table-cell>
          <table:table-cell office:value-type="float" office:value="583">
            <text:p>583</text:p>
          </table:table-cell>
          <table:table-cell office:value-type="string">
            <text:p><text:s text:c="3"/>19657 <text:s text:c="2"/>SH <text:s text:c="7"/>SOLE <text:s text:c="16"/>19657 <text:s text:c="6"/>0 <text:s text:c="7"/>0<text:tab/><text:tab/></text:p>
          </table:table-cell>
        </table:table-row>
        <table:table-row table:style-name="ro1">
          <table:table-cell office:value-type="string">
            <text:p>INTL PAPER CO</text:p>
          </table:table-cell>
          <table:table-cell office:value-type="string">
            <text:p><text:s text:c="2"/>COM <text:s text:c="12"/>460146103</text:p>
          </table:table-cell>
          <table:table-cell office:value-type="float" office:value="1338">
            <text:p>1338</text:p>
          </table:table-cell>
          <table:table-cell office:value-type="string">
            <text:p><text:s text:c="3"/>46279 <text:s text:c="2"/>SH <text:s text:c="7"/>SOLE <text:s text:c="16"/>46279 <text:s text:c="6"/>0 <text:s text:c="7"/>0<text:tab/><text:tab/></text:p>
          </table:table-cell>
        </table:table-row>
        <table:table-row table:style-name="ro1">
          <table:table-cell office:value-type="string">
            <text:p>NEUTRAL TANDEM INC</text:p>
          </table:table-cell>
          <table:table-cell office:value-type="string">
            <text:p><text:s text:c="2"/>COM <text:s text:c="12"/>64128B108</text:p>
          </table:table-cell>
          <table:table-cell office:value-type="float" office:value="222">
            <text:p>222</text:p>
          </table:table-cell>
          <table:table-cell office:value-type="string">
            <text:p><text:s text:c="3"/>16834 <text:s text:c="2"/>SH <text:s text:c="7"/>SOLE <text:s text:c="16"/>16834 <text:s text:c="6"/>0 <text:s text:c="7"/>0<text:tab/><text:tab/></text:p>
          </table:table-cell>
        </table:table-row>
        <table:table-row table:style-name="ro1">
          <table:table-cell office:value-type="string">
            <text:p>IRIS INTL INC</text:p>
          </table:table-cell>
          <table:table-cell office:value-type="string">
            <text:p><text:s text:c="2"/>COM <text:s text:c="12"/>46270W105</text:p>
          </table:table-cell>
          <table:table-cell office:value-type="float" office:value="536">
            <text:p>536</text:p>
          </table:table-cell>
          <table:table-cell office:value-type="string">
            <text:p><text:s text:c="3"/>47725 <text:s text:c="2"/>SH <text:s text:c="7"/>SOLE <text:s text:c="16"/>47725 <text:s text:c="6"/>0 <text:s text:c="7"/>0<text:tab/><text:tab/></text:p>
          </table:table-cell>
        </table:table-row>
        <table:table-row table:style-name="ro1">
          <table:table-cell office:value-type="string">
            <text:p>IRON MTN INC</text:p>
          </table:table-cell>
          <table:table-cell office:value-type="string">
            <text:p><text:s text:c="2"/>COM <text:s text:c="12"/>462846106</text:p>
          </table:table-cell>
          <table:table-cell office:value-type="float" office:value="1240">
            <text:p>1240</text:p>
          </table:table-cell>
          <table:table-cell office:value-type="string">
            <text:p><text:s text:c="3"/>37623 <text:s text:c="2"/>SH <text:s text:c="7"/>SOLE <text:s text:c="16"/>37623 <text:s text:c="6"/>0 <text:s text:c="7"/>0<text:tab/><text:tab/></text:p>
          </table:table-cell>
        </table:table-row>
        <table:table-row table:style-name="ro1">
          <table:table-cell office:value-type="string">
            <text:p>INTERNATIONAL SHIPHOLDING C</text:p>
          </table:table-cell>
          <table:table-cell office:value-type="string">
            <text:p><text:s text:c="2"/>COM NEW <text:s text:c="8"/>460321201</text:p>
          </table:table-cell>
          <table:table-cell office:value-type="float" office:value="445">
            <text:p>445</text:p>
          </table:table-cell>
          <table:table-cell office:value-type="string">
            <text:p><text:s text:c="3"/>23599 <text:s text:c="2"/>SH <text:s text:c="7"/>SOLE <text:s text:c="16"/>23599 <text:s text:c="6"/>0 <text:s text:c="7"/>0<text:tab/><text:tab/></text:p>
          </table:table-cell>
        </table:table-row>
        <table:table-row table:style-name="ro1">
          <table:table-cell office:value-type="string">
            <text:p>INTERSIL CORP</text:p>
          </table:table-cell>
          <table:table-cell office:value-type="string">
            <text:p><text:s text:c="2"/>CL A <text:s text:c="11"/>46069S109</text:p>
          </table:table-cell>
          <table:table-cell office:value-type="float" office:value="284">
            <text:p>284</text:p>
          </table:table-cell>
          <table:table-cell office:value-type="string">
            <text:p><text:s text:c="3"/>26677 <text:s text:c="2"/>SH <text:s text:c="7"/>SOLE <text:s text:c="16"/>26677 <text:s text:c="6"/>0 <text:s text:c="7"/>0<text:tab/><text:tab/></text:p>
          </table:table-cell>
        </table:table-row>
        <table:table-row table:style-name="ro1">
          <table:table-cell office:value-type="string">
            <text:p>INTUITIVE SURGICAL INC</text:p>
          </table:table-cell>
          <table:table-cell office:value-type="string">
            <text:p><text:s text:c="2"/>COM NEW <text:s text:c="8"/>46120E602</text:p>
          </table:table-cell>
          <table:table-cell office:value-type="float" office:value="356">
            <text:p>356</text:p>
          </table:table-cell>
          <table:table-cell office:value-type="string">
            <text:p><text:s text:c="5"/>643 <text:s text:c="2"/>SH <text:s text:c="7"/>SOLE <text:s text:c="18"/>643 <text:s text:c="6"/>0 <text:s text:c="7"/>0<text:tab/><text:tab/></text:p>
          </table:table-cell>
        </table:table-row>
        <table:table-row table:style-name="ro1">
          <table:table-cell office:value-type="string">
            <text:p>INTEGRATED SILICON SOLUTION</text:p>
          </table:table-cell>
          <table:table-cell office:value-type="string">
            <text:p><text:s text:c="2"/>COM <text:s text:c="12"/>45812P107</text:p>
          </table:table-cell>
          <table:table-cell office:value-type="float" office:value="402">
            <text:p>402</text:p>
          </table:table-cell>
          <table:table-cell office:value-type="string">
            <text:p><text:s text:c="3"/>39793 <text:s text:c="2"/>SH <text:s text:c="7"/>SOLE <text:s text:c="16"/>39793 <text:s text:c="6"/>0 <text:s text:c="7"/>0<text:tab/><text:tab/></text:p>
          </table:table-cell>
        </table:table-row>
        <table:table-row table:style-name="ro1">
          <table:table-cell office:value-type="string">
            <text:p>ITC HLDGS CORP</text:p>
          </table:table-cell>
          <table:table-cell office:value-type="string">
            <text:p><text:s text:c="2"/>COM <text:s text:c="12"/>465685105</text:p>
          </table:table-cell>
          <table:table-cell office:value-type="float" office:value="532">
            <text:p>532</text:p>
          </table:table-cell>
          <table:table-cell office:value-type="string">
            <text:p><text:s text:c="4"/>7725 <text:s text:c="2"/>SH <text:s text:c="7"/>SOLE <text:s text:c="17"/>7725 <text:s text:c="6"/>0 <text:s text:c="7"/>0<text:tab/><text:tab/></text:p>
          </table:table-cell>
        </table:table-row>
        <table:table-row table:style-name="ro1">
          <table:table-cell office:value-type="string">
            <text:p>ITRON INC</text:p>
          </table:table-cell>
          <table:table-cell office:value-type="string">
            <text:p><text:s text:c="2"/>COM <text:s text:c="12"/>465741106</text:p>
          </table:table-cell>
          <table:table-cell office:value-type="float" office:value="648">
            <text:p>648</text:p>
          </table:table-cell>
          <table:table-cell office:value-type="string">
            <text:p><text:s text:c="3"/>15735 <text:s text:c="2"/>SH <text:s text:c="7"/>SOLE <text:s text:c="16"/>15735 <text:s text:c="6"/>0 <text:s text:c="7"/>0<text:tab/><text:tab/></text:p>
          </table:table-cell>
        </table:table-row>
        <table:table-row table:style-name="ro1">
          <table:table-cell office:value-type="string">
            <text:p>ITT CORP NEW</text:p>
          </table:table-cell>
          <table:table-cell office:value-type="string">
            <text:p><text:s text:c="2"/>COM NEW <text:s text:c="8"/>450911201</text:p>
          </table:table-cell>
          <table:table-cell office:value-type="float" office:value="1833">
            <text:p>1833</text:p>
          </table:table-cell>
          <table:table-cell office:value-type="string">
            <text:p><text:s text:c="2"/>104142 <text:s text:c="2"/>SH <text:s text:c="7"/>SOLE <text:s text:c="15"/>104142 <text:s text:c="6"/>0 <text:s text:c="7"/>0<text:tab/><text:tab/></text:p>
          </table:table-cell>
        </table:table-row>
        <table:table-row table:style-name="ro1">
          <table:table-cell office:value-type="string">
            <text:p>ITAU UNIBANCO HLDG SA</text:p>
          </table:table-cell>
          <table:table-cell office:value-type="string">
            <text:p><text:s text:c="2"/>SPON ADR REP PFD465562106</text:p>
          </table:table-cell>
          <table:table-cell office:value-type="float" office:value="164">
            <text:p>164</text:p>
          </table:table-cell>
          <table:table-cell office:value-type="string">
            <text:p><text:s text:c="3"/>11761 <text:s text:c="2"/>SH <text:s text:c="7"/>SOLE <text:s text:c="16"/>11761 <text:s text:c="6"/>0 <text:s text:c="7"/>0<text:tab/><text:tab/></text:p>
          </table:table-cell>
        </table:table-row>
        <table:table-row table:style-name="ro1">
          <table:table-cell office:value-type="string">
            <text:p>ILLINOIS TOOL WKS INC</text:p>
          </table:table-cell>
          <table:table-cell office:value-type="string">
            <text:p><text:s text:c="2"/>COM <text:s text:c="12"/>452308109</text:p>
          </table:table-cell>
          <table:table-cell office:value-type="float" office:value="2962">
            <text:p>2962</text:p>
          </table:table-cell>
          <table:table-cell office:value-type="string">
            <text:p><text:s text:c="3"/>56006 <text:s text:c="2"/>SH <text:s text:c="7"/>SOLE <text:s text:c="16"/>56006 <text:s text:c="6"/>0 <text:s text:c="7"/>0<text:tab/><text:tab/></text:p>
          </table:table-cell>
        </table:table-row>
        <table:table-row table:style-name="ro1">
          <table:table-cell office:value-type="string">
            <text:p>INVACARE CORP</text:p>
          </table:table-cell>
          <table:table-cell office:value-type="string">
            <text:p><text:s text:c="2"/>COM <text:s text:c="12"/>461203101</text:p>
          </table:table-cell>
          <table:table-cell office:value-type="float" office:value="288">
            <text:p>288</text:p>
          </table:table-cell>
          <table:table-cell office:value-type="string">
            <text:p><text:s text:c="3"/>18664 <text:s text:c="2"/>SH <text:s text:c="7"/>SOLE <text:s text:c="16"/>18664 <text:s text:c="6"/>0 <text:s text:c="7"/>0<text:tab/><text:tab/></text:p>
          </table:table-cell>
        </table:table-row>
        <table:table-row table:style-name="ro1">
          <table:table-cell office:value-type="string">
            <text:p>INVESCO LTD</text:p>
          </table:table-cell>
          <table:table-cell office:value-type="string">
            <text:p><text:s text:c="2"/>SHS <text:s text:c="12"/>G491BT108</text:p>
          </table:table-cell>
          <table:table-cell office:value-type="float" office:value="790">
            <text:p>790</text:p>
          </table:table-cell>
          <table:table-cell office:value-type="string">
            <text:p><text:s text:c="3"/>34938 <text:s text:c="2"/>SH <text:s text:c="7"/>SOLE <text:s text:c="16"/>34938 <text:s text:c="6"/>0 <text:s text:c="7"/>0<text:tab/><text:tab/></text:p>
          </table:table-cell>
        </table:table-row>
        <table:table-row table:style-name="ro1">
          <table:table-cell office:value-type="string">
            <text:p>IXYS CORP</text:p>
          </table:table-cell>
          <table:table-cell office:value-type="string">
            <text:p><text:s text:c="2"/>COM <text:s text:c="12"/>46600W106</text:p>
          </table:table-cell>
          <table:table-cell office:value-type="float" office:value="460">
            <text:p>460</text:p>
          </table:table-cell>
          <table:table-cell office:value-type="string">
            <text:p><text:s text:c="3"/>41300 <text:s text:c="2"/>SH <text:s text:c="7"/>SOLE <text:s text:c="16"/>41300 <text:s text:c="6"/>0 <text:s text:c="7"/>0<text:tab/><text:tab/></text:p>
          </table:table-cell>
        </table:table-row>
        <table:table-row table:style-name="ro1">
          <table:table-cell office:value-type="string">
            <text:p>JAZZ PHARMACEUTICALS PLC</text:p>
          </table:table-cell>
          <table:table-cell office:value-type="string">
            <text:p><text:s text:c="2"/>SHS USD <text:s text:c="8"/>G50871105</text:p>
          </table:table-cell>
          <table:table-cell office:value-type="float" office:value="1918">
            <text:p>1918</text:p>
          </table:table-cell>
          <table:table-cell office:value-type="string">
            <text:p><text:s text:c="3"/>42619 <text:s text:c="2"/>SH <text:s text:c="7"/>SOLE <text:s text:c="16"/>42619 <text:s text:c="6"/>0 <text:s text:c="7"/>0<text:tab/><text:tab/></text:p>
          </table:table-cell>
        </table:table-row>
        <table:table-row table:style-name="ro1">
          <table:table-cell office:value-type="string">
            <text:p>JABIL CIRCUIT INC</text:p>
          </table:table-cell>
          <table:table-cell office:value-type="string">
            <text:p><text:s text:c="2"/>COM <text:s text:c="12"/>466313103</text:p>
          </table:table-cell>
          <table:table-cell office:value-type="float" office:value="1139">
            <text:p>1139</text:p>
          </table:table-cell>
          <table:table-cell office:value-type="string">
            <text:p><text:s text:c="3"/>56018 <text:s text:c="2"/>SH <text:s text:c="7"/>SOLE <text:s text:c="16"/>56018 <text:s text:c="6"/>0 <text:s text:c="7"/>0<text:tab/><text:tab/></text:p>
          </table:table-cell>
        </table:table-row>
        <table:table-row table:style-name="ro1">
          <table:table-cell office:value-type="string">
            <text:p>JETBLUE AIRWAYS CORP</text:p>
          </table:table-cell>
          <table:table-cell office:value-type="string">
            <text:p><text:s text:c="2"/>COM <text:s text:c="12"/>477143101</text:p>
          </table:table-cell>
          <table:table-cell office:value-type="float" office:value="207">
            <text:p>207</text:p>
          </table:table-cell>
          <table:table-cell office:value-type="string">
            <text:p><text:s text:c="3"/>38968 <text:s text:c="2"/>SH <text:s text:c="7"/>SOLE <text:s text:c="16"/>38968 <text:s text:c="6"/>0 <text:s text:c="7"/>0<text:tab/><text:tab/></text:p>
          </table:table-cell>
        </table:table-row>
        <table:table-row table:style-name="ro1">
          <table:table-cell office:value-type="string">
            <text:p>SANFILIPPO JOHN B &amp; SON INC</text:p>
          </table:table-cell>
          <table:table-cell office:value-type="string">
            <text:p><text:s text:c="2"/>COM <text:s text:c="12"/>800422107</text:p>
          </table:table-cell>
          <table:table-cell office:value-type="float" office:value="684">
            <text:p>684</text:p>
          </table:table-cell>
          <table:table-cell office:value-type="string">
            <text:p><text:s text:c="3"/>38300 <text:s text:c="2"/>SH <text:s text:c="7"/>SOLE <text:s text:c="16"/>38300 <text:s text:c="6"/>0 <text:s text:c="7"/>0<text:tab/><text:tab/></text:p>
          </table:table-cell>
        </table:table-row>
        <table:table-row table:style-name="ro1">
          <table:table-cell office:value-type="string">
            <text:p>JOHN BEAN TECHNOLOGIES CORP</text:p>
          </table:table-cell>
          <table:table-cell office:value-type="string">
            <text:p><text:s text:c="2"/>COM <text:s text:c="12"/>477839104</text:p>
          </table:table-cell>
          <table:table-cell office:value-type="float" office:value="451">
            <text:p>451</text:p>
          </table:table-cell>
          <table:table-cell office:value-type="string">
            <text:p><text:s text:c="3"/>33255 <text:s text:c="2"/>SH <text:s text:c="7"/>SOLE <text:s text:c="16"/>33255 <text:s text:c="6"/>0 <text:s text:c="7"/>0<text:tab/><text:tab/></text:p>
          </table:table-cell>
        </table:table-row>
        <table:table-row table:style-name="ro1">
          <table:table-cell office:value-type="string">
            <text:p>JOHNSON CTLS INC</text:p>
          </table:table-cell>
          <table:table-cell office:value-type="string">
            <text:p><text:s text:c="2"/>COM <text:s text:c="12"/>478366107</text:p>
          </table:table-cell>
          <table:table-cell office:value-type="float" office:value="557">
            <text:p>557</text:p>
          </table:table-cell>
          <table:table-cell office:value-type="string">
            <text:p><text:s text:c="3"/>20085 <text:s text:c="2"/>SH <text:s text:c="7"/>SOLE <text:s text:c="16"/>20085 <text:s text:c="6"/>0 <text:s text:c="7"/>0<text:tab/><text:tab/></text:p>
          </table:table-cell>
        </table:table-row>
        <table:table-row table:style-name="ro1">
          <table:table-cell office:value-type="string">
            <text:p>PENNEY J C INC</text:p>
          </table:table-cell>
          <table:table-cell office:value-type="string">
            <text:p><text:s text:c="2"/>COM <text:s text:c="12"/>708160106</text:p>
          </table:table-cell>
          <table:table-cell office:value-type="float" office:value="563">
            <text:p>563</text:p>
          </table:table-cell>
          <table:table-cell office:value-type="string">
            <text:p><text:s text:c="3"/>24157 <text:s text:c="2"/>SH <text:s text:c="7"/>SOLE <text:s text:c="16"/>24157 <text:s text:c="6"/>0 <text:s text:c="7"/>0<text:tab/><text:tab/></text:p>
          </table:table-cell>
        </table:table-row>
        <table:table-row table:style-name="ro1">
          <table:table-cell office:value-type="string">
            <text:p>COMMUNICATIONS SYS INC</text:p>
          </table:table-cell>
          <table:table-cell office:value-type="string">
            <text:p><text:s text:c="2"/>COM <text:s text:c="12"/>203900105</text:p>
          </table:table-cell>
          <table:table-cell office:value-type="float" office:value="256">
            <text:p>256</text:p>
          </table:table-cell>
          <table:table-cell office:value-type="string">
            <text:p><text:s text:c="3"/>23000 <text:s text:c="2"/>SH <text:s text:c="7"/>SOLE <text:s text:c="16"/>23000 <text:s text:c="6"/>0 <text:s text:c="7"/>0<text:tab/><text:tab/></text:p>
          </table:table-cell>
        </table:table-row>
        <table:table-row table:style-name="ro1">
          <table:table-cell office:value-type="string">
            <text:p>JEFFERIES GROUP INC NEW</text:p>
          </table:table-cell>
          <table:table-cell office:value-type="string">
            <text:p><text:s text:c="2"/>COM <text:s text:c="12"/>472319102</text:p>
          </table:table-cell>
          <table:table-cell office:value-type="float" office:value="665">
            <text:p>665</text:p>
          </table:table-cell>
          <table:table-cell office:value-type="string">
            <text:p><text:s text:c="3"/>51160 <text:s text:c="2"/>SH <text:s text:c="7"/>SOLE <text:s text:c="16"/>51160 <text:s text:c="6"/>0 <text:s text:c="7"/>0<text:tab/><text:tab/></text:p>
          </table:table-cell>
        </table:table-row>
        <table:table-row table:style-name="ro1">
          <table:table-cell office:value-type="string">
            <text:p>JOHNSON &amp; JOHNSON</text:p>
          </table:table-cell>
          <table:table-cell office:value-type="string">
            <text:p><text:s text:c="2"/>COM <text:s text:c="12"/>478160104</text:p>
          </table:table-cell>
          <table:table-cell office:value-type="float" office:value="2482">
            <text:p>2482</text:p>
          </table:table-cell>
          <table:table-cell office:value-type="string">
            <text:p><text:s text:c="3"/>36737 <text:s text:c="2"/>SH <text:s text:c="7"/>SOLE <text:s text:c="16"/>36737 <text:s text:c="6"/>0 <text:s text:c="7"/>0<text:tab/><text:tab/></text:p>
          </table:table-cell>
        </table:table-row>
        <table:table-row table:style-name="ro1">
          <table:table-cell office:value-type="string">
            <text:p>JUNIPER NETWORKS INC</text:p>
          </table:table-cell>
          <table:table-cell office:value-type="string">
            <text:p><text:s text:c="2"/>COM <text:s text:c="12"/>48203R104</text:p>
          </table:table-cell>
          <table:table-cell office:value-type="float" office:value="845">
            <text:p>845</text:p>
          </table:table-cell>
          <table:table-cell office:value-type="string">
            <text:p><text:s text:c="3"/>51781 <text:s text:c="2"/>SH <text:s text:c="7"/>SOLE <text:s text:c="16"/>51781 <text:s text:c="6"/>0 <text:s text:c="7"/>0<text:tab/><text:tab/></text:p>
          </table:table-cell>
        </table:table-row>
        <table:table-row table:style-name="ro1">
          <table:table-cell office:value-type="string">
            <text:p>JANUS CAP GROUP INC</text:p>
          </table:table-cell>
          <table:table-cell office:value-type="string">
            <text:p><text:s text:c="2"/>COM <text:s text:c="12"/>47102X105</text:p>
          </table:table-cell>
          <table:table-cell office:value-type="float" office:value="161">
            <text:p>161</text:p>
          </table:table-cell>
          <table:table-cell office:value-type="string">
            <text:p><text:s text:c="3"/>20596 <text:s text:c="2"/>SH <text:s text:c="7"/>SOLE <text:s text:c="16"/>20596 <text:s text:c="6"/>0 <text:s text:c="7"/>0<text:tab/><text:tab/></text:p>
          </table:table-cell>
        </table:table-row>
        <table:table-row table:style-name="ro1">
          <table:table-cell office:value-type="string">
            <text:p>JPMORGAN CHASE &amp; CO</text:p>
          </table:table-cell>
          <table:table-cell office:value-type="string">
            <text:p><text:s text:c="2"/>COM <text:s text:c="12"/>46625H100</text:p>
          </table:table-cell>
          <table:table-cell office:value-type="float" office:value="688">
            <text:p>688</text:p>
          </table:table-cell>
          <table:table-cell office:value-type="string">
            <text:p><text:s text:c="3"/>19251 <text:s text:c="2"/>SH <text:s text:c="7"/>SOLE <text:s text:c="16"/>19251 <text:s text:c="6"/>0 <text:s text:c="7"/>0<text:tab/><text:tab/></text:p>
          </table:table-cell>
        </table:table-row>
        <table:table-row table:style-name="ro1">
          <table:table-cell office:value-type="string">
            <text:p>JAMES RIVER COAL CO</text:p>
          </table:table-cell>
          <table:table-cell office:value-type="string">
            <text:p><text:s text:c="2"/>COM NEW <text:s text:c="8"/>470355207</text:p>
          </table:table-cell>
          <table:table-cell office:value-type="float" office:value="40">
            <text:p>40</text:p>
          </table:table-cell>
          <table:table-cell office:value-type="string">
            <text:p><text:s text:c="3"/>14921 <text:s text:c="2"/>SH <text:s text:c="7"/>SOLE <text:s text:c="16"/>14921 <text:s text:c="6"/>0 <text:s text:c="7"/>0<text:tab/><text:tab/></text:p>
          </table:table-cell>
        </table:table-row>
        <table:table-row table:style-name="ro1">
          <table:table-cell office:value-type="string">
            <text:p>JOURNAL COMMUNICATIONS INC</text:p>
          </table:table-cell>
          <table:table-cell office:value-type="string">
            <text:p><text:s text:c="2"/>CL A <text:s text:c="11"/>481130102</text:p>
          </table:table-cell>
          <table:table-cell office:value-type="float" office:value="296">
            <text:p>296</text:p>
          </table:table-cell>
          <table:table-cell office:value-type="string">
            <text:p><text:s text:c="3"/>57413 <text:s text:c="2"/>SH <text:s text:c="7"/>SOLE <text:s text:c="16"/>57413 <text:s text:c="6"/>0 <text:s text:c="7"/>0<text:tab/><text:tab/></text:p>
          </table:table-cell>
        </table:table-row>
        <table:table-row table:style-name="ro1">
          <table:table-cell office:value-type="string">
            <text:p>WILEY JOHN &amp; SONS INC</text:p>
          </table:table-cell>
          <table:table-cell office:value-type="string">
            <text:p><text:s text:c="2"/>CL A <text:s text:c="11"/>968223206</text:p>
          </table:table-cell>
          <table:table-cell office:value-type="float" office:value="250">
            <text:p>250</text:p>
          </table:table-cell>
          <table:table-cell office:value-type="string">
            <text:p><text:s text:c="4"/>5105 <text:s text:c="2"/>SH <text:s text:c="7"/>SOLE <text:s text:c="17"/>5105 <text:s text:c="6"/>0 <text:s text:c="7"/>0<text:tab/><text:tab/></text:p>
          </table:table-cell>
        </table:table-row>
        <table:table-row table:style-name="ro1">
          <table:table-cell office:value-type="string">
            <text:p>NORDSTROM INC</text:p>
          </table:table-cell>
          <table:table-cell office:value-type="string">
            <text:p><text:s text:c="2"/>COM <text:s text:c="12"/>655664100</text:p>
          </table:table-cell>
          <table:table-cell office:value-type="float" office:value="208">
            <text:p>208</text:p>
          </table:table-cell>
          <table:table-cell office:value-type="string">
            <text:p><text:s text:c="4"/>4182 <text:s text:c="2"/>SH <text:s text:c="7"/>SOLE <text:s text:c="17"/>4182 <text:s text:c="6"/>0 <text:s text:c="7"/>0<text:tab/><text:tab/></text:p>
          </table:table-cell>
        </table:table-row>
        <table:table-row table:style-name="ro1">
          <table:table-cell office:value-type="string">
            <text:p>KELLOGG CO</text:p>
          </table:table-cell>
          <table:table-cell office:value-type="string">
            <text:p><text:s text:c="2"/>COM <text:s text:c="12"/>487836108</text:p>
          </table:table-cell>
          <table:table-cell office:value-type="float" office:value="1745">
            <text:p>1745</text:p>
          </table:table-cell>
          <table:table-cell office:value-type="string">
            <text:p><text:s text:c="3"/>35375 <text:s text:c="2"/>SH <text:s text:c="7"/>SOLE <text:s text:c="16"/>35375 <text:s text:c="6"/>0 <text:s text:c="7"/>0<text:tab/><text:tab/></text:p>
          </table:table-cell>
        </table:table-row>
        <table:table-row table:style-name="ro1">
          <table:table-cell office:value-type="string">
            <text:p>KIMBALL INTL INC</text:p>
          </table:table-cell>
          <table:table-cell office:value-type="string">
            <text:p><text:s text:c="2"/>CL B <text:s text:c="11"/>494274103</text:p>
          </table:table-cell>
          <table:table-cell office:value-type="float" office:value="602">
            <text:p>602</text:p>
          </table:table-cell>
          <table:table-cell office:value-type="string">
            <text:p><text:s text:c="3"/>78091 <text:s text:c="2"/>SH <text:s text:c="7"/>SOLE <text:s text:c="16"/>78091 <text:s text:c="6"/>0 <text:s text:c="7"/>0<text:tab/><text:tab/></text:p>
          </table:table-cell>
        </table:table-row>
        <table:table-row table:style-name="ro1">
          <table:table-cell office:value-type="string">
            <text:p>KBR INC</text:p>
          </table:table-cell>
          <table:table-cell office:value-type="string">
            <text:p><text:s text:c="2"/>COM <text:s text:c="12"/>48242W106</text:p>
          </table:table-cell>
          <table:table-cell office:value-type="float" office:value="1450">
            <text:p>1450</text:p>
          </table:table-cell>
          <table:table-cell office:value-type="string">
            <text:p><text:s text:c="3"/>58684 <text:s text:c="2"/>SH <text:s text:c="7"/>SOLE <text:s text:c="16"/>58684 <text:s text:c="6"/>0 <text:s text:c="7"/>0<text:tab/><text:tab/></text:p>
          </table:table-cell>
        </table:table-row>
        <table:table-row table:style-name="ro1">
          <table:table-cell office:value-type="string">
            <text:p>KELLY SVCS INC</text:p>
          </table:table-cell>
          <table:table-cell office:value-type="string">
            <text:p><text:s text:c="2"/>CL A <text:s text:c="11"/>488152208</text:p>
          </table:table-cell>
          <table:table-cell office:value-type="float" office:value="762">
            <text:p>762</text:p>
          </table:table-cell>
          <table:table-cell office:value-type="string">
            <text:p><text:s text:c="3"/>59000 <text:s text:c="2"/>SH <text:s text:c="7"/>SOLE <text:s text:c="16"/>59000 <text:s text:c="6"/>0 <text:s text:c="7"/>0<text:tab/><text:tab/></text:p>
          </table:table-cell>
        </table:table-row>
        <table:table-row table:style-name="ro1">
          <table:table-cell office:value-type="string">
            <text:p>KRAFT FOODS INC</text:p>
          </table:table-cell>
          <table:table-cell office:value-type="string">
            <text:p><text:s text:c="2"/>CL A <text:s text:c="11"/>50075N104</text:p>
          </table:table-cell>
          <table:table-cell office:value-type="float" office:value="519">
            <text:p>519</text:p>
          </table:table-cell>
          <table:table-cell office:value-type="string">
            <text:p><text:s text:c="3"/>13439 <text:s text:c="2"/>SH <text:s text:c="7"/>SOLE <text:s text:c="16"/>13439 <text:s text:c="6"/>0 <text:s text:c="7"/>0<text:tab/><text:tab/></text:p>
          </table:table-cell>
        </table:table-row>
        <table:table-row table:style-name="ro1">
          <table:table-cell office:value-type="string">
            <text:p>KINROSS GOLD CORP</text:p>
          </table:table-cell>
          <table:table-cell office:value-type="string">
            <text:p><text:s text:c="2"/>COM NO PAR <text:s text:c="5"/>496902404</text:p>
          </table:table-cell>
          <table:table-cell office:value-type="float" office:value="234">
            <text:p>234</text:p>
          </table:table-cell>
          <table:table-cell office:value-type="string">
            <text:p><text:s text:c="3"/>28752 <text:s text:c="2"/>SH <text:s text:c="7"/>SOLE <text:s text:c="16"/>28752 <text:s text:c="6"/>0 <text:s text:c="7"/>0<text:tab/><text:tab/></text:p>
          </table:table-cell>
        </table:table-row>
        <table:table-row table:style-name="ro1">
          <table:table-cell office:value-type="string">
            <text:p>KIMCO RLTY CORP</text:p>
          </table:table-cell>
          <table:table-cell office:value-type="string">
            <text:p><text:s text:c="2"/>COM <text:s text:c="12"/>49446R109</text:p>
          </table:table-cell>
          <table:table-cell office:value-type="float" office:value="628">
            <text:p>628</text:p>
          </table:table-cell>
          <table:table-cell office:value-type="string">
            <text:p><text:s text:c="3"/>32989 <text:s text:c="2"/>SH <text:s text:c="7"/>SOLE <text:s text:c="16"/>32989 <text:s text:c="6"/>0 <text:s text:c="7"/>0<text:tab/><text:tab/></text:p>
          </table:table-cell>
        </table:table-row>
        <table:table-row table:style-name="ro1">
          <table:table-cell office:value-type="string">
            <text:p>KIRKLANDS INC</text:p>
          </table:table-cell>
          <table:table-cell office:value-type="string">
            <text:p><text:s text:c="2"/>COM <text:s text:c="12"/>497498105</text:p>
          </table:table-cell>
          <table:table-cell office:value-type="float" office:value="224">
            <text:p>224</text:p>
          </table:table-cell>
          <table:table-cell office:value-type="string">
            <text:p><text:s text:c="3"/>19908 <text:s text:c="2"/>SH <text:s text:c="7"/>SOLE <text:s text:c="16"/>19908 <text:s text:c="6"/>0 <text:s text:c="7"/>0<text:tab/><text:tab/></text:p>
          </table:table-cell>
        </table:table-row>
        <table:table-row table:style-name="ro1">
          <table:table-cell office:value-type="string">
            <text:p>KKR &amp; CO L P DEL</text:p>
          </table:table-cell>
          <table:table-cell office:value-type="string">
            <text:p><text:s text:c="2"/>COM UNITS <text:s text:c="6"/>48248M102</text:p>
          </table:table-cell>
          <table:table-cell office:value-type="float" office:value="131">
            <text:p>131</text:p>
          </table:table-cell>
          <table:table-cell office:value-type="string">
            <text:p><text:s text:c="3"/>10132 <text:s text:c="2"/>SH <text:s text:c="7"/>SOLE <text:s text:c="16"/>10132 <text:s text:c="6"/>0 <text:s text:c="7"/>0<text:tab/><text:tab/></text:p>
          </table:table-cell>
        </table:table-row>
        <table:table-row table:style-name="ro1">
          <table:table-cell office:value-type="string">
            <text:p>KLA-TENCOR CORP</text:p>
          </table:table-cell>
          <table:table-cell office:value-type="string">
            <text:p><text:s text:c="2"/>COM <text:s text:c="12"/>482480100</text:p>
          </table:table-cell>
          <table:table-cell office:value-type="float" office:value="465">
            <text:p>465</text:p>
          </table:table-cell>
          <table:table-cell office:value-type="string">
            <text:p><text:s text:c="4"/>9438 <text:s text:c="2"/>SH <text:s text:c="7"/>SOLE <text:s text:c="17"/>9438 <text:s text:c="6"/>0 <text:s text:c="7"/>0<text:tab/><text:tab/></text:p>
          </table:table-cell>
        </table:table-row>
        <table:table-row table:style-name="ro1">
          <table:table-cell office:value-type="string">
            <text:p>KULICKE &amp; SOFFA INDS INC</text:p>
          </table:table-cell>
          <table:table-cell office:value-type="string">
            <text:p><text:s text:c="2"/>COM <text:s text:c="12"/>501242101</text:p>
          </table:table-cell>
          <table:table-cell office:value-type="float" office:value="858">
            <text:p>858</text:p>
          </table:table-cell>
          <table:table-cell office:value-type="string">
            <text:p><text:s text:c="3"/>96212 <text:s text:c="2"/>SH <text:s text:c="7"/>SOLE <text:s text:c="16"/>96212 <text:s text:c="6"/>0 <text:s text:c="7"/>0<text:tab/><text:tab/></text:p>
          </table:table-cell>
        </table:table-row>
        <table:table-row table:style-name="ro1">
          <table:table-cell office:value-type="string">
            <text:p>KMG CHEMICALS INC</text:p>
          </table:table-cell>
          <table:table-cell office:value-type="string">
            <text:p><text:s text:c="2"/>COM <text:s text:c="12"/>482564101</text:p>
          </table:table-cell>
          <table:table-cell office:value-type="float" office:value="391">
            <text:p>391</text:p>
          </table:table-cell>
          <table:table-cell office:value-type="string">
            <text:p><text:s text:c="3"/>20271 <text:s text:c="2"/>SH <text:s text:c="7"/>SOLE <text:s text:c="16"/>20271 <text:s text:c="6"/>0 <text:s text:c="7"/>0<text:tab/><text:tab/></text:p>
          </table:table-cell>
        </table:table-row>
        <table:table-row table:style-name="ro1">
          <table:table-cell office:value-type="string">
            <text:p>KINDER MORGAN INC DEL</text:p>
          </table:table-cell>
          <table:table-cell office:value-type="string">
            <text:p><text:s text:c="2"/>COM <text:s text:c="12"/>49456B101</text:p>
          </table:table-cell>
          <table:table-cell office:value-type="float" office:value="1795">
            <text:p>1795</text:p>
          </table:table-cell>
          <table:table-cell office:value-type="string">
            <text:p><text:s text:c="3"/>55725 <text:s text:c="2"/>SH <text:s text:c="7"/>SOLE <text:s text:c="16"/>55725 <text:s text:c="6"/>0 <text:s text:c="7"/>0<text:tab/><text:tab/></text:p>
          </table:table-cell>
        </table:table-row>
        <table:table-row table:style-name="ro1">
          <table:table-cell office:value-type="string">
            <text:p>KENNAMETAL INC</text:p>
          </table:table-cell>
          <table:table-cell office:value-type="string">
            <text:p><text:s text:c="2"/>COM <text:s text:c="12"/>489170100</text:p>
          </table:table-cell>
          <table:table-cell office:value-type="float" office:value="489">
            <text:p>489</text:p>
          </table:table-cell>
          <table:table-cell office:value-type="string">
            <text:p><text:s text:c="3"/>14754 <text:s text:c="2"/>SH <text:s text:c="7"/>SOLE <text:s text:c="16"/>14754 <text:s text:c="6"/>0 <text:s text:c="7"/>0<text:tab/><text:tab/></text:p>
          </table:table-cell>
        </table:table-row>
        <table:table-row table:style-name="ro1">
          <table:table-cell office:value-type="string">
            <text:p>KOPPERS HOLDINGS INC</text:p>
          </table:table-cell>
          <table:table-cell office:value-type="string">
            <text:p><text:s text:c="2"/>COM <text:s text:c="12"/>50060P106</text:p>
          </table:table-cell>
          <table:table-cell office:value-type="float" office:value="527">
            <text:p>527</text:p>
          </table:table-cell>
          <table:table-cell office:value-type="string">
            <text:p><text:s text:c="3"/>15500 <text:s text:c="2"/>SH <text:s text:c="7"/>SOLE <text:s text:c="16"/>15500 <text:s text:c="6"/>0 <text:s text:c="7"/>0<text:tab/><text:tab/></text:p>
          </table:table-cell>
        </table:table-row>
        <table:table-row table:style-name="ro1">
          <table:table-cell office:value-type="string">
            <text:p>KROGER CO</text:p>
          </table:table-cell>
          <table:table-cell office:value-type="string">
            <text:p><text:s text:c="2"/>COM <text:s text:c="12"/>501044101</text:p>
          </table:table-cell>
          <table:table-cell office:value-type="float" office:value="725">
            <text:p>725</text:p>
          </table:table-cell>
          <table:table-cell office:value-type="string">
            <text:p><text:s text:c="3"/>31273 <text:s text:c="2"/>SH <text:s text:c="7"/>SOLE <text:s text:c="16"/>31273 <text:s text:c="6"/>0 <text:s text:c="7"/>0<text:tab/><text:tab/></text:p>
          </table:table-cell>
        </table:table-row>
        <table:table-row table:style-name="ro1">
          <table:table-cell office:value-type="string">
            <text:p>KRONOS WORLDWIDE INC</text:p>
          </table:table-cell>
          <table:table-cell office:value-type="string">
            <text:p><text:s text:c="2"/>COM <text:s text:c="12"/>50105F105</text:p>
          </table:table-cell>
          <table:table-cell office:value-type="float" office:value="213">
            <text:p>213</text:p>
          </table:table-cell>
          <table:table-cell office:value-type="string">
            <text:p><text:s text:c="3"/>13518 <text:s text:c="2"/>SH <text:s text:c="7"/>SOLE <text:s text:c="16"/>13518 <text:s text:c="6"/>0 <text:s text:c="7"/>0<text:tab/><text:tab/></text:p>
          </table:table-cell>
        </table:table-row>
        <table:table-row table:style-name="ro1">
          <table:table-cell office:value-type="string">
            <text:p>KANSAS CITY SOUTHERN</text:p>
          </table:table-cell>
          <table:table-cell office:value-type="string">
            <text:p><text:s text:c="2"/>COM NEW <text:s text:c="8"/>485170302</text:p>
          </table:table-cell>
          <table:table-cell office:value-type="float" office:value="1065">
            <text:p>1065</text:p>
          </table:table-cell>
          <table:table-cell office:value-type="string">
            <text:p><text:s text:c="3"/>15315 <text:s text:c="2"/>SH <text:s text:c="7"/>SOLE <text:s text:c="16"/>15315 <text:s text:c="6"/>0 <text:s text:c="7"/>0<text:tab/><text:tab/></text:p>
          </table:table-cell>
        </table:table-row>
        <table:table-row table:style-name="ro1">
          <table:table-cell office:value-type="string">
            <text:p>KEY TRONICS CORP</text:p>
          </table:table-cell>
          <table:table-cell office:value-type="string">
            <text:p><text:s text:c="2"/>COM <text:s text:c="12"/>493144109</text:p>
          </table:table-cell>
          <table:table-cell office:value-type="float" office:value="234">
            <text:p>234</text:p>
          </table:table-cell>
          <table:table-cell office:value-type="string">
            <text:p><text:s text:c="3"/>28527 <text:s text:c="2"/>SH <text:s text:c="7"/>SOLE <text:s text:c="16"/>28527 <text:s text:c="6"/>0 <text:s text:c="7"/>0<text:tab/><text:tab/></text:p>
          </table:table-cell>
        </table:table-row>
        <table:table-row table:style-name="ro1">
          <table:table-cell office:value-type="string">
            <text:p>QUAKER CHEM CORP</text:p>
          </table:table-cell>
          <table:table-cell office:value-type="string">
            <text:p><text:s text:c="2"/>COM <text:s text:c="12"/>747316107</text:p>
          </table:table-cell>
          <table:table-cell office:value-type="float" office:value="399">
            <text:p>399</text:p>
          </table:table-cell>
          <table:table-cell office:value-type="string">
            <text:p><text:s text:c="4"/>8638 <text:s text:c="2"/>SH <text:s text:c="7"/>SOLE <text:s text:c="17"/>8638 <text:s text:c="6"/>0 <text:s text:c="7"/>0<text:tab/><text:tab/></text:p>
          </table:table-cell>
        </table:table-row>
        <table:table-row table:style-name="ro1">
          <table:table-cell office:value-type="string">
            <text:p>LOEWS CORP</text:p>
          </table:table-cell>
          <table:table-cell office:value-type="string">
            <text:p><text:s text:c="2"/>COM <text:s text:c="12"/>540424108</text:p>
          </table:table-cell>
          <table:table-cell office:value-type="float" office:value="544">
            <text:p>544</text:p>
          </table:table-cell>
          <table:table-cell office:value-type="string">
            <text:p><text:s text:c="3"/>13296 <text:s text:c="2"/>SH <text:s text:c="7"/>SOLE <text:s text:c="16"/>13296 <text:s text:c="6"/>0 <text:s text:c="7"/>0<text:tab/><text:tab/></text:p>
          </table:table-cell>
        </table:table-row>
        <table:table-row table:style-name="ro1">
          <table:table-cell office:value-type="string">
            <text:p>LITHIA MTRS INC</text:p>
          </table:table-cell>
          <table:table-cell office:value-type="string">
            <text:p><text:s text:c="2"/>CL A <text:s text:c="11"/>536797103</text:p>
          </table:table-cell>
          <table:table-cell office:value-type="float" office:value="312">
            <text:p>312</text:p>
          </table:table-cell>
          <table:table-cell office:value-type="string">
            <text:p><text:s text:c="3"/>13529 <text:s text:c="2"/>SH <text:s text:c="7"/>SOLE <text:s text:c="16"/>13529 <text:s text:c="6"/>0 <text:s text:c="7"/>0<text:tab/><text:tab/></text:p>
          </table:table-cell>
        </table:table-row>
        <table:table-row table:style-name="ro1">
          <table:table-cell office:value-type="string">
            <text:p>LAZARD LTD</text:p>
          </table:table-cell>
          <table:table-cell office:value-type="string">
            <text:p><text:s text:c="2"/>SHS A <text:s text:c="10"/>G54050102</text:p>
          </table:table-cell>
          <table:table-cell office:value-type="float" office:value="311">
            <text:p>311</text:p>
          </table:table-cell>
          <table:table-cell office:value-type="string">
            <text:p><text:s text:c="3"/>11956 <text:s text:c="2"/>SH <text:s text:c="7"/>SOLE <text:s text:c="16"/>11956 <text:s text:c="6"/>0 <text:s text:c="7"/>0<text:tab/><text:tab/></text:p>
          </table:table-cell>
        </table:table-row>
        <table:table-row table:style-name="ro1">
          <table:table-cell office:value-type="string">
            <text:p>LIBERTY GLOBAL INC</text:p>
          </table:table-cell>
          <table:table-cell office:value-type="string">
            <text:p><text:s text:c="2"/>COM SER A <text:s text:c="6"/>530555101</text:p>
          </table:table-cell>
          <table:table-cell office:value-type="float" office:value="310">
            <text:p>310</text:p>
          </table:table-cell>
          <table:table-cell office:value-type="string">
            <text:p><text:s text:c="4"/>6238 <text:s text:c="2"/>SH <text:s text:c="7"/>SOLE <text:s text:c="17"/>6238 <text:s text:c="6"/>0 <text:s text:c="7"/>0<text:tab/><text:tab/></text:p>
          </table:table-cell>
        </table:table-row>
        <table:table-row table:style-name="ro1">
          <table:table-cell office:value-type="string">
            <text:p>U S AIRWAYS GROUP INC</text:p>
          </table:table-cell>
          <table:table-cell office:value-type="string">
            <text:p><text:s text:c="2"/>COM <text:s text:c="12"/>90341W108</text:p>
          </table:table-cell>
          <table:table-cell office:value-type="float" office:value="288">
            <text:p>288</text:p>
          </table:table-cell>
          <table:table-cell office:value-type="string">
            <text:p><text:s text:c="3"/>21578 <text:s text:c="2"/>SH <text:s text:c="7"/>SOLE <text:s text:c="16"/>21578 <text:s text:c="6"/>0 <text:s text:c="7"/>0<text:tab/><text:tab/></text:p>
          </table:table-cell>
        </table:table-row>
        <table:table-row table:style-name="ro1">
          <table:table-cell office:value-type="string">
            <text:p>LIFETIME BRANDS INC</text:p>
          </table:table-cell>
          <table:table-cell office:value-type="string">
            <text:p><text:s text:c="2"/>COM <text:s text:c="12"/>53222Q103</text:p>
          </table:table-cell>
          <table:table-cell office:value-type="float" office:value="282">
            <text:p>282</text:p>
          </table:table-cell>
          <table:table-cell office:value-type="string">
            <text:p><text:s text:c="3"/>22776 <text:s text:c="2"/>SH <text:s text:c="7"/>SOLE <text:s text:c="16"/>22776 <text:s text:c="6"/>0 <text:s text:c="7"/>0<text:tab/><text:tab/></text:p>
          </table:table-cell>
        </table:table-row>
        <table:table-row table:style-name="ro1">
          <table:table-cell office:value-type="string">
            <text:p>LYDALL INC DEL</text:p>
          </table:table-cell>
          <table:table-cell office:value-type="string">
            <text:p><text:s text:c="2"/>COM <text:s text:c="12"/>550819106</text:p>
          </table:table-cell>
          <table:table-cell office:value-type="float" office:value="367">
            <text:p>367</text:p>
          </table:table-cell>
          <table:table-cell office:value-type="string">
            <text:p><text:s text:c="3"/>27146 <text:s text:c="2"/>SH <text:s text:c="7"/>SOLE <text:s text:c="16"/>27146 <text:s text:c="6"/>0 <text:s text:c="7"/>0<text:tab/><text:tab/></text:p>
          </table:table-cell>
        </table:table-row>
        <table:table-row table:style-name="ro1">
          <table:table-cell office:value-type="string">
            <text:p>LINCOLN ELEC HLDGS INC</text:p>
          </table:table-cell>
          <table:table-cell office:value-type="string">
            <text:p><text:s text:c="2"/>COM <text:s text:c="12"/>533900106</text:p>
          </table:table-cell>
          <table:table-cell office:value-type="float" office:value="529">
            <text:p>529</text:p>
          </table:table-cell>
          <table:table-cell office:value-type="string">
            <text:p><text:s text:c="3"/>12067 <text:s text:c="2"/>SH <text:s text:c="7"/>SOLE <text:s text:c="16"/>12067 <text:s text:c="6"/>0 <text:s text:c="7"/>0<text:tab/><text:tab/></text:p>
          </table:table-cell>
        </table:table-row>
        <table:table-row table:style-name="ro1">
          <table:table-cell office:value-type="string">
            <text:p>LEAPFROG ENTERPRISES INC</text:p>
          </table:table-cell>
          <table:table-cell office:value-type="string">
            <text:p><text:s text:c="2"/>CL A <text:s text:c="11"/>52186N106</text:p>
          </table:table-cell>
          <table:table-cell office:value-type="float" office:value="123">
            <text:p>123</text:p>
          </table:table-cell>
          <table:table-cell office:value-type="string">
            <text:p><text:s text:c="3"/>12000 <text:s text:c="2"/>SH <text:s text:c="7"/>SOLE <text:s text:c="16"/>12000 <text:s text:c="6"/>0 <text:s text:c="7"/>0<text:tab/><text:tab/></text:p>
          </table:table-cell>
        </table:table-row>
        <table:table-row table:style-name="ro1">
          <table:table-cell office:value-type="string">
            <text:p>LIFE TECHNOLOGIES CORP</text:p>
          </table:table-cell>
          <table:table-cell office:value-type="string">
            <text:p><text:s text:c="2"/>COM <text:s text:c="12"/>53217V109</text:p>
          </table:table-cell>
          <table:table-cell office:value-type="float" office:value="1190">
            <text:p>1190</text:p>
          </table:table-cell>
          <table:table-cell office:value-type="string">
            <text:p><text:s text:c="3"/>26455 <text:s text:c="2"/>SH <text:s text:c="7"/>SOLE <text:s text:c="16"/>26455 <text:s text:c="6"/>0 <text:s text:c="7"/>0<text:tab/><text:tab/></text:p>
          </table:table-cell>
        </table:table-row>
        <table:table-row table:style-name="ro1">
          <table:table-cell office:value-type="string">
            <text:p>LINCOLN EDL SVCS CORP</text:p>
          </table:table-cell>
          <table:table-cell office:value-type="string">
            <text:p><text:s text:c="2"/>COM <text:s text:c="12"/>533535100</text:p>
          </table:table-cell>
          <table:table-cell office:value-type="float" office:value="487">
            <text:p>487</text:p>
          </table:table-cell>
          <table:table-cell office:value-type="string">
            <text:p><text:s text:c="3"/>75193 <text:s text:c="2"/>SH <text:s text:c="7"/>SOLE <text:s text:c="16"/>75193 <text:s text:c="6"/>0 <text:s text:c="7"/>0<text:tab/><text:tab/></text:p>
          </table:table-cell>
        </table:table-row>
        <table:table-row table:style-name="ro1">
          <table:table-cell office:value-type="string">
            <text:p>LIONBRIDGE TECHNOLOGIES INC</text:p>
          </table:table-cell>
          <table:table-cell office:value-type="string">
            <text:p><text:s text:c="2"/>COM <text:s text:c="12"/>536252109</text:p>
          </table:table-cell>
          <table:table-cell office:value-type="float" office:value="548">
            <text:p>548</text:p>
          </table:table-cell>
          <table:table-cell office:value-type="string">
            <text:p><text:s text:c="2"/>173433 <text:s text:c="2"/>SH <text:s text:c="7"/>SOLE <text:s text:c="15"/>173433 <text:s text:c="6"/>0 <text:s text:c="7"/>0<text:tab/><text:tab/></text:p>
          </table:table-cell>
        </table:table-row>
        <table:table-row table:style-name="ro1">
          <table:table-cell office:value-type="string">
            <text:p>LIHUA INTL INC</text:p>
          </table:table-cell>
          <table:table-cell office:value-type="string">
            <text:p><text:s text:c="2"/>COM <text:s text:c="12"/>532352101</text:p>
          </table:table-cell>
          <table:table-cell office:value-type="float" office:value="436">
            <text:p>436</text:p>
          </table:table-cell>
          <table:table-cell office:value-type="string">
            <text:p><text:s text:c="3"/>79537 <text:s text:c="2"/>SH <text:s text:c="7"/>SOLE <text:s text:c="16"/>79537 <text:s text:c="6"/>0 <text:s text:c="7"/>0<text:tab/><text:tab/></text:p>
          </table:table-cell>
        </table:table-row>
        <table:table-row table:style-name="ro1">
          <table:table-cell office:value-type="string">
            <text:p>L &amp; L ENERGY INC</text:p>
          </table:table-cell>
          <table:table-cell office:value-type="string">
            <text:p><text:s text:c="2"/>COM <text:s text:c="12"/>50162D100</text:p>
          </table:table-cell>
          <table:table-cell office:value-type="float" office:value="175">
            <text:p>175</text:p>
          </table:table-cell>
          <table:table-cell office:value-type="string">
            <text:p><text:s text:c="2"/>101975 <text:s text:c="2"/>SH <text:s text:c="7"/>SOLE <text:s text:c="15"/>101975 <text:s text:c="6"/>0 <text:s text:c="7"/>0<text:tab/><text:tab/></text:p>
          </table:table-cell>
        </table:table-row>
        <table:table-row table:style-name="ro1">
          <table:table-cell office:value-type="string">
            <text:p>L-3 COMMUNICATIONS HLDGS IN</text:p>
          </table:table-cell>
          <table:table-cell office:value-type="string">
            <text:p><text:s text:c="2"/>COM <text:s text:c="12"/>502424104</text:p>
          </table:table-cell>
          <table:table-cell office:value-type="float" office:value="201">
            <text:p>201</text:p>
          </table:table-cell>
          <table:table-cell office:value-type="string">
            <text:p><text:s text:c="4"/>2711 <text:s text:c="2"/>SH <text:s text:c="7"/>SOLE <text:s text:c="17"/>2711 <text:s text:c="6"/>0 <text:s text:c="7"/>0<text:tab/><text:tab/></text:p>
          </table:table-cell>
        </table:table-row>
        <table:table-row table:style-name="ro1">
          <table:table-cell office:value-type="string">
            <text:p>LILLY ELI &amp; CO</text:p>
          </table:table-cell>
          <table:table-cell office:value-type="string">
            <text:p><text:s text:c="2"/>COM <text:s text:c="12"/>532457108</text:p>
          </table:table-cell>
          <table:table-cell office:value-type="float" office:value="1804">
            <text:p>1804</text:p>
          </table:table-cell>
          <table:table-cell office:value-type="string">
            <text:p><text:s text:c="3"/>42046 <text:s text:c="2"/>SH <text:s text:c="7"/>SOLE <text:s text:c="16"/>42046 <text:s text:c="6"/>0 <text:s text:c="7"/>0<text:tab/><text:tab/></text:p>
          </table:table-cell>
        </table:table-row>
        <table:table-row table:style-name="ro1">
          <table:table-cell office:value-type="string">
            <text:p>LIBERTY MEDIA CORPORATION</text:p>
          </table:table-cell>
          <table:table-cell office:value-type="string">
            <text:p><text:s text:c="2"/>LIB CAP COM A <text:s text:c="2"/>530322106</text:p>
          </table:table-cell>
          <table:table-cell office:value-type="float" office:value="1263">
            <text:p>1263</text:p>
          </table:table-cell>
          <table:table-cell office:value-type="string">
            <text:p><text:s text:c="3"/>14365 <text:s text:c="2"/>SH <text:s text:c="7"/>SOLE <text:s text:c="16"/>14365 <text:s text:c="6"/>0 <text:s text:c="7"/>0<text:tab/><text:tab/></text:p>
          </table:table-cell>
        </table:table-row>
        <table:table-row table:style-name="ro1">
          <table:table-cell office:value-type="string">
            <text:p>LUMINEX CORP DEL</text:p>
          </table:table-cell>
          <table:table-cell office:value-type="string">
            <text:p><text:s text:c="2"/>COM <text:s text:c="12"/>55027E102</text:p>
          </table:table-cell>
          <table:table-cell office:value-type="float" office:value="625">
            <text:p>625</text:p>
          </table:table-cell>
          <table:table-cell office:value-type="string">
            <text:p><text:s text:c="3"/>25559 <text:s text:c="2"/>SH <text:s text:c="7"/>SOLE <text:s text:c="16"/>25559 <text:s text:c="6"/>0 <text:s text:c="7"/>0<text:tab/><text:tab/></text:p>
          </table:table-cell>
        </table:table-row>
        <table:table-row table:style-name="ro1">
          <table:table-cell office:value-type="string">
            <text:p>LINCARE HLDGS INC</text:p>
          </table:table-cell>
          <table:table-cell office:value-type="string">
            <text:p><text:s text:c="2"/>COM <text:s text:c="12"/>532791100</text:p>
          </table:table-cell>
          <table:table-cell office:value-type="float" office:value="1454">
            <text:p>1454</text:p>
          </table:table-cell>
          <table:table-cell office:value-type="string">
            <text:p><text:s text:c="3"/>42748 <text:s text:c="2"/>SH <text:s text:c="7"/>SOLE <text:s text:c="16"/>42748 <text:s text:c="6"/>0 <text:s text:c="7"/>0<text:tab/><text:tab/></text:p>
          </table:table-cell>
        </table:table-row>
        <table:table-row table:style-name="ro1">
          <table:table-cell office:value-type="string">
            <text:p>LANDEC CORP</text:p>
          </table:table-cell>
          <table:table-cell office:value-type="string">
            <text:p><text:s text:c="2"/>COM <text:s text:c="12"/>514766104</text:p>
          </table:table-cell>
          <table:table-cell office:value-type="float" office:value="442">
            <text:p>442</text:p>
          </table:table-cell>
          <table:table-cell office:value-type="string">
            <text:p><text:s text:c="3"/>51690 <text:s text:c="2"/>SH <text:s text:c="7"/>SOLE <text:s text:c="16"/>51690 <text:s text:c="6"/>0 <text:s text:c="7"/>0<text:tab/><text:tab/></text:p>
          </table:table-cell>
        </table:table-row>
        <table:table-row table:style-name="ro1">
          <table:table-cell office:value-type="string">
            <text:p>LINKEDIN CORP</text:p>
          </table:table-cell>
          <table:table-cell office:value-type="string">
            <text:p><text:s text:c="2"/>COM CL A <text:s text:c="7"/>53578A108</text:p>
          </table:table-cell>
          <table:table-cell office:value-type="float" office:value="269">
            <text:p>269</text:p>
          </table:table-cell>
          <table:table-cell office:value-type="string">
            <text:p><text:s text:c="4"/>2533 <text:s text:c="2"/>SH <text:s text:c="7"/>SOLE <text:s text:c="17"/>2533 <text:s text:c="6"/>0 <text:s text:c="7"/>0<text:tab/><text:tab/></text:p>
          </table:table-cell>
        </table:table-row>
        <table:table-row table:style-name="ro1">
          <table:table-cell office:value-type="string">
            <text:p>GRAND CANYON ED INC</text:p>
          </table:table-cell>
          <table:table-cell office:value-type="string">
            <text:p><text:s text:c="2"/>COM <text:s text:c="12"/>38526M106</text:p>
          </table:table-cell>
          <table:table-cell office:value-type="float" office:value="400">
            <text:p>400</text:p>
          </table:table-cell>
          <table:table-cell office:value-type="string">
            <text:p><text:s text:c="3"/>19097 <text:s text:c="2"/>SH <text:s text:c="7"/>SOLE <text:s text:c="16"/>19097 <text:s text:c="6"/>0 <text:s text:c="7"/>0<text:tab/><text:tab/></text:p>
          </table:table-cell>
        </table:table-row>
        <table:table-row table:style-name="ro1">
          <table:table-cell office:value-type="string">
            <text:p>LPL INVT HLDGS INC</text:p>
          </table:table-cell>
          <table:table-cell office:value-type="string">
            <text:p><text:s text:c="2"/>COM <text:s text:c="12"/>50213H100</text:p>
          </table:table-cell>
          <table:table-cell office:value-type="float" office:value="292">
            <text:p>292</text:p>
          </table:table-cell>
          <table:table-cell office:value-type="string">
            <text:p><text:s text:c="4"/>8648 <text:s text:c="2"/>SH <text:s text:c="7"/>SOLE <text:s text:c="17"/>8648 <text:s text:c="6"/>0 <text:s text:c="7"/>0<text:tab/><text:tab/></text:p>
          </table:table-cell>
        </table:table-row>
        <table:table-row table:style-name="ro1">
          <table:table-cell office:value-type="string">
            <text:p>LIFEPOINT HOSPITALS INC</text:p>
          </table:table-cell>
          <table:table-cell office:value-type="string">
            <text:p><text:s text:c="2"/>COM <text:s text:c="12"/>53219L109</text:p>
          </table:table-cell>
          <table:table-cell office:value-type="float" office:value="513">
            <text:p>513</text:p>
          </table:table-cell>
          <table:table-cell office:value-type="string">
            <text:p><text:s text:c="3"/>12521 <text:s text:c="2"/>SH <text:s text:c="7"/>SOLE <text:s text:c="16"/>12521 <text:s text:c="6"/>0 <text:s text:c="7"/>0<text:tab/><text:tab/></text:p>
          </table:table-cell>
        </table:table-row>
        <table:table-row table:style-name="ro1">
          <table:table-cell office:value-type="string">
            <text:p>LIQUIDITY SERVICES INC</text:p>
          </table:table-cell>
          <table:table-cell office:value-type="string">
            <text:p><text:s text:c="2"/>COM <text:s text:c="12"/>53635B107</text:p>
          </table:table-cell>
          <table:table-cell office:value-type="float" office:value="395">
            <text:p>395</text:p>
          </table:table-cell>
          <table:table-cell office:value-type="string">
            <text:p><text:s text:c="4"/>7733 <text:s text:c="2"/>SH <text:s text:c="7"/>SOLE <text:s text:c="17"/>7733 <text:s text:c="6"/>0 <text:s text:c="7"/>0<text:tab/><text:tab/></text:p>
          </table:table-cell>
        </table:table-row>
        <table:table-row table:style-name="ro1">
          <table:table-cell office:value-type="string">
            <text:p>LAM RESEARCH CORP</text:p>
          </table:table-cell>
          <table:table-cell office:value-type="string">
            <text:p><text:s text:c="2"/>COM <text:s text:c="12"/>512807108</text:p>
          </table:table-cell>
          <table:table-cell office:value-type="float" office:value="469">
            <text:p>469</text:p>
          </table:table-cell>
          <table:table-cell office:value-type="string">
            <text:p><text:s text:c="3"/>12429 <text:s text:c="2"/>SH <text:s text:c="7"/>SOLE <text:s text:c="16"/>12429 <text:s text:c="6"/>0 <text:s text:c="7"/>0<text:tab/><text:tab/></text:p>
          </table:table-cell>
        </table:table-row>
        <table:table-row table:style-name="ro1">
          <table:table-cell office:value-type="string">
            <text:p>LRR ENERGY LP</text:p>
          </table:table-cell>
          <table:table-cell office:value-type="string">
            <text:p><text:s text:c="2"/>COM <text:s text:c="12"/>50214A104</text:p>
          </table:table-cell>
          <table:table-cell office:value-type="float" office:value="314">
            <text:p>314</text:p>
          </table:table-cell>
          <table:table-cell office:value-type="string">
            <text:p><text:s text:c="3"/>21102 <text:s text:c="2"/>SH <text:s text:c="7"/>SOLE <text:s text:c="16"/>21102 <text:s text:c="6"/>0 <text:s text:c="7"/>0<text:tab/><text:tab/></text:p>
          </table:table-cell>
        </table:table-row>
        <table:table-row table:style-name="ro1">
          <table:table-cell office:value-type="string">
            <text:p>LIBERTY PPTY TR</text:p>
          </table:table-cell>
          <table:table-cell office:value-type="string">
            <text:p><text:s text:c="2"/>SH BEN INT <text:s text:c="5"/>531172104</text:p>
          </table:table-cell>
          <table:table-cell office:value-type="float" office:value="636">
            <text:p>636</text:p>
          </table:table-cell>
          <table:table-cell office:value-type="string">
            <text:p><text:s text:c="3"/>17261 <text:s text:c="2"/>SH <text:s text:c="7"/>SOLE <text:s text:c="16"/>17261 <text:s text:c="6"/>0 <text:s text:c="7"/>0<text:tab/><text:tab/></text:p>
          </table:table-cell>
        </table:table-row>
        <table:table-row table:style-name="ro1">
          <table:table-cell office:value-type="string">
            <text:p>CAPLEASE INC</text:p>
          </table:table-cell>
          <table:table-cell office:value-type="string">
            <text:p><text:s text:c="2"/>COM <text:s text:c="12"/>140288101</text:p>
          </table:table-cell>
          <table:table-cell office:value-type="float" office:value="67">
            <text:p>67</text:p>
          </table:table-cell>
          <table:table-cell office:value-type="string">
            <text:p><text:s text:c="3"/>16200 <text:s text:c="2"/>SH <text:s text:c="7"/>SOLE <text:s text:c="16"/>16200 <text:s text:c="6"/>0 <text:s text:c="7"/>0<text:tab/><text:tab/></text:p>
          </table:table-cell>
        </table:table-row>
        <table:table-row table:style-name="ro1">
          <table:table-cell office:value-type="string">
            <text:p>LSI CORPORATION</text:p>
          </table:table-cell>
          <table:table-cell office:value-type="string">
            <text:p><text:s text:c="2"/>COM <text:s text:c="12"/>502161102</text:p>
          </table:table-cell>
          <table:table-cell office:value-type="float" office:value="2201">
            <text:p>2201</text:p>
          </table:table-cell>
          <table:table-cell office:value-type="string">
            <text:p><text:s text:c="2"/>345575 <text:s text:c="2"/>SH <text:s text:c="7"/>SOLE <text:s text:c="15"/>345575 <text:s text:c="6"/>0 <text:s text:c="7"/>0<text:tab/><text:tab/></text:p>
          </table:table-cell>
        </table:table-row>
        <table:table-row table:style-name="ro1">
          <table:table-cell office:value-type="string">
            <text:p>LANDSTAR SYS INC</text:p>
          </table:table-cell>
          <table:table-cell office:value-type="string">
            <text:p><text:s text:c="2"/>COM <text:s text:c="12"/>515098101</text:p>
          </table:table-cell>
          <table:table-cell office:value-type="float" office:value="592">
            <text:p>592</text:p>
          </table:table-cell>
          <table:table-cell office:value-type="string">
            <text:p><text:s text:c="3"/>11441 <text:s text:c="2"/>SH <text:s text:c="7"/>SOLE <text:s text:c="16"/>11441 <text:s text:c="6"/>0 <text:s text:c="7"/>0<text:tab/><text:tab/></text:p>
          </table:table-cell>
        </table:table-row>
        <table:table-row table:style-name="ro1">
          <table:table-cell office:value-type="string">
            <text:p>LIMITED BRANDS INC</text:p>
          </table:table-cell>
          <table:table-cell office:value-type="string">
            <text:p><text:s text:c="2"/>COM <text:s text:c="12"/>532716107</text:p>
          </table:table-cell>
          <table:table-cell office:value-type="float" office:value="745">
            <text:p>745</text:p>
          </table:table-cell>
          <table:table-cell office:value-type="string">
            <text:p><text:s text:c="3"/>17509 <text:s text:c="2"/>SH <text:s text:c="7"/>SOLE <text:s text:c="16"/>17509 <text:s text:c="6"/>0 <text:s text:c="7"/>0<text:tab/><text:tab/></text:p>
          </table:table-cell>
        </table:table-row>
        <table:table-row table:style-name="ro1">
          <table:table-cell office:value-type="string">
            <text:p>LTX-CREDENCE CORP</text:p>
          </table:table-cell>
          <table:table-cell office:value-type="string">
            <text:p><text:s text:c="2"/>COM NEW <text:s text:c="8"/>502403207</text:p>
          </table:table-cell>
          <table:table-cell office:value-type="float" office:value="350">
            <text:p>350</text:p>
          </table:table-cell>
          <table:table-cell office:value-type="string">
            <text:p><text:s text:c="3"/>52200 <text:s text:c="2"/>SH <text:s text:c="7"/>SOLE <text:s text:c="16"/>52200 <text:s text:c="6"/>0 <text:s text:c="7"/>0<text:tab/><text:tab/></text:p>
          </table:table-cell>
        </table:table-row>
        <table:table-row table:style-name="ro1">
          <table:table-cell office:value-type="string">
            <text:p>LEUCADIA NATL CORP</text:p>
          </table:table-cell>
          <table:table-cell office:value-type="string">
            <text:p><text:s text:c="2"/>COM <text:s text:c="12"/>527288104</text:p>
          </table:table-cell>
          <table:table-cell office:value-type="float" office:value="1035">
            <text:p>1035</text:p>
          </table:table-cell>
          <table:table-cell office:value-type="string">
            <text:p><text:s text:c="3"/>48644 <text:s text:c="2"/>SH <text:s text:c="7"/>SOLE <text:s text:c="16"/>48644 <text:s text:c="6"/>0 <text:s text:c="7"/>0<text:tab/><text:tab/></text:p>
          </table:table-cell>
        </table:table-row>
        <table:table-row table:style-name="ro1">
          <table:table-cell office:value-type="string">
            <text:p>LAS VEGAS SANDS CORP</text:p>
          </table:table-cell>
          <table:table-cell office:value-type="string">
            <text:p><text:s text:c="2"/>COM <text:s text:c="12"/>517834107</text:p>
          </table:table-cell>
          <table:table-cell office:value-type="float" office:value="3568">
            <text:p>3568</text:p>
          </table:table-cell>
          <table:table-cell office:value-type="string">
            <text:p><text:s text:c="3"/>82035 <text:s text:c="2"/>SH <text:s text:c="7"/>SOLE <text:s text:c="16"/>82035 <text:s text:c="6"/>0 <text:s text:c="7"/>0<text:tab/><text:tab/></text:p>
          </table:table-cell>
        </table:table-row>
        <table:table-row table:style-name="ro1">
          <table:table-cell office:value-type="string">
            <text:p>LEXINGTON REALTY TRUST</text:p>
          </table:table-cell>
          <table:table-cell office:value-type="string">
            <text:p><text:s text:c="2"/>COM <text:s text:c="12"/>529043101</text:p>
          </table:table-cell>
          <table:table-cell office:value-type="float" office:value="136">
            <text:p>136</text:p>
          </table:table-cell>
          <table:table-cell office:value-type="string">
            <text:p><text:s text:c="3"/>16000 <text:s text:c="2"/>SH <text:s text:c="7"/>SOLE <text:s text:c="16"/>16000 <text:s text:c="6"/>0 <text:s text:c="7"/>0<text:tab/><text:tab/></text:p>
          </table:table-cell>
        </table:table-row>
        <table:table-row table:style-name="ro1">
          <table:table-cell office:value-type="string">
            <text:p>LSB INDS INC</text:p>
          </table:table-cell>
          <table:table-cell office:value-type="string">
            <text:p><text:s text:c="2"/>COM <text:s text:c="12"/>502160104</text:p>
          </table:table-cell>
          <table:table-cell office:value-type="float" office:value="418">
            <text:p>418</text:p>
          </table:table-cell>
          <table:table-cell office:value-type="string">
            <text:p><text:s text:c="3"/>13523 <text:s text:c="2"/>SH <text:s text:c="7"/>SOLE <text:s text:c="16"/>13523 <text:s text:c="6"/>0 <text:s text:c="7"/>0<text:tab/><text:tab/></text:p>
          </table:table-cell>
        </table:table-row>
        <table:table-row table:style-name="ro1">
          <table:table-cell office:value-type="string">
            <text:p>LSI INDS INC</text:p>
          </table:table-cell>
          <table:table-cell office:value-type="string">
            <text:p><text:s text:c="2"/>COM <text:s text:c="12"/>50216C108</text:p>
          </table:table-cell>
          <table:table-cell office:value-type="float" office:value="394">
            <text:p>394</text:p>
          </table:table-cell>
          <table:table-cell office:value-type="string">
            <text:p><text:s text:c="3"/>55480 <text:s text:c="2"/>SH <text:s text:c="7"/>SOLE <text:s text:c="16"/>55480 <text:s text:c="6"/>0 <text:s text:c="7"/>0<text:tab/><text:tab/></text:p>
          </table:table-cell>
        </table:table-row>
        <table:table-row table:style-name="ro1">
          <table:table-cell office:value-type="string">
            <text:p>LA Z BOY INC</text:p>
          </table:table-cell>
          <table:table-cell office:value-type="string">
            <text:p><text:s text:c="2"/>COM <text:s text:c="12"/>505336107</text:p>
          </table:table-cell>
          <table:table-cell office:value-type="float" office:value="513">
            <text:p>513</text:p>
          </table:table-cell>
          <table:table-cell office:value-type="string">
            <text:p><text:s text:c="3"/>41703 <text:s text:c="2"/>SH <text:s text:c="7"/>SOLE <text:s text:c="16"/>41703 <text:s text:c="6"/>0 <text:s text:c="7"/>0<text:tab/><text:tab/></text:p>
          </table:table-cell>
        </table:table-row>
        <table:table-row table:style-name="ro1">
          <table:table-cell office:value-type="string">
            <text:p>MACYS INC</text:p>
          </table:table-cell>
          <table:table-cell office:value-type="string">
            <text:p><text:s text:c="2"/>COM <text:s text:c="12"/>55616P104</text:p>
          </table:table-cell>
          <table:table-cell office:value-type="float" office:value="1596">
            <text:p>1596</text:p>
          </table:table-cell>
          <table:table-cell office:value-type="string">
            <text:p><text:s text:c="3"/>46472 <text:s text:c="2"/>SH <text:s text:c="7"/>SOLE <text:s text:c="16"/>46472 <text:s text:c="6"/>0 <text:s text:c="7"/>0<text:tab/><text:tab/></text:p>
          </table:table-cell>
        </table:table-row>
        <table:table-row table:style-name="ro1">
          <table:table-cell office:value-type="string">
            <text:p>MASTERCARD INC</text:p>
          </table:table-cell>
          <table:table-cell office:value-type="string">
            <text:p><text:s text:c="2"/>CL A <text:s text:c="11"/>57636Q104</text:p>
          </table:table-cell>
          <table:table-cell office:value-type="float" office:value="2229">
            <text:p>2229</text:p>
          </table:table-cell>
          <table:table-cell office:value-type="string">
            <text:p><text:s text:c="4"/>5183 <text:s text:c="2"/>SH <text:s text:c="7"/>SOLE <text:s text:c="17"/>5183 <text:s text:c="6"/>0 <text:s text:c="7"/>0<text:tab/><text:tab/></text:p>
          </table:table-cell>
        </table:table-row>
        <table:table-row table:style-name="ro1">
          <table:table-cell office:value-type="string">
            <text:p>MANPOWERGROUP INC</text:p>
          </table:table-cell>
          <table:table-cell office:value-type="string">
            <text:p><text:s text:c="2"/>COM <text:s text:c="12"/>56418H100</text:p>
          </table:table-cell>
          <table:table-cell office:value-type="float" office:value="662">
            <text:p>662</text:p>
          </table:table-cell>
          <table:table-cell office:value-type="string">
            <text:p><text:s text:c="3"/>18076 <text:s text:c="2"/>SH <text:s text:c="7"/>SOLE <text:s text:c="16"/>18076 <text:s text:c="6"/>0 <text:s text:c="7"/>0<text:tab/><text:tab/></text:p>
          </table:table-cell>
        </table:table-row>
        <table:table-row table:style-name="ro1">
          <table:table-cell office:value-type="string">
            <text:p>MANHATTAN ASSOCS INC</text:p>
          </table:table-cell>
          <table:table-cell office:value-type="string">
            <text:p><text:s text:c="2"/>COM <text:s text:c="12"/>562750109</text:p>
          </table:table-cell>
          <table:table-cell office:value-type="float" office:value="562">
            <text:p>562</text:p>
          </table:table-cell>
          <table:table-cell office:value-type="string">
            <text:p><text:s text:c="3"/>12287 <text:s text:c="2"/>SH <text:s text:c="7"/>SOLE <text:s text:c="16"/>12287 <text:s text:c="6"/>0 <text:s text:c="7"/>0<text:tab/><text:tab/></text:p>
          </table:table-cell>
        </table:table-row>
        <table:table-row table:style-name="ro1">
          <table:table-cell office:value-type="string">
            <text:p>MARRIOTT INTL INC NEW</text:p>
          </table:table-cell>
          <table:table-cell office:value-type="string">
            <text:p><text:s text:c="2"/>CL A <text:s text:c="11"/>571903202</text:p>
          </table:table-cell>
          <table:table-cell office:value-type="float" office:value="2023">
            <text:p>2023</text:p>
          </table:table-cell>
          <table:table-cell office:value-type="string">
            <text:p><text:s text:c="3"/>51597 <text:s text:c="2"/>SH <text:s text:c="7"/>SOLE <text:s text:c="16"/>51597 <text:s text:c="6"/>0 <text:s text:c="7"/>0<text:tab/><text:tab/></text:p>
          </table:table-cell>
        </table:table-row>
        <table:table-row table:style-name="ro1">
          <table:table-cell office:value-type="string">
            <text:p>MASIMO CORP</text:p>
          </table:table-cell>
          <table:table-cell office:value-type="string">
            <text:p><text:s text:c="2"/>COM <text:s text:c="12"/>574795100</text:p>
          </table:table-cell>
          <table:table-cell office:value-type="float" office:value="346">
            <text:p>346</text:p>
          </table:table-cell>
          <table:table-cell office:value-type="string">
            <text:p><text:s text:c="3"/>15486 <text:s text:c="2"/>SH <text:s text:c="7"/>SOLE <text:s text:c="16"/>15486 <text:s text:c="6"/>0 <text:s text:c="7"/>0<text:tab/><text:tab/></text:p>
          </table:table-cell>
        </table:table-row>
        <table:table-row table:style-name="ro1">
          <table:table-cell office:value-type="string">
            <text:p>MBIA INC</text:p>
          </table:table-cell>
          <table:table-cell office:value-type="string">
            <text:p><text:s text:c="2"/>COM <text:s text:c="12"/>55262C100</text:p>
          </table:table-cell>
          <table:table-cell office:value-type="float" office:value="735">
            <text:p>735</text:p>
          </table:table-cell>
          <table:table-cell office:value-type="string">
            <text:p><text:s text:c="3"/>67963 <text:s text:c="2"/>SH <text:s text:c="7"/>SOLE <text:s text:c="16"/>67963 <text:s text:c="6"/>0 <text:s text:c="7"/>0<text:tab/><text:tab/></text:p>
          </table:table-cell>
        </table:table-row>
        <table:table-row table:style-name="ro1">
          <table:table-cell office:value-type="string">
            <text:p>MICROCHIP TECHNOLOGY INC</text:p>
          </table:table-cell>
          <table:table-cell office:value-type="string">
            <text:p><text:s text:c="2"/>COM <text:s text:c="12"/>595017104</text:p>
          </table:table-cell>
          <table:table-cell office:value-type="float" office:value="548">
            <text:p>548</text:p>
          </table:table-cell>
          <table:table-cell office:value-type="string">
            <text:p><text:s text:c="3"/>16563 <text:s text:c="2"/>SH <text:s text:c="7"/>SOLE <text:s text:c="16"/>16563 <text:s text:c="6"/>0 <text:s text:c="7"/>0<text:tab/><text:tab/></text:p>
          </table:table-cell>
        </table:table-row>
        <table:table-row table:style-name="ro1">
          <table:table-cell office:value-type="string">
            <text:p>MONARCH CASINO &amp; RESORT INC</text:p>
          </table:table-cell>
          <table:table-cell office:value-type="string">
            <text:p><text:s text:c="2"/>COM <text:s text:c="12"/>609027107</text:p>
          </table:table-cell>
          <table:table-cell office:value-type="float" office:value="96">
            <text:p>96</text:p>
          </table:table-cell>
          <table:table-cell office:value-type="string">
            <text:p><text:s text:c="3"/>10600 <text:s text:c="2"/>SH <text:s text:c="7"/>SOLE <text:s text:c="16"/>10600 <text:s text:c="6"/>0 <text:s text:c="7"/>0<text:tab/><text:tab/></text:p>
          </table:table-cell>
        </table:table-row>
        <table:table-row table:style-name="ro1">
          <table:table-cell office:value-type="string">
            <text:p>MICREL INC</text:p>
          </table:table-cell>
          <table:table-cell office:value-type="string">
            <text:p><text:s text:c="2"/>COM <text:s text:c="12"/>594793101</text:p>
          </table:table-cell>
          <table:table-cell office:value-type="float" office:value="222">
            <text:p>222</text:p>
          </table:table-cell>
          <table:table-cell office:value-type="string">
            <text:p><text:s text:c="3"/>23303 <text:s text:c="2"/>SH <text:s text:c="7"/>SOLE <text:s text:c="16"/>23303 <text:s text:c="6"/>0 <text:s text:c="7"/>0<text:tab/><text:tab/></text:p>
          </table:table-cell>
        </table:table-row>
        <table:table-row table:style-name="ro1">
          <table:table-cell office:value-type="string">
            <text:p>MICROS SYS INC</text:p>
          </table:table-cell>
          <table:table-cell office:value-type="string">
            <text:p><text:s text:c="2"/>COM <text:s text:c="12"/>594901100</text:p>
          </table:table-cell>
          <table:table-cell office:value-type="float" office:value="309">
            <text:p>309</text:p>
          </table:table-cell>
          <table:table-cell office:value-type="string">
            <text:p><text:s text:c="4"/>6034 <text:s text:c="2"/>SH <text:s text:c="7"/>SOLE <text:s text:c="17"/>6034 <text:s text:c="6"/>0 <text:s text:c="7"/>0<text:tab/><text:tab/></text:p>
          </table:table-cell>
        </table:table-row>
        <table:table-row table:style-name="ro1">
          <table:table-cell office:value-type="string">
            <text:p>MARCUS CORP</text:p>
          </table:table-cell>
          <table:table-cell office:value-type="string">
            <text:p><text:s text:c="2"/>COM <text:s text:c="12"/>566330106</text:p>
          </table:table-cell>
          <table:table-cell office:value-type="float" office:value="193">
            <text:p>193</text:p>
          </table:table-cell>
          <table:table-cell office:value-type="string">
            <text:p><text:s text:c="3"/>14041 <text:s text:c="2"/>SH <text:s text:c="7"/>SOLE <text:s text:c="16"/>14041 <text:s text:c="6"/>0 <text:s text:c="7"/>0<text:tab/><text:tab/></text:p>
          </table:table-cell>
        </table:table-row>
        <table:table-row table:style-name="ro1">
          <table:table-cell office:value-type="string">
            <text:p>MEDNAX INC</text:p>
          </table:table-cell>
          <table:table-cell office:value-type="string">
            <text:p><text:s text:c="2"/>COM <text:s text:c="12"/>58502B106</text:p>
          </table:table-cell>
          <table:table-cell office:value-type="float" office:value="327">
            <text:p>327</text:p>
          </table:table-cell>
          <table:table-cell office:value-type="string">
            <text:p><text:s text:c="4"/>4772 <text:s text:c="2"/>SH <text:s text:c="7"/>SOLE <text:s text:c="17"/>4772 <text:s text:c="6"/>0 <text:s text:c="7"/>0<text:tab/><text:tab/></text:p>
          </table:table-cell>
        </table:table-row>
        <table:table-row table:style-name="ro1">
          <table:table-cell office:value-type="string">
            <text:p>M D C HLDGS INC</text:p>
          </table:table-cell>
          <table:table-cell office:value-type="string">
            <text:p><text:s text:c="2"/>COM <text:s text:c="12"/>552676108</text:p>
          </table:table-cell>
          <table:table-cell office:value-type="float" office:value="968">
            <text:p>968</text:p>
          </table:table-cell>
          <table:table-cell office:value-type="string">
            <text:p><text:s text:c="3"/>29631 <text:s text:c="2"/>SH <text:s text:c="7"/>SOLE <text:s text:c="16"/>29631 <text:s text:c="6"/>0 <text:s text:c="7"/>0<text:tab/><text:tab/></text:p>
          </table:table-cell>
        </table:table-row>
        <table:table-row table:style-name="ro1">
          <table:table-cell office:value-type="string">
            <text:p>MEDICINES CO</text:p>
          </table:table-cell>
          <table:table-cell office:value-type="string">
            <text:p><text:s text:c="2"/>COM <text:s text:c="12"/>584688105</text:p>
          </table:table-cell>
          <table:table-cell office:value-type="float" office:value="654">
            <text:p>654</text:p>
          </table:table-cell>
          <table:table-cell office:value-type="string">
            <text:p><text:s text:c="3"/>28491 <text:s text:c="2"/>SH <text:s text:c="7"/>SOLE <text:s text:c="16"/>28491 <text:s text:c="6"/>0 <text:s text:c="7"/>0<text:tab/><text:tab/></text:p>
          </table:table-cell>
        </table:table-row>
        <table:table-row table:style-name="ro1">
          <table:table-cell office:value-type="string">
            <text:p>MCDERMOTT INTL INC</text:p>
          </table:table-cell>
          <table:table-cell office:value-type="string">
            <text:p><text:s text:c="2"/>COM <text:s text:c="12"/>580037109</text:p>
          </table:table-cell>
          <table:table-cell office:value-type="float" office:value="151">
            <text:p>151</text:p>
          </table:table-cell>
          <table:table-cell office:value-type="string">
            <text:p><text:s text:c="3"/>13544 <text:s text:c="2"/>SH <text:s text:c="7"/>SOLE <text:s text:c="16"/>13544 <text:s text:c="6"/>0 <text:s text:c="7"/>0<text:tab/><text:tab/></text:p>
          </table:table-cell>
        </table:table-row>
        <table:table-row table:style-name="ro1">
          <table:table-cell office:value-type="string">
            <text:p>ALLSCRIPTS HEALTHCARE SOLUT</text:p>
          </table:table-cell>
          <table:table-cell office:value-type="string">
            <text:p><text:s text:c="2"/>COM <text:s text:c="12"/>01988P108</text:p>
          </table:table-cell>
          <table:table-cell office:value-type="float" office:value="286">
            <text:p>286</text:p>
          </table:table-cell>
          <table:table-cell office:value-type="string">
            <text:p><text:s text:c="3"/>26155 <text:s text:c="2"/>SH <text:s text:c="7"/>SOLE <text:s text:c="16"/>26155 <text:s text:c="6"/>0 <text:s text:c="7"/>0<text:tab/><text:tab/></text:p>
          </table:table-cell>
        </table:table-row>
        <table:table-row table:style-name="ro1">
          <table:table-cell office:value-type="string">
            <text:p>MEDIDATA SOLUTIONS INC</text:p>
          </table:table-cell>
          <table:table-cell office:value-type="string">
            <text:p><text:s text:c="2"/>COM <text:s text:c="12"/>58471A105</text:p>
          </table:table-cell>
          <table:table-cell office:value-type="float" office:value="248">
            <text:p>248</text:p>
          </table:table-cell>
          <table:table-cell office:value-type="string">
            <text:p><text:s text:c="4"/>7600 <text:s text:c="2"/>SH <text:s text:c="7"/>SOLE <text:s text:c="17"/>7600 <text:s text:c="6"/>0 <text:s text:c="7"/>0<text:tab/><text:tab/></text:p>
          </table:table-cell>
        </table:table-row>
        <table:table-row table:style-name="ro1">
          <table:table-cell office:value-type="string">
            <text:p>MEDTRONIC INC</text:p>
          </table:table-cell>
          <table:table-cell office:value-type="string">
            <text:p><text:s text:c="2"/>COM <text:s text:c="12"/>585055106</text:p>
          </table:table-cell>
          <table:table-cell office:value-type="float" office:value="221">
            <text:p>221</text:p>
          </table:table-cell>
          <table:table-cell office:value-type="string">
            <text:p><text:s text:c="4"/>5716 <text:s text:c="2"/>SH <text:s text:c="7"/>SOLE <text:s text:c="17"/>5716 <text:s text:c="6"/>0 <text:s text:c="7"/>0<text:tab/><text:tab/></text:p>
          </table:table-cell>
        </table:table-row>
        <table:table-row table:style-name="ro1">
          <table:table-cell office:value-type="string">
            <text:p>MEDCATH CORP</text:p>
          </table:table-cell>
          <table:table-cell office:value-type="string">
            <text:p><text:s text:c="2"/>COM <text:s text:c="12"/>58404W109</text:p>
          </table:table-cell>
          <table:table-cell office:value-type="float" office:value="95">
            <text:p>95</text:p>
          </table:table-cell>
          <table:table-cell office:value-type="string">
            <text:p><text:s text:c="3"/>12600 <text:s text:c="2"/>SH <text:s text:c="7"/>SOLE <text:s text:c="16"/>12600 <text:s text:c="6"/>0 <text:s text:c="7"/>0<text:tab/><text:tab/></text:p>
          </table:table-cell>
        </table:table-row>
        <table:table-row table:style-name="ro1">
          <table:table-cell office:value-type="string">
            <text:p>MDU RES GROUP INC</text:p>
          </table:table-cell>
          <table:table-cell office:value-type="string">
            <text:p><text:s text:c="2"/>COM <text:s text:c="12"/>552690109</text:p>
          </table:table-cell>
          <table:table-cell office:value-type="float" office:value="708">
            <text:p>708</text:p>
          </table:table-cell>
          <table:table-cell office:value-type="string">
            <text:p><text:s text:c="3"/>32771 <text:s text:c="2"/>SH <text:s text:c="7"/>SOLE <text:s text:c="16"/>32771 <text:s text:c="6"/>0 <text:s text:c="7"/>0<text:tab/><text:tab/></text:p>
          </table:table-cell>
        </table:table-row>
        <table:table-row table:style-name="ro1">
          <table:table-cell office:value-type="string">
            <text:p>MEDIVATION INC</text:p>
          </table:table-cell>
          <table:table-cell office:value-type="string">
            <text:p><text:s text:c="2"/>COM <text:s text:c="12"/>58501N101</text:p>
          </table:table-cell>
          <table:table-cell office:value-type="float" office:value="604">
            <text:p>604</text:p>
          </table:table-cell>
          <table:table-cell office:value-type="string">
            <text:p><text:s text:c="4"/>6604 <text:s text:c="2"/>SH <text:s text:c="7"/>SOLE <text:s text:c="17"/>6604 <text:s text:c="6"/>0 <text:s text:c="7"/>0<text:tab/><text:tab/></text:p>
          </table:table-cell>
        </table:table-row>
        <table:table-row table:style-name="ro1">
          <table:table-cell office:value-type="string">
            <text:p>METALICO INC</text:p>
          </table:table-cell>
          <table:table-cell office:value-type="string">
            <text:p><text:s text:c="2"/>COM <text:s text:c="12"/>591176102</text:p>
          </table:table-cell>
          <table:table-cell office:value-type="float" office:value="261">
            <text:p>261</text:p>
          </table:table-cell>
          <table:table-cell office:value-type="string">
            <text:p><text:s text:c="2"/>118791 <text:s text:c="2"/>SH <text:s text:c="7"/>SOLE <text:s text:c="15"/>118791 <text:s text:c="6"/>0 <text:s text:c="7"/>0<text:tab/><text:tab/></text:p>
          </table:table-cell>
        </table:table-row>
        <table:table-row table:style-name="ro1">
          <table:table-cell office:value-type="string">
            <text:p>MEDIFAST INC</text:p>
          </table:table-cell>
          <table:table-cell office:value-type="string">
            <text:p><text:s text:c="2"/>COM <text:s text:c="12"/>58470H101</text:p>
          </table:table-cell>
          <table:table-cell office:value-type="float" office:value="508">
            <text:p>508</text:p>
          </table:table-cell>
          <table:table-cell office:value-type="string">
            <text:p><text:s text:c="3"/>25804 <text:s text:c="2"/>SH <text:s text:c="7"/>SOLE <text:s text:c="16"/>25804 <text:s text:c="6"/>0 <text:s text:c="7"/>0<text:tab/><text:tab/></text:p>
          </table:table-cell>
        </table:table-row>
        <table:table-row table:style-name="ro1">
          <table:table-cell office:value-type="string">
            <text:p>MEDIA GEN INC</text:p>
          </table:table-cell>
          <table:table-cell office:value-type="string">
            <text:p><text:s text:c="2"/>CL A <text:s text:c="11"/>584404107</text:p>
          </table:table-cell>
          <table:table-cell office:value-type="float" office:value="147">
            <text:p>147</text:p>
          </table:table-cell>
          <table:table-cell office:value-type="string">
            <text:p><text:s text:c="3"/>31800 <text:s text:c="2"/>SH <text:s text:c="7"/>SOLE <text:s text:c="16"/>31800 <text:s text:c="6"/>0 <text:s text:c="7"/>0<text:tab/><text:tab/></text:p>
          </table:table-cell>
        </table:table-row>
        <table:table-row table:style-name="ro1">
          <table:table-cell office:value-type="string">
            <text:p>METLIFE INC</text:p>
          </table:table-cell>
          <table:table-cell office:value-type="string">
            <text:p><text:s text:c="2"/>COM <text:s text:c="12"/>59156R108</text:p>
          </table:table-cell>
          <table:table-cell office:value-type="float" office:value="663">
            <text:p>663</text:p>
          </table:table-cell>
          <table:table-cell office:value-type="string">
            <text:p><text:s text:c="3"/>21486 <text:s text:c="2"/>SH <text:s text:c="7"/>SOLE <text:s text:c="16"/>21486 <text:s text:c="6"/>0 <text:s text:c="7"/>0<text:tab/><text:tab/></text:p>
          </table:table-cell>
        </table:table-row>
        <table:table-row table:style-name="ro1">
          <table:table-cell office:value-type="string">
            <text:p>MULTI FINELINE ELECTRONIX I</text:p>
          </table:table-cell>
          <table:table-cell office:value-type="string">
            <text:p><text:s text:c="2"/>COM <text:s text:c="12"/>62541B101</text:p>
          </table:table-cell>
          <table:table-cell office:value-type="float" office:value="236">
            <text:p>236</text:p>
          </table:table-cell>
          <table:table-cell office:value-type="string">
            <text:p><text:s text:c="4"/>9600 <text:s text:c="2"/>SH <text:s text:c="7"/>SOLE <text:s text:c="17"/>9600 <text:s text:c="6"/>0 <text:s text:c="7"/>0<text:tab/><text:tab/></text:p>
          </table:table-cell>
        </table:table-row>
        <table:table-row table:style-name="ro1">
          <table:table-cell office:value-type="string">
            <text:p>MULTIMEDIA GAMES HLDG CO IN</text:p>
          </table:table-cell>
          <table:table-cell office:value-type="string">
            <text:p><text:s text:c="2"/>COM <text:s text:c="12"/>625453105</text:p>
          </table:table-cell>
          <table:table-cell office:value-type="float" office:value="687">
            <text:p>687</text:p>
          </table:table-cell>
          <table:table-cell office:value-type="string">
            <text:p><text:s text:c="3"/>49155 <text:s text:c="2"/>SH <text:s text:c="7"/>SOLE <text:s text:c="16"/>49155 <text:s text:c="6"/>0 <text:s text:c="7"/>0<text:tab/><text:tab/></text:p>
          </table:table-cell>
        </table:table-row>
        <table:table-row table:style-name="ro1">
          <table:table-cell office:value-type="string">
            <text:p>MAGELLAN HEALTH SVCS INC</text:p>
          </table:table-cell>
          <table:table-cell office:value-type="string">
            <text:p><text:s text:c="2"/>COM NEW <text:s text:c="8"/>559079207</text:p>
          </table:table-cell>
          <table:table-cell office:value-type="float" office:value="475">
            <text:p>475</text:p>
          </table:table-cell>
          <table:table-cell office:value-type="string">
            <text:p><text:s text:c="3"/>10490 <text:s text:c="2"/>SH <text:s text:c="7"/>SOLE <text:s text:c="16"/>10490 <text:s text:c="6"/>0 <text:s text:c="7"/>0<text:tab/><text:tab/></text:p>
          </table:table-cell>
        </table:table-row>
        <table:table-row table:style-name="ro1">
          <table:table-cell office:value-type="string">
            <text:p>MCGRAW HILL COS INC</text:p>
          </table:table-cell>
          <table:table-cell office:value-type="string">
            <text:p><text:s text:c="2"/>COM <text:s text:c="12"/>580645109</text:p>
          </table:table-cell>
          <table:table-cell office:value-type="float" office:value="963">
            <text:p>963</text:p>
          </table:table-cell>
          <table:table-cell office:value-type="string">
            <text:p><text:s text:c="3"/>21390 <text:s text:c="2"/>SH <text:s text:c="7"/>SOLE <text:s text:c="16"/>21390 <text:s text:c="6"/>0 <text:s text:c="7"/>0<text:tab/><text:tab/></text:p>
          </table:table-cell>
        </table:table-row>
        <table:table-row table:style-name="ro1">
          <table:table-cell office:value-type="string">
            <text:p>MAGNUM HUNTER RES CORP DEL</text:p>
          </table:table-cell>
          <table:table-cell office:value-type="string">
            <text:p><text:s text:c="2"/>COM <text:s text:c="12"/>55973B102</text:p>
          </table:table-cell>
          <table:table-cell office:value-type="float" office:value="111">
            <text:p>111</text:p>
          </table:table-cell>
          <table:table-cell office:value-type="string">
            <text:p><text:s text:c="3"/>26625 <text:s text:c="2"/>SH <text:s text:c="7"/>SOLE <text:s text:c="16"/>26625 <text:s text:c="6"/>0 <text:s text:c="7"/>0<text:tab/><text:tab/></text:p>
          </table:table-cell>
        </table:table-row>
        <table:table-row table:style-name="ro1">
          <table:table-cell office:value-type="string">
            <text:p>MITCHAM INDS INC</text:p>
          </table:table-cell>
          <table:table-cell office:value-type="string">
            <text:p><text:s text:c="2"/>COM <text:s text:c="12"/>606501104</text:p>
          </table:table-cell>
          <table:table-cell office:value-type="float" office:value="639">
            <text:p>639</text:p>
          </table:table-cell>
          <table:table-cell office:value-type="string">
            <text:p><text:s text:c="3"/>37674 <text:s text:c="2"/>SH <text:s text:c="7"/>SOLE <text:s text:c="16"/>37674 <text:s text:c="6"/>0 <text:s text:c="7"/>0<text:tab/><text:tab/></text:p>
          </table:table-cell>
        </table:table-row>
        <table:table-row table:style-name="ro1">
          <table:table-cell office:value-type="string">
            <text:p>MIPS TECHNOLOGIES INC</text:p>
          </table:table-cell>
          <table:table-cell office:value-type="string">
            <text:p><text:s text:c="2"/>COM <text:s text:c="12"/>604567107</text:p>
          </table:table-cell>
          <table:table-cell office:value-type="float" office:value="127">
            <text:p>127</text:p>
          </table:table-cell>
          <table:table-cell office:value-type="string">
            <text:p><text:s text:c="3"/>19138 <text:s text:c="2"/>SH <text:s text:c="7"/>SOLE <text:s text:c="16"/>19138 <text:s text:c="6"/>0 <text:s text:c="7"/>0<text:tab/><text:tab/></text:p>
          </table:table-cell>
        </table:table-row>
        <table:table-row table:style-name="ro1">
          <table:table-cell office:value-type="string">
            <text:p>MITEL NETWORKS CORP</text:p>
          </table:table-cell>
          <table:table-cell office:value-type="string">
            <text:p><text:s text:c="2"/>COM <text:s text:c="12"/>60671Q104</text:p>
          </table:table-cell>
          <table:table-cell office:value-type="float" office:value="57">
            <text:p>57</text:p>
          </table:table-cell>
          <table:table-cell office:value-type="string">
            <text:p><text:s text:c="3"/>12959 <text:s text:c="2"/>SH <text:s text:c="7"/>SOLE <text:s text:c="16"/>12959 <text:s text:c="6"/>0 <text:s text:c="7"/>0<text:tab/><text:tab/></text:p>
          </table:table-cell>
        </table:table-row>
        <table:table-row table:style-name="ro1">
          <table:table-cell office:value-type="string">
            <text:p>MEAD JOHNSON NUTRITION CO</text:p>
          </table:table-cell>
          <table:table-cell office:value-type="string">
            <text:p><text:s text:c="2"/>COM <text:s text:c="12"/>582839106</text:p>
          </table:table-cell>
          <table:table-cell office:value-type="float" office:value="1953">
            <text:p>1953</text:p>
          </table:table-cell>
          <table:table-cell office:value-type="string">
            <text:p><text:s text:c="3"/>24260 <text:s text:c="2"/>SH <text:s text:c="7"/>SOLE <text:s text:c="16"/>24260 <text:s text:c="6"/>0 <text:s text:c="7"/>0<text:tab/><text:tab/></text:p>
          </table:table-cell>
        </table:table-row>
        <table:table-row table:style-name="ro1">
          <table:table-cell office:value-type="string">
            <text:p>MARKETAXESS HLDGS INC</text:p>
          </table:table-cell>
          <table:table-cell office:value-type="string">
            <text:p><text:s text:c="2"/>COM <text:s text:c="12"/>57060D108</text:p>
          </table:table-cell>
          <table:table-cell office:value-type="float" office:value="302">
            <text:p>302</text:p>
          </table:table-cell>
          <table:table-cell office:value-type="string">
            <text:p><text:s text:c="3"/>11353 <text:s text:c="2"/>SH <text:s text:c="7"/>SOLE <text:s text:c="16"/>11353 <text:s text:c="6"/>0 <text:s text:c="7"/>0<text:tab/><text:tab/></text:p>
          </table:table-cell>
        </table:table-row>
        <table:table-row table:style-name="ro1">
          <table:table-cell office:value-type="string">
            <text:p>MODUSLINK GLOBAL SOLUTIONS</text:p>
          </table:table-cell>
          <table:table-cell office:value-type="string">
            <text:p><text:s text:c="2"/>COM <text:s text:c="12"/>60786L107</text:p>
          </table:table-cell>
          <table:table-cell office:value-type="float" office:value="207">
            <text:p>207</text:p>
          </table:table-cell>
          <table:table-cell office:value-type="string">
            <text:p><text:s text:c="3"/>69266 <text:s text:c="2"/>SH <text:s text:c="7"/>SOLE <text:s text:c="16"/>69266 <text:s text:c="6"/>0 <text:s text:c="7"/>0<text:tab/><text:tab/></text:p>
          </table:table-cell>
        </table:table-row>
        <table:table-row table:style-name="ro1">
          <table:table-cell office:value-type="string">
            <text:p>MILLER INDS INC TENN</text:p>
          </table:table-cell>
          <table:table-cell office:value-type="string">
            <text:p><text:s text:c="2"/>COM NEW <text:s text:c="8"/>600551204</text:p>
          </table:table-cell>
          <table:table-cell office:value-type="float" office:value="287">
            <text:p>287</text:p>
          </table:table-cell>
          <table:table-cell office:value-type="string">
            <text:p><text:s text:c="3"/>18043 <text:s text:c="2"/>SH <text:s text:c="7"/>SOLE <text:s text:c="16"/>18043 <text:s text:c="6"/>0 <text:s text:c="7"/>0<text:tab/><text:tab/></text:p>
          </table:table-cell>
        </table:table-row>
        <table:table-row table:style-name="ro1">
          <table:table-cell office:value-type="string">
            <text:p>MARSH &amp; MCLENNAN COS INC</text:p>
          </table:table-cell>
          <table:table-cell office:value-type="string">
            <text:p><text:s text:c="2"/>COM <text:s text:c="12"/>571748102</text:p>
          </table:table-cell>
          <table:table-cell office:value-type="float" office:value="490">
            <text:p>490</text:p>
          </table:table-cell>
          <table:table-cell office:value-type="string">
            <text:p><text:s text:c="3"/>15191 <text:s text:c="2"/>SH <text:s text:c="7"/>SOLE <text:s text:c="16"/>15191 <text:s text:c="6"/>0 <text:s text:c="7"/>0<text:tab/><text:tab/></text:p>
          </table:table-cell>
        </table:table-row>
        <table:table-row table:style-name="ro1">
          <table:table-cell office:value-type="string">
            <text:p>MAGELLAN MIDSTREAM PRTNRS L</text:p>
          </table:table-cell>
          <table:table-cell office:value-type="string">
            <text:p><text:s text:c="2"/>COM UNIT RP LP <text:s/>559080106</text:p>
          </table:table-cell>
          <table:table-cell office:value-type="float" office:value="387">
            <text:p>387</text:p>
          </table:table-cell>
          <table:table-cell office:value-type="string">
            <text:p><text:s text:c="4"/>5482 <text:s text:c="2"/>SH <text:s text:c="7"/>SOLE <text:s text:c="17"/>5482 <text:s text:c="6"/>0 <text:s text:c="7"/>0<text:tab/><text:tab/></text:p>
          </table:table-cell>
        </table:table-row>
        <table:table-row table:style-name="ro1">
          <table:table-cell office:value-type="string">
            <text:p>MAXIMUS INC</text:p>
          </table:table-cell>
          <table:table-cell office:value-type="string">
            <text:p><text:s text:c="2"/>COM <text:s text:c="12"/>577933104</text:p>
          </table:table-cell>
          <table:table-cell office:value-type="float" office:value="398">
            <text:p>398</text:p>
          </table:table-cell>
          <table:table-cell office:value-type="string">
            <text:p><text:s text:c="4"/>7686 <text:s text:c="2"/>SH <text:s text:c="7"/>SOLE <text:s text:c="17"/>7686 <text:s text:c="6"/>0 <text:s text:c="7"/>0<text:tab/><text:tab/></text:p>
          </table:table-cell>
        </table:table-row>
        <table:table-row table:style-name="ro1">
          <table:table-cell office:value-type="string">
            <text:p>MCCLATCHY CO</text:p>
          </table:table-cell>
          <table:table-cell office:value-type="string">
            <text:p><text:s text:c="2"/>CL A <text:s text:c="11"/>579489105</text:p>
          </table:table-cell>
          <table:table-cell office:value-type="float" office:value="83">
            <text:p>83</text:p>
          </table:table-cell>
          <table:table-cell office:value-type="string">
            <text:p><text:s text:c="3"/>37515 <text:s text:c="2"/>SH <text:s text:c="7"/>SOLE <text:s text:c="16"/>37515 <text:s text:c="6"/>0 <text:s text:c="7"/>0<text:tab/><text:tab/></text:p>
          </table:table-cell>
        </table:table-row>
        <table:table-row table:style-name="ro1">
          <table:table-cell office:value-type="string">
            <text:p>MONMOUTH REAL ESTATE INVT C</text:p>
          </table:table-cell>
          <table:table-cell office:value-type="string">
            <text:p><text:s text:c="2"/>CL A <text:s text:c="11"/>609720107</text:p>
          </table:table-cell>
          <table:table-cell office:value-type="float" office:value="338">
            <text:p>338</text:p>
          </table:table-cell>
          <table:table-cell office:value-type="string">
            <text:p><text:s text:c="3"/>28800 <text:s text:c="2"/>SH <text:s text:c="7"/>SOLE <text:s text:c="16"/>28800 <text:s text:c="6"/>0 <text:s text:c="7"/>0<text:tab/><text:tab/></text:p>
          </table:table-cell>
        </table:table-row>
        <table:table-row table:style-name="ro1">
          <table:table-cell office:value-type="string">
            <text:p>MONRO MUFFLER BRAKE INC</text:p>
          </table:table-cell>
          <table:table-cell office:value-type="string">
            <text:p><text:s text:c="2"/>COM <text:s text:c="12"/>610236101</text:p>
          </table:table-cell>
          <table:table-cell office:value-type="float" office:value="581">
            <text:p>581</text:p>
          </table:table-cell>
          <table:table-cell office:value-type="string">
            <text:p><text:s text:c="3"/>17503 <text:s text:c="2"/>SH <text:s text:c="7"/>SOLE <text:s text:c="16"/>17503 <text:s text:c="6"/>0 <text:s text:c="7"/>0<text:tab/><text:tab/></text:p>
          </table:table-cell>
        </table:table-row>
        <table:table-row table:style-name="ro1">
          <table:table-cell office:value-type="string">
            <text:p>MONSTER BEVERAGE CORP</text:p>
          </table:table-cell>
          <table:table-cell office:value-type="string">
            <text:p><text:s text:c="2"/>COM <text:s text:c="12"/>611740101</text:p>
          </table:table-cell>
          <table:table-cell office:value-type="float" office:value="432">
            <text:p>432</text:p>
          </table:table-cell>
          <table:table-cell office:value-type="string">
            <text:p><text:s text:c="4"/>6062 <text:s text:c="2"/>SH <text:s text:c="7"/>SOLE <text:s text:c="17"/>6062 <text:s text:c="6"/>0 <text:s text:c="7"/>0<text:tab/><text:tab/></text:p>
          </table:table-cell>
        </table:table-row>
        <table:table-row table:style-name="ro1">
          <table:table-cell office:value-type="string">
            <text:p>ALTRIA GROUP INC</text:p>
          </table:table-cell>
          <table:table-cell office:value-type="string">
            <text:p><text:s text:c="2"/>COM <text:s text:c="12"/>02209S103</text:p>
          </table:table-cell>
          <table:table-cell office:value-type="float" office:value="377">
            <text:p>377</text:p>
          </table:table-cell>
          <table:table-cell office:value-type="string">
            <text:p><text:s text:c="3"/>10924 <text:s text:c="2"/>SH <text:s text:c="7"/>SOLE <text:s text:c="16"/>10924 <text:s text:c="6"/>0 <text:s text:c="7"/>0<text:tab/><text:tab/></text:p>
          </table:table-cell>
        </table:table-row>
        <table:table-row table:style-name="ro1">
          <table:table-cell office:value-type="string">
            <text:p>MODINE MFG CO</text:p>
          </table:table-cell>
          <table:table-cell office:value-type="string">
            <text:p><text:s text:c="2"/>COM <text:s text:c="12"/>607828100</text:p>
          </table:table-cell>
          <table:table-cell office:value-type="float" office:value="120">
            <text:p>120</text:p>
          </table:table-cell>
          <table:table-cell office:value-type="string">
            <text:p><text:s text:c="3"/>17300 <text:s text:c="2"/>SH <text:s text:c="7"/>SOLE <text:s text:c="16"/>17300 <text:s text:c="6"/>0 <text:s text:c="7"/>0<text:tab/><text:tab/></text:p>
          </table:table-cell>
        </table:table-row>
        <table:table-row table:style-name="ro1">
          <table:table-cell office:value-type="string">
            <text:p>MOLINA HEALTHCARE INC</text:p>
          </table:table-cell>
          <table:table-cell office:value-type="string">
            <text:p><text:s text:c="2"/>COM <text:s text:c="12"/>60855R100</text:p>
          </table:table-cell>
          <table:table-cell office:value-type="float" office:value="310">
            <text:p>310</text:p>
          </table:table-cell>
          <table:table-cell office:value-type="string">
            <text:p><text:s text:c="3"/>13217 <text:s text:c="2"/>SH <text:s text:c="7"/>SOLE <text:s text:c="16"/>13217 <text:s text:c="6"/>0 <text:s text:c="7"/>0<text:tab/><text:tab/></text:p>
          </table:table-cell>
        </table:table-row>
        <table:table-row table:style-name="ro1">
          <table:table-cell office:value-type="string">
            <text:p>MOVADO GROUP INC</text:p>
          </table:table-cell>
          <table:table-cell office:value-type="string">
            <text:p><text:s text:c="2"/>COM <text:s text:c="12"/>624580106</text:p>
          </table:table-cell>
          <table:table-cell office:value-type="float" office:value="557">
            <text:p>557</text:p>
          </table:table-cell>
          <table:table-cell office:value-type="string">
            <text:p><text:s text:c="3"/>22265 <text:s text:c="2"/>SH <text:s text:c="7"/>SOLE <text:s text:c="16"/>22265 <text:s text:c="6"/>0 <text:s text:c="7"/>0<text:tab/><text:tab/></text:p>
          </table:table-cell>
        </table:table-row>
        <table:table-row table:style-name="ro1">
          <table:table-cell office:value-type="string">
            <text:p>MOVE INC</text:p>
          </table:table-cell>
          <table:table-cell office:value-type="string">
            <text:p><text:s text:c="2"/>COM NEW <text:s text:c="8"/>62458M207</text:p>
          </table:table-cell>
          <table:table-cell office:value-type="float" office:value="1275">
            <text:p>1275</text:p>
          </table:table-cell>
          <table:table-cell office:value-type="string">
            <text:p><text:s text:c="2"/>140304 <text:s text:c="2"/>SH <text:s text:c="7"/>SOLE <text:s text:c="15"/>140304 <text:s text:c="6"/>0 <text:s text:c="7"/>0<text:tab/><text:tab/></text:p>
          </table:table-cell>
        </table:table-row>
        <table:table-row table:style-name="ro1">
          <table:table-cell office:value-type="string">
            <text:p>MOTORCAR PTS AMER INC</text:p>
          </table:table-cell>
          <table:table-cell office:value-type="string">
            <text:p><text:s text:c="2"/>COM <text:s text:c="12"/>620071100</text:p>
          </table:table-cell>
          <table:table-cell office:value-type="float" office:value="98">
            <text:p>98</text:p>
          </table:table-cell>
          <table:table-cell office:value-type="string">
            <text:p><text:s text:c="3"/>21813 <text:s text:c="2"/>SH <text:s text:c="7"/>SOLE <text:s text:c="16"/>21813 <text:s text:c="6"/>0 <text:s text:c="7"/>0<text:tab/><text:tab/></text:p>
          </table:table-cell>
        </table:table-row>
        <table:table-row table:style-name="ro1">
          <table:table-cell office:value-type="string">
            <text:p>MARATHON PETE CORP</text:p>
          </table:table-cell>
          <table:table-cell office:value-type="string">
            <text:p><text:s text:c="2"/>COM <text:s text:c="12"/>56585A102</text:p>
          </table:table-cell>
          <table:table-cell office:value-type="float" office:value="564">
            <text:p>564</text:p>
          </table:table-cell>
          <table:table-cell office:value-type="string">
            <text:p><text:s text:c="3"/>12545 <text:s text:c="2"/>SH <text:s text:c="7"/>SOLE <text:s text:c="16"/>12545 <text:s text:c="6"/>0 <text:s text:c="7"/>0<text:tab/><text:tab/></text:p>
          </table:table-cell>
        </table:table-row>
        <table:table-row table:style-name="ro1">
          <table:table-cell office:value-type="string">
            <text:p>MPG OFFICE TR INC</text:p>
          </table:table-cell>
          <table:table-cell office:value-type="string">
            <text:p><text:s text:c="2"/>COM <text:s text:c="12"/>553274101</text:p>
          </table:table-cell>
          <table:table-cell office:value-type="float" office:value="244">
            <text:p>244</text:p>
          </table:table-cell>
          <table:table-cell office:value-type="string">
            <text:p><text:s text:c="2"/>121300 <text:s text:c="2"/>SH <text:s text:c="7"/>SOLE <text:s text:c="15"/>121300 <text:s text:c="6"/>0 <text:s text:c="7"/>0<text:tab/><text:tab/></text:p>
          </table:table-cell>
        </table:table-row>
        <table:table-row table:style-name="ro1">
          <table:table-cell office:value-type="string">
            <text:p>MONOLITHIC PWR SYS INC</text:p>
          </table:table-cell>
          <table:table-cell office:value-type="string">
            <text:p><text:s text:c="2"/>COM <text:s text:c="12"/>609839105</text:p>
          </table:table-cell>
          <table:table-cell office:value-type="float" office:value="247">
            <text:p>247</text:p>
          </table:table-cell>
          <table:table-cell office:value-type="string">
            <text:p><text:s text:c="3"/>12464 <text:s text:c="2"/>SH <text:s text:c="7"/>SOLE <text:s text:c="16"/>12464 <text:s text:c="6"/>0 <text:s text:c="7"/>0<text:tab/><text:tab/></text:p>
          </table:table-cell>
        </table:table-row>
        <table:table-row table:style-name="ro1">
          <table:table-cell office:value-type="string">
            <text:p>MARLIN BUSINESS SVCS CORP</text:p>
          </table:table-cell>
          <table:table-cell office:value-type="string">
            <text:p><text:s text:c="2"/>COM <text:s text:c="12"/>571157106</text:p>
          </table:table-cell>
          <table:table-cell office:value-type="float" office:value="252">
            <text:p>252</text:p>
          </table:table-cell>
          <table:table-cell office:value-type="string">
            <text:p><text:s text:c="3"/>15400 <text:s text:c="2"/>SH <text:s text:c="7"/>SOLE <text:s text:c="16"/>15400 <text:s text:c="6"/>0 <text:s text:c="7"/>0<text:tab/><text:tab/></text:p>
          </table:table-cell>
        </table:table-row>
        <table:table-row table:style-name="ro1">
          <table:table-cell office:value-type="string">
            <text:p>MARTEN TRANS LTD</text:p>
          </table:table-cell>
          <table:table-cell office:value-type="string">
            <text:p><text:s text:c="2"/>COM <text:s text:c="12"/>573075108</text:p>
          </table:table-cell>
          <table:table-cell office:value-type="float" office:value="773">
            <text:p>773</text:p>
          </table:table-cell>
          <table:table-cell office:value-type="string">
            <text:p><text:s text:c="3"/>36484 <text:s text:c="2"/>SH <text:s text:c="7"/>SOLE <text:s text:c="16"/>36484 <text:s text:c="6"/>0 <text:s text:c="7"/>0<text:tab/><text:tab/></text:p>
          </table:table-cell>
        </table:table-row>
        <table:table-row table:style-name="ro1">
          <table:table-cell office:value-type="string">
            <text:p>MARVELL TECHNOLOGY GROUP LT</text:p>
          </table:table-cell>
          <table:table-cell office:value-type="string">
            <text:p><text:s text:c="2"/>ORD <text:s text:c="12"/>G5876H105</text:p>
          </table:table-cell>
          <table:table-cell office:value-type="float" office:value="1574">
            <text:p>1574</text:p>
          </table:table-cell>
          <table:table-cell office:value-type="string">
            <text:p><text:s text:c="2"/>139580 <text:s text:c="2"/>SH <text:s text:c="7"/>SOLE <text:s text:c="15"/>139580 <text:s text:c="6"/>0 <text:s text:c="7"/>0<text:tab/><text:tab/></text:p>
          </table:table-cell>
        </table:table-row>
        <table:table-row table:style-name="ro1">
          <table:table-cell office:value-type="string">
            <text:p>MEDICIS PHARMACEUTICAL CORP</text:p>
          </table:table-cell>
          <table:table-cell office:value-type="string">
            <text:p><text:s text:c="2"/>CL A NEW <text:s text:c="7"/>584690309</text:p>
          </table:table-cell>
          <table:table-cell office:value-type="float" office:value="1501">
            <text:p>1501</text:p>
          </table:table-cell>
          <table:table-cell office:value-type="string">
            <text:p><text:s text:c="3"/>43955 <text:s text:c="2"/>SH <text:s text:c="7"/>SOLE <text:s text:c="16"/>43955 <text:s text:c="6"/>0 <text:s text:c="7"/>0<text:tab/><text:tab/></text:p>
          </table:table-cell>
        </table:table-row>
        <table:table-row table:style-name="ro1">
          <table:table-cell office:value-type="string">
            <text:p>MINE SAFETY APPLIANCES CO</text:p>
          </table:table-cell>
          <table:table-cell office:value-type="string">
            <text:p><text:s text:c="2"/>COM <text:s text:c="12"/>602720104</text:p>
          </table:table-cell>
          <table:table-cell office:value-type="float" office:value="462">
            <text:p>462</text:p>
          </table:table-cell>
          <table:table-cell office:value-type="string">
            <text:p><text:s text:c="3"/>11491 <text:s text:c="2"/>SH <text:s text:c="7"/>SOLE <text:s text:c="16"/>11491 <text:s text:c="6"/>0 <text:s text:c="7"/>0<text:tab/><text:tab/></text:p>
          </table:table-cell>
        </table:table-row>
        <table:table-row table:style-name="ro1">
          <table:table-cell office:value-type="string">
            <text:p>MESABI TR</text:p>
          </table:table-cell>
          <table:table-cell office:value-type="string">
            <text:p><text:s text:c="2"/>CTF BEN INT <text:s text:c="4"/>590672101</text:p>
          </table:table-cell>
          <table:table-cell office:value-type="float" office:value="322">
            <text:p>322</text:p>
          </table:table-cell>
          <table:table-cell office:value-type="string">
            <text:p><text:s text:c="3"/>11700 <text:s text:c="2"/>SH <text:s text:c="7"/>SOLE <text:s text:c="16"/>11700 <text:s text:c="6"/>0 <text:s text:c="7"/>0<text:tab/><text:tab/></text:p>
          </table:table-cell>
        </table:table-row>
        <table:table-row table:style-name="ro1">
          <table:table-cell office:value-type="string">
            <text:p>MSCI INC</text:p>
          </table:table-cell>
          <table:table-cell office:value-type="string">
            <text:p><text:s text:c="2"/>COM <text:s text:c="12"/>55354G100</text:p>
          </table:table-cell>
          <table:table-cell office:value-type="float" office:value="303">
            <text:p>303</text:p>
          </table:table-cell>
          <table:table-cell office:value-type="string">
            <text:p><text:s text:c="4"/>8895 <text:s text:c="2"/>SH <text:s text:c="7"/>SOLE <text:s text:c="17"/>8895 <text:s text:c="6"/>0 <text:s text:c="7"/>0<text:tab/><text:tab/></text:p>
          </table:table-cell>
        </table:table-row>
        <table:table-row table:style-name="ro1">
          <table:table-cell office:value-type="string">
            <text:p>MAINSOURCE FINANCIAL GP INC</text:p>
          </table:table-cell>
          <table:table-cell office:value-type="string">
            <text:p><text:s text:c="2"/>COM <text:s text:c="12"/>56062Y102</text:p>
          </table:table-cell>
          <table:table-cell office:value-type="float" office:value="208">
            <text:p>208</text:p>
          </table:table-cell>
          <table:table-cell office:value-type="string">
            <text:p><text:s text:c="3"/>17680 <text:s text:c="2"/>SH <text:s text:c="7"/>SOLE <text:s text:c="16"/>17680 <text:s text:c="6"/>0 <text:s text:c="7"/>0<text:tab/><text:tab/></text:p>
          </table:table-cell>
        </table:table-row>
        <table:table-row table:style-name="ro1">
          <table:table-cell office:value-type="string">
            <text:p>MICROSOFT CORP</text:p>
          </table:table-cell>
          <table:table-cell office:value-type="string">
            <text:p><text:s text:c="2"/>COM <text:s text:c="12"/>594918104</text:p>
          </table:table-cell>
          <table:table-cell office:value-type="float" office:value="707">
            <text:p>707</text:p>
          </table:table-cell>
          <table:table-cell office:value-type="string">
            <text:p><text:s text:c="3"/>23105 <text:s text:c="2"/>SH <text:s text:c="7"/>SOLE <text:s text:c="16"/>23105 <text:s text:c="6"/>0 <text:s text:c="7"/>0<text:tab/><text:tab/></text:p>
          </table:table-cell>
        </table:table-row>
        <table:table-row table:style-name="ro1">
          <table:table-cell office:value-type="string">
            <text:p>MOTOROLA SOLUTIONS INC</text:p>
          </table:table-cell>
          <table:table-cell office:value-type="string">
            <text:p><text:s text:c="2"/>COM NEW <text:s text:c="8"/>620076307</text:p>
          </table:table-cell>
          <table:table-cell office:value-type="float" office:value="592">
            <text:p>592</text:p>
          </table:table-cell>
          <table:table-cell office:value-type="string">
            <text:p><text:s text:c="3"/>12297 <text:s text:c="2"/>SH <text:s text:c="7"/>SOLE <text:s text:c="16"/>12297 <text:s text:c="6"/>0 <text:s text:c="7"/>0<text:tab/><text:tab/></text:p>
          </table:table-cell>
        </table:table-row>
        <table:table-row table:style-name="ro1">
          <table:table-cell office:value-type="string">
            <text:p>MSC INDL DIRECT INC</text:p>
          </table:table-cell>
          <table:table-cell office:value-type="string">
            <text:p><text:s text:c="2"/>CL A <text:s text:c="11"/>553530106</text:p>
          </table:table-cell>
          <table:table-cell office:value-type="float" office:value="1995">
            <text:p>1995</text:p>
          </table:table-cell>
          <table:table-cell office:value-type="string">
            <text:p><text:s text:c="3"/>30440 <text:s text:c="2"/>SH <text:s text:c="7"/>SOLE <text:s text:c="16"/>30440 <text:s text:c="6"/>0 <text:s text:c="7"/>0<text:tab/><text:tab/></text:p>
          </table:table-cell>
        </table:table-row>
        <table:table-row table:style-name="ro1">
          <table:table-cell office:value-type="string">
            <text:p>MINDSPEED TECHNOLOGIES INC</text:p>
          </table:table-cell>
          <table:table-cell office:value-type="string">
            <text:p><text:s text:c="2"/>COM NEW <text:s text:c="8"/>602682205</text:p>
          </table:table-cell>
          <table:table-cell office:value-type="float" office:value="482">
            <text:p>482</text:p>
          </table:table-cell>
          <table:table-cell office:value-type="string">
            <text:p><text:s text:c="2"/>195914 <text:s text:c="2"/>SH <text:s text:c="7"/>SOLE <text:s text:c="15"/>195914 <text:s text:c="6"/>0 <text:s text:c="7"/>0<text:tab/><text:tab/></text:p>
          </table:table-cell>
        </table:table-row>
        <table:table-row table:style-name="ro1">
          <table:table-cell office:value-type="string">
            <text:p>M &amp; T BK CORP</text:p>
          </table:table-cell>
          <table:table-cell office:value-type="string">
            <text:p><text:s text:c="2"/>COM <text:s text:c="12"/>55261F104</text:p>
          </table:table-cell>
          <table:table-cell office:value-type="float" office:value="1183">
            <text:p>1183</text:p>
          </table:table-cell>
          <table:table-cell office:value-type="string">
            <text:p><text:s text:c="3"/>14333 <text:s text:c="2"/>SH <text:s text:c="7"/>SOLE <text:s text:c="16"/>14333 <text:s text:c="6"/>0 <text:s text:c="7"/>0<text:tab/><text:tab/></text:p>
          </table:table-cell>
        </table:table-row>
        <table:table-row table:style-name="ro1">
          <table:table-cell office:value-type="string">
            <text:p>METTLER TOLEDO INTERNATIONA</text:p>
          </table:table-cell>
          <table:table-cell office:value-type="string">
            <text:p><text:s text:c="2"/>COM <text:s text:c="12"/>592688105</text:p>
          </table:table-cell>
          <table:table-cell office:value-type="float" office:value="877">
            <text:p>877</text:p>
          </table:table-cell>
          <table:table-cell office:value-type="string">
            <text:p><text:s text:c="4"/>5627 <text:s text:c="2"/>SH <text:s text:c="7"/>SOLE <text:s text:c="17"/>5627 <text:s text:c="6"/>0 <text:s text:c="7"/>0<text:tab/><text:tab/></text:p>
          </table:table-cell>
        </table:table-row>
        <table:table-row table:style-name="ro1">
          <table:table-cell office:value-type="string">
            <text:p>MERITOR INC</text:p>
          </table:table-cell>
          <table:table-cell office:value-type="string">
            <text:p><text:s text:c="2"/>COM <text:s text:c="12"/>59001K100</text:p>
          </table:table-cell>
          <table:table-cell office:value-type="float" office:value="325">
            <text:p>325</text:p>
          </table:table-cell>
          <table:table-cell office:value-type="string">
            <text:p><text:s text:c="3"/>62295 <text:s text:c="2"/>SH <text:s text:c="7"/>SOLE <text:s text:c="16"/>62295 <text:s text:c="6"/>0 <text:s text:c="7"/>0<text:tab/><text:tab/></text:p>
          </table:table-cell>
        </table:table-row>
        <table:table-row table:style-name="ro1">
          <table:table-cell office:value-type="string">
            <text:p>MATERION CORP</text:p>
          </table:table-cell>
          <table:table-cell office:value-type="string">
            <text:p><text:s text:c="2"/>COM <text:s text:c="12"/>576690101</text:p>
          </table:table-cell>
          <table:table-cell office:value-type="float" office:value="311">
            <text:p>311</text:p>
          </table:table-cell>
          <table:table-cell office:value-type="string">
            <text:p><text:s text:c="3"/>13502 <text:s text:c="2"/>SH <text:s text:c="7"/>SOLE <text:s text:c="16"/>13502 <text:s text:c="6"/>0 <text:s text:c="7"/>0<text:tab/><text:tab/></text:p>
          </table:table-cell>
        </table:table-row>
        <table:table-row table:style-name="ro1">
          <table:table-cell office:value-type="string">
            <text:p>MATRIX SVC CO</text:p>
          </table:table-cell>
          <table:table-cell office:value-type="string">
            <text:p><text:s text:c="2"/>COM <text:s text:c="12"/>576853105</text:p>
          </table:table-cell>
          <table:table-cell office:value-type="float" office:value="488">
            <text:p>488</text:p>
          </table:table-cell>
          <table:table-cell office:value-type="string">
            <text:p><text:s text:c="3"/>43097 <text:s text:c="2"/>SH <text:s text:c="7"/>SOLE <text:s text:c="16"/>43097 <text:s text:c="6"/>0 <text:s text:c="7"/>0<text:tab/><text:tab/></text:p>
          </table:table-cell>
        </table:table-row>
        <table:table-row table:style-name="ro1">
          <table:table-cell office:value-type="string">
            <text:p>MTS SYS CORP</text:p>
          </table:table-cell>
          <table:table-cell office:value-type="string">
            <text:p><text:s text:c="2"/>COM <text:s text:c="12"/>553777103</text:p>
          </table:table-cell>
          <table:table-cell office:value-type="float" office:value="398">
            <text:p>398</text:p>
          </table:table-cell>
          <table:table-cell office:value-type="string">
            <text:p><text:s text:c="3"/>10348 <text:s text:c="2"/>SH <text:s text:c="7"/>SOLE <text:s text:c="16"/>10348 <text:s text:c="6"/>0 <text:s text:c="7"/>0<text:tab/><text:tab/></text:p>
          </table:table-cell>
        </table:table-row>
        <table:table-row table:style-name="ro1">
          <table:table-cell office:value-type="string">
            <text:p>MITSUBISHI UFJ FINL GROUP I</text:p>
          </table:table-cell>
          <table:table-cell office:value-type="string">
            <text:p><text:s text:c="2"/>SPONSORED ADR <text:s text:c="2"/>606822104</text:p>
          </table:table-cell>
          <table:table-cell office:value-type="float" office:value="50">
            <text:p>50</text:p>
          </table:table-cell>
          <table:table-cell office:value-type="string">
            <text:p><text:s text:c="3"/>10443 <text:s text:c="2"/>SH <text:s text:c="7"/>SOLE <text:s text:c="16"/>10443 <text:s text:c="6"/>0 <text:s text:c="7"/>0<text:tab/><text:tab/></text:p>
          </table:table-cell>
        </table:table-row>
        <table:table-row table:style-name="ro1">
          <table:table-cell office:value-type="string">
            <text:p>MASTEC INC</text:p>
          </table:table-cell>
          <table:table-cell office:value-type="string">
            <text:p><text:s text:c="2"/>COM <text:s text:c="12"/>576323109</text:p>
          </table:table-cell>
          <table:table-cell office:value-type="float" office:value="259">
            <text:p>259</text:p>
          </table:table-cell>
          <table:table-cell office:value-type="string">
            <text:p><text:s text:c="3"/>17252 <text:s text:c="2"/>SH <text:s text:c="7"/>SOLE <text:s text:c="16"/>17252 <text:s text:c="6"/>0 <text:s text:c="7"/>0<text:tab/><text:tab/></text:p>
          </table:table-cell>
        </table:table-row>
        <table:table-row table:style-name="ro1">
          <table:table-cell office:value-type="string">
            <text:p>MURPHY OIL CORP</text:p>
          </table:table-cell>
          <table:table-cell office:value-type="string">
            <text:p><text:s text:c="2"/>COM <text:s text:c="12"/>626717102</text:p>
          </table:table-cell>
          <table:table-cell office:value-type="float" office:value="440">
            <text:p>440</text:p>
          </table:table-cell>
          <table:table-cell office:value-type="string">
            <text:p><text:s text:c="4"/>8745 <text:s text:c="2"/>SH <text:s text:c="7"/>SOLE <text:s text:c="17"/>8745 <text:s text:c="6"/>0 <text:s text:c="7"/>0<text:tab/><text:tab/></text:p>
          </table:table-cell>
        </table:table-row>
        <table:table-row table:style-name="ro1">
          <table:table-cell office:value-type="string">
            <text:p>METALS USA HLDGS CORP</text:p>
          </table:table-cell>
          <table:table-cell office:value-type="string">
            <text:p><text:s text:c="2"/>COM <text:s text:c="12"/>59132A104</text:p>
          </table:table-cell>
          <table:table-cell office:value-type="float" office:value="409">
            <text:p>409</text:p>
          </table:table-cell>
          <table:table-cell office:value-type="string">
            <text:p><text:s text:c="3"/>25701 <text:s text:c="2"/>SH <text:s text:c="7"/>SOLE <text:s text:c="16"/>25701 <text:s text:c="6"/>0 <text:s text:c="7"/>0<text:tab/><text:tab/></text:p>
          </table:table-cell>
        </table:table-row>
        <table:table-row table:style-name="ro1">
          <table:table-cell office:value-type="string">
            <text:p>MV OIL TR</text:p>
          </table:table-cell>
          <table:table-cell office:value-type="string">
            <text:p><text:s text:c="2"/>TR UNITS <text:s text:c="7"/>553859109</text:p>
          </table:table-cell>
          <table:table-cell office:value-type="float" office:value="351">
            <text:p>351</text:p>
          </table:table-cell>
          <table:table-cell office:value-type="string">
            <text:p><text:s text:c="3"/>10400 <text:s text:c="2"/>SH <text:s text:c="7"/>SOLE <text:s text:c="16"/>10400 <text:s text:c="6"/>0 <text:s text:c="7"/>0<text:tab/><text:tab/></text:p>
          </table:table-cell>
        </table:table-row>
        <table:table-row table:style-name="ro1">
          <table:table-cell office:value-type="string">
            <text:p>MENS WEARHOUSE INC</text:p>
          </table:table-cell>
          <table:table-cell office:value-type="string">
            <text:p><text:s text:c="2"/>COM <text:s text:c="12"/>587118100</text:p>
          </table:table-cell>
          <table:table-cell office:value-type="float" office:value="533">
            <text:p>533</text:p>
          </table:table-cell>
          <table:table-cell office:value-type="string">
            <text:p><text:s text:c="3"/>18948 <text:s text:c="2"/>SH <text:s text:c="7"/>SOLE <text:s text:c="16"/>18948 <text:s text:c="6"/>0 <text:s text:c="7"/>0<text:tab/><text:tab/></text:p>
          </table:table-cell>
        </table:table-row>
        <table:table-row table:style-name="ro1">
          <table:table-cell office:value-type="string">
            <text:p>MARKWEST ENERGY PARTNERS L</text:p>
          </table:table-cell>
          <table:table-cell office:value-type="string">
            <text:p><text:s text:c="2"/>UNIT LTD PARTN <text:s/>570759100</text:p>
          </table:table-cell>
          <table:table-cell office:value-type="float" office:value="1351">
            <text:p>1351</text:p>
          </table:table-cell>
          <table:table-cell office:value-type="string">
            <text:p><text:s text:c="3"/>27403 <text:s text:c="2"/>SH <text:s text:c="7"/>SOLE <text:s text:c="16"/>27403 <text:s text:c="6"/>0 <text:s text:c="7"/>0<text:tab/><text:tab/></text:p>
          </table:table-cell>
        </table:table-row>
        <table:table-row table:style-name="ro1">
          <table:table-cell office:value-type="string">
            <text:p>MAGNACHIP SEMICONDUCTOR COR</text:p>
          </table:table-cell>
          <table:table-cell office:value-type="string">
            <text:p><text:s text:c="2"/>COM <text:s text:c="12"/>55933J203</text:p>
          </table:table-cell>
          <table:table-cell office:value-type="float" office:value="135">
            <text:p>135</text:p>
          </table:table-cell>
          <table:table-cell office:value-type="string">
            <text:p><text:s text:c="3"/>14184 <text:s text:c="2"/>SH <text:s text:c="7"/>SOLE <text:s text:c="16"/>14184 <text:s text:c="6"/>0 <text:s text:c="7"/>0<text:tab/><text:tab/></text:p>
          </table:table-cell>
        </table:table-row>
        <table:table-row table:style-name="ro1">
          <table:table-cell office:value-type="string">
            <text:p>MAXIM INTEGRATED PRODS INC</text:p>
          </table:table-cell>
          <table:table-cell office:value-type="string">
            <text:p><text:s text:c="2"/>COM <text:s text:c="12"/>57772K101</text:p>
          </table:table-cell>
          <table:table-cell office:value-type="float" office:value="265">
            <text:p>265</text:p>
          </table:table-cell>
          <table:table-cell office:value-type="string">
            <text:p><text:s text:c="3"/>10342 <text:s text:c="2"/>SH <text:s text:c="7"/>SOLE <text:s text:c="16"/>10342 <text:s text:c="6"/>0 <text:s text:c="7"/>0<text:tab/><text:tab/></text:p>
          </table:table-cell>
        </table:table-row>
        <table:table-row table:style-name="ro1">
          <table:table-cell office:value-type="string">
            <text:p>MYRIAD GENETICS INC</text:p>
          </table:table-cell>
          <table:table-cell office:value-type="string">
            <text:p><text:s text:c="2"/>COM <text:s text:c="12"/>62855J104</text:p>
          </table:table-cell>
          <table:table-cell office:value-type="float" office:value="1132">
            <text:p>1132</text:p>
          </table:table-cell>
          <table:table-cell office:value-type="string">
            <text:p><text:s text:c="3"/>47677 <text:s text:c="2"/>SH <text:s text:c="7"/>SOLE <text:s text:c="16"/>47677 <text:s text:c="6"/>0 <text:s text:c="7"/>0<text:tab/><text:tab/></text:p>
          </table:table-cell>
        </table:table-row>
        <table:table-row table:style-name="ro1">
          <table:table-cell office:value-type="string">
            <text:p>MYLAN INC</text:p>
          </table:table-cell>
          <table:table-cell office:value-type="string">
            <text:p><text:s text:c="2"/>COM <text:s text:c="12"/>628530107</text:p>
          </table:table-cell>
          <table:table-cell office:value-type="float" office:value="851">
            <text:p>851</text:p>
          </table:table-cell>
          <table:table-cell office:value-type="string">
            <text:p><text:s text:c="3"/>39829 <text:s text:c="2"/>SH <text:s text:c="7"/>SOLE <text:s text:c="16"/>39829 <text:s text:c="6"/>0 <text:s text:c="7"/>0<text:tab/><text:tab/></text:p>
          </table:table-cell>
        </table:table-row>
        <table:table-row table:style-name="ro1">
          <table:table-cell office:value-type="string">
            <text:p>MYR GROUP INC DEL</text:p>
          </table:table-cell>
          <table:table-cell office:value-type="string">
            <text:p><text:s text:c="2"/>COM <text:s text:c="12"/>55405W104</text:p>
          </table:table-cell>
          <table:table-cell office:value-type="float" office:value="185">
            <text:p>185</text:p>
          </table:table-cell>
          <table:table-cell office:value-type="string">
            <text:p><text:s text:c="3"/>10844 <text:s text:c="2"/>SH <text:s text:c="7"/>SOLE <text:s text:c="16"/>10844 <text:s text:c="6"/>0 <text:s text:c="7"/>0<text:tab/><text:tab/></text:p>
          </table:table-cell>
        </table:table-row>
        <table:table-row table:style-name="ro1">
          <table:table-cell office:value-type="string">
            <text:p>NASH FINCH CO</text:p>
          </table:table-cell>
          <table:table-cell office:value-type="string">
            <text:p><text:s text:c="2"/>COM <text:s text:c="12"/>631158102</text:p>
          </table:table-cell>
          <table:table-cell office:value-type="float" office:value="327">
            <text:p>327</text:p>
          </table:table-cell>
          <table:table-cell office:value-type="string">
            <text:p><text:s text:c="3"/>15263 <text:s text:c="2"/>SH <text:s text:c="7"/>SOLE <text:s text:c="16"/>15263 <text:s text:c="6"/>0 <text:s text:c="7"/>0<text:tab/><text:tab/></text:p>
          </table:table-cell>
        </table:table-row>
        <table:table-row table:style-name="ro1">
          <table:table-cell office:value-type="string">
            <text:p>NATIONAL AMERN UNIV HLDGS I</text:p>
          </table:table-cell>
          <table:table-cell office:value-type="string">
            <text:p><text:s text:c="2"/>COM <text:s text:c="12"/>63245Q105</text:p>
          </table:table-cell>
          <table:table-cell office:value-type="float" office:value="47">
            <text:p>47</text:p>
          </table:table-cell>
          <table:table-cell office:value-type="string">
            <text:p><text:s text:c="3"/>11024 <text:s text:c="2"/>SH <text:s text:c="7"/>SOLE <text:s text:c="16"/>11024 <text:s text:c="6"/>0 <text:s text:c="7"/>0<text:tab/><text:tab/></text:p>
          </table:table-cell>
        </table:table-row>
        <table:table-row table:style-name="ro1">
          <table:table-cell office:value-type="string">
            <text:p>NACCO INDS INC</text:p>
          </table:table-cell>
          <table:table-cell office:value-type="string">
            <text:p><text:s text:c="2"/>CL A <text:s text:c="11"/>629579103</text:p>
          </table:table-cell>
          <table:table-cell office:value-type="float" office:value="868">
            <text:p>868</text:p>
          </table:table-cell>
          <table:table-cell office:value-type="string">
            <text:p><text:s text:c="4"/>7468 <text:s text:c="2"/>SH <text:s text:c="7"/>SOLE <text:s text:c="17"/>7468 <text:s text:c="6"/>0 <text:s text:c="7"/>0<text:tab/><text:tab/></text:p>
          </table:table-cell>
        </table:table-row>
        <table:table-row table:style-name="ro1">
          <table:table-cell office:value-type="string">
            <text:p>NAVIGANT CONSULTING INC</text:p>
          </table:table-cell>
          <table:table-cell office:value-type="string">
            <text:p><text:s text:c="2"/>COM <text:s text:c="12"/>63935N107</text:p>
          </table:table-cell>
          <table:table-cell office:value-type="float" office:value="275">
            <text:p>275</text:p>
          </table:table-cell>
          <table:table-cell office:value-type="string">
            <text:p><text:s text:c="3"/>21744 <text:s text:c="2"/>SH <text:s text:c="7"/>SOLE <text:s text:c="16"/>21744 <text:s text:c="6"/>0 <text:s text:c="7"/>0<text:tab/><text:tab/></text:p>
          </table:table-cell>
        </table:table-row>
        <table:table-row table:style-name="ro1">
          <table:table-cell office:value-type="string">
            <text:p>NCI INC</text:p>
          </table:table-cell>
          <table:table-cell office:value-type="string">
            <text:p><text:s text:c="2"/>CL A <text:s text:c="11"/>62886K104</text:p>
          </table:table-cell>
          <table:table-cell office:value-type="float" office:value="132">
            <text:p>132</text:p>
          </table:table-cell>
          <table:table-cell office:value-type="string">
            <text:p><text:s text:c="3"/>32533 <text:s text:c="2"/>SH <text:s text:c="7"/>SOLE <text:s text:c="16"/>32533 <text:s text:c="6"/>0 <text:s text:c="7"/>0<text:tab/><text:tab/></text:p>
          </table:table-cell>
        </table:table-row>
        <table:table-row table:style-name="ro1">
          <table:table-cell office:value-type="string">
            <text:p>NATIONAL CINEMEDIA INC</text:p>
          </table:table-cell>
          <table:table-cell office:value-type="string">
            <text:p><text:s text:c="2"/>COM <text:s text:c="12"/>635309107</text:p>
          </table:table-cell>
          <table:table-cell office:value-type="float" office:value="194">
            <text:p>194</text:p>
          </table:table-cell>
          <table:table-cell office:value-type="string">
            <text:p><text:s text:c="3"/>12800 <text:s text:c="2"/>SH <text:s text:c="7"/>SOLE <text:s text:c="16"/>12800 <text:s text:c="6"/>0 <text:s text:c="7"/>0<text:tab/><text:tab/></text:p>
          </table:table-cell>
        </table:table-row>
        <table:table-row table:style-name="ro1">
          <table:table-cell office:value-type="string">
            <text:p>NCI BUILDING SYS INC</text:p>
          </table:table-cell>
          <table:table-cell office:value-type="string">
            <text:p><text:s text:c="2"/>COM NEW <text:s text:c="8"/>628852204</text:p>
          </table:table-cell>
          <table:table-cell office:value-type="float" office:value="388">
            <text:p>388</text:p>
          </table:table-cell>
          <table:table-cell office:value-type="string">
            <text:p><text:s text:c="3"/>35796 <text:s text:c="2"/>SH <text:s text:c="7"/>SOLE <text:s text:c="16"/>35796 <text:s text:c="6"/>0 <text:s text:c="7"/>0<text:tab/><text:tab/></text:p>
          </table:table-cell>
        </table:table-row>
        <table:table-row table:style-name="ro1">
          <table:table-cell office:value-type="string">
            <text:p>NEWCASTLE INVT CORP</text:p>
          </table:table-cell>
          <table:table-cell office:value-type="string">
            <text:p><text:s text:c="2"/>COM <text:s text:c="12"/>65105M108</text:p>
          </table:table-cell>
          <table:table-cell office:value-type="float" office:value="1082">
            <text:p>1082</text:p>
          </table:table-cell>
          <table:table-cell office:value-type="string">
            <text:p><text:s text:c="2"/>161433 <text:s text:c="2"/>SH <text:s text:c="7"/>SOLE <text:s text:c="15"/>161433 <text:s text:c="6"/>0 <text:s text:c="7"/>0<text:tab/><text:tab/></text:p>
          </table:table-cell>
        </table:table-row>
        <table:table-row table:style-name="ro1">
          <table:table-cell office:value-type="string">
            <text:p>NORDSON CORP</text:p>
          </table:table-cell>
          <table:table-cell office:value-type="string">
            <text:p><text:s text:c="2"/>COM <text:s text:c="12"/>655663102</text:p>
          </table:table-cell>
          <table:table-cell office:value-type="float" office:value="216">
            <text:p>216</text:p>
          </table:table-cell>
          <table:table-cell office:value-type="string">
            <text:p><text:s text:c="4"/>4221 <text:s text:c="2"/>SH <text:s text:c="7"/>SOLE <text:s text:c="17"/>4221 <text:s text:c="6"/>0 <text:s text:c="7"/>0<text:tab/><text:tab/></text:p>
          </table:table-cell>
        </table:table-row>
        <table:table-row table:style-name="ro1">
          <table:table-cell office:value-type="string">
            <text:p>NATIONAL FINL PARTNERS CORP</text:p>
          </table:table-cell>
          <table:table-cell office:value-type="string">
            <text:p><text:s text:c="2"/>COM <text:s text:c="12"/>63607P208</text:p>
          </table:table-cell>
          <table:table-cell office:value-type="float" office:value="492">
            <text:p>492</text:p>
          </table:table-cell>
          <table:table-cell office:value-type="string">
            <text:p><text:s text:c="3"/>36721 <text:s text:c="2"/>SH <text:s text:c="7"/>SOLE <text:s text:c="16"/>36721 <text:s text:c="6"/>0 <text:s text:c="7"/>0<text:tab/><text:tab/></text:p>
          </table:table-cell>
        </table:table-row>
        <table:table-row table:style-name="ro1">
          <table:table-cell office:value-type="string">
            <text:p>TARGA RESOURCES PARTNERS LP</text:p>
          </table:table-cell>
          <table:table-cell office:value-type="string">
            <text:p><text:s text:c="2"/>COM UNIT <text:s text:c="7"/>87611X105</text:p>
          </table:table-cell>
          <table:table-cell office:value-type="float" office:value="1122">
            <text:p>1122</text:p>
          </table:table-cell>
          <table:table-cell office:value-type="string">
            <text:p><text:s text:c="3"/>31479 <text:s text:c="2"/>SH <text:s text:c="7"/>SOLE <text:s text:c="16"/>31479 <text:s text:c="6"/>0 <text:s text:c="7"/>0<text:tab/><text:tab/></text:p>
          </table:table-cell>
        </table:table-row>
        <table:table-row table:style-name="ro1">
          <table:table-cell office:value-type="string">
            <text:p>NISOURCE INC</text:p>
          </table:table-cell>
          <table:table-cell office:value-type="string">
            <text:p><text:s text:c="2"/>COM <text:s text:c="12"/>65473P105</text:p>
          </table:table-cell>
          <table:table-cell office:value-type="float" office:value="1245">
            <text:p>1245</text:p>
          </table:table-cell>
          <table:table-cell office:value-type="string">
            <text:p><text:s text:c="3"/>50291 <text:s text:c="2"/>SH <text:s text:c="7"/>SOLE <text:s text:c="16"/>50291 <text:s text:c="6"/>0 <text:s text:c="7"/>0<text:tab/><text:tab/></text:p>
          </table:table-cell>
        </table:table-row>
        <table:table-row table:style-name="ro1">
          <table:table-cell office:value-type="string">
            <text:p>NIKE INC</text:p>
          </table:table-cell>
          <table:table-cell office:value-type="string">
            <text:p><text:s text:c="2"/>CL B <text:s text:c="11"/>654106103</text:p>
          </table:table-cell>
          <table:table-cell office:value-type="float" office:value="2692">
            <text:p>2692</text:p>
          </table:table-cell>
          <table:table-cell office:value-type="string">
            <text:p><text:s text:c="3"/>30672 <text:s text:c="2"/>SH <text:s text:c="7"/>SOLE <text:s text:c="16"/>30672 <text:s text:c="6"/>0 <text:s text:c="7"/>0<text:tab/><text:tab/></text:p>
          </table:table-cell>
        </table:table-row>
        <table:table-row table:style-name="ro1">
          <table:table-cell office:value-type="string">
            <text:p>NIELSEN HOLDINGS N V</text:p>
          </table:table-cell>
          <table:table-cell office:value-type="string">
            <text:p><text:s text:c="2"/>COM <text:s text:c="12"/>N63218106</text:p>
          </table:table-cell>
          <table:table-cell office:value-type="float" office:value="1103">
            <text:p>1103</text:p>
          </table:table-cell>
          <table:table-cell office:value-type="string">
            <text:p><text:s text:c="3"/>42075 <text:s text:c="2"/>SH <text:s text:c="7"/>SOLE <text:s text:c="16"/>42075 <text:s text:c="6"/>0 <text:s text:c="7"/>0<text:tab/><text:tab/></text:p>
          </table:table-cell>
        </table:table-row>
        <table:table-row table:style-name="ro1">
          <table:table-cell office:value-type="string">
            <text:p>ANNALY CAP MGMT INC</text:p>
          </table:table-cell>
          <table:table-cell office:value-type="string">
            <text:p><text:s text:c="2"/>COM <text:s text:c="12"/>035710409</text:p>
          </table:table-cell>
          <table:table-cell office:value-type="float" office:value="978">
            <text:p>978</text:p>
          </table:table-cell>
          <table:table-cell office:value-type="string">
            <text:p><text:s text:c="3"/>58279 <text:s text:c="2"/>SH <text:s text:c="7"/>SOLE <text:s text:c="16"/>58279 <text:s text:c="6"/>0 <text:s text:c="7"/>0<text:tab/><text:tab/></text:p>
          </table:table-cell>
        </table:table-row>
        <table:table-row table:style-name="ro1">
          <table:table-cell office:value-type="string">
            <text:p>NAVIOS MARITIME HOLDINGS IN</text:p>
          </table:table-cell>
          <table:table-cell office:value-type="string">
            <text:p><text:s text:c="2"/>COM <text:s text:c="12"/>Y62196103</text:p>
          </table:table-cell>
          <table:table-cell office:value-type="float" office:value="752">
            <text:p>752</text:p>
          </table:table-cell>
          <table:table-cell office:value-type="string">
            <text:p><text:s text:c="2"/>226440 <text:s text:c="2"/>SH <text:s text:c="7"/>SOLE <text:s text:c="15"/>226440 <text:s text:c="6"/>0 <text:s text:c="7"/>0<text:tab/><text:tab/></text:p>
          </table:table-cell>
        </table:table-row>
        <table:table-row table:style-name="ro1">
          <table:table-cell office:value-type="string">
            <text:p>NN INC</text:p>
          </table:table-cell>
          <table:table-cell office:value-type="string">
            <text:p><text:s text:c="2"/>COM <text:s text:c="12"/>629337106</text:p>
          </table:table-cell>
          <table:table-cell office:value-type="float" office:value="201">
            <text:p>201</text:p>
          </table:table-cell>
          <table:table-cell office:value-type="string">
            <text:p><text:s text:c="3"/>19755 <text:s text:c="2"/>SH <text:s text:c="7"/>SOLE <text:s text:c="16"/>19755 <text:s text:c="6"/>0 <text:s text:c="7"/>0<text:tab/><text:tab/></text:p>
          </table:table-cell>
        </table:table-row>
        <table:table-row table:style-name="ro1">
          <table:table-cell office:value-type="string">
            <text:p>NOKIA CORP</text:p>
          </table:table-cell>
          <table:table-cell office:value-type="string">
            <text:p><text:s text:c="2"/>SPONSORED ADR <text:s text:c="2"/>654902204</text:p>
          </table:table-cell>
          <table:table-cell office:value-type="float" office:value="25">
            <text:p>25</text:p>
          </table:table-cell>
          <table:table-cell office:value-type="string">
            <text:p><text:s text:c="3"/>11913 <text:s text:c="2"/>SH <text:s text:c="7"/>SOLE <text:s text:c="16"/>11913 <text:s text:c="6"/>0 <text:s text:c="7"/>0<text:tab/><text:tab/></text:p>
          </table:table-cell>
        </table:table-row>
        <table:table-row table:style-name="ro1">
          <table:table-cell office:value-type="string">
            <text:p>NORANDA ALUM HLDG CORP</text:p>
          </table:table-cell>
          <table:table-cell office:value-type="string">
            <text:p><text:s text:c="2"/>COM <text:s text:c="12"/>65542W107</text:p>
          </table:table-cell>
          <table:table-cell office:value-type="float" office:value="683">
            <text:p>683</text:p>
          </table:table-cell>
          <table:table-cell office:value-type="string">
            <text:p><text:s text:c="3"/>85842 <text:s text:c="2"/>SH <text:s text:c="7"/>SOLE <text:s text:c="16"/>85842 <text:s text:c="6"/>0 <text:s text:c="7"/>0<text:tab/><text:tab/></text:p>
          </table:table-cell>
        </table:table-row>
        <table:table-row table:style-name="ro1">
          <table:table-cell office:value-type="string">
            <text:p>NATIONAL OILWELL VARCO INC</text:p>
          </table:table-cell>
          <table:table-cell office:value-type="string">
            <text:p><text:s text:c="2"/>COM <text:s text:c="12"/>637071101</text:p>
          </table:table-cell>
          <table:table-cell office:value-type="float" office:value="2250">
            <text:p>2250</text:p>
          </table:table-cell>
          <table:table-cell office:value-type="string">
            <text:p><text:s text:c="3"/>34913 <text:s text:c="2"/>SH <text:s text:c="7"/>SOLE <text:s text:c="16"/>34913 <text:s text:c="6"/>0 <text:s text:c="7"/>0<text:tab/><text:tab/></text:p>
          </table:table-cell>
        </table:table-row>
        <table:table-row table:style-name="ro1">
          <table:table-cell office:value-type="string">
            <text:p>NEENAH PAPER INC</text:p>
          </table:table-cell>
          <table:table-cell office:value-type="string">
            <text:p><text:s text:c="2"/>COM <text:s text:c="12"/>640079109</text:p>
          </table:table-cell>
          <table:table-cell office:value-type="float" office:value="711">
            <text:p>711</text:p>
          </table:table-cell>
          <table:table-cell office:value-type="string">
            <text:p><text:s text:c="3"/>26651 <text:s text:c="2"/>SH <text:s text:c="7"/>SOLE <text:s text:c="16"/>26651 <text:s text:c="6"/>0 <text:s text:c="7"/>0<text:tab/><text:tab/></text:p>
          </table:table-cell>
        </table:table-row>
        <table:table-row table:style-name="ro1">
          <table:table-cell office:value-type="string">
            <text:p>ENPRO INDS INC</text:p>
          </table:table-cell>
          <table:table-cell office:value-type="string">
            <text:p><text:s text:c="2"/>COM <text:s text:c="12"/>29355X107</text:p>
          </table:table-cell>
          <table:table-cell office:value-type="float" office:value="328">
            <text:p>328</text:p>
          </table:table-cell>
          <table:table-cell office:value-type="string">
            <text:p><text:s text:c="4"/>8769 <text:s text:c="2"/>SH <text:s text:c="7"/>SOLE <text:s text:c="17"/>8769 <text:s text:c="6"/>0 <text:s text:c="7"/>0<text:tab/><text:tab/></text:p>
          </table:table-cell>
        </table:table-row>
        <table:table-row table:style-name="ro1">
          <table:table-cell office:value-type="string">
            <text:p>NPS PHARMACEUTICALS INC</text:p>
          </table:table-cell>
          <table:table-cell office:value-type="string">
            <text:p><text:s text:c="2"/>COM <text:s text:c="12"/>62936P103</text:p>
          </table:table-cell>
          <table:table-cell office:value-type="float" office:value="129">
            <text:p>129</text:p>
          </table:table-cell>
          <table:table-cell office:value-type="string">
            <text:p><text:s text:c="3"/>15000 <text:s text:c="2"/>SH <text:s text:c="7"/>SOLE <text:s text:c="16"/>15000 <text:s text:c="6"/>0 <text:s text:c="7"/>0<text:tab/><text:tab/></text:p>
          </table:table-cell>
        </table:table-row>
        <table:table-row table:style-name="ro1">
          <table:table-cell office:value-type="string">
            <text:p>NEWPARK RES INC</text:p>
          </table:table-cell>
          <table:table-cell office:value-type="string">
            <text:p><text:s text:c="2"/>COM PAR $.01NEW 651718504</text:p>
          </table:table-cell>
          <table:table-cell office:value-type="float" office:value="255">
            <text:p>255</text:p>
          </table:table-cell>
          <table:table-cell office:value-type="string">
            <text:p><text:s text:c="3"/>43206 <text:s text:c="2"/>SH <text:s text:c="7"/>SOLE <text:s text:c="16"/>43206 <text:s text:c="6"/>0 <text:s text:c="7"/>0<text:tab/><text:tab/></text:p>
          </table:table-cell>
        </table:table-row>
        <table:table-row table:style-name="ro1">
          <table:table-cell office:value-type="string">
            <text:p>NORTHSTAR RLTY FIN CORP</text:p>
          </table:table-cell>
          <table:table-cell office:value-type="string">
            <text:p><text:s text:c="2"/>COM <text:s text:c="12"/>66704R100</text:p>
          </table:table-cell>
          <table:table-cell office:value-type="float" office:value="540">
            <text:p>540</text:p>
          </table:table-cell>
          <table:table-cell office:value-type="string">
            <text:p><text:s text:c="2"/>103497 <text:s text:c="2"/>SH <text:s text:c="7"/>SOLE <text:s text:c="15"/>103497 <text:s text:c="6"/>0 <text:s text:c="7"/>0<text:tab/><text:tab/></text:p>
          </table:table-cell>
        </table:table-row>
        <table:table-row table:style-name="ro1">
          <table:table-cell office:value-type="string">
            <text:p>NORTH EUROPEAN OIL RTY TR</text:p>
          </table:table-cell>
          <table:table-cell office:value-type="string">
            <text:p><text:s text:c="2"/>SH BEN INT <text:s text:c="5"/>659310106</text:p>
          </table:table-cell>
          <table:table-cell office:value-type="float" office:value="324">
            <text:p>324</text:p>
          </table:table-cell>
          <table:table-cell office:value-type="string">
            <text:p><text:s text:c="3"/>11484 <text:s text:c="2"/>SH <text:s text:c="7"/>SOLE <text:s text:c="16"/>11484 <text:s text:c="6"/>0 <text:s text:c="7"/>0<text:tab/><text:tab/></text:p>
          </table:table-cell>
        </table:table-row>
        <table:table-row table:style-name="ro1">
          <table:table-cell office:value-type="string">
            <text:p>NORFOLK SOUTHERN CORP</text:p>
          </table:table-cell>
          <table:table-cell office:value-type="string">
            <text:p><text:s text:c="2"/>COM <text:s text:c="12"/>655844108</text:p>
          </table:table-cell>
          <table:table-cell office:value-type="float" office:value="357">
            <text:p>357</text:p>
          </table:table-cell>
          <table:table-cell office:value-type="string">
            <text:p><text:s text:c="4"/>4976 <text:s text:c="2"/>SH <text:s text:c="7"/>SOLE <text:s text:c="17"/>4976 <text:s text:c="6"/>0 <text:s text:c="7"/>0<text:tab/><text:tab/></text:p>
          </table:table-cell>
        </table:table-row>
        <table:table-row table:style-name="ro1">
          <table:table-cell office:value-type="string">
            <text:p>INSIGHT ENTERPRISES INC</text:p>
          </table:table-cell>
          <table:table-cell office:value-type="string">
            <text:p><text:s text:c="2"/>COM <text:s text:c="12"/>45765U103</text:p>
          </table:table-cell>
          <table:table-cell office:value-type="float" office:value="874">
            <text:p>874</text:p>
          </table:table-cell>
          <table:table-cell office:value-type="string">
            <text:p><text:s text:c="3"/>51997 <text:s text:c="2"/>SH <text:s text:c="7"/>SOLE <text:s text:c="16"/>51997 <text:s text:c="6"/>0 <text:s text:c="7"/>0<text:tab/><text:tab/></text:p>
          </table:table-cell>
        </table:table-row>
        <table:table-row table:style-name="ro1">
          <table:table-cell office:value-type="string">
            <text:p>NTELOS HLDGS CORP</text:p>
          </table:table-cell>
          <table:table-cell office:value-type="string">
            <text:p><text:s text:c="2"/>COM NEW <text:s text:c="8"/>67020Q305</text:p>
          </table:table-cell>
          <table:table-cell office:value-type="float" office:value="769">
            <text:p>769</text:p>
          </table:table-cell>
          <table:table-cell office:value-type="string">
            <text:p><text:s text:c="3"/>40761 <text:s text:c="2"/>SH <text:s text:c="7"/>SOLE <text:s text:c="16"/>40761 <text:s text:c="6"/>0 <text:s text:c="7"/>0<text:tab/><text:tab/></text:p>
          </table:table-cell>
        </table:table-row>
        <table:table-row table:style-name="ro1">
          <table:table-cell office:value-type="string">
            <text:p>NUTRI SYS INC NEW</text:p>
          </table:table-cell>
          <table:table-cell office:value-type="string">
            <text:p><text:s text:c="2"/>COM <text:s text:c="12"/>67069D108</text:p>
          </table:table-cell>
          <table:table-cell office:value-type="float" office:value="737">
            <text:p>737</text:p>
          </table:table-cell>
          <table:table-cell office:value-type="string">
            <text:p><text:s text:c="3"/>63766 <text:s text:c="2"/>SH <text:s text:c="7"/>SOLE <text:s text:c="16"/>63766 <text:s text:c="6"/>0 <text:s text:c="7"/>0<text:tab/><text:tab/></text:p>
          </table:table-cell>
        </table:table-row>
        <table:table-row table:style-name="ro1">
          <table:table-cell office:value-type="string">
            <text:p>NUCOR CORP</text:p>
          </table:table-cell>
          <table:table-cell office:value-type="string">
            <text:p><text:s text:c="2"/>COM <text:s text:c="12"/>670346105</text:p>
          </table:table-cell>
          <table:table-cell office:value-type="float" office:value="528">
            <text:p>528</text:p>
          </table:table-cell>
          <table:table-cell office:value-type="string">
            <text:p><text:s text:c="3"/>13924 <text:s text:c="2"/>SH <text:s text:c="7"/>SOLE <text:s text:c="16"/>13924 <text:s text:c="6"/>0 <text:s text:c="7"/>0<text:tab/><text:tab/></text:p>
          </table:table-cell>
        </table:table-row>
        <table:table-row table:style-name="ro1">
          <table:table-cell office:value-type="string">
            <text:p>NU SKIN ENTERPRISES INC</text:p>
          </table:table-cell>
          <table:table-cell office:value-type="string">
            <text:p><text:s text:c="2"/>CL A <text:s text:c="11"/>67018T105</text:p>
          </table:table-cell>
          <table:table-cell office:value-type="float" office:value="608">
            <text:p>608</text:p>
          </table:table-cell>
          <table:table-cell office:value-type="string">
            <text:p><text:s text:c="3"/>12959 <text:s text:c="2"/>SH <text:s text:c="7"/>SOLE <text:s text:c="16"/>12959 <text:s text:c="6"/>0 <text:s text:c="7"/>0<text:tab/><text:tab/></text:p>
          </table:table-cell>
        </table:table-row>
        <table:table-row table:style-name="ro1">
          <table:table-cell office:value-type="string">
            <text:p>NUTRACEUTICAL INTL CORP</text:p>
          </table:table-cell>
          <table:table-cell office:value-type="string">
            <text:p><text:s text:c="2"/>COM <text:s text:c="12"/>67060Y101</text:p>
          </table:table-cell>
          <table:table-cell office:value-type="float" office:value="194">
            <text:p>194</text:p>
          </table:table-cell>
          <table:table-cell office:value-type="string">
            <text:p><text:s text:c="3"/>12700 <text:s text:c="2"/>SH <text:s text:c="7"/>SOLE <text:s text:c="16"/>12700 <text:s text:c="6"/>0 <text:s text:c="7"/>0<text:tab/><text:tab/></text:p>
          </table:table-cell>
        </table:table-row>
        <table:table-row table:style-name="ro1">
          <table:table-cell office:value-type="string">
            <text:p>NOVAVAX INC</text:p>
          </table:table-cell>
          <table:table-cell office:value-type="string">
            <text:p><text:s text:c="2"/>COM <text:s text:c="12"/>670002104</text:p>
          </table:table-cell>
          <table:table-cell office:value-type="float" office:value="18">
            <text:p>18</text:p>
          </table:table-cell>
          <table:table-cell office:value-type="string">
            <text:p><text:s text:c="3"/>11604 <text:s text:c="2"/>SH <text:s text:c="7"/>SOLE <text:s text:c="16"/>11604 <text:s text:c="6"/>0 <text:s text:c="7"/>0<text:tab/><text:tab/></text:p>
          </table:table-cell>
        </table:table-row>
        <table:table-row table:style-name="ro1">
          <table:table-cell office:value-type="string">
            <text:p>NOVO-NORDISK A S</text:p>
          </table:table-cell>
          <table:table-cell office:value-type="string">
            <text:p><text:s text:c="2"/>ADR <text:s text:c="12"/>670100205</text:p>
          </table:table-cell>
          <table:table-cell office:value-type="float" office:value="509">
            <text:p>509</text:p>
          </table:table-cell>
          <table:table-cell office:value-type="string">
            <text:p><text:s text:c="4"/>3500 <text:s text:c="2"/>SH <text:s text:c="7"/>SOLE <text:s text:c="17"/>3500 <text:s text:c="6"/>0 <text:s text:c="7"/>0<text:tab/><text:tab/></text:p>
          </table:table-cell>
        </table:table-row>
        <table:table-row table:style-name="ro1">
          <table:table-cell office:value-type="string">
            <text:p>NVR INC</text:p>
          </table:table-cell>
          <table:table-cell office:value-type="string">
            <text:p><text:s text:c="2"/>COM <text:s text:c="12"/>62944T105</text:p>
          </table:table-cell>
          <table:table-cell office:value-type="float" office:value="697">
            <text:p>697</text:p>
          </table:table-cell>
          <table:table-cell office:value-type="string">
            <text:p><text:s text:c="5"/>820 <text:s text:c="2"/>SH <text:s text:c="7"/>SOLE <text:s text:c="18"/>820 <text:s text:c="6"/>0 <text:s text:c="7"/>0<text:tab/><text:tab/></text:p>
          </table:table-cell>
        </table:table-row>
        <table:table-row table:style-name="ro1">
          <table:table-cell office:value-type="string">
            <text:p>NORTHWESTERN CORP</text:p>
          </table:table-cell>
          <table:table-cell office:value-type="string">
            <text:p><text:s text:c="2"/>COM NEW <text:s text:c="8"/>668074305</text:p>
          </table:table-cell>
          <table:table-cell office:value-type="float" office:value="303">
            <text:p>303</text:p>
          </table:table-cell>
          <table:table-cell office:value-type="string">
            <text:p><text:s text:c="4"/>8248 <text:s text:c="2"/>SH <text:s text:c="7"/>SOLE <text:s text:c="17"/>8248 <text:s text:c="6"/>0 <text:s text:c="7"/>0<text:tab/><text:tab/></text:p>
          </table:table-cell>
        </table:table-row>
        <table:table-row table:style-name="ro1">
          <table:table-cell office:value-type="string">
            <text:p>NEWELL RUBBERMAID INC</text:p>
          </table:table-cell>
          <table:table-cell office:value-type="string">
            <text:p><text:s text:c="2"/>COM <text:s text:c="12"/>651229106</text:p>
          </table:table-cell>
          <table:table-cell office:value-type="float" office:value="529">
            <text:p>529</text:p>
          </table:table-cell>
          <table:table-cell office:value-type="string">
            <text:p><text:s text:c="3"/>29147 <text:s text:c="2"/>SH <text:s text:c="7"/>SOLE <text:s text:c="16"/>29147 <text:s text:c="6"/>0 <text:s text:c="7"/>0<text:tab/><text:tab/></text:p>
          </table:table-cell>
        </table:table-row>
        <table:table-row table:style-name="ro1">
          <table:table-cell office:value-type="string">
            <text:p>NEWS CORP</text:p>
          </table:table-cell>
          <table:table-cell office:value-type="string">
            <text:p><text:s text:c="2"/>CL A <text:s text:c="11"/>65248E104</text:p>
          </table:table-cell>
          <table:table-cell office:value-type="float" office:value="568">
            <text:p>568</text:p>
          </table:table-cell>
          <table:table-cell office:value-type="string">
            <text:p><text:s text:c="3"/>25495 <text:s text:c="2"/>SH <text:s text:c="7"/>SOLE <text:s text:c="16"/>25495 <text:s text:c="6"/>0 <text:s text:c="7"/>0<text:tab/><text:tab/></text:p>
          </table:table-cell>
        </table:table-row>
        <table:table-row table:style-name="ro1">
          <table:table-cell office:value-type="string">
            <text:p>NEW YORK &amp; CO INC</text:p>
          </table:table-cell>
          <table:table-cell office:value-type="string">
            <text:p><text:s text:c="2"/>COM <text:s text:c="12"/>649295102</text:p>
          </table:table-cell>
          <table:table-cell office:value-type="float" office:value="153">
            <text:p>153</text:p>
          </table:table-cell>
          <table:table-cell office:value-type="string">
            <text:p><text:s text:c="3"/>43892 <text:s text:c="2"/>SH <text:s text:c="7"/>SOLE <text:s text:c="16"/>43892 <text:s text:c="6"/>0 <text:s text:c="7"/>0<text:tab/><text:tab/></text:p>
          </table:table-cell>
        </table:table-row>
        <table:table-row table:style-name="ro1">
          <table:table-cell office:value-type="string">
            <text:p>NEXSTAR BROADCASTING GROUP</text:p>
          </table:table-cell>
          <table:table-cell office:value-type="string">
            <text:p><text:s text:c="2"/>CL A <text:s text:c="11"/>65336K103</text:p>
          </table:table-cell>
          <table:table-cell office:value-type="float" office:value="166">
            <text:p>166</text:p>
          </table:table-cell>
          <table:table-cell office:value-type="string">
            <text:p><text:s text:c="3"/>25059 <text:s text:c="2"/>SH <text:s text:c="7"/>SOLE <text:s text:c="16"/>25059 <text:s text:c="6"/>0 <text:s text:c="7"/>0<text:tab/><text:tab/></text:p>
          </table:table-cell>
        </table:table-row>
        <table:table-row table:style-name="ro1">
          <table:table-cell office:value-type="string">
            <text:p>NEW YORK CMNTY BANCORP INC</text:p>
          </table:table-cell>
          <table:table-cell office:value-type="string">
            <text:p><text:s text:c="2"/>COM <text:s text:c="12"/>649445103</text:p>
          </table:table-cell>
          <table:table-cell office:value-type="float" office:value="213">
            <text:p>213</text:p>
          </table:table-cell>
          <table:table-cell office:value-type="string">
            <text:p><text:s text:c="3"/>16960 <text:s text:c="2"/>SH <text:s text:c="7"/>SOLE <text:s text:c="16"/>16960 <text:s text:c="6"/>0 <text:s text:c="7"/>0<text:tab/><text:tab/></text:p>
          </table:table-cell>
        </table:table-row>
        <table:table-row table:style-name="ro1">
          <table:table-cell office:value-type="string">
            <text:p>NYMOX PHARMACEUTICAL CORP</text:p>
          </table:table-cell>
          <table:table-cell office:value-type="string">
            <text:p><text:s text:c="2"/>COM <text:s text:c="12"/>67076P102</text:p>
          </table:table-cell>
          <table:table-cell office:value-type="float" office:value="140">
            <text:p>140</text:p>
          </table:table-cell>
          <table:table-cell office:value-type="string">
            <text:p><text:s text:c="3"/>21299 <text:s text:c="2"/>SH <text:s text:c="7"/>SOLE <text:s text:c="16"/>21299 <text:s text:c="6"/>0 <text:s text:c="7"/>0<text:tab/><text:tab/></text:p>
          </table:table-cell>
        </table:table-row>
        <table:table-row table:style-name="ro1">
          <table:table-cell office:value-type="string">
            <text:p>NEW YORK TIMES CO</text:p>
          </table:table-cell>
          <table:table-cell office:value-type="string">
            <text:p><text:s text:c="2"/>CL A <text:s text:c="11"/>650111107</text:p>
          </table:table-cell>
          <table:table-cell office:value-type="float" office:value="138">
            <text:p>138</text:p>
          </table:table-cell>
          <table:table-cell office:value-type="string">
            <text:p><text:s text:c="3"/>17732 <text:s text:c="2"/>SH <text:s text:c="7"/>SOLE <text:s text:c="16"/>17732 <text:s text:c="6"/>0 <text:s text:c="7"/>0<text:tab/><text:tab/></text:p>
          </table:table-cell>
        </table:table-row>
        <table:table-row table:style-name="ro1">
          <table:table-cell office:value-type="string">
            <text:p>OMNIAMERICAN BANCORP INC</text:p>
          </table:table-cell>
          <table:table-cell office:value-type="string">
            <text:p><text:s text:c="2"/>COM <text:s text:c="12"/>68216R107</text:p>
          </table:table-cell>
          <table:table-cell office:value-type="float" office:value="270">
            <text:p>270</text:p>
          </table:table-cell>
          <table:table-cell office:value-type="string">
            <text:p><text:s text:c="3"/>12600 <text:s text:c="2"/>SH <text:s text:c="7"/>SOLE <text:s text:c="16"/>12600 <text:s text:c="6"/>0 <text:s text:c="7"/>0<text:tab/><text:tab/></text:p>
          </table:table-cell>
        </table:table-row>
        <table:table-row table:style-name="ro1">
          <table:table-cell office:value-type="string">
            <text:p>OASIS PETE INC NEW</text:p>
          </table:table-cell>
          <table:table-cell office:value-type="string">
            <text:p><text:s text:c="2"/>COM <text:s text:c="12"/>674215108</text:p>
          </table:table-cell>
          <table:table-cell office:value-type="float" office:value="513">
            <text:p>513</text:p>
          </table:table-cell>
          <table:table-cell office:value-type="string">
            <text:p><text:s text:c="3"/>21198 <text:s text:c="2"/>SH <text:s text:c="7"/>SOLE <text:s text:c="16"/>21198 <text:s text:c="6"/>0 <text:s text:c="7"/>0<text:tab/><text:tab/></text:p>
          </table:table-cell>
        </table:table-row>
        <table:table-row table:style-name="ro1">
          <table:table-cell office:value-type="string">
            <text:p>OWENS CORNING NEW</text:p>
          </table:table-cell>
          <table:table-cell office:value-type="string">
            <text:p><text:s text:c="2"/>COM <text:s text:c="12"/>690742101</text:p>
          </table:table-cell>
          <table:table-cell office:value-type="float" office:value="624">
            <text:p>624</text:p>
          </table:table-cell>
          <table:table-cell office:value-type="string">
            <text:p><text:s text:c="3"/>21855 <text:s text:c="2"/>SH <text:s text:c="7"/>SOLE <text:s text:c="16"/>21855 <text:s text:c="6"/>0 <text:s text:c="7"/>0<text:tab/><text:tab/></text:p>
          </table:table-cell>
        </table:table-row>
        <table:table-row table:style-name="ro1">
          <table:table-cell office:value-type="string">
            <text:p>OCZ TECHNOLOGY GROUP INC</text:p>
          </table:table-cell>
          <table:table-cell office:value-type="string">
            <text:p><text:s text:c="2"/>COM <text:s text:c="12"/>67086E303</text:p>
          </table:table-cell>
          <table:table-cell office:value-type="float" office:value="257">
            <text:p>257</text:p>
          </table:table-cell>
          <table:table-cell office:value-type="string">
            <text:p><text:s text:c="3"/>48530 <text:s text:c="2"/>SH <text:s text:c="7"/>SOLE <text:s text:c="16"/>48530 <text:s text:c="6"/>0 <text:s text:c="7"/>0<text:tab/><text:tab/></text:p>
          </table:table-cell>
        </table:table-row>
        <table:table-row table:style-name="ro1">
          <table:table-cell office:value-type="string">
            <text:p>OLD DOMINION FGHT LINES INC</text:p>
          </table:table-cell>
          <table:table-cell office:value-type="string">
            <text:p><text:s text:c="2"/>COM <text:s text:c="12"/>679580100</text:p>
          </table:table-cell>
          <table:table-cell office:value-type="float" office:value="323">
            <text:p>323</text:p>
          </table:table-cell>
          <table:table-cell office:value-type="string">
            <text:p><text:s text:c="4"/>7468 <text:s text:c="2"/>SH <text:s text:c="7"/>SOLE <text:s text:c="17"/>7468 <text:s text:c="6"/>0 <text:s text:c="7"/>0<text:tab/><text:tab/></text:p>
          </table:table-cell>
        </table:table-row>
        <table:table-row table:style-name="ro1">
          <table:table-cell office:value-type="string">
            <text:p>OFFICE DEPOT INC</text:p>
          </table:table-cell>
          <table:table-cell office:value-type="string">
            <text:p><text:s text:c="2"/>COM <text:s text:c="12"/>676220106</text:p>
          </table:table-cell>
          <table:table-cell office:value-type="float" office:value="665">
            <text:p>665</text:p>
          </table:table-cell>
          <table:table-cell office:value-type="string">
            <text:p><text:s text:c="2"/>307733 <text:s text:c="2"/>SH <text:s text:c="7"/>SOLE <text:s text:c="15"/>307733 <text:s text:c="6"/>0 <text:s text:c="7"/>0<text:tab/><text:tab/></text:p>
          </table:table-cell>
        </table:table-row>
        <table:table-row table:style-name="ro1">
          <table:table-cell office:value-type="string">
            <text:p>ORIENT-EXPRESS HOTELS LTD</text:p>
          </table:table-cell>
          <table:table-cell office:value-type="string">
            <text:p><text:s text:c="2"/>CL A <text:s text:c="11"/>G67743107</text:p>
          </table:table-cell>
          <table:table-cell office:value-type="float" office:value="160">
            <text:p>160</text:p>
          </table:table-cell>
          <table:table-cell office:value-type="string">
            <text:p><text:s text:c="3"/>19127 <text:s text:c="2"/>SH <text:s text:c="7"/>SOLE <text:s text:c="16"/>19127 <text:s text:c="6"/>0 <text:s text:c="7"/>0<text:tab/><text:tab/></text:p>
          </table:table-cell>
        </table:table-row>
        <table:table-row table:style-name="ro1">
          <table:table-cell office:value-type="string">
            <text:p>CORPORATE OFFICE PPTYS TR</text:p>
          </table:table-cell>
          <table:table-cell office:value-type="string">
            <text:p><text:s text:c="2"/>SH BEN INT <text:s text:c="5"/>22002T108</text:p>
          </table:table-cell>
          <table:table-cell office:value-type="float" office:value="424">
            <text:p>424</text:p>
          </table:table-cell>
          <table:table-cell office:value-type="string">
            <text:p><text:s text:c="3"/>18051 <text:s text:c="2"/>SH <text:s text:c="7"/>SOLE <text:s text:c="16"/>18051 <text:s text:c="6"/>0 <text:s text:c="7"/>0<text:tab/><text:tab/></text:p>
          </table:table-cell>
        </table:table-row>
        <table:table-row table:style-name="ro1">
          <table:table-cell office:value-type="string">
            <text:p>ORTHOFIX INTL N V</text:p>
          </table:table-cell>
          <table:table-cell office:value-type="string">
            <text:p><text:s text:c="2"/>COM <text:s text:c="12"/>N6748L102</text:p>
          </table:table-cell>
          <table:table-cell office:value-type="float" office:value="530">
            <text:p>530</text:p>
          </table:table-cell>
          <table:table-cell office:value-type="string">
            <text:p><text:s text:c="3"/>12880 <text:s text:c="2"/>SH <text:s text:c="7"/>SOLE <text:s text:c="16"/>12880 <text:s text:c="6"/>0 <text:s text:c="7"/>0<text:tab/><text:tab/></text:p>
          </table:table-cell>
        </table:table-row>
        <table:table-row table:style-name="ro1">
          <table:table-cell office:value-type="string">
            <text:p>OGE ENERGY CORP</text:p>
          </table:table-cell>
          <table:table-cell office:value-type="string">
            <text:p><text:s text:c="2"/>COM <text:s text:c="12"/>670837103</text:p>
          </table:table-cell>
          <table:table-cell office:value-type="float" office:value="789">
            <text:p>789</text:p>
          </table:table-cell>
          <table:table-cell office:value-type="string">
            <text:p><text:s text:c="3"/>15229 <text:s text:c="2"/>SH <text:s text:c="7"/>SOLE <text:s text:c="16"/>15229 <text:s text:c="6"/>0 <text:s text:c="7"/>0<text:tab/><text:tab/></text:p>
          </table:table-cell>
        </table:table-row>
        <table:table-row table:style-name="ro1">
          <table:table-cell office:value-type="string">
            <text:p>OMEGA HEALTHCARE INVS INC</text:p>
          </table:table-cell>
          <table:table-cell office:value-type="string">
            <text:p><text:s text:c="2"/>COM <text:s text:c="12"/>681936100</text:p>
          </table:table-cell>
          <table:table-cell office:value-type="float" office:value="393">
            <text:p>393</text:p>
          </table:table-cell>
          <table:table-cell office:value-type="string">
            <text:p><text:s text:c="3"/>17487 <text:s text:c="2"/>SH <text:s text:c="7"/>SOLE <text:s text:c="16"/>17487 <text:s text:c="6"/>0 <text:s text:c="7"/>0<text:tab/><text:tab/></text:p>
          </table:table-cell>
        </table:table-row>
        <table:table-row table:style-name="ro1">
          <table:table-cell office:value-type="string">
            <text:p>OWENS ILL INC</text:p>
          </table:table-cell>
          <table:table-cell office:value-type="string">
            <text:p><text:s text:c="2"/>COM NEW <text:s text:c="8"/>690768403</text:p>
          </table:table-cell>
          <table:table-cell office:value-type="float" office:value="1118">
            <text:p>1118</text:p>
          </table:table-cell>
          <table:table-cell office:value-type="string">
            <text:p><text:s text:c="3"/>58296 <text:s text:c="2"/>SH <text:s text:c="7"/>SOLE <text:s text:c="16"/>58296 <text:s text:c="6"/>0 <text:s text:c="7"/>0<text:tab/><text:tab/></text:p>
          </table:table-cell>
        </table:table-row>
        <table:table-row table:style-name="ro1">
          <table:table-cell office:value-type="string">
            <text:p>OIL STS INTL INC</text:p>
          </table:table-cell>
          <table:table-cell office:value-type="string">
            <text:p><text:s text:c="2"/>COM <text:s text:c="12"/>678026105</text:p>
          </table:table-cell>
          <table:table-cell office:value-type="float" office:value="324">
            <text:p>324</text:p>
          </table:table-cell>
          <table:table-cell office:value-type="string">
            <text:p><text:s text:c="4"/>4899 <text:s text:c="2"/>SH <text:s text:c="7"/>SOLE <text:s text:c="17"/>4899 <text:s text:c="6"/>0 <text:s text:c="7"/>0<text:tab/><text:tab/></text:p>
          </table:table-cell>
        </table:table-row>
        <table:table-row table:style-name="ro1">
          <table:table-cell office:value-type="string">
            <text:p>ONEOK INC NEW</text:p>
          </table:table-cell>
          <table:table-cell office:value-type="string">
            <text:p><text:s text:c="2"/>COM <text:s text:c="12"/>682680103</text:p>
          </table:table-cell>
          <table:table-cell office:value-type="float" office:value="1011">
            <text:p>1011</text:p>
          </table:table-cell>
          <table:table-cell office:value-type="string">
            <text:p><text:s text:c="3"/>23889 <text:s text:c="2"/>SH <text:s text:c="7"/>SOLE <text:s text:c="16"/>23889 <text:s text:c="6"/>0 <text:s text:c="7"/>0<text:tab/><text:tab/></text:p>
          </table:table-cell>
        </table:table-row>
        <table:table-row table:style-name="ro1">
          <table:table-cell office:value-type="string">
            <text:p>SOUTHWEST BANCORP INC OKLA</text:p>
          </table:table-cell>
          <table:table-cell office:value-type="string">
            <text:p><text:s text:c="2"/>COM <text:s text:c="12"/>844767103</text:p>
          </table:table-cell>
          <table:table-cell office:value-type="float" office:value="334">
            <text:p>334</text:p>
          </table:table-cell>
          <table:table-cell office:value-type="string">
            <text:p><text:s text:c="3"/>35516 <text:s text:c="2"/>SH <text:s text:c="7"/>SOLE <text:s text:c="16"/>35516 <text:s text:c="6"/>0 <text:s text:c="7"/>0<text:tab/><text:tab/></text:p>
          </table:table-cell>
        </table:table-row>
        <table:table-row table:style-name="ro1">
          <table:table-cell office:value-type="string">
            <text:p>OMNICOM GROUP INC</text:p>
          </table:table-cell>
          <table:table-cell office:value-type="string">
            <text:p><text:s text:c="2"/>COM <text:s text:c="12"/>681919106</text:p>
          </table:table-cell>
          <table:table-cell office:value-type="float" office:value="372">
            <text:p>372</text:p>
          </table:table-cell>
          <table:table-cell office:value-type="string">
            <text:p><text:s text:c="4"/>7645 <text:s text:c="2"/>SH <text:s text:c="7"/>SOLE <text:s text:c="17"/>7645 <text:s text:c="6"/>0 <text:s text:c="7"/>0<text:tab/><text:tab/></text:p>
          </table:table-cell>
        </table:table-row>
        <table:table-row table:style-name="ro1">
          <table:table-cell office:value-type="string">
            <text:p>OMNICELL INC</text:p>
          </table:table-cell>
          <table:table-cell office:value-type="string">
            <text:p><text:s text:c="2"/>COM <text:s text:c="12"/>68213N109</text:p>
          </table:table-cell>
          <table:table-cell office:value-type="float" office:value="375">
            <text:p>375</text:p>
          </table:table-cell>
          <table:table-cell office:value-type="string">
            <text:p><text:s text:c="3"/>25586 <text:s text:c="2"/>SH <text:s text:c="7"/>SOLE <text:s text:c="16"/>25586 <text:s text:c="6"/>0 <text:s text:c="7"/>0<text:tab/><text:tab/></text:p>
          </table:table-cell>
        </table:table-row>
        <table:table-row table:style-name="ro1">
          <table:table-cell office:value-type="string">
            <text:p>OWENS &amp; MINOR INC NEW</text:p>
          </table:table-cell>
          <table:table-cell office:value-type="string">
            <text:p><text:s text:c="2"/>COM <text:s text:c="12"/>690732102</text:p>
          </table:table-cell>
          <table:table-cell office:value-type="float" office:value="808">
            <text:p>808</text:p>
          </table:table-cell>
          <table:table-cell office:value-type="string">
            <text:p><text:s text:c="3"/>26393 <text:s text:c="2"/>SH <text:s text:c="7"/>SOLE <text:s text:c="16"/>26393 <text:s text:c="6"/>0 <text:s text:c="7"/>0<text:tab/><text:tab/></text:p>
          </table:table-cell>
        </table:table-row>
        <table:table-row table:style-name="ro1">
          <table:table-cell office:value-type="string">
            <text:p>OMNOVA SOLUTIONS INC</text:p>
          </table:table-cell>
          <table:table-cell office:value-type="string">
            <text:p><text:s text:c="2"/>COM <text:s text:c="12"/>682129101</text:p>
          </table:table-cell>
          <table:table-cell office:value-type="float" office:value="186">
            <text:p>186</text:p>
          </table:table-cell>
          <table:table-cell office:value-type="string">
            <text:p><text:s text:c="3"/>24734 <text:s text:c="2"/>SH <text:s text:c="7"/>SOLE <text:s text:c="16"/>24734 <text:s text:c="6"/>0 <text:s text:c="7"/>0<text:tab/><text:tab/></text:p>
          </table:table-cell>
        </table:table-row>
        <table:table-row table:style-name="ro1">
          <table:table-cell office:value-type="string">
            <text:p>OBAGI MEDICAL PRODUCTS INC</text:p>
          </table:table-cell>
          <table:table-cell office:value-type="string">
            <text:p><text:s text:c="2"/>COM <text:s text:c="12"/>67423R108</text:p>
          </table:table-cell>
          <table:table-cell office:value-type="float" office:value="1030">
            <text:p>1030</text:p>
          </table:table-cell>
          <table:table-cell office:value-type="string">
            <text:p><text:s text:c="3"/>67392 <text:s text:c="2"/>SH <text:s text:c="7"/>SOLE <text:s text:c="16"/>67392 <text:s text:c="6"/>0 <text:s text:c="7"/>0<text:tab/><text:tab/></text:p>
          </table:table-cell>
        </table:table-row>
        <table:table-row table:style-name="ro1">
          <table:table-cell office:value-type="string">
            <text:p>OFFICEMAX INC DEL</text:p>
          </table:table-cell>
          <table:table-cell office:value-type="string">
            <text:p><text:s text:c="2"/>COM <text:s text:c="12"/>67622P101</text:p>
          </table:table-cell>
          <table:table-cell office:value-type="float" office:value="360">
            <text:p>360</text:p>
          </table:table-cell>
          <table:table-cell office:value-type="string">
            <text:p><text:s text:c="3"/>71087 <text:s text:c="2"/>SH <text:s text:c="7"/>SOLE <text:s text:c="16"/>71087 <text:s text:c="6"/>0 <text:s text:c="7"/>0<text:tab/><text:tab/></text:p>
          </table:table-cell>
        </table:table-row>
        <table:table-row table:style-name="ro1">
          <table:table-cell office:value-type="string">
            <text:p>ON SEMICONDUCTOR CORP</text:p>
          </table:table-cell>
          <table:table-cell office:value-type="string">
            <text:p><text:s text:c="2"/>COM <text:s text:c="12"/>682189105</text:p>
          </table:table-cell>
          <table:table-cell office:value-type="float" office:value="687">
            <text:p>687</text:p>
          </table:table-cell>
          <table:table-cell office:value-type="string">
            <text:p><text:s text:c="3"/>96712 <text:s text:c="2"/>SH <text:s text:c="7"/>SOLE <text:s text:c="16"/>96712 <text:s text:c="6"/>0 <text:s text:c="7"/>0<text:tab/><text:tab/></text:p>
          </table:table-cell>
        </table:table-row>
        <table:table-row table:style-name="ro1">
          <table:table-cell office:value-type="string">
            <text:p>ONYX PHARMACEUTICALS INC</text:p>
          </table:table-cell>
          <table:table-cell office:value-type="string">
            <text:p><text:s text:c="2"/>COM <text:s text:c="12"/>683399109</text:p>
          </table:table-cell>
          <table:table-cell office:value-type="float" office:value="1911">
            <text:p>1911</text:p>
          </table:table-cell>
          <table:table-cell office:value-type="string">
            <text:p><text:s text:c="3"/>28772 <text:s text:c="2"/>SH <text:s text:c="7"/>SOLE <text:s text:c="16"/>28772 <text:s text:c="6"/>0 <text:s text:c="7"/>0<text:tab/><text:tab/></text:p>
          </table:table-cell>
        </table:table-row>
        <table:table-row table:style-name="ro1">
          <table:table-cell office:value-type="string">
            <text:p>ORBOTECH LTD</text:p>
          </table:table-cell>
          <table:table-cell office:value-type="string">
            <text:p><text:s text:c="2"/>ORD <text:s text:c="12"/>M75253100</text:p>
          </table:table-cell>
          <table:table-cell office:value-type="float" office:value="119">
            <text:p>119</text:p>
          </table:table-cell>
          <table:table-cell office:value-type="string">
            <text:p><text:s text:c="3"/>15624 <text:s text:c="2"/>SH <text:s text:c="7"/>SOLE <text:s text:c="16"/>15624 <text:s text:c="6"/>0 <text:s text:c="7"/>0<text:tab/><text:tab/></text:p>
          </table:table-cell>
        </table:table-row>
        <table:table-row table:style-name="ro1">
          <table:table-cell office:value-type="string">
            <text:p>ONLINE RES CORP</text:p>
          </table:table-cell>
          <table:table-cell office:value-type="string">
            <text:p><text:s text:c="2"/>COM <text:s text:c="12"/>68273G101</text:p>
          </table:table-cell>
          <table:table-cell office:value-type="float" office:value="119">
            <text:p>119</text:p>
          </table:table-cell>
          <table:table-cell office:value-type="string">
            <text:p><text:s text:c="3"/>49199 <text:s text:c="2"/>SH <text:s text:c="7"/>SOLE <text:s text:c="16"/>49199 <text:s text:c="6"/>0 <text:s text:c="7"/>0<text:tab/><text:tab/></text:p>
          </table:table-cell>
        </table:table-row>
        <table:table-row table:style-name="ro1">
          <table:table-cell office:value-type="string">
            <text:p>OLD REP INTL CORP</text:p>
          </table:table-cell>
          <table:table-cell office:value-type="string">
            <text:p><text:s text:c="2"/>COM <text:s text:c="12"/>680223104</text:p>
          </table:table-cell>
          <table:table-cell office:value-type="float" office:value="340">
            <text:p>340</text:p>
          </table:table-cell>
          <table:table-cell office:value-type="string">
            <text:p><text:s text:c="3"/>41031 <text:s text:c="2"/>SH <text:s text:c="7"/>SOLE <text:s text:c="16"/>41031 <text:s text:c="6"/>0 <text:s text:c="7"/>0<text:tab/><text:tab/></text:p>
          </table:table-cell>
        </table:table-row>
        <table:table-row table:style-name="ro1">
          <table:table-cell office:value-type="string">
            <text:p>ORITANI FINL CORP DEL</text:p>
          </table:table-cell>
          <table:table-cell office:value-type="string">
            <text:p><text:s text:c="2"/>COM <text:s text:c="12"/>68633D103</text:p>
          </table:table-cell>
          <table:table-cell office:value-type="float" office:value="168">
            <text:p>168</text:p>
          </table:table-cell>
          <table:table-cell office:value-type="string">
            <text:p><text:s text:c="3"/>11714 <text:s text:c="2"/>SH <text:s text:c="7"/>SOLE <text:s text:c="16"/>11714 <text:s text:c="6"/>0 <text:s text:c="7"/>0<text:tab/><text:tab/></text:p>
          </table:table-cell>
        </table:table-row>
        <table:table-row table:style-name="ro1">
          <table:table-cell office:value-type="string">
            <text:p>OVERSEAS SHIPHOLDING GROUP</text:p>
          </table:table-cell>
          <table:table-cell office:value-type="string">
            <text:p><text:s text:c="2"/>COM <text:s text:c="12"/>690368105</text:p>
          </table:table-cell>
          <table:table-cell office:value-type="float" office:value="129">
            <text:p>129</text:p>
          </table:table-cell>
          <table:table-cell office:value-type="string">
            <text:p><text:s text:c="3"/>11648 <text:s text:c="2"/>SH <text:s text:c="7"/>SOLE <text:s text:c="16"/>11648 <text:s text:c="6"/>0 <text:s text:c="7"/>0<text:tab/><text:tab/></text:p>
          </table:table-cell>
        </table:table-row>
        <table:table-row table:style-name="ro1">
          <table:table-cell office:value-type="string">
            <text:p>OSIRIS THERAPEUTICS INC NEW</text:p>
          </table:table-cell>
          <table:table-cell office:value-type="string">
            <text:p><text:s text:c="2"/>COM <text:s text:c="12"/>68827R108</text:p>
          </table:table-cell>
          <table:table-cell office:value-type="float" office:value="321">
            <text:p>321</text:p>
          </table:table-cell>
          <table:table-cell office:value-type="string">
            <text:p><text:s text:c="3"/>29247 <text:s text:c="2"/>SH <text:s text:c="7"/>SOLE <text:s text:c="16"/>29247 <text:s text:c="6"/>0 <text:s text:c="7"/>0<text:tab/><text:tab/></text:p>
          </table:table-cell>
        </table:table-row>
        <table:table-row table:style-name="ro1">
          <table:table-cell office:value-type="string">
            <text:p>OSI SYSTEMS INC</text:p>
          </table:table-cell>
          <table:table-cell office:value-type="string">
            <text:p><text:s text:c="2"/>COM <text:s text:c="12"/>671044105</text:p>
          </table:table-cell>
          <table:table-cell office:value-type="float" office:value="329">
            <text:p>329</text:p>
          </table:table-cell>
          <table:table-cell office:value-type="string">
            <text:p><text:s text:c="4"/>5200 <text:s text:c="2"/>SH <text:s text:c="7"/>SOLE <text:s text:c="17"/>5200 <text:s text:c="6"/>0 <text:s text:c="7"/>0<text:tab/><text:tab/></text:p>
          </table:table-cell>
        </table:table-row>
        <table:table-row table:style-name="ro1">
          <table:table-cell office:value-type="string">
            <text:p>OVERSTOCK COM INC DEL</text:p>
          </table:table-cell>
          <table:table-cell office:value-type="string">
            <text:p><text:s text:c="2"/>COM <text:s text:c="12"/>690370101</text:p>
          </table:table-cell>
          <table:table-cell office:value-type="float" office:value="360">
            <text:p>360</text:p>
          </table:table-cell>
          <table:table-cell office:value-type="string">
            <text:p><text:s text:c="3"/>51807 <text:s text:c="2"/>SH <text:s text:c="7"/>SOLE <text:s text:c="16"/>51807 <text:s text:c="6"/>0 <text:s text:c="7"/>0<text:tab/><text:tab/></text:p>
          </table:table-cell>
        </table:table-row>
        <table:table-row table:style-name="ro1">
          <table:table-cell office:value-type="string">
            <text:p>OXFORD INDS INC</text:p>
          </table:table-cell>
          <table:table-cell office:value-type="string">
            <text:p><text:s text:c="2"/>COM <text:s text:c="12"/>691497309</text:p>
          </table:table-cell>
          <table:table-cell office:value-type="float" office:value="728">
            <text:p>728</text:p>
          </table:table-cell>
          <table:table-cell office:value-type="string">
            <text:p><text:s text:c="3"/>16276 <text:s text:c="2"/>SH <text:s text:c="7"/>SOLE <text:s text:c="16"/>16276 <text:s text:c="6"/>0 <text:s text:c="7"/>0<text:tab/><text:tab/></text:p>
          </table:table-cell>
        </table:table-row>
        <table:table-row table:style-name="ro1">
          <table:table-cell office:value-type="string">
            <text:p>OCH ZIFF CAP MGMT GROUP</text:p>
          </table:table-cell>
          <table:table-cell office:value-type="string">
            <text:p><text:s text:c="2"/>CL A <text:s text:c="11"/>67551U105</text:p>
          </table:table-cell>
          <table:table-cell office:value-type="float" office:value="206">
            <text:p>206</text:p>
          </table:table-cell>
          <table:table-cell office:value-type="string">
            <text:p><text:s text:c="3"/>27141 <text:s text:c="2"/>SH <text:s text:c="7"/>SOLE <text:s text:c="16"/>27141 <text:s text:c="6"/>0 <text:s text:c="7"/>0<text:tab/><text:tab/></text:p>
          </table:table-cell>
        </table:table-row>
        <table:table-row table:style-name="ro1">
          <table:table-cell office:value-type="string">
            <text:p>PANDORA MEDIA INC</text:p>
          </table:table-cell>
          <table:table-cell office:value-type="string">
            <text:p><text:s text:c="2"/>COM <text:s text:c="12"/>698354107</text:p>
          </table:table-cell>
          <table:table-cell office:value-type="float" office:value="583">
            <text:p>583</text:p>
          </table:table-cell>
          <table:table-cell office:value-type="string">
            <text:p><text:s text:c="3"/>53652 <text:s text:c="2"/>SH <text:s text:c="7"/>SOLE <text:s text:c="16"/>53652 <text:s text:c="6"/>0 <text:s text:c="7"/>0<text:tab/><text:tab/></text:p>
          </table:table-cell>
        </table:table-row>
        <table:table-row table:style-name="ro1">
          <table:table-cell office:value-type="string">
            <text:p>PLAINS ALL AMERN PIPELINE L</text:p>
          </table:table-cell>
          <table:table-cell office:value-type="string">
            <text:p><text:s text:c="2"/>UNIT LTD PARTN <text:s/>726503105</text:p>
          </table:table-cell>
          <table:table-cell office:value-type="float" office:value="1694">
            <text:p>1694</text:p>
          </table:table-cell>
          <table:table-cell office:value-type="string">
            <text:p><text:s text:c="3"/>20959 <text:s text:c="2"/>SH <text:s text:c="7"/>SOLE <text:s text:c="16"/>20959 <text:s text:c="6"/>0 <text:s text:c="7"/>0<text:tab/><text:tab/></text:p>
          </table:table-cell>
        </table:table-row>
        <table:table-row table:style-name="ro1">
          <table:table-cell office:value-type="string">
            <text:p>PAN AMERICAN SILVER CORP</text:p>
          </table:table-cell>
          <table:table-cell office:value-type="string">
            <text:p><text:s text:c="2"/>COM <text:s text:c="12"/>697900108</text:p>
          </table:table-cell>
          <table:table-cell office:value-type="float" office:value="1252">
            <text:p>1252</text:p>
          </table:table-cell>
          <table:table-cell office:value-type="string">
            <text:p><text:s text:c="3"/>74186 <text:s text:c="2"/>SH <text:s text:c="7"/>SOLE <text:s text:c="16"/>74186 <text:s text:c="6"/>0 <text:s text:c="7"/>0<text:tab/><text:tab/></text:p>
          </table:table-cell>
        </table:table-row>
        <table:table-row table:style-name="ro1">
          <table:table-cell office:value-type="string">
            <text:p>PACER INTL INC TENN</text:p>
          </table:table-cell>
          <table:table-cell office:value-type="string">
            <text:p><text:s text:c="2"/>COM <text:s text:c="12"/>69373H106</text:p>
          </table:table-cell>
          <table:table-cell office:value-type="float" office:value="846">
            <text:p>846</text:p>
          </table:table-cell>
          <table:table-cell office:value-type="string">
            <text:p><text:s text:c="2"/>156736 <text:s text:c="2"/>SH <text:s text:c="7"/>SOLE <text:s text:c="15"/>156736 <text:s text:c="6"/>0 <text:s text:c="7"/>0<text:tab/><text:tab/></text:p>
          </table:table-cell>
        </table:table-row>
        <table:table-row table:style-name="ro1">
          <table:table-cell office:value-type="string">
            <text:p>PACWEST BANCORP DEL</text:p>
          </table:table-cell>
          <table:table-cell office:value-type="string">
            <text:p><text:s text:c="2"/>COM <text:s text:c="12"/>695263103</text:p>
          </table:table-cell>
          <table:table-cell office:value-type="float" office:value="279">
            <text:p>279</text:p>
          </table:table-cell>
          <table:table-cell office:value-type="string">
            <text:p><text:s text:c="3"/>11800 <text:s text:c="2"/>SH <text:s text:c="7"/>SOLE <text:s text:c="16"/>11800 <text:s text:c="6"/>0 <text:s text:c="7"/>0<text:tab/><text:tab/></text:p>
          </table:table-cell>
        </table:table-row>
        <table:table-row table:style-name="ro1">
          <table:table-cell office:value-type="string">
            <text:p>PENSKE AUTOMOTIVE GRP INC</text:p>
          </table:table-cell>
          <table:table-cell office:value-type="string">
            <text:p><text:s text:c="2"/>COM <text:s text:c="12"/>70959W103</text:p>
          </table:table-cell>
          <table:table-cell office:value-type="float" office:value="532">
            <text:p>532</text:p>
          </table:table-cell>
          <table:table-cell office:value-type="string">
            <text:p><text:s text:c="3"/>25046 <text:s text:c="2"/>SH <text:s text:c="7"/>SOLE <text:s text:c="16"/>25046 <text:s text:c="6"/>0 <text:s text:c="7"/>0<text:tab/><text:tab/></text:p>
          </table:table-cell>
        </table:table-row>
        <table:table-row table:style-name="ro1">
          <table:table-cell office:value-type="string">
            <text:p>PATRICK INDS INC</text:p>
          </table:table-cell>
          <table:table-cell office:value-type="string">
            <text:p><text:s text:c="2"/>COM <text:s text:c="12"/>703343103</text:p>
          </table:table-cell>
          <table:table-cell office:value-type="float" office:value="743">
            <text:p>743</text:p>
          </table:table-cell>
          <table:table-cell office:value-type="string">
            <text:p><text:s text:c="3"/>58025 <text:s text:c="2"/>SH <text:s text:c="7"/>SOLE <text:s text:c="16"/>58025 <text:s text:c="6"/>0 <text:s text:c="7"/>0<text:tab/><text:tab/></text:p>
          </table:table-cell>
        </table:table-row>
        <table:table-row table:style-name="ro1">
          <table:table-cell office:value-type="string">
            <text:p>PAYCHEX INC</text:p>
          </table:table-cell>
          <table:table-cell office:value-type="string">
            <text:p><text:s text:c="2"/>COM <text:s text:c="12"/>704326107</text:p>
          </table:table-cell>
          <table:table-cell office:value-type="float" office:value="1277">
            <text:p>1277</text:p>
          </table:table-cell>
          <table:table-cell office:value-type="string">
            <text:p><text:s text:c="3"/>40667 <text:s text:c="2"/>SH <text:s text:c="7"/>SOLE <text:s text:c="16"/>40667 <text:s text:c="6"/>0 <text:s text:c="7"/>0<text:tab/><text:tab/></text:p>
          </table:table-cell>
        </table:table-row>
        <table:table-row table:style-name="ro1">
          <table:table-cell office:value-type="string">
            <text:p>PROSPERITY BANCSHARES INC</text:p>
          </table:table-cell>
          <table:table-cell office:value-type="string">
            <text:p><text:s text:c="2"/>COM <text:s text:c="12"/>743606105</text:p>
          </table:table-cell>
          <table:table-cell office:value-type="float" office:value="814">
            <text:p>814</text:p>
          </table:table-cell>
          <table:table-cell office:value-type="string">
            <text:p><text:s text:c="3"/>19369 <text:s text:c="2"/>SH <text:s text:c="7"/>SOLE <text:s text:c="16"/>19369 <text:s text:c="6"/>0 <text:s text:c="7"/>0<text:tab/><text:tab/></text:p>
          </table:table-cell>
        </table:table-row>
        <table:table-row table:style-name="ro1">
          <table:table-cell office:value-type="string">
            <text:p>PEOPLES UNITED FINANCIAL IN</text:p>
          </table:table-cell>
          <table:table-cell office:value-type="string">
            <text:p><text:s text:c="2"/>COM <text:s text:c="12"/>712704105</text:p>
          </table:table-cell>
          <table:table-cell office:value-type="float" office:value="1385">
            <text:p>1385</text:p>
          </table:table-cell>
          <table:table-cell office:value-type="string">
            <text:p><text:s text:c="2"/>119285 <text:s text:c="2"/>SH <text:s text:c="7"/>SOLE <text:s text:c="15"/>119285 <text:s text:c="6"/>0 <text:s text:c="7"/>0<text:tab/><text:tab/></text:p>
          </table:table-cell>
        </table:table-row>
        <table:table-row table:style-name="ro1">
          <table:table-cell office:value-type="string">
            <text:p>PRESTIGE BRANDS HLDGS INC</text:p>
          </table:table-cell>
          <table:table-cell office:value-type="string">
            <text:p><text:s text:c="2"/>COM <text:s text:c="12"/>74112D101</text:p>
          </table:table-cell>
          <table:table-cell office:value-type="float" office:value="172">
            <text:p>172</text:p>
          </table:table-cell>
          <table:table-cell office:value-type="string">
            <text:p><text:s text:c="3"/>10878 <text:s text:c="2"/>SH <text:s text:c="7"/>SOLE <text:s text:c="16"/>10878 <text:s text:c="6"/>0 <text:s text:c="7"/>0<text:tab/><text:tab/></text:p>
          </table:table-cell>
        </table:table-row>
        <table:table-row table:style-name="ro1">
          <table:table-cell office:value-type="string">
            <text:p>PITNEY BOWES INC</text:p>
          </table:table-cell>
          <table:table-cell office:value-type="string">
            <text:p><text:s text:c="2"/>COM <text:s text:c="12"/>724479100</text:p>
          </table:table-cell>
          <table:table-cell office:value-type="float" office:value="939">
            <text:p>939</text:p>
          </table:table-cell>
          <table:table-cell office:value-type="string">
            <text:p><text:s text:c="3"/>62729 <text:s text:c="2"/>SH <text:s text:c="7"/>SOLE <text:s text:c="16"/>62729 <text:s text:c="6"/>0 <text:s text:c="7"/>0<text:tab/><text:tab/></text:p>
          </table:table-cell>
        </table:table-row>
        <table:table-row table:style-name="ro1">
          <table:table-cell office:value-type="string">
            <text:p>PETROLEO BRASILEIRO SA PETR</text:p>
          </table:table-cell>
          <table:table-cell office:value-type="string">
            <text:p><text:s text:c="2"/>SP ADR NON VTG <text:s/>71654V101</text:p>
          </table:table-cell>
          <table:table-cell office:value-type="float" office:value="243">
            <text:p>243</text:p>
          </table:table-cell>
          <table:table-cell office:value-type="string">
            <text:p><text:s text:c="3"/>13375 <text:s text:c="2"/>SH <text:s text:c="7"/>SOLE <text:s text:c="16"/>13375 <text:s text:c="6"/>0 <text:s text:c="7"/>0<text:tab/><text:tab/></text:p>
          </table:table-cell>
        </table:table-row>
        <table:table-row table:style-name="ro1">
          <table:table-cell office:value-type="string">
            <text:p>PERMIAN BASIN RTY TR</text:p>
          </table:table-cell>
          <table:table-cell office:value-type="string">
            <text:p><text:s text:c="2"/>UNIT BEN INT <text:s text:c="3"/>714236106</text:p>
          </table:table-cell>
          <table:table-cell office:value-type="float" office:value="335">
            <text:p>335</text:p>
          </table:table-cell>
          <table:table-cell office:value-type="string">
            <text:p><text:s text:c="3"/>18886 <text:s text:c="2"/>SH <text:s text:c="7"/>SOLE <text:s text:c="16"/>18886 <text:s text:c="6"/>0 <text:s text:c="7"/>0<text:tab/><text:tab/></text:p>
          </table:table-cell>
        </table:table-row>
        <table:table-row table:style-name="ro1">
          <table:table-cell office:value-type="string">
            <text:p>PACCAR INC</text:p>
          </table:table-cell>
          <table:table-cell office:value-type="string">
            <text:p><text:s text:c="2"/>COM <text:s text:c="12"/>693718108</text:p>
          </table:table-cell>
          <table:table-cell office:value-type="float" office:value="379">
            <text:p>379</text:p>
          </table:table-cell>
          <table:table-cell office:value-type="string">
            <text:p><text:s text:c="4"/>9662 <text:s text:c="2"/>SH <text:s text:c="7"/>SOLE <text:s text:c="17"/>9662 <text:s text:c="6"/>0 <text:s text:c="7"/>0<text:tab/><text:tab/></text:p>
          </table:table-cell>
        </table:table-row>
        <table:table-row table:style-name="ro1">
          <table:table-cell office:value-type="string">
            <text:p>P C CONNECTION</text:p>
          </table:table-cell>
          <table:table-cell office:value-type="string">
            <text:p><text:s text:c="2"/>COM <text:s text:c="12"/>69318J100</text:p>
          </table:table-cell>
          <table:table-cell office:value-type="float" office:value="500">
            <text:p>500</text:p>
          </table:table-cell>
          <table:table-cell office:value-type="string">
            <text:p><text:s text:c="3"/>47265 <text:s text:c="2"/>SH <text:s text:c="7"/>SOLE <text:s text:c="16"/>47265 <text:s text:c="6"/>0 <text:s text:c="7"/>0<text:tab/><text:tab/></text:p>
          </table:table-cell>
        </table:table-row>
        <table:table-row table:style-name="ro1">
          <table:table-cell office:value-type="string">
            <text:p>PLUM CREEK TIMBER CO INC</text:p>
          </table:table-cell>
          <table:table-cell office:value-type="string">
            <text:p><text:s text:c="2"/>COM <text:s text:c="12"/>729251108</text:p>
          </table:table-cell>
          <table:table-cell office:value-type="float" office:value="1047">
            <text:p>1047</text:p>
          </table:table-cell>
          <table:table-cell office:value-type="string">
            <text:p><text:s text:c="3"/>26368 <text:s text:c="2"/>SH <text:s text:c="7"/>SOLE <text:s text:c="16"/>26368 <text:s text:c="6"/>0 <text:s text:c="7"/>0<text:tab/><text:tab/></text:p>
          </table:table-cell>
        </table:table-row>
        <table:table-row table:style-name="ro1">
          <table:table-cell office:value-type="string">
            <text:p>PRICELINE COM INC</text:p>
          </table:table-cell>
          <table:table-cell office:value-type="string">
            <text:p><text:s text:c="2"/>COM NEW <text:s text:c="8"/>741503403</text:p>
          </table:table-cell>
          <table:table-cell office:value-type="float" office:value="283">
            <text:p>283</text:p>
          </table:table-cell>
          <table:table-cell office:value-type="string">
            <text:p><text:s text:c="5"/>426 <text:s text:c="2"/>SH <text:s text:c="7"/>SOLE <text:s text:c="18"/>426 <text:s text:c="6"/>0 <text:s text:c="7"/>0<text:tab/><text:tab/></text:p>
          </table:table-cell>
        </table:table-row>
        <table:table-row table:style-name="ro1">
          <table:table-cell office:value-type="string">
            <text:p>PRECISION CASTPARTS CORP</text:p>
          </table:table-cell>
          <table:table-cell office:value-type="string">
            <text:p><text:s text:c="2"/>COM <text:s text:c="12"/>740189105</text:p>
          </table:table-cell>
          <table:table-cell office:value-type="float" office:value="1641">
            <text:p>1641</text:p>
          </table:table-cell>
          <table:table-cell office:value-type="string">
            <text:p><text:s text:c="4"/>9976 <text:s text:c="2"/>SH <text:s text:c="7"/>SOLE <text:s text:c="17"/>9976 <text:s text:c="6"/>0 <text:s text:c="7"/>0<text:tab/><text:tab/></text:p>
          </table:table-cell>
        </table:table-row>
        <table:table-row table:style-name="ro1">
          <table:table-cell office:value-type="string">
            <text:p>PATTERSON COMPANIES INC</text:p>
          </table:table-cell>
          <table:table-cell office:value-type="string">
            <text:p><text:s text:c="2"/>COM <text:s text:c="12"/>703395103</text:p>
          </table:table-cell>
          <table:table-cell office:value-type="float" office:value="620">
            <text:p>620</text:p>
          </table:table-cell>
          <table:table-cell office:value-type="string">
            <text:p><text:s text:c="3"/>17984 <text:s text:c="2"/>SH <text:s text:c="7"/>SOLE <text:s text:c="16"/>17984 <text:s text:c="6"/>0 <text:s text:c="7"/>0<text:tab/><text:tab/></text:p>
          </table:table-cell>
        </table:table-row>
        <table:table-row table:style-name="ro1">
          <table:table-cell office:value-type="string">
            <text:p>PDF SOLUTIONS INC</text:p>
          </table:table-cell>
          <table:table-cell office:value-type="string">
            <text:p><text:s text:c="2"/>COM <text:s text:c="12"/>693282105</text:p>
          </table:table-cell>
          <table:table-cell office:value-type="float" office:value="249">
            <text:p>249</text:p>
          </table:table-cell>
          <table:table-cell office:value-type="string">
            <text:p><text:s text:c="3"/>25279 <text:s text:c="2"/>SH <text:s text:c="7"/>SOLE <text:s text:c="16"/>25279 <text:s text:c="6"/>0 <text:s text:c="7"/>0<text:tab/><text:tab/></text:p>
          </table:table-cell>
        </table:table-row>
        <table:table-row table:style-name="ro1">
          <table:table-cell office:value-type="string">
            <text:p>PDL BIOPHARMA INC</text:p>
          </table:table-cell>
          <table:table-cell office:value-type="string">
            <text:p><text:s text:c="2"/>COM <text:s text:c="12"/>69329Y104</text:p>
          </table:table-cell>
          <table:table-cell office:value-type="float" office:value="1782">
            <text:p>1782</text:p>
          </table:table-cell>
          <table:table-cell office:value-type="string">
            <text:p><text:s text:c="2"/>268772 <text:s text:c="2"/>SH <text:s text:c="7"/>SOLE <text:s text:c="15"/>268772 <text:s text:c="6"/>0 <text:s text:c="7"/>0<text:tab/><text:tab/></text:p>
          </table:table-cell>
        </table:table-row>
        <table:table-row table:style-name="ro1">
          <table:table-cell office:value-type="string">
            <text:p>PIEDMONT OFFICE REALTY TR I</text:p>
          </table:table-cell>
          <table:table-cell office:value-type="string">
            <text:p><text:s text:c="2"/>COM CL A <text:s text:c="7"/>720190206</text:p>
          </table:table-cell>
          <table:table-cell office:value-type="float" office:value="378">
            <text:p>378</text:p>
          </table:table-cell>
          <table:table-cell office:value-type="string">
            <text:p><text:s text:c="3"/>21992 <text:s text:c="2"/>SH <text:s text:c="7"/>SOLE <text:s text:c="16"/>21992 <text:s text:c="6"/>0 <text:s text:c="7"/>0<text:tab/><text:tab/></text:p>
          </table:table-cell>
        </table:table-row>
        <table:table-row table:style-name="ro1">
          <table:table-cell office:value-type="string">
            <text:p>PEOPLES BANCORP INC</text:p>
          </table:table-cell>
          <table:table-cell office:value-type="string">
            <text:p><text:s text:c="2"/>COM <text:s text:c="12"/>709789101</text:p>
          </table:table-cell>
          <table:table-cell office:value-type="float" office:value="376">
            <text:p>376</text:p>
          </table:table-cell>
          <table:table-cell office:value-type="string">
            <text:p><text:s text:c="3"/>17146 <text:s text:c="2"/>SH <text:s text:c="7"/>SOLE <text:s text:c="16"/>17146 <text:s text:c="6"/>0 <text:s text:c="7"/>0<text:tab/><text:tab/></text:p>
          </table:table-cell>
        </table:table-row>
        <table:table-row table:style-name="ro1">
          <table:table-cell office:value-type="string">
            <text:p>PEPSICO INC</text:p>
          </table:table-cell>
          <table:table-cell office:value-type="string">
            <text:p><text:s text:c="2"/>COM <text:s text:c="12"/>713448108</text:p>
          </table:table-cell>
          <table:table-cell office:value-type="float" office:value="420">
            <text:p>420</text:p>
          </table:table-cell>
          <table:table-cell office:value-type="string">
            <text:p><text:s text:c="4"/>5950 <text:s text:c="2"/>SH <text:s text:c="7"/>SOLE <text:s text:c="17"/>5950 <text:s text:c="6"/>0 <text:s text:c="7"/>0<text:tab/><text:tab/></text:p>
          </table:table-cell>
        </table:table-row>
        <table:table-row table:style-name="ro1">
          <table:table-cell office:value-type="string">
            <text:p>PETSMART INC</text:p>
          </table:table-cell>
          <table:table-cell office:value-type="string">
            <text:p><text:s text:c="2"/>COM <text:s text:c="12"/>716768106</text:p>
          </table:table-cell>
          <table:table-cell office:value-type="float" office:value="692">
            <text:p>692</text:p>
          </table:table-cell>
          <table:table-cell office:value-type="string">
            <text:p><text:s text:c="3"/>10152 <text:s text:c="2"/>SH <text:s text:c="7"/>SOLE <text:s text:c="16"/>10152 <text:s text:c="6"/>0 <text:s text:c="7"/>0<text:tab/><text:tab/></text:p>
          </table:table-cell>
        </table:table-row>
        <table:table-row table:style-name="ro1">
          <table:table-cell office:value-type="string">
            <text:p>PETMED EXPRESS INC</text:p>
          </table:table-cell>
          <table:table-cell office:value-type="string">
            <text:p><text:s text:c="2"/>COM <text:s text:c="12"/>716382106</text:p>
          </table:table-cell>
          <table:table-cell office:value-type="float" office:value="309">
            <text:p>309</text:p>
          </table:table-cell>
          <table:table-cell office:value-type="string">
            <text:p><text:s text:c="3"/>25450 <text:s text:c="2"/>SH <text:s text:c="7"/>SOLE <text:s text:c="16"/>25450 <text:s text:c="6"/>0 <text:s text:c="7"/>0<text:tab/><text:tab/></text:p>
          </table:table-cell>
        </table:table-row>
        <table:table-row table:style-name="ro1">
          <table:table-cell office:value-type="string">
            <text:p>PFIZER INC</text:p>
          </table:table-cell>
          <table:table-cell office:value-type="string">
            <text:p><text:s text:c="2"/>COM <text:s text:c="12"/>717081103</text:p>
          </table:table-cell>
          <table:table-cell office:value-type="float" office:value="3178">
            <text:p>3178</text:p>
          </table:table-cell>
          <table:table-cell office:value-type="string">
            <text:p><text:s text:c="2"/>138193 <text:s text:c="2"/>SH <text:s text:c="7"/>SOLE <text:s text:c="15"/>138193 <text:s text:c="6"/>0 <text:s text:c="7"/>0<text:tab/><text:tab/></text:p>
          </table:table-cell>
        </table:table-row>
        <table:table-row table:style-name="ro1">
          <table:table-cell office:value-type="string">
            <text:p>PREMIERE GLOBAL SVCS INC</text:p>
          </table:table-cell>
          <table:table-cell office:value-type="string">
            <text:p><text:s text:c="2"/>COM <text:s text:c="12"/>740585104</text:p>
          </table:table-cell>
          <table:table-cell office:value-type="float" office:value="348">
            <text:p>348</text:p>
          </table:table-cell>
          <table:table-cell office:value-type="string">
            <text:p><text:s text:c="3"/>41521 <text:s text:c="2"/>SH <text:s text:c="7"/>SOLE <text:s text:c="16"/>41521 <text:s text:c="6"/>0 <text:s text:c="7"/>0<text:tab/><text:tab/></text:p>
          </table:table-cell>
        </table:table-row>
        <table:table-row table:style-name="ro1">
          <table:table-cell office:value-type="string">
            <text:p>PROGENICS PHARMACEUTICALS I</text:p>
          </table:table-cell>
          <table:table-cell office:value-type="string">
            <text:p><text:s text:c="2"/>COM <text:s text:c="12"/>743187106</text:p>
          </table:table-cell>
          <table:table-cell office:value-type="float" office:value="548">
            <text:p>548</text:p>
          </table:table-cell>
          <table:table-cell office:value-type="string">
            <text:p><text:s text:c="3"/>56222 <text:s text:c="2"/>SH <text:s text:c="7"/>SOLE <text:s text:c="16"/>56222 <text:s text:c="6"/>0 <text:s text:c="7"/>0<text:tab/><text:tab/></text:p>
          </table:table-cell>
        </table:table-row>
        <table:table-row table:style-name="ro1">
          <table:table-cell office:value-type="string">
            <text:p>PARKER HANNIFIN CORP</text:p>
          </table:table-cell>
          <table:table-cell office:value-type="string">
            <text:p><text:s text:c="2"/>COM <text:s text:c="12"/>701094104</text:p>
          </table:table-cell>
          <table:table-cell office:value-type="float" office:value="672">
            <text:p>672</text:p>
          </table:table-cell>
          <table:table-cell office:value-type="string">
            <text:p><text:s text:c="4"/>8738 <text:s text:c="2"/>SH <text:s text:c="7"/>SOLE <text:s text:c="17"/>8738 <text:s text:c="6"/>0 <text:s text:c="7"/>0<text:tab/><text:tab/></text:p>
          </table:table-cell>
        </table:table-row>
        <table:table-row table:style-name="ro1">
          <table:table-cell office:value-type="string">
            <text:p>PULTE GROUP INC</text:p>
          </table:table-cell>
          <table:table-cell office:value-type="string">
            <text:p><text:s text:c="2"/>COM <text:s text:c="12"/>745867101</text:p>
          </table:table-cell>
          <table:table-cell office:value-type="float" office:value="362">
            <text:p>362</text:p>
          </table:table-cell>
          <table:table-cell office:value-type="string">
            <text:p><text:s text:c="3"/>33863 <text:s text:c="2"/>SH <text:s text:c="7"/>SOLE <text:s text:c="16"/>33863 <text:s text:c="6"/>0 <text:s text:c="7"/>0<text:tab/><text:tab/></text:p>
          </table:table-cell>
        </table:table-row>
        <table:table-row table:style-name="ro1">
          <table:table-cell office:value-type="string">
            <text:p>PHOTOMEDEX INC</text:p>
          </table:table-cell>
          <table:table-cell office:value-type="string">
            <text:p><text:s text:c="2"/>COM PAR $0.01 <text:s text:c="2"/>719358301</text:p>
          </table:table-cell>
          <table:table-cell office:value-type="float" office:value="244">
            <text:p>244</text:p>
          </table:table-cell>
          <table:table-cell office:value-type="string">
            <text:p><text:s text:c="3"/>20100 <text:s text:c="2"/>SH <text:s text:c="7"/>SOLE <text:s text:c="16"/>20100 <text:s text:c="6"/>0 <text:s text:c="7"/>0<text:tab/><text:tab/></text:p>
          </table:table-cell>
        </table:table-row>
        <table:table-row table:style-name="ro1">
          <table:table-cell office:value-type="string">
            <text:p>POLARIS INDS INC</text:p>
          </table:table-cell>
          <table:table-cell office:value-type="string">
            <text:p><text:s text:c="2"/>COM <text:s text:c="12"/>731068102</text:p>
          </table:table-cell>
          <table:table-cell office:value-type="float" office:value="1019">
            <text:p>1019</text:p>
          </table:table-cell>
          <table:table-cell office:value-type="string">
            <text:p><text:s text:c="3"/>14255 <text:s text:c="2"/>SH <text:s text:c="7"/>SOLE <text:s text:c="16"/>14255 <text:s text:c="6"/>0 <text:s text:c="7"/>0<text:tab/><text:tab/></text:p>
          </table:table-cell>
        </table:table-row>
        <table:table-row table:style-name="ro1">
          <table:table-cell office:value-type="string">
            <text:p>PIER 1 IMPORTS INC</text:p>
          </table:table-cell>
          <table:table-cell office:value-type="string">
            <text:p><text:s text:c="2"/>COM <text:s text:c="12"/>720279108</text:p>
          </table:table-cell>
          <table:table-cell office:value-type="float" office:value="690">
            <text:p>690</text:p>
          </table:table-cell>
          <table:table-cell office:value-type="string">
            <text:p><text:s text:c="3"/>41976 <text:s text:c="2"/>SH <text:s text:c="7"/>SOLE <text:s text:c="16"/>41976 <text:s text:c="6"/>0 <text:s text:c="7"/>0<text:tab/><text:tab/></text:p>
          </table:table-cell>
        </table:table-row>
        <table:table-row table:style-name="ro1">
          <table:table-cell office:value-type="string">
            <text:p>PARKER DRILLING CO</text:p>
          </table:table-cell>
          <table:table-cell office:value-type="string">
            <text:p><text:s text:c="2"/>COM <text:s text:c="12"/>701081101</text:p>
          </table:table-cell>
          <table:table-cell office:value-type="float" office:value="826">
            <text:p>826</text:p>
          </table:table-cell>
          <table:table-cell office:value-type="string">
            <text:p><text:s text:c="2"/>183057 <text:s text:c="2"/>SH <text:s text:c="7"/>SOLE <text:s text:c="15"/>183057 <text:s text:c="6"/>0 <text:s text:c="7"/>0<text:tab/><text:tab/></text:p>
          </table:table-cell>
        </table:table-row>
        <table:table-row table:style-name="ro1">
          <table:table-cell office:value-type="string">
            <text:p>PACKAGING CORP AMER</text:p>
          </table:table-cell>
          <table:table-cell office:value-type="string">
            <text:p><text:s text:c="2"/>COM <text:s text:c="12"/>695156109</text:p>
          </table:table-cell>
          <table:table-cell office:value-type="float" office:value="435">
            <text:p>435</text:p>
          </table:table-cell>
          <table:table-cell office:value-type="string">
            <text:p><text:s text:c="3"/>15418 <text:s text:c="2"/>SH <text:s text:c="7"/>SOLE <text:s text:c="16"/>15418 <text:s text:c="6"/>0 <text:s text:c="7"/>0<text:tab/><text:tab/></text:p>
          </table:table-cell>
        </table:table-row>
        <table:table-row table:style-name="ro1">
          <table:table-cell office:value-type="string">
            <text:p>PARK OHIO HLDGS CORP</text:p>
          </table:table-cell>
          <table:table-cell office:value-type="string">
            <text:p><text:s text:c="2"/>COM <text:s text:c="12"/>700666100</text:p>
          </table:table-cell>
          <table:table-cell office:value-type="float" office:value="243">
            <text:p>243</text:p>
          </table:table-cell>
          <table:table-cell office:value-type="string">
            <text:p><text:s text:c="3"/>12800 <text:s text:c="2"/>SH <text:s text:c="7"/>SOLE <text:s text:c="16"/>12800 <text:s text:c="6"/>0 <text:s text:c="7"/>0<text:tab/><text:tab/></text:p>
          </table:table-cell>
        </table:table-row>
        <table:table-row table:style-name="ro1">
          <table:table-cell office:value-type="string">
            <text:p>PHOTRONICS INC</text:p>
          </table:table-cell>
          <table:table-cell office:value-type="string">
            <text:p><text:s text:c="2"/>COM <text:s text:c="12"/>719405102</text:p>
          </table:table-cell>
          <table:table-cell office:value-type="float" office:value="395">
            <text:p>395</text:p>
          </table:table-cell>
          <table:table-cell office:value-type="string">
            <text:p><text:s text:c="3"/>64688 <text:s text:c="2"/>SH <text:s text:c="7"/>SOLE <text:s text:c="16"/>64688 <text:s text:c="6"/>0 <text:s text:c="7"/>0<text:tab/><text:tab/></text:p>
          </table:table-cell>
        </table:table-row>
        <table:table-row table:style-name="ro1">
          <table:table-cell office:value-type="string">
            <text:p>PRESIDENTIAL LIFE CORP</text:p>
          </table:table-cell>
          <table:table-cell office:value-type="string">
            <text:p><text:s text:c="2"/>COM <text:s text:c="12"/>740884101</text:p>
          </table:table-cell>
          <table:table-cell office:value-type="float" office:value="148">
            <text:p>148</text:p>
          </table:table-cell>
          <table:table-cell office:value-type="string">
            <text:p><text:s text:c="3"/>15062 <text:s text:c="2"/>SH <text:s text:c="7"/>SOLE <text:s text:c="16"/>15062 <text:s text:c="6"/>0 <text:s text:c="7"/>0<text:tab/><text:tab/></text:p>
          </table:table-cell>
        </table:table-row>
        <table:table-row table:style-name="ro1">
          <table:table-cell office:value-type="string">
            <text:p>PLANTRONICS INC NEW</text:p>
          </table:table-cell>
          <table:table-cell office:value-type="string">
            <text:p><text:s text:c="2"/>COM <text:s text:c="12"/>727493108</text:p>
          </table:table-cell>
          <table:table-cell office:value-type="float" office:value="851">
            <text:p>851</text:p>
          </table:table-cell>
          <table:table-cell office:value-type="string">
            <text:p><text:s text:c="3"/>25480 <text:s text:c="2"/>SH <text:s text:c="7"/>SOLE <text:s text:c="16"/>25480 <text:s text:c="6"/>0 <text:s text:c="7"/>0<text:tab/><text:tab/></text:p>
          </table:table-cell>
        </table:table-row>
        <table:table-row table:style-name="ro1">
          <table:table-cell office:value-type="string">
            <text:p>PHARMERICA CORP</text:p>
          </table:table-cell>
          <table:table-cell office:value-type="string">
            <text:p><text:s text:c="2"/>COM <text:s text:c="12"/>71714F104</text:p>
          </table:table-cell>
          <table:table-cell office:value-type="float" office:value="250">
            <text:p>250</text:p>
          </table:table-cell>
          <table:table-cell office:value-type="string">
            <text:p><text:s text:c="3"/>22858 <text:s text:c="2"/>SH <text:s text:c="7"/>SOLE <text:s text:c="16"/>22858 <text:s text:c="6"/>0 <text:s text:c="7"/>0<text:tab/><text:tab/></text:p>
          </table:table-cell>
        </table:table-row>
        <table:table-row table:style-name="ro1">
          <table:table-cell office:value-type="string">
            <text:p>PMC-SIERRA INC</text:p>
          </table:table-cell>
          <table:table-cell office:value-type="string">
            <text:p><text:s text:c="2"/>COM <text:s text:c="12"/>69344F106</text:p>
          </table:table-cell>
          <table:table-cell office:value-type="float" office:value="834">
            <text:p>834</text:p>
          </table:table-cell>
          <table:table-cell office:value-type="string">
            <text:p><text:s text:c="2"/>135841 <text:s text:c="2"/>SH <text:s text:c="7"/>SOLE <text:s text:c="15"/>135841 <text:s text:c="6"/>0 <text:s text:c="7"/>0<text:tab/><text:tab/></text:p>
          </table:table-cell>
        </table:table-row>
        <table:table-row table:style-name="ro1">
          <table:table-cell office:value-type="string">
            <text:p>PENTAIR INC</text:p>
          </table:table-cell>
          <table:table-cell office:value-type="string">
            <text:p><text:s text:c="2"/>COM <text:s text:c="12"/>709631105</text:p>
          </table:table-cell>
          <table:table-cell office:value-type="float" office:value="454">
            <text:p>454</text:p>
          </table:table-cell>
          <table:table-cell office:value-type="string">
            <text:p><text:s text:c="3"/>11862 <text:s text:c="2"/>SH <text:s text:c="7"/>SOLE <text:s text:c="16"/>11862 <text:s text:c="6"/>0 <text:s text:c="7"/>0<text:tab/><text:tab/></text:p>
          </table:table-cell>
        </table:table-row>
        <table:table-row table:style-name="ro1">
          <table:table-cell office:value-type="string">
            <text:p>PEPCO HOLDINGS INC</text:p>
          </table:table-cell>
          <table:table-cell office:value-type="string">
            <text:p><text:s text:c="2"/>COM <text:s text:c="12"/>713291102</text:p>
          </table:table-cell>
          <table:table-cell office:value-type="float" office:value="223">
            <text:p>223</text:p>
          </table:table-cell>
          <table:table-cell office:value-type="string">
            <text:p><text:s text:c="3"/>11377 <text:s text:c="2"/>SH <text:s text:c="7"/>SOLE <text:s text:c="16"/>11377 <text:s text:c="6"/>0 <text:s text:c="7"/>0<text:tab/><text:tab/></text:p>
          </table:table-cell>
        </table:table-row>
        <table:table-row table:style-name="ro1">
          <table:table-cell office:value-type="string">
            <text:p>POWELL INDS INC</text:p>
          </table:table-cell>
          <table:table-cell office:value-type="string">
            <text:p><text:s text:c="2"/>COM <text:s text:c="12"/>739128106</text:p>
          </table:table-cell>
          <table:table-cell office:value-type="float" office:value="476">
            <text:p>476</text:p>
          </table:table-cell>
          <table:table-cell office:value-type="string">
            <text:p><text:s text:c="3"/>12799 <text:s text:c="2"/>SH <text:s text:c="7"/>SOLE <text:s text:c="16"/>12799 <text:s text:c="6"/>0 <text:s text:c="7"/>0<text:tab/><text:tab/></text:p>
          </table:table-cell>
        </table:table-row>
        <table:table-row table:style-name="ro1">
          <table:table-cell office:value-type="string">
            <text:p>POZEN INC</text:p>
          </table:table-cell>
          <table:table-cell office:value-type="string">
            <text:p><text:s text:c="2"/>COM <text:s text:c="12"/>73941U102</text:p>
          </table:table-cell>
          <table:table-cell office:value-type="float" office:value="436">
            <text:p>436</text:p>
          </table:table-cell>
          <table:table-cell office:value-type="string">
            <text:p><text:s text:c="3"/>70059 <text:s text:c="2"/>SH <text:s text:c="7"/>SOLE <text:s text:c="16"/>70059 <text:s text:c="6"/>0 <text:s text:c="7"/>0<text:tab/><text:tab/></text:p>
          </table:table-cell>
        </table:table-row>
        <table:table-row table:style-name="ro1">
          <table:table-cell office:value-type="string">
            <text:p>PILGRIMS PRIDE CORP NEW</text:p>
          </table:table-cell>
          <table:table-cell office:value-type="string">
            <text:p><text:s text:c="2"/>COM <text:s text:c="12"/>72147K108</text:p>
          </table:table-cell>
          <table:table-cell office:value-type="float" office:value="162">
            <text:p>162</text:p>
          </table:table-cell>
          <table:table-cell office:value-type="string">
            <text:p><text:s text:c="3"/>22670 <text:s text:c="2"/>SH <text:s text:c="7"/>SOLE <text:s text:c="16"/>22670 <text:s text:c="6"/>0 <text:s text:c="7"/>0<text:tab/><text:tab/></text:p>
          </table:table-cell>
        </table:table-row>
        <table:table-row table:style-name="ro1">
          <table:table-cell office:value-type="string">
            <text:p>PPG INDS INC</text:p>
          </table:table-cell>
          <table:table-cell office:value-type="string">
            <text:p><text:s text:c="2"/>COM <text:s text:c="12"/>693506107</text:p>
          </table:table-cell>
          <table:table-cell office:value-type="float" office:value="1547">
            <text:p>1547</text:p>
          </table:table-cell>
          <table:table-cell office:value-type="string">
            <text:p><text:s text:c="3"/>14577 <text:s text:c="2"/>SH <text:s text:c="7"/>SOLE <text:s text:c="16"/>14577 <text:s text:c="6"/>0 <text:s text:c="7"/>0<text:tab/><text:tab/></text:p>
          </table:table-cell>
        </table:table-row>
        <table:table-row table:style-name="ro1">
          <table:table-cell office:value-type="string">
            <text:p>PPL CORP</text:p>
          </table:table-cell>
          <table:table-cell office:value-type="string">
            <text:p><text:s text:c="2"/>COM <text:s text:c="12"/>69351T106</text:p>
          </table:table-cell>
          <table:table-cell office:value-type="float" office:value="378">
            <text:p>378</text:p>
          </table:table-cell>
          <table:table-cell office:value-type="string">
            <text:p><text:s text:c="3"/>13599 <text:s text:c="2"/>SH <text:s text:c="7"/>SOLE <text:s text:c="16"/>13599 <text:s text:c="6"/>0 <text:s text:c="7"/>0<text:tab/><text:tab/></text:p>
          </table:table-cell>
        </table:table-row>
        <table:table-row table:style-name="ro1">
          <table:table-cell office:value-type="string">
            <text:p>PETROQUEST ENERGY INC</text:p>
          </table:table-cell>
          <table:table-cell office:value-type="string">
            <text:p><text:s text:c="2"/>COM <text:s text:c="12"/>716748108</text:p>
          </table:table-cell>
          <table:table-cell office:value-type="float" office:value="110">
            <text:p>110</text:p>
          </table:table-cell>
          <table:table-cell office:value-type="string">
            <text:p><text:s text:c="3"/>22100 <text:s text:c="2"/>SH <text:s text:c="7"/>SOLE <text:s text:c="16"/>22100 <text:s text:c="6"/>0 <text:s text:c="7"/>0<text:tab/><text:tab/></text:p>
          </table:table-cell>
        </table:table-row>
        <table:table-row table:style-name="ro1">
          <table:table-cell office:value-type="string">
            <text:p>PERFICIENT INC</text:p>
          </table:table-cell>
          <table:table-cell office:value-type="string">
            <text:p><text:s text:c="2"/>COM <text:s text:c="12"/>71375U101</text:p>
          </table:table-cell>
          <table:table-cell office:value-type="float" office:value="224">
            <text:p>224</text:p>
          </table:table-cell>
          <table:table-cell office:value-type="string">
            <text:p><text:s text:c="3"/>19949 <text:s text:c="2"/>SH <text:s text:c="7"/>SOLE <text:s text:c="16"/>19949 <text:s text:c="6"/>0 <text:s text:c="7"/>0<text:tab/><text:tab/></text:p>
          </table:table-cell>
        </table:table-row>
        <table:table-row table:style-name="ro1">
          <table:table-cell office:value-type="string">
            <text:p>PROGRESS SOFTWARE CORP</text:p>
          </table:table-cell>
          <table:table-cell office:value-type="string">
            <text:p><text:s text:c="2"/>COM <text:s text:c="12"/>743312100</text:p>
          </table:table-cell>
          <table:table-cell office:value-type="float" office:value="380">
            <text:p>380</text:p>
          </table:table-cell>
          <table:table-cell office:value-type="string">
            <text:p><text:s text:c="3"/>18271 <text:s text:c="2"/>SH <text:s text:c="7"/>SOLE <text:s text:c="16"/>18271 <text:s text:c="6"/>0 <text:s text:c="7"/>0<text:tab/><text:tab/></text:p>
          </table:table-cell>
        </table:table-row>
        <table:table-row table:style-name="ro1">
          <table:table-cell office:value-type="string">
            <text:p>PRIMERICA INC</text:p>
          </table:table-cell>
          <table:table-cell office:value-type="string">
            <text:p><text:s text:c="2"/>COM <text:s text:c="12"/>74164M108</text:p>
          </table:table-cell>
          <table:table-cell office:value-type="float" office:value="208">
            <text:p>208</text:p>
          </table:table-cell>
          <table:table-cell office:value-type="string">
            <text:p><text:s text:c="4"/>7765 <text:s text:c="2"/>SH <text:s text:c="7"/>SOLE <text:s text:c="17"/>7765 <text:s text:c="6"/>0 <text:s text:c="7"/>0<text:tab/><text:tab/></text:p>
          </table:table-cell>
        </table:table-row>
        <table:table-row table:style-name="ro1">
          <table:table-cell office:value-type="string">
            <text:p>PRIMORIS SVCS CORP</text:p>
          </table:table-cell>
          <table:table-cell office:value-type="string">
            <text:p><text:s text:c="2"/>COM <text:s text:c="12"/>74164F103</text:p>
          </table:table-cell>
          <table:table-cell office:value-type="float" office:value="597">
            <text:p>597</text:p>
          </table:table-cell>
          <table:table-cell office:value-type="string">
            <text:p><text:s text:c="3"/>49825 <text:s text:c="2"/>SH <text:s text:c="7"/>SOLE <text:s text:c="16"/>49825 <text:s text:c="6"/>0 <text:s text:c="7"/>0<text:tab/><text:tab/></text:p>
          </table:table-cell>
        </table:table-row>
        <table:table-row table:style-name="ro1">
          <table:table-cell office:value-type="string">
            <text:p>DELTEK INC</text:p>
          </table:table-cell>
          <table:table-cell office:value-type="string">
            <text:p><text:s text:c="2"/>COM <text:s text:c="12"/>24784L105</text:p>
          </table:table-cell>
          <table:table-cell office:value-type="float" office:value="282">
            <text:p>282</text:p>
          </table:table-cell>
          <table:table-cell office:value-type="string">
            <text:p><text:s text:c="3"/>24282 <text:s text:c="2"/>SH <text:s text:c="7"/>SOLE <text:s text:c="16"/>24282 <text:s text:c="6"/>0 <text:s text:c="7"/>0<text:tab/><text:tab/></text:p>
          </table:table-cell>
        </table:table-row>
        <table:table-row table:style-name="ro1">
          <table:table-cell office:value-type="string">
            <text:p>PROVIDENCE SVC CORP</text:p>
          </table:table-cell>
          <table:table-cell office:value-type="string">
            <text:p><text:s text:c="2"/>COM <text:s text:c="12"/>743815102</text:p>
          </table:table-cell>
          <table:table-cell office:value-type="float" office:value="241">
            <text:p>241</text:p>
          </table:table-cell>
          <table:table-cell office:value-type="string">
            <text:p><text:s text:c="3"/>17598 <text:s text:c="2"/>SH <text:s text:c="7"/>SOLE <text:s text:c="16"/>17598 <text:s text:c="6"/>0 <text:s text:c="7"/>0<text:tab/><text:tab/></text:p>
          </table:table-cell>
        </table:table-row>
        <table:table-row table:style-name="ro1">
          <table:table-cell office:value-type="string">
            <text:p>U.S. AUTO PARTS NETWORK INC</text:p>
          </table:table-cell>
          <table:table-cell office:value-type="string">
            <text:p><text:s text:c="2"/>COM <text:s text:c="12"/>90343C100</text:p>
          </table:table-cell>
          <table:table-cell office:value-type="float" office:value="79">
            <text:p>79</text:p>
          </table:table-cell>
          <table:table-cell office:value-type="string">
            <text:p><text:s text:c="3"/>18984 <text:s text:c="2"/>SH <text:s text:c="7"/>SOLE <text:s text:c="16"/>18984 <text:s text:c="6"/>0 <text:s text:c="7"/>0<text:tab/><text:tab/></text:p>
          </table:table-cell>
        </table:table-row>
        <table:table-row table:style-name="ro1">
          <table:table-cell office:value-type="string">
            <text:p>PRUDENTIAL FINL INC</text:p>
          </table:table-cell>
          <table:table-cell office:value-type="string">
            <text:p><text:s text:c="2"/>COM <text:s text:c="12"/>744320102</text:p>
          </table:table-cell>
          <table:table-cell office:value-type="float" office:value="1216">
            <text:p>1216</text:p>
          </table:table-cell>
          <table:table-cell office:value-type="string">
            <text:p><text:s text:c="3"/>25111 <text:s text:c="2"/>SH <text:s text:c="7"/>SOLE <text:s text:c="16"/>25111 <text:s text:c="6"/>0 <text:s text:c="7"/>0<text:tab/><text:tab/></text:p>
          </table:table-cell>
        </table:table-row>
        <table:table-row table:style-name="ro1">
          <table:table-cell office:value-type="string">
            <text:p>PUBLIC STORAGE</text:p>
          </table:table-cell>
          <table:table-cell office:value-type="string">
            <text:p><text:s text:c="2"/>COM <text:s text:c="12"/>74460D109</text:p>
          </table:table-cell>
          <table:table-cell office:value-type="float" office:value="775">
            <text:p>775</text:p>
          </table:table-cell>
          <table:table-cell office:value-type="string">
            <text:p><text:s text:c="4"/>5366 <text:s text:c="2"/>SH <text:s text:c="7"/>SOLE <text:s text:c="17"/>5366 <text:s text:c="6"/>0 <text:s text:c="7"/>0<text:tab/><text:tab/></text:p>
          </table:table-cell>
        </table:table-row>
        <table:table-row table:style-name="ro1">
          <table:table-cell office:value-type="string">
            <text:p>PIONEER SOUTHWST ENRG PRTNR</text:p>
          </table:table-cell>
          <table:table-cell office:value-type="string">
            <text:p><text:s text:c="2"/>UNIT LP INT <text:s text:c="4"/>72388B106</text:p>
          </table:table-cell>
          <table:table-cell office:value-type="float" office:value="469">
            <text:p>469</text:p>
          </table:table-cell>
          <table:table-cell office:value-type="string">
            <text:p><text:s text:c="3"/>18234 <text:s text:c="2"/>SH <text:s text:c="7"/>SOLE <text:s text:c="16"/>18234 <text:s text:c="6"/>0 <text:s text:c="7"/>0<text:tab/><text:tab/></text:p>
          </table:table-cell>
        </table:table-row>
        <table:table-row table:style-name="ro1">
          <table:table-cell office:value-type="string">
            <text:p>PRICESMART INC</text:p>
          </table:table-cell>
          <table:table-cell office:value-type="string">
            <text:p><text:s text:c="2"/>COM <text:s text:c="12"/>741511109</text:p>
          </table:table-cell>
          <table:table-cell office:value-type="float" office:value="895">
            <text:p>895</text:p>
          </table:table-cell>
          <table:table-cell office:value-type="string">
            <text:p><text:s text:c="3"/>13271 <text:s text:c="2"/>SH <text:s text:c="7"/>SOLE <text:s text:c="16"/>13271 <text:s text:c="6"/>0 <text:s text:c="7"/>0<text:tab/><text:tab/></text:p>
          </table:table-cell>
        </table:table-row>
        <table:table-row table:style-name="ro1">
          <table:table-cell office:value-type="string">
            <text:p>PANTRY INC</text:p>
          </table:table-cell>
          <table:table-cell office:value-type="string">
            <text:p><text:s text:c="2"/>COM <text:s text:c="12"/>698657103</text:p>
          </table:table-cell>
          <table:table-cell office:value-type="float" office:value="465">
            <text:p>465</text:p>
          </table:table-cell>
          <table:table-cell office:value-type="string">
            <text:p><text:s text:c="3"/>31662 <text:s text:c="2"/>SH <text:s text:c="7"/>SOLE <text:s text:c="16"/>31662 <text:s text:c="6"/>0 <text:s text:c="7"/>0<text:tab/><text:tab/></text:p>
          </table:table-cell>
        </table:table-row>
        <table:table-row table:style-name="ro1">
          <table:table-cell office:value-type="string">
            <text:p>PVH CORP</text:p>
          </table:table-cell>
          <table:table-cell office:value-type="string">
            <text:p><text:s text:c="2"/>COM <text:s text:c="12"/>693656100</text:p>
          </table:table-cell>
          <table:table-cell office:value-type="float" office:value="562">
            <text:p>562</text:p>
          </table:table-cell>
          <table:table-cell office:value-type="string">
            <text:p><text:s text:c="4"/>7223 <text:s text:c="2"/>SH <text:s text:c="7"/>SOLE <text:s text:c="17"/>7223 <text:s text:c="6"/>0 <text:s text:c="7"/>0<text:tab/><text:tab/></text:p>
          </table:table-cell>
        </table:table-row>
        <table:table-row table:style-name="ro1">
          <table:table-cell office:value-type="string">
            <text:p>PENN VA RESOURCES PARTNERS</text:p>
          </table:table-cell>
          <table:table-cell office:value-type="string">
            <text:p><text:s text:c="2"/>COM <text:s text:c="12"/>707884102</text:p>
          </table:table-cell>
          <table:table-cell office:value-type="float" office:value="393">
            <text:p>393</text:p>
          </table:table-cell>
          <table:table-cell office:value-type="string">
            <text:p><text:s text:c="3"/>16060 <text:s text:c="2"/>SH <text:s text:c="7"/>SOLE <text:s text:c="16"/>16060 <text:s text:c="6"/>0 <text:s text:c="7"/>0<text:tab/><text:tab/></text:p>
          </table:table-cell>
        </table:table-row>
        <table:table-row table:style-name="ro1">
          <table:table-cell office:value-type="string">
            <text:p>PERFECT WORLD CO LTD</text:p>
          </table:table-cell>
          <table:table-cell office:value-type="string">
            <text:p><text:s text:c="2"/>SPON ADR REP B <text:s/>71372U104</text:p>
          </table:table-cell>
          <table:table-cell office:value-type="float" office:value="262">
            <text:p>262</text:p>
          </table:table-cell>
          <table:table-cell office:value-type="string">
            <text:p><text:s text:c="3"/>26239 <text:s text:c="2"/>SH <text:s text:c="7"/>SOLE <text:s text:c="16"/>26239 <text:s text:c="6"/>0 <text:s text:c="7"/>0<text:tab/><text:tab/></text:p>
          </table:table-cell>
        </table:table-row>
        <table:table-row table:style-name="ro1">
          <table:table-cell office:value-type="string">
            <text:p>PLAINS EXPL&amp; PRODTN CO</text:p>
          </table:table-cell>
          <table:table-cell office:value-type="string">
            <text:p><text:s text:c="2"/>COM <text:s text:c="12"/>726505100</text:p>
          </table:table-cell>
          <table:table-cell office:value-type="float" office:value="972">
            <text:p>972</text:p>
          </table:table-cell>
          <table:table-cell office:value-type="string">
            <text:p><text:s text:c="3"/>27625 <text:s text:c="2"/>SH <text:s text:c="7"/>SOLE <text:s text:c="16"/>27625 <text:s text:c="6"/>0 <text:s text:c="7"/>0<text:tab/><text:tab/></text:p>
          </table:table-cell>
        </table:table-row>
        <table:table-row table:style-name="ro1">
          <table:table-cell office:value-type="string">
            <text:p>PAPA JOHNS INTL INC</text:p>
          </table:table-cell>
          <table:table-cell office:value-type="string">
            <text:p><text:s text:c="2"/>COM <text:s text:c="12"/>698813102</text:p>
          </table:table-cell>
          <table:table-cell office:value-type="float" office:value="821">
            <text:p>821</text:p>
          </table:table-cell>
          <table:table-cell office:value-type="string">
            <text:p><text:s text:c="3"/>17253 <text:s text:c="2"/>SH <text:s text:c="7"/>SOLE <text:s text:c="16"/>17253 <text:s text:c="6"/>0 <text:s text:c="7"/>0<text:tab/><text:tab/></text:p>
          </table:table-cell>
        </table:table-row>
        <table:table-row table:style-name="ro1">
          <table:table-cell office:value-type="string">
            <text:p>QUESTCOR PHARMACEUTICALS IN</text:p>
          </table:table-cell>
          <table:table-cell office:value-type="string">
            <text:p><text:s text:c="2"/>COM <text:s text:c="12"/>74835Y101</text:p>
          </table:table-cell>
          <table:table-cell office:value-type="float" office:value="223">
            <text:p>223</text:p>
          </table:table-cell>
          <table:table-cell office:value-type="string">
            <text:p><text:s text:c="4"/>4184 <text:s text:c="2"/>SH <text:s text:c="7"/>SOLE <text:s text:c="17"/>4184 <text:s text:c="6"/>0 <text:s text:c="7"/>0<text:tab/><text:tab/></text:p>
          </table:table-cell>
        </table:table-row>
        <table:table-row table:style-name="ro1">
          <table:table-cell office:value-type="string">
            <text:p>QUIDEL CORP</text:p>
          </table:table-cell>
          <table:table-cell office:value-type="string">
            <text:p><text:s text:c="2"/>COM <text:s text:c="12"/>74838J101</text:p>
          </table:table-cell>
          <table:table-cell office:value-type="float" office:value="163">
            <text:p>163</text:p>
          </table:table-cell>
          <table:table-cell office:value-type="string">
            <text:p><text:s text:c="3"/>10395 <text:s text:c="2"/>SH <text:s text:c="7"/>SOLE <text:s text:c="16"/>10395 <text:s text:c="6"/>0 <text:s text:c="7"/>0<text:tab/><text:tab/></text:p>
          </table:table-cell>
        </table:table-row>
        <table:table-row table:style-name="ro1">
          <table:table-cell office:value-type="string">
            <text:p>QEP RES INC</text:p>
          </table:table-cell>
          <table:table-cell office:value-type="string">
            <text:p><text:s text:c="2"/>COM <text:s text:c="12"/>74733V100</text:p>
          </table:table-cell>
          <table:table-cell office:value-type="float" office:value="953">
            <text:p>953</text:p>
          </table:table-cell>
          <table:table-cell office:value-type="string">
            <text:p><text:s text:c="3"/>31810 <text:s text:c="2"/>SH <text:s text:c="7"/>SOLE <text:s text:c="16"/>31810 <text:s text:c="6"/>0 <text:s text:c="7"/>0<text:tab/><text:tab/></text:p>
          </table:table-cell>
        </table:table-row>
        <table:table-row table:style-name="ro1">
          <table:table-cell office:value-type="string">
            <text:p>QIAGEN NV</text:p>
          </table:table-cell>
          <table:table-cell office:value-type="string">
            <text:p><text:s text:c="2"/>REG SHS <text:s text:c="8"/>N72482107</text:p>
          </table:table-cell>
          <table:table-cell office:value-type="float" office:value="509">
            <text:p>509</text:p>
          </table:table-cell>
          <table:table-cell office:value-type="string">
            <text:p><text:s text:c="3"/>30498 <text:s text:c="2"/>SH <text:s text:c="7"/>SOLE <text:s text:c="16"/>30498 <text:s text:c="6"/>0 <text:s text:c="7"/>0<text:tab/><text:tab/></text:p>
          </table:table-cell>
        </table:table-row>
        <table:table-row table:style-name="ro1">
          <table:table-cell office:value-type="string">
            <text:p>QLOGIC CORP</text:p>
          </table:table-cell>
          <table:table-cell office:value-type="string">
            <text:p><text:s text:c="2"/>COM <text:s text:c="12"/>747277101</text:p>
          </table:table-cell>
          <table:table-cell office:value-type="float" office:value="418">
            <text:p>418</text:p>
          </table:table-cell>
          <table:table-cell office:value-type="string">
            <text:p><text:s text:c="3"/>30540 <text:s text:c="2"/>SH <text:s text:c="7"/>SOLE <text:s text:c="16"/>30540 <text:s text:c="6"/>0 <text:s text:c="7"/>0<text:tab/><text:tab/></text:p>
          </table:table-cell>
        </table:table-row>
        <table:table-row table:style-name="ro1">
          <table:table-cell office:value-type="string">
            <text:p>QLIK TECHNOLOGIES INC</text:p>
          </table:table-cell>
          <table:table-cell office:value-type="string">
            <text:p><text:s text:c="2"/>COM <text:s text:c="12"/>74733T105</text:p>
          </table:table-cell>
          <table:table-cell office:value-type="float" office:value="1069">
            <text:p>1069</text:p>
          </table:table-cell>
          <table:table-cell office:value-type="string">
            <text:p><text:s text:c="3"/>48337 <text:s text:c="2"/>SH <text:s text:c="7"/>SOLE <text:s text:c="16"/>48337 <text:s text:c="6"/>0 <text:s text:c="7"/>0<text:tab/><text:tab/></text:p>
          </table:table-cell>
        </table:table-row>
        <table:table-row table:style-name="ro1">
          <table:table-cell office:value-type="string">
            <text:p>QUALITY SYS INC</text:p>
          </table:table-cell>
          <table:table-cell office:value-type="string">
            <text:p><text:s text:c="2"/>COM <text:s text:c="12"/>747582104</text:p>
          </table:table-cell>
          <table:table-cell office:value-type="float" office:value="662">
            <text:p>662</text:p>
          </table:table-cell>
          <table:table-cell office:value-type="string">
            <text:p><text:s text:c="3"/>24076 <text:s text:c="2"/>SH <text:s text:c="7"/>SOLE <text:s text:c="16"/>24076 <text:s text:c="6"/>0 <text:s text:c="7"/>0<text:tab/><text:tab/></text:p>
          </table:table-cell>
        </table:table-row>
        <table:table-row table:style-name="ro1">
          <table:table-cell office:value-type="string">
            <text:p>QUANTUM CORP</text:p>
          </table:table-cell>
          <table:table-cell office:value-type="string">
            <text:p><text:s text:c="2"/>COM DSSG <text:s text:c="7"/>747906204</text:p>
          </table:table-cell>
          <table:table-cell office:value-type="float" office:value="92">
            <text:p>92</text:p>
          </table:table-cell>
          <table:table-cell office:value-type="string">
            <text:p><text:s text:c="3"/>45158 <text:s text:c="2"/>SH <text:s text:c="7"/>SOLE <text:s text:c="16"/>45158 <text:s text:c="6"/>0 <text:s text:c="7"/>0<text:tab/><text:tab/></text:p>
          </table:table-cell>
        </table:table-row>
        <table:table-row table:style-name="ro1">
          <table:table-cell office:value-type="string">
            <text:p>RITE AID CORP</text:p>
          </table:table-cell>
          <table:table-cell office:value-type="string">
            <text:p><text:s text:c="2"/>COM <text:s text:c="12"/>767754104</text:p>
          </table:table-cell>
          <table:table-cell office:value-type="float" office:value="66">
            <text:p>66</text:p>
          </table:table-cell>
          <table:table-cell office:value-type="string">
            <text:p><text:s text:c="3"/>47301 <text:s text:c="2"/>SH <text:s text:c="7"/>SOLE <text:s text:c="16"/>47301 <text:s text:c="6"/>0 <text:s text:c="7"/>0<text:tab/><text:tab/></text:p>
          </table:table-cell>
        </table:table-row>
        <table:table-row table:style-name="ro1">
          <table:table-cell office:value-type="string">
            <text:p>REYNOLDS AMERICAN INC</text:p>
          </table:table-cell>
          <table:table-cell office:value-type="string">
            <text:p><text:s text:c="2"/>COM <text:s text:c="12"/>761713106</text:p>
          </table:table-cell>
          <table:table-cell office:value-type="float" office:value="373">
            <text:p>373</text:p>
          </table:table-cell>
          <table:table-cell office:value-type="string">
            <text:p><text:s text:c="4"/>8317 <text:s text:c="2"/>SH <text:s text:c="7"/>SOLE <text:s text:c="17"/>8317 <text:s text:c="6"/>0 <text:s text:c="7"/>0<text:tab/><text:tab/></text:p>
          </table:table-cell>
        </table:table-row>
        <table:table-row table:style-name="ro1">
          <table:table-cell office:value-type="string">
            <text:p>BANKRATE INC DEL</text:p>
          </table:table-cell>
          <table:table-cell office:value-type="string">
            <text:p><text:s text:c="2"/>COM <text:s text:c="12"/>06647F102</text:p>
          </table:table-cell>
          <table:table-cell office:value-type="float" office:value="388">
            <text:p>388</text:p>
          </table:table-cell>
          <table:table-cell office:value-type="string">
            <text:p><text:s text:c="3"/>21084 <text:s text:c="2"/>SH <text:s text:c="7"/>SOLE <text:s text:c="16"/>21084 <text:s text:c="6"/>0 <text:s text:c="7"/>0<text:tab/><text:tab/></text:p>
          </table:table-cell>
        </table:table-row>
        <table:table-row table:style-name="ro1">
          <table:table-cell office:value-type="string">
            <text:p>RACKSPACE HOSTING INC</text:p>
          </table:table-cell>
          <table:table-cell office:value-type="string">
            <text:p><text:s text:c="2"/>COM <text:s text:c="12"/>750086100</text:p>
          </table:table-cell>
          <table:table-cell office:value-type="float" office:value="964">
            <text:p>964</text:p>
          </table:table-cell>
          <table:table-cell office:value-type="string">
            <text:p><text:s text:c="3"/>21937 <text:s text:c="2"/>SH <text:s text:c="7"/>SOLE <text:s text:c="16"/>21937 <text:s text:c="6"/>0 <text:s text:c="7"/>0<text:tab/><text:tab/></text:p>
          </table:table-cell>
        </table:table-row>
        <table:table-row table:style-name="ro1">
          <table:table-cell office:value-type="string">
            <text:p>REPUBLIC BANCORP KY</text:p>
          </table:table-cell>
          <table:table-cell office:value-type="string">
            <text:p><text:s text:c="2"/>CL A <text:s text:c="11"/>760281204</text:p>
          </table:table-cell>
          <table:table-cell office:value-type="float" office:value="228">
            <text:p>228</text:p>
          </table:table-cell>
          <table:table-cell office:value-type="string">
            <text:p><text:s text:c="3"/>10300 <text:s text:c="2"/>SH <text:s text:c="7"/>SOLE <text:s text:c="16"/>10300 <text:s text:c="6"/>0 <text:s text:c="7"/>0<text:tab/><text:tab/></text:p>
          </table:table-cell>
        </table:table-row>
        <table:table-row table:style-name="ro1">
          <table:table-cell office:value-type="string">
            <text:p>RENT A CTR INC NEW</text:p>
          </table:table-cell>
          <table:table-cell office:value-type="string">
            <text:p><text:s text:c="2"/>COM <text:s text:c="12"/>76009N100</text:p>
          </table:table-cell>
          <table:table-cell office:value-type="float" office:value="452">
            <text:p>452</text:p>
          </table:table-cell>
          <table:table-cell office:value-type="string">
            <text:p><text:s text:c="3"/>13415 <text:s text:c="2"/>SH <text:s text:c="7"/>SOLE <text:s text:c="16"/>13415 <text:s text:c="6"/>0 <text:s text:c="7"/>0<text:tab/><text:tab/></text:p>
          </table:table-cell>
        </table:table-row>
        <table:table-row table:style-name="ro1">
          <table:table-cell office:value-type="string">
            <text:p>ROCKVILLE FINL INC NEW</text:p>
          </table:table-cell>
          <table:table-cell office:value-type="string">
            <text:p><text:s text:c="2"/>COM <text:s text:c="12"/>774188106</text:p>
          </table:table-cell>
          <table:table-cell office:value-type="float" office:value="185">
            <text:p>185</text:p>
          </table:table-cell>
          <table:table-cell office:value-type="string">
            <text:p><text:s text:c="3"/>15957 <text:s text:c="2"/>SH <text:s text:c="7"/>SOLE <text:s text:c="16"/>15957 <text:s text:c="6"/>0 <text:s text:c="7"/>0<text:tab/><text:tab/></text:p>
          </table:table-cell>
        </table:table-row>
        <table:table-row table:style-name="ro1">
          <table:table-cell office:value-type="string">
            <text:p>ROCKY BRANDS INC</text:p>
          </table:table-cell>
          <table:table-cell office:value-type="string">
            <text:p><text:s text:c="2"/>COM <text:s text:c="12"/>774515100</text:p>
          </table:table-cell>
          <table:table-cell office:value-type="float" office:value="252">
            <text:p>252</text:p>
          </table:table-cell>
          <table:table-cell office:value-type="string">
            <text:p><text:s text:c="3"/>18800 <text:s text:c="2"/>SH <text:s text:c="7"/>SOLE <text:s text:c="16"/>18800 <text:s text:c="6"/>0 <text:s text:c="7"/>0<text:tab/><text:tab/></text:p>
          </table:table-cell>
        </table:table-row>
        <table:table-row table:style-name="ro1">
          <table:table-cell office:value-type="string">
            <text:p>ROYAL CARIBBEAN CRUISES LTD</text:p>
          </table:table-cell>
          <table:table-cell office:value-type="string">
            <text:p><text:s text:c="2"/>COM <text:s text:c="12"/>V7780T103</text:p>
          </table:table-cell>
          <table:table-cell office:value-type="float" office:value="353">
            <text:p>353</text:p>
          </table:table-cell>
          <table:table-cell office:value-type="string">
            <text:p><text:s text:c="3"/>13549 <text:s text:c="2"/>SH <text:s text:c="7"/>SOLE <text:s text:c="16"/>13549 <text:s text:c="6"/>0 <text:s text:c="7"/>0<text:tab/><text:tab/></text:p>
          </table:table-cell>
        </table:table-row>
        <table:table-row table:style-name="ro1">
          <table:table-cell office:value-type="string">
            <text:p>RADNET INC</text:p>
          </table:table-cell>
          <table:table-cell office:value-type="string">
            <text:p><text:s text:c="2"/>COM <text:s text:c="12"/>750491102</text:p>
          </table:table-cell>
          <table:table-cell office:value-type="float" office:value="270">
            <text:p>270</text:p>
          </table:table-cell>
          <table:table-cell office:value-type="string">
            <text:p><text:s text:c="2"/>101043 <text:s text:c="2"/>SH <text:s text:c="7"/>SOLE <text:s text:c="15"/>101043 <text:s text:c="6"/>0 <text:s text:c="7"/>0<text:tab/><text:tab/></text:p>
          </table:table-cell>
        </table:table-row>
        <table:table-row table:style-name="ro1">
          <table:table-cell office:value-type="string">
            <text:p>ROYAL DUTCH SHELL PLC</text:p>
          </table:table-cell>
          <table:table-cell office:value-type="string">
            <text:p><text:s text:c="2"/>SPONS ADR A <text:s text:c="4"/>780259206</text:p>
          </table:table-cell>
          <table:table-cell office:value-type="float" office:value="204">
            <text:p>204</text:p>
          </table:table-cell>
          <table:table-cell office:value-type="string">
            <text:p><text:s text:c="4"/>3022 <text:s text:c="2"/>SH <text:s text:c="7"/>SOLE <text:s text:c="17"/>3022 <text:s text:c="6"/>0 <text:s text:c="7"/>0<text:tab/><text:tab/></text:p>
          </table:table-cell>
        </table:table-row>
        <table:table-row table:style-name="ro1">
          <table:table-cell office:value-type="string">
            <text:p>EVEREST RE GROUP LTD</text:p>
          </table:table-cell>
          <table:table-cell office:value-type="string">
            <text:p><text:s text:c="2"/>COM <text:s text:c="12"/>G3223R108</text:p>
          </table:table-cell>
          <table:table-cell office:value-type="float" office:value="322">
            <text:p>322</text:p>
          </table:table-cell>
          <table:table-cell office:value-type="string">
            <text:p><text:s text:c="4"/>3115 <text:s text:c="2"/>SH <text:s text:c="7"/>SOLE <text:s text:c="17"/>3115 <text:s text:c="6"/>0 <text:s text:c="7"/>0<text:tab/><text:tab/></text:p>
          </table:table-cell>
        </table:table-row>
        <table:table-row table:style-name="ro1">
          <table:table-cell office:value-type="string">
            <text:p>RESOURCES CONNECTION INC</text:p>
          </table:table-cell>
          <table:table-cell office:value-type="string">
            <text:p><text:s text:c="2"/>COM <text:s text:c="12"/>76122Q105</text:p>
          </table:table-cell>
          <table:table-cell office:value-type="float" office:value="150">
            <text:p>150</text:p>
          </table:table-cell>
          <table:table-cell office:value-type="string">
            <text:p><text:s text:c="3"/>12200 <text:s text:c="2"/>SH <text:s text:c="7"/>SOLE <text:s text:c="16"/>12200 <text:s text:c="6"/>0 <text:s text:c="7"/>0<text:tab/><text:tab/></text:p>
          </table:table-cell>
        </table:table-row>
        <table:table-row table:style-name="ro1">
          <table:table-cell office:value-type="string">
            <text:p>REGENCY CTRS CORP</text:p>
          </table:table-cell>
          <table:table-cell office:value-type="string">
            <text:p><text:s text:c="2"/>COM <text:s text:c="12"/>758849103</text:p>
          </table:table-cell>
          <table:table-cell office:value-type="float" office:value="537">
            <text:p>537</text:p>
          </table:table-cell>
          <table:table-cell office:value-type="string">
            <text:p><text:s text:c="3"/>11279 <text:s text:c="2"/>SH <text:s text:c="7"/>SOLE <text:s text:c="16"/>11279 <text:s text:c="6"/>0 <text:s text:c="7"/>0<text:tab/><text:tab/></text:p>
          </table:table-cell>
        </table:table-row>
        <table:table-row table:style-name="ro1">
          <table:table-cell office:value-type="string">
            <text:p>REVLON INC</text:p>
          </table:table-cell>
          <table:table-cell office:value-type="string">
            <text:p><text:s text:c="2"/>CL A NEW <text:s text:c="7"/>761525609</text:p>
          </table:table-cell>
          <table:table-cell office:value-type="float" office:value="317">
            <text:p>317</text:p>
          </table:table-cell>
          <table:table-cell office:value-type="string">
            <text:p><text:s text:c="3"/>22300 <text:s text:c="2"/>SH <text:s text:c="7"/>SOLE <text:s text:c="16"/>22300 <text:s text:c="6"/>0 <text:s text:c="7"/>0<text:tab/><text:tab/></text:p>
          </table:table-cell>
        </table:table-row>
        <table:table-row table:style-name="ro1">
          <table:table-cell office:value-type="string">
            <text:p>RF MICRODEVICES INC</text:p>
          </table:table-cell>
          <table:table-cell office:value-type="string">
            <text:p><text:s text:c="2"/>COM <text:s text:c="12"/>749941100</text:p>
          </table:table-cell>
          <table:table-cell office:value-type="float" office:value="72">
            <text:p>72</text:p>
          </table:table-cell>
          <table:table-cell office:value-type="string">
            <text:p><text:s text:c="3"/>16927 <text:s text:c="2"/>SH <text:s text:c="7"/>SOLE <text:s text:c="16"/>16927 <text:s text:c="6"/>0 <text:s text:c="7"/>0<text:tab/><text:tab/></text:p>
          </table:table-cell>
        </table:table-row>
        <table:table-row table:style-name="ro1">
          <table:table-cell office:value-type="string">
            <text:p>REGAL ENTMT GROUP</text:p>
          </table:table-cell>
          <table:table-cell office:value-type="string">
            <text:p><text:s text:c="2"/>CL A <text:s text:c="11"/>758766109</text:p>
          </table:table-cell>
          <table:table-cell office:value-type="float" office:value="1597">
            <text:p>1597</text:p>
          </table:table-cell>
          <table:table-cell office:value-type="string">
            <text:p><text:s text:c="2"/>116053 <text:s text:c="2"/>SH <text:s text:c="7"/>SOLE <text:s text:c="15"/>116053 <text:s text:c="6"/>0 <text:s text:c="7"/>0<text:tab/><text:tab/></text:p>
          </table:table-cell>
        </table:table-row>
        <table:table-row table:style-name="ro1">
          <table:table-cell office:value-type="string">
            <text:p>REPLIGEN CORP</text:p>
          </table:table-cell>
          <table:table-cell office:value-type="string">
            <text:p><text:s text:c="2"/>COM <text:s text:c="12"/>759916109</text:p>
          </table:table-cell>
          <table:table-cell office:value-type="float" office:value="580">
            <text:p>580</text:p>
          </table:table-cell>
          <table:table-cell office:value-type="string">
            <text:p><text:s text:c="2"/>134900 <text:s text:c="2"/>SH <text:s text:c="7"/>SOLE <text:s text:c="15"/>134900 <text:s text:c="6"/>0 <text:s text:c="7"/>0<text:tab/><text:tab/></text:p>
          </table:table-cell>
        </table:table-row>
        <table:table-row table:style-name="ro1">
          <table:table-cell office:value-type="string">
            <text:p>STURM RUGER &amp; CO INC</text:p>
          </table:table-cell>
          <table:table-cell office:value-type="string">
            <text:p><text:s text:c="2"/>COM <text:s text:c="12"/>864159108</text:p>
          </table:table-cell>
          <table:table-cell office:value-type="float" office:value="1294">
            <text:p>1294</text:p>
          </table:table-cell>
          <table:table-cell office:value-type="string">
            <text:p><text:s text:c="3"/>32221 <text:s text:c="2"/>SH <text:s text:c="7"/>SOLE <text:s text:c="16"/>32221 <text:s text:c="6"/>0 <text:s text:c="7"/>0<text:tab/><text:tab/></text:p>
          </table:table-cell>
        </table:table-row>
        <table:table-row table:style-name="ro1">
          <table:table-cell office:value-type="string">
            <text:p>ROBERT HALF INTL INC</text:p>
          </table:table-cell>
          <table:table-cell office:value-type="string">
            <text:p><text:s text:c="2"/>COM <text:s text:c="12"/>770323103</text:p>
          </table:table-cell>
          <table:table-cell office:value-type="float" office:value="1113">
            <text:p>1113</text:p>
          </table:table-cell>
          <table:table-cell office:value-type="string">
            <text:p><text:s text:c="3"/>38947 <text:s text:c="2"/>SH <text:s text:c="7"/>SOLE <text:s text:c="16"/>38947 <text:s text:c="6"/>0 <text:s text:c="7"/>0<text:tab/><text:tab/></text:p>
          </table:table-cell>
        </table:table-row>
        <table:table-row table:style-name="ro1">
          <table:table-cell office:value-type="string">
            <text:p>RICKS CABARET INTL INC</text:p>
          </table:table-cell>
          <table:table-cell office:value-type="string">
            <text:p><text:s text:c="2"/>COM NEW <text:s text:c="8"/>765641303</text:p>
          </table:table-cell>
          <table:table-cell office:value-type="float" office:value="162">
            <text:p>162</text:p>
          </table:table-cell>
          <table:table-cell office:value-type="string">
            <text:p><text:s text:c="3"/>18708 <text:s text:c="2"/>SH <text:s text:c="7"/>SOLE <text:s text:c="16"/>18708 <text:s text:c="6"/>0 <text:s text:c="7"/>0<text:tab/><text:tab/></text:p>
          </table:table-cell>
        </table:table-row>
        <table:table-row table:style-name="ro1">
          <table:table-cell office:value-type="string">
            <text:p>TRANSOCEAN LTD</text:p>
          </table:table-cell>
          <table:table-cell office:value-type="string">
            <text:p><text:s text:c="2"/>REG SHS <text:s text:c="8"/>H8817H100</text:p>
          </table:table-cell>
          <table:table-cell office:value-type="float" office:value="625">
            <text:p>625</text:p>
          </table:table-cell>
          <table:table-cell office:value-type="string">
            <text:p><text:s text:c="3"/>13981 <text:s text:c="2"/>SH <text:s text:c="7"/>SOLE <text:s text:c="16"/>13981 <text:s text:c="6"/>0 <text:s text:c="7"/>0<text:tab/><text:tab/></text:p>
          </table:table-cell>
        </table:table-row>
        <table:table-row table:style-name="ro1">
          <table:table-cell office:value-type="string">
            <text:p>RESEARCH IN MOTION LTD</text:p>
          </table:table-cell>
          <table:table-cell office:value-type="string">
            <text:p><text:s text:c="2"/>COM <text:s text:c="12"/>760975102</text:p>
          </table:table-cell>
          <table:table-cell office:value-type="float" office:value="561">
            <text:p>561</text:p>
          </table:table-cell>
          <table:table-cell office:value-type="string">
            <text:p><text:s text:c="3"/>75935 <text:s text:c="2"/>SH <text:s text:c="7"/>SOLE <text:s text:c="16"/>75935 <text:s text:c="6"/>0 <text:s text:c="7"/>0<text:tab/><text:tab/></text:p>
          </table:table-cell>
        </table:table-row>
        <table:table-row table:style-name="ro1">
          <table:table-cell office:value-type="string">
            <text:p>REPUBLIC AWYS HLDGS INC</text:p>
          </table:table-cell>
          <table:table-cell office:value-type="string">
            <text:p><text:s text:c="2"/>COM <text:s text:c="12"/>760276105</text:p>
          </table:table-cell>
          <table:table-cell office:value-type="float" office:value="499">
            <text:p>499</text:p>
          </table:table-cell>
          <table:table-cell office:value-type="string">
            <text:p><text:s text:c="3"/>89990 <text:s text:c="2"/>SH <text:s text:c="7"/>SOLE <text:s text:c="16"/>89990 <text:s text:c="6"/>0 <text:s text:c="7"/>0<text:tab/><text:tab/></text:p>
          </table:table-cell>
        </table:table-row>
        <table:table-row table:style-name="ro1">
          <table:table-cell office:value-type="string">
            <text:p>RAYMOND JAMES FINANCIAL INC</text:p>
          </table:table-cell>
          <table:table-cell office:value-type="string">
            <text:p><text:s text:c="2"/>COM <text:s text:c="12"/>754730109</text:p>
          </table:table-cell>
          <table:table-cell office:value-type="float" office:value="1616">
            <text:p>1616</text:p>
          </table:table-cell>
          <table:table-cell office:value-type="string">
            <text:p><text:s text:c="3"/>47206 <text:s text:c="2"/>SH <text:s text:c="7"/>SOLE <text:s text:c="16"/>47206 <text:s text:c="6"/>0 <text:s text:c="7"/>0<text:tab/><text:tab/></text:p>
          </table:table-cell>
        </table:table-row>
        <table:table-row table:style-name="ro1">
          <table:table-cell office:value-type="string">
            <text:p>RALPH LAUREN CORP</text:p>
          </table:table-cell>
          <table:table-cell office:value-type="string">
            <text:p><text:s text:c="2"/>CL A <text:s text:c="11"/>751212101</text:p>
          </table:table-cell>
          <table:table-cell office:value-type="float" office:value="1110">
            <text:p>1110</text:p>
          </table:table-cell>
          <table:table-cell office:value-type="string">
            <text:p><text:s text:c="4"/>7927 <text:s text:c="2"/>SH <text:s text:c="7"/>SOLE <text:s text:c="17"/>7927 <text:s text:c="6"/>0 <text:s text:c="7"/>0<text:tab/><text:tab/></text:p>
          </table:table-cell>
        </table:table-row>
        <table:table-row table:style-name="ro1">
          <table:table-cell office:value-type="string">
            <text:p>REACHLOCAL INC</text:p>
          </table:table-cell>
          <table:table-cell office:value-type="string">
            <text:p><text:s text:c="2"/>COM <text:s text:c="12"/>75525F104</text:p>
          </table:table-cell>
          <table:table-cell office:value-type="float" office:value="157">
            <text:p>157</text:p>
          </table:table-cell>
          <table:table-cell office:value-type="string">
            <text:p><text:s text:c="3"/>14271 <text:s text:c="2"/>SH <text:s text:c="7"/>SOLE <text:s text:c="16"/>14271 <text:s text:c="6"/>0 <text:s text:c="7"/>0<text:tab/><text:tab/></text:p>
          </table:table-cell>
        </table:table-row>
        <table:table-row table:style-name="ro1">
          <table:table-cell office:value-type="string">
            <text:p>RESMED INC</text:p>
          </table:table-cell>
          <table:table-cell office:value-type="string">
            <text:p><text:s text:c="2"/>COM <text:s text:c="12"/>761152107</text:p>
          </table:table-cell>
          <table:table-cell office:value-type="float" office:value="1241">
            <text:p>1241</text:p>
          </table:table-cell>
          <table:table-cell office:value-type="string">
            <text:p><text:s text:c="3"/>39785 <text:s text:c="2"/>SH <text:s text:c="7"/>SOLE <text:s text:c="16"/>39785 <text:s text:c="6"/>0 <text:s text:c="7"/>0<text:tab/><text:tab/></text:p>
          </table:table-cell>
        </table:table-row>
        <table:table-row table:style-name="ro1">
          <table:table-cell office:value-type="string">
            <text:p>ROUNDYS INC</text:p>
          </table:table-cell>
          <table:table-cell office:value-type="string">
            <text:p><text:s text:c="2"/>COM <text:s text:c="12"/>779268101</text:p>
          </table:table-cell>
          <table:table-cell office:value-type="float" office:value="341">
            <text:p>341</text:p>
          </table:table-cell>
          <table:table-cell office:value-type="string">
            <text:p><text:s text:c="3"/>33400 <text:s text:c="2"/>SH <text:s text:c="7"/>SOLE <text:s text:c="16"/>33400 <text:s text:c="6"/>0 <text:s text:c="7"/>0<text:tab/><text:tab/></text:p>
          </table:table-cell>
        </table:table-row>
        <table:table-row table:style-name="ro1">
          <table:table-cell office:value-type="string">
            <text:p>RHINO RESOURCE PARTNERS LP</text:p>
          </table:table-cell>
          <table:table-cell office:value-type="string">
            <text:p><text:s text:c="2"/>COM UNIT REPST <text:s/>76218Y103</text:p>
          </table:table-cell>
          <table:table-cell office:value-type="float" office:value="149">
            <text:p>149</text:p>
          </table:table-cell>
          <table:table-cell office:value-type="string">
            <text:p><text:s text:c="3"/>10825 <text:s text:c="2"/>SH <text:s text:c="7"/>SOLE <text:s text:c="16"/>10825 <text:s text:c="6"/>0 <text:s text:c="7"/>0<text:tab/><text:tab/></text:p>
          </table:table-cell>
        </table:table-row>
        <table:table-row table:style-name="ro1">
          <table:table-cell office:value-type="string">
            <text:p>RENAISSANCERE HOLDINGS LTD</text:p>
          </table:table-cell>
          <table:table-cell office:value-type="string">
            <text:p><text:s text:c="2"/>COM <text:s text:c="12"/>G7496G103</text:p>
          </table:table-cell>
          <table:table-cell office:value-type="float" office:value="1323">
            <text:p>1323</text:p>
          </table:table-cell>
          <table:table-cell office:value-type="string">
            <text:p><text:s text:c="3"/>17406 <text:s text:c="2"/>SH <text:s text:c="7"/>SOLE <text:s text:c="16"/>17406 <text:s text:c="6"/>0 <text:s text:c="7"/>0<text:tab/><text:tab/></text:p>
          </table:table-cell>
        </table:table-row>
        <table:table-row table:style-name="ro1">
          <table:table-cell office:value-type="string">
            <text:p>ROCKWOOD HLDGS INC</text:p>
          </table:table-cell>
          <table:table-cell office:value-type="string">
            <text:p><text:s text:c="2"/>COM <text:s text:c="12"/>774415103</text:p>
          </table:table-cell>
          <table:table-cell office:value-type="float" office:value="2018">
            <text:p>2018</text:p>
          </table:table-cell>
          <table:table-cell office:value-type="string">
            <text:p><text:s text:c="3"/>45499 <text:s text:c="2"/>SH <text:s text:c="7"/>SOLE <text:s text:c="16"/>45499 <text:s text:c="6"/>0 <text:s text:c="7"/>0<text:tab/><text:tab/></text:p>
          </table:table-cell>
        </table:table-row>
        <table:table-row table:style-name="ro1">
          <table:table-cell office:value-type="string">
            <text:p>ROCKWELL AUTOMATION INC</text:p>
          </table:table-cell>
          <table:table-cell office:value-type="string">
            <text:p><text:s text:c="2"/>COM <text:s text:c="12"/>773903109</text:p>
          </table:table-cell>
          <table:table-cell office:value-type="float" office:value="1173">
            <text:p>1173</text:p>
          </table:table-cell>
          <table:table-cell office:value-type="string">
            <text:p><text:s text:c="3"/>17750 <text:s text:c="2"/>SH <text:s text:c="7"/>SOLE <text:s text:c="16"/>17750 <text:s text:c="6"/>0 <text:s text:c="7"/>0<text:tab/><text:tab/></text:p>
          </table:table-cell>
        </table:table-row>
        <table:table-row table:style-name="ro1">
          <table:table-cell office:value-type="string">
            <text:p>ROPER INDS INC NEW</text:p>
          </table:table-cell>
          <table:table-cell office:value-type="string">
            <text:p><text:s text:c="2"/>COM <text:s text:c="12"/>776696106</text:p>
          </table:table-cell>
          <table:table-cell office:value-type="float" office:value="550">
            <text:p>550</text:p>
          </table:table-cell>
          <table:table-cell office:value-type="string">
            <text:p><text:s text:c="4"/>5584 <text:s text:c="2"/>SH <text:s text:c="7"/>SOLE <text:s text:c="17"/>5584 <text:s text:c="6"/>0 <text:s text:c="7"/>0<text:tab/><text:tab/></text:p>
          </table:table-cell>
        </table:table-row>
        <table:table-row table:style-name="ro1">
          <table:table-cell office:value-type="string">
            <text:p>ROSETTA RESOURCES INC</text:p>
          </table:table-cell>
          <table:table-cell office:value-type="string">
            <text:p><text:s text:c="2"/>COM <text:s text:c="12"/>777779307</text:p>
          </table:table-cell>
          <table:table-cell office:value-type="float" office:value="1746">
            <text:p>1746</text:p>
          </table:table-cell>
          <table:table-cell office:value-type="string">
            <text:p><text:s text:c="3"/>47668 <text:s text:c="2"/>SH <text:s text:c="7"/>SOLE <text:s text:c="16"/>47668 <text:s text:c="6"/>0 <text:s text:c="7"/>0<text:tab/><text:tab/></text:p>
          </table:table-cell>
        </table:table-row>
        <table:table-row table:style-name="ro1">
          <table:table-cell office:value-type="string">
            <text:p>ROSS STORES INC</text:p>
          </table:table-cell>
          <table:table-cell office:value-type="string">
            <text:p><text:s text:c="2"/>COM <text:s text:c="12"/>778296103</text:p>
          </table:table-cell>
          <table:table-cell office:value-type="float" office:value="2824">
            <text:p>2824</text:p>
          </table:table-cell>
          <table:table-cell office:value-type="string">
            <text:p><text:s text:c="3"/>45208 <text:s text:c="2"/>SH <text:s text:c="7"/>SOLE <text:s text:c="16"/>45208 <text:s text:c="6"/>0 <text:s text:c="7"/>0<text:tab/><text:tab/></text:p>
          </table:table-cell>
        </table:table-row>
        <table:table-row table:style-name="ro1">
          <table:table-cell office:value-type="string">
            <text:p>RANGE RES CORP</text:p>
          </table:table-cell>
          <table:table-cell office:value-type="string">
            <text:p><text:s text:c="2"/>COM <text:s text:c="12"/>75281A109</text:p>
          </table:table-cell>
          <table:table-cell office:value-type="float" office:value="378">
            <text:p>378</text:p>
          </table:table-cell>
          <table:table-cell office:value-type="string">
            <text:p><text:s text:c="4"/>6104 <text:s text:c="2"/>SH <text:s text:c="7"/>SOLE <text:s text:c="17"/>6104 <text:s text:c="6"/>0 <text:s text:c="7"/>0<text:tab/><text:tab/></text:p>
          </table:table-cell>
        </table:table-row>
        <table:table-row table:style-name="ro1">
          <table:table-cell office:value-type="string">
            <text:p>RED ROBIN GOURMET BURGERS I</text:p>
          </table:table-cell>
          <table:table-cell office:value-type="string">
            <text:p><text:s text:c="2"/>COM <text:s text:c="12"/>75689M101</text:p>
          </table:table-cell>
          <table:table-cell office:value-type="float" office:value="213">
            <text:p>213</text:p>
          </table:table-cell>
          <table:table-cell office:value-type="string">
            <text:p><text:s text:c="4"/>6974 <text:s text:c="2"/>SH <text:s text:c="7"/>SOLE <text:s text:c="17"/>6974 <text:s text:c="6"/>0 <text:s text:c="7"/>0<text:tab/><text:tab/></text:p>
          </table:table-cell>
        </table:table-row>
        <table:table-row table:style-name="ro1">
          <table:table-cell office:value-type="string">
            <text:p>RELIANCE STEEL &amp; ALUMINUM C</text:p>
          </table:table-cell>
          <table:table-cell office:value-type="string">
            <text:p><text:s text:c="2"/>COM <text:s text:c="12"/>759509102</text:p>
          </table:table-cell>
          <table:table-cell office:value-type="float" office:value="781">
            <text:p>781</text:p>
          </table:table-cell>
          <table:table-cell office:value-type="string">
            <text:p><text:s text:c="3"/>15464 <text:s text:c="2"/>SH <text:s text:c="7"/>SOLE <text:s text:c="16"/>15464 <text:s text:c="6"/>0 <text:s text:c="7"/>0<text:tab/><text:tab/></text:p>
          </table:table-cell>
        </table:table-row>
        <table:table-row table:style-name="ro1">
          <table:table-cell office:value-type="string">
            <text:p>REPUBLIC SVCS INC</text:p>
          </table:table-cell>
          <table:table-cell office:value-type="string">
            <text:p><text:s text:c="2"/>COM <text:s text:c="12"/>760759100</text:p>
          </table:table-cell>
          <table:table-cell office:value-type="float" office:value="337">
            <text:p>337</text:p>
          </table:table-cell>
          <table:table-cell office:value-type="string">
            <text:p><text:s text:c="3"/>12741 <text:s text:c="2"/>SH <text:s text:c="7"/>SOLE <text:s text:c="16"/>12741 <text:s text:c="6"/>0 <text:s text:c="7"/>0<text:tab/><text:tab/></text:p>
          </table:table-cell>
        </table:table-row>
        <table:table-row table:style-name="ro1">
          <table:table-cell office:value-type="string">
            <text:p>RADIOSHACK CORP</text:p>
          </table:table-cell>
          <table:table-cell office:value-type="string">
            <text:p><text:s text:c="2"/>COM <text:s text:c="12"/>750438103</text:p>
          </table:table-cell>
          <table:table-cell office:value-type="float" office:value="91">
            <text:p>91</text:p>
          </table:table-cell>
          <table:table-cell office:value-type="string">
            <text:p><text:s text:c="3"/>23640 <text:s text:c="2"/>SH <text:s text:c="7"/>SOLE <text:s text:c="16"/>23640 <text:s text:c="6"/>0 <text:s text:c="7"/>0<text:tab/><text:tab/></text:p>
          </table:table-cell>
        </table:table-row>
        <table:table-row table:style-name="ro1">
          <table:table-cell office:value-type="string">
            <text:p>RUDOLPH TECHNOLOGIES INC</text:p>
          </table:table-cell>
          <table:table-cell office:value-type="string">
            <text:p><text:s text:c="2"/>COM <text:s text:c="12"/>781270103</text:p>
          </table:table-cell>
          <table:table-cell office:value-type="float" office:value="134">
            <text:p>134</text:p>
          </table:table-cell>
          <table:table-cell office:value-type="string">
            <text:p><text:s text:c="3"/>15470 <text:s text:c="2"/>SH <text:s text:c="7"/>SOLE <text:s text:c="16"/>15470 <text:s text:c="6"/>0 <text:s text:c="7"/>0<text:tab/><text:tab/></text:p>
          </table:table-cell>
        </table:table-row>
        <table:table-row table:style-name="ro1">
          <table:table-cell office:value-type="string">
            <text:p>RTI BIOLOGICS INC</text:p>
          </table:table-cell>
          <table:table-cell office:value-type="string">
            <text:p><text:s text:c="2"/>COM <text:s text:c="12"/>74975N105</text:p>
          </table:table-cell>
          <table:table-cell office:value-type="float" office:value="256">
            <text:p>256</text:p>
          </table:table-cell>
          <table:table-cell office:value-type="string">
            <text:p><text:s text:c="3"/>68019 <text:s text:c="2"/>SH <text:s text:c="7"/>SOLE <text:s text:c="16"/>68019 <text:s text:c="6"/>0 <text:s text:c="7"/>0<text:tab/><text:tab/></text:p>
          </table:table-cell>
        </table:table-row>
        <table:table-row table:style-name="ro1">
          <table:table-cell office:value-type="string">
            <text:p>RIVERBED TECHNOLOGY INC</text:p>
          </table:table-cell>
          <table:table-cell office:value-type="string">
            <text:p><text:s text:c="2"/>COM <text:s text:c="12"/>768573107</text:p>
          </table:table-cell>
          <table:table-cell office:value-type="float" office:value="253">
            <text:p>253</text:p>
          </table:table-cell>
          <table:table-cell office:value-type="string">
            <text:p><text:s text:c="3"/>15692 <text:s text:c="2"/>SH <text:s text:c="7"/>SOLE <text:s text:c="16"/>15692 <text:s text:c="6"/>0 <text:s text:c="7"/>0<text:tab/><text:tab/></text:p>
          </table:table-cell>
        </table:table-row>
        <table:table-row table:style-name="ro1">
          <table:table-cell office:value-type="string">
            <text:p>RYLAND GROUP INC</text:p>
          </table:table-cell>
          <table:table-cell office:value-type="string">
            <text:p><text:s text:c="2"/>COM <text:s text:c="12"/>783764103</text:p>
          </table:table-cell>
          <table:table-cell office:value-type="float" office:value="368">
            <text:p>368</text:p>
          </table:table-cell>
          <table:table-cell office:value-type="string">
            <text:p><text:s text:c="3"/>14384 <text:s text:c="2"/>SH <text:s text:c="7"/>SOLE <text:s text:c="16"/>14384 <text:s text:c="6"/>0 <text:s text:c="7"/>0<text:tab/><text:tab/></text:p>
          </table:table-cell>
        </table:table-row>
        <table:table-row table:style-name="ro1">
          <table:table-cell office:value-type="string">
            <text:p>RAYONIER INC</text:p>
          </table:table-cell>
          <table:table-cell office:value-type="string">
            <text:p><text:s text:c="2"/>COM <text:s text:c="12"/>754907103</text:p>
          </table:table-cell>
          <table:table-cell office:value-type="float" office:value="931">
            <text:p>931</text:p>
          </table:table-cell>
          <table:table-cell office:value-type="string">
            <text:p><text:s text:c="3"/>20728 <text:s text:c="2"/>SH <text:s text:c="7"/>SOLE <text:s text:c="16"/>20728 <text:s text:c="6"/>0 <text:s text:c="7"/>0<text:tab/><text:tab/></text:p>
          </table:table-cell>
        </table:table-row>
        <table:table-row table:style-name="ro1">
          <table:table-cell office:value-type="string">
            <text:p>SPRINT NEXTEL CORP</text:p>
          </table:table-cell>
          <table:table-cell office:value-type="string">
            <text:p><text:s text:c="2"/>COM SER 1 <text:s text:c="6"/>852061100</text:p>
          </table:table-cell>
          <table:table-cell office:value-type="float" office:value="55">
            <text:p>55</text:p>
          </table:table-cell>
          <table:table-cell office:value-type="string">
            <text:p><text:s text:c="3"/>16815 <text:s text:c="2"/>SH <text:s text:c="7"/>SOLE <text:s text:c="16"/>16815 <text:s text:c="6"/>0 <text:s text:c="7"/>0<text:tab/><text:tab/></text:p>
          </table:table-cell>
        </table:table-row>
        <table:table-row table:style-name="ro1">
          <table:table-cell office:value-type="string">
            <text:p>SABA SOFTWARE INC</text:p>
          </table:table-cell>
          <table:table-cell office:value-type="string">
            <text:p><text:s text:c="2"/>COM NEW <text:s text:c="8"/>784932600</text:p>
          </table:table-cell>
          <table:table-cell office:value-type="float" office:value="167">
            <text:p>167</text:p>
          </table:table-cell>
          <table:table-cell office:value-type="string">
            <text:p><text:s text:c="3"/>17979 <text:s text:c="2"/>SH <text:s text:c="7"/>SOLE <text:s text:c="16"/>17979 <text:s text:c="6"/>0 <text:s text:c="7"/>0<text:tab/><text:tab/></text:p>
          </table:table-cell>
        </table:table-row>
        <table:table-row table:style-name="ro1">
          <table:table-cell office:value-type="string">
            <text:p>SANDERSON FARMS INC</text:p>
          </table:table-cell>
          <table:table-cell office:value-type="string">
            <text:p><text:s text:c="2"/>COM <text:s text:c="12"/>800013104</text:p>
          </table:table-cell>
          <table:table-cell office:value-type="float" office:value="324">
            <text:p>324</text:p>
          </table:table-cell>
          <table:table-cell office:value-type="string">
            <text:p><text:s text:c="4"/>7087 <text:s text:c="2"/>SH <text:s text:c="7"/>SOLE <text:s text:c="17"/>7087 <text:s text:c="6"/>0 <text:s text:c="7"/>0<text:tab/><text:tab/></text:p>
          </table:table-cell>
        </table:table-row>
        <table:table-row table:style-name="ro1">
          <table:table-cell office:value-type="string">
            <text:p>SONIC AUTOMOTIVE INC</text:p>
          </table:table-cell>
          <table:table-cell office:value-type="string">
            <text:p><text:s text:c="2"/>CL A <text:s text:c="11"/>83545G102</text:p>
          </table:table-cell>
          <table:table-cell office:value-type="float" office:value="773">
            <text:p>773</text:p>
          </table:table-cell>
          <table:table-cell office:value-type="string">
            <text:p><text:s text:c="3"/>56546 <text:s text:c="2"/>SH <text:s text:c="7"/>SOLE <text:s text:c="16"/>56546 <text:s text:c="6"/>0 <text:s text:c="7"/>0<text:tab/><text:tab/></text:p>
          </table:table-cell>
        </table:table-row>
        <table:table-row table:style-name="ro1">
          <table:table-cell office:value-type="string">
            <text:p>SAIA INC</text:p>
          </table:table-cell>
          <table:table-cell office:value-type="string">
            <text:p><text:s text:c="2"/>COM <text:s text:c="12"/>78709Y105</text:p>
          </table:table-cell>
          <table:table-cell office:value-type="float" office:value="482">
            <text:p>482</text:p>
          </table:table-cell>
          <table:table-cell office:value-type="string">
            <text:p><text:s text:c="3"/>22000 <text:s text:c="2"/>SH <text:s text:c="7"/>SOLE <text:s text:c="16"/>22000 <text:s text:c="6"/>0 <text:s text:c="7"/>0<text:tab/><text:tab/></text:p>
          </table:table-cell>
        </table:table-row>
        <table:table-row table:style-name="ro1">
          <table:table-cell office:value-type="string">
            <text:p>BOSTON BEER INC</text:p>
          </table:table-cell>
          <table:table-cell office:value-type="string">
            <text:p><text:s text:c="2"/>CL A <text:s text:c="11"/>100557107</text:p>
          </table:table-cell>
          <table:table-cell office:value-type="float" office:value="321">
            <text:p>321</text:p>
          </table:table-cell>
          <table:table-cell office:value-type="string">
            <text:p><text:s text:c="4"/>2649 <text:s text:c="2"/>SH <text:s text:c="7"/>SOLE <text:s text:c="17"/>2649 <text:s text:c="6"/>0 <text:s text:c="7"/>0<text:tab/><text:tab/></text:p>
          </table:table-cell>
        </table:table-row>
        <table:table-row table:style-name="ro1">
          <table:table-cell office:value-type="string">
            <text:p>SANMINA SCI CORP</text:p>
          </table:table-cell>
          <table:table-cell office:value-type="string">
            <text:p><text:s text:c="2"/>COM NEW <text:s text:c="8"/>800907206</text:p>
          </table:table-cell>
          <table:table-cell office:value-type="float" office:value="713">
            <text:p>713</text:p>
          </table:table-cell>
          <table:table-cell office:value-type="string">
            <text:p><text:s text:c="3"/>87218 <text:s text:c="2"/>SH <text:s text:c="7"/>SOLE <text:s text:c="16"/>87218 <text:s text:c="6"/>0 <text:s text:c="7"/>0<text:tab/><text:tab/></text:p>
          </table:table-cell>
        </table:table-row>
        <table:table-row table:style-name="ro1">
          <table:table-cell office:value-type="string">
            <text:p>SARATOGA RES INC TEX</text:p>
          </table:table-cell>
          <table:table-cell office:value-type="string">
            <text:p><text:s text:c="2"/>COM <text:s text:c="12"/>803521103</text:p>
          </table:table-cell>
          <table:table-cell office:value-type="float" office:value="120">
            <text:p>120</text:p>
          </table:table-cell>
          <table:table-cell office:value-type="string">
            <text:p><text:s text:c="3"/>20328 <text:s text:c="2"/>SH <text:s text:c="7"/>SOLE <text:s text:c="16"/>20328 <text:s text:c="6"/>0 <text:s text:c="7"/>0<text:tab/><text:tab/></text:p>
          </table:table-cell>
        </table:table-row>
        <table:table-row table:style-name="ro1">
          <table:table-cell office:value-type="string">
            <text:p>SPIRIT AIRLS INC</text:p>
          </table:table-cell>
          <table:table-cell office:value-type="string">
            <text:p><text:s text:c="2"/>COM <text:s text:c="12"/>848577102</text:p>
          </table:table-cell>
          <table:table-cell office:value-type="float" office:value="492">
            <text:p>492</text:p>
          </table:table-cell>
          <table:table-cell office:value-type="string">
            <text:p><text:s text:c="3"/>25272 <text:s text:c="2"/>SH <text:s text:c="7"/>SOLE <text:s text:c="16"/>25272 <text:s text:c="6"/>0 <text:s text:c="7"/>0<text:tab/><text:tab/></text:p>
          </table:table-cell>
        </table:table-row>
        <table:table-row table:style-name="ro1">
          <table:table-cell office:value-type="string">
            <text:p>SAFE BULKERS INC</text:p>
          </table:table-cell>
          <table:table-cell office:value-type="string">
            <text:p><text:s text:c="2"/>COM <text:s text:c="12"/>Y7388L103</text:p>
          </table:table-cell>
          <table:table-cell office:value-type="float" office:value="367">
            <text:p>367</text:p>
          </table:table-cell>
          <table:table-cell office:value-type="string">
            <text:p><text:s text:c="3"/>59402 <text:s text:c="2"/>SH <text:s text:c="7"/>SOLE <text:s text:c="16"/>59402 <text:s text:c="6"/>0 <text:s text:c="7"/>0<text:tab/><text:tab/></text:p>
          </table:table-cell>
        </table:table-row>
        <table:table-row table:style-name="ro1">
          <table:table-cell office:value-type="string">
            <text:p>SINCLAIR BROADCAST GROUP IN</text:p>
          </table:table-cell>
          <table:table-cell office:value-type="string">
            <text:p><text:s text:c="2"/>CL A <text:s text:c="11"/>829226109</text:p>
          </table:table-cell>
          <table:table-cell office:value-type="float" office:value="140">
            <text:p>140</text:p>
          </table:table-cell>
          <table:table-cell office:value-type="string">
            <text:p><text:s text:c="3"/>15400 <text:s text:c="2"/>SH <text:s text:c="7"/>SOLE <text:s text:c="16"/>15400 <text:s text:c="6"/>0 <text:s text:c="7"/>0<text:tab/><text:tab/></text:p>
          </table:table-cell>
        </table:table-row>
        <table:table-row table:style-name="ro1">
          <table:table-cell office:value-type="string">
            <text:p>SALLY BEAUTY HLDGS INC</text:p>
          </table:table-cell>
          <table:table-cell office:value-type="string">
            <text:p><text:s text:c="2"/>COM <text:s text:c="12"/>79546E104</text:p>
          </table:table-cell>
          <table:table-cell office:value-type="float" office:value="1480">
            <text:p>1480</text:p>
          </table:table-cell>
          <table:table-cell office:value-type="string">
            <text:p><text:s text:c="3"/>57482 <text:s text:c="2"/>SH <text:s text:c="7"/>SOLE <text:s text:c="16"/>57482 <text:s text:c="6"/>0 <text:s text:c="7"/>0<text:tab/><text:tab/></text:p>
          </table:table-cell>
        </table:table-row>
        <table:table-row table:style-name="ro1">
          <table:table-cell office:value-type="string">
            <text:p>SABINE ROYALTY TR</text:p>
          </table:table-cell>
          <table:table-cell office:value-type="string">
            <text:p><text:s text:c="2"/>UNIT BEN INT <text:s text:c="3"/>785688102</text:p>
          </table:table-cell>
          <table:table-cell office:value-type="float" office:value="249">
            <text:p>249</text:p>
          </table:table-cell>
          <table:table-cell office:value-type="string">
            <text:p><text:s text:c="4"/>4971 <text:s text:c="2"/>SH <text:s text:c="7"/>SOLE <text:s text:c="17"/>4971 <text:s text:c="6"/>0 <text:s text:c="7"/>0<text:tab/><text:tab/></text:p>
          </table:table-cell>
        </table:table-row>
        <table:table-row table:style-name="ro1">
          <table:table-cell office:value-type="string">
            <text:p>STARBUCKS CORP</text:p>
          </table:table-cell>
          <table:table-cell office:value-type="string">
            <text:p><text:s text:c="2"/>COM <text:s text:c="12"/>855244109</text:p>
          </table:table-cell>
          <table:table-cell office:value-type="float" office:value="1876">
            <text:p>1876</text:p>
          </table:table-cell>
          <table:table-cell office:value-type="string">
            <text:p><text:s text:c="3"/>35188 <text:s text:c="2"/>SH <text:s text:c="7"/>SOLE <text:s text:c="16"/>35188 <text:s text:c="6"/>0 <text:s text:c="7"/>0<text:tab/><text:tab/></text:p>
          </table:table-cell>
        </table:table-row>
        <table:table-row table:style-name="ro1">
          <table:table-cell office:value-type="string">
            <text:p>SOUTHERN COPPER CORP</text:p>
          </table:table-cell>
          <table:table-cell office:value-type="string">
            <text:p><text:s text:c="2"/>COM <text:s text:c="12"/>84265V105</text:p>
          </table:table-cell>
          <table:table-cell office:value-type="float" office:value="278">
            <text:p>278</text:p>
          </table:table-cell>
          <table:table-cell office:value-type="string">
            <text:p><text:s text:c="4"/>8811 <text:s text:c="2"/>SH <text:s text:c="7"/>SOLE <text:s text:c="17"/>8811 <text:s text:c="6"/>0 <text:s text:c="7"/>0<text:tab/><text:tab/></text:p>
          </table:table-cell>
        </table:table-row>
        <table:table-row table:style-name="ro1">
          <table:table-cell office:value-type="string">
            <text:p>SCHOLASTIC CORP</text:p>
          </table:table-cell>
          <table:table-cell office:value-type="string">
            <text:p><text:s text:c="2"/>COM <text:s text:c="12"/>807066105</text:p>
          </table:table-cell>
          <table:table-cell office:value-type="float" office:value="1438">
            <text:p>1438</text:p>
          </table:table-cell>
          <table:table-cell office:value-type="string">
            <text:p><text:s text:c="3"/>51091 <text:s text:c="2"/>SH <text:s text:c="7"/>SOLE <text:s text:c="16"/>51091 <text:s text:c="6"/>0 <text:s text:c="7"/>0<text:tab/><text:tab/></text:p>
          </table:table-cell>
        </table:table-row>
        <table:table-row table:style-name="ro1">
          <table:table-cell office:value-type="string">
            <text:p>STEPAN CO</text:p>
          </table:table-cell>
          <table:table-cell office:value-type="string">
            <text:p><text:s text:c="2"/>COM <text:s text:c="12"/>858586100</text:p>
          </table:table-cell>
          <table:table-cell office:value-type="float" office:value="631">
            <text:p>631</text:p>
          </table:table-cell>
          <table:table-cell office:value-type="string">
            <text:p><text:s text:c="4"/>6700 <text:s text:c="2"/>SH <text:s text:c="7"/>SOLE <text:s text:c="17"/>6700 <text:s text:c="6"/>0 <text:s text:c="7"/>0<text:tab/><text:tab/></text:p>
          </table:table-cell>
        </table:table-row>
        <table:table-row table:style-name="ro1">
          <table:table-cell office:value-type="string">
            <text:p>SCICLONE PHARMACEUTICALS IN</text:p>
          </table:table-cell>
          <table:table-cell office:value-type="string">
            <text:p><text:s text:c="2"/>COM <text:s text:c="12"/>80862K104</text:p>
          </table:table-cell>
          <table:table-cell office:value-type="float" office:value="269">
            <text:p>269</text:p>
          </table:table-cell>
          <table:table-cell office:value-type="string">
            <text:p><text:s text:c="3"/>38394 <text:s text:c="2"/>SH <text:s text:c="7"/>SOLE <text:s text:c="16"/>38394 <text:s text:c="6"/>0 <text:s text:c="7"/>0<text:tab/><text:tab/></text:p>
          </table:table-cell>
        </table:table-row>
        <table:table-row table:style-name="ro1">
          <table:table-cell office:value-type="string">
            <text:p>SUCAMPO PHARMACEUTICALS INC</text:p>
          </table:table-cell>
          <table:table-cell office:value-type="string">
            <text:p><text:s text:c="2"/>CL A <text:s text:c="11"/>864909106</text:p>
          </table:table-cell>
          <table:table-cell office:value-type="float" office:value="76">
            <text:p>76</text:p>
          </table:table-cell>
          <table:table-cell office:value-type="string">
            <text:p><text:s text:c="3"/>10817 <text:s text:c="2"/>SH <text:s text:c="7"/>SOLE <text:s text:c="16"/>10817 <text:s text:c="6"/>0 <text:s text:c="7"/>0<text:tab/><text:tab/></text:p>
          </table:table-cell>
        </table:table-row>
        <table:table-row table:style-name="ro1">
          <table:table-cell office:value-type="string">
            <text:p>STEELCASE INC</text:p>
          </table:table-cell>
          <table:table-cell office:value-type="string">
            <text:p><text:s text:c="2"/>CL A <text:s text:c="11"/>858155203</text:p>
          </table:table-cell>
          <table:table-cell office:value-type="float" office:value="461">
            <text:p>461</text:p>
          </table:table-cell>
          <table:table-cell office:value-type="string">
            <text:p><text:s text:c="3"/>51000 <text:s text:c="2"/>SH <text:s text:c="7"/>SOLE <text:s text:c="16"/>51000 <text:s text:c="6"/>0 <text:s text:c="7"/>0<text:tab/><text:tab/></text:p>
          </table:table-cell>
        </table:table-row>
        <table:table-row table:style-name="ro1">
          <table:table-cell office:value-type="string">
            <text:p>SELECT COMFORT CORP</text:p>
          </table:table-cell>
          <table:table-cell office:value-type="string">
            <text:p><text:s text:c="2"/>COM <text:s text:c="12"/>81616X103</text:p>
          </table:table-cell>
          <table:table-cell office:value-type="float" office:value="559">
            <text:p>559</text:p>
          </table:table-cell>
          <table:table-cell office:value-type="string">
            <text:p><text:s text:c="3"/>26759 <text:s text:c="2"/>SH <text:s text:c="7"/>SOLE <text:s text:c="16"/>26759 <text:s text:c="6"/>0 <text:s text:c="7"/>0<text:tab/><text:tab/></text:p>
          </table:table-cell>
        </table:table-row>
        <table:table-row table:style-name="ro1">
          <table:table-cell office:value-type="string">
            <text:p>SEALED AIR CORP NEW</text:p>
          </table:table-cell>
          <table:table-cell office:value-type="string">
            <text:p><text:s text:c="2"/>COM <text:s text:c="12"/>81211K100</text:p>
          </table:table-cell>
          <table:table-cell office:value-type="float" office:value="156">
            <text:p>156</text:p>
          </table:table-cell>
          <table:table-cell office:value-type="string">
            <text:p><text:s text:c="3"/>10101 <text:s text:c="2"/>SH <text:s text:c="7"/>SOLE <text:s text:c="16"/>10101 <text:s text:c="6"/>0 <text:s text:c="7"/>0<text:tab/><text:tab/></text:p>
          </table:table-cell>
        </table:table-row>
        <table:table-row table:style-name="ro1">
          <table:table-cell office:value-type="string">
            <text:p>SPARTECH CORP</text:p>
          </table:table-cell>
          <table:table-cell office:value-type="string">
            <text:p><text:s text:c="2"/>COM NEW <text:s text:c="8"/>847220209</text:p>
          </table:table-cell>
          <table:table-cell office:value-type="float" office:value="192">
            <text:p>192</text:p>
          </table:table-cell>
          <table:table-cell office:value-type="string">
            <text:p><text:s text:c="3"/>37172 <text:s text:c="2"/>SH <text:s text:c="7"/>SOLE <text:s text:c="16"/>37172 <text:s text:c="6"/>0 <text:s text:c="7"/>0<text:tab/><text:tab/></text:p>
          </table:table-cell>
        </table:table-row>
        <table:table-row table:style-name="ro1">
          <table:table-cell office:value-type="string">
            <text:p>SEI INVESTMENTS CO</text:p>
          </table:table-cell>
          <table:table-cell office:value-type="string">
            <text:p><text:s text:c="2"/>COM <text:s text:c="12"/>784117103</text:p>
          </table:table-cell>
          <table:table-cell office:value-type="float" office:value="779">
            <text:p>779</text:p>
          </table:table-cell>
          <table:table-cell office:value-type="string">
            <text:p><text:s text:c="3"/>39190 <text:s text:c="2"/>SH <text:s text:c="7"/>SOLE <text:s text:c="16"/>39190 <text:s text:c="6"/>0 <text:s text:c="7"/>0<text:tab/><text:tab/></text:p>
          </table:table-cell>
        </table:table-row>
        <table:table-row table:style-name="ro1">
          <table:table-cell office:value-type="string">
            <text:p>STIFEL FINL CORP</text:p>
          </table:table-cell>
          <table:table-cell office:value-type="string">
            <text:p><text:s text:c="2"/>COM <text:s text:c="12"/>860630102</text:p>
          </table:table-cell>
          <table:table-cell office:value-type="float" office:value="394">
            <text:p>394</text:p>
          </table:table-cell>
          <table:table-cell office:value-type="string">
            <text:p><text:s text:c="3"/>12743 <text:s text:c="2"/>SH <text:s text:c="7"/>SOLE <text:s text:c="16"/>12743 <text:s text:c="6"/>0 <text:s text:c="7"/>0<text:tab/><text:tab/></text:p>
          </table:table-cell>
        </table:table-row>
        <table:table-row table:style-name="ro1">
          <table:table-cell office:value-type="string">
            <text:p>ISTAR FINL INC</text:p>
          </table:table-cell>
          <table:table-cell office:value-type="string">
            <text:p><text:s text:c="2"/>COM <text:s text:c="12"/>45031U101</text:p>
          </table:table-cell>
          <table:table-cell office:value-type="float" office:value="120">
            <text:p>120</text:p>
          </table:table-cell>
          <table:table-cell office:value-type="string">
            <text:p><text:s text:c="3"/>18600 <text:s text:c="2"/>SH <text:s text:c="7"/>SOLE <text:s text:c="16"/>18600 <text:s text:c="6"/>0 <text:s text:c="7"/>0<text:tab/><text:tab/></text:p>
          </table:table-cell>
        </table:table-row>
        <table:table-row table:style-name="ro1">
          <table:table-cell office:value-type="string">
            <text:p>SHIP FINANCE INTERNATIONAL</text:p>
          </table:table-cell>
          <table:table-cell office:value-type="string">
            <text:p><text:s text:c="2"/>SHS <text:s text:c="12"/>G81075106</text:p>
          </table:table-cell>
          <table:table-cell office:value-type="float" office:value="185">
            <text:p>185</text:p>
          </table:table-cell>
          <table:table-cell office:value-type="string">
            <text:p><text:s text:c="3"/>11830 <text:s text:c="2"/>SH <text:s text:c="7"/>SOLE <text:s text:c="16"/>11830 <text:s text:c="6"/>0 <text:s text:c="7"/>0<text:tab/><text:tab/></text:p>
          </table:table-cell>
        </table:table-row>
        <table:table-row table:style-name="ro1">
          <table:table-cell office:value-type="string">
            <text:p>SCIENTIFIC GAMES CORP</text:p>
          </table:table-cell>
          <table:table-cell office:value-type="string">
            <text:p><text:s text:c="2"/>CL A <text:s text:c="11"/>80874P109</text:p>
          </table:table-cell>
          <table:table-cell office:value-type="float" office:value="127">
            <text:p>127</text:p>
          </table:table-cell>
          <table:table-cell office:value-type="string">
            <text:p><text:s text:c="3"/>14813 <text:s text:c="2"/>SH <text:s text:c="7"/>SOLE <text:s text:c="16"/>14813 <text:s text:c="6"/>0 <text:s text:c="7"/>0<text:tab/><text:tab/></text:p>
          </table:table-cell>
        </table:table-row>
        <table:table-row table:style-name="ro1">
          <table:table-cell office:value-type="string">
            <text:p>STAR GAS PARTNERS L P</text:p>
          </table:table-cell>
          <table:table-cell office:value-type="string">
            <text:p><text:s text:c="2"/>UNIT LTD PARTNR 85512C105</text:p>
          </table:table-cell>
          <table:table-cell office:value-type="float" office:value="259">
            <text:p>259</text:p>
          </table:table-cell>
          <table:table-cell office:value-type="string">
            <text:p><text:s text:c="3"/>62046 <text:s text:c="2"/>SH <text:s text:c="7"/>SOLE <text:s text:c="16"/>62046 <text:s text:c="6"/>0 <text:s text:c="7"/>0<text:tab/><text:tab/></text:p>
          </table:table-cell>
        </table:table-row>
        <table:table-row table:style-name="ro1">
          <table:table-cell office:value-type="string">
            <text:p>STONE ENERGY CORP</text:p>
          </table:table-cell>
          <table:table-cell office:value-type="string">
            <text:p><text:s text:c="2"/>COM <text:s text:c="12"/>861642106</text:p>
          </table:table-cell>
          <table:table-cell office:value-type="float" office:value="357">
            <text:p>357</text:p>
          </table:table-cell>
          <table:table-cell office:value-type="string">
            <text:p><text:s text:c="3"/>14108 <text:s text:c="2"/>SH <text:s text:c="7"/>SOLE <text:s text:c="16"/>14108 <text:s text:c="6"/>0 <text:s text:c="7"/>0<text:tab/><text:tab/></text:p>
          </table:table-cell>
        </table:table-row>
        <table:table-row table:style-name="ro1">
          <table:table-cell office:value-type="string">
            <text:p>SHAW GROUP INC</text:p>
          </table:table-cell>
          <table:table-cell office:value-type="string">
            <text:p><text:s text:c="2"/>COM <text:s text:c="12"/>820280105</text:p>
          </table:table-cell>
          <table:table-cell office:value-type="float" office:value="903">
            <text:p>903</text:p>
          </table:table-cell>
          <table:table-cell office:value-type="string">
            <text:p><text:s text:c="3"/>33067 <text:s text:c="2"/>SH <text:s text:c="7"/>SOLE <text:s text:c="16"/>33067 <text:s text:c="6"/>0 <text:s text:c="7"/>0<text:tab/><text:tab/></text:p>
          </table:table-cell>
        </table:table-row>
        <table:table-row table:style-name="ro1">
          <table:table-cell office:value-type="string">
            <text:p>SCHIFF NUTRITION INTL INC</text:p>
          </table:table-cell>
          <table:table-cell office:value-type="string">
            <text:p><text:s text:c="2"/>COM <text:s text:c="12"/>806693107</text:p>
          </table:table-cell>
          <table:table-cell office:value-type="float" office:value="292">
            <text:p>292</text:p>
          </table:table-cell>
          <table:table-cell office:value-type="string">
            <text:p><text:s text:c="3"/>16261 <text:s text:c="2"/>SH <text:s text:c="7"/>SOLE <text:s text:c="16"/>16261 <text:s text:c="6"/>0 <text:s text:c="7"/>0<text:tab/><text:tab/></text:p>
          </table:table-cell>
        </table:table-row>
        <table:table-row table:style-name="ro1">
          <table:table-cell office:value-type="string">
            <text:p>SHUFFLE MASTER INC</text:p>
          </table:table-cell>
          <table:table-cell office:value-type="string">
            <text:p><text:s text:c="2"/>COM <text:s text:c="12"/>825549108</text:p>
          </table:table-cell>
          <table:table-cell office:value-type="float" office:value="394">
            <text:p>394</text:p>
          </table:table-cell>
          <table:table-cell office:value-type="string">
            <text:p><text:s text:c="3"/>28557 <text:s text:c="2"/>SH <text:s text:c="7"/>SOLE <text:s text:c="16"/>28557 <text:s text:c="6"/>0 <text:s text:c="7"/>0<text:tab/><text:tab/></text:p>
          </table:table-cell>
        </table:table-row>
        <table:table-row table:style-name="ro1">
          <table:table-cell office:value-type="string">
            <text:p>MADDEN STEVEN LTD</text:p>
          </table:table-cell>
          <table:table-cell office:value-type="string">
            <text:p><text:s text:c="2"/>COM <text:s text:c="12"/>556269108</text:p>
          </table:table-cell>
          <table:table-cell office:value-type="float" office:value="986">
            <text:p>986</text:p>
          </table:table-cell>
          <table:table-cell office:value-type="string">
            <text:p><text:s text:c="3"/>31077 <text:s text:c="2"/>SH <text:s text:c="7"/>SOLE <text:s text:c="16"/>31077 <text:s text:c="6"/>0 <text:s text:c="7"/>0<text:tab/><text:tab/></text:p>
          </table:table-cell>
        </table:table-row>
        <table:table-row table:style-name="ro1">
          <table:table-cell office:value-type="string">
            <text:p>SHERWIN WILLIAMS CO</text:p>
          </table:table-cell>
          <table:table-cell office:value-type="string">
            <text:p><text:s text:c="2"/>COM <text:s text:c="12"/>824348106</text:p>
          </table:table-cell>
          <table:table-cell office:value-type="float" office:value="853">
            <text:p>853</text:p>
          </table:table-cell>
          <table:table-cell office:value-type="string">
            <text:p><text:s text:c="4"/>6446 <text:s text:c="2"/>SH <text:s text:c="7"/>SOLE <text:s text:c="17"/>6446 <text:s text:c="6"/>0 <text:s text:c="7"/>0<text:tab/><text:tab/></text:p>
          </table:table-cell>
        </table:table-row>
        <table:table-row table:style-name="ro1">
          <table:table-cell office:value-type="string">
            <text:p>SIGNET JEWELERS LIMITED</text:p>
          </table:table-cell>
          <table:table-cell office:value-type="string">
            <text:p><text:s text:c="2"/>SHS <text:s text:c="12"/>G81276100</text:p>
          </table:table-cell>
          <table:table-cell office:value-type="float" office:value="493">
            <text:p>493</text:p>
          </table:table-cell>
          <table:table-cell office:value-type="string">
            <text:p><text:s text:c="3"/>11195 <text:s text:c="2"/>SH <text:s text:c="7"/>SOLE <text:s text:c="16"/>11195 <text:s text:c="6"/>0 <text:s text:c="7"/>0<text:tab/><text:tab/></text:p>
          </table:table-cell>
        </table:table-row>
        <table:table-row table:style-name="ro1">
          <table:table-cell office:value-type="string">
            <text:p>SILICON IMAGE INC</text:p>
          </table:table-cell>
          <table:table-cell office:value-type="string">
            <text:p><text:s text:c="2"/>COM <text:s text:c="12"/>82705T102</text:p>
          </table:table-cell>
          <table:table-cell office:value-type="float" office:value="213">
            <text:p>213</text:p>
          </table:table-cell>
          <table:table-cell office:value-type="string">
            <text:p><text:s text:c="3"/>51606 <text:s text:c="2"/>SH <text:s text:c="7"/>SOLE <text:s text:c="16"/>51606 <text:s text:c="6"/>0 <text:s text:c="7"/>0<text:tab/><text:tab/></text:p>
          </table:table-cell>
        </table:table-row>
        <table:table-row table:style-name="ro1">
          <table:table-cell office:value-type="string">
            <text:p>SILICON MOTION TECHNOLOGY C</text:p>
          </table:table-cell>
          <table:table-cell office:value-type="string">
            <text:p><text:s text:c="2"/>SPONSORED ADR <text:s text:c="2"/>82706C108</text:p>
          </table:table-cell>
          <table:table-cell office:value-type="float" office:value="165">
            <text:p>165</text:p>
          </table:table-cell>
          <table:table-cell office:value-type="string">
            <text:p><text:s text:c="3"/>11700 <text:s text:c="2"/>SH <text:s text:c="7"/>SOLE <text:s text:c="16"/>11700 <text:s text:c="6"/>0 <text:s text:c="7"/>0<text:tab/><text:tab/></text:p>
          </table:table-cell>
        </table:table-row>
        <table:table-row table:style-name="ro1">
          <table:table-cell office:value-type="string">
            <text:p>SINA CORP</text:p>
          </table:table-cell>
          <table:table-cell office:value-type="string">
            <text:p><text:s text:c="2"/>ORD <text:s text:c="12"/>G81477104</text:p>
          </table:table-cell>
          <table:table-cell office:value-type="float" office:value="264">
            <text:p>264</text:p>
          </table:table-cell>
          <table:table-cell office:value-type="string">
            <text:p><text:s text:c="4"/>5087 <text:s text:c="2"/>SH <text:s text:c="7"/>SOLE <text:s text:c="17"/>5087 <text:s text:c="6"/>0 <text:s text:c="7"/>0<text:tab/><text:tab/></text:p>
          </table:table-cell>
        </table:table-row>
        <table:table-row table:style-name="ro1">
          <table:table-cell office:value-type="string">
            <text:p>SIRONA DENTAL SYSTEMS INC</text:p>
          </table:table-cell>
          <table:table-cell office:value-type="string">
            <text:p><text:s text:c="2"/>COM <text:s text:c="12"/>82966C103</text:p>
          </table:table-cell>
          <table:table-cell office:value-type="float" office:value="793">
            <text:p>793</text:p>
          </table:table-cell>
          <table:table-cell office:value-type="string">
            <text:p><text:s text:c="3"/>17630 <text:s text:c="2"/>SH <text:s text:c="7"/>SOLE <text:s text:c="16"/>17630 <text:s text:c="6"/>0 <text:s text:c="7"/>0<text:tab/><text:tab/></text:p>
          </table:table-cell>
        </table:table-row>
        <table:table-row table:style-name="ro1">
          <table:table-cell office:value-type="string">
            <text:p>SVB FINL GROUP</text:p>
          </table:table-cell>
          <table:table-cell office:value-type="string">
            <text:p><text:s text:c="2"/>COM <text:s text:c="12"/>78486Q101</text:p>
          </table:table-cell>
          <table:table-cell office:value-type="float" office:value="439">
            <text:p>439</text:p>
          </table:table-cell>
          <table:table-cell office:value-type="string">
            <text:p><text:s text:c="4"/>7484 <text:s text:c="2"/>SH <text:s text:c="7"/>SOLE <text:s text:c="17"/>7484 <text:s text:c="6"/>0 <text:s text:c="7"/>0<text:tab/><text:tab/></text:p>
          </table:table-cell>
        </table:table-row>
        <table:table-row table:style-name="ro1">
          <table:table-cell office:value-type="string">
            <text:p>SMUCKER J M CO</text:p>
          </table:table-cell>
          <table:table-cell office:value-type="string">
            <text:p><text:s text:c="2"/>COM NEW <text:s text:c="8"/>832696405</text:p>
          </table:table-cell>
          <table:table-cell office:value-type="float" office:value="745">
            <text:p>745</text:p>
          </table:table-cell>
          <table:table-cell office:value-type="string">
            <text:p><text:s text:c="4"/>9867 <text:s text:c="2"/>SH <text:s text:c="7"/>SOLE <text:s text:c="17"/>9867 <text:s text:c="6"/>0 <text:s text:c="7"/>0<text:tab/><text:tab/></text:p>
          </table:table-cell>
        </table:table-row>
        <table:table-row table:style-name="ro1">
          <table:table-cell office:value-type="string">
            <text:p>SKILLED HEALTHCARE GROUP IN</text:p>
          </table:table-cell>
          <table:table-cell office:value-type="string">
            <text:p><text:s text:c="2"/>CL A <text:s text:c="11"/>83066R107</text:p>
          </table:table-cell>
          <table:table-cell office:value-type="float" office:value="231">
            <text:p>231</text:p>
          </table:table-cell>
          <table:table-cell office:value-type="string">
            <text:p><text:s text:c="3"/>36828 <text:s text:c="2"/>SH <text:s text:c="7"/>SOLE <text:s text:c="16"/>36828 <text:s text:c="6"/>0 <text:s text:c="7"/>0<text:tab/><text:tab/></text:p>
          </table:table-cell>
        </table:table-row>
        <table:table-row table:style-name="ro1">
          <table:table-cell office:value-type="string">
            <text:p>SKYWEST INC</text:p>
          </table:table-cell>
          <table:table-cell office:value-type="string">
            <text:p><text:s text:c="2"/>COM <text:s text:c="12"/>830879102</text:p>
          </table:table-cell>
          <table:table-cell office:value-type="float" office:value="458">
            <text:p>458</text:p>
          </table:table-cell>
          <table:table-cell office:value-type="string">
            <text:p><text:s text:c="3"/>70177 <text:s text:c="2"/>SH <text:s text:c="7"/>SOLE <text:s text:c="16"/>70177 <text:s text:c="6"/>0 <text:s text:c="7"/>0<text:tab/><text:tab/></text:p>
          </table:table-cell>
        </table:table-row>
        <table:table-row table:style-name="ro1">
          <table:table-cell office:value-type="string">
            <text:p>SCHLUMBERGER LTD</text:p>
          </table:table-cell>
          <table:table-cell office:value-type="string">
            <text:p><text:s text:c="2"/>COM <text:s text:c="12"/>806857108</text:p>
          </table:table-cell>
          <table:table-cell office:value-type="float" office:value="2143">
            <text:p>2143</text:p>
          </table:table-cell>
          <table:table-cell office:value-type="string">
            <text:p><text:s text:c="3"/>33016 <text:s text:c="2"/>SH <text:s text:c="7"/>SOLE <text:s text:c="16"/>33016 <text:s text:c="6"/>0 <text:s text:c="7"/>0<text:tab/><text:tab/></text:p>
          </table:table-cell>
        </table:table-row>
        <table:table-row table:style-name="ro1">
          <table:table-cell office:value-type="string">
            <text:p>U S SILICA HLDGS INC</text:p>
          </table:table-cell>
          <table:table-cell office:value-type="string">
            <text:p><text:s text:c="2"/>COM <text:s text:c="12"/>90346E103</text:p>
          </table:table-cell>
          <table:table-cell office:value-type="float" office:value="339">
            <text:p>339</text:p>
          </table:table-cell>
          <table:table-cell office:value-type="string">
            <text:p><text:s text:c="3"/>30076 <text:s text:c="2"/>SH <text:s text:c="7"/>SOLE <text:s text:c="16"/>30076 <text:s text:c="6"/>0 <text:s text:c="7"/>0<text:tab/><text:tab/></text:p>
          </table:table-cell>
        </table:table-row>
        <table:table-row table:style-name="ro1">
          <table:table-cell office:value-type="string">
            <text:p>SM ENERGY CO</text:p>
          </table:table-cell>
          <table:table-cell office:value-type="string">
            <text:p><text:s text:c="2"/>COM <text:s text:c="12"/>78454L100</text:p>
          </table:table-cell>
          <table:table-cell office:value-type="float" office:value="218">
            <text:p>218</text:p>
          </table:table-cell>
          <table:table-cell office:value-type="string">
            <text:p><text:s text:c="4"/>4442 <text:s text:c="2"/>SH <text:s text:c="7"/>SOLE <text:s text:c="17"/>4442 <text:s text:c="6"/>0 <text:s text:c="7"/>0<text:tab/><text:tab/></text:p>
          </table:table-cell>
        </table:table-row>
        <table:table-row table:style-name="ro1">
          <table:table-cell office:value-type="string">
            <text:p>STANDARD MTR PRODS INC</text:p>
          </table:table-cell>
          <table:table-cell office:value-type="string">
            <text:p><text:s text:c="2"/>COM <text:s text:c="12"/>853666105</text:p>
          </table:table-cell>
          <table:table-cell office:value-type="float" office:value="941">
            <text:p>941</text:p>
          </table:table-cell>
          <table:table-cell office:value-type="string">
            <text:p><text:s text:c="3"/>66861 <text:s text:c="2"/>SH <text:s text:c="7"/>SOLE <text:s text:c="16"/>66861 <text:s text:c="6"/>0 <text:s text:c="7"/>0<text:tab/><text:tab/></text:p>
          </table:table-cell>
        </table:table-row>
        <table:table-row table:style-name="ro1">
          <table:table-cell office:value-type="string">
            <text:p>SMART TECHNOLOGIES INC</text:p>
          </table:table-cell>
          <table:table-cell office:value-type="string">
            <text:p><text:s text:c="2"/>CL A SUB VTG S <text:s/>83172R108</text:p>
          </table:table-cell>
          <table:table-cell office:value-type="float" office:value="565">
            <text:p>565</text:p>
          </table:table-cell>
          <table:table-cell office:value-type="string">
            <text:p><text:s text:c="2"/>310714 <text:s text:c="2"/>SH <text:s text:c="7"/>SOLE <text:s text:c="15"/>310714 <text:s text:c="6"/>0 <text:s text:c="7"/>0<text:tab/><text:tab/></text:p>
          </table:table-cell>
        </table:table-row>
        <table:table-row table:style-name="ro1">
          <table:table-cell office:value-type="string">
            <text:p>SEMTECH CORP</text:p>
          </table:table-cell>
          <table:table-cell office:value-type="string">
            <text:p><text:s text:c="2"/>COM <text:s text:c="12"/>816850101</text:p>
          </table:table-cell>
          <table:table-cell office:value-type="float" office:value="527">
            <text:p>527</text:p>
          </table:table-cell>
          <table:table-cell office:value-type="string">
            <text:p><text:s text:c="3"/>21685 <text:s text:c="2"/>SH <text:s text:c="7"/>SOLE <text:s text:c="16"/>21685 <text:s text:c="6"/>0 <text:s text:c="7"/>0<text:tab/><text:tab/></text:p>
          </table:table-cell>
        </table:table-row>
        <table:table-row table:style-name="ro1">
          <table:table-cell office:value-type="string">
            <text:p>SNAP ON INC</text:p>
          </table:table-cell>
          <table:table-cell office:value-type="string">
            <text:p><text:s text:c="2"/>COM <text:s text:c="12"/>833034101</text:p>
          </table:table-cell>
          <table:table-cell office:value-type="float" office:value="759">
            <text:p>759</text:p>
          </table:table-cell>
          <table:table-cell office:value-type="string">
            <text:p><text:s text:c="3"/>12200 <text:s text:c="2"/>SH <text:s text:c="7"/>SOLE <text:s text:c="16"/>12200 <text:s text:c="6"/>0 <text:s text:c="7"/>0<text:tab/><text:tab/></text:p>
          </table:table-cell>
        </table:table-row>
        <table:table-row table:style-name="ro1">
          <table:table-cell office:value-type="string">
            <text:p>INVENTURE FOODS INC</text:p>
          </table:table-cell>
          <table:table-cell office:value-type="string">
            <text:p><text:s text:c="2"/>COM <text:s text:c="12"/>461212102</text:p>
          </table:table-cell>
          <table:table-cell office:value-type="float" office:value="217">
            <text:p>217</text:p>
          </table:table-cell>
          <table:table-cell office:value-type="string">
            <text:p><text:s text:c="3"/>34400 <text:s text:c="2"/>SH <text:s text:c="7"/>SOLE <text:s text:c="16"/>34400 <text:s text:c="6"/>0 <text:s text:c="7"/>0<text:tab/><text:tab/></text:p>
          </table:table-cell>
        </table:table-row>
        <table:table-row table:style-name="ro1">
          <table:table-cell office:value-type="string">
            <text:p>SCRIPPS NETWORKS INTERACT I</text:p>
          </table:table-cell>
          <table:table-cell office:value-type="string">
            <text:p><text:s text:c="2"/>CL A COM <text:s text:c="7"/>811065101</text:p>
          </table:table-cell>
          <table:table-cell office:value-type="float" office:value="393">
            <text:p>393</text:p>
          </table:table-cell>
          <table:table-cell office:value-type="string">
            <text:p><text:s text:c="4"/>6920 <text:s text:c="2"/>SH <text:s text:c="7"/>SOLE <text:s text:c="17"/>6920 <text:s text:c="6"/>0 <text:s text:c="7"/>0<text:tab/><text:tab/></text:p>
          </table:table-cell>
        </table:table-row>
        <table:table-row table:style-name="ro1">
          <table:table-cell office:value-type="string">
            <text:p>SYNOPSYS INC</text:p>
          </table:table-cell>
          <table:table-cell office:value-type="string">
            <text:p><text:s text:c="2"/>COM <text:s text:c="12"/>871607107</text:p>
          </table:table-cell>
          <table:table-cell office:value-type="float" office:value="982">
            <text:p>982</text:p>
          </table:table-cell>
          <table:table-cell office:value-type="string">
            <text:p><text:s text:c="3"/>33362 <text:s text:c="2"/>SH <text:s text:c="7"/>SOLE <text:s text:c="16"/>33362 <text:s text:c="6"/>0 <text:s text:c="7"/>0<text:tab/><text:tab/></text:p>
          </table:table-cell>
        </table:table-row>
        <table:table-row table:style-name="ro1">
          <table:table-cell office:value-type="string">
            <text:p>SANTARUS INC</text:p>
          </table:table-cell>
          <table:table-cell office:value-type="string">
            <text:p><text:s text:c="2"/>COM <text:s text:c="12"/>802817304</text:p>
          </table:table-cell>
          <table:table-cell office:value-type="float" office:value="826">
            <text:p>826</text:p>
          </table:table-cell>
          <table:table-cell office:value-type="string">
            <text:p><text:s text:c="2"/>116643 <text:s text:c="2"/>SH <text:s text:c="7"/>SOLE <text:s text:c="15"/>116643 <text:s text:c="6"/>0 <text:s text:c="7"/>0<text:tab/><text:tab/></text:p>
          </table:table-cell>
        </table:table-row>
        <table:table-row table:style-name="ro1">
          <table:table-cell office:value-type="string">
            <text:p>SYNOVUS FINL CORP</text:p>
          </table:table-cell>
          <table:table-cell office:value-type="string">
            <text:p><text:s text:c="2"/>COM <text:s text:c="12"/>87161C105</text:p>
          </table:table-cell>
          <table:table-cell office:value-type="float" office:value="61">
            <text:p>61</text:p>
          </table:table-cell>
          <table:table-cell office:value-type="string">
            <text:p><text:s text:c="3"/>30844 <text:s text:c="2"/>SH <text:s text:c="7"/>SOLE <text:s text:c="16"/>30844 <text:s text:c="6"/>0 <text:s text:c="7"/>0<text:tab/><text:tab/></text:p>
          </table:table-cell>
        </table:table-row>
        <table:table-row table:style-name="ro1">
          <table:table-cell office:value-type="string">
            <text:p>SYNNEX CORP</text:p>
          </table:table-cell>
          <table:table-cell office:value-type="string">
            <text:p><text:s text:c="2"/>COM <text:s text:c="12"/>87162W100</text:p>
          </table:table-cell>
          <table:table-cell office:value-type="float" office:value="610">
            <text:p>610</text:p>
          </table:table-cell>
          <table:table-cell office:value-type="string">
            <text:p><text:s text:c="3"/>17695 <text:s text:c="2"/>SH <text:s text:c="7"/>SOLE <text:s text:c="16"/>17695 <text:s text:c="6"/>0 <text:s text:c="7"/>0<text:tab/><text:tab/></text:p>
          </table:table-cell>
        </table:table-row>
        <table:table-row table:style-name="ro1">
          <table:table-cell office:value-type="string">
            <text:p>SOUTHERN CO</text:p>
          </table:table-cell>
          <table:table-cell office:value-type="string">
            <text:p><text:s text:c="2"/>COM <text:s text:c="12"/>842587107</text:p>
          </table:table-cell>
          <table:table-cell office:value-type="float" office:value="3567">
            <text:p>3567</text:p>
          </table:table-cell>
          <table:table-cell office:value-type="string">
            <text:p><text:s text:c="3"/>77041 <text:s text:c="2"/>SH <text:s text:c="7"/>SOLE <text:s text:c="16"/>77041 <text:s text:c="6"/>0 <text:s text:c="7"/>0<text:tab/><text:tab/></text:p>
          </table:table-cell>
        </table:table-row>
        <table:table-row table:style-name="ro1">
          <table:table-cell office:value-type="string">
            <text:p>SOHU COM INC</text:p>
          </table:table-cell>
          <table:table-cell office:value-type="string">
            <text:p><text:s text:c="2"/>COM <text:s text:c="12"/>83408W103</text:p>
          </table:table-cell>
          <table:table-cell office:value-type="float" office:value="414">
            <text:p>414</text:p>
          </table:table-cell>
          <table:table-cell office:value-type="string">
            <text:p><text:s text:c="4"/>9260 <text:s text:c="2"/>SH <text:s text:c="7"/>SOLE <text:s text:c="17"/>9260 <text:s text:c="6"/>0 <text:s text:c="7"/>0<text:tab/><text:tab/></text:p>
          </table:table-cell>
        </table:table-row>
        <table:table-row table:style-name="ro1">
          <table:table-cell office:value-type="string">
            <text:p>SPARTON CORP</text:p>
          </table:table-cell>
          <table:table-cell office:value-type="string">
            <text:p><text:s text:c="2"/>COM <text:s text:c="12"/>847235108</text:p>
          </table:table-cell>
          <table:table-cell office:value-type="float" office:value="187">
            <text:p>187</text:p>
          </table:table-cell>
          <table:table-cell office:value-type="string">
            <text:p><text:s text:c="3"/>18878 <text:s text:c="2"/>SH <text:s text:c="7"/>SOLE <text:s text:c="16"/>18878 <text:s text:c="6"/>0 <text:s text:c="7"/>0<text:tab/><text:tab/></text:p>
          </table:table-cell>
        </table:table-row>
        <table:table-row table:style-name="ro1">
          <table:table-cell office:value-type="string">
            <text:p>SPARTAN MTRS INC</text:p>
          </table:table-cell>
          <table:table-cell office:value-type="string">
            <text:p><text:s text:c="2"/>COM <text:s text:c="12"/>846819100</text:p>
          </table:table-cell>
          <table:table-cell office:value-type="float" office:value="394">
            <text:p>394</text:p>
          </table:table-cell>
          <table:table-cell office:value-type="string">
            <text:p><text:s text:c="3"/>75271 <text:s text:c="2"/>SH <text:s text:c="7"/>SOLE <text:s text:c="16"/>75271 <text:s text:c="6"/>0 <text:s text:c="7"/>0<text:tab/><text:tab/></text:p>
          </table:table-cell>
        </table:table-row>
        <table:table-row table:style-name="ro1">
          <table:table-cell office:value-type="string">
            <text:p>STANDARD PAC CORP NEW</text:p>
          </table:table-cell>
          <table:table-cell office:value-type="string">
            <text:p><text:s text:c="2"/>COM <text:s text:c="12"/>85375C101</text:p>
          </table:table-cell>
          <table:table-cell office:value-type="float" office:value="706">
            <text:p>706</text:p>
          </table:table-cell>
          <table:table-cell office:value-type="string">
            <text:p><text:s text:c="2"/>113985 <text:s text:c="2"/>SH <text:s text:c="7"/>SOLE <text:s text:c="15"/>113985 <text:s text:c="6"/>0 <text:s text:c="7"/>0<text:tab/><text:tab/></text:p>
          </table:table-cell>
        </table:table-row>
        <table:table-row table:style-name="ro1">
          <table:table-cell office:value-type="string">
            <text:p>SIMON PPTY GROUP INC NEW</text:p>
          </table:table-cell>
          <table:table-cell office:value-type="string">
            <text:p><text:s text:c="2"/>COM <text:s text:c="12"/>828806109</text:p>
          </table:table-cell>
          <table:table-cell office:value-type="float" office:value="445">
            <text:p>445</text:p>
          </table:table-cell>
          <table:table-cell office:value-type="string">
            <text:p><text:s text:c="4"/>2859 <text:s text:c="2"/>SH <text:s text:c="7"/>SOLE <text:s text:c="17"/>2859 <text:s text:c="6"/>0 <text:s text:c="7"/>0<text:tab/><text:tab/></text:p>
          </table:table-cell>
        </table:table-row>
        <table:table-row table:style-name="ro1">
          <table:table-cell office:value-type="string">
            <text:p>SPECTRANETICS CORP</text:p>
          </table:table-cell>
          <table:table-cell office:value-type="string">
            <text:p><text:s text:c="2"/>COM <text:s text:c="12"/>84760C107</text:p>
          </table:table-cell>
          <table:table-cell office:value-type="float" office:value="659">
            <text:p>659</text:p>
          </table:table-cell>
          <table:table-cell office:value-type="string">
            <text:p><text:s text:c="3"/>57835 <text:s text:c="2"/>SH <text:s text:c="7"/>SOLE <text:s text:c="16"/>57835 <text:s text:c="6"/>0 <text:s text:c="7"/>0<text:tab/><text:tab/></text:p>
          </table:table-cell>
        </table:table-row>
        <table:table-row table:style-name="ro1">
          <table:table-cell office:value-type="string">
            <text:p>SPREADTRUM COMMUNICATIONS I</text:p>
          </table:table-cell>
          <table:table-cell office:value-type="string">
            <text:p><text:s text:c="2"/>ADR <text:s text:c="12"/>849415203</text:p>
          </table:table-cell>
          <table:table-cell office:value-type="float" office:value="239">
            <text:p>239</text:p>
          </table:table-cell>
          <table:table-cell office:value-type="string">
            <text:p><text:s text:c="3"/>13533 <text:s text:c="2"/>SH <text:s text:c="7"/>SOLE <text:s text:c="16"/>13533 <text:s text:c="6"/>0 <text:s text:c="7"/>0<text:tab/><text:tab/></text:p>
          </table:table-cell>
        </table:table-row>
        <table:table-row table:style-name="ro1">
          <table:table-cell office:value-type="string">
            <text:p>SPS COMM INC</text:p>
          </table:table-cell>
          <table:table-cell office:value-type="string">
            <text:p><text:s text:c="2"/>COM <text:s text:c="12"/>78463M107</text:p>
          </table:table-cell>
          <table:table-cell office:value-type="float" office:value="459">
            <text:p>459</text:p>
          </table:table-cell>
          <table:table-cell office:value-type="string">
            <text:p><text:s text:c="3"/>15117 <text:s text:c="2"/>SH <text:s text:c="7"/>SOLE <text:s text:c="16"/>15117 <text:s text:c="6"/>0 <text:s text:c="7"/>0<text:tab/><text:tab/></text:p>
          </table:table-cell>
        </table:table-row>
        <table:table-row table:style-name="ro1">
          <table:table-cell office:value-type="string">
            <text:p>SPARTAN STORES INC</text:p>
          </table:table-cell>
          <table:table-cell office:value-type="string">
            <text:p><text:s text:c="2"/>COM <text:s text:c="12"/>846822104</text:p>
          </table:table-cell>
          <table:table-cell office:value-type="float" office:value="428">
            <text:p>428</text:p>
          </table:table-cell>
          <table:table-cell office:value-type="string">
            <text:p><text:s text:c="3"/>23700 <text:s text:c="2"/>SH <text:s text:c="7"/>SOLE <text:s text:c="16"/>23700 <text:s text:c="6"/>0 <text:s text:c="7"/>0<text:tab/><text:tab/></text:p>
          </table:table-cell>
        </table:table-row>
        <table:table-row table:style-name="ro1">
          <table:table-cell office:value-type="string">
            <text:p>SPX CORP</text:p>
          </table:table-cell>
          <table:table-cell office:value-type="string">
            <text:p><text:s text:c="2"/>COM <text:s text:c="12"/>784635104</text:p>
          </table:table-cell>
          <table:table-cell office:value-type="float" office:value="227">
            <text:p>227</text:p>
          </table:table-cell>
          <table:table-cell office:value-type="string">
            <text:p><text:s text:c="4"/>3477 <text:s text:c="2"/>SH <text:s text:c="7"/>SOLE <text:s text:c="17"/>3477 <text:s text:c="6"/>0 <text:s text:c="7"/>0<text:tab/><text:tab/></text:p>
          </table:table-cell>
        </table:table-row>
        <table:table-row table:style-name="ro1">
          <table:table-cell office:value-type="string">
            <text:p>SUNPOWER CORP</text:p>
          </table:table-cell>
          <table:table-cell office:value-type="string">
            <text:p><text:s text:c="2"/>COM <text:s text:c="12"/>867652406</text:p>
          </table:table-cell>
          <table:table-cell office:value-type="float" office:value="136">
            <text:p>136</text:p>
          </table:table-cell>
          <table:table-cell office:value-type="string">
            <text:p><text:s text:c="3"/>28282 <text:s text:c="2"/>SH <text:s text:c="7"/>SOLE <text:s text:c="16"/>28282 <text:s text:c="6"/>0 <text:s text:c="7"/>0<text:tab/><text:tab/></text:p>
          </table:table-cell>
        </table:table-row>
        <table:table-row table:style-name="ro1">
          <table:table-cell office:value-type="string">
            <text:p>3SBIO INC</text:p>
          </table:table-cell>
          <table:table-cell office:value-type="string">
            <text:p><text:s text:c="2"/>SPONSORED ADR <text:s text:c="2"/>88575Y105</text:p>
          </table:table-cell>
          <table:table-cell office:value-type="float" office:value="536">
            <text:p>536</text:p>
          </table:table-cell>
          <table:table-cell office:value-type="string">
            <text:p><text:s text:c="3"/>39424 <text:s text:c="2"/>SH <text:s text:c="7"/>SOLE <text:s text:c="16"/>39424 <text:s text:c="6"/>0 <text:s text:c="7"/>0<text:tab/><text:tab/></text:p>
          </table:table-cell>
        </table:table-row>
        <table:table-row table:style-name="ro1">
          <table:table-cell office:value-type="string">
            <text:p>SENSATA TECHNOLOGIES HLDG B</text:p>
          </table:table-cell>
          <table:table-cell office:value-type="string">
            <text:p><text:s text:c="2"/>SHS <text:s text:c="12"/>N7902X106</text:p>
          </table:table-cell>
          <table:table-cell office:value-type="float" office:value="532">
            <text:p>532</text:p>
          </table:table-cell>
          <table:table-cell office:value-type="string">
            <text:p><text:s text:c="3"/>19851 <text:s text:c="2"/>SH <text:s text:c="7"/>SOLE <text:s text:c="16"/>19851 <text:s text:c="6"/>0 <text:s text:c="7"/>0<text:tab/><text:tab/></text:p>
          </table:table-cell>
        </table:table-row>
        <table:table-row table:style-name="ro1">
          <table:table-cell office:value-type="string">
            <text:p>STAAR SURGICAL CO</text:p>
          </table:table-cell>
          <table:table-cell office:value-type="string">
            <text:p><text:s text:c="2"/>COM PAR $0.01 <text:s text:c="2"/>852312305</text:p>
          </table:table-cell>
          <table:table-cell office:value-type="float" office:value="540">
            <text:p>540</text:p>
          </table:table-cell>
          <table:table-cell office:value-type="string">
            <text:p><text:s text:c="3"/>69675 <text:s text:c="2"/>SH <text:s text:c="7"/>SOLE <text:s text:c="16"/>69675 <text:s text:c="6"/>0 <text:s text:c="7"/>0<text:tab/><text:tab/></text:p>
          </table:table-cell>
        </table:table-row>
        <table:table-row table:style-name="ro1">
          <table:table-cell office:value-type="string">
            <text:p>STAG INDL INC</text:p>
          </table:table-cell>
          <table:table-cell office:value-type="string">
            <text:p><text:s text:c="2"/>COM <text:s text:c="12"/>85254J102</text:p>
          </table:table-cell>
          <table:table-cell office:value-type="float" office:value="357">
            <text:p>357</text:p>
          </table:table-cell>
          <table:table-cell office:value-type="string">
            <text:p><text:s text:c="3"/>24500 <text:s text:c="2"/>SH <text:s text:c="7"/>SOLE <text:s text:c="16"/>24500 <text:s text:c="6"/>0 <text:s text:c="7"/>0<text:tab/><text:tab/></text:p>
          </table:table-cell>
        </table:table-row>
        <table:table-row table:style-name="ro1">
          <table:table-cell office:value-type="string">
            <text:p>STATE BK FINL CORP</text:p>
          </table:table-cell>
          <table:table-cell office:value-type="string">
            <text:p><text:s text:c="2"/>COM <text:s text:c="12"/>856190103</text:p>
          </table:table-cell>
          <table:table-cell office:value-type="float" office:value="253">
            <text:p>253</text:p>
          </table:table-cell>
          <table:table-cell office:value-type="string">
            <text:p><text:s text:c="3"/>16703 <text:s text:c="2"/>SH <text:s text:c="7"/>SOLE <text:s text:c="16"/>16703 <text:s text:c="6"/>0 <text:s text:c="7"/>0<text:tab/><text:tab/></text:p>
          </table:table-cell>
        </table:table-row>
        <table:table-row table:style-name="ro1">
          <table:table-cell office:value-type="string">
            <text:p>STEWART INFORMATION SVCS CO</text:p>
          </table:table-cell>
          <table:table-cell office:value-type="string">
            <text:p><text:s text:c="2"/>COM <text:s text:c="12"/>860372101</text:p>
          </table:table-cell>
          <table:table-cell office:value-type="float" office:value="396">
            <text:p>396</text:p>
          </table:table-cell>
          <table:table-cell office:value-type="string">
            <text:p><text:s text:c="3"/>25782 <text:s text:c="2"/>SH <text:s text:c="7"/>SOLE <text:s text:c="16"/>25782 <text:s text:c="6"/>0 <text:s text:c="7"/>0<text:tab/><text:tab/></text:p>
          </table:table-cell>
        </table:table-row>
        <table:table-row table:style-name="ro1">
          <table:table-cell office:value-type="string">
            <text:p>STERIS CORP</text:p>
          </table:table-cell>
          <table:table-cell office:value-type="string">
            <text:p><text:s text:c="2"/>COM <text:s text:c="12"/>859152100</text:p>
          </table:table-cell>
          <table:table-cell office:value-type="float" office:value="418">
            <text:p>418</text:p>
          </table:table-cell>
          <table:table-cell office:value-type="string">
            <text:p><text:s text:c="3"/>13315 <text:s text:c="2"/>SH <text:s text:c="7"/>SOLE <text:s text:c="16"/>13315 <text:s text:c="6"/>0 <text:s text:c="7"/>0<text:tab/><text:tab/></text:p>
          </table:table-cell>
        </table:table-row>
        <table:table-row table:style-name="ro1">
          <table:table-cell office:value-type="string">
            <text:p>STEEL DYNAMICS INC</text:p>
          </table:table-cell>
          <table:table-cell office:value-type="string">
            <text:p><text:s text:c="2"/>COM <text:s text:c="12"/>858119100</text:p>
          </table:table-cell>
          <table:table-cell office:value-type="float" office:value="325">
            <text:p>325</text:p>
          </table:table-cell>
          <table:table-cell office:value-type="string">
            <text:p><text:s text:c="3"/>27713 <text:s text:c="2"/>SH <text:s text:c="7"/>SOLE <text:s text:c="16"/>27713 <text:s text:c="6"/>0 <text:s text:c="7"/>0<text:tab/><text:tab/></text:p>
          </table:table-cell>
        </table:table-row>
        <table:table-row table:style-name="ro1">
          <table:table-cell office:value-type="string">
            <text:p>STRAYER ED INC</text:p>
          </table:table-cell>
          <table:table-cell office:value-type="string">
            <text:p><text:s text:c="2"/>COM <text:s text:c="12"/>863236105</text:p>
          </table:table-cell>
          <table:table-cell office:value-type="float" office:value="690">
            <text:p>690</text:p>
          </table:table-cell>
          <table:table-cell office:value-type="string">
            <text:p><text:s text:c="4"/>6336 <text:s text:c="2"/>SH <text:s text:c="7"/>SOLE <text:s text:c="17"/>6336 <text:s text:c="6"/>0 <text:s text:c="7"/>0<text:tab/><text:tab/></text:p>
          </table:table-cell>
        </table:table-row>
        <table:table-row table:style-name="ro1">
          <table:table-cell office:value-type="string">
            <text:p>STERLING CONSTRUCTION CO IN</text:p>
          </table:table-cell>
          <table:table-cell office:value-type="string">
            <text:p><text:s text:c="2"/>COM <text:s text:c="12"/>859241101</text:p>
          </table:table-cell>
          <table:table-cell office:value-type="float" office:value="109">
            <text:p>109</text:p>
          </table:table-cell>
          <table:table-cell office:value-type="string">
            <text:p><text:s text:c="3"/>10692 <text:s text:c="2"/>SH <text:s text:c="7"/>SOLE <text:s text:c="16"/>10692 <text:s text:c="6"/>0 <text:s text:c="7"/>0<text:tab/><text:tab/></text:p>
          </table:table-cell>
        </table:table-row>
        <table:table-row table:style-name="ro1">
          <table:table-cell office:value-type="string">
            <text:p>STERLING FINL CORP WASH</text:p>
          </table:table-cell>
          <table:table-cell office:value-type="string">
            <text:p><text:s text:c="2"/>COM NEW <text:s text:c="8"/>859319303</text:p>
          </table:table-cell>
          <table:table-cell office:value-type="float" office:value="288">
            <text:p>288</text:p>
          </table:table-cell>
          <table:table-cell office:value-type="string">
            <text:p><text:s text:c="3"/>15280 <text:s text:c="2"/>SH <text:s text:c="7"/>SOLE <text:s text:c="16"/>15280 <text:s text:c="6"/>0 <text:s text:c="7"/>0<text:tab/><text:tab/></text:p>
          </table:table-cell>
        </table:table-row>
        <table:table-row table:style-name="ro1">
          <table:table-cell office:value-type="string">
            <text:p>SEAGATE TECHNOLOGY PLC</text:p>
          </table:table-cell>
          <table:table-cell office:value-type="string">
            <text:p><text:s text:c="2"/>SHS <text:s text:c="12"/>G7945M107</text:p>
          </table:table-cell>
          <table:table-cell office:value-type="float" office:value="522">
            <text:p>522</text:p>
          </table:table-cell>
          <table:table-cell office:value-type="string">
            <text:p><text:s text:c="3"/>21107 <text:s text:c="2"/>SH <text:s text:c="7"/>SOLE <text:s text:c="16"/>21107 <text:s text:c="6"/>0 <text:s text:c="7"/>0<text:tab/><text:tab/></text:p>
          </table:table-cell>
        </table:table-row>
        <table:table-row table:style-name="ro1">
          <table:table-cell office:value-type="string">
            <text:p>CONSTELLATION BRANDS INC</text:p>
          </table:table-cell>
          <table:table-cell office:value-type="string">
            <text:p><text:s text:c="2"/>CL A <text:s text:c="11"/>21036P108</text:p>
          </table:table-cell>
          <table:table-cell office:value-type="float" office:value="645">
            <text:p>645</text:p>
          </table:table-cell>
          <table:table-cell office:value-type="string">
            <text:p><text:s text:c="3"/>23840 <text:s text:c="2"/>SH <text:s text:c="7"/>SOLE <text:s text:c="16"/>23840 <text:s text:c="6"/>0 <text:s text:c="7"/>0<text:tab/><text:tab/></text:p>
          </table:table-cell>
        </table:table-row>
        <table:table-row table:style-name="ro1">
          <table:table-cell office:value-type="string">
            <text:p>SUN HEALTHCARE GROUP INC NE</text:p>
          </table:table-cell>
          <table:table-cell office:value-type="string">
            <text:p><text:s text:c="2"/>COM <text:s text:c="12"/>86677E100</text:p>
          </table:table-cell>
          <table:table-cell office:value-type="float" office:value="1400">
            <text:p>1400</text:p>
          </table:table-cell>
          <table:table-cell office:value-type="string">
            <text:p><text:s text:c="2"/>167259 <text:s text:c="2"/>SH <text:s text:c="7"/>SOLE <text:s text:c="15"/>167259 <text:s text:c="6"/>0 <text:s text:c="7"/>0<text:tab/><text:tab/></text:p>
          </table:table-cell>
        </table:table-row>
        <table:table-row table:style-name="ro1">
          <table:table-cell office:value-type="string">
            <text:p>SYNERGETICS USA INC</text:p>
          </table:table-cell>
          <table:table-cell office:value-type="string">
            <text:p><text:s text:c="2"/>COM <text:s text:c="12"/>87160G107</text:p>
          </table:table-cell>
          <table:table-cell office:value-type="float" office:value="281">
            <text:p>281</text:p>
          </table:table-cell>
          <table:table-cell office:value-type="string">
            <text:p><text:s text:c="3"/>63368 <text:s text:c="2"/>SH <text:s text:c="7"/>SOLE <text:s text:c="16"/>63368 <text:s text:c="6"/>0 <text:s text:c="7"/>0<text:tab/><text:tab/></text:p>
          </table:table-cell>
        </table:table-row>
        <table:table-row table:style-name="ro1">
          <table:table-cell office:value-type="string">
            <text:p>SUSSER HLDGS CORP</text:p>
          </table:table-cell>
          <table:table-cell office:value-type="string">
            <text:p><text:s text:c="2"/>COM <text:s text:c="12"/>869233106</text:p>
          </table:table-cell>
          <table:table-cell office:value-type="float" office:value="1008">
            <text:p>1008</text:p>
          </table:table-cell>
          <table:table-cell office:value-type="string">
            <text:p><text:s text:c="3"/>27112 <text:s text:c="2"/>SH <text:s text:c="7"/>SOLE <text:s text:c="16"/>27112 <text:s text:c="6"/>0 <text:s text:c="7"/>0<text:tab/><text:tab/></text:p>
          </table:table-cell>
        </table:table-row>
        <table:table-row table:style-name="ro1">
          <table:table-cell office:value-type="string">
            <text:p>SUPERVALU INC</text:p>
          </table:table-cell>
          <table:table-cell office:value-type="string">
            <text:p><text:s text:c="2"/>COM <text:s text:c="12"/>868536103</text:p>
          </table:table-cell>
          <table:table-cell office:value-type="float" office:value="1187">
            <text:p>1187</text:p>
          </table:table-cell>
          <table:table-cell office:value-type="string">
            <text:p><text:s text:c="2"/>229221 <text:s text:c="2"/>SH <text:s text:c="7"/>SOLE <text:s text:c="15"/>229221 <text:s text:c="6"/>0 <text:s text:c="7"/>0<text:tab/><text:tab/></text:p>
          </table:table-cell>
        </table:table-row>
        <table:table-row table:style-name="ro1">
          <table:table-cell office:value-type="string">
            <text:p>STILLWATER MNG CO</text:p>
          </table:table-cell>
          <table:table-cell office:value-type="string">
            <text:p><text:s text:c="2"/>COM <text:s text:c="12"/>86074Q102</text:p>
          </table:table-cell>
          <table:table-cell office:value-type="float" office:value="171">
            <text:p>171</text:p>
          </table:table-cell>
          <table:table-cell office:value-type="string">
            <text:p><text:s text:c="3"/>20006 <text:s text:c="2"/>SH <text:s text:c="7"/>SOLE <text:s text:c="16"/>20006 <text:s text:c="6"/>0 <text:s text:c="7"/>0<text:tab/><text:tab/></text:p>
          </table:table-cell>
        </table:table-row>
        <table:table-row table:style-name="ro1">
          <table:table-cell office:value-type="string">
            <text:p>SMITH &amp; WESSON HLDG CORP</text:p>
          </table:table-cell>
          <table:table-cell office:value-type="string">
            <text:p><text:s text:c="2"/>COM <text:s text:c="12"/>831756101</text:p>
          </table:table-cell>
          <table:table-cell office:value-type="float" office:value="1492">
            <text:p>1492</text:p>
          </table:table-cell>
          <table:table-cell office:value-type="string">
            <text:p><text:s text:c="2"/>179680 <text:s text:c="2"/>SH <text:s text:c="7"/>SOLE <text:s text:c="15"/>179680 <text:s text:c="6"/>0 <text:s text:c="7"/>0<text:tab/><text:tab/></text:p>
          </table:table-cell>
        </table:table-row>
        <table:table-row table:style-name="ro1">
          <table:table-cell office:value-type="string">
            <text:p>SOLARWINDS INC</text:p>
          </table:table-cell>
          <table:table-cell office:value-type="string">
            <text:p><text:s text:c="2"/>COM <text:s text:c="12"/>83416B109</text:p>
          </table:table-cell>
          <table:table-cell office:value-type="float" office:value="327">
            <text:p>327</text:p>
          </table:table-cell>
          <table:table-cell office:value-type="string">
            <text:p><text:s text:c="4"/>7507 <text:s text:c="2"/>SH <text:s text:c="7"/>SOLE <text:s text:c="17"/>7507 <text:s text:c="6"/>0 <text:s text:c="7"/>0<text:tab/><text:tab/></text:p>
          </table:table-cell>
        </table:table-row>
        <table:table-row table:style-name="ro1">
          <table:table-cell office:value-type="string">
            <text:p>STANLEY BLACK &amp; DECKER INC</text:p>
          </table:table-cell>
          <table:table-cell office:value-type="string">
            <text:p><text:s text:c="2"/>COM <text:s text:c="12"/>854502101</text:p>
          </table:table-cell>
          <table:table-cell office:value-type="float" office:value="234">
            <text:p>234</text:p>
          </table:table-cell>
          <table:table-cell office:value-type="string">
            <text:p><text:s text:c="4"/>3637 <text:s text:c="2"/>SH <text:s text:c="7"/>SOLE <text:s text:c="17"/>3637 <text:s text:c="6"/>0 <text:s text:c="7"/>0<text:tab/><text:tab/></text:p>
          </table:table-cell>
        </table:table-row>
        <table:table-row table:style-name="ro1">
          <table:table-cell office:value-type="string">
            <text:p>SKYWORKS SOLUTIONS INC</text:p>
          </table:table-cell>
          <table:table-cell office:value-type="string">
            <text:p><text:s text:c="2"/>COM <text:s text:c="12"/>83088M102</text:p>
          </table:table-cell>
          <table:table-cell office:value-type="float" office:value="863">
            <text:p>863</text:p>
          </table:table-cell>
          <table:table-cell office:value-type="string">
            <text:p><text:s text:c="3"/>31578 <text:s text:c="2"/>SH <text:s text:c="7"/>SOLE <text:s text:c="16"/>31578 <text:s text:c="6"/>0 <text:s text:c="7"/>0<text:tab/><text:tab/></text:p>
          </table:table-cell>
        </table:table-row>
        <table:table-row table:style-name="ro1">
          <table:table-cell office:value-type="string">
            <text:p>SWS GROUP INC</text:p>
          </table:table-cell>
          <table:table-cell office:value-type="string">
            <text:p><text:s text:c="2"/>COM <text:s text:c="12"/>78503N107</text:p>
          </table:table-cell>
          <table:table-cell office:value-type="float" office:value="143">
            <text:p>143</text:p>
          </table:table-cell>
          <table:table-cell office:value-type="string">
            <text:p><text:s text:c="3"/>26834 <text:s text:c="2"/>SH <text:s text:c="7"/>SOLE <text:s text:c="16"/>26834 <text:s text:c="6"/>0 <text:s text:c="7"/>0<text:tab/><text:tab/></text:p>
          </table:table-cell>
        </table:table-row>
        <table:table-row table:style-name="ro1">
          <table:table-cell office:value-type="string">
            <text:p>SAFEWAY INC</text:p>
          </table:table-cell>
          <table:table-cell office:value-type="string">
            <text:p><text:s text:c="2"/>COM NEW <text:s text:c="8"/>786514208</text:p>
          </table:table-cell>
          <table:table-cell office:value-type="float" office:value="184">
            <text:p>184</text:p>
          </table:table-cell>
          <table:table-cell office:value-type="string">
            <text:p><text:s text:c="3"/>10136 <text:s text:c="2"/>SH <text:s text:c="7"/>SOLE <text:s text:c="16"/>10136 <text:s text:c="6"/>0 <text:s text:c="7"/>0<text:tab/><text:tab/></text:p>
          </table:table-cell>
        </table:table-row>
        <table:table-row table:style-name="ro1">
          <table:table-cell office:value-type="string">
            <text:p>SUNCOKE ENERGY INC</text:p>
          </table:table-cell>
          <table:table-cell office:value-type="string">
            <text:p><text:s text:c="2"/>COM <text:s text:c="12"/>86722A103</text:p>
          </table:table-cell>
          <table:table-cell office:value-type="float" office:value="421">
            <text:p>421</text:p>
          </table:table-cell>
          <table:table-cell office:value-type="string">
            <text:p><text:s text:c="3"/>28730 <text:s text:c="2"/>SH <text:s text:c="7"/>SOLE <text:s text:c="16"/>28730 <text:s text:c="6"/>0 <text:s text:c="7"/>0<text:tab/><text:tab/></text:p>
          </table:table-cell>
        </table:table-row>
        <table:table-row table:style-name="ro1">
          <table:table-cell office:value-type="string">
            <text:p>STANDEX INTL CORP</text:p>
          </table:table-cell>
          <table:table-cell office:value-type="string">
            <text:p><text:s text:c="2"/>COM <text:s text:c="12"/>854231107</text:p>
          </table:table-cell>
          <table:table-cell office:value-type="float" office:value="997">
            <text:p>997</text:p>
          </table:table-cell>
          <table:table-cell office:value-type="string">
            <text:p><text:s text:c="3"/>23417 <text:s text:c="2"/>SH <text:s text:c="7"/>SOLE <text:s text:c="16"/>23417 <text:s text:c="6"/>0 <text:s text:c="7"/>0<text:tab/><text:tab/></text:p>
          </table:table-cell>
        </table:table-row>
        <table:table-row table:style-name="ro1">
          <table:table-cell office:value-type="string">
            <text:p>SUNOCO LOGISTICS PRTNRS L P</text:p>
          </table:table-cell>
          <table:table-cell office:value-type="string">
            <text:p><text:s text:c="2"/>COM UNITS <text:s text:c="6"/>86764L108</text:p>
          </table:table-cell>
          <table:table-cell office:value-type="float" office:value="277">
            <text:p>277</text:p>
          </table:table-cell>
          <table:table-cell office:value-type="string">
            <text:p><text:s text:c="4"/>7635 <text:s text:c="2"/>SH <text:s text:c="7"/>SOLE <text:s text:c="17"/>7635 <text:s text:c="6"/>0 <text:s text:c="7"/>0<text:tab/><text:tab/></text:p>
          </table:table-cell>
        </table:table-row>
        <table:table-row table:style-name="ro1">
          <table:table-cell office:value-type="string">
            <text:p>SYKES ENTERPRISES INC</text:p>
          </table:table-cell>
          <table:table-cell office:value-type="string">
            <text:p><text:s text:c="2"/>COM <text:s text:c="12"/>871237103</text:p>
          </table:table-cell>
          <table:table-cell office:value-type="float" office:value="831">
            <text:p>831</text:p>
          </table:table-cell>
          <table:table-cell office:value-type="string">
            <text:p><text:s text:c="3"/>52197 <text:s text:c="2"/>SH <text:s text:c="7"/>SOLE <text:s text:c="16"/>52197 <text:s text:c="6"/>0 <text:s text:c="7"/>0<text:tab/><text:tab/></text:p>
          </table:table-cell>
        </table:table-row>
        <table:table-row table:style-name="ro1">
          <table:table-cell office:value-type="string">
            <text:p>SYMANTEC CORP</text:p>
          </table:table-cell>
          <table:table-cell office:value-type="string">
            <text:p><text:s text:c="2"/>COM <text:s text:c="12"/>871503108</text:p>
          </table:table-cell>
          <table:table-cell office:value-type="float" office:value="1002">
            <text:p>1002</text:p>
          </table:table-cell>
          <table:table-cell office:value-type="string">
            <text:p><text:s text:c="3"/>68585 <text:s text:c="2"/>SH <text:s text:c="7"/>SOLE <text:s text:c="16"/>68585 <text:s text:c="6"/>0 <text:s text:c="7"/>0<text:tab/><text:tab/></text:p>
          </table:table-cell>
        </table:table-row>
        <table:table-row table:style-name="ro1">
          <table:table-cell office:value-type="string">
            <text:p>SYMMETRICOM INC</text:p>
          </table:table-cell>
          <table:table-cell office:value-type="string">
            <text:p><text:s text:c="2"/>COM <text:s text:c="12"/>871543104</text:p>
          </table:table-cell>
          <table:table-cell office:value-type="float" office:value="455">
            <text:p>455</text:p>
          </table:table-cell>
          <table:table-cell office:value-type="string">
            <text:p><text:s text:c="3"/>75772 <text:s text:c="2"/>SH <text:s text:c="7"/>SOLE <text:s text:c="16"/>75772 <text:s text:c="6"/>0 <text:s text:c="7"/>0<text:tab/><text:tab/></text:p>
          </table:table-cell>
        </table:table-row>
        <table:table-row table:style-name="ro1">
          <table:table-cell office:value-type="string">
            <text:p>SYNAPTICS INC</text:p>
          </table:table-cell>
          <table:table-cell office:value-type="string">
            <text:p><text:s text:c="2"/>COM <text:s text:c="12"/>87157D109</text:p>
          </table:table-cell>
          <table:table-cell office:value-type="float" office:value="761">
            <text:p>761</text:p>
          </table:table-cell>
          <table:table-cell office:value-type="string">
            <text:p><text:s text:c="3"/>26542 <text:s text:c="2"/>SH <text:s text:c="7"/>SOLE <text:s text:c="16"/>26542 <text:s text:c="6"/>0 <text:s text:c="7"/>0<text:tab/><text:tab/></text:p>
          </table:table-cell>
        </table:table-row>
        <table:table-row table:style-name="ro1">
          <table:table-cell office:value-type="string">
            <text:p>SYSTEMAX INC</text:p>
          </table:table-cell>
          <table:table-cell office:value-type="string">
            <text:p><text:s text:c="2"/>COM <text:s text:c="12"/>871851101</text:p>
          </table:table-cell>
          <table:table-cell office:value-type="float" office:value="816">
            <text:p>816</text:p>
          </table:table-cell>
          <table:table-cell office:value-type="string">
            <text:p><text:s text:c="3"/>69013 <text:s text:c="2"/>SH <text:s text:c="7"/>SOLE <text:s text:c="16"/>69013 <text:s text:c="6"/>0 <text:s text:c="7"/>0<text:tab/><text:tab/></text:p>
          </table:table-cell>
        </table:table-row>
        <table:table-row table:style-name="ro1">
          <table:table-cell office:value-type="string">
            <text:p>AT&amp;T INC</text:p>
          </table:table-cell>
          <table:table-cell office:value-type="string">
            <text:p><text:s text:c="2"/>COM <text:s text:c="12"/>00206R102</text:p>
          </table:table-cell>
          <table:table-cell office:value-type="float" office:value="2163">
            <text:p>2163</text:p>
          </table:table-cell>
          <table:table-cell office:value-type="string">
            <text:p><text:s text:c="3"/>60655 <text:s text:c="2"/>SH <text:s text:c="7"/>SOLE <text:s text:c="16"/>60655 <text:s text:c="6"/>0 <text:s text:c="7"/>0<text:tab/><text:tab/></text:p>
          </table:table-cell>
        </table:table-row>
        <table:table-row table:style-name="ro1">
          <table:table-cell office:value-type="string">
            <text:p>TRAVELCENTERS OF AMERICA LL</text:p>
          </table:table-cell>
          <table:table-cell office:value-type="string">
            <text:p><text:s text:c="2"/>COM <text:s text:c="12"/>894174101</text:p>
          </table:table-cell>
          <table:table-cell office:value-type="float" office:value="711">
            <text:p>711</text:p>
          </table:table-cell>
          <table:table-cell office:value-type="string">
            <text:p><text:s text:c="2"/>140149 <text:s text:c="2"/>SH <text:s text:c="7"/>SOLE <text:s text:c="15"/>140149 <text:s text:c="6"/>0 <text:s text:c="7"/>0<text:tab/><text:tab/></text:p>
          </table:table-cell>
        </table:table-row>
        <table:table-row table:style-name="ro1">
          <table:table-cell office:value-type="string">
            <text:p>MOLSON COORS BREWING CO</text:p>
          </table:table-cell>
          <table:table-cell office:value-type="string">
            <text:p><text:s text:c="2"/>CL B <text:s text:c="11"/>60871R209</text:p>
          </table:table-cell>
          <table:table-cell office:value-type="float" office:value="498">
            <text:p>498</text:p>
          </table:table-cell>
          <table:table-cell office:value-type="string">
            <text:p><text:s text:c="3"/>11961 <text:s text:c="2"/>SH <text:s text:c="7"/>SOLE <text:s text:c="16"/>11961 <text:s text:c="6"/>0 <text:s text:c="7"/>0<text:tab/><text:tab/></text:p>
          </table:table-cell>
        </table:table-row>
        <table:table-row table:style-name="ro1">
          <table:table-cell office:value-type="string">
            <text:p>TASER INTL INC</text:p>
          </table:table-cell>
          <table:table-cell office:value-type="string">
            <text:p><text:s text:c="2"/>COM <text:s text:c="12"/>87651B104</text:p>
          </table:table-cell>
          <table:table-cell office:value-type="float" office:value="494">
            <text:p>494</text:p>
          </table:table-cell>
          <table:table-cell office:value-type="string">
            <text:p><text:s text:c="3"/>94255 <text:s text:c="2"/>SH <text:s text:c="7"/>SOLE <text:s text:c="16"/>94255 <text:s text:c="6"/>0 <text:s text:c="7"/>0<text:tab/><text:tab/></text:p>
          </table:table-cell>
        </table:table-row>
        <table:table-row table:style-name="ro1">
          <table:table-cell office:value-type="string">
            <text:p>CARROLS RESTAURANT GROUP IN</text:p>
          </table:table-cell>
          <table:table-cell office:value-type="string">
            <text:p><text:s text:c="2"/>COM <text:s text:c="12"/>14574X104</text:p>
          </table:table-cell>
          <table:table-cell office:value-type="float" office:value="825">
            <text:p>825</text:p>
          </table:table-cell>
          <table:table-cell office:value-type="string">
            <text:p><text:s text:c="2"/>138631 <text:s text:c="2"/>SH <text:s text:c="7"/>SOLE <text:s text:c="15"/>138631 <text:s text:c="6"/>0 <text:s text:c="7"/>0<text:tab/><text:tab/></text:p>
          </table:table-cell>
        </table:table-row>
        <table:table-row table:style-name="ro1">
          <table:table-cell office:value-type="string">
            <text:p>TELEPHONE &amp; DATA SYS INC</text:p>
          </table:table-cell>
          <table:table-cell office:value-type="string">
            <text:p><text:s text:c="2"/>COM NEW <text:s text:c="8"/>879433829</text:p>
          </table:table-cell>
          <table:table-cell office:value-type="float" office:value="609">
            <text:p>609</text:p>
          </table:table-cell>
          <table:table-cell office:value-type="string">
            <text:p><text:s text:c="3"/>28613 <text:s text:c="2"/>SH <text:s text:c="7"/>SOLE <text:s text:c="16"/>28613 <text:s text:c="6"/>0 <text:s text:c="7"/>0<text:tab/><text:tab/></text:p>
          </table:table-cell>
        </table:table-row>
        <table:table-row table:style-name="ro1">
          <table:table-cell office:value-type="string">
            <text:p>TECO ENERGY INC</text:p>
          </table:table-cell>
          <table:table-cell office:value-type="string">
            <text:p><text:s text:c="2"/>COM <text:s text:c="12"/>872375100</text:p>
          </table:table-cell>
          <table:table-cell office:value-type="float" office:value="568">
            <text:p>568</text:p>
          </table:table-cell>
          <table:table-cell office:value-type="string">
            <text:p><text:s text:c="3"/>31471 <text:s text:c="2"/>SH <text:s text:c="7"/>SOLE <text:s text:c="16"/>31471 <text:s text:c="6"/>0 <text:s text:c="7"/>0<text:tab/><text:tab/></text:p>
          </table:table-cell>
        </table:table-row>
        <table:table-row table:style-name="ro1">
          <table:table-cell office:value-type="string">
            <text:p>TECH DATA CORP</text:p>
          </table:table-cell>
          <table:table-cell office:value-type="string">
            <text:p><text:s text:c="2"/>COM <text:s text:c="12"/>878237106</text:p>
          </table:table-cell>
          <table:table-cell office:value-type="float" office:value="601">
            <text:p>601</text:p>
          </table:table-cell>
          <table:table-cell office:value-type="string">
            <text:p><text:s text:c="3"/>12475 <text:s text:c="2"/>SH <text:s text:c="7"/>SOLE <text:s text:c="16"/>12475 <text:s text:c="6"/>0 <text:s text:c="7"/>0<text:tab/><text:tab/></text:p>
          </table:table-cell>
        </table:table-row>
        <table:table-row table:style-name="ro1">
          <table:table-cell office:value-type="string">
            <text:p>TECHNE CORP</text:p>
          </table:table-cell>
          <table:table-cell office:value-type="string">
            <text:p><text:s text:c="2"/>COM <text:s text:c="12"/>878377100</text:p>
          </table:table-cell>
          <table:table-cell office:value-type="float" office:value="474">
            <text:p>474</text:p>
          </table:table-cell>
          <table:table-cell office:value-type="string">
            <text:p><text:s text:c="4"/>6400 <text:s text:c="2"/>SH <text:s text:c="7"/>SOLE <text:s text:c="17"/>6400 <text:s text:c="6"/>0 <text:s text:c="7"/>0<text:tab/><text:tab/></text:p>
          </table:table-cell>
        </table:table-row>
        <table:table-row table:style-name="ro1">
          <table:table-cell office:value-type="string">
            <text:p>INTEGRYS ENERGY GROUP INC</text:p>
          </table:table-cell>
          <table:table-cell office:value-type="string">
            <text:p><text:s text:c="2"/>COM <text:s text:c="12"/>45822P105</text:p>
          </table:table-cell>
          <table:table-cell office:value-type="float" office:value="426">
            <text:p>426</text:p>
          </table:table-cell>
          <table:table-cell office:value-type="string">
            <text:p><text:s text:c="4"/>7497 <text:s text:c="2"/>SH <text:s text:c="7"/>SOLE <text:s text:c="17"/>7497 <text:s text:c="6"/>0 <text:s text:c="7"/>0<text:tab/><text:tab/></text:p>
          </table:table-cell>
        </table:table-row>
        <table:table-row table:style-name="ro1">
          <table:table-cell office:value-type="string">
            <text:p>TE CONNECTIVITY LTD</text:p>
          </table:table-cell>
          <table:table-cell office:value-type="string">
            <text:p><text:s text:c="2"/>REG SHS <text:s text:c="8"/>H84989104</text:p>
          </table:table-cell>
          <table:table-cell office:value-type="float" office:value="344">
            <text:p>344</text:p>
          </table:table-cell>
          <table:table-cell office:value-type="string">
            <text:p><text:s text:c="3"/>10778 <text:s text:c="2"/>SH <text:s text:c="7"/>SOLE <text:s text:c="16"/>10778 <text:s text:c="6"/>0 <text:s text:c="7"/>0<text:tab/><text:tab/></text:p>
          </table:table-cell>
        </table:table-row>
        <table:table-row table:style-name="ro1">
          <table:table-cell office:value-type="string">
            <text:p>TENNECO INC</text:p>
          </table:table-cell>
          <table:table-cell office:value-type="string">
            <text:p><text:s text:c="2"/>COM <text:s text:c="12"/>880349105</text:p>
          </table:table-cell>
          <table:table-cell office:value-type="float" office:value="799">
            <text:p>799</text:p>
          </table:table-cell>
          <table:table-cell office:value-type="string">
            <text:p><text:s text:c="3"/>29802 <text:s text:c="2"/>SH <text:s text:c="7"/>SOLE <text:s text:c="16"/>29802 <text:s text:c="6"/>0 <text:s text:c="7"/>0<text:tab/><text:tab/></text:p>
          </table:table-cell>
        </table:table-row>
        <table:table-row table:style-name="ro1">
          <table:table-cell office:value-type="string">
            <text:p>TERADYNE INC</text:p>
          </table:table-cell>
          <table:table-cell office:value-type="string">
            <text:p><text:s text:c="2"/>COM <text:s text:c="12"/>880770102</text:p>
          </table:table-cell>
          <table:table-cell office:value-type="float" office:value="395">
            <text:p>395</text:p>
          </table:table-cell>
          <table:table-cell office:value-type="string">
            <text:p><text:s text:c="3"/>28085 <text:s text:c="2"/>SH <text:s text:c="7"/>SOLE <text:s text:c="16"/>28085 <text:s text:c="6"/>0 <text:s text:c="7"/>0<text:tab/><text:tab/></text:p>
          </table:table-cell>
        </table:table-row>
        <table:table-row table:style-name="ro1">
          <table:table-cell office:value-type="string">
            <text:p>TESCO CORP</text:p>
          </table:table-cell>
          <table:table-cell office:value-type="string">
            <text:p><text:s text:c="2"/>COM <text:s text:c="12"/>88157K101</text:p>
          </table:table-cell>
          <table:table-cell office:value-type="float" office:value="126">
            <text:p>126</text:p>
          </table:table-cell>
          <table:table-cell office:value-type="string">
            <text:p><text:s text:c="3"/>10512 <text:s text:c="2"/>SH <text:s text:c="7"/>SOLE <text:s text:c="16"/>10512 <text:s text:c="6"/>0 <text:s text:c="7"/>0<text:tab/><text:tab/></text:p>
          </table:table-cell>
        </table:table-row>
        <table:table-row table:style-name="ro1">
          <table:table-cell office:value-type="string">
            <text:p>TESSCO TECHNOLOGIES INC</text:p>
          </table:table-cell>
          <table:table-cell office:value-type="string">
            <text:p><text:s text:c="2"/>COM <text:s text:c="12"/>872386107</text:p>
          </table:table-cell>
          <table:table-cell office:value-type="float" office:value="1033">
            <text:p>1033</text:p>
          </table:table-cell>
          <table:table-cell office:value-type="string">
            <text:p><text:s text:c="3"/>46900 <text:s text:c="2"/>SH <text:s text:c="7"/>SOLE <text:s text:c="16"/>46900 <text:s text:c="6"/>0 <text:s text:c="7"/>0<text:tab/><text:tab/></text:p>
          </table:table-cell>
        </table:table-row>
        <table:table-row table:style-name="ro1">
          <table:table-cell office:value-type="string">
            <text:p>TEVA PHARMACEUTICAL INDS LT</text:p>
          </table:table-cell>
          <table:table-cell office:value-type="string">
            <text:p><text:s text:c="2"/>ADR <text:s text:c="12"/>881624209</text:p>
          </table:table-cell>
          <table:table-cell office:value-type="float" office:value="751">
            <text:p>751</text:p>
          </table:table-cell>
          <table:table-cell office:value-type="string">
            <text:p><text:s text:c="3"/>19042 <text:s text:c="2"/>SH <text:s text:c="7"/>SOLE <text:s text:c="16"/>19042 <text:s text:c="6"/>0 <text:s text:c="7"/>0<text:tab/><text:tab/></text:p>
          </table:table-cell>
        </table:table-row>
        <table:table-row table:style-name="ro1">
          <table:table-cell office:value-type="string">
            <text:p>TEREX CORP NEW</text:p>
          </table:table-cell>
          <table:table-cell office:value-type="string">
            <text:p><text:s text:c="2"/>COM <text:s text:c="12"/>880779103</text:p>
          </table:table-cell>
          <table:table-cell office:value-type="float" office:value="273">
            <text:p>273</text:p>
          </table:table-cell>
          <table:table-cell office:value-type="string">
            <text:p><text:s text:c="3"/>15316 <text:s text:c="2"/>SH <text:s text:c="7"/>SOLE <text:s text:c="16"/>15316 <text:s text:c="6"/>0 <text:s text:c="7"/>0<text:tab/><text:tab/></text:p>
          </table:table-cell>
        </table:table-row>
        <table:table-row table:style-name="ro1">
          <table:table-cell office:value-type="string">
            <text:p>FRESH MKT INC</text:p>
          </table:table-cell>
          <table:table-cell office:value-type="string">
            <text:p><text:s text:c="2"/>COM <text:s text:c="12"/>35804H106</text:p>
          </table:table-cell>
          <table:table-cell office:value-type="float" office:value="786">
            <text:p>786</text:p>
          </table:table-cell>
          <table:table-cell office:value-type="string">
            <text:p><text:s text:c="3"/>14650 <text:s text:c="2"/>SH <text:s text:c="7"/>SOLE <text:s text:c="16"/>14650 <text:s text:c="6"/>0 <text:s text:c="7"/>0<text:tab/><text:tab/></text:p>
          </table:table-cell>
        </table:table-row>
        <table:table-row table:style-name="ro1">
          <table:table-cell office:value-type="string">
            <text:p>TGC INDS INC</text:p>
          </table:table-cell>
          <table:table-cell office:value-type="string">
            <text:p><text:s text:c="2"/>COM NEW <text:s text:c="8"/>872417308</text:p>
          </table:table-cell>
          <table:table-cell office:value-type="float" office:value="719">
            <text:p>719</text:p>
          </table:table-cell>
          <table:table-cell office:value-type="string">
            <text:p><text:s text:c="3"/>74212 <text:s text:c="2"/>SH <text:s text:c="7"/>SOLE <text:s text:c="16"/>74212 <text:s text:c="6"/>0 <text:s text:c="7"/>0<text:tab/><text:tab/></text:p>
          </table:table-cell>
        </table:table-row>
        <table:table-row table:style-name="ro1">
          <table:table-cell office:value-type="string">
            <text:p>TRIUMPH GROUP INC NEW</text:p>
          </table:table-cell>
          <table:table-cell office:value-type="string">
            <text:p><text:s text:c="2"/>COM <text:s text:c="12"/>896818101</text:p>
          </table:table-cell>
          <table:table-cell office:value-type="float" office:value="643">
            <text:p>643</text:p>
          </table:table-cell>
          <table:table-cell office:value-type="string">
            <text:p><text:s text:c="3"/>11426 <text:s text:c="2"/>SH <text:s text:c="7"/>SOLE <text:s text:c="16"/>11426 <text:s text:c="6"/>0 <text:s text:c="7"/>0<text:tab/><text:tab/></text:p>
          </table:table-cell>
        </table:table-row>
        <table:table-row table:style-name="ro1">
          <table:table-cell office:value-type="string">
            <text:p>TARGET CORP</text:p>
          </table:table-cell>
          <table:table-cell office:value-type="string">
            <text:p><text:s text:c="2"/>COM <text:s text:c="12"/>87612E106</text:p>
          </table:table-cell>
          <table:table-cell office:value-type="float" office:value="2725">
            <text:p>2725</text:p>
          </table:table-cell>
          <table:table-cell office:value-type="string">
            <text:p><text:s text:c="3"/>46823 <text:s text:c="2"/>SH <text:s text:c="7"/>SOLE <text:s text:c="16"/>46823 <text:s text:c="6"/>0 <text:s text:c="7"/>0<text:tab/><text:tab/></text:p>
          </table:table-cell>
        </table:table-row>
        <table:table-row table:style-name="ro1">
          <table:table-cell office:value-type="string">
            <text:p>TENET HEALTHCARE CORP</text:p>
          </table:table-cell>
          <table:table-cell office:value-type="string">
            <text:p><text:s text:c="2"/>COM <text:s text:c="12"/>88033G100</text:p>
          </table:table-cell>
          <table:table-cell office:value-type="float" office:value="538">
            <text:p>538</text:p>
          </table:table-cell>
          <table:table-cell office:value-type="string">
            <text:p><text:s text:c="2"/>102752 <text:s text:c="2"/>SH <text:s text:c="7"/>SOLE <text:s text:c="15"/>102752 <text:s text:c="6"/>0 <text:s text:c="7"/>0<text:tab/><text:tab/></text:p>
          </table:table-cell>
        </table:table-row>
        <table:table-row table:style-name="ro1">
          <table:table-cell office:value-type="string">
            <text:p>THERMON GROUP HLDGS INC</text:p>
          </table:table-cell>
          <table:table-cell office:value-type="string">
            <text:p><text:s text:c="2"/>COM <text:s text:c="12"/>88362T103</text:p>
          </table:table-cell>
          <table:table-cell office:value-type="float" office:value="319">
            <text:p>319</text:p>
          </table:table-cell>
          <table:table-cell office:value-type="string">
            <text:p><text:s text:c="3"/>15389 <text:s text:c="2"/>SH <text:s text:c="7"/>SOLE <text:s text:c="16"/>15389 <text:s text:c="6"/>0 <text:s text:c="7"/>0<text:tab/><text:tab/></text:p>
          </table:table-cell>
        </table:table-row>
        <table:table-row table:style-name="ro1">
          <table:table-cell office:value-type="string">
            <text:p>THERAVANCE INC</text:p>
          </table:table-cell>
          <table:table-cell office:value-type="string">
            <text:p><text:s text:c="2"/>COM <text:s text:c="12"/>88338T104</text:p>
          </table:table-cell>
          <table:table-cell office:value-type="float" office:value="254">
            <text:p>254</text:p>
          </table:table-cell>
          <table:table-cell office:value-type="string">
            <text:p><text:s text:c="3"/>11457 <text:s text:c="2"/>SH <text:s text:c="7"/>SOLE <text:s text:c="16"/>11457 <text:s text:c="6"/>0 <text:s text:c="7"/>0<text:tab/><text:tab/></text:p>
          </table:table-cell>
        </table:table-row>
        <table:table-row table:style-name="ro1">
          <table:table-cell office:value-type="string">
            <text:p>TIBCO SOFTWARE INC</text:p>
          </table:table-cell>
          <table:table-cell office:value-type="string">
            <text:p><text:s text:c="2"/>COM <text:s text:c="12"/>88632Q103</text:p>
          </table:table-cell>
          <table:table-cell office:value-type="float" office:value="1056">
            <text:p>1056</text:p>
          </table:table-cell>
          <table:table-cell office:value-type="string">
            <text:p><text:s text:c="3"/>35306 <text:s text:c="2"/>SH <text:s text:c="7"/>SOLE <text:s text:c="16"/>35306 <text:s text:c="6"/>0 <text:s text:c="7"/>0<text:tab/><text:tab/></text:p>
          </table:table-cell>
        </table:table-row>
        <table:table-row table:style-name="ro1">
          <table:table-cell office:value-type="string">
            <text:p>TITANIUM METALS CORP</text:p>
          </table:table-cell>
          <table:table-cell office:value-type="string">
            <text:p><text:s text:c="2"/>COM NEW <text:s text:c="8"/>888339207</text:p>
          </table:table-cell>
          <table:table-cell office:value-type="float" office:value="450">
            <text:p>450</text:p>
          </table:table-cell>
          <table:table-cell office:value-type="string">
            <text:p><text:s text:c="3"/>39808 <text:s text:c="2"/>SH <text:s text:c="7"/>SOLE <text:s text:c="16"/>39808 <text:s text:c="6"/>0 <text:s text:c="7"/>0<text:tab/><text:tab/></text:p>
          </table:table-cell>
        </table:table-row>
        <table:table-row table:style-name="ro1">
          <table:table-cell office:value-type="string">
            <text:p>TEAM INC</text:p>
          </table:table-cell>
          <table:table-cell office:value-type="string">
            <text:p><text:s text:c="2"/>COM <text:s text:c="12"/>878155100</text:p>
          </table:table-cell>
          <table:table-cell office:value-type="float" office:value="208">
            <text:p>208</text:p>
          </table:table-cell>
          <table:table-cell office:value-type="string">
            <text:p><text:s text:c="4"/>6673 <text:s text:c="2"/>SH <text:s text:c="7"/>SOLE <text:s text:c="17"/>6673 <text:s text:c="6"/>0 <text:s text:c="7"/>0<text:tab/><text:tab/></text:p>
          </table:table-cell>
        </table:table-row>
        <table:table-row table:style-name="ro1">
          <table:table-cell office:value-type="string">
            <text:p>TIVO INC</text:p>
          </table:table-cell>
          <table:table-cell office:value-type="string">
            <text:p><text:s text:c="2"/>COM <text:s text:c="12"/>888706108</text:p>
          </table:table-cell>
          <table:table-cell office:value-type="float" office:value="143">
            <text:p>143</text:p>
          </table:table-cell>
          <table:table-cell office:value-type="string">
            <text:p><text:s text:c="3"/>17269 <text:s text:c="2"/>SH <text:s text:c="7"/>SOLE <text:s text:c="16"/>17269 <text:s text:c="6"/>0 <text:s text:c="7"/>0<text:tab/><text:tab/></text:p>
          </table:table-cell>
        </table:table-row>
        <table:table-row table:style-name="ro1">
          <table:table-cell office:value-type="string">
            <text:p>TJX COS INC NEW</text:p>
          </table:table-cell>
          <table:table-cell office:value-type="string">
            <text:p><text:s text:c="2"/>COM <text:s text:c="12"/>872540109</text:p>
          </table:table-cell>
          <table:table-cell office:value-type="float" office:value="832">
            <text:p>832</text:p>
          </table:table-cell>
          <table:table-cell office:value-type="string">
            <text:p><text:s text:c="3"/>19375 <text:s text:c="2"/>SH <text:s text:c="7"/>SOLE <text:s text:c="16"/>19375 <text:s text:c="6"/>0 <text:s text:c="7"/>0<text:tab/><text:tab/></text:p>
          </table:table-cell>
        </table:table-row>
        <table:table-row table:style-name="ro1">
          <table:table-cell office:value-type="string">
            <text:p>TELLABS INC</text:p>
          </table:table-cell>
          <table:table-cell office:value-type="string">
            <text:p><text:s text:c="2"/>COM <text:s text:c="12"/>879664100</text:p>
          </table:table-cell>
          <table:table-cell office:value-type="float" office:value="39">
            <text:p>39</text:p>
          </table:table-cell>
          <table:table-cell office:value-type="string">
            <text:p><text:s text:c="3"/>11601 <text:s text:c="2"/>SH <text:s text:c="7"/>SOLE <text:s text:c="16"/>11601 <text:s text:c="6"/>0 <text:s text:c="7"/>0<text:tab/><text:tab/></text:p>
          </table:table-cell>
        </table:table-row>
        <table:table-row table:style-name="ro1">
          <table:table-cell office:value-type="string">
            <text:p>TESORO LOGISTICS LP</text:p>
          </table:table-cell>
          <table:table-cell office:value-type="string">
            <text:p><text:s text:c="2"/>COM UNIT LP <text:s text:c="4"/>88160T107</text:p>
          </table:table-cell>
          <table:table-cell office:value-type="float" office:value="380">
            <text:p>380</text:p>
          </table:table-cell>
          <table:table-cell office:value-type="string">
            <text:p><text:s text:c="3"/>11200 <text:s text:c="2"/>SH <text:s text:c="7"/>SOLE <text:s text:c="16"/>11200 <text:s text:c="6"/>0 <text:s text:c="7"/>0<text:tab/><text:tab/></text:p>
          </table:table-cell>
        </table:table-row>
        <table:table-row table:style-name="ro1">
          <table:table-cell office:value-type="string">
            <text:p>TENNANT CO</text:p>
          </table:table-cell>
          <table:table-cell office:value-type="string">
            <text:p><text:s text:c="2"/>COM <text:s text:c="12"/>880345103</text:p>
          </table:table-cell>
          <table:table-cell office:value-type="float" office:value="755">
            <text:p>755</text:p>
          </table:table-cell>
          <table:table-cell office:value-type="string">
            <text:p><text:s text:c="3"/>18900 <text:s text:c="2"/>SH <text:s text:c="7"/>SOLE <text:s text:c="16"/>18900 <text:s text:c="6"/>0 <text:s text:c="7"/>0<text:tab/><text:tab/></text:p>
          </table:table-cell>
        </table:table-row>
        <table:table-row table:style-name="ro1">
          <table:table-cell office:value-type="string">
            <text:p>TERRA NITROGEN CO L P</text:p>
          </table:table-cell>
          <table:table-cell office:value-type="string">
            <text:p><text:s text:c="2"/>COM UNIT <text:s text:c="7"/>881005201</text:p>
          </table:table-cell>
          <table:table-cell office:value-type="float" office:value="1522">
            <text:p>1522</text:p>
          </table:table-cell>
          <table:table-cell office:value-type="string">
            <text:p><text:s text:c="4"/>7187 <text:s text:c="2"/>SH <text:s text:c="7"/>SOLE <text:s text:c="17"/>7187 <text:s text:c="6"/>0 <text:s text:c="7"/>0<text:tab/><text:tab/></text:p>
          </table:table-cell>
        </table:table-row>
        <table:table-row table:style-name="ro1">
          <table:table-cell office:value-type="string">
            <text:p>TEEKAY TANKERS LTD</text:p>
          </table:table-cell>
          <table:table-cell office:value-type="string">
            <text:p><text:s text:c="2"/>CL A <text:s text:c="11"/>Y8565N102</text:p>
          </table:table-cell>
          <table:table-cell office:value-type="float" office:value="112">
            <text:p>112</text:p>
          </table:table-cell>
          <table:table-cell office:value-type="string">
            <text:p><text:s text:c="3"/>24471 <text:s text:c="2"/>SH <text:s text:c="7"/>SOLE <text:s text:c="16"/>24471 <text:s text:c="6"/>0 <text:s text:c="7"/>0<text:tab/><text:tab/></text:p>
          </table:table-cell>
        </table:table-row>
        <table:table-row table:style-name="ro1">
          <table:table-cell office:value-type="string">
            <text:p>TSAKOS ENERGY NAVIGATION LT</text:p>
          </table:table-cell>
          <table:table-cell office:value-type="string">
            <text:p><text:s text:c="2"/>SHS <text:s text:c="12"/>G9108L108</text:p>
          </table:table-cell>
          <table:table-cell office:value-type="float" office:value="66">
            <text:p>66</text:p>
          </table:table-cell>
          <table:table-cell office:value-type="string">
            <text:p><text:s text:c="3"/>13600 <text:s text:c="2"/>SH <text:s text:c="7"/>SOLE <text:s text:c="16"/>13600 <text:s text:c="6"/>0 <text:s text:c="7"/>0<text:tab/><text:tab/></text:p>
          </table:table-cell>
        </table:table-row>
        <table:table-row table:style-name="ro1">
          <table:table-cell office:value-type="string">
            <text:p>TNS INC</text:p>
          </table:table-cell>
          <table:table-cell office:value-type="string">
            <text:p><text:s text:c="2"/>COM <text:s text:c="12"/>872960109</text:p>
          </table:table-cell>
          <table:table-cell office:value-type="float" office:value="843">
            <text:p>843</text:p>
          </table:table-cell>
          <table:table-cell office:value-type="string">
            <text:p><text:s text:c="3"/>46995 <text:s text:c="2"/>SH <text:s text:c="7"/>SOLE <text:s text:c="16"/>46995 <text:s text:c="6"/>0 <text:s text:c="7"/>0<text:tab/><text:tab/></text:p>
          </table:table-cell>
        </table:table-row>
        <table:table-row table:style-name="ro1">
          <table:table-cell office:value-type="string">
            <text:p>TOTAL S A</text:p>
          </table:table-cell>
          <table:table-cell office:value-type="string">
            <text:p><text:s text:c="2"/>SPONSORED ADR <text:s text:c="2"/>89151E109</text:p>
          </table:table-cell>
          <table:table-cell office:value-type="float" office:value="341">
            <text:p>341</text:p>
          </table:table-cell>
          <table:table-cell office:value-type="string">
            <text:p><text:s text:c="4"/>7594 <text:s text:c="2"/>SH <text:s text:c="7"/>SOLE <text:s text:c="17"/>7594 <text:s text:c="6"/>0 <text:s text:c="7"/>0<text:tab/><text:tab/></text:p>
          </table:table-cell>
        </table:table-row>
        <table:table-row table:style-name="ro1">
          <table:table-cell office:value-type="string">
            <text:p>TPC GROUP INC</text:p>
          </table:table-cell>
          <table:table-cell office:value-type="string">
            <text:p><text:s text:c="2"/>COM <text:s text:c="12"/>89236Y104</text:p>
          </table:table-cell>
          <table:table-cell office:value-type="float" office:value="616">
            <text:p>616</text:p>
          </table:table-cell>
          <table:table-cell office:value-type="string">
            <text:p><text:s text:c="3"/>16658 <text:s text:c="2"/>SH <text:s text:c="7"/>SOLE <text:s text:c="16"/>16658 <text:s text:c="6"/>0 <text:s text:c="7"/>0<text:tab/><text:tab/></text:p>
          </table:table-cell>
        </table:table-row>
        <table:table-row table:style-name="ro1">
          <table:table-cell office:value-type="string">
            <text:p>THOMAS PPTYS GROUP INC</text:p>
          </table:table-cell>
          <table:table-cell office:value-type="string">
            <text:p><text:s text:c="2"/>COM <text:s text:c="12"/>884453101</text:p>
          </table:table-cell>
          <table:table-cell office:value-type="float" office:value="160">
            <text:p>160</text:p>
          </table:table-cell>
          <table:table-cell office:value-type="string">
            <text:p><text:s text:c="3"/>29450 <text:s text:c="2"/>SH <text:s text:c="7"/>SOLE <text:s text:c="16"/>29450 <text:s text:c="6"/>0 <text:s text:c="7"/>0<text:tab/><text:tab/></text:p>
          </table:table-cell>
        </table:table-row>
        <table:table-row table:style-name="ro1">
          <table:table-cell office:value-type="string">
            <text:p>TREX CO INC</text:p>
          </table:table-cell>
          <table:table-cell office:value-type="string">
            <text:p><text:s text:c="2"/>COM <text:s text:c="12"/>89531P105</text:p>
          </table:table-cell>
          <table:table-cell office:value-type="float" office:value="540">
            <text:p>540</text:p>
          </table:table-cell>
          <table:table-cell office:value-type="string">
            <text:p><text:s text:c="3"/>17948 <text:s text:c="2"/>SH <text:s text:c="7"/>SOLE <text:s text:c="16"/>17948 <text:s text:c="6"/>0 <text:s text:c="7"/>0<text:tab/><text:tab/></text:p>
          </table:table-cell>
        </table:table-row>
        <table:table-row table:style-name="ro1">
          <table:table-cell office:value-type="string">
            <text:p>TARGA RES CORP</text:p>
          </table:table-cell>
          <table:table-cell office:value-type="string">
            <text:p><text:s text:c="2"/>COM <text:s text:c="12"/>87612G101</text:p>
          </table:table-cell>
          <table:table-cell office:value-type="float" office:value="775">
            <text:p>775</text:p>
          </table:table-cell>
          <table:table-cell office:value-type="string">
            <text:p><text:s text:c="3"/>18154 <text:s text:c="2"/>SH <text:s text:c="7"/>SOLE <text:s text:c="16"/>18154 <text:s text:c="6"/>0 <text:s text:c="7"/>0<text:tab/><text:tab/></text:p>
          </table:table-cell>
        </table:table-row>
        <table:table-row table:style-name="ro1">
          <table:table-cell office:value-type="string">
            <text:p>THOMSON REUTERS CORP</text:p>
          </table:table-cell>
          <table:table-cell office:value-type="string">
            <text:p><text:s text:c="2"/>COM <text:s text:c="12"/>884903105</text:p>
          </table:table-cell>
          <table:table-cell office:value-type="float" office:value="831">
            <text:p>831</text:p>
          </table:table-cell>
          <table:table-cell office:value-type="string">
            <text:p><text:s text:c="3"/>29204 <text:s text:c="2"/>SH <text:s text:c="7"/>SOLE <text:s text:c="16"/>29204 <text:s text:c="6"/>0 <text:s text:c="7"/>0<text:tab/><text:tab/></text:p>
          </table:table-cell>
        </table:table-row>
        <table:table-row table:style-name="ro1">
          <table:table-cell office:value-type="string">
            <text:p>TRINITY BIOTECH PLC</text:p>
          </table:table-cell>
          <table:table-cell office:value-type="string">
            <text:p><text:s text:c="2"/>SPON ADR NEW <text:s text:c="3"/>896438306</text:p>
          </table:table-cell>
          <table:table-cell office:value-type="float" office:value="204">
            <text:p>204</text:p>
          </table:table-cell>
          <table:table-cell office:value-type="string">
            <text:p><text:s text:c="3"/>17000 <text:s text:c="2"/>SH <text:s text:c="7"/>SOLE <text:s text:c="16"/>17000 <text:s text:c="6"/>0 <text:s text:c="7"/>0<text:tab/><text:tab/></text:p>
          </table:table-cell>
        </table:table-row>
        <table:table-row table:style-name="ro1">
          <table:table-cell office:value-type="string">
            <text:p>TRUSTMARK CORP</text:p>
          </table:table-cell>
          <table:table-cell office:value-type="string">
            <text:p><text:s text:c="2"/>COM <text:s text:c="12"/>898402102</text:p>
          </table:table-cell>
          <table:table-cell office:value-type="float" office:value="204">
            <text:p>204</text:p>
          </table:table-cell>
          <table:table-cell office:value-type="string">
            <text:p><text:s text:c="4"/>8348 <text:s text:c="2"/>SH <text:s text:c="7"/>SOLE <text:s text:c="17"/>8348 <text:s text:c="6"/>0 <text:s text:c="7"/>0<text:tab/><text:tab/></text:p>
          </table:table-cell>
        </table:table-row>
        <table:table-row table:style-name="ro1">
          <table:table-cell office:value-type="string">
            <text:p>TRAVELERS COMPANIES INC</text:p>
          </table:table-cell>
          <table:table-cell office:value-type="string">
            <text:p><text:s text:c="2"/>COM <text:s text:c="12"/>89417E109</text:p>
          </table:table-cell>
          <table:table-cell office:value-type="float" office:value="880">
            <text:p>880</text:p>
          </table:table-cell>
          <table:table-cell office:value-type="string">
            <text:p><text:s text:c="3"/>13787 <text:s text:c="2"/>SH <text:s text:c="7"/>SOLE <text:s text:c="16"/>13787 <text:s text:c="6"/>0 <text:s text:c="7"/>0<text:tab/><text:tab/></text:p>
          </table:table-cell>
        </table:table-row>
        <table:table-row table:style-name="ro1">
          <table:table-cell office:value-type="string">
            <text:p>TRW AUTOMOTIVE HLDGS CORP</text:p>
          </table:table-cell>
          <table:table-cell office:value-type="string">
            <text:p><text:s text:c="2"/>COM <text:s text:c="12"/>87264S106</text:p>
          </table:table-cell>
          <table:table-cell office:value-type="float" office:value="1635">
            <text:p>1635</text:p>
          </table:table-cell>
          <table:table-cell office:value-type="string">
            <text:p><text:s text:c="3"/>44477 <text:s text:c="2"/>SH <text:s text:c="7"/>SOLE <text:s text:c="16"/>44477 <text:s text:c="6"/>0 <text:s text:c="7"/>0<text:tab/><text:tab/></text:p>
          </table:table-cell>
        </table:table-row>
        <table:table-row table:style-name="ro1">
          <table:table-cell office:value-type="string">
            <text:p>TRACTOR SUPPLY CO</text:p>
          </table:table-cell>
          <table:table-cell office:value-type="string">
            <text:p><text:s text:c="2"/>COM <text:s text:c="12"/>892356106</text:p>
          </table:table-cell>
          <table:table-cell office:value-type="float" office:value="1131">
            <text:p>1131</text:p>
          </table:table-cell>
          <table:table-cell office:value-type="string">
            <text:p><text:s text:c="3"/>13616 <text:s text:c="2"/>SH <text:s text:c="7"/>SOLE <text:s text:c="16"/>13616 <text:s text:c="6"/>0 <text:s text:c="7"/>0<text:tab/><text:tab/></text:p>
          </table:table-cell>
        </table:table-row>
        <table:table-row table:style-name="ro1">
          <table:table-cell office:value-type="string">
            <text:p>TYSON FOODS INC</text:p>
          </table:table-cell>
          <table:table-cell office:value-type="string">
            <text:p><text:s text:c="2"/>CL A <text:s text:c="11"/>902494103</text:p>
          </table:table-cell>
          <table:table-cell office:value-type="float" office:value="1693">
            <text:p>1693</text:p>
          </table:table-cell>
          <table:table-cell office:value-type="string">
            <text:p><text:s text:c="3"/>89928 <text:s text:c="2"/>SH <text:s text:c="7"/>SOLE <text:s text:c="16"/>89928 <text:s text:c="6"/>0 <text:s text:c="7"/>0<text:tab/><text:tab/></text:p>
          </table:table-cell>
        </table:table-row>
        <table:table-row table:style-name="ro1">
          <table:table-cell office:value-type="string">
            <text:p>TESORO CORP</text:p>
          </table:table-cell>
          <table:table-cell office:value-type="string">
            <text:p><text:s text:c="2"/>COM <text:s text:c="12"/>881609101</text:p>
          </table:table-cell>
          <table:table-cell office:value-type="float" office:value="2481">
            <text:p>2481</text:p>
          </table:table-cell>
          <table:table-cell office:value-type="string">
            <text:p><text:s text:c="3"/>99406 <text:s text:c="2"/>SH <text:s text:c="7"/>SOLE <text:s text:c="16"/>99406 <text:s text:c="6"/>0 <text:s text:c="7"/>0<text:tab/><text:tab/></text:p>
          </table:table-cell>
        </table:table-row>
        <table:table-row table:style-name="ro1">
          <table:table-cell office:value-type="string">
            <text:p>TOTAL SYS SVCS INC</text:p>
          </table:table-cell>
          <table:table-cell office:value-type="string">
            <text:p><text:s text:c="2"/>COM <text:s text:c="12"/>891906109</text:p>
          </table:table-cell>
          <table:table-cell office:value-type="float" office:value="624">
            <text:p>624</text:p>
          </table:table-cell>
          <table:table-cell office:value-type="string">
            <text:p><text:s text:c="3"/>26070 <text:s text:c="2"/>SH <text:s text:c="7"/>SOLE <text:s text:c="16"/>26070 <text:s text:c="6"/>0 <text:s text:c="7"/>0<text:tab/><text:tab/></text:p>
          </table:table-cell>
        </table:table-row>
        <table:table-row table:style-name="ro1">
          <table:table-cell office:value-type="string">
            <text:p>TELECOMMUNICATION SYS INC</text:p>
          </table:table-cell>
          <table:table-cell office:value-type="string">
            <text:p><text:s text:c="2"/>CL A <text:s text:c="11"/>87929J103</text:p>
          </table:table-cell>
          <table:table-cell office:value-type="float" office:value="191">
            <text:p>191</text:p>
          </table:table-cell>
          <table:table-cell office:value-type="string">
            <text:p><text:s text:c="2"/>153017 <text:s text:c="2"/>SH <text:s text:c="7"/>SOLE <text:s text:c="15"/>153017 <text:s text:c="6"/>0 <text:s text:c="7"/>0<text:tab/><text:tab/></text:p>
          </table:table-cell>
        </table:table-row>
        <table:table-row table:style-name="ro1">
          <table:table-cell office:value-type="string">
            <text:p>TORO CO</text:p>
          </table:table-cell>
          <table:table-cell office:value-type="string">
            <text:p><text:s text:c="2"/>COM <text:s text:c="12"/>891092108</text:p>
          </table:table-cell>
          <table:table-cell office:value-type="float" office:value="1138">
            <text:p>1138</text:p>
          </table:table-cell>
          <table:table-cell office:value-type="string">
            <text:p><text:s text:c="3"/>31066 <text:s text:c="2"/>SH <text:s text:c="7"/>SOLE <text:s text:c="16"/>31066 <text:s text:c="6"/>0 <text:s text:c="7"/>0<text:tab/><text:tab/></text:p>
          </table:table-cell>
        </table:table-row>
        <table:table-row table:style-name="ro1">
          <table:table-cell office:value-type="string">
            <text:p>TTM TECHNOLOGIES <text:s/>INC</text:p>
          </table:table-cell>
          <table:table-cell office:value-type="string">
            <text:p><text:s text:c="2"/>COM <text:s text:c="12"/>87305R109</text:p>
          </table:table-cell>
          <table:table-cell office:value-type="float" office:value="208">
            <text:p>208</text:p>
          </table:table-cell>
          <table:table-cell office:value-type="string">
            <text:p><text:s text:c="3"/>22139 <text:s text:c="2"/>SH <text:s text:c="7"/>SOLE <text:s text:c="16"/>22139 <text:s text:c="6"/>0 <text:s text:c="7"/>0<text:tab/><text:tab/></text:p>
          </table:table-cell>
        </table:table-row>
        <table:table-row table:style-name="ro1">
          <table:table-cell office:value-type="string">
            <text:p>TAKE-TWO INTERACTIVE SOFTWA</text:p>
          </table:table-cell>
          <table:table-cell office:value-type="string">
            <text:p><text:s text:c="2"/>COM <text:s text:c="12"/>874054109</text:p>
          </table:table-cell>
          <table:table-cell office:value-type="float" office:value="760">
            <text:p>760</text:p>
          </table:table-cell>
          <table:table-cell office:value-type="string">
            <text:p><text:s text:c="3"/>80319 <text:s text:c="2"/>SH <text:s text:c="7"/>SOLE <text:s text:c="16"/>80319 <text:s text:c="6"/>0 <text:s text:c="7"/>0<text:tab/><text:tab/></text:p>
          </table:table-cell>
        </table:table-row>
        <table:table-row table:style-name="ro1">
          <table:table-cell office:value-type="string">
            <text:p>TUESDAY MORNING CORP</text:p>
          </table:table-cell>
          <table:table-cell office:value-type="string">
            <text:p><text:s text:c="2"/>COM NEW <text:s text:c="8"/>899035505</text:p>
          </table:table-cell>
          <table:table-cell office:value-type="float" office:value="157">
            <text:p>157</text:p>
          </table:table-cell>
          <table:table-cell office:value-type="string">
            <text:p><text:s text:c="3"/>36509 <text:s text:c="2"/>SH <text:s text:c="7"/>SOLE <text:s text:c="16"/>36509 <text:s text:c="6"/>0 <text:s text:c="7"/>0<text:tab/><text:tab/></text:p>
          </table:table-cell>
        </table:table-row>
        <table:table-row table:style-name="ro1">
          <table:table-cell office:value-type="string">
            <text:p>TUPPERWARE BRANDS CORP</text:p>
          </table:table-cell>
          <table:table-cell office:value-type="string">
            <text:p><text:s text:c="2"/>COM <text:s text:c="12"/>899896104</text:p>
          </table:table-cell>
          <table:table-cell office:value-type="float" office:value="1254">
            <text:p>1254</text:p>
          </table:table-cell>
          <table:table-cell office:value-type="string">
            <text:p><text:s text:c="3"/>22891 <text:s text:c="2"/>SH <text:s text:c="7"/>SOLE <text:s text:c="16"/>22891 <text:s text:c="6"/>0 <text:s text:c="7"/>0<text:tab/><text:tab/></text:p>
          </table:table-cell>
        </table:table-row>
        <table:table-row table:style-name="ro1">
          <table:table-cell office:value-type="string">
            <text:p>LIN TV CORP</text:p>
          </table:table-cell>
          <table:table-cell office:value-type="string">
            <text:p><text:s text:c="2"/>CL A <text:s text:c="11"/>532774106</text:p>
          </table:table-cell>
          <table:table-cell office:value-type="float" office:value="56">
            <text:p>56</text:p>
          </table:table-cell>
          <table:table-cell office:value-type="string">
            <text:p><text:s text:c="3"/>18535 <text:s text:c="2"/>SH <text:s text:c="7"/>SOLE <text:s text:c="16"/>18535 <text:s text:c="6"/>0 <text:s text:c="7"/>0<text:tab/><text:tab/></text:p>
          </table:table-cell>
        </table:table-row>
        <table:table-row table:style-name="ro1">
          <table:table-cell office:value-type="string">
            <text:p>TOWERS WATSON &amp; CO</text:p>
          </table:table-cell>
          <table:table-cell office:value-type="string">
            <text:p><text:s text:c="2"/>CL A <text:s text:c="11"/>891894107</text:p>
          </table:table-cell>
          <table:table-cell office:value-type="float" office:value="228">
            <text:p>228</text:p>
          </table:table-cell>
          <table:table-cell office:value-type="string">
            <text:p><text:s text:c="4"/>3800 <text:s text:c="2"/>SH <text:s text:c="7"/>SOLE <text:s text:c="17"/>3800 <text:s text:c="6"/>0 <text:s text:c="7"/>0<text:tab/><text:tab/></text:p>
          </table:table-cell>
        </table:table-row>
        <table:table-row table:style-name="ro1">
          <table:table-cell office:value-type="string">
            <text:p>TITAN INTL INC ILL</text:p>
          </table:table-cell>
          <table:table-cell office:value-type="string">
            <text:p><text:s text:c="2"/>COM <text:s text:c="12"/>88830M102</text:p>
          </table:table-cell>
          <table:table-cell office:value-type="float" office:value="468">
            <text:p>468</text:p>
          </table:table-cell>
          <table:table-cell office:value-type="string">
            <text:p><text:s text:c="3"/>19067 <text:s text:c="2"/>SH <text:s text:c="7"/>SOLE <text:s text:c="16"/>19067 <text:s text:c="6"/>0 <text:s text:c="7"/>0<text:tab/><text:tab/></text:p>
          </table:table-cell>
        </table:table-row>
        <table:table-row table:style-name="ro1">
          <table:table-cell office:value-type="string">
            <text:p>TWIN DISC INC</text:p>
          </table:table-cell>
          <table:table-cell office:value-type="string">
            <text:p><text:s text:c="2"/>COM <text:s text:c="12"/>901476101</text:p>
          </table:table-cell>
          <table:table-cell office:value-type="float" office:value="274">
            <text:p>274</text:p>
          </table:table-cell>
          <table:table-cell office:value-type="string">
            <text:p><text:s text:c="3"/>14877 <text:s text:c="2"/>SH <text:s text:c="7"/>SOLE <text:s text:c="16"/>14877 <text:s text:c="6"/>0 <text:s text:c="7"/>0<text:tab/><text:tab/></text:p>
          </table:table-cell>
        </table:table-row>
        <table:table-row table:style-name="ro1">
          <table:table-cell office:value-type="string">
            <text:p>TWO HBRS INVT CORP</text:p>
          </table:table-cell>
          <table:table-cell office:value-type="string">
            <text:p><text:s text:c="2"/>COM <text:s text:c="12"/>90187B101</text:p>
          </table:table-cell>
          <table:table-cell office:value-type="float" office:value="1050">
            <text:p>1050</text:p>
          </table:table-cell>
          <table:table-cell office:value-type="string">
            <text:p><text:s text:c="2"/>101361 <text:s text:c="2"/>SH <text:s text:c="7"/>SOLE <text:s text:c="15"/>101361 <text:s text:c="6"/>0 <text:s text:c="7"/>0<text:tab/><text:tab/></text:p>
          </table:table-cell>
        </table:table-row>
        <table:table-row table:style-name="ro1">
          <table:table-cell office:value-type="string">
            <text:p>TERNIUM SA</text:p>
          </table:table-cell>
          <table:table-cell office:value-type="string">
            <text:p><text:s text:c="2"/>SPON ADR <text:s text:c="7"/>880890108</text:p>
          </table:table-cell>
          <table:table-cell office:value-type="float" office:value="423">
            <text:p>423</text:p>
          </table:table-cell>
          <table:table-cell office:value-type="string">
            <text:p><text:s text:c="3"/>21600 <text:s text:c="2"/>SH <text:s text:c="7"/>SOLE <text:s text:c="16"/>21600 <text:s text:c="6"/>0 <text:s text:c="7"/>0<text:tab/><text:tab/></text:p>
          </table:table-cell>
        </table:table-row>
        <table:table-row table:style-name="ro1">
          <table:table-cell office:value-type="string">
            <text:p>TEXTRON INC</text:p>
          </table:table-cell>
          <table:table-cell office:value-type="string">
            <text:p><text:s text:c="2"/>COM <text:s text:c="12"/>883203101</text:p>
          </table:table-cell>
          <table:table-cell office:value-type="float" office:value="1677">
            <text:p>1677</text:p>
          </table:table-cell>
          <table:table-cell office:value-type="string">
            <text:p><text:s text:c="3"/>67439 <text:s text:c="2"/>SH <text:s text:c="7"/>SOLE <text:s text:c="16"/>67439 <text:s text:c="6"/>0 <text:s text:c="7"/>0<text:tab/><text:tab/></text:p>
          </table:table-cell>
        </table:table-row>
        <table:table-row table:style-name="ro1">
          <table:table-cell office:value-type="string">
            <text:p>TYCO INTERNATIONAL LTD</text:p>
          </table:table-cell>
          <table:table-cell office:value-type="string">
            <text:p><text:s text:c="2"/>SHS <text:s text:c="12"/>H89128104</text:p>
          </table:table-cell>
          <table:table-cell office:value-type="float" office:value="1191">
            <text:p>1191</text:p>
          </table:table-cell>
          <table:table-cell office:value-type="string">
            <text:p><text:s text:c="3"/>22537 <text:s text:c="2"/>SH <text:s text:c="7"/>SOLE <text:s text:c="16"/>22537 <text:s text:c="6"/>0 <text:s text:c="7"/>0<text:tab/><text:tab/></text:p>
          </table:table-cell>
        </table:table-row>
        <table:table-row table:style-name="ro1">
          <table:table-cell office:value-type="string">
            <text:p>TRAVELZOO INC</text:p>
          </table:table-cell>
          <table:table-cell office:value-type="string">
            <text:p><text:s text:c="2"/>COM <text:s text:c="12"/>89421Q106</text:p>
          </table:table-cell>
          <table:table-cell office:value-type="float" office:value="348">
            <text:p>348</text:p>
          </table:table-cell>
          <table:table-cell office:value-type="string">
            <text:p><text:s text:c="3"/>15322 <text:s text:c="2"/>SH <text:s text:c="7"/>SOLE <text:s text:c="16"/>15322 <text:s text:c="6"/>0 <text:s text:c="7"/>0<text:tab/><text:tab/></text:p>
          </table:table-cell>
        </table:table-row>
        <table:table-row table:style-name="ro1">
          <table:table-cell office:value-type="string">
            <text:p>UNIVERSAL TRUCKLOAD SVCS IN</text:p>
          </table:table-cell>
          <table:table-cell office:value-type="string">
            <text:p><text:s text:c="2"/>COM <text:s text:c="12"/>91388P105</text:p>
          </table:table-cell>
          <table:table-cell office:value-type="float" office:value="236">
            <text:p>236</text:p>
          </table:table-cell>
          <table:table-cell office:value-type="string">
            <text:p><text:s text:c="3"/>16228 <text:s text:c="2"/>SH <text:s text:c="7"/>SOLE <text:s text:c="16"/>16228 <text:s text:c="6"/>0 <text:s text:c="7"/>0<text:tab/><text:tab/></text:p>
          </table:table-cell>
        </table:table-row>
        <table:table-row table:style-name="ro1">
          <table:table-cell office:value-type="string">
            <text:p>UNITED CONTL HLDGS INC</text:p>
          </table:table-cell>
          <table:table-cell office:value-type="string">
            <text:p><text:s text:c="2"/>COM <text:s text:c="12"/>910047109</text:p>
          </table:table-cell>
          <table:table-cell office:value-type="float" office:value="641">
            <text:p>641</text:p>
          </table:table-cell>
          <table:table-cell office:value-type="string">
            <text:p><text:s text:c="3"/>26358 <text:s text:c="2"/>SH <text:s text:c="7"/>SOLE <text:s text:c="16"/>26358 <text:s text:c="6"/>0 <text:s text:c="7"/>0<text:tab/><text:tab/></text:p>
          </table:table-cell>
        </table:table-row>
        <table:table-row table:style-name="ro1">
          <table:table-cell office:value-type="string">
            <text:p>ULTRA CLEAN HLDGS INC</text:p>
          </table:table-cell>
          <table:table-cell office:value-type="string">
            <text:p><text:s text:c="2"/>COM <text:s text:c="12"/>90385V107</text:p>
          </table:table-cell>
          <table:table-cell office:value-type="float" office:value="427">
            <text:p>427</text:p>
          </table:table-cell>
          <table:table-cell office:value-type="string">
            <text:p><text:s text:c="3"/>66663 <text:s text:c="2"/>SH <text:s text:c="7"/>SOLE <text:s text:c="16"/>66663 <text:s text:c="6"/>0 <text:s text:c="7"/>0<text:tab/><text:tab/></text:p>
          </table:table-cell>
        </table:table-row>
        <table:table-row table:style-name="ro1">
          <table:table-cell office:value-type="string">
            <text:p>UNION DRILLING INC</text:p>
          </table:table-cell>
          <table:table-cell office:value-type="string">
            <text:p><text:s text:c="2"/>COM <text:s text:c="12"/>90653P105</text:p>
          </table:table-cell>
          <table:table-cell office:value-type="float" office:value="57">
            <text:p>57</text:p>
          </table:table-cell>
          <table:table-cell office:value-type="string">
            <text:p><text:s text:c="3"/>12646 <text:s text:c="2"/>SH <text:s text:c="7"/>SOLE <text:s text:c="16"/>12646 <text:s text:c="6"/>0 <text:s text:c="7"/>0<text:tab/><text:tab/></text:p>
          </table:table-cell>
        </table:table-row>
        <table:table-row table:style-name="ro1">
          <table:table-cell office:value-type="string">
            <text:p>UNIVERSAL ELECTRS INC</text:p>
          </table:table-cell>
          <table:table-cell office:value-type="string">
            <text:p><text:s text:c="2"/>COM <text:s text:c="12"/>913483103</text:p>
          </table:table-cell>
          <table:table-cell office:value-type="float" office:value="367">
            <text:p>367</text:p>
          </table:table-cell>
          <table:table-cell office:value-type="string">
            <text:p><text:s text:c="3"/>27777 <text:s text:c="2"/>SH <text:s text:c="7"/>SOLE <text:s text:c="16"/>27777 <text:s text:c="6"/>0 <text:s text:c="7"/>0<text:tab/><text:tab/></text:p>
          </table:table-cell>
        </table:table-row>
        <table:table-row table:style-name="ro1">
          <table:table-cell office:value-type="string">
            <text:p>UNIVERSAL FST PRODS INC</text:p>
          </table:table-cell>
          <table:table-cell office:value-type="string">
            <text:p><text:s text:c="2"/>COM <text:s text:c="12"/>913543104</text:p>
          </table:table-cell>
          <table:table-cell office:value-type="float" office:value="429">
            <text:p>429</text:p>
          </table:table-cell>
          <table:table-cell office:value-type="string">
            <text:p><text:s text:c="3"/>10994 <text:s text:c="2"/>SH <text:s text:c="7"/>SOLE <text:s text:c="16"/>10994 <text:s text:c="6"/>0 <text:s text:c="7"/>0<text:tab/><text:tab/></text:p>
          </table:table-cell>
        </table:table-row>
        <table:table-row table:style-name="ro1">
          <table:table-cell office:value-type="string">
            <text:p>UFP TECHNOLOGIES INC</text:p>
          </table:table-cell>
          <table:table-cell office:value-type="string">
            <text:p><text:s text:c="2"/>COM <text:s text:c="12"/>902673102</text:p>
          </table:table-cell>
          <table:table-cell office:value-type="float" office:value="189">
            <text:p>189</text:p>
          </table:table-cell>
          <table:table-cell office:value-type="string">
            <text:p><text:s text:c="3"/>11200 <text:s text:c="2"/>SH <text:s text:c="7"/>SOLE <text:s text:c="16"/>11200 <text:s text:c="6"/>0 <text:s text:c="7"/>0<text:tab/><text:tab/></text:p>
          </table:table-cell>
        </table:table-row>
        <table:table-row table:style-name="ro1">
          <table:table-cell office:value-type="string">
            <text:p>UNIVERSAL HLTH SVCS INC</text:p>
          </table:table-cell>
          <table:table-cell office:value-type="string">
            <text:p><text:s text:c="2"/>CL B <text:s text:c="11"/>913903100</text:p>
          </table:table-cell>
          <table:table-cell office:value-type="float" office:value="513">
            <text:p>513</text:p>
          </table:table-cell>
          <table:table-cell office:value-type="string">
            <text:p><text:s text:c="3"/>11875 <text:s text:c="2"/>SH <text:s text:c="7"/>SOLE <text:s text:c="16"/>11875 <text:s text:c="6"/>0 <text:s text:c="7"/>0<text:tab/><text:tab/></text:p>
          </table:table-cell>
        </table:table-row>
        <table:table-row table:style-name="ro1">
          <table:table-cell office:value-type="string">
            <text:p>UNISYS CORP</text:p>
          </table:table-cell>
          <table:table-cell office:value-type="string">
            <text:p><text:s text:c="2"/>COM NEW <text:s text:c="8"/>909214306</text:p>
          </table:table-cell>
          <table:table-cell office:value-type="float" office:value="1146">
            <text:p>1146</text:p>
          </table:table-cell>
          <table:table-cell office:value-type="string">
            <text:p><text:s text:c="3"/>58604 <text:s text:c="2"/>SH <text:s text:c="7"/>SOLE <text:s text:c="16"/>58604 <text:s text:c="6"/>0 <text:s text:c="7"/>0<text:tab/><text:tab/></text:p>
          </table:table-cell>
        </table:table-row>
        <table:table-row table:style-name="ro1">
          <table:table-cell office:value-type="string">
            <text:p>ULTRALIFE CORP</text:p>
          </table:table-cell>
          <table:table-cell office:value-type="string">
            <text:p><text:s text:c="2"/>COM <text:s text:c="12"/>903899102</text:p>
          </table:table-cell>
          <table:table-cell office:value-type="float" office:value="39">
            <text:p>39</text:p>
          </table:table-cell>
          <table:table-cell office:value-type="string">
            <text:p><text:s text:c="3"/>10100 <text:s text:c="2"/>SH <text:s text:c="7"/>SOLE <text:s text:c="16"/>10100 <text:s text:c="6"/>0 <text:s text:c="7"/>0<text:tab/><text:tab/></text:p>
          </table:table-cell>
        </table:table-row>
        <table:table-row table:style-name="ro1">
          <table:table-cell office:value-type="string">
            <text:p>ULTA SALON COSMETCS &amp; FRAG</text:p>
          </table:table-cell>
          <table:table-cell office:value-type="string">
            <text:p><text:s text:c="2"/>COM <text:s text:c="12"/>90384S303</text:p>
          </table:table-cell>
          <table:table-cell office:value-type="float" office:value="255">
            <text:p>255</text:p>
          </table:table-cell>
          <table:table-cell office:value-type="string">
            <text:p><text:s text:c="4"/>2727 <text:s text:c="2"/>SH <text:s text:c="7"/>SOLE <text:s text:c="17"/>2727 <text:s text:c="6"/>0 <text:s text:c="7"/>0<text:tab/><text:tab/></text:p>
          </table:table-cell>
        </table:table-row>
        <table:table-row table:style-name="ro1">
          <table:table-cell office:value-type="string">
            <text:p>UNITEDHEALTH GROUP INC</text:p>
          </table:table-cell>
          <table:table-cell office:value-type="string">
            <text:p><text:s text:c="2"/>COM <text:s text:c="12"/>91324P102</text:p>
          </table:table-cell>
          <table:table-cell office:value-type="float" office:value="2497">
            <text:p>2497</text:p>
          </table:table-cell>
          <table:table-cell office:value-type="string">
            <text:p><text:s text:c="3"/>42687 <text:s text:c="2"/>SH <text:s text:c="7"/>SOLE <text:s text:c="16"/>42687 <text:s text:c="6"/>0 <text:s text:c="7"/>0<text:tab/><text:tab/></text:p>
          </table:table-cell>
        </table:table-row>
        <table:table-row table:style-name="ro1">
          <table:table-cell office:value-type="string">
            <text:p>UNUM GROUP</text:p>
          </table:table-cell>
          <table:table-cell office:value-type="string">
            <text:p><text:s text:c="2"/>COM <text:s text:c="12"/>91529Y106</text:p>
          </table:table-cell>
          <table:table-cell office:value-type="float" office:value="2116">
            <text:p>2116</text:p>
          </table:table-cell>
          <table:table-cell office:value-type="string">
            <text:p><text:s text:c="2"/>110630 <text:s text:c="2"/>SH <text:s text:c="7"/>SOLE <text:s text:c="15"/>110630 <text:s text:c="6"/>0 <text:s text:c="7"/>0<text:tab/><text:tab/></text:p>
          </table:table-cell>
        </table:table-row>
        <table:table-row table:style-name="ro1">
          <table:table-cell office:value-type="string">
            <text:p>UNION PAC CORP</text:p>
          </table:table-cell>
          <table:table-cell office:value-type="string">
            <text:p><text:s text:c="2"/>COM <text:s text:c="12"/>907818108</text:p>
          </table:table-cell>
          <table:table-cell office:value-type="float" office:value="584">
            <text:p>584</text:p>
          </table:table-cell>
          <table:table-cell office:value-type="string">
            <text:p><text:s text:c="4"/>4897 <text:s text:c="2"/>SH <text:s text:c="7"/>SOLE <text:s text:c="17"/>4897 <text:s text:c="6"/>0 <text:s text:c="7"/>0<text:tab/><text:tab/></text:p>
          </table:table-cell>
        </table:table-row>
        <table:table-row table:style-name="ro1">
          <table:table-cell office:value-type="string">
            <text:p>URBAN OUTFITTERS INC</text:p>
          </table:table-cell>
          <table:table-cell office:value-type="string">
            <text:p><text:s text:c="2"/>COM <text:s text:c="12"/>917047102</text:p>
          </table:table-cell>
          <table:table-cell office:value-type="float" office:value="214">
            <text:p>214</text:p>
          </table:table-cell>
          <table:table-cell office:value-type="string">
            <text:p><text:s text:c="4"/>7761 <text:s text:c="2"/>SH <text:s text:c="7"/>SOLE <text:s text:c="17"/>7761 <text:s text:c="6"/>0 <text:s text:c="7"/>0<text:tab/><text:tab/></text:p>
          </table:table-cell>
        </table:table-row>
        <table:table-row table:style-name="ro1">
          <table:table-cell office:value-type="string">
            <text:p>URS CORP NEW</text:p>
          </table:table-cell>
          <table:table-cell office:value-type="string">
            <text:p><text:s text:c="2"/>COM <text:s text:c="12"/>903236107</text:p>
          </table:table-cell>
          <table:table-cell office:value-type="float" office:value="1077">
            <text:p>1077</text:p>
          </table:table-cell>
          <table:table-cell office:value-type="string">
            <text:p><text:s text:c="3"/>30870 <text:s text:c="2"/>SH <text:s text:c="7"/>SOLE <text:s text:c="16"/>30870 <text:s text:c="6"/>0 <text:s text:c="7"/>0<text:tab/><text:tab/></text:p>
          </table:table-cell>
        </table:table-row>
        <table:table-row table:style-name="ro1">
          <table:table-cell office:value-type="string">
            <text:p>UNITED STATES CELLULAR CORP</text:p>
          </table:table-cell>
          <table:table-cell office:value-type="string">
            <text:p><text:s text:c="2"/>COM <text:s text:c="12"/>911684108</text:p>
          </table:table-cell>
          <table:table-cell office:value-type="float" office:value="228">
            <text:p>228</text:p>
          </table:table-cell>
          <table:table-cell office:value-type="string">
            <text:p><text:s text:c="4"/>5897 <text:s text:c="2"/>SH <text:s text:c="7"/>SOLE <text:s text:c="17"/>5897 <text:s text:c="6"/>0 <text:s text:c="7"/>0<text:tab/><text:tab/></text:p>
          </table:table-cell>
        </table:table-row>
        <table:table-row table:style-name="ro1">
          <table:table-cell office:value-type="string">
            <text:p>USA MOBILITY INC</text:p>
          </table:table-cell>
          <table:table-cell office:value-type="string">
            <text:p><text:s text:c="2"/>COM <text:s text:c="12"/>90341G103</text:p>
          </table:table-cell>
          <table:table-cell office:value-type="float" office:value="316">
            <text:p>316</text:p>
          </table:table-cell>
          <table:table-cell office:value-type="string">
            <text:p><text:s text:c="3"/>24590 <text:s text:c="2"/>SH <text:s text:c="7"/>SOLE <text:s text:c="16"/>24590 <text:s text:c="6"/>0 <text:s text:c="7"/>0<text:tab/><text:tab/></text:p>
          </table:table-cell>
        </table:table-row>
        <table:table-row table:style-name="ro1">
          <table:table-cell office:value-type="string">
            <text:p>USANA HEALTH SCIENCES INC</text:p>
          </table:table-cell>
          <table:table-cell office:value-type="string">
            <text:p><text:s text:c="2"/>COM <text:s text:c="12"/>90328M107</text:p>
          </table:table-cell>
          <table:table-cell office:value-type="float" office:value="1301">
            <text:p>1301</text:p>
          </table:table-cell>
          <table:table-cell office:value-type="string">
            <text:p><text:s text:c="3"/>31632 <text:s text:c="2"/>SH <text:s text:c="7"/>SOLE <text:s text:c="16"/>31632 <text:s text:c="6"/>0 <text:s text:c="7"/>0<text:tab/><text:tab/></text:p>
          </table:table-cell>
        </table:table-row>
        <table:table-row table:style-name="ro1">
          <table:table-cell office:value-type="string">
            <text:p>UNITIL CORP</text:p>
          </table:table-cell>
          <table:table-cell office:value-type="string">
            <text:p><text:s text:c="2"/>COM <text:s text:c="12"/>913259107</text:p>
          </table:table-cell>
          <table:table-cell office:value-type="float" office:value="250">
            <text:p>250</text:p>
          </table:table-cell>
          <table:table-cell office:value-type="string">
            <text:p><text:s text:c="4"/>9426 <text:s text:c="2"/>SH <text:s text:c="7"/>SOLE <text:s text:c="17"/>9426 <text:s text:c="6"/>0 <text:s text:c="7"/>0<text:tab/><text:tab/></text:p>
          </table:table-cell>
        </table:table-row>
        <table:table-row table:style-name="ro1">
          <table:table-cell office:value-type="string">
            <text:p>UNITED TECHNOLOGIES CORP</text:p>
          </table:table-cell>
          <table:table-cell office:value-type="string">
            <text:p><text:s text:c="2"/>COM <text:s text:c="12"/>913017109</text:p>
          </table:table-cell>
          <table:table-cell office:value-type="float" office:value="292">
            <text:p>292</text:p>
          </table:table-cell>
          <table:table-cell office:value-type="string">
            <text:p><text:s text:c="4"/>3872 <text:s text:c="2"/>SH <text:s text:c="7"/>SOLE <text:s text:c="17"/>3872 <text:s text:c="6"/>0 <text:s text:c="7"/>0<text:tab/><text:tab/></text:p>
          </table:table-cell>
        </table:table-row>
        <table:table-row table:style-name="ro1">
          <table:table-cell office:value-type="string">
            <text:p>UNIVERSAL CORP VA</text:p>
          </table:table-cell>
          <table:table-cell office:value-type="string">
            <text:p><text:s text:c="2"/>COM <text:s text:c="12"/>913456109</text:p>
          </table:table-cell>
          <table:table-cell office:value-type="float" office:value="680">
            <text:p>680</text:p>
          </table:table-cell>
          <table:table-cell office:value-type="string">
            <text:p><text:s text:c="3"/>14670 <text:s text:c="2"/>SH <text:s text:c="7"/>SOLE <text:s text:c="16"/>14670 <text:s text:c="6"/>0 <text:s text:c="7"/>0<text:tab/><text:tab/></text:p>
          </table:table-cell>
        </table:table-row>
        <table:table-row table:style-name="ro1">
          <table:table-cell office:value-type="string">
            <text:p>VISA INC</text:p>
          </table:table-cell>
          <table:table-cell office:value-type="string">
            <text:p><text:s text:c="2"/>COM CL A <text:s text:c="7"/>92826C839</text:p>
          </table:table-cell>
          <table:table-cell office:value-type="float" office:value="291">
            <text:p>291</text:p>
          </table:table-cell>
          <table:table-cell office:value-type="string">
            <text:p><text:s text:c="4"/>2355 <text:s text:c="2"/>SH <text:s text:c="7"/>SOLE <text:s text:c="17"/>2355 <text:s text:c="6"/>0 <text:s text:c="7"/>0<text:tab/><text:tab/></text:p>
          </table:table-cell>
        </table:table-row>
        <table:table-row table:style-name="ro1">
          <table:table-cell office:value-type="string">
            <text:p>VALSPAR CORP</text:p>
          </table:table-cell>
          <table:table-cell office:value-type="string">
            <text:p><text:s text:c="2"/>COM <text:s text:c="12"/>920355104</text:p>
          </table:table-cell>
          <table:table-cell office:value-type="float" office:value="1318">
            <text:p>1318</text:p>
          </table:table-cell>
          <table:table-cell office:value-type="string">
            <text:p><text:s text:c="3"/>25112 <text:s text:c="2"/>SH <text:s text:c="7"/>SOLE <text:s text:c="16"/>25112 <text:s text:c="6"/>0 <text:s text:c="7"/>0<text:tab/><text:tab/></text:p>
          </table:table-cell>
        </table:table-row>
        <table:table-row table:style-name="ro1">
          <table:table-cell office:value-type="string">
            <text:p>VALE S A</text:p>
          </table:table-cell>
          <table:table-cell office:value-type="string">
            <text:p><text:s text:c="2"/>ADR <text:s text:c="12"/>91912E105</text:p>
          </table:table-cell>
          <table:table-cell office:value-type="float" office:value="277">
            <text:p>277</text:p>
          </table:table-cell>
          <table:table-cell office:value-type="string">
            <text:p><text:s text:c="3"/>13970 <text:s text:c="2"/>SH <text:s text:c="7"/>SOLE <text:s text:c="16"/>13970 <text:s text:c="6"/>0 <text:s text:c="7"/>0<text:tab/><text:tab/></text:p>
          </table:table-cell>
        </table:table-row>
        <table:table-row table:style-name="ro1">
          <table:table-cell office:value-type="string">
            <text:p>VARIAN MED SYS INC</text:p>
          </table:table-cell>
          <table:table-cell office:value-type="string">
            <text:p><text:s text:c="2"/>COM <text:s text:c="12"/>92220P105</text:p>
          </table:table-cell>
          <table:table-cell office:value-type="float" office:value="1751">
            <text:p>1751</text:p>
          </table:table-cell>
          <table:table-cell office:value-type="string">
            <text:p><text:s text:c="3"/>28819 <text:s text:c="2"/>SH <text:s text:c="7"/>SOLE <text:s text:c="16"/>28819 <text:s text:c="6"/>0 <text:s text:c="7"/>0<text:tab/><text:tab/></text:p>
          </table:table-cell>
        </table:table-row>
        <table:table-row table:style-name="ro1">
          <table:table-cell office:value-type="string">
            <text:p>VASCULAR SOLUTIONS INC</text:p>
          </table:table-cell>
          <table:table-cell office:value-type="string">
            <text:p><text:s text:c="2"/>COM <text:s text:c="12"/>92231M109</text:p>
          </table:table-cell>
          <table:table-cell office:value-type="float" office:value="582">
            <text:p>582</text:p>
          </table:table-cell>
          <table:table-cell office:value-type="string">
            <text:p><text:s text:c="3"/>46601 <text:s text:c="2"/>SH <text:s text:c="7"/>SOLE <text:s text:c="16"/>46601 <text:s text:c="6"/>0 <text:s text:c="7"/>0<text:tab/><text:tab/></text:p>
          </table:table-cell>
        </table:table-row>
        <table:table-row table:style-name="ro1">
          <table:table-cell office:value-type="string">
            <text:p>VISTEON CORP</text:p>
          </table:table-cell>
          <table:table-cell office:value-type="string">
            <text:p><text:s text:c="2"/>COM NEW <text:s text:c="8"/>92839U206</text:p>
          </table:table-cell>
          <table:table-cell office:value-type="float" office:value="1017">
            <text:p>1017</text:p>
          </table:table-cell>
          <table:table-cell office:value-type="string">
            <text:p><text:s text:c="3"/>27133 <text:s text:c="2"/>SH <text:s text:c="7"/>SOLE <text:s text:c="16"/>27133 <text:s text:c="6"/>0 <text:s text:c="7"/>0<text:tab/><text:tab/></text:p>
          </table:table-cell>
        </table:table-row>
        <table:table-row table:style-name="ro1">
          <table:table-cell office:value-type="string">
            <text:p>VIRGINIA COMM BANCORP INC</text:p>
          </table:table-cell>
          <table:table-cell office:value-type="string">
            <text:p><text:s text:c="2"/>COM <text:s text:c="12"/>92778Q109</text:p>
          </table:table-cell>
          <table:table-cell office:value-type="float" office:value="145">
            <text:p>145</text:p>
          </table:table-cell>
          <table:table-cell office:value-type="string">
            <text:p><text:s text:c="3"/>17229 <text:s text:c="2"/>SH <text:s text:c="7"/>SOLE <text:s text:c="16"/>17229 <text:s text:c="6"/>0 <text:s text:c="7"/>0<text:tab/><text:tab/></text:p>
          </table:table-cell>
        </table:table-row>
        <table:table-row table:style-name="ro1">
          <table:table-cell office:value-type="string">
            <text:p>VASCO DATA SEC INTL INC</text:p>
          </table:table-cell>
          <table:table-cell office:value-type="string">
            <text:p><text:s text:c="2"/>COM <text:s text:c="12"/>92230Y104</text:p>
          </table:table-cell>
          <table:table-cell office:value-type="float" office:value="218">
            <text:p>218</text:p>
          </table:table-cell>
          <table:table-cell office:value-type="string">
            <text:p><text:s text:c="3"/>26671 <text:s text:c="2"/>SH <text:s text:c="7"/>SOLE <text:s text:c="16"/>26671 <text:s text:c="6"/>0 <text:s text:c="7"/>0<text:tab/><text:tab/></text:p>
          </table:table-cell>
        </table:table-row>
        <table:table-row table:style-name="ro1">
          <table:table-cell office:value-type="string">
            <text:p>VEECO INSTRS INC DEL</text:p>
          </table:table-cell>
          <table:table-cell office:value-type="string">
            <text:p><text:s text:c="2"/>COM <text:s text:c="12"/>922417100</text:p>
          </table:table-cell>
          <table:table-cell office:value-type="float" office:value="1182">
            <text:p>1182</text:p>
          </table:table-cell>
          <table:table-cell office:value-type="string">
            <text:p><text:s text:c="3"/>34427 <text:s text:c="2"/>SH <text:s text:c="7"/>SOLE <text:s text:c="16"/>34427 <text:s text:c="6"/>0 <text:s text:c="7"/>0<text:tab/><text:tab/></text:p>
          </table:table-cell>
        </table:table-row>
        <table:table-row table:style-name="ro1">
          <table:table-cell office:value-type="string">
            <text:p>V F CORP</text:p>
          </table:table-cell>
          <table:table-cell office:value-type="string">
            <text:p><text:s text:c="2"/>COM <text:s text:c="12"/>918204108</text:p>
          </table:table-cell>
          <table:table-cell office:value-type="float" office:value="430">
            <text:p>430</text:p>
          </table:table-cell>
          <table:table-cell office:value-type="string">
            <text:p><text:s text:c="4"/>3221 <text:s text:c="2"/>SH <text:s text:c="7"/>SOLE <text:s text:c="17"/>3221 <text:s text:c="6"/>0 <text:s text:c="7"/>0<text:tab/><text:tab/></text:p>
          </table:table-cell>
        </table:table-row>
        <table:table-row table:style-name="ro1">
          <table:table-cell office:value-type="string">
            <text:p>VONAGE HLDGS CORP</text:p>
          </table:table-cell>
          <table:table-cell office:value-type="string">
            <text:p><text:s text:c="2"/>COM <text:s text:c="12"/>92886T201</text:p>
          </table:table-cell>
          <table:table-cell office:value-type="float" office:value="1124">
            <text:p>1124</text:p>
          </table:table-cell>
          <table:table-cell office:value-type="string">
            <text:p><text:s text:c="2"/>559239 <text:s text:c="2"/>SH <text:s text:c="7"/>SOLE <text:s text:c="15"/>559239 <text:s text:c="6"/>0 <text:s text:c="7"/>0<text:tab/><text:tab/></text:p>
          </table:table-cell>
        </table:table-row>
        <table:table-row table:style-name="ro1">
          <table:table-cell office:value-type="string">
            <text:p>VIACOM INC NEW</text:p>
          </table:table-cell>
          <table:table-cell office:value-type="string">
            <text:p><text:s text:c="2"/>CL B <text:s text:c="11"/>92553P201</text:p>
          </table:table-cell>
          <table:table-cell office:value-type="float" office:value="3489">
            <text:p>3489</text:p>
          </table:table-cell>
          <table:table-cell office:value-type="string">
            <text:p><text:s text:c="3"/>74197 <text:s text:c="2"/>SH <text:s text:c="7"/>SOLE <text:s text:c="16"/>74197 <text:s text:c="6"/>0 <text:s text:c="7"/>0<text:tab/><text:tab/></text:p>
          </table:table-cell>
        </table:table-row>
        <table:table-row table:style-name="ro1">
          <table:table-cell office:value-type="string">
            <text:p>VICOR CORP</text:p>
          </table:table-cell>
          <table:table-cell office:value-type="string">
            <text:p><text:s text:c="2"/>COM <text:s text:c="12"/>925815102</text:p>
          </table:table-cell>
          <table:table-cell office:value-type="float" office:value="154">
            <text:p>154</text:p>
          </table:table-cell>
          <table:table-cell office:value-type="string">
            <text:p><text:s text:c="3"/>22315 <text:s text:c="2"/>SH <text:s text:c="7"/>SOLE <text:s text:c="16"/>22315 <text:s text:c="6"/>0 <text:s text:c="7"/>0<text:tab/><text:tab/></text:p>
          </table:table-cell>
        </table:table-row>
        <table:table-row table:style-name="ro1">
          <table:table-cell office:value-type="string">
            <text:p>VILLAGE SUPER MKT INC</text:p>
          </table:table-cell>
          <table:table-cell office:value-type="string">
            <text:p><text:s text:c="2"/>CL A NEW <text:s text:c="7"/>927107409</text:p>
          </table:table-cell>
          <table:table-cell office:value-type="float" office:value="343">
            <text:p>343</text:p>
          </table:table-cell>
          <table:table-cell office:value-type="string">
            <text:p><text:s text:c="3"/>10572 <text:s text:c="2"/>SH <text:s text:c="7"/>SOLE <text:s text:c="16"/>10572 <text:s text:c="6"/>0 <text:s text:c="7"/>0<text:tab/><text:tab/></text:p>
          </table:table-cell>
        </table:table-row>
        <table:table-row table:style-name="ro1">
          <table:table-cell office:value-type="string">
            <text:p>VALERO ENERGY CORP NEW</text:p>
          </table:table-cell>
          <table:table-cell office:value-type="string">
            <text:p><text:s text:c="2"/>COM <text:s text:c="12"/>91913Y100</text:p>
          </table:table-cell>
          <table:table-cell office:value-type="float" office:value="1306">
            <text:p>1306</text:p>
          </table:table-cell>
          <table:table-cell office:value-type="string">
            <text:p><text:s text:c="3"/>54064 <text:s text:c="2"/>SH <text:s text:c="7"/>SOLE <text:s text:c="16"/>54064 <text:s text:c="6"/>0 <text:s text:c="7"/>0<text:tab/><text:tab/></text:p>
          </table:table-cell>
        </table:table-row>
        <table:table-row table:style-name="ro1">
          <table:table-cell office:value-type="string">
            <text:p>VOLTERRA SEMICONDUCTOR CORP</text:p>
          </table:table-cell>
          <table:table-cell office:value-type="string">
            <text:p><text:s text:c="2"/>COM <text:s text:c="12"/>928708106</text:p>
          </table:table-cell>
          <table:table-cell office:value-type="float" office:value="453">
            <text:p>453</text:p>
          </table:table-cell>
          <table:table-cell office:value-type="string">
            <text:p><text:s text:c="3"/>19371 <text:s text:c="2"/>SH <text:s text:c="7"/>SOLE <text:s text:c="16"/>19371 <text:s text:c="6"/>0 <text:s text:c="7"/>0<text:tab/><text:tab/></text:p>
          </table:table-cell>
        </table:table-row>
        <table:table-row table:style-name="ro1">
          <table:table-cell office:value-type="string">
            <text:p>VALLEY NATL BANCORP</text:p>
          </table:table-cell>
          <table:table-cell office:value-type="string">
            <text:p><text:s text:c="2"/>COM <text:s text:c="12"/>919794107</text:p>
          </table:table-cell>
          <table:table-cell office:value-type="float" office:value="666">
            <text:p>666</text:p>
          </table:table-cell>
          <table:table-cell office:value-type="string">
            <text:p><text:s text:c="3"/>62842 <text:s text:c="2"/>SH <text:s text:c="7"/>SOLE <text:s text:c="16"/>62842 <text:s text:c="6"/>0 <text:s text:c="7"/>0<text:tab/><text:tab/></text:p>
          </table:table-cell>
        </table:table-row>
        <table:table-row table:style-name="ro1">
          <table:table-cell office:value-type="string">
            <text:p>VIRGIN MEDIA INC</text:p>
          </table:table-cell>
          <table:table-cell office:value-type="string">
            <text:p><text:s text:c="2"/>COM <text:s text:c="12"/>92769L101</text:p>
          </table:table-cell>
          <table:table-cell office:value-type="float" office:value="1431">
            <text:p>1431</text:p>
          </table:table-cell>
          <table:table-cell office:value-type="string">
            <text:p><text:s text:c="3"/>58684 <text:s text:c="2"/>SH <text:s text:c="7"/>SOLE <text:s text:c="16"/>58684 <text:s text:c="6"/>0 <text:s text:c="7"/>0<text:tab/><text:tab/></text:p>
          </table:table-cell>
        </table:table-row>
        <table:table-row table:style-name="ro1">
          <table:table-cell office:value-type="string">
            <text:p>VALMONT INDS INC</text:p>
          </table:table-cell>
          <table:table-cell office:value-type="string">
            <text:p><text:s text:c="2"/>COM <text:s text:c="12"/>920253101</text:p>
          </table:table-cell>
          <table:table-cell office:value-type="float" office:value="334">
            <text:p>334</text:p>
          </table:table-cell>
          <table:table-cell office:value-type="string">
            <text:p><text:s text:c="4"/>2757 <text:s text:c="2"/>SH <text:s text:c="7"/>SOLE <text:s text:c="17"/>2757 <text:s text:c="6"/>0 <text:s text:c="7"/>0<text:tab/><text:tab/></text:p>
          </table:table-cell>
        </table:table-row>
        <table:table-row table:style-name="ro1">
          <table:table-cell office:value-type="string">
            <text:p>VMWARE INC</text:p>
          </table:table-cell>
          <table:table-cell office:value-type="string">
            <text:p><text:s text:c="2"/>CL A COM <text:s text:c="7"/>928563402</text:p>
          </table:table-cell>
          <table:table-cell office:value-type="float" office:value="319">
            <text:p>319</text:p>
          </table:table-cell>
          <table:table-cell office:value-type="string">
            <text:p><text:s text:c="4"/>3503 <text:s text:c="2"/>SH <text:s text:c="7"/>SOLE <text:s text:c="17"/>3503 <text:s text:c="6"/>0 <text:s text:c="7"/>0<text:tab/><text:tab/></text:p>
          </table:table-cell>
        </table:table-row>
        <table:table-row table:style-name="ro1">
          <table:table-cell office:value-type="string">
            <text:p>VORNADO RLTY TR</text:p>
          </table:table-cell>
          <table:table-cell office:value-type="string">
            <text:p><text:s text:c="2"/>SH BEN INT <text:s text:c="5"/>929042109</text:p>
          </table:table-cell>
          <table:table-cell office:value-type="float" office:value="819">
            <text:p>819</text:p>
          </table:table-cell>
          <table:table-cell office:value-type="string">
            <text:p><text:s text:c="4"/>9756 <text:s text:c="2"/>SH <text:s text:c="7"/>SOLE <text:s text:c="17"/>9756 <text:s text:c="6"/>0 <text:s text:c="7"/>0<text:tab/><text:tab/></text:p>
          </table:table-cell>
        </table:table-row>
        <table:table-row table:style-name="ro1">
          <table:table-cell office:value-type="string">
            <text:p>VOC ENERGY TR</text:p>
          </table:table-cell>
          <table:table-cell office:value-type="string">
            <text:p><text:s text:c="2"/>TR UNIT <text:s text:c="8"/>91829B103</text:p>
          </table:table-cell>
          <table:table-cell office:value-type="float" office:value="206">
            <text:p>206</text:p>
          </table:table-cell>
          <table:table-cell office:value-type="string">
            <text:p><text:s text:c="3"/>11322 <text:s text:c="2"/>SH <text:s text:c="7"/>SOLE <text:s text:c="16"/>11322 <text:s text:c="6"/>0 <text:s text:c="7"/>0<text:tab/><text:tab/></text:p>
          </table:table-cell>
        </table:table-row>
        <table:table-row table:style-name="ro1">
          <table:table-cell office:value-type="string">
            <text:p>VODAFONE GROUP PLC NEW</text:p>
          </table:table-cell>
          <table:table-cell office:value-type="string">
            <text:p><text:s text:c="2"/>SPONS ADR NEW <text:s text:c="2"/>92857W209</text:p>
          </table:table-cell>
          <table:table-cell office:value-type="float" office:value="254">
            <text:p>254</text:p>
          </table:table-cell>
          <table:table-cell office:value-type="string">
            <text:p><text:s text:c="4"/>9008 <text:s text:c="2"/>SH <text:s text:c="7"/>SOLE <text:s text:c="17"/>9008 <text:s text:c="6"/>0 <text:s text:c="7"/>0<text:tab/><text:tab/></text:p>
          </table:table-cell>
        </table:table-row>
        <table:table-row table:style-name="ro1">
          <table:table-cell office:value-type="string">
            <text:p>VOXX INTL CORP</text:p>
          </table:table-cell>
          <table:table-cell office:value-type="string">
            <text:p><text:s text:c="2"/>CL A <text:s text:c="11"/>91829F104</text:p>
          </table:table-cell>
          <table:table-cell office:value-type="float" office:value="533">
            <text:p>533</text:p>
          </table:table-cell>
          <table:table-cell office:value-type="string">
            <text:p><text:s text:c="3"/>57290 <text:s text:c="2"/>SH <text:s text:c="7"/>SOLE <text:s text:c="16"/>57290 <text:s text:c="6"/>0 <text:s text:c="7"/>0<text:tab/><text:tab/></text:p>
          </table:table-cell>
        </table:table-row>
        <table:table-row table:style-name="ro1">
          <table:table-cell office:value-type="string">
            <text:p>VISTAPRINT N V</text:p>
          </table:table-cell>
          <table:table-cell office:value-type="string">
            <text:p><text:s text:c="2"/>SHS <text:s text:c="12"/>N93540107</text:p>
          </table:table-cell>
          <table:table-cell office:value-type="float" office:value="1295">
            <text:p>1295</text:p>
          </table:table-cell>
          <table:table-cell office:value-type="string">
            <text:p><text:s text:c="3"/>40174 <text:s text:c="2"/>SH <text:s text:c="7"/>SOLE <text:s text:c="16"/>40174 <text:s text:c="6"/>0 <text:s text:c="7"/>0<text:tab/><text:tab/></text:p>
          </table:table-cell>
        </table:table-row>
        <table:table-row table:style-name="ro1">
          <table:table-cell office:value-type="string">
            <text:p>VERA BRADLEY INC</text:p>
          </table:table-cell>
          <table:table-cell office:value-type="string">
            <text:p><text:s text:c="2"/>COM <text:s text:c="12"/>92335C106</text:p>
          </table:table-cell>
          <table:table-cell office:value-type="float" office:value="845">
            <text:p>845</text:p>
          </table:table-cell>
          <table:table-cell office:value-type="string">
            <text:p><text:s text:c="3"/>40068 <text:s text:c="2"/>SH <text:s text:c="7"/>SOLE <text:s text:c="16"/>40068 <text:s text:c="6"/>0 <text:s text:c="7"/>0<text:tab/><text:tab/></text:p>
          </table:table-cell>
        </table:table-row>
        <table:table-row table:style-name="ro1">
          <table:table-cell office:value-type="string">
            <text:p>VERISIGN INC</text:p>
          </table:table-cell>
          <table:table-cell office:value-type="string">
            <text:p><text:s text:c="2"/>COM <text:s text:c="12"/>92343E102</text:p>
          </table:table-cell>
          <table:table-cell office:value-type="float" office:value="215">
            <text:p>215</text:p>
          </table:table-cell>
          <table:table-cell office:value-type="string">
            <text:p><text:s text:c="4"/>4924 <text:s text:c="2"/>SH <text:s text:c="7"/>SOLE <text:s text:c="17"/>4924 <text:s text:c="6"/>0 <text:s text:c="7"/>0<text:tab/><text:tab/></text:p>
          </table:table-cell>
        </table:table-row>
        <table:table-row table:style-name="ro1">
          <table:table-cell office:value-type="string">
            <text:p>VIRTUS INVT PARTNERS INC</text:p>
          </table:table-cell>
          <table:table-cell office:value-type="string">
            <text:p><text:s text:c="2"/>COM <text:s text:c="12"/>92828Q109</text:p>
          </table:table-cell>
          <table:table-cell office:value-type="float" office:value="544">
            <text:p>544</text:p>
          </table:table-cell>
          <table:table-cell office:value-type="string">
            <text:p><text:s text:c="4"/>6715 <text:s text:c="2"/>SH <text:s text:c="7"/>SOLE <text:s text:c="17"/>6715 <text:s text:c="6"/>0 <text:s text:c="7"/>0<text:tab/><text:tab/></text:p>
          </table:table-cell>
        </table:table-row>
        <table:table-row table:style-name="ro1">
          <table:table-cell office:value-type="string">
            <text:p>VALEANT PHARMACEUTICALS INT</text:p>
          </table:table-cell>
          <table:table-cell office:value-type="string">
            <text:p><text:s text:c="2"/>COM <text:s text:c="12"/>91911K102</text:p>
          </table:table-cell>
          <table:table-cell office:value-type="float" office:value="1052">
            <text:p>1052</text:p>
          </table:table-cell>
          <table:table-cell office:value-type="string">
            <text:p><text:s text:c="3"/>23492 <text:s text:c="2"/>SH <text:s text:c="7"/>SOLE <text:s text:c="16"/>23492 <text:s text:c="6"/>0 <text:s text:c="7"/>0<text:tab/><text:tab/></text:p>
          </table:table-cell>
        </table:table-row>
        <table:table-row table:style-name="ro1">
          <table:table-cell office:value-type="string">
            <text:p>VISHAY INTERTECHNOLOGY INC</text:p>
          </table:table-cell>
          <table:table-cell office:value-type="string">
            <text:p><text:s text:c="2"/>COM <text:s text:c="12"/>928298108</text:p>
          </table:table-cell>
          <table:table-cell office:value-type="float" office:value="122">
            <text:p>122</text:p>
          </table:table-cell>
          <table:table-cell office:value-type="string">
            <text:p><text:s text:c="3"/>12965 <text:s text:c="2"/>SH <text:s text:c="7"/>SOLE <text:s text:c="16"/>12965 <text:s text:c="6"/>0 <text:s text:c="7"/>0<text:tab/><text:tab/></text:p>
          </table:table-cell>
        </table:table-row>
        <table:table-row table:style-name="ro1">
          <table:table-cell office:value-type="string">
            <text:p>VITRAN CORP INC</text:p>
          </table:table-cell>
          <table:table-cell office:value-type="string">
            <text:p><text:s text:c="2"/>COM <text:s text:c="12"/>92850E107</text:p>
          </table:table-cell>
          <table:table-cell office:value-type="float" office:value="355">
            <text:p>355</text:p>
          </table:table-cell>
          <table:table-cell office:value-type="string">
            <text:p><text:s text:c="3"/>59100 <text:s text:c="2"/>SH <text:s text:c="7"/>SOLE <text:s text:c="16"/>59100 <text:s text:c="6"/>0 <text:s text:c="7"/>0<text:tab/><text:tab/></text:p>
          </table:table-cell>
        </table:table-row>
        <table:table-row table:style-name="ro1">
          <table:table-cell office:value-type="string">
            <text:p>VECTREN CORP</text:p>
          </table:table-cell>
          <table:table-cell office:value-type="string">
            <text:p><text:s text:c="2"/>COM <text:s text:c="12"/>92240G101</text:p>
          </table:table-cell>
          <table:table-cell office:value-type="float" office:value="442">
            <text:p>442</text:p>
          </table:table-cell>
          <table:table-cell office:value-type="string">
            <text:p><text:s text:c="3"/>14987 <text:s text:c="2"/>SH <text:s text:c="7"/>SOLE <text:s text:c="16"/>14987 <text:s text:c="6"/>0 <text:s text:c="7"/>0<text:tab/><text:tab/></text:p>
          </table:table-cell>
        </table:table-row>
        <table:table-row table:style-name="ro1">
          <table:table-cell office:value-type="string">
            <text:p>VERIZON COMMUNICATIONS INC</text:p>
          </table:table-cell>
          <table:table-cell office:value-type="string">
            <text:p><text:s text:c="2"/>COM <text:s text:c="12"/>92343V104</text:p>
          </table:table-cell>
          <table:table-cell office:value-type="float" office:value="752">
            <text:p>752</text:p>
          </table:table-cell>
          <table:table-cell office:value-type="string">
            <text:p><text:s text:c="3"/>16923 <text:s text:c="2"/>SH <text:s text:c="7"/>SOLE <text:s text:c="16"/>16923 <text:s text:c="6"/>0 <text:s text:c="7"/>0<text:tab/><text:tab/></text:p>
          </table:table-cell>
        </table:table-row>
        <table:table-row table:style-name="ro1">
          <table:table-cell office:value-type="string">
            <text:p>WASHINGTON FED INC</text:p>
          </table:table-cell>
          <table:table-cell office:value-type="string">
            <text:p><text:s text:c="2"/>COM <text:s text:c="12"/>938824109</text:p>
          </table:table-cell>
          <table:table-cell office:value-type="float" office:value="205">
            <text:p>205</text:p>
          </table:table-cell>
          <table:table-cell office:value-type="string">
            <text:p><text:s text:c="3"/>12134 <text:s text:c="2"/>SH <text:s text:c="7"/>SOLE <text:s text:c="16"/>12134 <text:s text:c="6"/>0 <text:s text:c="7"/>0<text:tab/><text:tab/></text:p>
          </table:table-cell>
        </table:table-row>
        <table:table-row table:style-name="ro1">
          <table:table-cell office:value-type="string">
            <text:p>WALGREEN CO</text:p>
          </table:table-cell>
          <table:table-cell office:value-type="string">
            <text:p><text:s text:c="2"/>COM <text:s text:c="12"/>931422109</text:p>
          </table:table-cell>
          <table:table-cell office:value-type="float" office:value="2707">
            <text:p>2707</text:p>
          </table:table-cell>
          <table:table-cell office:value-type="string">
            <text:p><text:s text:c="3"/>91518 <text:s text:c="2"/>SH <text:s text:c="7"/>SOLE <text:s text:c="16"/>91518 <text:s text:c="6"/>0 <text:s text:c="7"/>0<text:tab/><text:tab/></text:p>
          </table:table-cell>
        </table:table-row>
        <table:table-row table:style-name="ro1">
          <table:table-cell office:value-type="string">
            <text:p>WATERS CORP</text:p>
          </table:table-cell>
          <table:table-cell office:value-type="string">
            <text:p><text:s text:c="2"/>COM <text:s text:c="12"/>941848103</text:p>
          </table:table-cell>
          <table:table-cell office:value-type="float" office:value="1390">
            <text:p>1390</text:p>
          </table:table-cell>
          <table:table-cell office:value-type="string">
            <text:p><text:s text:c="3"/>17497 <text:s text:c="2"/>SH <text:s text:c="7"/>SOLE <text:s text:c="16"/>17497 <text:s text:c="6"/>0 <text:s text:c="7"/>0<text:tab/><text:tab/></text:p>
          </table:table-cell>
        </table:table-row>
        <table:table-row table:style-name="ro1">
          <table:table-cell office:value-type="string">
            <text:p>WABCO HLDGS INC</text:p>
          </table:table-cell>
          <table:table-cell office:value-type="string">
            <text:p><text:s text:c="2"/>COM <text:s text:c="12"/>92927K102</text:p>
          </table:table-cell>
          <table:table-cell office:value-type="float" office:value="279">
            <text:p>279</text:p>
          </table:table-cell>
          <table:table-cell office:value-type="string">
            <text:p><text:s text:c="4"/>5276 <text:s text:c="2"/>SH <text:s text:c="7"/>SOLE <text:s text:c="17"/>5276 <text:s text:c="6"/>0 <text:s text:c="7"/>0<text:tab/><text:tab/></text:p>
          </table:table-cell>
        </table:table-row>
        <table:table-row table:style-name="ro1">
          <table:table-cell office:value-type="string">
            <text:p>WASHINGTON BKG CO OAK HBR W</text:p>
          </table:table-cell>
          <table:table-cell office:value-type="string">
            <text:p><text:s text:c="2"/>COM <text:s text:c="12"/>937303105</text:p>
          </table:table-cell>
          <table:table-cell office:value-type="float" office:value="159">
            <text:p>159</text:p>
          </table:table-cell>
          <table:table-cell office:value-type="string">
            <text:p><text:s text:c="3"/>11426 <text:s text:c="2"/>SH <text:s text:c="7"/>SOLE <text:s text:c="16"/>11426 <text:s text:c="6"/>0 <text:s text:c="7"/>0<text:tab/><text:tab/></text:p>
          </table:table-cell>
        </table:table-row>
        <table:table-row table:style-name="ro1">
          <table:table-cell office:value-type="string">
            <text:p>WEBSTER FINL CORP CONN</text:p>
          </table:table-cell>
          <table:table-cell office:value-type="string">
            <text:p><text:s text:c="2"/>COM <text:s text:c="12"/>947890109</text:p>
          </table:table-cell>
          <table:table-cell office:value-type="float" office:value="287">
            <text:p>287</text:p>
          </table:table-cell>
          <table:table-cell office:value-type="string">
            <text:p><text:s text:c="3"/>13264 <text:s text:c="2"/>SH <text:s text:c="7"/>SOLE <text:s text:c="16"/>13264 <text:s text:c="6"/>0 <text:s text:c="7"/>0<text:tab/><text:tab/></text:p>
          </table:table-cell>
        </table:table-row>
        <table:table-row table:style-name="ro1">
          <table:table-cell office:value-type="string">
            <text:p>WESCO INTL INC</text:p>
          </table:table-cell>
          <table:table-cell office:value-type="string">
            <text:p><text:s text:c="2"/>COM <text:s text:c="12"/>95082P105</text:p>
          </table:table-cell>
          <table:table-cell office:value-type="float" office:value="636">
            <text:p>636</text:p>
          </table:table-cell>
          <table:table-cell office:value-type="string">
            <text:p><text:s text:c="3"/>11050 <text:s text:c="2"/>SH <text:s text:c="7"/>SOLE <text:s text:c="16"/>11050 <text:s text:c="6"/>0 <text:s text:c="7"/>0<text:tab/><text:tab/></text:p>
          </table:table-cell>
        </table:table-row>
        <table:table-row table:style-name="ro1">
          <table:table-cell office:value-type="string">
            <text:p>WELLCARE HEALTH PLANS INC</text:p>
          </table:table-cell>
          <table:table-cell office:value-type="string">
            <text:p><text:s text:c="2"/>COM <text:s text:c="12"/>94946T106</text:p>
          </table:table-cell>
          <table:table-cell office:value-type="float" office:value="622">
            <text:p>622</text:p>
          </table:table-cell>
          <table:table-cell office:value-type="string">
            <text:p><text:s text:c="3"/>11741 <text:s text:c="2"/>SH <text:s text:c="7"/>SOLE <text:s text:c="16"/>11741 <text:s text:c="6"/>0 <text:s text:c="7"/>0<text:tab/><text:tab/></text:p>
          </table:table-cell>
        </table:table-row>
        <table:table-row table:style-name="ro1">
          <table:table-cell office:value-type="string">
            <text:p>WARNER CHILCOTT PLC IRELAND</text:p>
          </table:table-cell>
          <table:table-cell office:value-type="string">
            <text:p><text:s text:c="2"/>SHS A <text:s text:c="10"/>G94368100</text:p>
          </table:table-cell>
          <table:table-cell office:value-type="float" office:value="2057">
            <text:p>2057</text:p>
          </table:table-cell>
          <table:table-cell office:value-type="string">
            <text:p><text:s text:c="2"/>114725 <text:s text:c="2"/>SH <text:s text:c="7"/>SOLE <text:s text:c="15"/>114725 <text:s text:c="6"/>0 <text:s text:c="7"/>0<text:tab/><text:tab/></text:p>
          </table:table-cell>
        </table:table-row>
        <table:table-row table:style-name="ro1">
          <table:table-cell office:value-type="string">
            <text:p>WADDELL &amp; REED FINL INC</text:p>
          </table:table-cell>
          <table:table-cell office:value-type="string">
            <text:p><text:s text:c="2"/>CL A <text:s text:c="11"/>930059100</text:p>
          </table:table-cell>
          <table:table-cell office:value-type="float" office:value="246">
            <text:p>246</text:p>
          </table:table-cell>
          <table:table-cell office:value-type="string">
            <text:p><text:s text:c="4"/>8127 <text:s text:c="2"/>SH <text:s text:c="7"/>SOLE <text:s text:c="17"/>8127 <text:s text:c="6"/>0 <text:s text:c="7"/>0<text:tab/><text:tab/></text:p>
          </table:table-cell>
        </table:table-row>
        <table:table-row table:style-name="ro1">
          <table:table-cell office:value-type="string">
            <text:p>WHOLE FOODS MKT INC</text:p>
          </table:table-cell>
          <table:table-cell office:value-type="string">
            <text:p><text:s text:c="2"/>COM <text:s text:c="12"/>966837106</text:p>
          </table:table-cell>
          <table:table-cell office:value-type="float" office:value="525">
            <text:p>525</text:p>
          </table:table-cell>
          <table:table-cell office:value-type="string">
            <text:p><text:s text:c="4"/>5506 <text:s text:c="2"/>SH <text:s text:c="7"/>SOLE <text:s text:c="17"/>5506 <text:s text:c="6"/>0 <text:s text:c="7"/>0<text:tab/><text:tab/></text:p>
          </table:table-cell>
        </table:table-row>
        <table:table-row table:style-name="ro1">
          <table:table-cell office:value-type="string">
            <text:p>WGL HLDGS INC</text:p>
          </table:table-cell>
          <table:table-cell office:value-type="string">
            <text:p><text:s text:c="2"/>COM <text:s text:c="12"/>92924F106</text:p>
          </table:table-cell>
          <table:table-cell office:value-type="float" office:value="354">
            <text:p>354</text:p>
          </table:table-cell>
          <table:table-cell office:value-type="string">
            <text:p><text:s text:c="4"/>8895 <text:s text:c="2"/>SH <text:s text:c="7"/>SOLE <text:s text:c="17"/>8895 <text:s text:c="6"/>0 <text:s text:c="7"/>0<text:tab/><text:tab/></text:p>
          </table:table-cell>
        </table:table-row>
        <table:table-row table:style-name="ro1">
          <table:table-cell office:value-type="string">
            <text:p>WHIRLPOOL CORP</text:p>
          </table:table-cell>
          <table:table-cell office:value-type="string">
            <text:p><text:s text:c="2"/>COM <text:s text:c="12"/>963320106</text:p>
          </table:table-cell>
          <table:table-cell office:value-type="float" office:value="413">
            <text:p>413</text:p>
          </table:table-cell>
          <table:table-cell office:value-type="string">
            <text:p><text:s text:c="4"/>6751 <text:s text:c="2"/>SH <text:s text:c="7"/>SOLE <text:s text:c="17"/>6751 <text:s text:c="6"/>0 <text:s text:c="7"/>0<text:tab/><text:tab/></text:p>
          </table:table-cell>
        </table:table-row>
        <table:table-row table:style-name="ro1">
          <table:table-cell office:value-type="string">
            <text:p>WHITING USA TR I</text:p>
          </table:table-cell>
          <table:table-cell office:value-type="string">
            <text:p><text:s text:c="2"/>TR UNIT <text:s text:c="8"/>966389108</text:p>
          </table:table-cell>
          <table:table-cell office:value-type="float" office:value="382">
            <text:p>382</text:p>
          </table:table-cell>
          <table:table-cell office:value-type="string">
            <text:p><text:s text:c="3"/>21552 <text:s text:c="2"/>SH <text:s text:c="7"/>SOLE <text:s text:c="16"/>21552 <text:s text:c="6"/>0 <text:s text:c="7"/>0<text:tab/><text:tab/></text:p>
          </table:table-cell>
        </table:table-row>
        <table:table-row table:style-name="ro1">
          <table:table-cell office:value-type="string">
            <text:p>WILSHIRE BANCORP INC</text:p>
          </table:table-cell>
          <table:table-cell office:value-type="string">
            <text:p><text:s text:c="2"/>COM <text:s text:c="12"/>97186T108</text:p>
          </table:table-cell>
          <table:table-cell office:value-type="float" office:value="452">
            <text:p>452</text:p>
          </table:table-cell>
          <table:table-cell office:value-type="string">
            <text:p><text:s text:c="3"/>82638 <text:s text:c="2"/>SH <text:s text:c="7"/>SOLE <text:s text:c="16"/>82638 <text:s text:c="6"/>0 <text:s text:c="7"/>0<text:tab/><text:tab/></text:p>
          </table:table-cell>
        </table:table-row>
        <table:table-row table:style-name="ro1">
          <table:table-cell office:value-type="string">
            <text:p>WINDSTREAM CORP</text:p>
          </table:table-cell>
          <table:table-cell office:value-type="string">
            <text:p><text:s text:c="2"/>COM <text:s text:c="12"/>97381W104</text:p>
          </table:table-cell>
          <table:table-cell office:value-type="float" office:value="163">
            <text:p>163</text:p>
          </table:table-cell>
          <table:table-cell office:value-type="string">
            <text:p><text:s text:c="3"/>16883 <text:s text:c="2"/>SH <text:s text:c="7"/>SOLE <text:s text:c="16"/>16883 <text:s text:c="6"/>0 <text:s text:c="7"/>0<text:tab/><text:tab/></text:p>
          </table:table-cell>
        </table:table-row>
        <table:table-row table:style-name="ro1">
          <table:table-cell office:value-type="string">
            <text:p>ENCORE WIRE CORP</text:p>
          </table:table-cell>
          <table:table-cell office:value-type="string">
            <text:p><text:s text:c="2"/>COM <text:s text:c="12"/>292562105</text:p>
          </table:table-cell>
          <table:table-cell office:value-type="float" office:value="487">
            <text:p>487</text:p>
          </table:table-cell>
          <table:table-cell office:value-type="string">
            <text:p><text:s text:c="3"/>18214 <text:s text:c="2"/>SH <text:s text:c="7"/>SOLE <text:s text:c="16"/>18214 <text:s text:c="6"/>0 <text:s text:c="7"/>0<text:tab/><text:tab/></text:p>
          </table:table-cell>
        </table:table-row>
        <table:table-row table:style-name="ro1">
          <table:table-cell office:value-type="string">
            <text:p>WILLIS LEASE FINANCE CORP</text:p>
          </table:table-cell>
          <table:table-cell office:value-type="string">
            <text:p><text:s text:c="2"/>COM <text:s text:c="12"/>970646105</text:p>
          </table:table-cell>
          <table:table-cell office:value-type="float" office:value="140">
            <text:p>140</text:p>
          </table:table-cell>
          <table:table-cell office:value-type="string">
            <text:p><text:s text:c="3"/>11400 <text:s text:c="2"/>SH <text:s text:c="7"/>SOLE <text:s text:c="16"/>11400 <text:s text:c="6"/>0 <text:s text:c="7"/>0<text:tab/><text:tab/></text:p>
          </table:table-cell>
        </table:table-row>
        <table:table-row table:style-name="ro1">
          <table:table-cell office:value-type="string">
            <text:p>WHITING PETE CORP NEW</text:p>
          </table:table-cell>
          <table:table-cell office:value-type="string">
            <text:p><text:s text:c="2"/>COM <text:s text:c="12"/>966387102</text:p>
          </table:table-cell>
          <table:table-cell office:value-type="float" office:value="279">
            <text:p>279</text:p>
          </table:table-cell>
          <table:table-cell office:value-type="string">
            <text:p><text:s text:c="4"/>6780 <text:s text:c="2"/>SH <text:s text:c="7"/>SOLE <text:s text:c="17"/>6780 <text:s text:c="6"/>0 <text:s text:c="7"/>0<text:tab/><text:tab/></text:p>
          </table:table-cell>
        </table:table-row>
        <table:table-row table:style-name="ro1">
          <table:table-cell office:value-type="string">
            <text:p>WELLPOINT INC</text:p>
          </table:table-cell>
          <table:table-cell office:value-type="string">
            <text:p><text:s text:c="2"/>COM <text:s text:c="12"/>94973V107</text:p>
          </table:table-cell>
          <table:table-cell office:value-type="float" office:value="3538">
            <text:p>3538</text:p>
          </table:table-cell>
          <table:table-cell office:value-type="string">
            <text:p><text:s text:c="3"/>55456 <text:s text:c="2"/>SH <text:s text:c="7"/>SOLE <text:s text:c="16"/>55456 <text:s text:c="6"/>0 <text:s text:c="7"/>0<text:tab/><text:tab/></text:p>
          </table:table-cell>
        </table:table-row>
        <table:table-row table:style-name="ro1">
          <table:table-cell office:value-type="string">
            <text:p>WASTE MGMT INC DEL</text:p>
          </table:table-cell>
          <table:table-cell office:value-type="string">
            <text:p><text:s text:c="2"/>COM <text:s text:c="12"/>94106L109</text:p>
          </table:table-cell>
          <table:table-cell office:value-type="float" office:value="736">
            <text:p>736</text:p>
          </table:table-cell>
          <table:table-cell office:value-type="string">
            <text:p><text:s text:c="3"/>22042 <text:s text:c="2"/>SH <text:s text:c="7"/>SOLE <text:s text:c="16"/>22042 <text:s text:c="6"/>0 <text:s text:c="7"/>0<text:tab/><text:tab/></text:p>
          </table:table-cell>
        </table:table-row>
        <table:table-row table:style-name="ro1">
          <table:table-cell office:value-type="string">
            <text:p>WEST MARINE INC</text:p>
          </table:table-cell>
          <table:table-cell office:value-type="string">
            <text:p><text:s text:c="2"/>COM <text:s text:c="12"/>954235107</text:p>
          </table:table-cell>
          <table:table-cell office:value-type="float" office:value="276">
            <text:p>276</text:p>
          </table:table-cell>
          <table:table-cell office:value-type="string">
            <text:p><text:s text:c="3"/>23537 <text:s text:c="2"/>SH <text:s text:c="7"/>SOLE <text:s text:c="16"/>23537 <text:s text:c="6"/>0 <text:s text:c="7"/>0<text:tab/><text:tab/></text:p>
          </table:table-cell>
        </table:table-row>
        <table:table-row table:style-name="ro1">
          <table:table-cell office:value-type="string">
            <text:p>WILLIAMS COS INC DEL</text:p>
          </table:table-cell>
          <table:table-cell office:value-type="string">
            <text:p><text:s text:c="2"/>COM <text:s text:c="12"/>969457100</text:p>
          </table:table-cell>
          <table:table-cell office:value-type="float" office:value="3629">
            <text:p>3629</text:p>
          </table:table-cell>
          <table:table-cell office:value-type="string">
            <text:p><text:s text:c="2"/>125903 <text:s text:c="2"/>SH <text:s text:c="7"/>SOLE <text:s text:c="15"/>125903 <text:s text:c="6"/>0 <text:s text:c="7"/>0<text:tab/><text:tab/></text:p>
          </table:table-cell>
        </table:table-row>
        <table:table-row table:style-name="ro1">
          <table:table-cell office:value-type="string">
            <text:p>WRIGHT MED GROUP INC</text:p>
          </table:table-cell>
          <table:table-cell office:value-type="string">
            <text:p><text:s text:c="2"/>COM <text:s text:c="12"/>98235T107</text:p>
          </table:table-cell>
          <table:table-cell office:value-type="float" office:value="352">
            <text:p>352</text:p>
          </table:table-cell>
          <table:table-cell office:value-type="string">
            <text:p><text:s text:c="3"/>16500 <text:s text:c="2"/>SH <text:s text:c="7"/>SOLE <text:s text:c="16"/>16500 <text:s text:c="6"/>0 <text:s text:c="7"/>0<text:tab/><text:tab/></text:p>
          </table:table-cell>
        </table:table-row>
        <table:table-row table:style-name="ro1">
          <table:table-cell office:value-type="string">
            <text:p>WMS INDS INC</text:p>
          </table:table-cell>
          <table:table-cell office:value-type="string">
            <text:p><text:s text:c="2"/>COM <text:s text:c="12"/>929297109</text:p>
          </table:table-cell>
          <table:table-cell office:value-type="float" office:value="637">
            <text:p>637</text:p>
          </table:table-cell>
          <table:table-cell office:value-type="string">
            <text:p><text:s text:c="3"/>31954 <text:s text:c="2"/>SH <text:s text:c="7"/>SOLE <text:s text:c="16"/>31954 <text:s text:c="6"/>0 <text:s text:c="7"/>0<text:tab/><text:tab/></text:p>
          </table:table-cell>
        </table:table-row>
        <table:table-row table:style-name="ro1">
          <table:table-cell office:value-type="string">
            <text:p>WABASH NATL CORP</text:p>
          </table:table-cell>
          <table:table-cell office:value-type="string">
            <text:p><text:s text:c="2"/>COM <text:s text:c="12"/>929566107</text:p>
          </table:table-cell>
          <table:table-cell office:value-type="float" office:value="145">
            <text:p>145</text:p>
          </table:table-cell>
          <table:table-cell office:value-type="string">
            <text:p><text:s text:c="3"/>21887 <text:s text:c="2"/>SH <text:s text:c="7"/>SOLE <text:s text:c="16"/>21887 <text:s text:c="6"/>0 <text:s text:c="7"/>0<text:tab/><text:tab/></text:p>
          </table:table-cell>
        </table:table-row>
        <table:table-row table:style-name="ro1">
          <table:table-cell office:value-type="string">
            <text:p>WESTERN REFNG INC</text:p>
          </table:table-cell>
          <table:table-cell office:value-type="string">
            <text:p><text:s text:c="2"/>COM <text:s text:c="12"/>959319104</text:p>
          </table:table-cell>
          <table:table-cell office:value-type="float" office:value="2167">
            <text:p>2167</text:p>
          </table:table-cell>
          <table:table-cell office:value-type="string">
            <text:p><text:s text:c="3"/>97303 <text:s text:c="2"/>SH <text:s text:c="7"/>SOLE <text:s text:c="16"/>97303 <text:s text:c="6"/>0 <text:s text:c="7"/>0<text:tab/><text:tab/></text:p>
          </table:table-cell>
        </table:table-row>
        <table:table-row table:style-name="ro1">
          <table:table-cell office:value-type="string">
            <text:p>WNS HOLDINGS LTD</text:p>
          </table:table-cell>
          <table:table-cell office:value-type="string">
            <text:p><text:s text:c="2"/>SPON ADR <text:s text:c="7"/>92932M101</text:p>
          </table:table-cell>
          <table:table-cell office:value-type="float" office:value="151">
            <text:p>151</text:p>
          </table:table-cell>
          <table:table-cell office:value-type="string">
            <text:p><text:s text:c="3"/>15500 <text:s text:c="2"/>SH <text:s text:c="7"/>SOLE <text:s text:c="16"/>15500 <text:s text:c="6"/>0 <text:s text:c="7"/>0<text:tab/><text:tab/></text:p>
          </table:table-cell>
        </table:table-row>
        <table:table-row table:style-name="ro1">
          <table:table-cell office:value-type="string">
            <text:p>WATSON PHARMACEUTICALS INC</text:p>
          </table:table-cell>
          <table:table-cell office:value-type="string">
            <text:p><text:s text:c="2"/>COM <text:s text:c="12"/>942683103</text:p>
          </table:table-cell>
          <table:table-cell office:value-type="float" office:value="1807">
            <text:p>1807</text:p>
          </table:table-cell>
          <table:table-cell office:value-type="string">
            <text:p><text:s text:c="3"/>24424 <text:s text:c="2"/>SH <text:s text:c="7"/>SOLE <text:s text:c="16"/>24424 <text:s text:c="6"/>0 <text:s text:c="7"/>0<text:tab/><text:tab/></text:p>
          </table:table-cell>
        </table:table-row>
        <table:table-row table:style-name="ro1">
          <table:table-cell office:value-type="string">
            <text:p>WASHINGTON POST CO</text:p>
          </table:table-cell>
          <table:table-cell office:value-type="string">
            <text:p><text:s text:c="2"/>CL B <text:s text:c="11"/>939640108</text:p>
          </table:table-cell>
          <table:table-cell office:value-type="float" office:value="398">
            <text:p>398</text:p>
          </table:table-cell>
          <table:table-cell office:value-type="string">
            <text:p><text:s text:c="4"/>1064 <text:s text:c="2"/>SH <text:s text:c="7"/>SOLE <text:s text:c="17"/>1064 <text:s text:c="6"/>0 <text:s text:c="7"/>0<text:tab/><text:tab/></text:p>
          </table:table-cell>
        </table:table-row>
        <table:table-row table:style-name="ro1">
          <table:table-cell office:value-type="string">
            <text:p>WAUSAU PAPER CORP</text:p>
          </table:table-cell>
          <table:table-cell office:value-type="string">
            <text:p><text:s text:c="2"/>COM <text:s text:c="12"/>943315101</text:p>
          </table:table-cell>
          <table:table-cell office:value-type="float" office:value="106">
            <text:p>106</text:p>
          </table:table-cell>
          <table:table-cell office:value-type="string">
            <text:p><text:s text:c="3"/>10910 <text:s text:c="2"/>SH <text:s text:c="7"/>SOLE <text:s text:c="16"/>10910 <text:s text:c="6"/>0 <text:s text:c="7"/>0<text:tab/><text:tab/></text:p>
          </table:table-cell>
        </table:table-row>
        <table:table-row table:style-name="ro1">
          <table:table-cell office:value-type="string">
            <text:p>WPX ENERGY INC</text:p>
          </table:table-cell>
          <table:table-cell office:value-type="string">
            <text:p><text:s text:c="2"/>COM <text:s text:c="12"/>98212B103</text:p>
          </table:table-cell>
          <table:table-cell office:value-type="float" office:value="462">
            <text:p>462</text:p>
          </table:table-cell>
          <table:table-cell office:value-type="string">
            <text:p><text:s text:c="3"/>28536 <text:s text:c="2"/>SH <text:s text:c="7"/>SOLE <text:s text:c="16"/>28536 <text:s text:c="6"/>0 <text:s text:c="7"/>0<text:tab/><text:tab/></text:p>
          </table:table-cell>
        </table:table-row>
        <table:table-row table:style-name="ro1">
          <table:table-cell office:value-type="string">
            <text:p>WILLIAMS PARTNERS L P</text:p>
          </table:table-cell>
          <table:table-cell office:value-type="string">
            <text:p><text:s text:c="2"/>COM UNIT L P <text:s text:c="3"/>96950F104</text:p>
          </table:table-cell>
          <table:table-cell office:value-type="float" office:value="1140">
            <text:p>1140</text:p>
          </table:table-cell>
          <table:table-cell office:value-type="string">
            <text:p><text:s text:c="3"/>21814 <text:s text:c="2"/>SH <text:s text:c="7"/>SOLE <text:s text:c="16"/>21814 <text:s text:c="6"/>0 <text:s text:c="7"/>0<text:tab/><text:tab/></text:p>
          </table:table-cell>
        </table:table-row>
        <table:table-row table:style-name="ro1">
          <table:table-cell office:value-type="string">
            <text:p>WARREN RES INC</text:p>
          </table:table-cell>
          <table:table-cell office:value-type="string">
            <text:p><text:s text:c="2"/>COM <text:s text:c="12"/>93564A100</text:p>
          </table:table-cell>
          <table:table-cell office:value-type="float" office:value="55">
            <text:p>55</text:p>
          </table:table-cell>
          <table:table-cell office:value-type="string">
            <text:p><text:s text:c="3"/>22854 <text:s text:c="2"/>SH <text:s text:c="7"/>SOLE <text:s text:c="16"/>22854 <text:s text:c="6"/>0 <text:s text:c="7"/>0<text:tab/><text:tab/></text:p>
          </table:table-cell>
        </table:table-row>
        <table:table-row table:style-name="ro1">
          <table:table-cell office:value-type="string">
            <text:p>WEINGARTEN RLTY INVS</text:p>
          </table:table-cell>
          <table:table-cell office:value-type="string">
            <text:p><text:s text:c="2"/>SH BEN INT <text:s text:c="5"/>948741103</text:p>
          </table:table-cell>
          <table:table-cell office:value-type="float" office:value="579">
            <text:p>579</text:p>
          </table:table-cell>
          <table:table-cell office:value-type="string">
            <text:p><text:s text:c="3"/>21990 <text:s text:c="2"/>SH <text:s text:c="7"/>SOLE <text:s text:c="16"/>21990 <text:s text:c="6"/>0 <text:s text:c="7"/>0<text:tab/><text:tab/></text:p>
          </table:table-cell>
        </table:table-row>
        <table:table-row table:style-name="ro1">
          <table:table-cell office:value-type="string">
            <text:p>WORLD ACCEP CORP DEL</text:p>
          </table:table-cell>
          <table:table-cell office:value-type="string">
            <text:p><text:s text:c="2"/>COM <text:s text:c="12"/>981419104</text:p>
          </table:table-cell>
          <table:table-cell office:value-type="float" office:value="270">
            <text:p>270</text:p>
          </table:table-cell>
          <table:table-cell office:value-type="string">
            <text:p><text:s text:c="4"/>4111 <text:s text:c="2"/>SH <text:s text:c="7"/>SOLE <text:s text:c="17"/>4111 <text:s text:c="6"/>0 <text:s text:c="7"/>0<text:tab/><text:tab/></text:p>
          </table:table-cell>
        </table:table-row>
        <table:table-row table:style-name="ro1">
          <table:table-cell office:value-type="string">
            <text:p>TELULAR CORP</text:p>
          </table:table-cell>
          <table:table-cell office:value-type="string">
            <text:p><text:s text:c="2"/>COM NEW <text:s text:c="8"/>87970T208</text:p>
          </table:table-cell>
          <table:table-cell office:value-type="float" office:value="514">
            <text:p>514</text:p>
          </table:table-cell>
          <table:table-cell office:value-type="string">
            <text:p><text:s text:c="3"/>55673 <text:s text:c="2"/>SH <text:s text:c="7"/>SOLE <text:s text:c="16"/>55673 <text:s text:c="6"/>0 <text:s text:c="7"/>0<text:tab/><text:tab/></text:p>
          </table:table-cell>
        </table:table-row>
        <table:table-row table:style-name="ro1">
          <table:table-cell office:value-type="string">
            <text:p>WATSCO INC</text:p>
          </table:table-cell>
          <table:table-cell office:value-type="string">
            <text:p><text:s text:c="2"/>COM <text:s text:c="12"/>942622200</text:p>
          </table:table-cell>
          <table:table-cell office:value-type="float" office:value="1042">
            <text:p>1042</text:p>
          </table:table-cell>
          <table:table-cell office:value-type="string">
            <text:p><text:s text:c="3"/>14116 <text:s text:c="2"/>SH <text:s text:c="7"/>SOLE <text:s text:c="16"/>14116 <text:s text:c="6"/>0 <text:s text:c="7"/>0<text:tab/><text:tab/></text:p>
          </table:table-cell>
        </table:table-row>
        <table:table-row table:style-name="ro1">
          <table:table-cell office:value-type="string">
            <text:p>WHITE MTNS INS GROUP LTD</text:p>
          </table:table-cell>
          <table:table-cell office:value-type="string">
            <text:p><text:s text:c="2"/>COM <text:s text:c="12"/>G9618E107</text:p>
          </table:table-cell>
          <table:table-cell office:value-type="float" office:value="352">
            <text:p>352</text:p>
          </table:table-cell>
          <table:table-cell office:value-type="string">
            <text:p><text:s text:c="5"/>675 <text:s text:c="2"/>SH <text:s text:c="7"/>SOLE <text:s text:c="18"/>675 <text:s text:c="6"/>0 <text:s text:c="7"/>0<text:tab/><text:tab/></text:p>
          </table:table-cell>
        </table:table-row>
        <table:table-row table:style-name="ro1">
          <table:table-cell office:value-type="string">
            <text:p>WEIGHT WATCHERS INTL INC NE</text:p>
          </table:table-cell>
          <table:table-cell office:value-type="string">
            <text:p><text:s text:c="2"/>COM <text:s text:c="12"/>948626106</text:p>
          </table:table-cell>
          <table:table-cell office:value-type="float" office:value="2517">
            <text:p>2517</text:p>
          </table:table-cell>
          <table:table-cell office:value-type="string">
            <text:p><text:s text:c="3"/>48808 <text:s text:c="2"/>SH <text:s text:c="7"/>SOLE <text:s text:c="16"/>48808 <text:s text:c="6"/>0 <text:s text:c="7"/>0<text:tab/><text:tab/></text:p>
          </table:table-cell>
        </table:table-row>
        <table:table-row table:style-name="ro1">
          <table:table-cell office:value-type="string">
            <text:p>WOODWARD INC</text:p>
          </table:table-cell>
          <table:table-cell office:value-type="string">
            <text:p><text:s text:c="2"/>COM <text:s text:c="12"/>980745103</text:p>
          </table:table-cell>
          <table:table-cell office:value-type="float" office:value="347">
            <text:p>347</text:p>
          </table:table-cell>
          <table:table-cell office:value-type="string">
            <text:p><text:s text:c="4"/>8807 <text:s text:c="2"/>SH <text:s text:c="7"/>SOLE <text:s text:c="17"/>8807 <text:s text:c="6"/>0 <text:s text:c="7"/>0<text:tab/><text:tab/></text:p>
          </table:table-cell>
        </table:table-row>
        <table:table-row table:style-name="ro1">
          <table:table-cell office:value-type="string">
            <text:p>WORLD WRESTLING ENTMT INC</text:p>
          </table:table-cell>
          <table:table-cell office:value-type="string">
            <text:p><text:s text:c="2"/>CL A <text:s text:c="11"/>98156Q108</text:p>
          </table:table-cell>
          <table:table-cell office:value-type="float" office:value="335">
            <text:p>335</text:p>
          </table:table-cell>
          <table:table-cell office:value-type="string">
            <text:p><text:s text:c="3"/>42896 <text:s text:c="2"/>SH <text:s text:c="7"/>SOLE <text:s text:c="16"/>42896 <text:s text:c="6"/>0 <text:s text:c="7"/>0<text:tab/><text:tab/></text:p>
          </table:table-cell>
        </table:table-row>
        <table:table-row table:style-name="ro1">
          <table:table-cell office:value-type="string">
            <text:p>WUXI PHARMATECH CAYMAN INC</text:p>
          </table:table-cell>
          <table:table-cell office:value-type="string">
            <text:p><text:s text:c="2"/>SPONS ADR SHS <text:s text:c="2"/>929352102</text:p>
          </table:table-cell>
          <table:table-cell office:value-type="float" office:value="350">
            <text:p>350</text:p>
          </table:table-cell>
          <table:table-cell office:value-type="string">
            <text:p><text:s text:c="3"/>24764 <text:s text:c="2"/>SH <text:s text:c="7"/>SOLE <text:s text:c="16"/>24764 <text:s text:c="6"/>0 <text:s text:c="7"/>0<text:tab/><text:tab/></text:p>
          </table:table-cell>
        </table:table-row>
        <table:table-row table:style-name="ro1">
          <table:table-cell office:value-type="string">
            <text:p>WEYERHAEUSER CO</text:p>
          </table:table-cell>
          <table:table-cell office:value-type="string">
            <text:p><text:s text:c="2"/>COM <text:s text:c="12"/>962166104</text:p>
          </table:table-cell>
          <table:table-cell office:value-type="float" office:value="652">
            <text:p>652</text:p>
          </table:table-cell>
          <table:table-cell office:value-type="string">
            <text:p><text:s text:c="3"/>29153 <text:s text:c="2"/>SH <text:s text:c="7"/>SOLE <text:s text:c="16"/>29153 <text:s text:c="6"/>0 <text:s text:c="7"/>0<text:tab/><text:tab/></text:p>
          </table:table-cell>
        </table:table-row>
        <table:table-row table:style-name="ro1">
          <table:table-cell office:value-type="string">
            <text:p>WYNN RESORTS LTD</text:p>
          </table:table-cell>
          <table:table-cell office:value-type="string">
            <text:p><text:s text:c="2"/>COM <text:s text:c="12"/>983134107</text:p>
          </table:table-cell>
          <table:table-cell office:value-type="float" office:value="437">
            <text:p>437</text:p>
          </table:table-cell>
          <table:table-cell office:value-type="string">
            <text:p><text:s text:c="4"/>4215 <text:s text:c="2"/>SH <text:s text:c="7"/>SOLE <text:s text:c="17"/>4215 <text:s text:c="6"/>0 <text:s text:c="7"/>0<text:tab/><text:tab/></text:p>
          </table:table-cell>
        </table:table-row>
        <table:table-row table:style-name="ro1">
          <table:table-cell office:value-type="string">
            <text:p>UNITED STATES STL CORP NEW</text:p>
          </table:table-cell>
          <table:table-cell office:value-type="string">
            <text:p><text:s text:c="2"/>COM <text:s text:c="12"/>912909108</text:p>
          </table:table-cell>
          <table:table-cell office:value-type="float" office:value="1704">
            <text:p>1704</text:p>
          </table:table-cell>
          <table:table-cell office:value-type="string">
            <text:p><text:s text:c="3"/>82727 <text:s text:c="2"/>SH <text:s text:c="7"/>SOLE <text:s text:c="16"/>82727 <text:s text:c="6"/>0 <text:s text:c="7"/>0<text:tab/><text:tab/></text:p>
          </table:table-cell>
        </table:table-row>
        <table:table-row table:style-name="ro1">
          <table:table-cell office:value-type="string">
            <text:p>EXCO RESOURCES INC</text:p>
          </table:table-cell>
          <table:table-cell office:value-type="string">
            <text:p><text:s text:c="2"/>COM <text:s text:c="12"/>269279402</text:p>
          </table:table-cell>
          <table:table-cell office:value-type="float" office:value="89">
            <text:p>89</text:p>
          </table:table-cell>
          <table:table-cell office:value-type="string">
            <text:p><text:s text:c="3"/>11672 <text:s text:c="2"/>SH <text:s text:c="7"/>SOLE <text:s text:c="16"/>11672 <text:s text:c="6"/>0 <text:s text:c="7"/>0<text:tab/><text:tab/></text:p>
          </table:table-cell>
        </table:table-row>
        <table:table-row table:style-name="ro1">
          <table:table-cell office:value-type="string">
            <text:p>CIMAREX ENERGY CO</text:p>
          </table:table-cell>
          <table:table-cell office:value-type="string">
            <text:p><text:s text:c="2"/>COM <text:s text:c="12"/>171798101</text:p>
          </table:table-cell>
          <table:table-cell office:value-type="float" office:value="1241">
            <text:p>1241</text:p>
          </table:table-cell>
          <table:table-cell office:value-type="string">
            <text:p><text:s text:c="3"/>22516 <text:s text:c="2"/>SH <text:s text:c="7"/>SOLE <text:s text:c="16"/>22516 <text:s text:c="6"/>0 <text:s text:c="7"/>0<text:tab/><text:tab/></text:p>
          </table:table-cell>
        </table:table-row>
        <table:table-row table:style-name="ro1">
          <table:table-cell office:value-type="string">
            <text:p>XCEL ENERGY INC</text:p>
          </table:table-cell>
          <table:table-cell office:value-type="string">
            <text:p><text:s text:c="2"/>COM <text:s text:c="12"/>98389B100</text:p>
          </table:table-cell>
          <table:table-cell office:value-type="float" office:value="607">
            <text:p>607</text:p>
          </table:table-cell>
          <table:table-cell office:value-type="string">
            <text:p><text:s text:c="3"/>21360 <text:s text:c="2"/>SH <text:s text:c="7"/>SOLE <text:s text:c="16"/>21360 <text:s text:c="6"/>0 <text:s text:c="7"/>0<text:tab/><text:tab/></text:p>
          </table:table-cell>
        </table:table-row>
        <table:table-row table:style-name="ro1">
          <table:table-cell office:value-type="string">
            <text:p>EXIDE TECHNOLOGIES</text:p>
          </table:table-cell>
          <table:table-cell office:value-type="string">
            <text:p><text:s text:c="2"/>COM NEW <text:s text:c="8"/>302051206</text:p>
          </table:table-cell>
          <table:table-cell office:value-type="float" office:value="451">
            <text:p>451</text:p>
          </table:table-cell>
          <table:table-cell office:value-type="string">
            <text:p><text:s text:c="2"/>134312 <text:s text:c="2"/>SH <text:s text:c="7"/>SOLE <text:s text:c="15"/>134312 <text:s text:c="6"/>0 <text:s text:c="7"/>0<text:tab/><text:tab/></text:p>
          </table:table-cell>
        </table:table-row>
        <table:table-row table:style-name="ro1">
          <table:table-cell office:value-type="string">
            <text:p>EXELIS INC</text:p>
          </table:table-cell>
          <table:table-cell office:value-type="string">
            <text:p><text:s text:c="2"/>COM <text:s text:c="12"/>30162A108</text:p>
          </table:table-cell>
          <table:table-cell office:value-type="float" office:value="838">
            <text:p>838</text:p>
          </table:table-cell>
          <table:table-cell office:value-type="string">
            <text:p><text:s text:c="3"/>85000 <text:s text:c="2"/>SH <text:s text:c="7"/>SOLE <text:s text:c="16"/>85000 <text:s text:c="6"/>0 <text:s text:c="7"/>0<text:tab/><text:tab/></text:p>
          </table:table-cell>
        </table:table-row>
        <table:table-row table:style-name="ro1">
          <table:table-cell office:value-type="string">
            <text:p>EXXON MOBIL CORP</text:p>
          </table:table-cell>
          <table:table-cell office:value-type="string">
            <text:p><text:s text:c="2"/>COM <text:s text:c="12"/>30231G102</text:p>
          </table:table-cell>
          <table:table-cell office:value-type="float" office:value="254">
            <text:p>254</text:p>
          </table:table-cell>
          <table:table-cell office:value-type="string">
            <text:p><text:s text:c="4"/>2964 <text:s text:c="2"/>SH <text:s text:c="7"/>SOLE <text:s text:c="17"/>2964 <text:s text:c="6"/>0 <text:s text:c="7"/>0<text:tab/><text:tab/></text:p>
          </table:table-cell>
        </table:table-row>
        <table:table-row table:style-name="ro1">
          <table:table-cell office:value-type="string">
            <text:p>XO GROUP INC</text:p>
          </table:table-cell>
          <table:table-cell office:value-type="string">
            <text:p><text:s text:c="2"/>COM <text:s text:c="12"/>983772104</text:p>
          </table:table-cell>
          <table:table-cell office:value-type="float" office:value="377">
            <text:p>377</text:p>
          </table:table-cell>
          <table:table-cell office:value-type="string">
            <text:p><text:s text:c="3"/>42457 <text:s text:c="2"/>SH <text:s text:c="7"/>SOLE <text:s text:c="16"/>42457 <text:s text:c="6"/>0 <text:s text:c="7"/>0<text:tab/><text:tab/></text:p>
          </table:table-cell>
        </table:table-row>
        <table:table-row table:style-name="ro1">
          <table:table-cell office:value-type="string">
            <text:p>DENTSPLY INTL INC NEW</text:p>
          </table:table-cell>
          <table:table-cell office:value-type="string">
            <text:p><text:s text:c="2"/>COM <text:s text:c="12"/>249030107</text:p>
          </table:table-cell>
          <table:table-cell office:value-type="float" office:value="255">
            <text:p>255</text:p>
          </table:table-cell>
          <table:table-cell office:value-type="string">
            <text:p><text:s text:c="4"/>6740 <text:s text:c="2"/>SH <text:s text:c="7"/>SOLE <text:s text:c="17"/>6740 <text:s text:c="6"/>0 <text:s text:c="7"/>0<text:tab/><text:tab/></text:p>
          </table:table-cell>
        </table:table-row>
        <table:table-row table:style-name="ro1">
          <table:table-cell office:value-type="string">
            <text:p>XERIUM TECHNOLOGIES INC</text:p>
          </table:table-cell>
          <table:table-cell office:value-type="string">
            <text:p><text:s text:c="2"/>COM NEW <text:s text:c="8"/>98416J118</text:p>
          </table:table-cell>
          <table:table-cell office:value-type="float" office:value="216">
            <text:p>216</text:p>
          </table:table-cell>
          <table:table-cell office:value-type="string">
            <text:p><text:s text:c="3"/>74488 <text:s text:c="2"/>SH <text:s text:c="7"/>SOLE <text:s text:c="16"/>74488 <text:s text:c="6"/>0 <text:s text:c="7"/>0<text:tab/><text:tab/></text:p>
          </table:table-cell>
        </table:table-row>
        <table:table-row table:style-name="ro1">
          <table:table-cell office:value-type="string">
            <text:p>CROSSTEX ENERGY L P</text:p>
          </table:table-cell>
          <table:table-cell office:value-type="string">
            <text:p><text:s text:c="2"/>COM <text:s text:c="12"/>22765U102</text:p>
          </table:table-cell>
          <table:table-cell office:value-type="float" office:value="207">
            <text:p>207</text:p>
          </table:table-cell>
          <table:table-cell office:value-type="string">
            <text:p><text:s text:c="3"/>12600 <text:s text:c="2"/>SH <text:s text:c="7"/>SOLE <text:s text:c="16"/>12600 <text:s text:c="6"/>0 <text:s text:c="7"/>0<text:tab/><text:tab/></text:p>
          </table:table-cell>
        </table:table-row>
        <table:table-row table:style-name="ro1">
          <table:table-cell office:value-type="string">
            <text:p>CROSSTEX ENERGY INC</text:p>
          </table:table-cell>
          <table:table-cell office:value-type="string">
            <text:p><text:s text:c="2"/>COM <text:s text:c="12"/>22765Y104</text:p>
          </table:table-cell>
          <table:table-cell office:value-type="float" office:value="193">
            <text:p>193</text:p>
          </table:table-cell>
          <table:table-cell office:value-type="string">
            <text:p><text:s text:c="3"/>13763 <text:s text:c="2"/>SH <text:s text:c="7"/>SOLE <text:s text:c="16"/>13763 <text:s text:c="6"/>0 <text:s text:c="7"/>0<text:tab/><text:tab/></text:p>
          </table:table-cell>
        </table:table-row>
        <table:table-row table:style-name="ro1">
          <table:table-cell office:value-type="string">
            <text:p>XYLEM INC</text:p>
          </table:table-cell>
          <table:table-cell office:value-type="string">
            <text:p><text:s text:c="2"/>COM <text:s text:c="12"/>98419M100</text:p>
          </table:table-cell>
          <table:table-cell office:value-type="float" office:value="556">
            <text:p>556</text:p>
          </table:table-cell>
          <table:table-cell office:value-type="string">
            <text:p><text:s text:c="3"/>22102 <text:s text:c="2"/>SH <text:s text:c="7"/>SOLE <text:s text:c="16"/>22102 <text:s text:c="6"/>0 <text:s text:c="7"/>0<text:tab/><text:tab/></text:p>
          </table:table-cell>
        </table:table-row>
        <table:table-row table:style-name="ro1">
          <table:table-cell office:value-type="string">
            <text:p>YOUNG INNOVATIONS INC</text:p>
          </table:table-cell>
          <table:table-cell office:value-type="string">
            <text:p><text:s text:c="2"/>COM <text:s text:c="12"/>987520103</text:p>
          </table:table-cell>
          <table:table-cell office:value-type="float" office:value="429">
            <text:p>429</text:p>
          </table:table-cell>
          <table:table-cell office:value-type="string">
            <text:p><text:s text:c="3"/>12400 <text:s text:c="2"/>SH <text:s text:c="7"/>SOLE <text:s text:c="16"/>12400 <text:s text:c="6"/>0 <text:s text:c="7"/>0<text:tab/><text:tab/></text:p>
          </table:table-cell>
        </table:table-row>
        <table:table-row table:style-name="ro1">
          <table:table-cell office:value-type="string">
            <text:p>YAHOO INC</text:p>
          </table:table-cell>
          <table:table-cell office:value-type="string">
            <text:p><text:s text:c="2"/>COM <text:s text:c="12"/>984332106</text:p>
          </table:table-cell>
          <table:table-cell office:value-type="float" office:value="303">
            <text:p>303</text:p>
          </table:table-cell>
          <table:table-cell office:value-type="string">
            <text:p><text:s text:c="3"/>19117 <text:s text:c="2"/>SH <text:s text:c="7"/>SOLE <text:s text:c="16"/>19117 <text:s text:c="6"/>0 <text:s text:c="7"/>0<text:tab/><text:tab/></text:p>
          </table:table-cell>
        </table:table-row>
        <table:table-row table:style-name="ro1">
          <table:table-cell office:value-type="string">
            <text:p>YANDEX N V</text:p>
          </table:table-cell>
          <table:table-cell office:value-type="string">
            <text:p><text:s text:c="2"/>SHS CLASS A <text:s text:c="4"/>N97284108</text:p>
          </table:table-cell>
          <table:table-cell office:value-type="float" office:value="461">
            <text:p>461</text:p>
          </table:table-cell>
          <table:table-cell office:value-type="string">
            <text:p><text:s text:c="3"/>24219 <text:s text:c="2"/>SH <text:s text:c="7"/>SOLE <text:s text:c="16"/>24219 <text:s text:c="6"/>0 <text:s text:c="7"/>0<text:tab/><text:tab/></text:p>
          </table:table-cell>
        </table:table-row>
        <table:table-row table:style-name="ro1">
          <table:table-cell office:value-type="string">
            <text:p>YUM BRANDS INC</text:p>
          </table:table-cell>
          <table:table-cell office:value-type="string">
            <text:p><text:s text:c="2"/>COM <text:s text:c="12"/>988498101</text:p>
          </table:table-cell>
          <table:table-cell office:value-type="float" office:value="1676">
            <text:p>1676</text:p>
          </table:table-cell>
          <table:table-cell office:value-type="string">
            <text:p><text:s text:c="3"/>26017 <text:s text:c="2"/>SH <text:s text:c="7"/>SOLE <text:s text:c="16"/>26017 <text:s text:c="6"/>0 <text:s text:c="7"/>0<text:tab/><text:tab/></text:p>
          </table:table-cell>
        </table:table-row>
        <table:table-row table:style-name="ro1">
          <table:table-cell office:value-type="string">
            <text:p>ZILLOW INC</text:p>
          </table:table-cell>
          <table:table-cell office:value-type="string">
            <text:p><text:s text:c="2"/>CL A <text:s text:c="11"/>98954A107</text:p>
          </table:table-cell>
          <table:table-cell office:value-type="float" office:value="847">
            <text:p>847</text:p>
          </table:table-cell>
          <table:table-cell office:value-type="string">
            <text:p><text:s text:c="3"/>21931 <text:s text:c="2"/>SH <text:s text:c="7"/>SOLE <text:s text:c="16"/>21931 <text:s text:c="6"/>0 <text:s text:c="7"/>0<text:tab/><text:tab/></text:p>
          </table:table-cell>
        </table:table-row>
        <table:table-row table:style-name="ro1">
          <table:table-cell office:value-type="string">
            <text:p>ZEBRA TECHNOLOGIES CORP</text:p>
          </table:table-cell>
          <table:table-cell office:value-type="string">
            <text:p><text:s text:c="2"/>CL A <text:s text:c="11"/>989207105</text:p>
          </table:table-cell>
          <table:table-cell office:value-type="float" office:value="243">
            <text:p>243</text:p>
          </table:table-cell>
          <table:table-cell office:value-type="string">
            <text:p><text:s text:c="4"/>7073 <text:s text:c="2"/>SH <text:s text:c="7"/>SOLE <text:s text:c="17"/>7073 <text:s text:c="6"/>0 <text:s text:c="7"/>0<text:tab/><text:tab/></text:p>
          </table:table-cell>
        </table:table-row>
        <table:table-row table:style-name="ro1">
          <table:table-cell office:value-type="string">
            <text:p>ZEP INC</text:p>
          </table:table-cell>
          <table:table-cell office:value-type="string">
            <text:p><text:s text:c="2"/>COM <text:s text:c="12"/>98944B108</text:p>
          </table:table-cell>
          <table:table-cell office:value-type="float" office:value="305">
            <text:p>305</text:p>
          </table:table-cell>
          <table:table-cell office:value-type="string">
            <text:p><text:s text:c="3"/>22217 <text:s text:c="2"/>SH <text:s text:c="7"/>SOLE <text:s text:c="16"/>22217 <text:s text:c="6"/>0 <text:s text:c="7"/>0<text:tab/><text:tab/></text:p>
          </table:table-cell>
        </table:table-row>
        <table:table-row table:style-name="ro1">
          <table:table-cell office:value-type="string">
            <text:p>ZIX CORP</text:p>
          </table:table-cell>
          <table:table-cell office:value-type="string">
            <text:p><text:s text:c="2"/>COM <text:s text:c="12"/>98974P100</text:p>
          </table:table-cell>
          <table:table-cell office:value-type="float" office:value="642">
            <text:p>642</text:p>
          </table:table-cell>
          <table:table-cell office:value-type="string">
            <text:p><text:s text:c="2"/>247747 <text:s text:c="2"/>SH <text:s text:c="7"/>SOLE <text:s text:c="15"/>247747 <text:s text:c="6"/>0 <text:s text:c="7"/>0<text:tab/><text:tab/></text:p>
          </table:table-cell>
        </table:table-row>
        <table:table-row table:style-name="ro1">
          <table:table-cell office:value-type="string">
            <text:p>ZYNGA INC</text:p>
          </table:table-cell>
          <table:table-cell office:value-type="string">
            <text:p><text:s text:c="2"/>CL A <text:s text:c="11"/>98986T108</text:p>
          </table:table-cell>
          <table:table-cell office:value-type="float" office:value="488">
            <text:p>488</text:p>
          </table:table-cell>
          <table:table-cell office:value-type="string">
            <text:p><text:s text:c="3"/>89671 <text:s text:c="2"/>SH <text:s text:c="7"/>SOLE <text:s text:c="16"/>89671 <text:s text:c="6"/>0 <text:s text:c="7"/>0<text:tab/><text:tab/></text:p>
          </table:table-cell>
        </table:table-row>
        <table:table-row table:style-name="ro1">
          <table:table-cell office:value-type="string">
            <text:p>QUIKSILVER INC</text:p>
          </table:table-cell>
          <table:table-cell office:value-type="string">
            <text:p><text:s text:c="2"/>COM <text:s text:c="12"/>74838C106</text:p>
          </table:table-cell>
          <table:table-cell office:value-type="float" office:value="185">
            <text:p>185</text:p>
          </table:table-cell>
          <table:table-cell office:value-type="string">
            <text:p><text:s text:c="3"/>79277 <text:s text:c="2"/>SH <text:s text:c="7"/>SOLE <text:s text:c="16"/>79277 <text:s text:c="6"/>0 <text:s text:c="7"/>0<text:tab/><text:tab/></text:p>
          </table:table-cell>
        </table:table-row>
        <table:table-row table:style-name="ro1">
          <table:table-cell office:value-type="string">
            <text:p>&lt;/TABLE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<text:tab/><text:tab/></text:p>
          </table:table-cell>
          <table:table-cell/>
          <table:table-cell table:formula="of:=SUM([.C6:.C1233])" office:value-type="float" office:value="769056">
            <text:p>769056</text:p>
          </table:table-cell>
          <table:table-cell/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TEXT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DOCUMENT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SEC-DOCUMENT&gt;<text:tab/><text:tab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0T11:45:50</dc:date>
    <meta:document-statistic meta:table-count="1" meta:cell-count="4938" meta:object-count="0"/>
    <meta:generator>LibreOffice/3.5$Linux_X86_64 LibreOffice_project/350m1$Build-2</meta:generator>
  </office:meta>
</office:document-meta>
</file>